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-1.5189101" calcext:value-type="float">
            <text:p>-1.5189101</text:p>
          </table:table-cell>
          <table:table-cell office:value-type="float" office:value="-1.4383399" calcext:value-type="float">
            <text:p>-1.4383399</text:p>
          </table:table-cell>
          <table:table-cell office:value-type="float" office:value="-1.35838" calcext:value-type="float">
            <text:p>-1.35838</text:p>
          </table:table-cell>
          <table:table-cell office:value-type="float" office:value="-1.27354" calcext:value-type="float">
            <text:p>-1.27354</text:p>
          </table:table-cell>
          <table:table-cell office:value-type="float" office:value="-1.18809" calcext:value-type="float">
            <text:p>-1.18809</text:p>
          </table:table-cell>
          <table:table-cell office:value-type="float" office:value="-1.10172" calcext:value-type="float">
            <text:p>-1.10172</text:p>
          </table:table-cell>
        </table:table-row>
        <table:table-row table:style-name="ro1">
          <table:table-cell office:value-type="float" office:value="-1.51799" calcext:value-type="float">
            <text:p>-1.51799</text:p>
          </table:table-cell>
          <table:table-cell office:value-type="float" office:value="-1.43742" calcext:value-type="float">
            <text:p>-1.43742</text:p>
          </table:table-cell>
          <table:table-cell office:value-type="float" office:value="-1.35746" calcext:value-type="float">
            <text:p>-1.35746</text:p>
          </table:table-cell>
          <table:table-cell office:value-type="float" office:value="-1.27262" calcext:value-type="float">
            <text:p>-1.27262</text:p>
          </table:table-cell>
          <table:table-cell office:value-type="float" office:value="-1.18717" calcext:value-type="float">
            <text:p>-1.18717</text:p>
          </table:table-cell>
          <table:table-cell office:value-type="float" office:value="-1.1008" calcext:value-type="float">
            <text:p>-1.1008</text:p>
          </table:table-cell>
        </table:table-row>
        <table:table-row table:style-name="ro1">
          <table:table-cell office:value-type="float" office:value="-1.51738" calcext:value-type="float">
            <text:p>-1.51738</text:p>
          </table:table-cell>
          <table:table-cell office:value-type="float" office:value="-1.43681" calcext:value-type="float">
            <text:p>-1.43681</text:p>
          </table:table-cell>
          <table:table-cell office:value-type="float" office:value="-1.35655" calcext:value-type="float">
            <text:p>-1.35655</text:p>
          </table:table-cell>
          <table:table-cell office:value-type="float" office:value="-1.27201" calcext:value-type="float">
            <text:p>-1.27201</text:p>
          </table:table-cell>
          <table:table-cell office:value-type="float" office:value="-1.18656" calcext:value-type="float">
            <text:p>-1.18656</text:p>
          </table:table-cell>
          <table:table-cell office:value-type="float" office:value="-1.09989" calcext:value-type="float">
            <text:p>-1.09989</text:p>
          </table:table-cell>
        </table:table-row>
        <table:table-row table:style-name="ro1">
          <table:table-cell office:value-type="float" office:value="-1.51677" calcext:value-type="float">
            <text:p>-1.51677</text:p>
          </table:table-cell>
          <table:table-cell office:value-type="float" office:value="-1.4362" calcext:value-type="float">
            <text:p>-1.4362</text:p>
          </table:table-cell>
          <table:table-cell office:value-type="float" office:value="-1.35594" calcext:value-type="float">
            <text:p>-1.35594</text:p>
          </table:table-cell>
          <table:table-cell office:value-type="float" office:value="-1.2714" calcext:value-type="float">
            <text:p>-1.2714</text:p>
          </table:table-cell>
          <table:table-cell office:value-type="float" office:value="-1.18595" calcext:value-type="float">
            <text:p>-1.18595</text:p>
          </table:table-cell>
          <table:table-cell office:value-type="float" office:value="-1.09928" calcext:value-type="float">
            <text:p>-1.09928</text:p>
          </table:table-cell>
        </table:table-row>
        <table:table-row table:style-name="ro1">
          <table:table-cell office:value-type="float" office:value="-1.5164599" calcext:value-type="float">
            <text:p>-1.5164599</text:p>
          </table:table-cell>
          <table:table-cell office:value-type="float" office:value="-1.43559" calcext:value-type="float">
            <text:p>-1.43559</text:p>
          </table:table-cell>
          <table:table-cell office:value-type="float" office:value="-1.35533" calcext:value-type="float">
            <text:p>-1.35533</text:p>
          </table:table-cell>
          <table:table-cell office:value-type="float" office:value="-1.2711" calcext:value-type="float">
            <text:p>-1.2711</text:p>
          </table:table-cell>
          <table:table-cell office:value-type="float" office:value="-1.18534" calcext:value-type="float">
            <text:p>-1.18534</text:p>
          </table:table-cell>
          <table:table-cell office:value-type="float" office:value="-1.09867" calcext:value-type="float">
            <text:p>-1.09867</text:p>
          </table:table-cell>
        </table:table-row>
        <table:table-row table:style-name="ro1">
          <table:table-cell office:value-type="float" office:value="-1.5158499" calcext:value-type="float">
            <text:p>-1.5158499</text:p>
          </table:table-cell>
          <table:table-cell office:value-type="float" office:value="-1.43498" calcext:value-type="float">
            <text:p>-1.43498</text:p>
          </table:table-cell>
          <table:table-cell office:value-type="float" office:value="-1.35472" calcext:value-type="float">
            <text:p>-1.35472</text:p>
          </table:table-cell>
          <table:table-cell office:value-type="float" office:value="-1.27018" calcext:value-type="float">
            <text:p>-1.27018</text:p>
          </table:table-cell>
          <table:table-cell office:value-type="float" office:value="-1.1847301" calcext:value-type="float">
            <text:p>-1.1847301</text:p>
          </table:table-cell>
          <table:table-cell office:value-type="float" office:value="-1.09806" calcext:value-type="float">
            <text:p>-1.09806</text:p>
          </table:table-cell>
        </table:table-row>
        <table:table-row table:style-name="ro1">
          <table:table-cell office:value-type="float" office:value="-1.51494" calcext:value-type="float">
            <text:p>-1.51494</text:p>
          </table:table-cell>
          <table:table-cell office:value-type="float" office:value="-1.43437" calcext:value-type="float">
            <text:p>-1.43437</text:p>
          </table:table-cell>
          <table:table-cell office:value-type="float" office:value="-1.35411" calcext:value-type="float">
            <text:p>-1.35411</text:p>
          </table:table-cell>
          <table:table-cell office:value-type="float" office:value="-1.2698801" calcext:value-type="float">
            <text:p>-1.2698801</text:p>
          </table:table-cell>
          <table:table-cell office:value-type="float" office:value="-1.1841201" calcext:value-type="float">
            <text:p>-1.1841201</text:p>
          </table:table-cell>
          <table:table-cell office:value-type="float" office:value="-1.09745" calcext:value-type="float">
            <text:p>-1.09745</text:p>
          </table:table-cell>
        </table:table-row>
        <table:table-row table:style-name="ro1">
          <table:table-cell office:value-type="float" office:value="-1.51433" calcext:value-type="float">
            <text:p>-1.51433</text:p>
          </table:table-cell>
          <table:table-cell office:value-type="float" office:value="-1.43376" calcext:value-type="float">
            <text:p>-1.43376</text:p>
          </table:table-cell>
          <table:table-cell office:value-type="float" office:value="-1.3535" calcext:value-type="float">
            <text:p>-1.3535</text:p>
          </table:table-cell>
          <table:table-cell office:value-type="float" office:value="-1.26896" calcext:value-type="float">
            <text:p>-1.26896</text:p>
          </table:table-cell>
          <table:table-cell office:value-type="float" office:value="-1.1835099" calcext:value-type="float">
            <text:p>-1.1835099</text:p>
          </table:table-cell>
          <table:table-cell office:value-type="float" office:value="-1.09714" calcext:value-type="float">
            <text:p>-1.09714</text:p>
          </table:table-cell>
        </table:table-row>
        <table:table-row table:style-name="ro1">
          <table:table-cell office:value-type="float" office:value="-1.51372" calcext:value-type="float">
            <text:p>-1.51372</text:p>
          </table:table-cell>
          <table:table-cell office:value-type="float" office:value="-1.4331501" calcext:value-type="float">
            <text:p>-1.4331501</text:p>
          </table:table-cell>
          <table:table-cell office:value-type="float" office:value="-1.35289" calcext:value-type="float">
            <text:p>-1.35289</text:p>
          </table:table-cell>
          <table:table-cell office:value-type="float" office:value="-1.26835" calcext:value-type="float">
            <text:p>-1.26835</text:p>
          </table:table-cell>
          <table:table-cell office:value-type="float" office:value="-1.1829" calcext:value-type="float">
            <text:p>-1.1829</text:p>
          </table:table-cell>
          <table:table-cell office:value-type="float" office:value="-1.09653" calcext:value-type="float">
            <text:p>-1.09653</text:p>
          </table:table-cell>
        </table:table-row>
        <table:table-row table:style-name="ro1">
          <table:table-cell office:value-type="float" office:value="-1.51311" calcext:value-type="float">
            <text:p>-1.51311</text:p>
          </table:table-cell>
          <table:table-cell office:value-type="float" office:value="-1.4325401" calcext:value-type="float">
            <text:p>-1.4325401</text:p>
          </table:table-cell>
          <table:table-cell office:value-type="float" office:value="-1.35228" calcext:value-type="float">
            <text:p>-1.35228</text:p>
          </table:table-cell>
          <table:table-cell office:value-type="float" office:value="-1.26774" calcext:value-type="float">
            <text:p>-1.26774</text:p>
          </table:table-cell>
          <table:table-cell office:value-type="float" office:value="-1.18229" calcext:value-type="float">
            <text:p>-1.18229</text:p>
          </table:table-cell>
          <table:table-cell office:value-type="float" office:value="-1.09561" calcext:value-type="float">
            <text:p>-1.09561</text:p>
          </table:table-cell>
        </table:table-row>
        <table:table-row table:style-name="ro1">
          <table:table-cell office:value-type="float" office:value="-1.5125" calcext:value-type="float">
            <text:p>-1.5125</text:p>
          </table:table-cell>
          <table:table-cell office:value-type="float" office:value="-1.4319299" calcext:value-type="float">
            <text:p>-1.4319299</text:p>
          </table:table-cell>
          <table:table-cell office:value-type="float" office:value="-1.35166" calcext:value-type="float">
            <text:p>-1.35166</text:p>
          </table:table-cell>
          <table:table-cell office:value-type="float" office:value="-1.26682" calcext:value-type="float">
            <text:p>-1.26682</text:p>
          </table:table-cell>
          <table:table-cell office:value-type="float" office:value="-1.18168" calcext:value-type="float">
            <text:p>-1.18168</text:p>
          </table:table-cell>
          <table:table-cell office:value-type="float" office:value="-1.095" calcext:value-type="float">
            <text:p>-1.095</text:p>
          </table:table-cell>
        </table:table-row>
        <table:table-row table:style-name="ro1">
          <table:table-cell office:value-type="float" office:value="-1.5118901" calcext:value-type="float">
            <text:p>-1.5118901</text:p>
          </table:table-cell>
          <table:table-cell office:value-type="float" office:value="-1.43162" calcext:value-type="float">
            <text:p>-1.43162</text:p>
          </table:table-cell>
          <table:table-cell office:value-type="float" office:value="-1.35075" calcext:value-type="float">
            <text:p>-1.35075</text:p>
          </table:table-cell>
          <table:table-cell office:value-type="float" office:value="-1.26621" calcext:value-type="float">
            <text:p>-1.26621</text:p>
          </table:table-cell>
          <table:table-cell office:value-type="float" office:value="-1.18107" calcext:value-type="float">
            <text:p>-1.18107</text:p>
          </table:table-cell>
          <table:table-cell office:value-type="float" office:value="-1.09439" calcext:value-type="float">
            <text:p>-1.09439</text:p>
          </table:table-cell>
        </table:table-row>
        <table:table-row table:style-name="ro1">
          <table:table-cell office:value-type="float" office:value="-1.5112799" calcext:value-type="float">
            <text:p>-1.5112799</text:p>
          </table:table-cell>
          <table:table-cell office:value-type="float" office:value="-1.43071" calcext:value-type="float">
            <text:p>-1.43071</text:p>
          </table:table-cell>
          <table:table-cell office:value-type="float" office:value="-1.34983" calcext:value-type="float">
            <text:p>-1.34983</text:p>
          </table:table-cell>
          <table:table-cell office:value-type="float" office:value="-1.2656" calcext:value-type="float">
            <text:p>-1.2656</text:p>
          </table:table-cell>
          <table:table-cell office:value-type="float" office:value="-1.18046" calcext:value-type="float">
            <text:p>-1.18046</text:p>
          </table:table-cell>
          <table:table-cell office:value-type="float" office:value="-1.09348" calcext:value-type="float">
            <text:p>-1.09348</text:p>
          </table:table-cell>
        </table:table-row>
        <table:table-row table:style-name="ro1">
          <table:table-cell office:value-type="float" office:value="-1.5106699" calcext:value-type="float">
            <text:p>-1.5106699</text:p>
          </table:table-cell>
          <table:table-cell office:value-type="float" office:value="-1.4304" calcext:value-type="float">
            <text:p>-1.4304</text:p>
          </table:table-cell>
          <table:table-cell office:value-type="float" office:value="-1.34922" calcext:value-type="float">
            <text:p>-1.34922</text:p>
          </table:table-cell>
          <table:table-cell office:value-type="float" office:value="-1.2653" calcext:value-type="float">
            <text:p>-1.2653</text:p>
          </table:table-cell>
          <table:table-cell office:value-type="float" office:value="-1.17954" calcext:value-type="float">
            <text:p>-1.17954</text:p>
          </table:table-cell>
          <table:table-cell office:value-type="float" office:value="-1.09287" calcext:value-type="float">
            <text:p>-1.09287</text:p>
          </table:table-cell>
        </table:table-row>
        <table:table-row table:style-name="ro1">
          <table:table-cell office:value-type="float" office:value="-1.51006" calcext:value-type="float">
            <text:p>-1.51006</text:p>
          </table:table-cell>
          <table:table-cell office:value-type="float" office:value="-1.42979" calcext:value-type="float">
            <text:p>-1.42979</text:p>
          </table:table-cell>
          <table:table-cell office:value-type="float" office:value="-1.34861" calcext:value-type="float">
            <text:p>-1.34861</text:p>
          </table:table-cell>
          <table:table-cell office:value-type="float" office:value="-1.26469" calcext:value-type="float">
            <text:p>-1.26469</text:p>
          </table:table-cell>
          <table:table-cell office:value-type="float" office:value="-1.17862" calcext:value-type="float">
            <text:p>-1.17862</text:p>
          </table:table-cell>
          <table:table-cell office:value-type="float" office:value="-1.09226" calcext:value-type="float">
            <text:p>-1.09226</text:p>
          </table:table-cell>
        </table:table-row>
        <table:table-row table:style-name="ro1">
          <table:table-cell office:value-type="float" office:value="-1.50945" calcext:value-type="float">
            <text:p>-1.50945</text:p>
          </table:table-cell>
          <table:table-cell office:value-type="float" office:value="-1.42918" calcext:value-type="float">
            <text:p>-1.42918</text:p>
          </table:table-cell>
          <table:table-cell office:value-type="float" office:value="-1.348" calcext:value-type="float">
            <text:p>-1.348</text:p>
          </table:table-cell>
          <table:table-cell office:value-type="float" office:value="-1.26377" calcext:value-type="float">
            <text:p>-1.26377</text:p>
          </table:table-cell>
          <table:table-cell office:value-type="float" office:value="-1.17801" calcext:value-type="float">
            <text:p>-1.17801</text:p>
          </table:table-cell>
          <table:table-cell office:value-type="float" office:value="-1.09165" calcext:value-type="float">
            <text:p>-1.09165</text:p>
          </table:table-cell>
        </table:table-row>
        <table:table-row table:style-name="ro1">
          <table:table-cell office:value-type="float" office:value="-1.50884" calcext:value-type="float">
            <text:p>-1.50884</text:p>
          </table:table-cell>
          <table:table-cell office:value-type="float" office:value="-1.42857" calcext:value-type="float">
            <text:p>-1.42857</text:p>
          </table:table-cell>
          <table:table-cell office:value-type="float" office:value="-1.3473901" calcext:value-type="float">
            <text:p>-1.3473901</text:p>
          </table:table-cell>
          <table:table-cell office:value-type="float" office:value="-1.26316" calcext:value-type="float">
            <text:p>-1.26316</text:p>
          </table:table-cell>
          <table:table-cell office:value-type="float" office:value="-1.1774" calcext:value-type="float">
            <text:p>-1.1774</text:p>
          </table:table-cell>
          <table:table-cell office:value-type="float" office:value="-1.0913399" calcext:value-type="float">
            <text:p>-1.0913399</text:p>
          </table:table-cell>
        </table:table-row>
        <table:table-row table:style-name="ro1">
          <table:table-cell office:value-type="float" office:value="-1.50822" calcext:value-type="float">
            <text:p>-1.50822</text:p>
          </table:table-cell>
          <table:table-cell office:value-type="float" office:value="-1.42766" calcext:value-type="float">
            <text:p>-1.42766</text:p>
          </table:table-cell>
          <table:table-cell office:value-type="float" office:value="-1.3467799" calcext:value-type="float">
            <text:p>-1.3467799</text:p>
          </table:table-cell>
          <table:table-cell office:value-type="float" office:value="-1.26255" calcext:value-type="float">
            <text:p>-1.26255</text:p>
          </table:table-cell>
          <table:table-cell office:value-type="float" office:value="-1.17679" calcext:value-type="float">
            <text:p>-1.17679</text:p>
          </table:table-cell>
          <table:table-cell office:value-type="float" office:value="-1.09073" calcext:value-type="float">
            <text:p>-1.09073</text:p>
          </table:table-cell>
        </table:table-row>
        <table:table-row table:style-name="ro1">
          <table:table-cell office:value-type="float" office:value="-1.50761" calcext:value-type="float">
            <text:p>-1.50761</text:p>
          </table:table-cell>
          <table:table-cell office:value-type="float" office:value="-1.4267401" calcext:value-type="float">
            <text:p>-1.4267401</text:p>
          </table:table-cell>
          <table:table-cell office:value-type="float" office:value="-1.3461699" calcext:value-type="float">
            <text:p>-1.3461699</text:p>
          </table:table-cell>
          <table:table-cell office:value-type="float" office:value="-1.26194" calcext:value-type="float">
            <text:p>-1.26194</text:p>
          </table:table-cell>
          <table:table-cell office:value-type="float" office:value="-1.17618" calcext:value-type="float">
            <text:p>-1.17618</text:p>
          </table:table-cell>
          <table:table-cell office:value-type="float" office:value="-1.09012" calcext:value-type="float">
            <text:p>-1.09012</text:p>
          </table:table-cell>
        </table:table-row>
        <table:table-row table:style-name="ro1">
          <table:table-cell office:value-type="float" office:value="-1.507" calcext:value-type="float">
            <text:p>-1.507</text:p>
          </table:table-cell>
          <table:table-cell office:value-type="float" office:value="-1.4261301" calcext:value-type="float">
            <text:p>-1.4261301</text:p>
          </table:table-cell>
          <table:table-cell office:value-type="float" office:value="-1.34556" calcext:value-type="float">
            <text:p>-1.34556</text:p>
          </table:table-cell>
          <table:table-cell office:value-type="float" office:value="-1.26133" calcext:value-type="float">
            <text:p>-1.26133</text:p>
          </table:table-cell>
          <table:table-cell office:value-type="float" office:value="-1.17557" calcext:value-type="float">
            <text:p>-1.17557</text:p>
          </table:table-cell>
          <table:table-cell office:value-type="float" office:value="-1.08951" calcext:value-type="float">
            <text:p>-1.08951</text:p>
          </table:table-cell>
        </table:table-row>
        <table:table-row table:style-name="ro1">
          <table:table-cell office:value-type="float" office:value="-1.50639" calcext:value-type="float">
            <text:p>-1.50639</text:p>
          </table:table-cell>
          <table:table-cell office:value-type="float" office:value="-1.4255199" calcext:value-type="float">
            <text:p>-1.4255199</text:p>
          </table:table-cell>
          <table:table-cell office:value-type="float" office:value="-1.34495" calcext:value-type="float">
            <text:p>-1.34495</text:p>
          </table:table-cell>
          <table:table-cell office:value-type="float" office:value="-1.26072" calcext:value-type="float">
            <text:p>-1.26072</text:p>
          </table:table-cell>
          <table:table-cell office:value-type="float" office:value="-1.17496" calcext:value-type="float">
            <text:p>-1.17496</text:p>
          </table:table-cell>
          <table:table-cell office:value-type="float" office:value="-1.0886" calcext:value-type="float">
            <text:p>-1.0886</text:p>
          </table:table-cell>
        </table:table-row>
        <table:table-row table:style-name="ro1">
          <table:table-cell office:value-type="float" office:value="-1.50578" calcext:value-type="float">
            <text:p>-1.50578</text:p>
          </table:table-cell>
          <table:table-cell office:value-type="float" office:value="-1.4246" calcext:value-type="float">
            <text:p>-1.4246</text:p>
          </table:table-cell>
          <table:table-cell office:value-type="float" office:value="-1.34404" calcext:value-type="float">
            <text:p>-1.34404</text:p>
          </table:table-cell>
          <table:table-cell office:value-type="float" office:value="-1.26011" calcext:value-type="float">
            <text:p>-1.26011</text:p>
          </table:table-cell>
          <table:table-cell office:value-type="float" office:value="-1.17405" calcext:value-type="float">
            <text:p>-1.17405</text:p>
          </table:table-cell>
          <table:table-cell office:value-type="float" office:value="-1.08798" calcext:value-type="float">
            <text:p>-1.08798</text:p>
          </table:table-cell>
        </table:table-row>
        <table:table-row table:style-name="ro1">
          <table:table-cell office:value-type="float" office:value="-1.50517" calcext:value-type="float">
            <text:p>-1.50517</text:p>
          </table:table-cell>
          <table:table-cell office:value-type="float" office:value="-1.42399" calcext:value-type="float">
            <text:p>-1.42399</text:p>
          </table:table-cell>
          <table:table-cell office:value-type="float" office:value="-1.34342" calcext:value-type="float">
            <text:p>-1.34342</text:p>
          </table:table-cell>
          <table:table-cell office:value-type="float" office:value="-1.2595" calcext:value-type="float">
            <text:p>-1.2595</text:p>
          </table:table-cell>
          <table:table-cell office:value-type="float" office:value="-1.17313" calcext:value-type="float">
            <text:p>-1.17313</text:p>
          </table:table-cell>
          <table:table-cell office:value-type="float" office:value="-1.08768" calcext:value-type="float">
            <text:p>-1.08768</text:p>
          </table:table-cell>
        </table:table-row>
        <table:table-row table:style-name="ro1">
          <table:table-cell office:value-type="float" office:value="-1.50456" calcext:value-type="float">
            <text:p>-1.50456</text:p>
          </table:table-cell>
          <table:table-cell office:value-type="float" office:value="-1.42338" calcext:value-type="float">
            <text:p>-1.42338</text:p>
          </table:table-cell>
          <table:table-cell office:value-type="float" office:value="-1.34281" calcext:value-type="float">
            <text:p>-1.34281</text:p>
          </table:table-cell>
          <table:table-cell office:value-type="float" office:value="-1.25889" calcext:value-type="float">
            <text:p>-1.25889</text:p>
          </table:table-cell>
          <table:table-cell office:value-type="float" office:value="-1.17252" calcext:value-type="float">
            <text:p>-1.17252</text:p>
          </table:table-cell>
          <table:table-cell office:value-type="float" office:value="-1.08707" calcext:value-type="float">
            <text:p>-1.08707</text:p>
          </table:table-cell>
        </table:table-row>
        <table:table-row table:style-name="ro1">
          <table:table-cell office:value-type="float" office:value="-1.50395" calcext:value-type="float">
            <text:p>-1.50395</text:p>
          </table:table-cell>
          <table:table-cell office:value-type="float" office:value="-1.42277" calcext:value-type="float">
            <text:p>-1.42277</text:p>
          </table:table-cell>
          <table:table-cell office:value-type="float" office:value="-1.3422" calcext:value-type="float">
            <text:p>-1.3422</text:p>
          </table:table-cell>
          <table:table-cell office:value-type="float" office:value="-1.25828" calcext:value-type="float">
            <text:p>-1.25828</text:p>
          </table:table-cell>
          <table:table-cell office:value-type="float" office:value="-1.17191" calcext:value-type="float">
            <text:p>-1.17191</text:p>
          </table:table-cell>
          <table:table-cell office:value-type="float" office:value="-1.08646" calcext:value-type="float">
            <text:p>-1.08646</text:p>
          </table:table-cell>
        </table:table-row>
        <table:table-row table:style-name="ro1">
          <table:table-cell office:value-type="float" office:value="-1.50334" calcext:value-type="float">
            <text:p>-1.50334</text:p>
          </table:table-cell>
          <table:table-cell office:value-type="float" office:value="-1.42216" calcext:value-type="float">
            <text:p>-1.42216</text:p>
          </table:table-cell>
          <table:table-cell office:value-type="float" office:value="-1.34159" calcext:value-type="float">
            <text:p>-1.34159</text:p>
          </table:table-cell>
          <table:table-cell office:value-type="float" office:value="-1.25767" calcext:value-type="float">
            <text:p>-1.25767</text:p>
          </table:table-cell>
          <table:table-cell office:value-type="float" office:value="-1.1713001" calcext:value-type="float">
            <text:p>-1.1713001</text:p>
          </table:table-cell>
          <table:table-cell office:value-type="float" office:value="-1.08585" calcext:value-type="float">
            <text:p>-1.08585</text:p>
          </table:table-cell>
        </table:table-row>
        <table:table-row table:style-name="ro1">
          <table:table-cell office:value-type="float" office:value="-1.50273" calcext:value-type="float">
            <text:p>-1.50273</text:p>
          </table:table-cell>
          <table:table-cell office:value-type="float" office:value="-1.42155" calcext:value-type="float">
            <text:p>-1.42155</text:p>
          </table:table-cell>
          <table:table-cell office:value-type="float" office:value="-1.3409801" calcext:value-type="float">
            <text:p>-1.3409801</text:p>
          </table:table-cell>
          <table:table-cell office:value-type="float" office:value="-1.2570601" calcext:value-type="float">
            <text:p>-1.2570601</text:p>
          </table:table-cell>
          <table:table-cell office:value-type="float" office:value="-1.171" calcext:value-type="float">
            <text:p>-1.171</text:p>
          </table:table-cell>
          <table:table-cell office:value-type="float" office:value="-1.08524" calcext:value-type="float">
            <text:p>-1.08524</text:p>
          </table:table-cell>
        </table:table-row>
        <table:table-row table:style-name="ro1">
          <table:table-cell office:value-type="float" office:value="-1.50212" calcext:value-type="float">
            <text:p>-1.50212</text:p>
          </table:table-cell>
          <table:table-cell office:value-type="float" office:value="-1.42094" calcext:value-type="float">
            <text:p>-1.42094</text:p>
          </table:table-cell>
          <table:table-cell office:value-type="float" office:value="-1.3403701" calcext:value-type="float">
            <text:p>-1.3403701</text:p>
          </table:table-cell>
          <table:table-cell office:value-type="float" office:value="-1.2564501" calcext:value-type="float">
            <text:p>-1.2564501</text:p>
          </table:table-cell>
          <table:table-cell office:value-type="float" office:value="-1.17038" calcext:value-type="float">
            <text:p>-1.17038</text:p>
          </table:table-cell>
          <table:table-cell office:value-type="float" office:value="-1.08463" calcext:value-type="float">
            <text:p>-1.08463</text:p>
          </table:table-cell>
        </table:table-row>
        <table:table-row table:style-name="ro1">
          <table:table-cell office:value-type="float" office:value="-1.50151" calcext:value-type="float">
            <text:p>-1.50151</text:p>
          </table:table-cell>
          <table:table-cell office:value-type="float" office:value="-1.42003" calcext:value-type="float">
            <text:p>-1.42003</text:p>
          </table:table-cell>
          <table:table-cell office:value-type="float" office:value="-1.3397599" calcext:value-type="float">
            <text:p>-1.3397599</text:p>
          </table:table-cell>
          <table:table-cell office:value-type="float" office:value="-1.2558399" calcext:value-type="float">
            <text:p>-1.2558399</text:p>
          </table:table-cell>
          <table:table-cell office:value-type="float" office:value="-1.16977" calcext:value-type="float">
            <text:p>-1.16977</text:p>
          </table:table-cell>
          <table:table-cell office:value-type="float" office:value="-1.08402" calcext:value-type="float">
            <text:p>-1.08402</text:p>
          </table:table-cell>
        </table:table-row>
        <table:table-row table:style-name="ro1">
          <table:table-cell office:value-type="float" office:value="-1.5009" calcext:value-type="float">
            <text:p>-1.5009</text:p>
          </table:table-cell>
          <table:table-cell office:value-type="float" office:value="-1.4191099" calcext:value-type="float">
            <text:p>-1.4191099</text:p>
          </table:table-cell>
          <table:table-cell office:value-type="float" office:value="-1.33915" calcext:value-type="float">
            <text:p>-1.33915</text:p>
          </table:table-cell>
          <table:table-cell office:value-type="float" office:value="-1.2552299" calcext:value-type="float">
            <text:p>-1.2552299</text:p>
          </table:table-cell>
          <table:table-cell office:value-type="float" office:value="-1.16916" calcext:value-type="float">
            <text:p>-1.16916</text:p>
          </table:table-cell>
          <table:table-cell office:value-type="float" office:value="-1.08341" calcext:value-type="float">
            <text:p>-1.08341</text:p>
          </table:table-cell>
        </table:table-row>
        <table:table-row table:style-name="ro1">
          <table:table-cell office:value-type="float" office:value="-1.50029" calcext:value-type="float">
            <text:p>-1.50029</text:p>
          </table:table-cell>
          <table:table-cell office:value-type="float" office:value="-1.4184999" calcext:value-type="float">
            <text:p>-1.4184999</text:p>
          </table:table-cell>
          <table:table-cell office:value-type="float" office:value="-1.33854" calcext:value-type="float">
            <text:p>-1.33854</text:p>
          </table:table-cell>
          <table:table-cell office:value-type="float" office:value="-1.25431" calcext:value-type="float">
            <text:p>-1.25431</text:p>
          </table:table-cell>
          <table:table-cell office:value-type="float" office:value="-1.16855" calcext:value-type="float">
            <text:p>-1.16855</text:p>
          </table:table-cell>
          <table:table-cell office:value-type="float" office:value="-1.0828" calcext:value-type="float">
            <text:p>-1.0828</text:p>
          </table:table-cell>
        </table:table-row>
        <table:table-row table:style-name="ro1">
          <table:table-cell office:value-type="float" office:value="-1.49968" calcext:value-type="float">
            <text:p>-1.49968</text:p>
          </table:table-cell>
          <table:table-cell office:value-type="float" office:value="-1.41789" calcext:value-type="float">
            <text:p>-1.41789</text:p>
          </table:table-cell>
          <table:table-cell office:value-type="float" office:value="-1.33793" calcext:value-type="float">
            <text:p>-1.33793</text:p>
          </table:table-cell>
          <table:table-cell office:value-type="float" office:value="-1.2537" calcext:value-type="float">
            <text:p>-1.2537</text:p>
          </table:table-cell>
          <table:table-cell office:value-type="float" office:value="-1.16794" calcext:value-type="float">
            <text:p>-1.16794</text:p>
          </table:table-cell>
          <table:table-cell office:value-type="float" office:value="-1.08219" calcext:value-type="float">
            <text:p>-1.08219</text:p>
          </table:table-cell>
        </table:table-row>
        <table:table-row table:style-name="ro1">
          <table:table-cell office:value-type="float" office:value="-1.49907" calcext:value-type="float">
            <text:p>-1.49907</text:p>
          </table:table-cell>
          <table:table-cell office:value-type="float" office:value="-1.41728" calcext:value-type="float">
            <text:p>-1.41728</text:p>
          </table:table-cell>
          <table:table-cell office:value-type="float" office:value="-1.33732" calcext:value-type="float">
            <text:p>-1.33732</text:p>
          </table:table-cell>
          <table:table-cell office:value-type="float" office:value="-1.25309" calcext:value-type="float">
            <text:p>-1.25309</text:p>
          </table:table-cell>
          <table:table-cell office:value-type="float" office:value="-1.16733" calcext:value-type="float">
            <text:p>-1.16733</text:p>
          </table:table-cell>
          <table:table-cell office:value-type="float" office:value="-1.08158" calcext:value-type="float">
            <text:p>-1.08158</text:p>
          </table:table-cell>
        </table:table-row>
        <table:table-row table:style-name="ro1">
          <table:table-cell office:value-type="float" office:value="-1.4984601" calcext:value-type="float">
            <text:p>-1.4984601</text:p>
          </table:table-cell>
          <table:table-cell office:value-type="float" office:value="-1.41667" calcext:value-type="float">
            <text:p>-1.41667</text:p>
          </table:table-cell>
          <table:table-cell office:value-type="float" office:value="-1.33671" calcext:value-type="float">
            <text:p>-1.33671</text:p>
          </table:table-cell>
          <table:table-cell office:value-type="float" office:value="-1.25248" calcext:value-type="float">
            <text:p>-1.25248</text:p>
          </table:table-cell>
          <table:table-cell office:value-type="float" office:value="-1.16642" calcext:value-type="float">
            <text:p>-1.16642</text:p>
          </table:table-cell>
          <table:table-cell office:value-type="float" office:value="-1.08097" calcext:value-type="float">
            <text:p>-1.08097</text:p>
          </table:table-cell>
        </table:table-row>
        <table:table-row table:style-name="ro1">
          <table:table-cell office:value-type="float" office:value="-1.4978499" calcext:value-type="float">
            <text:p>-1.4978499</text:p>
          </table:table-cell>
          <table:table-cell office:value-type="float" office:value="-1.41606" calcext:value-type="float">
            <text:p>-1.41606</text:p>
          </table:table-cell>
          <table:table-cell office:value-type="float" office:value="-1.3361" calcext:value-type="float">
            <text:p>-1.3361</text:p>
          </table:table-cell>
          <table:table-cell office:value-type="float" office:value="-1.25187" calcext:value-type="float">
            <text:p>-1.25187</text:p>
          </table:table-cell>
          <table:table-cell office:value-type="float" office:value="-1.16581" calcext:value-type="float">
            <text:p>-1.16581</text:p>
          </table:table-cell>
          <table:table-cell office:value-type="float" office:value="-1.0803601" calcext:value-type="float">
            <text:p>-1.0803601</text:p>
          </table:table-cell>
        </table:table-row>
        <table:table-row table:style-name="ro1">
          <table:table-cell office:value-type="float" office:value="-1.4972399" calcext:value-type="float">
            <text:p>-1.4972399</text:p>
          </table:table-cell>
          <table:table-cell office:value-type="float" office:value="-1.41545" calcext:value-type="float">
            <text:p>-1.41545</text:p>
          </table:table-cell>
          <table:table-cell office:value-type="float" office:value="-1.33549" calcext:value-type="float">
            <text:p>-1.33549</text:p>
          </table:table-cell>
          <table:table-cell office:value-type="float" office:value="-1.25126" calcext:value-type="float">
            <text:p>-1.25126</text:p>
          </table:table-cell>
          <table:table-cell office:value-type="float" office:value="-1.1652" calcext:value-type="float">
            <text:p>-1.1652</text:p>
          </table:table-cell>
          <table:table-cell office:value-type="float" office:value="-1.07974" calcext:value-type="float">
            <text:p>-1.07974</text:p>
          </table:table-cell>
        </table:table-row>
        <table:table-row table:style-name="ro1">
          <table:table-cell office:value-type="float" office:value="-1.49663" calcext:value-type="float">
            <text:p>-1.49663</text:p>
          </table:table-cell>
          <table:table-cell office:value-type="float" office:value="-1.41453" calcext:value-type="float">
            <text:p>-1.41453</text:p>
          </table:table-cell>
          <table:table-cell office:value-type="float" office:value="-1.33488" calcext:value-type="float">
            <text:p>-1.33488</text:p>
          </table:table-cell>
          <table:table-cell office:value-type="float" office:value="-1.25065" calcext:value-type="float">
            <text:p>-1.25065</text:p>
          </table:table-cell>
          <table:table-cell office:value-type="float" office:value="-1.16459" calcext:value-type="float">
            <text:p>-1.16459</text:p>
          </table:table-cell>
          <table:table-cell office:value-type="float" office:value="-1.0791301" calcext:value-type="float">
            <text:p>-1.0791301</text:p>
          </table:table-cell>
        </table:table-row>
        <table:table-row table:style-name="ro1">
          <table:table-cell office:value-type="float" office:value="-1.49571" calcext:value-type="float">
            <text:p>-1.49571</text:p>
          </table:table-cell>
          <table:table-cell office:value-type="float" office:value="-1.41392" calcext:value-type="float">
            <text:p>-1.41392</text:p>
          </table:table-cell>
          <table:table-cell office:value-type="float" office:value="-1.33427" calcext:value-type="float">
            <text:p>-1.33427</text:p>
          </table:table-cell>
          <table:table-cell office:value-type="float" office:value="-1.2500401" calcext:value-type="float">
            <text:p>-1.2500401</text:p>
          </table:table-cell>
          <table:table-cell office:value-type="float" office:value="-1.16398" calcext:value-type="float">
            <text:p>-1.16398</text:p>
          </table:table-cell>
          <table:table-cell office:value-type="float" office:value="-1.0785201" calcext:value-type="float">
            <text:p>-1.0785201</text:p>
          </table:table-cell>
        </table:table-row>
        <table:table-row table:style-name="ro1">
          <table:table-cell office:value-type="float" office:value="-1.4951" calcext:value-type="float">
            <text:p>-1.4951</text:p>
          </table:table-cell>
          <table:table-cell office:value-type="float" office:value="-1.4133101" calcext:value-type="float">
            <text:p>-1.4133101</text:p>
          </table:table-cell>
          <table:table-cell office:value-type="float" office:value="-1.33366" calcext:value-type="float">
            <text:p>-1.33366</text:p>
          </table:table-cell>
          <table:table-cell office:value-type="float" office:value="-1.2494299" calcext:value-type="float">
            <text:p>-1.2494299</text:p>
          </table:table-cell>
          <table:table-cell office:value-type="float" office:value="-1.1636699" calcext:value-type="float">
            <text:p>-1.1636699</text:p>
          </table:table-cell>
          <table:table-cell office:value-type="float" office:value="-1.0779099" calcext:value-type="float">
            <text:p>-1.0779099</text:p>
          </table:table-cell>
        </table:table-row>
        <table:table-row table:style-name="ro1">
          <table:table-cell office:value-type="float" office:value="-1.49449" calcext:value-type="float">
            <text:p>-1.49449</text:p>
          </table:table-cell>
          <table:table-cell office:value-type="float" office:value="-1.4127001" calcext:value-type="float">
            <text:p>-1.4127001</text:p>
          </table:table-cell>
          <table:table-cell office:value-type="float" office:value="-1.3327399" calcext:value-type="float">
            <text:p>-1.3327399</text:p>
          </table:table-cell>
          <table:table-cell office:value-type="float" office:value="-1.2488199" calcext:value-type="float">
            <text:p>-1.2488199</text:p>
          </table:table-cell>
          <table:table-cell office:value-type="float" office:value="-1.1630599" calcext:value-type="float">
            <text:p>-1.1630599</text:p>
          </table:table-cell>
          <table:table-cell office:value-type="float" office:value="-1.0773" calcext:value-type="float">
            <text:p>-1.0773</text:p>
          </table:table-cell>
        </table:table-row>
        <table:table-row table:style-name="ro1">
          <table:table-cell office:value-type="float" office:value="-1.49388" calcext:value-type="float">
            <text:p>-1.49388</text:p>
          </table:table-cell>
          <table:table-cell office:value-type="float" office:value="-1.4120899" calcext:value-type="float">
            <text:p>-1.4120899</text:p>
          </table:table-cell>
          <table:table-cell office:value-type="float" office:value="-1.33213" calcext:value-type="float">
            <text:p>-1.33213</text:p>
          </table:table-cell>
          <table:table-cell office:value-type="float" office:value="-1.24821" calcext:value-type="float">
            <text:p>-1.24821</text:p>
          </table:table-cell>
          <table:table-cell office:value-type="float" office:value="-1.16245" calcext:value-type="float">
            <text:p>-1.16245</text:p>
          </table:table-cell>
          <table:table-cell office:value-type="float" office:value="-1.07669" calcext:value-type="float">
            <text:p>-1.07669</text:p>
          </table:table-cell>
        </table:table-row>
        <table:table-row table:style-name="ro1">
          <table:table-cell office:value-type="float" office:value="-1.49327" calcext:value-type="float">
            <text:p>-1.49327</text:p>
          </table:table-cell>
          <table:table-cell office:value-type="float" office:value="-1.4114799" calcext:value-type="float">
            <text:p>-1.4114799</text:p>
          </table:table-cell>
          <table:table-cell office:value-type="float" office:value="-1.33152" calcext:value-type="float">
            <text:p>-1.33152</text:p>
          </table:table-cell>
          <table:table-cell office:value-type="float" office:value="-1.2476" calcext:value-type="float">
            <text:p>-1.2476</text:p>
          </table:table-cell>
          <table:table-cell office:value-type="float" office:value="-1.16184" calcext:value-type="float">
            <text:p>-1.16184</text:p>
          </table:table-cell>
          <table:table-cell office:value-type="float" office:value="-1.07608" calcext:value-type="float">
            <text:p>-1.07608</text:p>
          </table:table-cell>
        </table:table-row>
        <table:table-row table:style-name="ro1">
          <table:table-cell office:value-type="float" office:value="-1.49266" calcext:value-type="float">
            <text:p>-1.49266</text:p>
          </table:table-cell>
          <table:table-cell office:value-type="float" office:value="-1.41087" calcext:value-type="float">
            <text:p>-1.41087</text:p>
          </table:table-cell>
          <table:table-cell office:value-type="float" office:value="-1.33091" calcext:value-type="float">
            <text:p>-1.33091</text:p>
          </table:table-cell>
          <table:table-cell office:value-type="float" office:value="-1.24668" calcext:value-type="float">
            <text:p>-1.24668</text:p>
          </table:table-cell>
          <table:table-cell office:value-type="float" office:value="-1.16123" calcext:value-type="float">
            <text:p>-1.16123</text:p>
          </table:table-cell>
          <table:table-cell office:value-type="float" office:value="-1.07547" calcext:value-type="float">
            <text:p>-1.07547</text:p>
          </table:table-cell>
        </table:table-row>
        <table:table-row table:style-name="ro1">
          <table:table-cell office:value-type="float" office:value="-1.4920501" calcext:value-type="float">
            <text:p>-1.4920501</text:p>
          </table:table-cell>
          <table:table-cell office:value-type="float" office:value="-1.41026" calcext:value-type="float">
            <text:p>-1.41026</text:p>
          </table:table-cell>
          <table:table-cell office:value-type="float" office:value="-1.3303" calcext:value-type="float">
            <text:p>-1.3303</text:p>
          </table:table-cell>
          <table:table-cell office:value-type="float" office:value="-1.24607" calcext:value-type="float">
            <text:p>-1.24607</text:p>
          </table:table-cell>
          <table:table-cell office:value-type="float" office:value="-1.16062" calcext:value-type="float">
            <text:p>-1.16062</text:p>
          </table:table-cell>
          <table:table-cell office:value-type="float" office:value="-1.07486" calcext:value-type="float">
            <text:p>-1.07486</text:p>
          </table:table-cell>
        </table:table-row>
        <table:table-row table:style-name="ro1">
          <table:table-cell office:value-type="float" office:value="-1.4914401" calcext:value-type="float">
            <text:p>-1.4914401</text:p>
          </table:table-cell>
          <table:table-cell office:value-type="float" office:value="-1.40965" calcext:value-type="float">
            <text:p>-1.40965</text:p>
          </table:table-cell>
          <table:table-cell office:value-type="float" office:value="-1.32969" calcext:value-type="float">
            <text:p>-1.32969</text:p>
          </table:table-cell>
          <table:table-cell office:value-type="float" office:value="-1.24546" calcext:value-type="float">
            <text:p>-1.24546</text:p>
          </table:table-cell>
          <table:table-cell office:value-type="float" office:value="-1.1597" calcext:value-type="float">
            <text:p>-1.1597</text:p>
          </table:table-cell>
          <table:table-cell office:value-type="float" office:value="-1.07425" calcext:value-type="float">
            <text:p>-1.07425</text:p>
          </table:table-cell>
        </table:table-row>
        <table:table-row table:style-name="ro1">
          <table:table-cell office:value-type="float" office:value="-1.4908299" calcext:value-type="float">
            <text:p>-1.4908299</text:p>
          </table:table-cell>
          <table:table-cell office:value-type="float" office:value="-1.40904" calcext:value-type="float">
            <text:p>-1.40904</text:p>
          </table:table-cell>
          <table:table-cell office:value-type="float" office:value="-1.32908" calcext:value-type="float">
            <text:p>-1.32908</text:p>
          </table:table-cell>
          <table:table-cell office:value-type="float" office:value="-1.24485" calcext:value-type="float">
            <text:p>-1.24485</text:p>
          </table:table-cell>
          <table:table-cell office:value-type="float" office:value="-1.15909" calcext:value-type="float">
            <text:p>-1.15909</text:p>
          </table:table-cell>
          <table:table-cell office:value-type="float" office:value="-1.07364" calcext:value-type="float">
            <text:p>-1.07364</text:p>
          </table:table-cell>
        </table:table-row>
        <table:table-row table:style-name="ro1">
          <table:table-cell office:value-type="float" office:value="-1.49022" calcext:value-type="float">
            <text:p>-1.49022</text:p>
          </table:table-cell>
          <table:table-cell office:value-type="float" office:value="-1.40843" calcext:value-type="float">
            <text:p>-1.40843</text:p>
          </table:table-cell>
          <table:table-cell office:value-type="float" office:value="-1.32847" calcext:value-type="float">
            <text:p>-1.32847</text:p>
          </table:table-cell>
          <table:table-cell office:value-type="float" office:value="-1.24424" calcext:value-type="float">
            <text:p>-1.24424</text:p>
          </table:table-cell>
          <table:table-cell office:value-type="float" office:value="-1.15848" calcext:value-type="float">
            <text:p>-1.15848</text:p>
          </table:table-cell>
          <table:table-cell office:value-type="float" office:value="-1.07303" calcext:value-type="float">
            <text:p>-1.07303</text:p>
          </table:table-cell>
        </table:table-row>
        <table:table-row table:style-name="ro1">
          <table:table-cell office:value-type="float" office:value="-1.48961" calcext:value-type="float">
            <text:p>-1.48961</text:p>
          </table:table-cell>
          <table:table-cell office:value-type="float" office:value="-1.40782" calcext:value-type="float">
            <text:p>-1.40782</text:p>
          </table:table-cell>
          <table:table-cell office:value-type="float" office:value="-1.32786" calcext:value-type="float">
            <text:p>-1.32786</text:p>
          </table:table-cell>
          <table:table-cell office:value-type="float" office:value="-1.24332" calcext:value-type="float">
            <text:p>-1.24332</text:p>
          </table:table-cell>
          <table:table-cell office:value-type="float" office:value="-1.1578701" calcext:value-type="float">
            <text:p>-1.1578701</text:p>
          </table:table-cell>
          <table:table-cell office:value-type="float" office:value="-1.07242" calcext:value-type="float">
            <text:p>-1.07242</text:p>
          </table:table-cell>
        </table:table-row>
        <table:table-row table:style-name="ro1">
          <table:table-cell office:value-type="float" office:value="-1.489" calcext:value-type="float">
            <text:p>-1.489</text:p>
          </table:table-cell>
          <table:table-cell office:value-type="float" office:value="-1.40721" calcext:value-type="float">
            <text:p>-1.40721</text:p>
          </table:table-cell>
          <table:table-cell office:value-type="float" office:value="-1.32725" calcext:value-type="float">
            <text:p>-1.32725</text:p>
          </table:table-cell>
          <table:table-cell office:value-type="float" office:value="-1.2424099" calcext:value-type="float">
            <text:p>-1.2424099</text:p>
          </table:table-cell>
          <table:table-cell office:value-type="float" office:value="-1.1572599" calcext:value-type="float">
            <text:p>-1.1572599</text:p>
          </table:table-cell>
          <table:table-cell office:value-type="float" office:value="-1.07181" calcext:value-type="float">
            <text:p>-1.07181</text:p>
          </table:table-cell>
        </table:table-row>
        <table:table-row table:style-name="ro1">
          <table:table-cell office:value-type="float" office:value="-1.48839" calcext:value-type="float">
            <text:p>-1.48839</text:p>
          </table:table-cell>
          <table:table-cell office:value-type="float" office:value="-1.4066" calcext:value-type="float">
            <text:p>-1.4066</text:p>
          </table:table-cell>
          <table:table-cell office:value-type="float" office:value="-1.32664" calcext:value-type="float">
            <text:p>-1.32664</text:p>
          </table:table-cell>
          <table:table-cell office:value-type="float" office:value="-1.2418" calcext:value-type="float">
            <text:p>-1.2418</text:p>
          </table:table-cell>
          <table:table-cell office:value-type="float" office:value="-1.15696" calcext:value-type="float">
            <text:p>-1.15696</text:p>
          </table:table-cell>
          <table:table-cell office:value-type="float" office:value="-1.0712" calcext:value-type="float">
            <text:p>-1.0712</text:p>
          </table:table-cell>
        </table:table-row>
        <table:table-row table:style-name="ro1">
          <table:table-cell office:value-type="float" office:value="-1.48778" calcext:value-type="float">
            <text:p>-1.48778</text:p>
          </table:table-cell>
          <table:table-cell office:value-type="float" office:value="-1.40599" calcext:value-type="float">
            <text:p>-1.40599</text:p>
          </table:table-cell>
          <table:table-cell office:value-type="float" office:value="-1.32603" calcext:value-type="float">
            <text:p>-1.32603</text:p>
          </table:table-cell>
          <table:table-cell office:value-type="float" office:value="-1.24119" calcext:value-type="float">
            <text:p>-1.24119</text:p>
          </table:table-cell>
          <table:table-cell office:value-type="float" office:value="-1.15635" calcext:value-type="float">
            <text:p>-1.15635</text:p>
          </table:table-cell>
          <table:table-cell office:value-type="float" office:value="-1.07059" calcext:value-type="float">
            <text:p>-1.07059</text:p>
          </table:table-cell>
        </table:table-row>
        <table:table-row table:style-name="ro1">
          <table:table-cell office:value-type="float" office:value="-1.48717" calcext:value-type="float">
            <text:p>-1.48717</text:p>
          </table:table-cell>
          <table:table-cell office:value-type="float" office:value="-1.40538" calcext:value-type="float">
            <text:p>-1.40538</text:p>
          </table:table-cell>
          <table:table-cell office:value-type="float" office:value="-1.32542" calcext:value-type="float">
            <text:p>-1.32542</text:p>
          </table:table-cell>
          <table:table-cell office:value-type="float" office:value="-1.24058" calcext:value-type="float">
            <text:p>-1.24058</text:p>
          </table:table-cell>
          <table:table-cell office:value-type="float" office:value="-1.15574" calcext:value-type="float">
            <text:p>-1.15574</text:p>
          </table:table-cell>
          <table:table-cell office:value-type="float" office:value="-1.06998" calcext:value-type="float">
            <text:p>-1.06998</text:p>
          </table:table-cell>
        </table:table-row>
        <table:table-row table:style-name="ro1">
          <table:table-cell office:value-type="float" office:value="-1.48656" calcext:value-type="float">
            <text:p>-1.48656</text:p>
          </table:table-cell>
          <table:table-cell office:value-type="float" office:value="-1.40477" calcext:value-type="float">
            <text:p>-1.40477</text:p>
          </table:table-cell>
          <table:table-cell office:value-type="float" office:value="-1.32481" calcext:value-type="float">
            <text:p>-1.32481</text:p>
          </table:table-cell>
          <table:table-cell office:value-type="float" office:value="-1.23997" calcext:value-type="float">
            <text:p>-1.23997</text:p>
          </table:table-cell>
          <table:table-cell office:value-type="float" office:value="-1.15513" calcext:value-type="float">
            <text:p>-1.15513</text:p>
          </table:table-cell>
          <table:table-cell office:value-type="float" office:value="-1.06937" calcext:value-type="float">
            <text:p>-1.06937</text:p>
          </table:table-cell>
        </table:table-row>
        <table:table-row table:style-name="ro1">
          <table:table-cell office:value-type="float" office:value="-1.48595" calcext:value-type="float">
            <text:p>-1.48595</text:p>
          </table:table-cell>
          <table:table-cell office:value-type="float" office:value="-1.40416" calcext:value-type="float">
            <text:p>-1.40416</text:p>
          </table:table-cell>
          <table:table-cell office:value-type="float" office:value="-1.3242" calcext:value-type="float">
            <text:p>-1.3242</text:p>
          </table:table-cell>
          <table:table-cell office:value-type="float" office:value="-1.23936" calcext:value-type="float">
            <text:p>-1.23936</text:p>
          </table:table-cell>
          <table:table-cell office:value-type="float" office:value="-1.15452" calcext:value-type="float">
            <text:p>-1.15452</text:p>
          </table:table-cell>
          <table:table-cell office:value-type="float" office:value="-1.06876" calcext:value-type="float">
            <text:p>-1.06876</text:p>
          </table:table-cell>
        </table:table-row>
        <table:table-row table:style-name="ro1">
          <table:table-cell office:value-type="float" office:value="-1.48534" calcext:value-type="float">
            <text:p>-1.48534</text:p>
          </table:table-cell>
          <table:table-cell office:value-type="float" office:value="-1.40355" calcext:value-type="float">
            <text:p>-1.40355</text:p>
          </table:table-cell>
          <table:table-cell office:value-type="float" office:value="-1.32359" calcext:value-type="float">
            <text:p>-1.32359</text:p>
          </table:table-cell>
          <table:table-cell office:value-type="float" office:value="-1.23875" calcext:value-type="float">
            <text:p>-1.23875</text:p>
          </table:table-cell>
          <table:table-cell office:value-type="float" office:value="-1.1536" calcext:value-type="float">
            <text:p>-1.1536</text:p>
          </table:table-cell>
          <table:table-cell office:value-type="float" office:value="-1.06784" calcext:value-type="float">
            <text:p>-1.06784</text:p>
          </table:table-cell>
        </table:table-row>
        <table:table-row table:style-name="ro1">
          <table:table-cell office:value-type="float" office:value="-1.48473" calcext:value-type="float">
            <text:p>-1.48473</text:p>
          </table:table-cell>
          <table:table-cell office:value-type="float" office:value="-1.40294" calcext:value-type="float">
            <text:p>-1.40294</text:p>
          </table:table-cell>
          <table:table-cell office:value-type="float" office:value="-1.32267" calcext:value-type="float">
            <text:p>-1.32267</text:p>
          </table:table-cell>
          <table:table-cell office:value-type="float" office:value="-1.23814" calcext:value-type="float">
            <text:p>-1.23814</text:p>
          </table:table-cell>
          <table:table-cell office:value-type="float" office:value="-1.15299" calcext:value-type="float">
            <text:p>-1.15299</text:p>
          </table:table-cell>
          <table:table-cell office:value-type="float" office:value="-1.06723" calcext:value-type="float">
            <text:p>-1.06723</text:p>
          </table:table-cell>
        </table:table-row>
        <table:table-row table:style-name="ro1">
          <table:table-cell office:value-type="float" office:value="-1.48412" calcext:value-type="float">
            <text:p>-1.48412</text:p>
          </table:table-cell>
          <table:table-cell office:value-type="float" office:value="-1.40233" calcext:value-type="float">
            <text:p>-1.40233</text:p>
          </table:table-cell>
          <table:table-cell office:value-type="float" office:value="-1.32206" calcext:value-type="float">
            <text:p>-1.32206</text:p>
          </table:table-cell>
          <table:table-cell office:value-type="float" office:value="-1.23753" calcext:value-type="float">
            <text:p>-1.23753</text:p>
          </table:table-cell>
          <table:table-cell office:value-type="float" office:value="-1.15177" calcext:value-type="float">
            <text:p>-1.15177</text:p>
          </table:table-cell>
          <table:table-cell office:value-type="float" office:value="-1.06662" calcext:value-type="float">
            <text:p>-1.06662</text:p>
          </table:table-cell>
        </table:table-row>
        <table:table-row table:style-name="ro1">
          <table:table-cell office:value-type="float" office:value="-1.4835" calcext:value-type="float">
            <text:p>-1.4835</text:p>
          </table:table-cell>
          <table:table-cell office:value-type="float" office:value="-1.40172" calcext:value-type="float">
            <text:p>-1.40172</text:p>
          </table:table-cell>
          <table:table-cell office:value-type="float" office:value="-1.32145" calcext:value-type="float">
            <text:p>-1.32145</text:p>
          </table:table-cell>
          <table:table-cell office:value-type="float" office:value="-1.23692" calcext:value-type="float">
            <text:p>-1.23692</text:p>
          </table:table-cell>
          <table:table-cell office:value-type="float" office:value="-1.15116" calcext:value-type="float">
            <text:p>-1.15116</text:p>
          </table:table-cell>
          <table:table-cell office:value-type="float" office:value="-1.06601" calcext:value-type="float">
            <text:p>-1.06601</text:p>
          </table:table-cell>
        </table:table-row>
        <table:table-row table:style-name="ro1">
          <table:table-cell office:value-type="float" office:value="-1.48289" calcext:value-type="float">
            <text:p>-1.48289</text:p>
          </table:table-cell>
          <table:table-cell office:value-type="float" office:value="-1.4011" calcext:value-type="float">
            <text:p>-1.4011</text:p>
          </table:table-cell>
          <table:table-cell office:value-type="float" office:value="-1.32084" calcext:value-type="float">
            <text:p>-1.32084</text:p>
          </table:table-cell>
          <table:table-cell office:value-type="float" office:value="-1.2363" calcext:value-type="float">
            <text:p>-1.2363</text:p>
          </table:table-cell>
          <table:table-cell office:value-type="float" office:value="-1.15055" calcext:value-type="float">
            <text:p>-1.15055</text:p>
          </table:table-cell>
          <table:table-cell office:value-type="float" office:value="-1.0654" calcext:value-type="float">
            <text:p>-1.0654</text:p>
          </table:table-cell>
        </table:table-row>
        <table:table-row table:style-name="ro1">
          <table:table-cell office:value-type="float" office:value="-1.48228" calcext:value-type="float">
            <text:p>-1.48228</text:p>
          </table:table-cell>
          <table:table-cell office:value-type="float" office:value="-1.40049" calcext:value-type="float">
            <text:p>-1.40049</text:p>
          </table:table-cell>
          <table:table-cell office:value-type="float" office:value="-1.32023" calcext:value-type="float">
            <text:p>-1.32023</text:p>
          </table:table-cell>
          <table:table-cell office:value-type="float" office:value="-1.23569" calcext:value-type="float">
            <text:p>-1.23569</text:p>
          </table:table-cell>
          <table:table-cell office:value-type="float" office:value="-1.14963" calcext:value-type="float">
            <text:p>-1.14963</text:p>
          </table:table-cell>
          <table:table-cell office:value-type="float" office:value="-1.06479" calcext:value-type="float">
            <text:p>-1.06479</text:p>
          </table:table-cell>
        </table:table-row>
        <table:table-row table:style-name="ro1">
          <table:table-cell office:value-type="float" office:value="-1.48167" calcext:value-type="float">
            <text:p>-1.48167</text:p>
          </table:table-cell>
          <table:table-cell office:value-type="float" office:value="-1.3998801" calcext:value-type="float">
            <text:p>-1.3998801</text:p>
          </table:table-cell>
          <table:table-cell office:value-type="float" office:value="-1.31962" calcext:value-type="float">
            <text:p>-1.31962</text:p>
          </table:table-cell>
          <table:table-cell office:value-type="float" office:value="-1.23508" calcext:value-type="float">
            <text:p>-1.23508</text:p>
          </table:table-cell>
          <table:table-cell office:value-type="float" office:value="-1.14902" calcext:value-type="float">
            <text:p>-1.14902</text:p>
          </table:table-cell>
          <table:table-cell office:value-type="float" office:value="-1.06418" calcext:value-type="float">
            <text:p>-1.06418</text:p>
          </table:table-cell>
        </table:table-row>
        <table:table-row table:style-name="ro1">
          <table:table-cell office:value-type="float" office:value="-1.48106" calcext:value-type="float">
            <text:p>-1.48106</text:p>
          </table:table-cell>
          <table:table-cell office:value-type="float" office:value="-1.3992701" calcext:value-type="float">
            <text:p>-1.3992701</text:p>
          </table:table-cell>
          <table:table-cell office:value-type="float" office:value="-1.31901" calcext:value-type="float">
            <text:p>-1.31901</text:p>
          </table:table-cell>
          <table:table-cell office:value-type="float" office:value="-1.23447" calcext:value-type="float">
            <text:p>-1.23447</text:p>
          </table:table-cell>
          <table:table-cell office:value-type="float" office:value="-1.14841" calcext:value-type="float">
            <text:p>-1.14841</text:p>
          </table:table-cell>
          <table:table-cell office:value-type="float" office:value="-1.06357" calcext:value-type="float">
            <text:p>-1.06357</text:p>
          </table:table-cell>
        </table:table-row>
        <table:table-row table:style-name="ro1">
          <table:table-cell office:value-type="float" office:value="-1.48045" calcext:value-type="float">
            <text:p>-1.48045</text:p>
          </table:table-cell>
          <table:table-cell office:value-type="float" office:value="-1.3986599" calcext:value-type="float">
            <text:p>-1.3986599</text:p>
          </table:table-cell>
          <table:table-cell office:value-type="float" office:value="-1.3184" calcext:value-type="float">
            <text:p>-1.3184</text:p>
          </table:table-cell>
          <table:table-cell office:value-type="float" office:value="-1.23386" calcext:value-type="float">
            <text:p>-1.23386</text:p>
          </table:table-cell>
          <table:table-cell office:value-type="float" office:value="-1.1478" calcext:value-type="float">
            <text:p>-1.1478</text:p>
          </table:table-cell>
          <table:table-cell office:value-type="float" office:value="-1.06296" calcext:value-type="float">
            <text:p>-1.06296</text:p>
          </table:table-cell>
        </table:table-row>
        <table:table-row table:style-name="ro1">
          <table:table-cell office:value-type="float" office:value="-1.47984" calcext:value-type="float">
            <text:p>-1.47984</text:p>
          </table:table-cell>
          <table:table-cell office:value-type="float" office:value="-1.39805" calcext:value-type="float">
            <text:p>-1.39805</text:p>
          </table:table-cell>
          <table:table-cell office:value-type="float" office:value="-1.31779" calcext:value-type="float">
            <text:p>-1.31779</text:p>
          </table:table-cell>
          <table:table-cell office:value-type="float" office:value="-1.23295" calcext:value-type="float">
            <text:p>-1.23295</text:p>
          </table:table-cell>
          <table:table-cell office:value-type="float" office:value="-1.14719" calcext:value-type="float">
            <text:p>-1.14719</text:p>
          </table:table-cell>
          <table:table-cell office:value-type="float" office:value="-1.06235" calcext:value-type="float">
            <text:p>-1.06235</text:p>
          </table:table-cell>
        </table:table-row>
        <table:table-row table:style-name="ro1">
          <table:table-cell office:value-type="float" office:value="-1.47923" calcext:value-type="float">
            <text:p>-1.47923</text:p>
          </table:table-cell>
          <table:table-cell office:value-type="float" office:value="-1.39744" calcext:value-type="float">
            <text:p>-1.39744</text:p>
          </table:table-cell>
          <table:table-cell office:value-type="float" office:value="-1.31718" calcext:value-type="float">
            <text:p>-1.31718</text:p>
          </table:table-cell>
          <table:table-cell office:value-type="float" office:value="-1.23234" calcext:value-type="float">
            <text:p>-1.23234</text:p>
          </table:table-cell>
          <table:table-cell office:value-type="float" office:value="-1.14658" calcext:value-type="float">
            <text:p>-1.14658</text:p>
          </table:table-cell>
          <table:table-cell office:value-type="float" office:value="-1.06174" calcext:value-type="float">
            <text:p>-1.06174</text:p>
          </table:table-cell>
        </table:table-row>
        <table:table-row table:style-name="ro1">
          <table:table-cell office:value-type="float" office:value="-1.4786201" calcext:value-type="float">
            <text:p>-1.4786201</text:p>
          </table:table-cell>
          <table:table-cell office:value-type="float" office:value="-1.39683" calcext:value-type="float">
            <text:p>-1.39683</text:p>
          </table:table-cell>
          <table:table-cell office:value-type="float" office:value="-1.31657" calcext:value-type="float">
            <text:p>-1.31657</text:p>
          </table:table-cell>
          <table:table-cell office:value-type="float" office:value="-1.23173" calcext:value-type="float">
            <text:p>-1.23173</text:p>
          </table:table-cell>
          <table:table-cell office:value-type="float" office:value="-1.14566" calcext:value-type="float">
            <text:p>-1.14566</text:p>
          </table:table-cell>
          <table:table-cell office:value-type="float" office:value="-1.06113" calcext:value-type="float">
            <text:p>-1.06113</text:p>
          </table:table-cell>
        </table:table-row>
        <table:table-row table:style-name="ro1">
          <table:table-cell office:value-type="float" office:value="-1.4780101" calcext:value-type="float">
            <text:p>-1.4780101</text:p>
          </table:table-cell>
          <table:table-cell office:value-type="float" office:value="-1.39622" calcext:value-type="float">
            <text:p>-1.39622</text:p>
          </table:table-cell>
          <table:table-cell office:value-type="float" office:value="-1.31565" calcext:value-type="float">
            <text:p>-1.31565</text:p>
          </table:table-cell>
          <table:table-cell office:value-type="float" office:value="-1.23112" calcext:value-type="float">
            <text:p>-1.23112</text:p>
          </table:table-cell>
          <table:table-cell office:value-type="float" office:value="-1.14505" calcext:value-type="float">
            <text:p>-1.14505</text:p>
          </table:table-cell>
          <table:table-cell office:value-type="float" office:value="-1.0605201" calcext:value-type="float">
            <text:p>-1.0605201</text:p>
          </table:table-cell>
        </table:table-row>
        <table:table-row table:style-name="ro1">
          <table:table-cell office:value-type="float" office:value="-1.4773999" calcext:value-type="float">
            <text:p>-1.4773999</text:p>
          </table:table-cell>
          <table:table-cell office:value-type="float" office:value="-1.39561" calcext:value-type="float">
            <text:p>-1.39561</text:p>
          </table:table-cell>
          <table:table-cell office:value-type="float" office:value="-1.3147399" calcext:value-type="float">
            <text:p>-1.3147399</text:p>
          </table:table-cell>
          <table:table-cell office:value-type="float" office:value="-1.2302001" calcext:value-type="float">
            <text:p>-1.2302001</text:p>
          </table:table-cell>
          <table:table-cell office:value-type="float" office:value="-1.1444401" calcext:value-type="float">
            <text:p>-1.1444401</text:p>
          </table:table-cell>
          <table:table-cell office:value-type="float" office:value="-1.0599101" calcext:value-type="float">
            <text:p>-1.0599101</text:p>
          </table:table-cell>
        </table:table-row>
        <table:table-row table:style-name="ro1">
          <table:table-cell office:value-type="float" office:value="-1.47649" calcext:value-type="float">
            <text:p>-1.47649</text:p>
          </table:table-cell>
          <table:table-cell office:value-type="float" office:value="-1.395" calcext:value-type="float">
            <text:p>-1.395</text:p>
          </table:table-cell>
          <table:table-cell office:value-type="float" office:value="-1.3141299" calcext:value-type="float">
            <text:p>-1.3141299</text:p>
          </table:table-cell>
          <table:table-cell office:value-type="float" office:value="-1.2295901" calcext:value-type="float">
            <text:p>-1.2295901</text:p>
          </table:table-cell>
          <table:table-cell office:value-type="float" office:value="-1.1438299" calcext:value-type="float">
            <text:p>-1.1438299</text:p>
          </table:table-cell>
          <table:table-cell office:value-type="float" office:value="-1.0592999" calcext:value-type="float">
            <text:p>-1.0592999</text:p>
          </table:table-cell>
        </table:table-row>
        <table:table-row table:style-name="ro1">
          <table:table-cell office:value-type="float" office:value="-1.47588" calcext:value-type="float">
            <text:p>-1.47588</text:p>
          </table:table-cell>
          <table:table-cell office:value-type="float" office:value="-1.39439" calcext:value-type="float">
            <text:p>-1.39439</text:p>
          </table:table-cell>
          <table:table-cell office:value-type="float" office:value="-1.31352" calcext:value-type="float">
            <text:p>-1.31352</text:p>
          </table:table-cell>
          <table:table-cell office:value-type="float" office:value="-1.2289799" calcext:value-type="float">
            <text:p>-1.2289799</text:p>
          </table:table-cell>
          <table:table-cell office:value-type="float" office:value="-1.1432199" calcext:value-type="float">
            <text:p>-1.1432199</text:p>
          </table:table-cell>
          <table:table-cell office:value-type="float" office:value="-1.05869" calcext:value-type="float">
            <text:p>-1.05869</text:p>
          </table:table-cell>
        </table:table-row>
        <table:table-row table:style-name="ro1">
          <table:table-cell office:value-type="float" office:value="-1.47526" calcext:value-type="float">
            <text:p>-1.47526</text:p>
          </table:table-cell>
          <table:table-cell office:value-type="float" office:value="-1.3934799" calcext:value-type="float">
            <text:p>-1.3934799</text:p>
          </table:table-cell>
          <table:table-cell office:value-type="float" office:value="-1.31291" calcext:value-type="float">
            <text:p>-1.31291</text:p>
          </table:table-cell>
          <table:table-cell office:value-type="float" office:value="-1.22837" calcext:value-type="float">
            <text:p>-1.22837</text:p>
          </table:table-cell>
          <table:table-cell office:value-type="float" office:value="-1.14261" calcext:value-type="float">
            <text:p>-1.14261</text:p>
          </table:table-cell>
          <table:table-cell office:value-type="float" office:value="-1.05808" calcext:value-type="float">
            <text:p>-1.05808</text:p>
          </table:table-cell>
        </table:table-row>
        <table:table-row table:style-name="ro1">
          <table:table-cell office:value-type="float" office:value="-1.47465" calcext:value-type="float">
            <text:p>-1.47465</text:p>
          </table:table-cell>
          <table:table-cell office:value-type="float" office:value="-1.3928601" calcext:value-type="float">
            <text:p>-1.3928601</text:p>
          </table:table-cell>
          <table:table-cell office:value-type="float" office:value="-1.3123" calcext:value-type="float">
            <text:p>-1.3123</text:p>
          </table:table-cell>
          <table:table-cell office:value-type="float" office:value="-1.22776" calcext:value-type="float">
            <text:p>-1.22776</text:p>
          </table:table-cell>
          <table:table-cell office:value-type="float" office:value="-1.142" calcext:value-type="float">
            <text:p>-1.142</text:p>
          </table:table-cell>
          <table:table-cell office:value-type="float" office:value="-1.05747" calcext:value-type="float">
            <text:p>-1.05747</text:p>
          </table:table-cell>
        </table:table-row>
        <table:table-row table:style-name="ro1">
          <table:table-cell office:value-type="float" office:value="-1.47404" calcext:value-type="float">
            <text:p>-1.47404</text:p>
          </table:table-cell>
          <table:table-cell office:value-type="float" office:value="-1.3922499" calcext:value-type="float">
            <text:p>-1.3922499</text:p>
          </table:table-cell>
          <table:table-cell office:value-type="float" office:value="-1.31169" calcext:value-type="float">
            <text:p>-1.31169</text:p>
          </table:table-cell>
          <table:table-cell office:value-type="float" office:value="-1.22715" calcext:value-type="float">
            <text:p>-1.22715</text:p>
          </table:table-cell>
          <table:table-cell office:value-type="float" office:value="-1.14139" calcext:value-type="float">
            <text:p>-1.14139</text:p>
          </table:table-cell>
          <table:table-cell office:value-type="float" office:value="-1.05686" calcext:value-type="float">
            <text:p>-1.05686</text:p>
          </table:table-cell>
        </table:table-row>
        <table:table-row table:style-name="ro1">
          <table:table-cell office:value-type="float" office:value="-1.47343" calcext:value-type="float">
            <text:p>-1.47343</text:p>
          </table:table-cell>
          <table:table-cell office:value-type="float" office:value="-1.3916399" calcext:value-type="float">
            <text:p>-1.3916399</text:p>
          </table:table-cell>
          <table:table-cell office:value-type="float" office:value="-1.31108" calcext:value-type="float">
            <text:p>-1.31108</text:p>
          </table:table-cell>
          <table:table-cell office:value-type="float" office:value="-1.22654" calcext:value-type="float">
            <text:p>-1.22654</text:p>
          </table:table-cell>
          <table:table-cell office:value-type="float" office:value="-1.14078" calcext:value-type="float">
            <text:p>-1.14078</text:p>
          </table:table-cell>
          <table:table-cell office:value-type="float" office:value="-1.05625" calcext:value-type="float">
            <text:p>-1.05625</text:p>
          </table:table-cell>
        </table:table-row>
        <table:table-row table:style-name="ro1">
          <table:table-cell office:value-type="float" office:value="-1.47282" calcext:value-type="float">
            <text:p>-1.47282</text:p>
          </table:table-cell>
          <table:table-cell office:value-type="float" office:value="-1.39103" calcext:value-type="float">
            <text:p>-1.39103</text:p>
          </table:table-cell>
          <table:table-cell office:value-type="float" office:value="-1.31016" calcext:value-type="float">
            <text:p>-1.31016</text:p>
          </table:table-cell>
          <table:table-cell office:value-type="float" office:value="-1.22593" calcext:value-type="float">
            <text:p>-1.22593</text:p>
          </table:table-cell>
          <table:table-cell office:value-type="float" office:value="-1.14017" calcext:value-type="float">
            <text:p>-1.14017</text:p>
          </table:table-cell>
          <table:table-cell office:value-type="float" office:value="-1.05564" calcext:value-type="float">
            <text:p>-1.05564</text:p>
          </table:table-cell>
        </table:table-row>
        <table:table-row table:style-name="ro1">
          <table:table-cell office:value-type="float" office:value="-1.47221" calcext:value-type="float">
            <text:p>-1.47221</text:p>
          </table:table-cell>
          <table:table-cell office:value-type="float" office:value="-1.39042" calcext:value-type="float">
            <text:p>-1.39042</text:p>
          </table:table-cell>
          <table:table-cell office:value-type="float" office:value="-1.30924" calcext:value-type="float">
            <text:p>-1.30924</text:p>
          </table:table-cell>
          <table:table-cell office:value-type="float" office:value="-1.22532" calcext:value-type="float">
            <text:p>-1.22532</text:p>
          </table:table-cell>
          <table:table-cell office:value-type="float" office:value="-1.13956" calcext:value-type="float">
            <text:p>-1.13956</text:p>
          </table:table-cell>
          <table:table-cell office:value-type="float" office:value="-1.05502" calcext:value-type="float">
            <text:p>-1.05502</text:p>
          </table:table-cell>
        </table:table-row>
        <table:table-row table:style-name="ro1">
          <table:table-cell office:value-type="float" office:value="-1.4716001" calcext:value-type="float">
            <text:p>-1.4716001</text:p>
          </table:table-cell>
          <table:table-cell office:value-type="float" office:value="-1.38981" calcext:value-type="float">
            <text:p>-1.38981</text:p>
          </table:table-cell>
          <table:table-cell office:value-type="float" office:value="-1.30863" calcext:value-type="float">
            <text:p>-1.30863</text:p>
          </table:table-cell>
          <table:table-cell office:value-type="float" office:value="-1.22471" calcext:value-type="float">
            <text:p>-1.22471</text:p>
          </table:table-cell>
          <table:table-cell office:value-type="float" office:value="-1.13895" calcext:value-type="float">
            <text:p>-1.13895</text:p>
          </table:table-cell>
          <table:table-cell office:value-type="float" office:value="-1.05441" calcext:value-type="float">
            <text:p>-1.05441</text:p>
          </table:table-cell>
        </table:table-row>
        <table:table-row table:style-name="ro1">
          <table:table-cell office:value-type="float" office:value="-1.4709899" calcext:value-type="float">
            <text:p>-1.4709899</text:p>
          </table:table-cell>
          <table:table-cell office:value-type="float" office:value="-1.3889" calcext:value-type="float">
            <text:p>-1.3889</text:p>
          </table:table-cell>
          <table:table-cell office:value-type="float" office:value="-1.30802" calcext:value-type="float">
            <text:p>-1.30802</text:p>
          </table:table-cell>
          <table:table-cell office:value-type="float" office:value="-1.2241" calcext:value-type="float">
            <text:p>-1.2241</text:p>
          </table:table-cell>
          <table:table-cell office:value-type="float" office:value="-1.13834" calcext:value-type="float">
            <text:p>-1.13834</text:p>
          </table:table-cell>
          <table:table-cell office:value-type="float" office:value="-1.0535001" calcext:value-type="float">
            <text:p>-1.0535001</text:p>
          </table:table-cell>
        </table:table-row>
        <table:table-row table:style-name="ro1">
          <table:table-cell office:value-type="float" office:value="-1.4703799" calcext:value-type="float">
            <text:p>-1.4703799</text:p>
          </table:table-cell>
          <table:table-cell office:value-type="float" office:value="-1.38829" calcext:value-type="float">
            <text:p>-1.38829</text:p>
          </table:table-cell>
          <table:table-cell office:value-type="float" office:value="-1.30741" calcext:value-type="float">
            <text:p>-1.30741</text:p>
          </table:table-cell>
          <table:table-cell office:value-type="float" office:value="-1.22349" calcext:value-type="float">
            <text:p>-1.22349</text:p>
          </table:table-cell>
          <table:table-cell office:value-type="float" office:value="-1.13773" calcext:value-type="float">
            <text:p>-1.13773</text:p>
          </table:table-cell>
          <table:table-cell office:value-type="float" office:value="-1.0528899" calcext:value-type="float">
            <text:p>-1.0528899</text:p>
          </table:table-cell>
        </table:table-row>
        <table:table-row table:style-name="ro1">
          <table:table-cell office:value-type="float" office:value="-1.46977" calcext:value-type="float">
            <text:p>-1.46977</text:p>
          </table:table-cell>
          <table:table-cell office:value-type="float" office:value="-1.3876801" calcext:value-type="float">
            <text:p>-1.3876801</text:p>
          </table:table-cell>
          <table:table-cell office:value-type="float" office:value="-1.3068" calcext:value-type="float">
            <text:p>-1.3068</text:p>
          </table:table-cell>
          <table:table-cell office:value-type="float" office:value="-1.22288" calcext:value-type="float">
            <text:p>-1.22288</text:p>
          </table:table-cell>
          <table:table-cell office:value-type="float" office:value="-1.13712" calcext:value-type="float">
            <text:p>-1.13712</text:p>
          </table:table-cell>
          <table:table-cell office:value-type="float" office:value="-1.0522799" calcext:value-type="float">
            <text:p>-1.0522799</text:p>
          </table:table-cell>
        </table:table-row>
        <table:table-row table:style-name="ro1">
          <table:table-cell office:value-type="float" office:value="-1.46916" calcext:value-type="float">
            <text:p>-1.46916</text:p>
          </table:table-cell>
          <table:table-cell office:value-type="float" office:value="-1.3870699" calcext:value-type="float">
            <text:p>-1.3870699</text:p>
          </table:table-cell>
          <table:table-cell office:value-type="float" office:value="-1.30619" calcext:value-type="float">
            <text:p>-1.30619</text:p>
          </table:table-cell>
          <table:table-cell office:value-type="float" office:value="-1.22227" calcext:value-type="float">
            <text:p>-1.22227</text:p>
          </table:table-cell>
          <table:table-cell office:value-type="float" office:value="-1.13651" calcext:value-type="float">
            <text:p>-1.13651</text:p>
          </table:table-cell>
          <table:table-cell office:value-type="float" office:value="-1.05167" calcext:value-type="float">
            <text:p>-1.05167</text:p>
          </table:table-cell>
        </table:table-row>
        <table:table-row table:style-name="ro1">
          <table:table-cell office:value-type="float" office:value="-1.46855" calcext:value-type="float">
            <text:p>-1.46855</text:p>
          </table:table-cell>
          <table:table-cell office:value-type="float" office:value="-1.3864599" calcext:value-type="float">
            <text:p>-1.3864599</text:p>
          </table:table-cell>
          <table:table-cell office:value-type="float" office:value="-1.30558" calcext:value-type="float">
            <text:p>-1.30558</text:p>
          </table:table-cell>
          <table:table-cell office:value-type="float" office:value="-1.22135" calcext:value-type="float">
            <text:p>-1.22135</text:p>
          </table:table-cell>
          <table:table-cell office:value-type="float" office:value="-1.1359" calcext:value-type="float">
            <text:p>-1.1359</text:p>
          </table:table-cell>
          <table:table-cell office:value-type="float" office:value="-1.05106" calcext:value-type="float">
            <text:p>-1.05106</text:p>
          </table:table-cell>
        </table:table-row>
        <table:table-row table:style-name="ro1">
          <table:table-cell office:value-type="float" office:value="-1.46794" calcext:value-type="float">
            <text:p>-1.46794</text:p>
          </table:table-cell>
          <table:table-cell office:value-type="float" office:value="-1.38585" calcext:value-type="float">
            <text:p>-1.38585</text:p>
          </table:table-cell>
          <table:table-cell office:value-type="float" office:value="-1.30497" calcext:value-type="float">
            <text:p>-1.30497</text:p>
          </table:table-cell>
          <table:table-cell office:value-type="float" office:value="-1.22074" calcext:value-type="float">
            <text:p>-1.22074</text:p>
          </table:table-cell>
          <table:table-cell office:value-type="float" office:value="-1.13529" calcext:value-type="float">
            <text:p>-1.13529</text:p>
          </table:table-cell>
          <table:table-cell office:value-type="float" office:value="-1.05045" calcext:value-type="float">
            <text:p>-1.05045</text:p>
          </table:table-cell>
        </table:table-row>
        <table:table-row table:style-name="ro1">
          <table:table-cell office:value-type="float" office:value="-1.46733" calcext:value-type="float">
            <text:p>-1.46733</text:p>
          </table:table-cell>
          <table:table-cell office:value-type="float" office:value="-1.38524" calcext:value-type="float">
            <text:p>-1.38524</text:p>
          </table:table-cell>
          <table:table-cell office:value-type="float" office:value="-1.30436" calcext:value-type="float">
            <text:p>-1.30436</text:p>
          </table:table-cell>
          <table:table-cell office:value-type="float" office:value="-1.21982" calcext:value-type="float">
            <text:p>-1.21982</text:p>
          </table:table-cell>
          <table:table-cell office:value-type="float" office:value="-1.13468" calcext:value-type="float">
            <text:p>-1.13468</text:p>
          </table:table-cell>
          <table:table-cell office:value-type="float" office:value="-1.04984" calcext:value-type="float">
            <text:p>-1.04984</text:p>
          </table:table-cell>
        </table:table-row>
        <table:table-row table:style-name="ro1">
          <table:table-cell office:value-type="float" office:value="-1.46672" calcext:value-type="float">
            <text:p>-1.46672</text:p>
          </table:table-cell>
          <table:table-cell office:value-type="float" office:value="-1.38462" calcext:value-type="float">
            <text:p>-1.38462</text:p>
          </table:table-cell>
          <table:table-cell office:value-type="float" office:value="-1.30375" calcext:value-type="float">
            <text:p>-1.30375</text:p>
          </table:table-cell>
          <table:table-cell office:value-type="float" office:value="-1.21921" calcext:value-type="float">
            <text:p>-1.21921</text:p>
          </table:table-cell>
          <table:table-cell office:value-type="float" office:value="-1.13407" calcext:value-type="float">
            <text:p>-1.13407</text:p>
          </table:table-cell>
          <table:table-cell office:value-type="float" office:value="-1.04923" calcext:value-type="float">
            <text:p>-1.04923</text:p>
          </table:table-cell>
        </table:table-row>
        <table:table-row table:style-name="ro1">
          <table:table-cell office:value-type="float" office:value="-1.46611" calcext:value-type="float">
            <text:p>-1.46611</text:p>
          </table:table-cell>
          <table:table-cell office:value-type="float" office:value="-1.38401" calcext:value-type="float">
            <text:p>-1.38401</text:p>
          </table:table-cell>
          <table:table-cell office:value-type="float" office:value="-1.30314" calcext:value-type="float">
            <text:p>-1.30314</text:p>
          </table:table-cell>
          <table:table-cell office:value-type="float" office:value="-1.2186" calcext:value-type="float">
            <text:p>-1.2186</text:p>
          </table:table-cell>
          <table:table-cell office:value-type="float" office:value="-1.13346" calcext:value-type="float">
            <text:p>-1.13346</text:p>
          </table:table-cell>
          <table:table-cell office:value-type="float" office:value="-1.04862" calcext:value-type="float">
            <text:p>-1.04862</text:p>
          </table:table-cell>
        </table:table-row>
        <table:table-row table:style-name="ro1">
          <table:table-cell office:value-type="float" office:value="-1.4655" calcext:value-type="float">
            <text:p>-1.4655</text:p>
          </table:table-cell>
          <table:table-cell office:value-type="float" office:value="-1.3834" calcext:value-type="float">
            <text:p>-1.3834</text:p>
          </table:table-cell>
          <table:table-cell office:value-type="float" office:value="-1.30222" calcext:value-type="float">
            <text:p>-1.30222</text:p>
          </table:table-cell>
          <table:table-cell office:value-type="float" office:value="-1.21799" calcext:value-type="float">
            <text:p>-1.21799</text:p>
          </table:table-cell>
          <table:table-cell office:value-type="float" office:value="-1.1328501" calcext:value-type="float">
            <text:p>-1.1328501</text:p>
          </table:table-cell>
          <table:table-cell office:value-type="float" office:value="-1.04801" calcext:value-type="float">
            <text:p>-1.04801</text:p>
          </table:table-cell>
        </table:table-row>
        <table:table-row table:style-name="ro1">
          <table:table-cell office:value-type="float" office:value="-1.46489" calcext:value-type="float">
            <text:p>-1.46489</text:p>
          </table:table-cell>
          <table:table-cell office:value-type="float" office:value="-1.38279" calcext:value-type="float">
            <text:p>-1.38279</text:p>
          </table:table-cell>
          <table:table-cell office:value-type="float" office:value="-1.30161" calcext:value-type="float">
            <text:p>-1.30161</text:p>
          </table:table-cell>
          <table:table-cell office:value-type="float" office:value="-1.21738" calcext:value-type="float">
            <text:p>-1.21738</text:p>
          </table:table-cell>
          <table:table-cell office:value-type="float" office:value="-1.1322401" calcext:value-type="float">
            <text:p>-1.1322401</text:p>
          </table:table-cell>
          <table:table-cell office:value-type="float" office:value="-1.0474" calcext:value-type="float">
            <text:p>-1.0474</text:p>
          </table:table-cell>
        </table:table-row>
        <table:table-row table:style-name="ro1">
          <table:table-cell office:value-type="float" office:value="-1.4639699" calcext:value-type="float">
            <text:p>-1.4639699</text:p>
          </table:table-cell>
          <table:table-cell office:value-type="float" office:value="-1.38218" calcext:value-type="float">
            <text:p>-1.38218</text:p>
          </table:table-cell>
          <table:table-cell office:value-type="float" office:value="-1.301" calcext:value-type="float">
            <text:p>-1.301</text:p>
          </table:table-cell>
          <table:table-cell office:value-type="float" office:value="-1.2167701" calcext:value-type="float">
            <text:p>-1.2167701</text:p>
          </table:table-cell>
          <table:table-cell office:value-type="float" office:value="-1.1316299" calcext:value-type="float">
            <text:p>-1.1316299</text:p>
          </table:table-cell>
          <table:table-cell office:value-type="float" office:value="-1.04678" calcext:value-type="float">
            <text:p>-1.04678</text:p>
          </table:table-cell>
        </table:table-row>
        <table:table-row table:style-name="ro1">
          <table:table-cell office:value-type="float" office:value="-1.46336" calcext:value-type="float">
            <text:p>-1.46336</text:p>
          </table:table-cell>
          <table:table-cell office:value-type="float" office:value="-1.38157" calcext:value-type="float">
            <text:p>-1.38157</text:p>
          </table:table-cell>
          <table:table-cell office:value-type="float" office:value="-1.30039" calcext:value-type="float">
            <text:p>-1.30039</text:p>
          </table:table-cell>
          <table:table-cell office:value-type="float" office:value="-1.2161601" calcext:value-type="float">
            <text:p>-1.2161601</text:p>
          </table:table-cell>
          <table:table-cell office:value-type="float" office:value="-1.1310199" calcext:value-type="float">
            <text:p>-1.1310199</text:p>
          </table:table-cell>
          <table:table-cell office:value-type="float" office:value="-1.04617" calcext:value-type="float">
            <text:p>-1.04617</text:p>
          </table:table-cell>
        </table:table-row>
        <table:table-row table:style-name="ro1">
          <table:table-cell office:value-type="float" office:value="-1.46275" calcext:value-type="float">
            <text:p>-1.46275</text:p>
          </table:table-cell>
          <table:table-cell office:value-type="float" office:value="-1.38096" calcext:value-type="float">
            <text:p>-1.38096</text:p>
          </table:table-cell>
          <table:table-cell office:value-type="float" office:value="-1.29978" calcext:value-type="float">
            <text:p>-1.29978</text:p>
          </table:table-cell>
          <table:table-cell office:value-type="float" office:value="-1.2155499" calcext:value-type="float">
            <text:p>-1.2155499</text:p>
          </table:table-cell>
          <table:table-cell office:value-type="float" office:value="-1.13041" calcext:value-type="float">
            <text:p>-1.13041</text:p>
          </table:table-cell>
          <table:table-cell office:value-type="float" office:value="-1.04556" calcext:value-type="float">
            <text:p>-1.04556</text:p>
          </table:table-cell>
        </table:table-row>
        <table:table-row table:style-name="ro1">
          <table:table-cell office:value-type="float" office:value="-1.46214" calcext:value-type="float">
            <text:p>-1.46214</text:p>
          </table:table-cell>
          <table:table-cell office:value-type="float" office:value="-1.38035" calcext:value-type="float">
            <text:p>-1.38035</text:p>
          </table:table-cell>
          <table:table-cell office:value-type="float" office:value="-1.29887" calcext:value-type="float">
            <text:p>-1.29887</text:p>
          </table:table-cell>
          <table:table-cell office:value-type="float" office:value="-1.21494" calcext:value-type="float">
            <text:p>-1.21494</text:p>
          </table:table-cell>
          <table:table-cell office:value-type="float" office:value="-1.1298" calcext:value-type="float">
            <text:p>-1.1298</text:p>
          </table:table-cell>
          <table:table-cell office:value-type="float" office:value="-1.04495" calcext:value-type="float">
            <text:p>-1.04495</text:p>
          </table:table-cell>
        </table:table-row>
        <table:table-row table:style-name="ro1">
          <table:table-cell office:value-type="float" office:value="-1.46153" calcext:value-type="float">
            <text:p>-1.46153</text:p>
          </table:table-cell>
          <table:table-cell office:value-type="float" office:value="-1.37974" calcext:value-type="float">
            <text:p>-1.37974</text:p>
          </table:table-cell>
          <table:table-cell office:value-type="float" office:value="-1.29795" calcext:value-type="float">
            <text:p>-1.29795</text:p>
          </table:table-cell>
          <table:table-cell office:value-type="float" office:value="-1.21433" calcext:value-type="float">
            <text:p>-1.21433</text:p>
          </table:table-cell>
          <table:table-cell office:value-type="float" office:value="-1.12918" calcext:value-type="float">
            <text:p>-1.12918</text:p>
          </table:table-cell>
          <table:table-cell office:value-type="float" office:value="-1.04434" calcext:value-type="float">
            <text:p>-1.04434</text:p>
          </table:table-cell>
        </table:table-row>
        <table:table-row table:style-name="ro1">
          <table:table-cell office:value-type="float" office:value="-1.46092" calcext:value-type="float">
            <text:p>-1.46092</text:p>
          </table:table-cell>
          <table:table-cell office:value-type="float" office:value="-1.37913" calcext:value-type="float">
            <text:p>-1.37913</text:p>
          </table:table-cell>
          <table:table-cell office:value-type="float" office:value="-1.29734" calcext:value-type="float">
            <text:p>-1.29734</text:p>
          </table:table-cell>
          <table:table-cell office:value-type="float" office:value="-1.21372" calcext:value-type="float">
            <text:p>-1.21372</text:p>
          </table:table-cell>
          <table:table-cell office:value-type="float" office:value="-1.12857" calcext:value-type="float">
            <text:p>-1.12857</text:p>
          </table:table-cell>
          <table:table-cell office:value-type="float" office:value="-1.04373" calcext:value-type="float">
            <text:p>-1.04373</text:p>
          </table:table-cell>
        </table:table-row>
        <table:table-row table:style-name="ro1">
          <table:table-cell office:value-type="float" office:value="-1.46031" calcext:value-type="float">
            <text:p>-1.46031</text:p>
          </table:table-cell>
          <table:table-cell office:value-type="float" office:value="-1.37852" calcext:value-type="float">
            <text:p>-1.37852</text:p>
          </table:table-cell>
          <table:table-cell office:value-type="float" office:value="-1.29673" calcext:value-type="float">
            <text:p>-1.29673</text:p>
          </table:table-cell>
          <table:table-cell office:value-type="float" office:value="-1.21281" calcext:value-type="float">
            <text:p>-1.21281</text:p>
          </table:table-cell>
          <table:table-cell office:value-type="float" office:value="-1.12796" calcext:value-type="float">
            <text:p>-1.12796</text:p>
          </table:table-cell>
          <table:table-cell office:value-type="float" office:value="-1.04312" calcext:value-type="float">
            <text:p>-1.04312</text:p>
          </table:table-cell>
        </table:table-row>
        <table:table-row table:style-name="ro1">
          <table:table-cell office:value-type="float" office:value="-1.4597" calcext:value-type="float">
            <text:p>-1.4597</text:p>
          </table:table-cell>
          <table:table-cell office:value-type="float" office:value="-1.37791" calcext:value-type="float">
            <text:p>-1.37791</text:p>
          </table:table-cell>
          <table:table-cell office:value-type="float" office:value="-1.29582" calcext:value-type="float">
            <text:p>-1.29582</text:p>
          </table:table-cell>
          <table:table-cell office:value-type="float" office:value="-1.2122" calcext:value-type="float">
            <text:p>-1.2122</text:p>
          </table:table-cell>
          <table:table-cell office:value-type="float" office:value="-1.12735" calcext:value-type="float">
            <text:p>-1.12735</text:p>
          </table:table-cell>
          <table:table-cell office:value-type="float" office:value="-1.04251" calcext:value-type="float">
            <text:p>-1.04251</text:p>
          </table:table-cell>
        </table:table-row>
        <table:table-row table:style-name="ro1">
          <table:table-cell office:value-type="float" office:value="-1.45909" calcext:value-type="float">
            <text:p>-1.45909</text:p>
          </table:table-cell>
          <table:table-cell office:value-type="float" office:value="-1.3773" calcext:value-type="float">
            <text:p>-1.3773</text:p>
          </table:table-cell>
          <table:table-cell office:value-type="float" office:value="-1.29521" calcext:value-type="float">
            <text:p>-1.29521</text:p>
          </table:table-cell>
          <table:table-cell office:value-type="float" office:value="-1.21158" calcext:value-type="float">
            <text:p>-1.21158</text:p>
          </table:table-cell>
          <table:table-cell office:value-type="float" office:value="-1.12674" calcext:value-type="float">
            <text:p>-1.12674</text:p>
          </table:table-cell>
          <table:table-cell office:value-type="float" office:value="-1.0419" calcext:value-type="float">
            <text:p>-1.0419</text:p>
          </table:table-cell>
        </table:table-row>
        <table:table-row table:style-name="ro1">
          <table:table-cell office:value-type="float" office:value="-1.45848" calcext:value-type="float">
            <text:p>-1.45848</text:p>
          </table:table-cell>
          <table:table-cell office:value-type="float" office:value="-1.37669" calcext:value-type="float">
            <text:p>-1.37669</text:p>
          </table:table-cell>
          <table:table-cell office:value-type="float" office:value="-1.2946" calcext:value-type="float">
            <text:p>-1.2946</text:p>
          </table:table-cell>
          <table:table-cell office:value-type="float" office:value="-1.21097" calcext:value-type="float">
            <text:p>-1.21097</text:p>
          </table:table-cell>
          <table:table-cell office:value-type="float" office:value="-1.12613" calcext:value-type="float">
            <text:p>-1.12613</text:p>
          </table:table-cell>
          <table:table-cell office:value-type="float" office:value="-1.04129" calcext:value-type="float">
            <text:p>-1.04129</text:p>
          </table:table-cell>
        </table:table-row>
        <table:table-row table:style-name="ro1">
          <table:table-cell office:value-type="float" office:value="-1.4575599" calcext:value-type="float">
            <text:p>-1.4575599</text:p>
          </table:table-cell>
          <table:table-cell office:value-type="float" office:value="-1.37608" calcext:value-type="float">
            <text:p>-1.37608</text:p>
          </table:table-cell>
          <table:table-cell office:value-type="float" office:value="-1.29398" calcext:value-type="float">
            <text:p>-1.29398</text:p>
          </table:table-cell>
          <table:table-cell office:value-type="float" office:value="-1.2103601" calcext:value-type="float">
            <text:p>-1.2103601</text:p>
          </table:table-cell>
          <table:table-cell office:value-type="float" office:value="-1.12552" calcext:value-type="float">
            <text:p>-1.12552</text:p>
          </table:table-cell>
          <table:table-cell office:value-type="float" office:value="-1.0406801" calcext:value-type="float">
            <text:p>-1.0406801</text:p>
          </table:table-cell>
        </table:table-row>
        <table:table-row table:style-name="ro1">
          <table:table-cell office:value-type="float" office:value="-1.45665" calcext:value-type="float">
            <text:p>-1.45665</text:p>
          </table:table-cell>
          <table:table-cell office:value-type="float" office:value="-1.37547" calcext:value-type="float">
            <text:p>-1.37547</text:p>
          </table:table-cell>
          <table:table-cell office:value-type="float" office:value="-1.29337" calcext:value-type="float">
            <text:p>-1.29337</text:p>
          </table:table-cell>
          <table:table-cell office:value-type="float" office:value="-1.2097501" calcext:value-type="float">
            <text:p>-1.2097501</text:p>
          </table:table-cell>
          <table:table-cell office:value-type="float" office:value="-1.1246099" calcext:value-type="float">
            <text:p>-1.1246099</text:p>
          </table:table-cell>
          <table:table-cell office:value-type="float" office:value="-1.0400701" calcext:value-type="float">
            <text:p>-1.0400701</text:p>
          </table:table-cell>
        </table:table-row>
        <table:table-row table:style-name="ro1">
          <table:table-cell office:value-type="float" office:value="-1.45573" calcext:value-type="float">
            <text:p>-1.45573</text:p>
          </table:table-cell>
          <table:table-cell office:value-type="float" office:value="-1.37486" calcext:value-type="float">
            <text:p>-1.37486</text:p>
          </table:table-cell>
          <table:table-cell office:value-type="float" office:value="-1.29276" calcext:value-type="float">
            <text:p>-1.29276</text:p>
          </table:table-cell>
          <table:table-cell office:value-type="float" office:value="-1.2091399" calcext:value-type="float">
            <text:p>-1.2091399</text:p>
          </table:table-cell>
          <table:table-cell office:value-type="float" office:value="-1.124" calcext:value-type="float">
            <text:p>-1.124</text:p>
          </table:table-cell>
          <table:table-cell office:value-type="float" office:value="-1.0394599" calcext:value-type="float">
            <text:p>-1.0394599</text:p>
          </table:table-cell>
        </table:table-row>
        <table:table-row table:style-name="ro1">
          <table:table-cell office:value-type="float" office:value="-1.45512" calcext:value-type="float">
            <text:p>-1.45512</text:p>
          </table:table-cell>
          <table:table-cell office:value-type="float" office:value="-1.3742501" calcext:value-type="float">
            <text:p>-1.3742501</text:p>
          </table:table-cell>
          <table:table-cell office:value-type="float" office:value="-1.29215" calcext:value-type="float">
            <text:p>-1.29215</text:p>
          </table:table-cell>
          <table:table-cell office:value-type="float" office:value="-1.2085299" calcext:value-type="float">
            <text:p>-1.2085299</text:p>
          </table:table-cell>
          <table:table-cell office:value-type="float" office:value="-1.12339" calcext:value-type="float">
            <text:p>-1.12339</text:p>
          </table:table-cell>
          <table:table-cell office:value-type="float" office:value="-1.0388499" calcext:value-type="float">
            <text:p>-1.0388499</text:p>
          </table:table-cell>
        </table:table-row>
        <table:table-row table:style-name="ro1">
          <table:table-cell office:value-type="float" office:value="-1.45451" calcext:value-type="float">
            <text:p>-1.45451</text:p>
          </table:table-cell>
          <table:table-cell office:value-type="float" office:value="-1.3736399" calcext:value-type="float">
            <text:p>-1.3736399</text:p>
          </table:table-cell>
          <table:table-cell office:value-type="float" office:value="-1.29154" calcext:value-type="float">
            <text:p>-1.29154</text:p>
          </table:table-cell>
          <table:table-cell office:value-type="float" office:value="-1.20792" calcext:value-type="float">
            <text:p>-1.20792</text:p>
          </table:table-cell>
          <table:table-cell office:value-type="float" office:value="-1.12278" calcext:value-type="float">
            <text:p>-1.12278</text:p>
          </table:table-cell>
          <table:table-cell office:value-type="float" office:value="-1.03824" calcext:value-type="float">
            <text:p>-1.03824</text:p>
          </table:table-cell>
        </table:table-row>
        <table:table-row table:style-name="ro1">
          <table:table-cell office:value-type="float" office:value="-1.4539" calcext:value-type="float">
            <text:p>-1.4539</text:p>
          </table:table-cell>
          <table:table-cell office:value-type="float" office:value="-1.3730299" calcext:value-type="float">
            <text:p>-1.3730299</text:p>
          </table:table-cell>
          <table:table-cell office:value-type="float" office:value="-1.29093" calcext:value-type="float">
            <text:p>-1.29093</text:p>
          </table:table-cell>
          <table:table-cell office:value-type="float" office:value="-1.20731" calcext:value-type="float">
            <text:p>-1.20731</text:p>
          </table:table-cell>
          <table:table-cell office:value-type="float" office:value="-1.12217" calcext:value-type="float">
            <text:p>-1.12217</text:p>
          </table:table-cell>
          <table:table-cell office:value-type="float" office:value="-1.03763" calcext:value-type="float">
            <text:p>-1.03763</text:p>
          </table:table-cell>
        </table:table-row>
        <table:table-row table:style-name="ro1">
          <table:table-cell office:value-type="float" office:value="-1.45329" calcext:value-type="float">
            <text:p>-1.45329</text:p>
          </table:table-cell>
          <table:table-cell office:value-type="float" office:value="-1.37211" calcext:value-type="float">
            <text:p>-1.37211</text:p>
          </table:table-cell>
          <table:table-cell office:value-type="float" office:value="-1.29002" calcext:value-type="float">
            <text:p>-1.29002</text:p>
          </table:table-cell>
          <table:table-cell office:value-type="float" office:value="-1.2067" calcext:value-type="float">
            <text:p>-1.2067</text:p>
          </table:table-cell>
          <table:table-cell office:value-type="float" office:value="-1.12156" calcext:value-type="float">
            <text:p>-1.12156</text:p>
          </table:table-cell>
          <table:table-cell office:value-type="float" office:value="-1.03702" calcext:value-type="float">
            <text:p>-1.03702</text:p>
          </table:table-cell>
        </table:table-row>
        <table:table-row table:style-name="ro1">
          <table:table-cell office:value-type="float" office:value="-1.4523799" calcext:value-type="float">
            <text:p>-1.4523799</text:p>
          </table:table-cell>
          <table:table-cell office:value-type="float" office:value="-1.3715" calcext:value-type="float">
            <text:p>-1.3715</text:p>
          </table:table-cell>
          <table:table-cell office:value-type="float" office:value="-1.28941" calcext:value-type="float">
            <text:p>-1.28941</text:p>
          </table:table-cell>
          <table:table-cell office:value-type="float" office:value="-1.20609" calcext:value-type="float">
            <text:p>-1.20609</text:p>
          </table:table-cell>
          <table:table-cell office:value-type="float" office:value="-1.12094" calcext:value-type="float">
            <text:p>-1.12094</text:p>
          </table:table-cell>
          <table:table-cell office:value-type="float" office:value="-1.03641" calcext:value-type="float">
            <text:p>-1.03641</text:p>
          </table:table-cell>
        </table:table-row>
        <table:table-row table:style-name="ro1">
          <table:table-cell office:value-type="float" office:value="-1.4517699" calcext:value-type="float">
            <text:p>-1.4517699</text:p>
          </table:table-cell>
          <table:table-cell office:value-type="float" office:value="-1.37059" calcext:value-type="float">
            <text:p>-1.37059</text:p>
          </table:table-cell>
          <table:table-cell office:value-type="float" office:value="-1.2888" calcext:value-type="float">
            <text:p>-1.2888</text:p>
          </table:table-cell>
          <table:table-cell office:value-type="float" office:value="-1.20548" calcext:value-type="float">
            <text:p>-1.20548</text:p>
          </table:table-cell>
          <table:table-cell office:value-type="float" office:value="-1.12033" calcext:value-type="float">
            <text:p>-1.12033</text:p>
          </table:table-cell>
          <table:table-cell office:value-type="float" office:value="-1.0358" calcext:value-type="float">
            <text:p>-1.0358</text:p>
          </table:table-cell>
        </table:table-row>
        <table:table-row table:style-name="ro1">
          <table:table-cell office:value-type="float" office:value="-1.45116" calcext:value-type="float">
            <text:p>-1.45116</text:p>
          </table:table-cell>
          <table:table-cell office:value-type="float" office:value="-1.36998" calcext:value-type="float">
            <text:p>-1.36998</text:p>
          </table:table-cell>
          <table:table-cell office:value-type="float" office:value="-1.28819" calcext:value-type="float">
            <text:p>-1.28819</text:p>
          </table:table-cell>
          <table:table-cell office:value-type="float" office:value="-1.20487" calcext:value-type="float">
            <text:p>-1.20487</text:p>
          </table:table-cell>
          <table:table-cell office:value-type="float" office:value="-1.11972" calcext:value-type="float">
            <text:p>-1.11972</text:p>
          </table:table-cell>
          <table:table-cell office:value-type="float" office:value="-1.03519" calcext:value-type="float">
            <text:p>-1.03519</text:p>
          </table:table-cell>
        </table:table-row>
        <table:table-row table:style-name="ro1">
          <table:table-cell office:value-type="float" office:value="-1.4505399" calcext:value-type="float">
            <text:p>-1.4505399</text:p>
          </table:table-cell>
          <table:table-cell office:value-type="float" office:value="-1.36937" calcext:value-type="float">
            <text:p>-1.36937</text:p>
          </table:table-cell>
          <table:table-cell office:value-type="float" office:value="-1.28758" calcext:value-type="float">
            <text:p>-1.28758</text:p>
          </table:table-cell>
          <table:table-cell office:value-type="float" office:value="-1.20426" calcext:value-type="float">
            <text:p>-1.20426</text:p>
          </table:table-cell>
          <table:table-cell office:value-type="float" office:value="-1.11911" calcext:value-type="float">
            <text:p>-1.11911</text:p>
          </table:table-cell>
          <table:table-cell office:value-type="float" office:value="-1.03458" calcext:value-type="float">
            <text:p>-1.03458</text:p>
          </table:table-cell>
        </table:table-row>
        <table:table-row table:style-name="ro1">
          <table:table-cell office:value-type="float" office:value="-1.44993" calcext:value-type="float">
            <text:p>-1.44993</text:p>
          </table:table-cell>
          <table:table-cell office:value-type="float" office:value="-1.36876" calcext:value-type="float">
            <text:p>-1.36876</text:p>
          </table:table-cell>
          <table:table-cell office:value-type="float" office:value="-1.28697" calcext:value-type="float">
            <text:p>-1.28697</text:p>
          </table:table-cell>
          <table:table-cell office:value-type="float" office:value="-1.20365" calcext:value-type="float">
            <text:p>-1.20365</text:p>
          </table:table-cell>
          <table:table-cell office:value-type="float" office:value="-1.1185" calcext:value-type="float">
            <text:p>-1.1185</text:p>
          </table:table-cell>
          <table:table-cell office:value-type="float" office:value="-1.0336601" calcext:value-type="float">
            <text:p>-1.0336601</text:p>
          </table:table-cell>
        </table:table-row>
        <table:table-row table:style-name="ro1">
          <table:table-cell office:value-type="float" office:value="-1.44932" calcext:value-type="float">
            <text:p>-1.44932</text:p>
          </table:table-cell>
          <table:table-cell office:value-type="float" office:value="-1.36814" calcext:value-type="float">
            <text:p>-1.36814</text:p>
          </table:table-cell>
          <table:table-cell office:value-type="float" office:value="-1.28636" calcext:value-type="float">
            <text:p>-1.28636</text:p>
          </table:table-cell>
          <table:table-cell office:value-type="float" office:value="-1.20304" calcext:value-type="float">
            <text:p>-1.20304</text:p>
          </table:table-cell>
          <table:table-cell office:value-type="float" office:value="-1.11789" calcext:value-type="float">
            <text:p>-1.11789</text:p>
          </table:table-cell>
          <table:table-cell office:value-type="float" office:value="-1.03275" calcext:value-type="float">
            <text:p>-1.03275</text:p>
          </table:table-cell>
        </table:table-row>
        <table:table-row table:style-name="ro1">
          <table:table-cell office:value-type="float" office:value="-1.44871" calcext:value-type="float">
            <text:p>-1.44871</text:p>
          </table:table-cell>
          <table:table-cell office:value-type="float" office:value="-1.36753" calcext:value-type="float">
            <text:p>-1.36753</text:p>
          </table:table-cell>
          <table:table-cell office:value-type="float" office:value="-1.28544" calcext:value-type="float">
            <text:p>-1.28544</text:p>
          </table:table-cell>
          <table:table-cell office:value-type="float" office:value="-1.20243" calcext:value-type="float">
            <text:p>-1.20243</text:p>
          </table:table-cell>
          <table:table-cell office:value-type="float" office:value="-1.11728" calcext:value-type="float">
            <text:p>-1.11728</text:p>
          </table:table-cell>
          <table:table-cell office:value-type="float" office:value="-1.03214" calcext:value-type="float">
            <text:p>-1.03214</text:p>
          </table:table-cell>
        </table:table-row>
        <table:table-row table:style-name="ro1">
          <table:table-cell office:value-type="float" office:value="-1.4481" calcext:value-type="float">
            <text:p>-1.4481</text:p>
          </table:table-cell>
          <table:table-cell office:value-type="float" office:value="-1.36692" calcext:value-type="float">
            <text:p>-1.36692</text:p>
          </table:table-cell>
          <table:table-cell office:value-type="float" office:value="-1.28483" calcext:value-type="float">
            <text:p>-1.28483</text:p>
          </table:table-cell>
          <table:table-cell office:value-type="float" office:value="-1.20182" calcext:value-type="float">
            <text:p>-1.20182</text:p>
          </table:table-cell>
          <table:table-cell office:value-type="float" office:value="-1.11667" calcext:value-type="float">
            <text:p>-1.11667</text:p>
          </table:table-cell>
          <table:table-cell office:value-type="float" office:value="-1.03153" calcext:value-type="float">
            <text:p>-1.03153</text:p>
          </table:table-cell>
        </table:table-row>
        <table:table-row table:style-name="ro1">
          <table:table-cell office:value-type="float" office:value="-1.44719" calcext:value-type="float">
            <text:p>-1.44719</text:p>
          </table:table-cell>
          <table:table-cell office:value-type="float" office:value="-1.36601" calcext:value-type="float">
            <text:p>-1.36601</text:p>
          </table:table-cell>
          <table:table-cell office:value-type="float" office:value="-1.28422" calcext:value-type="float">
            <text:p>-1.28422</text:p>
          </table:table-cell>
          <table:table-cell office:value-type="float" office:value="-1.20121" calcext:value-type="float">
            <text:p>-1.20121</text:p>
          </table:table-cell>
          <table:table-cell office:value-type="float" office:value="-1.11606" calcext:value-type="float">
            <text:p>-1.11606</text:p>
          </table:table-cell>
          <table:table-cell office:value-type="float" office:value="-1.03092" calcext:value-type="float">
            <text:p>-1.03092</text:p>
          </table:table-cell>
        </table:table-row>
        <table:table-row table:style-name="ro1">
          <table:table-cell office:value-type="float" office:value="-1.44627" calcext:value-type="float">
            <text:p>-1.44627</text:p>
          </table:table-cell>
          <table:table-cell office:value-type="float" office:value="-1.36509" calcext:value-type="float">
            <text:p>-1.36509</text:p>
          </table:table-cell>
          <table:table-cell office:value-type="float" office:value="-1.2833" calcext:value-type="float">
            <text:p>-1.2833</text:p>
          </table:table-cell>
          <table:table-cell office:value-type="float" office:value="-1.2006" calcext:value-type="float">
            <text:p>-1.2006</text:p>
          </table:table-cell>
          <table:table-cell office:value-type="float" office:value="-1.11545" calcext:value-type="float">
            <text:p>-1.11545</text:p>
          </table:table-cell>
          <table:table-cell office:value-type="float" office:value="-1.0303" calcext:value-type="float">
            <text:p>-1.0303</text:p>
          </table:table-cell>
        </table:table-row>
        <table:table-row table:style-name="ro1">
          <table:table-cell office:value-type="float" office:value="-1.44566" calcext:value-type="float">
            <text:p>-1.44566</text:p>
          </table:table-cell>
          <table:table-cell office:value-type="float" office:value="-1.36448" calcext:value-type="float">
            <text:p>-1.36448</text:p>
          </table:table-cell>
          <table:table-cell office:value-type="float" office:value="-1.28269" calcext:value-type="float">
            <text:p>-1.28269</text:p>
          </table:table-cell>
          <table:table-cell office:value-type="float" office:value="-1.19999" calcext:value-type="float">
            <text:p>-1.19999</text:p>
          </table:table-cell>
          <table:table-cell office:value-type="float" office:value="-1.11484" calcext:value-type="float">
            <text:p>-1.11484</text:p>
          </table:table-cell>
          <table:table-cell office:value-type="float" office:value="-1.02969" calcext:value-type="float">
            <text:p>-1.02969</text:p>
          </table:table-cell>
        </table:table-row>
        <table:table-row table:style-name="ro1">
          <table:table-cell office:value-type="float" office:value="-1.44505" calcext:value-type="float">
            <text:p>-1.44505</text:p>
          </table:table-cell>
          <table:table-cell office:value-type="float" office:value="-1.36387" calcext:value-type="float">
            <text:p>-1.36387</text:p>
          </table:table-cell>
          <table:table-cell office:value-type="float" office:value="-1.2820801" calcext:value-type="float">
            <text:p>-1.2820801</text:p>
          </table:table-cell>
          <table:table-cell office:value-type="float" office:value="-1.19907" calcext:value-type="float">
            <text:p>-1.19907</text:p>
          </table:table-cell>
          <table:table-cell office:value-type="float" office:value="-1.11423" calcext:value-type="float">
            <text:p>-1.11423</text:p>
          </table:table-cell>
          <table:table-cell office:value-type="float" office:value="-1.02908" calcext:value-type="float">
            <text:p>-1.02908</text:p>
          </table:table-cell>
        </table:table-row>
        <table:table-row table:style-name="ro1">
          <table:table-cell office:value-type="float" office:value="-1.44444" calcext:value-type="float">
            <text:p>-1.44444</text:p>
          </table:table-cell>
          <table:table-cell office:value-type="float" office:value="-1.36326" calcext:value-type="float">
            <text:p>-1.36326</text:p>
          </table:table-cell>
          <table:table-cell office:value-type="float" office:value="-1.2814699" calcext:value-type="float">
            <text:p>-1.2814699</text:p>
          </table:table-cell>
          <table:table-cell office:value-type="float" office:value="-1.19846" calcext:value-type="float">
            <text:p>-1.19846</text:p>
          </table:table-cell>
          <table:table-cell office:value-type="float" office:value="-1.11362" calcext:value-type="float">
            <text:p>-1.11362</text:p>
          </table:table-cell>
          <table:table-cell office:value-type="float" office:value="-1.02847" calcext:value-type="float">
            <text:p>-1.02847</text:p>
          </table:table-cell>
        </table:table-row>
        <table:table-row table:style-name="ro1">
          <table:table-cell office:value-type="float" office:value="-1.44353" calcext:value-type="float">
            <text:p>-1.44353</text:p>
          </table:table-cell>
          <table:table-cell office:value-type="float" office:value="-1.36265" calcext:value-type="float">
            <text:p>-1.36265</text:p>
          </table:table-cell>
          <table:table-cell office:value-type="float" office:value="-1.2808599" calcext:value-type="float">
            <text:p>-1.2808599</text:p>
          </table:table-cell>
          <table:table-cell office:value-type="float" office:value="-1.19785" calcext:value-type="float">
            <text:p>-1.19785</text:p>
          </table:table-cell>
          <table:table-cell office:value-type="float" office:value="-1.11301" calcext:value-type="float">
            <text:p>-1.11301</text:p>
          </table:table-cell>
          <table:table-cell office:value-type="float" office:value="-1.02786" calcext:value-type="float">
            <text:p>-1.02786</text:p>
          </table:table-cell>
        </table:table-row>
        <table:table-row table:style-name="ro1">
          <table:table-cell office:value-type="float" office:value="-1.44261" calcext:value-type="float">
            <text:p>-1.44261</text:p>
          </table:table-cell>
          <table:table-cell office:value-type="float" office:value="-1.36204" calcext:value-type="float">
            <text:p>-1.36204</text:p>
          </table:table-cell>
          <table:table-cell office:value-type="float" office:value="-1.28025" calcext:value-type="float">
            <text:p>-1.28025</text:p>
          </table:table-cell>
          <table:table-cell office:value-type="float" office:value="-1.19724" calcext:value-type="float">
            <text:p>-1.19724</text:p>
          </table:table-cell>
          <table:table-cell office:value-type="float" office:value="-1.1124001" calcext:value-type="float">
            <text:p>-1.1124001</text:p>
          </table:table-cell>
          <table:table-cell office:value-type="float" office:value="-1.0272501" calcext:value-type="float">
            <text:p>-1.0272501</text:p>
          </table:table-cell>
        </table:table-row>
        <table:table-row table:style-name="ro1">
          <table:table-cell office:value-type="float" office:value="-1.442" calcext:value-type="float">
            <text:p>-1.442</text:p>
          </table:table-cell>
          <table:table-cell office:value-type="float" office:value="-1.36143" calcext:value-type="float">
            <text:p>-1.36143</text:p>
          </table:table-cell>
          <table:table-cell office:value-type="float" office:value="-1.27964" calcext:value-type="float">
            <text:p>-1.27964</text:p>
          </table:table-cell>
          <table:table-cell office:value-type="float" office:value="-1.19633" calcext:value-type="float">
            <text:p>-1.19633</text:p>
          </table:table-cell>
          <table:table-cell office:value-type="float" office:value="-1.11148" calcext:value-type="float">
            <text:p>-1.11148</text:p>
          </table:table-cell>
          <table:table-cell office:value-type="float" office:value="-1.0266401" calcext:value-type="float">
            <text:p>-1.0266401</text:p>
          </table:table-cell>
        </table:table-row>
        <table:table-row table:style-name="ro1">
          <table:table-cell office:value-type="float" office:value="-1.44139" calcext:value-type="float">
            <text:p>-1.44139</text:p>
          </table:table-cell>
          <table:table-cell office:value-type="float" office:value="-1.3608201" calcext:value-type="float">
            <text:p>-1.3608201</text:p>
          </table:table-cell>
          <table:table-cell office:value-type="float" office:value="-1.27903" calcext:value-type="float">
            <text:p>-1.27903</text:p>
          </table:table-cell>
          <table:table-cell office:value-type="float" office:value="-1.19572" calcext:value-type="float">
            <text:p>-1.19572</text:p>
          </table:table-cell>
          <table:table-cell office:value-type="float" office:value="-1.11087" calcext:value-type="float">
            <text:p>-1.11087</text:p>
          </table:table-cell>
          <table:table-cell office:value-type="float" office:value="-1.0260299" calcext:value-type="float">
            <text:p>-1.0260299</text:p>
          </table:table-cell>
        </table:table-row>
        <table:table-row table:style-name="ro1">
          <table:table-cell office:value-type="float" office:value="-1.44078" calcext:value-type="float">
            <text:p>-1.44078</text:p>
          </table:table-cell>
          <table:table-cell office:value-type="float" office:value="-1.3602099" calcext:value-type="float">
            <text:p>-1.3602099</text:p>
          </table:table-cell>
          <table:table-cell office:value-type="float" office:value="-1.27842" calcext:value-type="float">
            <text:p>-1.27842</text:p>
          </table:table-cell>
          <table:table-cell office:value-type="float" office:value="-1.1950999" calcext:value-type="float">
            <text:p>-1.1950999</text:p>
          </table:table-cell>
          <table:table-cell office:value-type="float" office:value="-1.11026" calcext:value-type="float">
            <text:p>-1.11026</text:p>
          </table:table-cell>
          <table:table-cell office:value-type="float" office:value="-1.02542" calcext:value-type="float">
            <text:p>-1.02542</text:p>
          </table:table-cell>
        </table:table-row>
        <table:table-row table:style-name="ro1">
          <table:table-cell office:value-type="float" office:value="-1.44017" calcext:value-type="float">
            <text:p>-1.44017</text:p>
          </table:table-cell>
          <table:table-cell office:value-type="float" office:value="-1.3595999" calcext:value-type="float">
            <text:p>-1.3595999</text:p>
          </table:table-cell>
          <table:table-cell office:value-type="float" office:value="-1.27781" calcext:value-type="float">
            <text:p>-1.27781</text:p>
          </table:table-cell>
          <table:table-cell office:value-type="float" office:value="-1.19449" calcext:value-type="float">
            <text:p>-1.19449</text:p>
          </table:table-cell>
          <table:table-cell office:value-type="float" office:value="-1.10965" calcext:value-type="float">
            <text:p>-1.10965</text:p>
          </table:table-cell>
          <table:table-cell office:value-type="float" office:value="-1.02481" calcext:value-type="float">
            <text:p>-1.02481</text:p>
          </table:table-cell>
        </table:table-row>
        <table:table-row table:style-name="ro1">
          <table:table-cell office:value-type="float" office:value="-1.4395601" calcext:value-type="float">
            <text:p>-1.4395601</text:p>
          </table:table-cell>
          <table:table-cell office:value-type="float" office:value="-1.35899" calcext:value-type="float">
            <text:p>-1.35899</text:p>
          </table:table-cell>
          <table:table-cell office:value-type="float" office:value="-1.2772" calcext:value-type="float">
            <text:p>-1.2772</text:p>
          </table:table-cell>
          <table:table-cell office:value-type="float" office:value="-1.19388" calcext:value-type="float">
            <text:p>-1.19388</text:p>
          </table:table-cell>
          <table:table-cell office:value-type="float" office:value="-1.10904" calcext:value-type="float">
            <text:p>-1.10904</text:p>
          </table:table-cell>
          <table:table-cell office:value-type="float" office:value="-1.0242" calcext:value-type="float">
            <text:p>-1.0242</text:p>
          </table:table-cell>
        </table:table-row>
        <table:table-row table:style-name="ro1">
          <table:table-cell office:value-type="float" office:value="-1.4389499" calcext:value-type="float">
            <text:p>-1.4389499</text:p>
          </table:table-cell>
          <table:table-cell office:value-type="float" office:value="-1.35838" calcext:value-type="float">
            <text:p>-1.35838</text:p>
          </table:table-cell>
          <table:table-cell office:value-type="float" office:value="-1.27628" calcext:value-type="float">
            <text:p>-1.27628</text:p>
          </table:table-cell>
          <table:table-cell office:value-type="float" office:value="-1.19327" calcext:value-type="float">
            <text:p>-1.19327</text:p>
          </table:table-cell>
          <table:table-cell office:value-type="float" office:value="-1.10843" calcext:value-type="float">
            <text:p>-1.10843</text:p>
          </table:table-cell>
          <table:table-cell office:value-type="float" office:value="-1.02359" calcext:value-type="float">
            <text:p>-1.02359</text:p>
          </table:table-cell>
        </table:table-row>
        <table:table-row table:style-name="ro1">
          <table:table-cell office:value-type="float" office:value="-1.43803" calcext:value-type="float">
            <text:p>-1.43803</text:p>
          </table:table-cell>
          <table:table-cell office:value-type="float" office:value="-1.35777" calcext:value-type="float">
            <text:p>-1.35777</text:p>
          </table:table-cell>
          <table:table-cell office:value-type="float" office:value="-1.2756701" calcext:value-type="float">
            <text:p>-1.2756701</text:p>
          </table:table-cell>
          <table:table-cell office:value-type="float" office:value="-1.19266" calcext:value-type="float">
            <text:p>-1.19266</text:p>
          </table:table-cell>
          <table:table-cell office:value-type="float" office:value="-1.10782" calcext:value-type="float">
            <text:p>-1.10782</text:p>
          </table:table-cell>
          <table:table-cell office:value-type="float" office:value="-1.02298" calcext:value-type="float">
            <text:p>-1.02298</text:p>
          </table:table-cell>
        </table:table-row>
        <table:table-row table:style-name="ro1">
          <table:table-cell office:value-type="float" office:value="-1.43742" calcext:value-type="float">
            <text:p>-1.43742</text:p>
          </table:table-cell>
          <table:table-cell office:value-type="float" office:value="-1.35716" calcext:value-type="float">
            <text:p>-1.35716</text:p>
          </table:table-cell>
          <table:table-cell office:value-type="float" office:value="-1.2750601" calcext:value-type="float">
            <text:p>-1.2750601</text:p>
          </table:table-cell>
          <table:table-cell office:value-type="float" office:value="-1.19205" calcext:value-type="float">
            <text:p>-1.19205</text:p>
          </table:table-cell>
          <table:table-cell office:value-type="float" office:value="-1.10721" calcext:value-type="float">
            <text:p>-1.10721</text:p>
          </table:table-cell>
          <table:table-cell office:value-type="float" office:value="-1.02237" calcext:value-type="float">
            <text:p>-1.02237</text:p>
          </table:table-cell>
        </table:table-row>
        <table:table-row table:style-name="ro1">
          <table:table-cell office:value-type="float" office:value="-1.43651" calcext:value-type="float">
            <text:p>-1.43651</text:p>
          </table:table-cell>
          <table:table-cell office:value-type="float" office:value="-1.35655" calcext:value-type="float">
            <text:p>-1.35655</text:p>
          </table:table-cell>
          <table:table-cell office:value-type="float" office:value="-1.2744499" calcext:value-type="float">
            <text:p>-1.2744499</text:p>
          </table:table-cell>
          <table:table-cell office:value-type="float" office:value="-1.19144" calcext:value-type="float">
            <text:p>-1.19144</text:p>
          </table:table-cell>
          <table:table-cell office:value-type="float" office:value="-1.1066" calcext:value-type="float">
            <text:p>-1.1066</text:p>
          </table:table-cell>
          <table:table-cell office:value-type="float" office:value="-1.02176" calcext:value-type="float">
            <text:p>-1.02176</text:p>
          </table:table-cell>
        </table:table-row>
        <table:table-row table:style-name="ro1">
          <table:table-cell office:value-type="float" office:value="-1.4359" calcext:value-type="float">
            <text:p>-1.4359</text:p>
          </table:table-cell>
          <table:table-cell office:value-type="float" office:value="-1.35594" calcext:value-type="float">
            <text:p>-1.35594</text:p>
          </table:table-cell>
          <table:table-cell office:value-type="float" office:value="-1.27384" calcext:value-type="float">
            <text:p>-1.27384</text:p>
          </table:table-cell>
          <table:table-cell office:value-type="float" office:value="-1.19083" calcext:value-type="float">
            <text:p>-1.19083</text:p>
          </table:table-cell>
          <table:table-cell office:value-type="float" office:value="-1.1059901" calcext:value-type="float">
            <text:p>-1.1059901</text:p>
          </table:table-cell>
          <table:table-cell office:value-type="float" office:value="-1.02115" calcext:value-type="float">
            <text:p>-1.02115</text:p>
          </table:table-cell>
        </table:table-row>
        <table:table-row table:style-name="ro1">
          <table:table-cell office:value-type="float" office:value="-1.43529" calcext:value-type="float">
            <text:p>-1.43529</text:p>
          </table:table-cell>
          <table:table-cell office:value-type="float" office:value="-1.35533" calcext:value-type="float">
            <text:p>-1.35533</text:p>
          </table:table-cell>
          <table:table-cell office:value-type="float" office:value="-1.27323" calcext:value-type="float">
            <text:p>-1.27323</text:p>
          </table:table-cell>
          <table:table-cell office:value-type="float" office:value="-1.19022" calcext:value-type="float">
            <text:p>-1.19022</text:p>
          </table:table-cell>
          <table:table-cell office:value-type="float" office:value="-1.1053801" calcext:value-type="float">
            <text:p>-1.1053801</text:p>
          </table:table-cell>
          <table:table-cell office:value-type="float" office:value="-1.02054" calcext:value-type="float">
            <text:p>-1.02054</text:p>
          </table:table-cell>
        </table:table-row>
        <table:table-row table:style-name="ro1">
          <table:table-cell office:value-type="float" office:value="-1.43498" calcext:value-type="float">
            <text:p>-1.43498</text:p>
          </table:table-cell>
          <table:table-cell office:value-type="float" office:value="-1.35472" calcext:value-type="float">
            <text:p>-1.35472</text:p>
          </table:table-cell>
          <table:table-cell office:value-type="float" office:value="-1.27262" calcext:value-type="float">
            <text:p>-1.27262</text:p>
          </table:table-cell>
          <table:table-cell office:value-type="float" office:value="-1.18961" calcext:value-type="float">
            <text:p>-1.18961</text:p>
          </table:table-cell>
          <table:table-cell office:value-type="float" office:value="-1.1047699" calcext:value-type="float">
            <text:p>-1.1047699</text:p>
          </table:table-cell>
          <table:table-cell office:value-type="float" office:value="-1.0196199" calcext:value-type="float">
            <text:p>-1.0196199</text:p>
          </table:table-cell>
        </table:table-row>
        <table:table-row table:style-name="ro1">
          <table:table-cell office:value-type="float" office:value="-1.43437" calcext:value-type="float">
            <text:p>-1.43437</text:p>
          </table:table-cell>
          <table:table-cell office:value-type="float" office:value="-1.35411" calcext:value-type="float">
            <text:p>-1.35411</text:p>
          </table:table-cell>
          <table:table-cell office:value-type="float" office:value="-1.27201" calcext:value-type="float">
            <text:p>-1.27201</text:p>
          </table:table-cell>
          <table:table-cell office:value-type="float" office:value="-1.189" calcext:value-type="float">
            <text:p>-1.189</text:p>
          </table:table-cell>
          <table:table-cell office:value-type="float" office:value="-1.10416" calcext:value-type="float">
            <text:p>-1.10416</text:p>
          </table:table-cell>
          <table:table-cell office:value-type="float" office:value="-1.0190099" calcext:value-type="float">
            <text:p>-1.0190099</text:p>
          </table:table-cell>
        </table:table-row>
        <table:table-row table:style-name="ro1">
          <table:table-cell office:value-type="float" office:value="-1.43376" calcext:value-type="float">
            <text:p>-1.43376</text:p>
          </table:table-cell>
          <table:table-cell office:value-type="float" office:value="-1.3531899" calcext:value-type="float">
            <text:p>-1.3531899</text:p>
          </table:table-cell>
          <table:table-cell office:value-type="float" office:value="-1.2714" calcext:value-type="float">
            <text:p>-1.2714</text:p>
          </table:table-cell>
          <table:table-cell office:value-type="float" office:value="-1.18839" calcext:value-type="float">
            <text:p>-1.18839</text:p>
          </table:table-cell>
          <table:table-cell office:value-type="float" office:value="-1.10355" calcext:value-type="float">
            <text:p>-1.10355</text:p>
          </table:table-cell>
          <table:table-cell office:value-type="float" office:value="-1.0184" calcext:value-type="float">
            <text:p>-1.0184</text:p>
          </table:table-cell>
        </table:table-row>
        <table:table-row table:style-name="ro1">
          <table:table-cell office:value-type="float" office:value="-1.4331501" calcext:value-type="float">
            <text:p>-1.4331501</text:p>
          </table:table-cell>
          <table:table-cell office:value-type="float" office:value="-1.35228" calcext:value-type="float">
            <text:p>-1.35228</text:p>
          </table:table-cell>
          <table:table-cell office:value-type="float" office:value="-1.27079" calcext:value-type="float">
            <text:p>-1.27079</text:p>
          </table:table-cell>
          <table:table-cell office:value-type="float" office:value="-1.18778" calcext:value-type="float">
            <text:p>-1.18778</text:p>
          </table:table-cell>
          <table:table-cell office:value-type="float" office:value="-1.10294" calcext:value-type="float">
            <text:p>-1.10294</text:p>
          </table:table-cell>
          <table:table-cell office:value-type="float" office:value="-1.01779" calcext:value-type="float">
            <text:p>-1.01779</text:p>
          </table:table-cell>
        </table:table-row>
        <table:table-row table:style-name="ro1">
          <table:table-cell office:value-type="float" office:value="-1.4325401" calcext:value-type="float">
            <text:p>-1.4325401</text:p>
          </table:table-cell>
          <table:table-cell office:value-type="float" office:value="-1.35166" calcext:value-type="float">
            <text:p>-1.35166</text:p>
          </table:table-cell>
          <table:table-cell office:value-type="float" office:value="-1.27018" calcext:value-type="float">
            <text:p>-1.27018</text:p>
          </table:table-cell>
          <table:table-cell office:value-type="float" office:value="-1.18717" calcext:value-type="float">
            <text:p>-1.18717</text:p>
          </table:table-cell>
          <table:table-cell office:value-type="float" office:value="-1.10233" calcext:value-type="float">
            <text:p>-1.10233</text:p>
          </table:table-cell>
          <table:table-cell office:value-type="float" office:value="-1.01718" calcext:value-type="float">
            <text:p>-1.01718</text:p>
          </table:table-cell>
        </table:table-row>
        <table:table-row table:style-name="ro1">
          <table:table-cell office:value-type="float" office:value="-1.4319299" calcext:value-type="float">
            <text:p>-1.4319299</text:p>
          </table:table-cell>
          <table:table-cell office:value-type="float" office:value="-1.35136" calcext:value-type="float">
            <text:p>-1.35136</text:p>
          </table:table-cell>
          <table:table-cell office:value-type="float" office:value="-1.26957" calcext:value-type="float">
            <text:p>-1.26957</text:p>
          </table:table-cell>
          <table:table-cell office:value-type="float" office:value="-1.18625" calcext:value-type="float">
            <text:p>-1.18625</text:p>
          </table:table-cell>
          <table:table-cell office:value-type="float" office:value="-1.10172" calcext:value-type="float">
            <text:p>-1.10172</text:p>
          </table:table-cell>
          <table:table-cell office:value-type="float" office:value="-1.01657" calcext:value-type="float">
            <text:p>-1.01657</text:p>
          </table:table-cell>
        </table:table-row>
        <table:table-row table:style-name="ro1">
          <table:table-cell office:value-type="float" office:value="-1.43132" calcext:value-type="float">
            <text:p>-1.43132</text:p>
          </table:table-cell>
          <table:table-cell office:value-type="float" office:value="-1.35075" calcext:value-type="float">
            <text:p>-1.35075</text:p>
          </table:table-cell>
          <table:table-cell office:value-type="float" office:value="-1.26896" calcext:value-type="float">
            <text:p>-1.26896</text:p>
          </table:table-cell>
          <table:table-cell office:value-type="float" office:value="-1.18534" calcext:value-type="float">
            <text:p>-1.18534</text:p>
          </table:table-cell>
          <table:table-cell office:value-type="float" office:value="-1.10111" calcext:value-type="float">
            <text:p>-1.10111</text:p>
          </table:table-cell>
          <table:table-cell office:value-type="float" office:value="-1.01596" calcext:value-type="float">
            <text:p>-1.01596</text:p>
          </table:table-cell>
        </table:table-row>
        <table:table-row table:style-name="ro1">
          <table:table-cell office:value-type="float" office:value="-1.4304" calcext:value-type="float">
            <text:p>-1.4304</text:p>
          </table:table-cell>
          <table:table-cell office:value-type="float" office:value="-1.35014" calcext:value-type="float">
            <text:p>-1.35014</text:p>
          </table:table-cell>
          <table:table-cell office:value-type="float" office:value="-1.26835" calcext:value-type="float">
            <text:p>-1.26835</text:p>
          </table:table-cell>
          <table:table-cell office:value-type="float" office:value="-1.18442" calcext:value-type="float">
            <text:p>-1.18442</text:p>
          </table:table-cell>
          <table:table-cell office:value-type="float" office:value="-1.1005" calcext:value-type="float">
            <text:p>-1.1005</text:p>
          </table:table-cell>
          <table:table-cell office:value-type="float" office:value="-1.01535" calcext:value-type="float">
            <text:p>-1.01535</text:p>
          </table:table-cell>
        </table:table-row>
        <table:table-row table:style-name="ro1">
          <table:table-cell office:value-type="float" office:value="-1.42979" calcext:value-type="float">
            <text:p>-1.42979</text:p>
          </table:table-cell>
          <table:table-cell office:value-type="float" office:value="-1.34953" calcext:value-type="float">
            <text:p>-1.34953</text:p>
          </table:table-cell>
          <table:table-cell office:value-type="float" office:value="-1.26774" calcext:value-type="float">
            <text:p>-1.26774</text:p>
          </table:table-cell>
          <table:table-cell office:value-type="float" office:value="-1.1835099" calcext:value-type="float">
            <text:p>-1.1835099</text:p>
          </table:table-cell>
          <table:table-cell office:value-type="float" office:value="-1.09989" calcext:value-type="float">
            <text:p>-1.09989</text:p>
          </table:table-cell>
          <table:table-cell office:value-type="float" office:value="-1.01474" calcext:value-type="float">
            <text:p>-1.01474</text:p>
          </table:table-cell>
        </table:table-row>
        <table:table-row table:style-name="ro1">
          <table:table-cell office:value-type="float" office:value="-1.42918" calcext:value-type="float">
            <text:p>-1.42918</text:p>
          </table:table-cell>
          <table:table-cell office:value-type="float" office:value="-1.34892" calcext:value-type="float">
            <text:p>-1.34892</text:p>
          </table:table-cell>
          <table:table-cell office:value-type="float" office:value="-1.26713" calcext:value-type="float">
            <text:p>-1.26713</text:p>
          </table:table-cell>
          <table:table-cell office:value-type="float" office:value="-1.1829" calcext:value-type="float">
            <text:p>-1.1829</text:p>
          </table:table-cell>
          <table:table-cell office:value-type="float" office:value="-1.09928" calcext:value-type="float">
            <text:p>-1.09928</text:p>
          </table:table-cell>
          <table:table-cell office:value-type="float" office:value="-1.01413" calcext:value-type="float">
            <text:p>-1.01413</text:p>
          </table:table-cell>
        </table:table-row>
        <table:table-row table:style-name="ro1">
          <table:table-cell office:value-type="float" office:value="-1.42857" calcext:value-type="float">
            <text:p>-1.42857</text:p>
          </table:table-cell>
          <table:table-cell office:value-type="float" office:value="-1.34831" calcext:value-type="float">
            <text:p>-1.34831</text:p>
          </table:table-cell>
          <table:table-cell office:value-type="float" office:value="-1.26652" calcext:value-type="float">
            <text:p>-1.26652</text:p>
          </table:table-cell>
          <table:table-cell office:value-type="float" office:value="-1.18229" calcext:value-type="float">
            <text:p>-1.18229</text:p>
          </table:table-cell>
          <table:table-cell office:value-type="float" office:value="-1.09867" calcext:value-type="float">
            <text:p>-1.09867</text:p>
          </table:table-cell>
          <table:table-cell office:value-type="float" office:value="-1.01352" calcext:value-type="float">
            <text:p>-1.01352</text:p>
          </table:table-cell>
        </table:table-row>
        <table:table-row table:style-name="ro1">
          <table:table-cell office:value-type="float" office:value="-1.42796" calcext:value-type="float">
            <text:p>-1.42796</text:p>
          </table:table-cell>
          <table:table-cell office:value-type="float" office:value="-1.3477" calcext:value-type="float">
            <text:p>-1.3477</text:p>
          </table:table-cell>
          <table:table-cell office:value-type="float" office:value="-1.26591" calcext:value-type="float">
            <text:p>-1.26591</text:p>
          </table:table-cell>
          <table:table-cell office:value-type="float" office:value="-1.18168" calcext:value-type="float">
            <text:p>-1.18168</text:p>
          </table:table-cell>
          <table:table-cell office:value-type="float" office:value="-1.09806" calcext:value-type="float">
            <text:p>-1.09806</text:p>
          </table:table-cell>
          <table:table-cell office:value-type="float" office:value="-1.01291" calcext:value-type="float">
            <text:p>-1.01291</text:p>
          </table:table-cell>
        </table:table-row>
        <table:table-row table:style-name="ro1">
          <table:table-cell office:value-type="float" office:value="-1.42705" calcext:value-type="float">
            <text:p>-1.42705</text:p>
          </table:table-cell>
          <table:table-cell office:value-type="float" office:value="-1.3467799" calcext:value-type="float">
            <text:p>-1.3467799</text:p>
          </table:table-cell>
          <table:table-cell office:value-type="float" office:value="-1.2653" calcext:value-type="float">
            <text:p>-1.2653</text:p>
          </table:table-cell>
          <table:table-cell office:value-type="float" office:value="-1.18107" calcext:value-type="float">
            <text:p>-1.18107</text:p>
          </table:table-cell>
          <table:table-cell office:value-type="float" office:value="-1.09745" calcext:value-type="float">
            <text:p>-1.09745</text:p>
          </table:table-cell>
          <table:table-cell office:value-type="float" office:value="-1.0123" calcext:value-type="float">
            <text:p>-1.0123</text:p>
          </table:table-cell>
        </table:table-row>
        <table:table-row table:style-name="ro1">
          <table:table-cell office:value-type="float" office:value="-1.4261301" calcext:value-type="float">
            <text:p>-1.4261301</text:p>
          </table:table-cell>
          <table:table-cell office:value-type="float" office:value="-1.34587" calcext:value-type="float">
            <text:p>-1.34587</text:p>
          </table:table-cell>
          <table:table-cell office:value-type="float" office:value="-1.26469" calcext:value-type="float">
            <text:p>-1.26469</text:p>
          </table:table-cell>
          <table:table-cell office:value-type="float" office:value="-1.18046" calcext:value-type="float">
            <text:p>-1.18046</text:p>
          </table:table-cell>
          <table:table-cell office:value-type="float" office:value="-1.09684" calcext:value-type="float">
            <text:p>-1.09684</text:p>
          </table:table-cell>
          <table:table-cell office:value-type="float" office:value="-1.01169" calcext:value-type="float">
            <text:p>-1.01169</text:p>
          </table:table-cell>
        </table:table-row>
        <table:table-row table:style-name="ro1">
          <table:table-cell office:value-type="float" office:value="-1.42521" calcext:value-type="float">
            <text:p>-1.42521</text:p>
          </table:table-cell>
          <table:table-cell office:value-type="float" office:value="-1.34526" calcext:value-type="float">
            <text:p>-1.34526</text:p>
          </table:table-cell>
          <table:table-cell office:value-type="float" office:value="-1.26408" calcext:value-type="float">
            <text:p>-1.26408</text:p>
          </table:table-cell>
          <table:table-cell office:value-type="float" office:value="-1.17954" calcext:value-type="float">
            <text:p>-1.17954</text:p>
          </table:table-cell>
          <table:table-cell office:value-type="float" office:value="-1.09622" calcext:value-type="float">
            <text:p>-1.09622</text:p>
          </table:table-cell>
          <table:table-cell office:value-type="float" office:value="-1.01108" calcext:value-type="float">
            <text:p>-1.01108</text:p>
          </table:table-cell>
        </table:table-row>
        <table:table-row table:style-name="ro1">
          <table:table-cell office:value-type="float" office:value="-1.4243" calcext:value-type="float">
            <text:p>-1.4243</text:p>
          </table:table-cell>
          <table:table-cell office:value-type="float" office:value="-1.34465" calcext:value-type="float">
            <text:p>-1.34465</text:p>
          </table:table-cell>
          <table:table-cell office:value-type="float" office:value="-1.2634701" calcext:value-type="float">
            <text:p>-1.2634701</text:p>
          </table:table-cell>
          <table:table-cell office:value-type="float" office:value="-1.17862" calcext:value-type="float">
            <text:p>-1.17862</text:p>
          </table:table-cell>
          <table:table-cell office:value-type="float" office:value="-1.09561" calcext:value-type="float">
            <text:p>-1.09561</text:p>
          </table:table-cell>
          <table:table-cell office:value-type="float" office:value="-1.01047" calcext:value-type="float">
            <text:p>-1.01047</text:p>
          </table:table-cell>
        </table:table-row>
        <table:table-row table:style-name="ro1">
          <table:table-cell office:value-type="float" office:value="-1.42369" calcext:value-type="float">
            <text:p>-1.42369</text:p>
          </table:table-cell>
          <table:table-cell office:value-type="float" office:value="-1.34434" calcext:value-type="float">
            <text:p>-1.34434</text:p>
          </table:table-cell>
          <table:table-cell office:value-type="float" office:value="-1.2622499" calcext:value-type="float">
            <text:p>-1.2622499</text:p>
          </table:table-cell>
          <table:table-cell office:value-type="float" office:value="-1.17801" calcext:value-type="float">
            <text:p>-1.17801</text:p>
          </table:table-cell>
          <table:table-cell office:value-type="float" office:value="-1.095" calcext:value-type="float">
            <text:p>-1.095</text:p>
          </table:table-cell>
          <table:table-cell office:value-type="float" office:value="-1.00986" calcext:value-type="float">
            <text:p>-1.00986</text:p>
          </table:table-cell>
        </table:table-row>
        <table:table-row table:style-name="ro1">
          <table:table-cell office:value-type="float" office:value="-1.42308" calcext:value-type="float">
            <text:p>-1.42308</text:p>
          </table:table-cell>
          <table:table-cell office:value-type="float" office:value="-1.34373" calcext:value-type="float">
            <text:p>-1.34373</text:p>
          </table:table-cell>
          <table:table-cell office:value-type="float" office:value="-1.26164" calcext:value-type="float">
            <text:p>-1.26164</text:p>
          </table:table-cell>
          <table:table-cell office:value-type="float" office:value="-1.1774" calcext:value-type="float">
            <text:p>-1.1774</text:p>
          </table:table-cell>
          <table:table-cell office:value-type="float" office:value="-1.09439" calcext:value-type="float">
            <text:p>-1.09439</text:p>
          </table:table-cell>
          <table:table-cell office:value-type="float" office:value="-1.00925" calcext:value-type="float">
            <text:p>-1.00925</text:p>
          </table:table-cell>
        </table:table-row>
        <table:table-row table:style-name="ro1">
          <table:table-cell office:value-type="float" office:value="-1.42247" calcext:value-type="float">
            <text:p>-1.42247</text:p>
          </table:table-cell>
          <table:table-cell office:value-type="float" office:value="-1.34312" calcext:value-type="float">
            <text:p>-1.34312</text:p>
          </table:table-cell>
          <table:table-cell office:value-type="float" office:value="-1.26072" calcext:value-type="float">
            <text:p>-1.26072</text:p>
          </table:table-cell>
          <table:table-cell office:value-type="float" office:value="-1.17679" calcext:value-type="float">
            <text:p>-1.17679</text:p>
          </table:table-cell>
          <table:table-cell office:value-type="float" office:value="-1.09348" calcext:value-type="float">
            <text:p>-1.09348</text:p>
          </table:table-cell>
          <table:table-cell office:value-type="float" office:value="-1.0086401" calcext:value-type="float">
            <text:p>-1.0086401</text:p>
          </table:table-cell>
        </table:table-row>
        <table:table-row table:style-name="ro1">
          <table:table-cell office:value-type="float" office:value="-1.42186" calcext:value-type="float">
            <text:p>-1.42186</text:p>
          </table:table-cell>
          <table:table-cell office:value-type="float" office:value="-1.34251" calcext:value-type="float">
            <text:p>-1.34251</text:p>
          </table:table-cell>
          <table:table-cell office:value-type="float" office:value="-1.2598" calcext:value-type="float">
            <text:p>-1.2598</text:p>
          </table:table-cell>
          <table:table-cell office:value-type="float" office:value="-1.17618" calcext:value-type="float">
            <text:p>-1.17618</text:p>
          </table:table-cell>
          <table:table-cell office:value-type="float" office:value="-1.09287" calcext:value-type="float">
            <text:p>-1.09287</text:p>
          </table:table-cell>
          <table:table-cell office:value-type="float" office:value="-1.0080301" calcext:value-type="float">
            <text:p>-1.0080301</text:p>
          </table:table-cell>
        </table:table-row>
        <table:table-row table:style-name="ro1">
          <table:table-cell office:value-type="float" office:value="-1.42125" calcext:value-type="float">
            <text:p>-1.42125</text:p>
          </table:table-cell>
          <table:table-cell office:value-type="float" office:value="-1.3419" calcext:value-type="float">
            <text:p>-1.3419</text:p>
          </table:table-cell>
          <table:table-cell office:value-type="float" office:value="-1.25919" calcext:value-type="float">
            <text:p>-1.25919</text:p>
          </table:table-cell>
          <table:table-cell office:value-type="float" office:value="-1.17557" calcext:value-type="float">
            <text:p>-1.17557</text:p>
          </table:table-cell>
          <table:table-cell office:value-type="float" office:value="-1.09226" calcext:value-type="float">
            <text:p>-1.09226</text:p>
          </table:table-cell>
          <table:table-cell office:value-type="float" office:value="-1.0074199" calcext:value-type="float">
            <text:p>-1.0074199</text:p>
          </table:table-cell>
        </table:table-row>
        <table:table-row table:style-name="ro1">
          <table:table-cell office:value-type="float" office:value="-1.42064" calcext:value-type="float">
            <text:p>-1.42064</text:p>
          </table:table-cell>
          <table:table-cell office:value-type="float" office:value="-1.34129" calcext:value-type="float">
            <text:p>-1.34129</text:p>
          </table:table-cell>
          <table:table-cell office:value-type="float" office:value="-1.25858" calcext:value-type="float">
            <text:p>-1.25858</text:p>
          </table:table-cell>
          <table:table-cell office:value-type="float" office:value="-1.17496" calcext:value-type="float">
            <text:p>-1.17496</text:p>
          </table:table-cell>
          <table:table-cell office:value-type="float" office:value="-1.09165" calcext:value-type="float">
            <text:p>-1.09165</text:p>
          </table:table-cell>
          <table:table-cell office:value-type="float" office:value="-1.0068099" calcext:value-type="float">
            <text:p>-1.0068099</text:p>
          </table:table-cell>
        </table:table-row>
        <table:table-row table:style-name="ro1">
          <table:table-cell office:value-type="float" office:value="-1.42003" calcext:value-type="float">
            <text:p>-1.42003</text:p>
          </table:table-cell>
          <table:table-cell office:value-type="float" office:value="-1.34068" calcext:value-type="float">
            <text:p>-1.34068</text:p>
          </table:table-cell>
          <table:table-cell office:value-type="float" office:value="-1.25797" calcext:value-type="float">
            <text:p>-1.25797</text:p>
          </table:table-cell>
          <table:table-cell office:value-type="float" office:value="-1.17435" calcext:value-type="float">
            <text:p>-1.17435</text:p>
          </table:table-cell>
          <table:table-cell office:value-type="float" office:value="-1.09104" calcext:value-type="float">
            <text:p>-1.09104</text:p>
          </table:table-cell>
          <table:table-cell office:value-type="float" office:value="-1.0062" calcext:value-type="float">
            <text:p>-1.0062</text:p>
          </table:table-cell>
        </table:table-row>
        <table:table-row table:style-name="ro1">
          <table:table-cell office:value-type="float" office:value="-1.41942" calcext:value-type="float">
            <text:p>-1.41942</text:p>
          </table:table-cell>
          <table:table-cell office:value-type="float" office:value="-1.34007" calcext:value-type="float">
            <text:p>-1.34007</text:p>
          </table:table-cell>
          <table:table-cell office:value-type="float" office:value="-1.25736" calcext:value-type="float">
            <text:p>-1.25736</text:p>
          </table:table-cell>
          <table:table-cell office:value-type="float" office:value="-1.17374" calcext:value-type="float">
            <text:p>-1.17374</text:p>
          </table:table-cell>
          <table:table-cell office:value-type="float" office:value="-1.09043" calcext:value-type="float">
            <text:p>-1.09043</text:p>
          </table:table-cell>
          <table:table-cell office:value-type="float" office:value="-1.0055799" calcext:value-type="float">
            <text:p>-1.0055799</text:p>
          </table:table-cell>
        </table:table-row>
        <table:table-row table:style-name="ro1">
          <table:table-cell office:value-type="float" office:value="-1.41881" calcext:value-type="float">
            <text:p>-1.41881</text:p>
          </table:table-cell>
          <table:table-cell office:value-type="float" office:value="-1.33946" calcext:value-type="float">
            <text:p>-1.33946</text:p>
          </table:table-cell>
          <table:table-cell office:value-type="float" office:value="-1.25675" calcext:value-type="float">
            <text:p>-1.25675</text:p>
          </table:table-cell>
          <table:table-cell office:value-type="float" office:value="-1.17283" calcext:value-type="float">
            <text:p>-1.17283</text:p>
          </table:table-cell>
          <table:table-cell office:value-type="float" office:value="-1.08982" calcext:value-type="float">
            <text:p>-1.08982</text:p>
          </table:table-cell>
          <table:table-cell office:value-type="float" office:value="-1.00497" calcext:value-type="float">
            <text:p>-1.00497</text:p>
          </table:table-cell>
        </table:table-row>
        <table:table-row table:style-name="ro1">
          <table:table-cell office:value-type="float" office:value="-1.4182" calcext:value-type="float">
            <text:p>-1.4182</text:p>
          </table:table-cell>
          <table:table-cell office:value-type="float" office:value="-1.33885" calcext:value-type="float">
            <text:p>-1.33885</text:p>
          </table:table-cell>
          <table:table-cell office:value-type="float" office:value="-1.2558399" calcext:value-type="float">
            <text:p>-1.2558399</text:p>
          </table:table-cell>
          <table:table-cell office:value-type="float" office:value="-1.17191" calcext:value-type="float">
            <text:p>-1.17191</text:p>
          </table:table-cell>
          <table:table-cell office:value-type="float" office:value="-1.08921" calcext:value-type="float">
            <text:p>-1.08921</text:p>
          </table:table-cell>
          <table:table-cell office:value-type="float" office:value="-1.00436" calcext:value-type="float">
            <text:p>-1.00436</text:p>
          </table:table-cell>
        </table:table-row>
        <table:table-row table:style-name="ro1">
          <table:table-cell office:value-type="float" office:value="-1.41758" calcext:value-type="float">
            <text:p>-1.41758</text:p>
          </table:table-cell>
          <table:table-cell office:value-type="float" office:value="-1.33824" calcext:value-type="float">
            <text:p>-1.33824</text:p>
          </table:table-cell>
          <table:table-cell office:value-type="float" office:value="-1.25462" calcext:value-type="float">
            <text:p>-1.25462</text:p>
          </table:table-cell>
          <table:table-cell office:value-type="float" office:value="-1.171" calcext:value-type="float">
            <text:p>-1.171</text:p>
          </table:table-cell>
          <table:table-cell office:value-type="float" office:value="-1.0886" calcext:value-type="float">
            <text:p>-1.0886</text:p>
          </table:table-cell>
          <table:table-cell office:value-type="float" office:value="-1.00375" calcext:value-type="float">
            <text:p>-1.00375</text:p>
          </table:table-cell>
        </table:table-row>
        <table:table-row table:style-name="ro1">
          <table:table-cell office:value-type="float" office:value="-1.41697" calcext:value-type="float">
            <text:p>-1.41697</text:p>
          </table:table-cell>
          <table:table-cell office:value-type="float" office:value="-1.33763" calcext:value-type="float">
            <text:p>-1.33763</text:p>
          </table:table-cell>
          <table:table-cell office:value-type="float" office:value="-1.25401" calcext:value-type="float">
            <text:p>-1.25401</text:p>
          </table:table-cell>
          <table:table-cell office:value-type="float" office:value="-1.17038" calcext:value-type="float">
            <text:p>-1.17038</text:p>
          </table:table-cell>
          <table:table-cell office:value-type="float" office:value="-1.08798" calcext:value-type="float">
            <text:p>-1.08798</text:p>
          </table:table-cell>
          <table:table-cell office:value-type="float" office:value="-1.00314" calcext:value-type="float">
            <text:p>-1.00314</text:p>
          </table:table-cell>
        </table:table-row>
        <table:table-row table:style-name="ro1">
          <table:table-cell office:value-type="float" office:value="-1.41636" calcext:value-type="float">
            <text:p>-1.41636</text:p>
          </table:table-cell>
          <table:table-cell office:value-type="float" office:value="-1.33702" calcext:value-type="float">
            <text:p>-1.33702</text:p>
          </table:table-cell>
          <table:table-cell office:value-type="float" office:value="-1.2534" calcext:value-type="float">
            <text:p>-1.2534</text:p>
          </table:table-cell>
          <table:table-cell office:value-type="float" office:value="-1.16977" calcext:value-type="float">
            <text:p>-1.16977</text:p>
          </table:table-cell>
          <table:table-cell office:value-type="float" office:value="-1.08737" calcext:value-type="float">
            <text:p>-1.08737</text:p>
          </table:table-cell>
          <table:table-cell office:value-type="float" office:value="-1.00253" calcext:value-type="float">
            <text:p>-1.00253</text:p>
          </table:table-cell>
        </table:table-row>
        <table:table-row table:style-name="ro1">
          <table:table-cell office:value-type="float" office:value="-1.41575" calcext:value-type="float">
            <text:p>-1.41575</text:p>
          </table:table-cell>
          <table:table-cell office:value-type="float" office:value="-1.33641" calcext:value-type="float">
            <text:p>-1.33641</text:p>
          </table:table-cell>
          <table:table-cell office:value-type="float" office:value="-1.25278" calcext:value-type="float">
            <text:p>-1.25278</text:p>
          </table:table-cell>
          <table:table-cell office:value-type="float" office:value="-1.16947" calcext:value-type="float">
            <text:p>-1.16947</text:p>
          </table:table-cell>
          <table:table-cell office:value-type="float" office:value="-1.08676" calcext:value-type="float">
            <text:p>-1.08676</text:p>
          </table:table-cell>
          <table:table-cell office:value-type="float" office:value="-1.00192" calcext:value-type="float">
            <text:p>-1.00192</text:p>
          </table:table-cell>
        </table:table-row>
        <table:table-row table:style-name="ro1">
          <table:table-cell office:value-type="float" office:value="-1.41514" calcext:value-type="float">
            <text:p>-1.41514</text:p>
          </table:table-cell>
          <table:table-cell office:value-type="float" office:value="-1.3358001" calcext:value-type="float">
            <text:p>-1.3358001</text:p>
          </table:table-cell>
          <table:table-cell office:value-type="float" office:value="-1.25187" calcext:value-type="float">
            <text:p>-1.25187</text:p>
          </table:table-cell>
          <table:table-cell office:value-type="float" office:value="-1.16886" calcext:value-type="float">
            <text:p>-1.16886</text:p>
          </table:table-cell>
          <table:table-cell office:value-type="float" office:value="-1.0861501" calcext:value-type="float">
            <text:p>-1.0861501</text:p>
          </table:table-cell>
          <table:table-cell office:value-type="float" office:value="-1.00131" calcext:value-type="float">
            <text:p>-1.00131</text:p>
          </table:table-cell>
        </table:table-row>
        <table:table-row table:style-name="ro1">
          <table:table-cell office:value-type="float" office:value="-1.41453" calcext:value-type="float">
            <text:p>-1.41453</text:p>
          </table:table-cell>
          <table:table-cell office:value-type="float" office:value="-1.33518" calcext:value-type="float">
            <text:p>-1.33518</text:p>
          </table:table-cell>
          <table:table-cell office:value-type="float" office:value="-1.25126" calcext:value-type="float">
            <text:p>-1.25126</text:p>
          </table:table-cell>
          <table:table-cell office:value-type="float" office:value="-1.16825" calcext:value-type="float">
            <text:p>-1.16825</text:p>
          </table:table-cell>
          <table:table-cell office:value-type="float" office:value="-1.0855401" calcext:value-type="float">
            <text:p>-1.0855401</text:p>
          </table:table-cell>
          <table:table-cell office:value-type="float" office:value="-1.0007" calcext:value-type="float">
            <text:p>-1.0007</text:p>
          </table:table-cell>
        </table:table-row>
        <table:table-row table:style-name="ro1">
          <table:table-cell office:value-type="float" office:value="-1.41362" calcext:value-type="float">
            <text:p>-1.41362</text:p>
          </table:table-cell>
          <table:table-cell office:value-type="float" office:value="-1.3345701" calcext:value-type="float">
            <text:p>-1.3345701</text:p>
          </table:table-cell>
          <table:table-cell office:value-type="float" office:value="-1.25065" calcext:value-type="float">
            <text:p>-1.25065</text:p>
          </table:table-cell>
          <table:table-cell office:value-type="float" office:value="-1.16764" calcext:value-type="float">
            <text:p>-1.16764</text:p>
          </table:table-cell>
          <table:table-cell office:value-type="float" office:value="-1.0849299" calcext:value-type="float">
            <text:p>-1.0849299</text:p>
          </table:table-cell>
          <table:table-cell office:value-type="float" office:value="-1.00009" calcext:value-type="float">
            <text:p>-1.00009</text:p>
          </table:table-cell>
        </table:table-row>
        <table:table-row table:style-name="ro1">
          <table:table-cell office:value-type="float" office:value="-1.4127001" calcext:value-type="float">
            <text:p>-1.4127001</text:p>
          </table:table-cell>
          <table:table-cell office:value-type="float" office:value="-1.3339601" calcext:value-type="float">
            <text:p>-1.3339601</text:p>
          </table:table-cell>
          <table:table-cell office:value-type="float" office:value="-1.2500401" calcext:value-type="float">
            <text:p>-1.2500401</text:p>
          </table:table-cell>
          <table:table-cell office:value-type="float" office:value="-1.16703" calcext:value-type="float">
            <text:p>-1.16703</text:p>
          </table:table-cell>
          <table:table-cell office:value-type="float" office:value="-1.0843199" calcext:value-type="float">
            <text:p>-1.0843199</text:p>
          </table:table-cell>
          <table:table-cell office:value-type="float" office:value="-0.99918002" calcext:value-type="float">
            <text:p>-0.99918002</text:p>
          </table:table-cell>
        </table:table-row>
        <table:table-row table:style-name="ro1">
          <table:table-cell office:value-type="float" office:value="-1.4120899" calcext:value-type="float">
            <text:p>-1.4120899</text:p>
          </table:table-cell>
          <table:table-cell office:value-type="float" office:value="-1.3333499" calcext:value-type="float">
            <text:p>-1.3333499</text:p>
          </table:table-cell>
          <table:table-cell office:value-type="float" office:value="-1.2494299" calcext:value-type="float">
            <text:p>-1.2494299</text:p>
          </table:table-cell>
          <table:table-cell office:value-type="float" office:value="-1.16642" calcext:value-type="float">
            <text:p>-1.16642</text:p>
          </table:table-cell>
          <table:table-cell office:value-type="float" office:value="-1.08341" calcext:value-type="float">
            <text:p>-1.08341</text:p>
          </table:table-cell>
          <table:table-cell office:value-type="float" office:value="-0.99857002" calcext:value-type="float">
            <text:p>-0.99857002</text:p>
          </table:table-cell>
        </table:table-row>
        <table:table-row table:style-name="ro1">
          <table:table-cell office:value-type="float" office:value="-1.4114799" calcext:value-type="float">
            <text:p>-1.4114799</text:p>
          </table:table-cell>
          <table:table-cell office:value-type="float" office:value="-1.3327399" calcext:value-type="float">
            <text:p>-1.3327399</text:p>
          </table:table-cell>
          <table:table-cell office:value-type="float" office:value="-1.2488199" calcext:value-type="float">
            <text:p>-1.2488199</text:p>
          </table:table-cell>
          <table:table-cell office:value-type="float" office:value="-1.16581" calcext:value-type="float">
            <text:p>-1.16581</text:p>
          </table:table-cell>
          <table:table-cell office:value-type="float" office:value="-1.0828" calcext:value-type="float">
            <text:p>-1.0828</text:p>
          </table:table-cell>
          <table:table-cell office:value-type="float" office:value="-0.99765003" calcext:value-type="float">
            <text:p>-0.99765003</text:p>
          </table:table-cell>
        </table:table-row>
        <table:table-row table:style-name="ro1">
          <table:table-cell office:value-type="float" office:value="-1.41087" calcext:value-type="float">
            <text:p>-1.41087</text:p>
          </table:table-cell>
          <table:table-cell office:value-type="float" office:value="-1.33213" calcext:value-type="float">
            <text:p>-1.33213</text:p>
          </table:table-cell>
          <table:table-cell office:value-type="float" office:value="-1.24821" calcext:value-type="float">
            <text:p>-1.24821</text:p>
          </table:table-cell>
          <table:table-cell office:value-type="float" office:value="-1.1652" calcext:value-type="float">
            <text:p>-1.1652</text:p>
          </table:table-cell>
          <table:table-cell office:value-type="float" office:value="-1.08219" calcext:value-type="float">
            <text:p>-1.08219</text:p>
          </table:table-cell>
          <table:table-cell office:value-type="float" office:value="-0.99673003" calcext:value-type="float">
            <text:p>-0.99673003</text:p>
          </table:table-cell>
        </table:table-row>
        <table:table-row table:style-name="ro1">
          <table:table-cell office:value-type="float" office:value="-1.40996" calcext:value-type="float">
            <text:p>-1.40996</text:p>
          </table:table-cell>
          <table:table-cell office:value-type="float" office:value="-1.33152" calcext:value-type="float">
            <text:p>-1.33152</text:p>
          </table:table-cell>
          <table:table-cell office:value-type="float" office:value="-1.2476" calcext:value-type="float">
            <text:p>-1.2476</text:p>
          </table:table-cell>
          <table:table-cell office:value-type="float" office:value="-1.16459" calcext:value-type="float">
            <text:p>-1.16459</text:p>
          </table:table-cell>
          <table:table-cell office:value-type="float" office:value="-1.08158" calcext:value-type="float">
            <text:p>-1.08158</text:p>
          </table:table-cell>
          <table:table-cell office:value-type="float" office:value="-0.99611998" calcext:value-type="float">
            <text:p>-0.99611998</text:p>
          </table:table-cell>
        </table:table-row>
        <table:table-row table:style-name="ro1">
          <table:table-cell office:value-type="float" office:value="-1.40934" calcext:value-type="float">
            <text:p>-1.40934</text:p>
          </table:table-cell>
          <table:table-cell office:value-type="float" office:value="-1.33091" calcext:value-type="float">
            <text:p>-1.33091</text:p>
          </table:table-cell>
          <table:table-cell office:value-type="float" office:value="-1.24699" calcext:value-type="float">
            <text:p>-1.24699</text:p>
          </table:table-cell>
          <table:table-cell office:value-type="float" office:value="-1.1636699" calcext:value-type="float">
            <text:p>-1.1636699</text:p>
          </table:table-cell>
          <table:table-cell office:value-type="float" office:value="-1.08097" calcext:value-type="float">
            <text:p>-1.08097</text:p>
          </table:table-cell>
          <table:table-cell office:value-type="float" office:value="-0.99520999" calcext:value-type="float">
            <text:p>-0.99520999</text:p>
          </table:table-cell>
        </table:table-row>
        <table:table-row table:style-name="ro1">
          <table:table-cell office:value-type="float" office:value="-1.40873" calcext:value-type="float">
            <text:p>-1.40873</text:p>
          </table:table-cell>
          <table:table-cell office:value-type="float" office:value="-1.3303" calcext:value-type="float">
            <text:p>-1.3303</text:p>
          </table:table-cell>
          <table:table-cell office:value-type="float" office:value="-1.24668" calcext:value-type="float">
            <text:p>-1.24668</text:p>
          </table:table-cell>
          <table:table-cell office:value-type="float" office:value="-1.16276" calcext:value-type="float">
            <text:p>-1.16276</text:p>
          </table:table-cell>
          <table:table-cell office:value-type="float" office:value="-1.0803601" calcext:value-type="float">
            <text:p>-1.0803601</text:p>
          </table:table-cell>
          <table:table-cell office:value-type="float" office:value="-0.99428999" calcext:value-type="float">
            <text:p>-0.99428999</text:p>
          </table:table-cell>
        </table:table-row>
        <table:table-row table:style-name="ro1">
          <table:table-cell office:value-type="float" office:value="-1.40812" calcext:value-type="float">
            <text:p>-1.40812</text:p>
          </table:table-cell>
          <table:table-cell office:value-type="float" office:value="-1.32969" calcext:value-type="float">
            <text:p>-1.32969</text:p>
          </table:table-cell>
          <table:table-cell office:value-type="float" office:value="-1.24607" calcext:value-type="float">
            <text:p>-1.24607</text:p>
          </table:table-cell>
          <table:table-cell office:value-type="float" office:value="-1.16214" calcext:value-type="float">
            <text:p>-1.16214</text:p>
          </table:table-cell>
          <table:table-cell office:value-type="float" office:value="-1.07974" calcext:value-type="float">
            <text:p>-1.07974</text:p>
          </table:table-cell>
          <table:table-cell office:value-type="float" office:value="-0.99368" calcext:value-type="float">
            <text:p>-0.99368</text:p>
          </table:table-cell>
        </table:table-row>
        <table:table-row table:style-name="ro1">
          <table:table-cell office:value-type="float" office:value="-1.40751" calcext:value-type="float">
            <text:p>-1.40751</text:p>
          </table:table-cell>
          <table:table-cell office:value-type="float" office:value="-1.32908" calcext:value-type="float">
            <text:p>-1.32908</text:p>
          </table:table-cell>
          <table:table-cell office:value-type="float" office:value="-1.24546" calcext:value-type="float">
            <text:p>-1.24546</text:p>
          </table:table-cell>
          <table:table-cell office:value-type="float" office:value="-1.16153" calcext:value-type="float">
            <text:p>-1.16153</text:p>
          </table:table-cell>
          <table:table-cell office:value-type="float" office:value="-1.0791301" calcext:value-type="float">
            <text:p>-1.0791301</text:p>
          </table:table-cell>
          <table:table-cell office:value-type="float" office:value="-0.99277002" calcext:value-type="float">
            <text:p>-0.99277002</text:p>
          </table:table-cell>
        </table:table-row>
        <table:table-row table:style-name="ro1">
          <table:table-cell office:value-type="float" office:value="-1.4069" calcext:value-type="float">
            <text:p>-1.4069</text:p>
          </table:table-cell>
          <table:table-cell office:value-type="float" office:value="-1.32847" calcext:value-type="float">
            <text:p>-1.32847</text:p>
          </table:table-cell>
          <table:table-cell office:value-type="float" office:value="-1.24485" calcext:value-type="float">
            <text:p>-1.24485</text:p>
          </table:table-cell>
          <table:table-cell office:value-type="float" office:value="-1.16092" calcext:value-type="float">
            <text:p>-1.16092</text:p>
          </table:table-cell>
          <table:table-cell office:value-type="float" office:value="-1.0785201" calcext:value-type="float">
            <text:p>-1.0785201</text:p>
          </table:table-cell>
          <table:table-cell office:value-type="float" office:value="-0.99185002" calcext:value-type="float">
            <text:p>-0.99185002</text:p>
          </table:table-cell>
        </table:table-row>
        <table:table-row table:style-name="ro1">
          <table:table-cell office:value-type="float" office:value="-1.4062901" calcext:value-type="float">
            <text:p>-1.4062901</text:p>
          </table:table-cell>
          <table:table-cell office:value-type="float" office:value="-1.32786" calcext:value-type="float">
            <text:p>-1.32786</text:p>
          </table:table-cell>
          <table:table-cell office:value-type="float" office:value="-1.24393" calcext:value-type="float">
            <text:p>-1.24393</text:p>
          </table:table-cell>
          <table:table-cell office:value-type="float" office:value="-1.16031" calcext:value-type="float">
            <text:p>-1.16031</text:p>
          </table:table-cell>
          <table:table-cell office:value-type="float" office:value="-1.0779099" calcext:value-type="float">
            <text:p>-1.0779099</text:p>
          </table:table-cell>
          <table:table-cell office:value-type="float" office:value="-0.99124002" calcext:value-type="float">
            <text:p>-0.99124002</text:p>
          </table:table-cell>
        </table:table-row>
        <table:table-row table:style-name="ro1">
          <table:table-cell office:value-type="float" office:value="-1.4056799" calcext:value-type="float">
            <text:p>-1.4056799</text:p>
          </table:table-cell>
          <table:table-cell office:value-type="float" office:value="-1.32725" calcext:value-type="float">
            <text:p>-1.32725</text:p>
          </table:table-cell>
          <table:table-cell office:value-type="float" office:value="-1.24332" calcext:value-type="float">
            <text:p>-1.24332</text:p>
          </table:table-cell>
          <table:table-cell office:value-type="float" office:value="-1.1597" calcext:value-type="float">
            <text:p>-1.1597</text:p>
          </table:table-cell>
          <table:table-cell office:value-type="float" office:value="-1.0773" calcext:value-type="float">
            <text:p>-1.0773</text:p>
          </table:table-cell>
          <table:table-cell office:value-type="float" office:value="-0.99032998" calcext:value-type="float">
            <text:p>-0.99032998</text:p>
          </table:table-cell>
        </table:table-row>
        <table:table-row table:style-name="ro1">
          <table:table-cell office:value-type="float" office:value="-1.4050699" calcext:value-type="float">
            <text:p>-1.4050699</text:p>
          </table:table-cell>
          <table:table-cell office:value-type="float" office:value="-1.32664" calcext:value-type="float">
            <text:p>-1.32664</text:p>
          </table:table-cell>
          <table:table-cell office:value-type="float" office:value="-1.24271" calcext:value-type="float">
            <text:p>-1.24271</text:p>
          </table:table-cell>
          <table:table-cell office:value-type="float" office:value="-1.15909" calcext:value-type="float">
            <text:p>-1.15909</text:p>
          </table:table-cell>
          <table:table-cell office:value-type="float" office:value="-1.07669" calcext:value-type="float">
            <text:p>-1.07669</text:p>
          </table:table-cell>
          <table:table-cell office:value-type="float" office:value="-0.98940998" calcext:value-type="float">
            <text:p>-0.98940998</text:p>
          </table:table-cell>
        </table:table-row>
        <table:table-row table:style-name="ro1">
          <table:table-cell office:value-type="float" office:value="-1.40446" calcext:value-type="float">
            <text:p>-1.40446</text:p>
          </table:table-cell>
          <table:table-cell office:value-type="float" office:value="-1.32603" calcext:value-type="float">
            <text:p>-1.32603</text:p>
          </table:table-cell>
          <table:table-cell office:value-type="float" office:value="-1.2421" calcext:value-type="float">
            <text:p>-1.2421</text:p>
          </table:table-cell>
          <table:table-cell office:value-type="float" office:value="-1.15848" calcext:value-type="float">
            <text:p>-1.15848</text:p>
          </table:table-cell>
          <table:table-cell office:value-type="float" office:value="-1.07608" calcext:value-type="float">
            <text:p>-1.07608</text:p>
          </table:table-cell>
          <table:table-cell office:value-type="float" office:value="-0.98848999" calcext:value-type="float">
            <text:p>-0.98848999</text:p>
          </table:table-cell>
        </table:table-row>
        <table:table-row table:style-name="ro1">
          <table:table-cell office:value-type="float" office:value="-1.40385" calcext:value-type="float">
            <text:p>-1.40385</text:p>
          </table:table-cell>
          <table:table-cell office:value-type="float" office:value="-1.32542" calcext:value-type="float">
            <text:p>-1.32542</text:p>
          </table:table-cell>
          <table:table-cell office:value-type="float" office:value="-1.24149" calcext:value-type="float">
            <text:p>-1.24149</text:p>
          </table:table-cell>
          <table:table-cell office:value-type="float" office:value="-1.1578701" calcext:value-type="float">
            <text:p>-1.1578701</text:p>
          </table:table-cell>
          <table:table-cell office:value-type="float" office:value="-1.07547" calcext:value-type="float">
            <text:p>-1.07547</text:p>
          </table:table-cell>
          <table:table-cell office:value-type="float" office:value="-0.98758" calcext:value-type="float">
            <text:p>-0.98758</text:p>
          </table:table-cell>
        </table:table-row>
        <table:table-row table:style-name="ro1">
          <table:table-cell office:value-type="float" office:value="-1.40324" calcext:value-type="float">
            <text:p>-1.40324</text:p>
          </table:table-cell>
          <table:table-cell office:value-type="float" office:value="-1.32481" calcext:value-type="float">
            <text:p>-1.32481</text:p>
          </table:table-cell>
          <table:table-cell office:value-type="float" office:value="-1.24088" calcext:value-type="float">
            <text:p>-1.24088</text:p>
          </table:table-cell>
          <table:table-cell office:value-type="float" office:value="-1.1572599" calcext:value-type="float">
            <text:p>-1.1572599</text:p>
          </table:table-cell>
          <table:table-cell office:value-type="float" office:value="-1.07486" calcext:value-type="float">
            <text:p>-1.07486</text:p>
          </table:table-cell>
          <table:table-cell office:value-type="float" office:value="-0.98697001" calcext:value-type="float">
            <text:p>-0.98697001</text:p>
          </table:table-cell>
        </table:table-row>
        <table:table-row table:style-name="ro1">
          <table:table-cell office:value-type="float" office:value="-1.40263" calcext:value-type="float">
            <text:p>-1.40263</text:p>
          </table:table-cell>
          <table:table-cell office:value-type="float" office:value="-1.3242" calcext:value-type="float">
            <text:p>-1.3242</text:p>
          </table:table-cell>
          <table:table-cell office:value-type="float" office:value="-1.24027" calcext:value-type="float">
            <text:p>-1.24027</text:p>
          </table:table-cell>
          <table:table-cell office:value-type="float" office:value="-1.1566499" calcext:value-type="float">
            <text:p>-1.1566499</text:p>
          </table:table-cell>
          <table:table-cell office:value-type="float" office:value="-1.0739501" calcext:value-type="float">
            <text:p>-1.0739501</text:p>
          </table:table-cell>
          <table:table-cell office:value-type="float" office:value="-0.98636001" calcext:value-type="float">
            <text:p>-0.98636001</text:p>
          </table:table-cell>
        </table:table-row>
        <table:table-row table:style-name="ro1">
          <table:table-cell office:value-type="float" office:value="-1.40202" calcext:value-type="float">
            <text:p>-1.40202</text:p>
          </table:table-cell>
          <table:table-cell office:value-type="float" office:value="-1.32328" calcext:value-type="float">
            <text:p>-1.32328</text:p>
          </table:table-cell>
          <table:table-cell office:value-type="float" office:value="-1.23966" calcext:value-type="float">
            <text:p>-1.23966</text:p>
          </table:table-cell>
          <table:table-cell office:value-type="float" office:value="-1.15604" calcext:value-type="float">
            <text:p>-1.15604</text:p>
          </table:table-cell>
          <table:table-cell office:value-type="float" office:value="-1.07303" calcext:value-type="float">
            <text:p>-1.07303</text:p>
          </table:table-cell>
          <table:table-cell office:value-type="float" office:value="-0.98544002" calcext:value-type="float">
            <text:p>-0.98544002</text:p>
          </table:table-cell>
        </table:table-row>
        <table:table-row table:style-name="ro1">
          <table:table-cell office:value-type="float" office:value="-1.40141" calcext:value-type="float">
            <text:p>-1.40141</text:p>
          </table:table-cell>
          <table:table-cell office:value-type="float" office:value="-1.3223701" calcext:value-type="float">
            <text:p>-1.3223701</text:p>
          </table:table-cell>
          <table:table-cell office:value-type="float" office:value="-1.23905" calcext:value-type="float">
            <text:p>-1.23905</text:p>
          </table:table-cell>
          <table:table-cell office:value-type="float" office:value="-1.15543" calcext:value-type="float">
            <text:p>-1.15543</text:p>
          </table:table-cell>
          <table:table-cell office:value-type="float" office:value="-1.07242" calcext:value-type="float">
            <text:p>-1.07242</text:p>
          </table:table-cell>
          <table:table-cell office:value-type="float" office:value="-0.98483002" calcext:value-type="float">
            <text:p>-0.98483002</text:p>
          </table:table-cell>
        </table:table-row>
        <table:table-row table:style-name="ro1">
          <table:table-cell office:value-type="float" office:value="-1.4008" calcext:value-type="float">
            <text:p>-1.4008</text:p>
          </table:table-cell>
          <table:table-cell office:value-type="float" office:value="-1.3217601" calcext:value-type="float">
            <text:p>-1.3217601</text:p>
          </table:table-cell>
          <table:table-cell office:value-type="float" office:value="-1.23844" calcext:value-type="float">
            <text:p>-1.23844</text:p>
          </table:table-cell>
          <table:table-cell office:value-type="float" office:value="-1.15482" calcext:value-type="float">
            <text:p>-1.15482</text:p>
          </table:table-cell>
          <table:table-cell office:value-type="float" office:value="-1.07181" calcext:value-type="float">
            <text:p>-1.07181</text:p>
          </table:table-cell>
          <table:table-cell office:value-type="float" office:value="-0.98391998" calcext:value-type="float">
            <text:p>-0.98391998</text:p>
          </table:table-cell>
        </table:table-row>
        <table:table-row table:style-name="ro1">
          <table:table-cell office:value-type="float" office:value="-1.40019" calcext:value-type="float">
            <text:p>-1.40019</text:p>
          </table:table-cell>
          <table:table-cell office:value-type="float" office:value="-1.3211499" calcext:value-type="float">
            <text:p>-1.3211499</text:p>
          </table:table-cell>
          <table:table-cell office:value-type="float" office:value="-1.23783" calcext:value-type="float">
            <text:p>-1.23783</text:p>
          </table:table-cell>
          <table:table-cell office:value-type="float" office:value="-1.15421" calcext:value-type="float">
            <text:p>-1.15421</text:p>
          </table:table-cell>
          <table:table-cell office:value-type="float" office:value="-1.0708899" calcext:value-type="float">
            <text:p>-1.0708899</text:p>
          </table:table-cell>
          <table:table-cell office:value-type="float" office:value="-0.98299998" calcext:value-type="float">
            <text:p>-0.98299998</text:p>
          </table:table-cell>
        </table:table-row>
        <table:table-row table:style-name="ro1">
          <table:table-cell office:value-type="float" office:value="-1.39958" calcext:value-type="float">
            <text:p>-1.39958</text:p>
          </table:table-cell>
          <table:table-cell office:value-type="float" office:value="-1.32054" calcext:value-type="float">
            <text:p>-1.32054</text:p>
          </table:table-cell>
          <table:table-cell office:value-type="float" office:value="-1.23722" calcext:value-type="float">
            <text:p>-1.23722</text:p>
          </table:table-cell>
          <table:table-cell office:value-type="float" office:value="-1.1536" calcext:value-type="float">
            <text:p>-1.1536</text:p>
          </table:table-cell>
          <table:table-cell office:value-type="float" office:value="-1.07028" calcext:value-type="float">
            <text:p>-1.07028</text:p>
          </table:table-cell>
          <table:table-cell office:value-type="float" office:value="-0.98238999" calcext:value-type="float">
            <text:p>-0.98238999</text:p>
          </table:table-cell>
        </table:table-row>
        <table:table-row table:style-name="ro1">
          <table:table-cell office:value-type="float" office:value="-1.39897" calcext:value-type="float">
            <text:p>-1.39897</text:p>
          </table:table-cell>
          <table:table-cell office:value-type="float" office:value="-1.31993" calcext:value-type="float">
            <text:p>-1.31993</text:p>
          </table:table-cell>
          <table:table-cell office:value-type="float" office:value="-1.2366101" calcext:value-type="float">
            <text:p>-1.2366101</text:p>
          </table:table-cell>
          <table:table-cell office:value-type="float" office:value="-1.15299" calcext:value-type="float">
            <text:p>-1.15299</text:p>
          </table:table-cell>
          <table:table-cell office:value-type="float" office:value="-1.06967" calcext:value-type="float">
            <text:p>-1.06967</text:p>
          </table:table-cell>
          <table:table-cell office:value-type="float" office:value="-0.98177999" calcext:value-type="float">
            <text:p>-0.98177999</text:p>
          </table:table-cell>
        </table:table-row>
        <table:table-row table:style-name="ro1">
          <table:table-cell office:value-type="float" office:value="-1.39836" calcext:value-type="float">
            <text:p>-1.39836</text:p>
          </table:table-cell>
          <table:table-cell office:value-type="float" office:value="-1.31932" calcext:value-type="float">
            <text:p>-1.31932</text:p>
          </table:table-cell>
          <table:table-cell office:value-type="float" office:value="-1.2359999" calcext:value-type="float">
            <text:p>-1.2359999</text:p>
          </table:table-cell>
          <table:table-cell office:value-type="float" office:value="-1.15238" calcext:value-type="float">
            <text:p>-1.15238</text:p>
          </table:table-cell>
          <table:table-cell office:value-type="float" office:value="-1.06906" calcext:value-type="float">
            <text:p>-1.06906</text:p>
          </table:table-cell>
          <table:table-cell office:value-type="float" office:value="-0.98085999" calcext:value-type="float">
            <text:p>-0.98085999</text:p>
          </table:table-cell>
        </table:table-row>
        <table:table-row table:style-name="ro1">
          <table:table-cell office:value-type="float" office:value="-1.39775" calcext:value-type="float">
            <text:p>-1.39775</text:p>
          </table:table-cell>
          <table:table-cell office:value-type="float" office:value="-1.3187" calcext:value-type="float">
            <text:p>-1.3187</text:p>
          </table:table-cell>
          <table:table-cell office:value-type="float" office:value="-1.2353899" calcext:value-type="float">
            <text:p>-1.2353899</text:p>
          </table:table-cell>
          <table:table-cell office:value-type="float" office:value="-1.15177" calcext:value-type="float">
            <text:p>-1.15177</text:p>
          </table:table-cell>
          <table:table-cell office:value-type="float" office:value="-1.06845" calcext:value-type="float">
            <text:p>-1.06845</text:p>
          </table:table-cell>
          <table:table-cell office:value-type="float" office:value="-0.98025" calcext:value-type="float">
            <text:p>-0.98025</text:p>
          </table:table-cell>
        </table:table-row>
        <table:table-row table:style-name="ro1">
          <table:table-cell office:value-type="float" office:value="-1.39683" calcext:value-type="float">
            <text:p>-1.39683</text:p>
          </table:table-cell>
          <table:table-cell office:value-type="float" office:value="-1.31809" calcext:value-type="float">
            <text:p>-1.31809</text:p>
          </table:table-cell>
          <table:table-cell office:value-type="float" office:value="-1.23478" calcext:value-type="float">
            <text:p>-1.23478</text:p>
          </table:table-cell>
          <table:table-cell office:value-type="float" office:value="-1.15116" calcext:value-type="float">
            <text:p>-1.15116</text:p>
          </table:table-cell>
          <table:table-cell office:value-type="float" office:value="-1.06784" calcext:value-type="float">
            <text:p>-1.06784</text:p>
          </table:table-cell>
          <table:table-cell office:value-type="float" office:value="-0.97934002" calcext:value-type="float">
            <text:p>-0.97934002</text:p>
          </table:table-cell>
        </table:table-row>
        <table:table-row table:style-name="ro1">
          <table:table-cell office:value-type="float" office:value="-1.39622" calcext:value-type="float">
            <text:p>-1.39622</text:p>
          </table:table-cell>
          <table:table-cell office:value-type="float" office:value="-1.31748" calcext:value-type="float">
            <text:p>-1.31748</text:p>
          </table:table-cell>
          <table:table-cell office:value-type="float" office:value="-1.23417" calcext:value-type="float">
            <text:p>-1.23417</text:p>
          </table:table-cell>
          <table:table-cell office:value-type="float" office:value="-1.15055" calcext:value-type="float">
            <text:p>-1.15055</text:p>
          </table:table-cell>
          <table:table-cell office:value-type="float" office:value="-1.06723" calcext:value-type="float">
            <text:p>-1.06723</text:p>
          </table:table-cell>
          <table:table-cell office:value-type="float" office:value="-0.97873002" calcext:value-type="float">
            <text:p>-0.97873002</text:p>
          </table:table-cell>
        </table:table-row>
        <table:table-row table:style-name="ro1">
          <table:table-cell office:value-type="float" office:value="-1.39561" calcext:value-type="float">
            <text:p>-1.39561</text:p>
          </table:table-cell>
          <table:table-cell office:value-type="float" office:value="-1.31687" calcext:value-type="float">
            <text:p>-1.31687</text:p>
          </table:table-cell>
          <table:table-cell office:value-type="float" office:value="-1.23356" calcext:value-type="float">
            <text:p>-1.23356</text:p>
          </table:table-cell>
          <table:table-cell office:value-type="float" office:value="-1.14994" calcext:value-type="float">
            <text:p>-1.14994</text:p>
          </table:table-cell>
          <table:table-cell office:value-type="float" office:value="-1.06662" calcext:value-type="float">
            <text:p>-1.06662</text:p>
          </table:table-cell>
          <table:table-cell office:value-type="float" office:value="-0.97781003" calcext:value-type="float">
            <text:p>-0.97781003</text:p>
          </table:table-cell>
        </table:table-row>
        <table:table-row table:style-name="ro1">
          <table:table-cell office:value-type="float" office:value="-1.395" calcext:value-type="float">
            <text:p>-1.395</text:p>
          </table:table-cell>
          <table:table-cell office:value-type="float" office:value="-1.31626" calcext:value-type="float">
            <text:p>-1.31626</text:p>
          </table:table-cell>
          <table:table-cell office:value-type="float" office:value="-1.23295" calcext:value-type="float">
            <text:p>-1.23295</text:p>
          </table:table-cell>
          <table:table-cell office:value-type="float" office:value="-1.14933" calcext:value-type="float">
            <text:p>-1.14933</text:p>
          </table:table-cell>
          <table:table-cell office:value-type="float" office:value="-1.06601" calcext:value-type="float">
            <text:p>-1.06601</text:p>
          </table:table-cell>
          <table:table-cell office:value-type="float" office:value="-0.97689998" calcext:value-type="float">
            <text:p>-0.97689998</text:p>
          </table:table-cell>
        </table:table-row>
        <table:table-row table:style-name="ro1">
          <table:table-cell office:value-type="float" office:value="-1.39439" calcext:value-type="float">
            <text:p>-1.39439</text:p>
          </table:table-cell>
          <table:table-cell office:value-type="float" office:value="-1.31565" calcext:value-type="float">
            <text:p>-1.31565</text:p>
          </table:table-cell>
          <table:table-cell office:value-type="float" office:value="-1.23203" calcext:value-type="float">
            <text:p>-1.23203</text:p>
          </table:table-cell>
          <table:table-cell office:value-type="float" office:value="-1.14872" calcext:value-type="float">
            <text:p>-1.14872</text:p>
          </table:table-cell>
          <table:table-cell office:value-type="float" office:value="-1.0654" calcext:value-type="float">
            <text:p>-1.0654</text:p>
          </table:table-cell>
          <table:table-cell office:value-type="float" office:value="-0.97628999" calcext:value-type="float">
            <text:p>-0.97628999</text:p>
          </table:table-cell>
        </table:table-row>
        <table:table-row table:style-name="ro1">
          <table:table-cell office:value-type="float" office:value="-1.39378" calcext:value-type="float">
            <text:p>-1.39378</text:p>
          </table:table-cell>
          <table:table-cell office:value-type="float" office:value="-1.31504" calcext:value-type="float">
            <text:p>-1.31504</text:p>
          </table:table-cell>
          <table:table-cell office:value-type="float" office:value="-1.23112" calcext:value-type="float">
            <text:p>-1.23112</text:p>
          </table:table-cell>
          <table:table-cell office:value-type="float" office:value="-1.14811" calcext:value-type="float">
            <text:p>-1.14811</text:p>
          </table:table-cell>
          <table:table-cell office:value-type="float" office:value="-1.06479" calcext:value-type="float">
            <text:p>-1.06479</text:p>
          </table:table-cell>
          <table:table-cell office:value-type="float" office:value="-0.97536999" calcext:value-type="float">
            <text:p>-0.97536999</text:p>
          </table:table-cell>
        </table:table-row>
        <table:table-row table:style-name="ro1">
          <table:table-cell office:value-type="float" office:value="-1.39317" calcext:value-type="float">
            <text:p>-1.39317</text:p>
          </table:table-cell>
          <table:table-cell office:value-type="float" office:value="-1.31443" calcext:value-type="float">
            <text:p>-1.31443</text:p>
          </table:table-cell>
          <table:table-cell office:value-type="float" office:value="-1.23051" calcext:value-type="float">
            <text:p>-1.23051</text:p>
          </table:table-cell>
          <table:table-cell office:value-type="float" office:value="-1.1475" calcext:value-type="float">
            <text:p>-1.1475</text:p>
          </table:table-cell>
          <table:table-cell office:value-type="float" office:value="-1.06418" calcext:value-type="float">
            <text:p>-1.06418</text:p>
          </table:table-cell>
          <table:table-cell office:value-type="float" office:value="-0.97446001" calcext:value-type="float">
            <text:p>-0.97446001</text:p>
          </table:table-cell>
        </table:table-row>
        <table:table-row table:style-name="ro1">
          <table:table-cell office:value-type="float" office:value="-1.39256" calcext:value-type="float">
            <text:p>-1.39256</text:p>
          </table:table-cell>
          <table:table-cell office:value-type="float" office:value="-1.31382" calcext:value-type="float">
            <text:p>-1.31382</text:p>
          </table:table-cell>
          <table:table-cell office:value-type="float" office:value="-1.2299" calcext:value-type="float">
            <text:p>-1.2299</text:p>
          </table:table-cell>
          <table:table-cell office:value-type="float" office:value="-1.14689" calcext:value-type="float">
            <text:p>-1.14689</text:p>
          </table:table-cell>
          <table:table-cell office:value-type="float" office:value="-1.06357" calcext:value-type="float">
            <text:p>-1.06357</text:p>
          </table:table-cell>
          <table:table-cell office:value-type="float" office:value="-0.97385001" calcext:value-type="float">
            <text:p>-0.97385001</text:p>
          </table:table-cell>
        </table:table-row>
        <table:table-row table:style-name="ro1">
          <table:table-cell office:value-type="float" office:value="-1.39195" calcext:value-type="float">
            <text:p>-1.39195</text:p>
          </table:table-cell>
          <table:table-cell office:value-type="float" office:value="-1.31321" calcext:value-type="float">
            <text:p>-1.31321</text:p>
          </table:table-cell>
          <table:table-cell office:value-type="float" office:value="-1.2289799" calcext:value-type="float">
            <text:p>-1.2289799</text:p>
          </table:table-cell>
          <table:table-cell office:value-type="float" office:value="-1.1462801" calcext:value-type="float">
            <text:p>-1.1462801</text:p>
          </table:table-cell>
          <table:table-cell office:value-type="float" office:value="-1.06296" calcext:value-type="float">
            <text:p>-1.06296</text:p>
          </table:table-cell>
          <table:table-cell office:value-type="float" office:value="-0.97324002" calcext:value-type="float">
            <text:p>-0.97324002</text:p>
          </table:table-cell>
        </table:table-row>
        <table:table-row table:style-name="ro1">
          <table:table-cell office:value-type="float" office:value="-1.39134" calcext:value-type="float">
            <text:p>-1.39134</text:p>
          </table:table-cell>
          <table:table-cell office:value-type="float" office:value="-1.3126" calcext:value-type="float">
            <text:p>-1.3126</text:p>
          </table:table-cell>
          <table:table-cell office:value-type="float" office:value="-1.22806" calcext:value-type="float">
            <text:p>-1.22806</text:p>
          </table:table-cell>
          <table:table-cell office:value-type="float" office:value="-1.14566" calcext:value-type="float">
            <text:p>-1.14566</text:p>
          </table:table-cell>
          <table:table-cell office:value-type="float" office:value="-1.06235" calcext:value-type="float">
            <text:p>-1.06235</text:p>
          </table:table-cell>
          <table:table-cell office:value-type="float" office:value="-0.97262001" calcext:value-type="float">
            <text:p>-0.97262001</text:p>
          </table:table-cell>
        </table:table-row>
        <table:table-row table:style-name="ro1">
          <table:table-cell office:value-type="float" office:value="-1.39073" calcext:value-type="float">
            <text:p>-1.39073</text:p>
          </table:table-cell>
          <table:table-cell office:value-type="float" office:value="-1.31199" calcext:value-type="float">
            <text:p>-1.31199</text:p>
          </table:table-cell>
          <table:table-cell office:value-type="float" office:value="-1.22715" calcext:value-type="float">
            <text:p>-1.22715</text:p>
          </table:table-cell>
          <table:table-cell office:value-type="float" office:value="-1.14505" calcext:value-type="float">
            <text:p>-1.14505</text:p>
          </table:table-cell>
          <table:table-cell office:value-type="float" office:value="-1.06174" calcext:value-type="float">
            <text:p>-1.06174</text:p>
          </table:table-cell>
          <table:table-cell office:value-type="float" office:value="-0.97171003" calcext:value-type="float">
            <text:p>-0.97171003</text:p>
          </table:table-cell>
        </table:table-row>
        <table:table-row table:style-name="ro1">
          <table:table-cell office:value-type="float" office:value="-1.39012" calcext:value-type="float">
            <text:p>-1.39012</text:p>
          </table:table-cell>
          <table:table-cell office:value-type="float" office:value="-1.31138" calcext:value-type="float">
            <text:p>-1.31138</text:p>
          </table:table-cell>
          <table:table-cell office:value-type="float" office:value="-1.22654" calcext:value-type="float">
            <text:p>-1.22654</text:p>
          </table:table-cell>
          <table:table-cell office:value-type="float" office:value="-1.1444401" calcext:value-type="float">
            <text:p>-1.1444401</text:p>
          </table:table-cell>
          <table:table-cell office:value-type="float" office:value="-1.06113" calcext:value-type="float">
            <text:p>-1.06113</text:p>
          </table:table-cell>
          <table:table-cell office:value-type="float" office:value="-0.97079003" calcext:value-type="float">
            <text:p>-0.97079003</text:p>
          </table:table-cell>
        </table:table-row>
        <table:table-row table:style-name="ro1">
          <table:table-cell office:value-type="float" office:value="-1.3892" calcext:value-type="float">
            <text:p>-1.3892</text:p>
          </table:table-cell>
          <table:table-cell office:value-type="float" office:value="-1.31077" calcext:value-type="float">
            <text:p>-1.31077</text:p>
          </table:table-cell>
          <table:table-cell office:value-type="float" office:value="-1.22593" calcext:value-type="float">
            <text:p>-1.22593</text:p>
          </table:table-cell>
          <table:table-cell office:value-type="float" office:value="-1.1438299" calcext:value-type="float">
            <text:p>-1.1438299</text:p>
          </table:table-cell>
          <table:table-cell office:value-type="float" office:value="-1.0605201" calcext:value-type="float">
            <text:p>-1.0605201</text:p>
          </table:table-cell>
          <table:table-cell office:value-type="float" office:value="-0.97017998" calcext:value-type="float">
            <text:p>-0.97017998</text:p>
          </table:table-cell>
        </table:table-row>
        <table:table-row table:style-name="ro1">
          <table:table-cell office:value-type="float" office:value="-1.38859" calcext:value-type="float">
            <text:p>-1.38859</text:p>
          </table:table-cell>
          <table:table-cell office:value-type="float" office:value="-1.31016" calcext:value-type="float">
            <text:p>-1.31016</text:p>
          </table:table-cell>
          <table:table-cell office:value-type="float" office:value="-1.22532" calcext:value-type="float">
            <text:p>-1.22532</text:p>
          </table:table-cell>
          <table:table-cell office:value-type="float" office:value="-1.14292" calcext:value-type="float">
            <text:p>-1.14292</text:p>
          </table:table-cell>
          <table:table-cell office:value-type="float" office:value="-1.0599101" calcext:value-type="float">
            <text:p>-1.0599101</text:p>
          </table:table-cell>
          <table:table-cell office:value-type="float" office:value="-0.96956998" calcext:value-type="float">
            <text:p>-0.96956998</text:p>
          </table:table-cell>
        </table:table-row>
        <table:table-row table:style-name="ro1">
          <table:table-cell office:value-type="float" office:value="-1.38798" calcext:value-type="float">
            <text:p>-1.38798</text:p>
          </table:table-cell>
          <table:table-cell office:value-type="float" office:value="-1.30955" calcext:value-type="float">
            <text:p>-1.30955</text:p>
          </table:table-cell>
          <table:table-cell office:value-type="float" office:value="-1.22471" calcext:value-type="float">
            <text:p>-1.22471</text:p>
          </table:table-cell>
          <table:table-cell office:value-type="float" office:value="-1.142" calcext:value-type="float">
            <text:p>-1.142</text:p>
          </table:table-cell>
          <table:table-cell office:value-type="float" office:value="-1.0592999" calcext:value-type="float">
            <text:p>-1.0592999</text:p>
          </table:table-cell>
          <table:table-cell office:value-type="float" office:value="-0.96895999" calcext:value-type="float">
            <text:p>-0.96895999</text:p>
          </table:table-cell>
        </table:table-row>
        <table:table-row table:style-name="ro1">
          <table:table-cell office:value-type="float" office:value="-1.38737" calcext:value-type="float">
            <text:p>-1.38737</text:p>
          </table:table-cell>
          <table:table-cell office:value-type="float" office:value="-1.3089401" calcext:value-type="float">
            <text:p>-1.3089401</text:p>
          </table:table-cell>
          <table:table-cell office:value-type="float" office:value="-1.2241" calcext:value-type="float">
            <text:p>-1.2241</text:p>
          </table:table-cell>
          <table:table-cell office:value-type="float" office:value="-1.14139" calcext:value-type="float">
            <text:p>-1.14139</text:p>
          </table:table-cell>
          <table:table-cell office:value-type="float" office:value="-1.05869" calcext:value-type="float">
            <text:p>-1.05869</text:p>
          </table:table-cell>
          <table:table-cell office:value-type="float" office:value="-0.96834999" calcext:value-type="float">
            <text:p>-0.96834999</text:p>
          </table:table-cell>
        </table:table-row>
        <table:table-row table:style-name="ro1">
          <table:table-cell office:value-type="float" office:value="-1.38676" calcext:value-type="float">
            <text:p>-1.38676</text:p>
          </table:table-cell>
          <table:table-cell office:value-type="float" office:value="-1.3083301" calcext:value-type="float">
            <text:p>-1.3083301</text:p>
          </table:table-cell>
          <table:table-cell office:value-type="float" office:value="-1.22349" calcext:value-type="float">
            <text:p>-1.22349</text:p>
          </table:table-cell>
          <table:table-cell office:value-type="float" office:value="-1.14078" calcext:value-type="float">
            <text:p>-1.14078</text:p>
          </table:table-cell>
          <table:table-cell office:value-type="float" office:value="-1.05808" calcext:value-type="float">
            <text:p>-1.05808</text:p>
          </table:table-cell>
          <table:table-cell office:value-type="float" office:value="-0.96774" calcext:value-type="float">
            <text:p>-0.96774</text:p>
          </table:table-cell>
        </table:table-row>
        <table:table-row table:style-name="ro1">
          <table:table-cell office:value-type="float" office:value="-1.38615" calcext:value-type="float">
            <text:p>-1.38615</text:p>
          </table:table-cell>
          <table:table-cell office:value-type="float" office:value="-1.3077199" calcext:value-type="float">
            <text:p>-1.3077199</text:p>
          </table:table-cell>
          <table:table-cell office:value-type="float" office:value="-1.22288" calcext:value-type="float">
            <text:p>-1.22288</text:p>
          </table:table-cell>
          <table:table-cell office:value-type="float" office:value="-1.14017" calcext:value-type="float">
            <text:p>-1.14017</text:p>
          </table:table-cell>
          <table:table-cell office:value-type="float" office:value="-1.05747" calcext:value-type="float">
            <text:p>-1.05747</text:p>
          </table:table-cell>
          <table:table-cell office:value-type="float" office:value="-0.96713001" calcext:value-type="float">
            <text:p>-0.96713001</text:p>
          </table:table-cell>
        </table:table-row>
        <table:table-row table:style-name="ro1">
          <table:table-cell office:value-type="float" office:value="-1.38554" calcext:value-type="float">
            <text:p>-1.38554</text:p>
          </table:table-cell>
          <table:table-cell office:value-type="float" office:value="-1.30711" calcext:value-type="float">
            <text:p>-1.30711</text:p>
          </table:table-cell>
          <table:table-cell office:value-type="float" office:value="-1.22227" calcext:value-type="float">
            <text:p>-1.22227</text:p>
          </table:table-cell>
          <table:table-cell office:value-type="float" office:value="-1.13956" calcext:value-type="float">
            <text:p>-1.13956</text:p>
          </table:table-cell>
          <table:table-cell office:value-type="float" office:value="-1.05686" calcext:value-type="float">
            <text:p>-1.05686</text:p>
          </table:table-cell>
          <table:table-cell office:value-type="float" office:value="-0.96652001" calcext:value-type="float">
            <text:p>-0.96652001</text:p>
          </table:table-cell>
        </table:table-row>
        <table:table-row table:style-name="ro1">
          <table:table-cell office:value-type="float" office:value="-1.38493" calcext:value-type="float">
            <text:p>-1.38493</text:p>
          </table:table-cell>
          <table:table-cell office:value-type="float" office:value="-1.3065" calcext:value-type="float">
            <text:p>-1.3065</text:p>
          </table:table-cell>
          <table:table-cell office:value-type="float" office:value="-1.22166" calcext:value-type="float">
            <text:p>-1.22166</text:p>
          </table:table-cell>
          <table:table-cell office:value-type="float" office:value="-1.13895" calcext:value-type="float">
            <text:p>-1.13895</text:p>
          </table:table-cell>
          <table:table-cell office:value-type="float" office:value="-1.05594" calcext:value-type="float">
            <text:p>-1.05594</text:p>
          </table:table-cell>
          <table:table-cell office:value-type="float" office:value="-0.96591002" calcext:value-type="float">
            <text:p>-0.96591002</text:p>
          </table:table-cell>
        </table:table-row>
        <table:table-row table:style-name="ro1">
          <table:table-cell office:value-type="float" office:value="-1.38432" calcext:value-type="float">
            <text:p>-1.38432</text:p>
          </table:table-cell>
          <table:table-cell office:value-type="float" office:value="-1.30589" calcext:value-type="float">
            <text:p>-1.30589</text:p>
          </table:table-cell>
          <table:table-cell office:value-type="float" office:value="-1.22105" calcext:value-type="float">
            <text:p>-1.22105</text:p>
          </table:table-cell>
          <table:table-cell office:value-type="float" office:value="-1.13834" calcext:value-type="float">
            <text:p>-1.13834</text:p>
          </table:table-cell>
          <table:table-cell office:value-type="float" office:value="-1.05533" calcext:value-type="float">
            <text:p>-1.05533</text:p>
          </table:table-cell>
          <table:table-cell office:value-type="float" office:value="-0.96530002" calcext:value-type="float">
            <text:p>-0.96530002</text:p>
          </table:table-cell>
        </table:table-row>
        <table:table-row table:style-name="ro1">
          <table:table-cell office:value-type="float" office:value="-1.38371" calcext:value-type="float">
            <text:p>-1.38371</text:p>
          </table:table-cell>
          <table:table-cell office:value-type="float" office:value="-1.30528" calcext:value-type="float">
            <text:p>-1.30528</text:p>
          </table:table-cell>
          <table:table-cell office:value-type="float" office:value="-1.22044" calcext:value-type="float">
            <text:p>-1.22044</text:p>
          </table:table-cell>
          <table:table-cell office:value-type="float" office:value="-1.13773" calcext:value-type="float">
            <text:p>-1.13773</text:p>
          </table:table-cell>
          <table:table-cell office:value-type="float" office:value="-1.05472" calcext:value-type="float">
            <text:p>-1.05472</text:p>
          </table:table-cell>
          <table:table-cell office:value-type="float" office:value="-0.96438003" calcext:value-type="float">
            <text:p>-0.96438003</text:p>
          </table:table-cell>
        </table:table-row>
        <table:table-row table:style-name="ro1">
          <table:table-cell office:value-type="float" office:value="-1.3831" calcext:value-type="float">
            <text:p>-1.3831</text:p>
          </table:table-cell>
          <table:table-cell office:value-type="float" office:value="-1.30467" calcext:value-type="float">
            <text:p>-1.30467</text:p>
          </table:table-cell>
          <table:table-cell office:value-type="float" office:value="-1.21982" calcext:value-type="float">
            <text:p>-1.21982</text:p>
          </table:table-cell>
          <table:table-cell office:value-type="float" office:value="-1.1368099" calcext:value-type="float">
            <text:p>-1.1368099</text:p>
          </table:table-cell>
          <table:table-cell office:value-type="float" office:value="-1.0541101" calcext:value-type="float">
            <text:p>-1.0541101</text:p>
          </table:table-cell>
          <table:table-cell office:value-type="float" office:value="-0.96346998" calcext:value-type="float">
            <text:p>-0.96346998</text:p>
          </table:table-cell>
        </table:table-row>
        <table:table-row table:style-name="ro1">
          <table:table-cell office:value-type="float" office:value="-1.38188" calcext:value-type="float">
            <text:p>-1.38188</text:p>
          </table:table-cell>
          <table:table-cell office:value-type="float" office:value="-1.30406" calcext:value-type="float">
            <text:p>-1.30406</text:p>
          </table:table-cell>
          <table:table-cell office:value-type="float" office:value="-1.21921" calcext:value-type="float">
            <text:p>-1.21921</text:p>
          </table:table-cell>
          <table:table-cell office:value-type="float" office:value="-1.1359" calcext:value-type="float">
            <text:p>-1.1359</text:p>
          </table:table-cell>
          <table:table-cell office:value-type="float" office:value="-1.0535001" calcext:value-type="float">
            <text:p>-1.0535001</text:p>
          </table:table-cell>
          <table:table-cell office:value-type="float" office:value="-0.96285999" calcext:value-type="float">
            <text:p>-0.96285999</text:p>
          </table:table-cell>
        </table:table-row>
        <table:table-row table:style-name="ro1">
          <table:table-cell office:value-type="float" office:value="-1.3812701" calcext:value-type="float">
            <text:p>-1.3812701</text:p>
          </table:table-cell>
          <table:table-cell office:value-type="float" office:value="-1.30345" calcext:value-type="float">
            <text:p>-1.30345</text:p>
          </table:table-cell>
          <table:table-cell office:value-type="float" office:value="-1.2186" calcext:value-type="float">
            <text:p>-1.2186</text:p>
          </table:table-cell>
          <table:table-cell office:value-type="float" office:value="-1.13529" calcext:value-type="float">
            <text:p>-1.13529</text:p>
          </table:table-cell>
          <table:table-cell office:value-type="float" office:value="-1.0528899" calcext:value-type="float">
            <text:p>-1.0528899</text:p>
          </table:table-cell>
          <table:table-cell office:value-type="float" office:value="-0.96193999" calcext:value-type="float">
            <text:p>-0.96193999</text:p>
          </table:table-cell>
        </table:table-row>
        <table:table-row table:style-name="ro1">
          <table:table-cell office:value-type="float" office:value="-1.3806601" calcext:value-type="float">
            <text:p>-1.3806601</text:p>
          </table:table-cell>
          <table:table-cell office:value-type="float" office:value="-1.30284" calcext:value-type="float">
            <text:p>-1.30284</text:p>
          </table:table-cell>
          <table:table-cell office:value-type="float" office:value="-1.21799" calcext:value-type="float">
            <text:p>-1.21799</text:p>
          </table:table-cell>
          <table:table-cell office:value-type="float" office:value="-1.13468" calcext:value-type="float">
            <text:p>-1.13468</text:p>
          </table:table-cell>
          <table:table-cell office:value-type="float" office:value="-1.0522799" calcext:value-type="float">
            <text:p>-1.0522799</text:p>
          </table:table-cell>
          <table:table-cell office:value-type="float" office:value="-0.96164" calcext:value-type="float">
            <text:p>-0.96164</text:p>
          </table:table-cell>
        </table:table-row>
        <table:table-row table:style-name="ro1">
          <table:table-cell office:value-type="float" office:value="-1.3800499" calcext:value-type="float">
            <text:p>-1.3800499</text:p>
          </table:table-cell>
          <table:table-cell office:value-type="float" office:value="-1.3019201" calcext:value-type="float">
            <text:p>-1.3019201</text:p>
          </table:table-cell>
          <table:table-cell office:value-type="float" office:value="-1.21738" calcext:value-type="float">
            <text:p>-1.21738</text:p>
          </table:table-cell>
          <table:table-cell office:value-type="float" office:value="-1.13407" calcext:value-type="float">
            <text:p>-1.13407</text:p>
          </table:table-cell>
          <table:table-cell office:value-type="float" office:value="-1.05167" calcext:value-type="float">
            <text:p>-1.05167</text:p>
          </table:table-cell>
          <table:table-cell office:value-type="float" office:value="-0.96072" calcext:value-type="float">
            <text:p>-0.96072</text:p>
          </table:table-cell>
        </table:table-row>
        <table:table-row table:style-name="ro1">
          <table:table-cell office:value-type="float" office:value="-1.3794399" calcext:value-type="float">
            <text:p>-1.3794399</text:p>
          </table:table-cell>
          <table:table-cell office:value-type="float" office:value="-1.3013099" calcext:value-type="float">
            <text:p>-1.3013099</text:p>
          </table:table-cell>
          <table:table-cell office:value-type="float" office:value="-1.2167701" calcext:value-type="float">
            <text:p>-1.2167701</text:p>
          </table:table-cell>
          <table:table-cell office:value-type="float" office:value="-1.13346" calcext:value-type="float">
            <text:p>-1.13346</text:p>
          </table:table-cell>
          <table:table-cell office:value-type="float" office:value="-1.05106" calcext:value-type="float">
            <text:p>-1.05106</text:p>
          </table:table-cell>
          <table:table-cell office:value-type="float" office:value="-0.95981002" calcext:value-type="float">
            <text:p>-0.95981002</text:p>
          </table:table-cell>
        </table:table-row>
        <table:table-row table:style-name="ro1">
          <table:table-cell office:value-type="float" office:value="-1.37883" calcext:value-type="float">
            <text:p>-1.37883</text:p>
          </table:table-cell>
          <table:table-cell office:value-type="float" office:value="-1.3006999" calcext:value-type="float">
            <text:p>-1.3006999</text:p>
          </table:table-cell>
          <table:table-cell office:value-type="float" office:value="-1.2161601" calcext:value-type="float">
            <text:p>-1.2161601</text:p>
          </table:table-cell>
          <table:table-cell office:value-type="float" office:value="-1.1328501" calcext:value-type="float">
            <text:p>-1.1328501</text:p>
          </table:table-cell>
          <table:table-cell office:value-type="float" office:value="-1.05045" calcext:value-type="float">
            <text:p>-1.05045</text:p>
          </table:table-cell>
          <table:table-cell office:value-type="float" office:value="-0.95889002" calcext:value-type="float">
            <text:p>-0.95889002</text:p>
          </table:table-cell>
        </table:table-row>
        <table:table-row table:style-name="ro1">
          <table:table-cell office:value-type="float" office:value="-1.37822" calcext:value-type="float">
            <text:p>-1.37822</text:p>
          </table:table-cell>
          <table:table-cell office:value-type="float" office:value="-1.30009" calcext:value-type="float">
            <text:p>-1.30009</text:p>
          </table:table-cell>
          <table:table-cell office:value-type="float" office:value="-1.21525" calcext:value-type="float">
            <text:p>-1.21525</text:p>
          </table:table-cell>
          <table:table-cell office:value-type="float" office:value="-1.1322401" calcext:value-type="float">
            <text:p>-1.1322401</text:p>
          </table:table-cell>
          <table:table-cell office:value-type="float" office:value="-1.04984" calcext:value-type="float">
            <text:p>-1.04984</text:p>
          </table:table-cell>
          <table:table-cell office:value-type="float" office:value="-0.95828003" calcext:value-type="float">
            <text:p>-0.95828003</text:p>
          </table:table-cell>
        </table:table-row>
        <table:table-row table:style-name="ro1">
          <table:table-cell office:value-type="float" office:value="-1.37761" calcext:value-type="float">
            <text:p>-1.37761</text:p>
          </table:table-cell>
          <table:table-cell office:value-type="float" office:value="-1.29917" calcext:value-type="float">
            <text:p>-1.29917</text:p>
          </table:table-cell>
          <table:table-cell office:value-type="float" office:value="-1.21433" calcext:value-type="float">
            <text:p>-1.21433</text:p>
          </table:table-cell>
          <table:table-cell office:value-type="float" office:value="-1.12857" calcext:value-type="float">
            <text:p>-1.12857</text:p>
          </table:table-cell>
          <table:table-cell office:value-type="float" office:value="-1.04923" calcext:value-type="float">
            <text:p>-1.04923</text:p>
          </table:table-cell>
          <table:table-cell office:value-type="float" office:value="-0.95736998" calcext:value-type="float">
            <text:p>-0.95736998</text:p>
          </table:table-cell>
        </table:table-row>
        <table:table-row table:style-name="ro1">
          <table:table-cell office:value-type="float" office:value="-1.377" calcext:value-type="float">
            <text:p>-1.377</text:p>
          </table:table-cell>
          <table:table-cell office:value-type="float" office:value="-1.29856" calcext:value-type="float">
            <text:p>-1.29856</text:p>
          </table:table-cell>
          <table:table-cell office:value-type="float" office:value="-1.21372" calcext:value-type="float">
            <text:p>-1.21372</text:p>
          </table:table-cell>
          <table:table-cell office:value-type="float" office:value="-1.12766" calcext:value-type="float">
            <text:p>-1.12766</text:p>
          </table:table-cell>
          <table:table-cell office:value-type="float" office:value="-1.04862" calcext:value-type="float">
            <text:p>-1.04862</text:p>
          </table:table-cell>
          <table:table-cell office:value-type="float" office:value="-0.95675999" calcext:value-type="float">
            <text:p>-0.95675999</text:p>
          </table:table-cell>
        </table:table-row>
        <table:table-row table:style-name="ro1">
          <table:table-cell office:value-type="float" office:value="-1.37638" calcext:value-type="float">
            <text:p>-1.37638</text:p>
          </table:table-cell>
          <table:table-cell office:value-type="float" office:value="-1.29795" calcext:value-type="float">
            <text:p>-1.29795</text:p>
          </table:table-cell>
          <table:table-cell office:value-type="float" office:value="-1.21311" calcext:value-type="float">
            <text:p>-1.21311</text:p>
          </table:table-cell>
          <table:table-cell office:value-type="float" office:value="-1.12705" calcext:value-type="float">
            <text:p>-1.12705</text:p>
          </table:table-cell>
          <table:table-cell office:value-type="float" office:value="-1.04801" calcext:value-type="float">
            <text:p>-1.04801</text:p>
          </table:table-cell>
          <table:table-cell office:value-type="float" office:value="-0.95613998" calcext:value-type="float">
            <text:p>-0.95613998</text:p>
          </table:table-cell>
        </table:table-row>
        <table:table-row table:style-name="ro1">
          <table:table-cell office:value-type="float" office:value="-1.37577" calcext:value-type="float">
            <text:p>-1.37577</text:p>
          </table:table-cell>
          <table:table-cell office:value-type="float" office:value="-1.29734" calcext:value-type="float">
            <text:p>-1.29734</text:p>
          </table:table-cell>
          <table:table-cell office:value-type="float" office:value="-1.2125" calcext:value-type="float">
            <text:p>-1.2125</text:p>
          </table:table-cell>
          <table:table-cell office:value-type="float" office:value="-1.12644" calcext:value-type="float">
            <text:p>-1.12644</text:p>
          </table:table-cell>
          <table:table-cell office:value-type="float" office:value="-1.0474" calcext:value-type="float">
            <text:p>-1.0474</text:p>
          </table:table-cell>
          <table:table-cell office:value-type="float" office:value="-0.95552999" calcext:value-type="float">
            <text:p>-0.95552999</text:p>
          </table:table-cell>
        </table:table-row>
        <table:table-row table:style-name="ro1">
          <table:table-cell office:value-type="float" office:value="-1.37516" calcext:value-type="float">
            <text:p>-1.37516</text:p>
          </table:table-cell>
          <table:table-cell office:value-type="float" office:value="-1.29673" calcext:value-type="float">
            <text:p>-1.29673</text:p>
          </table:table-cell>
          <table:table-cell office:value-type="float" office:value="-1.21189" calcext:value-type="float">
            <text:p>-1.21189</text:p>
          </table:table-cell>
          <table:table-cell office:value-type="float" office:value="-1.12552" calcext:value-type="float">
            <text:p>-1.12552</text:p>
          </table:table-cell>
          <table:table-cell office:value-type="float" office:value="-1.04678" calcext:value-type="float">
            <text:p>-1.04678</text:p>
          </table:table-cell>
          <table:table-cell office:value-type="float" office:value="-0.95462" calcext:value-type="float">
            <text:p>-0.95462</text:p>
          </table:table-cell>
        </table:table-row>
        <table:table-row table:style-name="ro1">
          <table:table-cell office:value-type="float" office:value="-1.37455" calcext:value-type="float">
            <text:p>-1.37455</text:p>
          </table:table-cell>
          <table:table-cell office:value-type="float" office:value="-1.29612" calcext:value-type="float">
            <text:p>-1.29612</text:p>
          </table:table-cell>
          <table:table-cell office:value-type="float" office:value="-1.21128" calcext:value-type="float">
            <text:p>-1.21128</text:p>
          </table:table-cell>
          <table:table-cell office:value-type="float" office:value="-1.12491" calcext:value-type="float">
            <text:p>-1.12491</text:p>
          </table:table-cell>
          <table:table-cell office:value-type="float" office:value="-1.04617" calcext:value-type="float">
            <text:p>-1.04617</text:p>
          </table:table-cell>
          <table:table-cell office:value-type="float" office:value="-0.95370001" calcext:value-type="float">
            <text:p>-0.95370001</text:p>
          </table:table-cell>
        </table:table-row>
        <table:table-row table:style-name="ro1">
          <table:table-cell office:value-type="float" office:value="-1.37394" calcext:value-type="float">
            <text:p>-1.37394</text:p>
          </table:table-cell>
          <table:table-cell office:value-type="float" office:value="-1.2955101" calcext:value-type="float">
            <text:p>-1.2955101</text:p>
          </table:table-cell>
          <table:table-cell office:value-type="float" office:value="-1.21067" calcext:value-type="float">
            <text:p>-1.21067</text:p>
          </table:table-cell>
          <table:table-cell office:value-type="float" office:value="-1.1243" calcext:value-type="float">
            <text:p>-1.1243</text:p>
          </table:table-cell>
          <table:table-cell office:value-type="float" office:value="-1.04556" calcext:value-type="float">
            <text:p>-1.04556</text:p>
          </table:table-cell>
          <table:table-cell office:value-type="float" office:value="-0.95309001" calcext:value-type="float">
            <text:p>-0.95309001</text:p>
          </table:table-cell>
        </table:table-row>
        <table:table-row table:style-name="ro1">
          <table:table-cell office:value-type="float" office:value="-1.37333" calcext:value-type="float">
            <text:p>-1.37333</text:p>
          </table:table-cell>
          <table:table-cell office:value-type="float" office:value="-1.2948999" calcext:value-type="float">
            <text:p>-1.2948999</text:p>
          </table:table-cell>
          <table:table-cell office:value-type="float" office:value="-1.21006" calcext:value-type="float">
            <text:p>-1.21006</text:p>
          </table:table-cell>
          <table:table-cell office:value-type="float" office:value="-1.12369" calcext:value-type="float">
            <text:p>-1.12369</text:p>
          </table:table-cell>
          <table:table-cell office:value-type="float" office:value="-1.04495" calcext:value-type="float">
            <text:p>-1.04495</text:p>
          </table:table-cell>
          <table:table-cell office:value-type="float" office:value="-0.95248002" calcext:value-type="float">
            <text:p>-0.95248002</text:p>
          </table:table-cell>
        </table:table-row>
        <table:table-row table:style-name="ro1">
          <table:table-cell office:value-type="float" office:value="-1.37272" calcext:value-type="float">
            <text:p>-1.37272</text:p>
          </table:table-cell>
          <table:table-cell office:value-type="float" office:value="-1.2942899" calcext:value-type="float">
            <text:p>-1.2942899</text:p>
          </table:table-cell>
          <table:table-cell office:value-type="float" office:value="-1.20945" calcext:value-type="float">
            <text:p>-1.20945</text:p>
          </table:table-cell>
          <table:table-cell office:value-type="float" office:value="-1.12308" calcext:value-type="float">
            <text:p>-1.12308</text:p>
          </table:table-cell>
          <table:table-cell office:value-type="float" office:value="-1.04434" calcext:value-type="float">
            <text:p>-1.04434</text:p>
          </table:table-cell>
          <table:table-cell office:value-type="float" office:value="-0.95187002" calcext:value-type="float">
            <text:p>-0.95187002</text:p>
          </table:table-cell>
        </table:table-row>
        <table:table-row table:style-name="ro1">
          <table:table-cell office:value-type="float" office:value="-1.37211" calcext:value-type="float">
            <text:p>-1.37211</text:p>
          </table:table-cell>
          <table:table-cell office:value-type="float" office:value="-1.29368" calcext:value-type="float">
            <text:p>-1.29368</text:p>
          </table:table-cell>
          <table:table-cell office:value-type="float" office:value="-1.2085299" calcext:value-type="float">
            <text:p>-1.2085299</text:p>
          </table:table-cell>
          <table:table-cell office:value-type="float" office:value="-1.12247" calcext:value-type="float">
            <text:p>-1.12247</text:p>
          </table:table-cell>
          <table:table-cell office:value-type="float" office:value="-1.04373" calcext:value-type="float">
            <text:p>-1.04373</text:p>
          </table:table-cell>
          <table:table-cell office:value-type="float" office:value="-0.95125997" calcext:value-type="float">
            <text:p>-0.95125997</text:p>
          </table:table-cell>
        </table:table-row>
        <table:table-row table:style-name="ro1">
          <table:table-cell office:value-type="float" office:value="-1.3715" calcext:value-type="float">
            <text:p>-1.3715</text:p>
          </table:table-cell>
          <table:table-cell office:value-type="float" office:value="-1.29307" calcext:value-type="float">
            <text:p>-1.29307</text:p>
          </table:table-cell>
          <table:table-cell office:value-type="float" office:value="-1.20792" calcext:value-type="float">
            <text:p>-1.20792</text:p>
          </table:table-cell>
          <table:table-cell office:value-type="float" office:value="-1.12186" calcext:value-type="float">
            <text:p>-1.12186</text:p>
          </table:table-cell>
          <table:table-cell office:value-type="float" office:value="-1.04312" calcext:value-type="float">
            <text:p>-1.04312</text:p>
          </table:table-cell>
          <table:table-cell office:value-type="float" office:value="-0.95064998" calcext:value-type="float">
            <text:p>-0.95064998</text:p>
          </table:table-cell>
        </table:table-row>
        <table:table-row table:style-name="ro1">
          <table:table-cell office:value-type="float" office:value="-1.37089" calcext:value-type="float">
            <text:p>-1.37089</text:p>
          </table:table-cell>
          <table:table-cell office:value-type="float" office:value="-1.29215" calcext:value-type="float">
            <text:p>-1.29215</text:p>
          </table:table-cell>
          <table:table-cell office:value-type="float" office:value="-1.20731" calcext:value-type="float">
            <text:p>-1.20731</text:p>
          </table:table-cell>
          <table:table-cell office:value-type="float" office:value="-1.12125" calcext:value-type="float">
            <text:p>-1.12125</text:p>
          </table:table-cell>
          <table:table-cell office:value-type="float" office:value="-1.04251" calcext:value-type="float">
            <text:p>-1.04251</text:p>
          </table:table-cell>
          <table:table-cell office:value-type="float" office:value="-0.94973999" calcext:value-type="float">
            <text:p>-0.94973999</text:p>
          </table:table-cell>
        </table:table-row>
        <table:table-row table:style-name="ro1">
          <table:table-cell office:value-type="float" office:value="-1.37028" calcext:value-type="float">
            <text:p>-1.37028</text:p>
          </table:table-cell>
          <table:table-cell office:value-type="float" office:value="-1.29154" calcext:value-type="float">
            <text:p>-1.29154</text:p>
          </table:table-cell>
          <table:table-cell office:value-type="float" office:value="-1.2067" calcext:value-type="float">
            <text:p>-1.2067</text:p>
          </table:table-cell>
          <table:table-cell office:value-type="float" office:value="-1.12064" calcext:value-type="float">
            <text:p>-1.12064</text:p>
          </table:table-cell>
          <table:table-cell office:value-type="float" office:value="-1.0419" calcext:value-type="float">
            <text:p>-1.0419</text:p>
          </table:table-cell>
          <table:table-cell office:value-type="float" office:value="-0.94881999" calcext:value-type="float">
            <text:p>-0.94881999</text:p>
          </table:table-cell>
        </table:table-row>
        <table:table-row table:style-name="ro1">
          <table:table-cell office:value-type="float" office:value="-1.36937" calcext:value-type="float">
            <text:p>-1.36937</text:p>
          </table:table-cell>
          <table:table-cell office:value-type="float" office:value="-1.29093" calcext:value-type="float">
            <text:p>-1.29093</text:p>
          </table:table-cell>
          <table:table-cell office:value-type="float" office:value="-1.20609" calcext:value-type="float">
            <text:p>-1.20609</text:p>
          </table:table-cell>
          <table:table-cell office:value-type="float" office:value="-1.12003" calcext:value-type="float">
            <text:p>-1.12003</text:p>
          </table:table-cell>
          <table:table-cell office:value-type="float" office:value="-1.04129" calcext:value-type="float">
            <text:p>-1.04129</text:p>
          </table:table-cell>
          <table:table-cell office:value-type="float" office:value="-0.9479" calcext:value-type="float">
            <text:p>-0.9479</text:p>
          </table:table-cell>
        </table:table-row>
        <table:table-row table:style-name="ro1">
          <table:table-cell office:value-type="float" office:value="-1.36876" calcext:value-type="float">
            <text:p>-1.36876</text:p>
          </table:table-cell>
          <table:table-cell office:value-type="float" office:value="-1.29032" calcext:value-type="float">
            <text:p>-1.29032</text:p>
          </table:table-cell>
          <table:table-cell office:value-type="float" office:value="-1.20548" calcext:value-type="float">
            <text:p>-1.20548</text:p>
          </table:table-cell>
          <table:table-cell office:value-type="float" office:value="-1.1194201" calcext:value-type="float">
            <text:p>-1.1194201</text:p>
          </table:table-cell>
          <table:table-cell office:value-type="float" office:value="-1.04038" calcext:value-type="float">
            <text:p>-1.04038</text:p>
          </table:table-cell>
          <table:table-cell office:value-type="float" office:value="-0.94699001" calcext:value-type="float">
            <text:p>-0.94699001</text:p>
          </table:table-cell>
        </table:table-row>
        <table:table-row table:style-name="ro1">
          <table:table-cell office:value-type="float" office:value="-1.36814" calcext:value-type="float">
            <text:p>-1.36814</text:p>
          </table:table-cell>
          <table:table-cell office:value-type="float" office:value="-1.28971" calcext:value-type="float">
            <text:p>-1.28971</text:p>
          </table:table-cell>
          <table:table-cell office:value-type="float" office:value="-1.20487" calcext:value-type="float">
            <text:p>-1.20487</text:p>
          </table:table-cell>
          <table:table-cell office:value-type="float" office:value="-1.1188101" calcext:value-type="float">
            <text:p>-1.1188101</text:p>
          </table:table-cell>
          <table:table-cell office:value-type="float" office:value="-1.03977" calcext:value-type="float">
            <text:p>-1.03977</text:p>
          </table:table-cell>
          <table:table-cell office:value-type="float" office:value="-0.94638002" calcext:value-type="float">
            <text:p>-0.94638002</text:p>
          </table:table-cell>
        </table:table-row>
        <table:table-row table:style-name="ro1">
          <table:table-cell office:value-type="float" office:value="-1.36753" calcext:value-type="float">
            <text:p>-1.36753</text:p>
          </table:table-cell>
          <table:table-cell office:value-type="float" office:value="-1.2891001" calcext:value-type="float">
            <text:p>-1.2891001</text:p>
          </table:table-cell>
          <table:table-cell office:value-type="float" office:value="-1.20426" calcext:value-type="float">
            <text:p>-1.20426</text:p>
          </table:table-cell>
          <table:table-cell office:value-type="float" office:value="-1.1181999" calcext:value-type="float">
            <text:p>-1.1181999</text:p>
          </table:table-cell>
          <table:table-cell office:value-type="float" office:value="-1.03916" calcext:value-type="float">
            <text:p>-1.03916</text:p>
          </table:table-cell>
          <table:table-cell office:value-type="float" office:value="-0.94577003" calcext:value-type="float">
            <text:p>-0.94577003</text:p>
          </table:table-cell>
        </table:table-row>
        <table:table-row table:style-name="ro1">
          <table:table-cell office:value-type="float" office:value="-1.36692" calcext:value-type="float">
            <text:p>-1.36692</text:p>
          </table:table-cell>
          <table:table-cell office:value-type="float" office:value="-1.2884901" calcext:value-type="float">
            <text:p>-1.2884901</text:p>
          </table:table-cell>
          <table:table-cell office:value-type="float" office:value="-1.20365" calcext:value-type="float">
            <text:p>-1.20365</text:p>
          </table:table-cell>
          <table:table-cell office:value-type="float" office:value="-1.11759" calcext:value-type="float">
            <text:p>-1.11759</text:p>
          </table:table-cell>
          <table:table-cell office:value-type="float" office:value="-1.03854" calcext:value-type="float">
            <text:p>-1.03854</text:p>
          </table:table-cell>
          <table:table-cell office:value-type="float" office:value="-0.94485003" calcext:value-type="float">
            <text:p>-0.94485003</text:p>
          </table:table-cell>
        </table:table-row>
        <table:table-row table:style-name="ro1">
          <table:table-cell office:value-type="float" office:value="-1.36631" calcext:value-type="float">
            <text:p>-1.36631</text:p>
          </table:table-cell>
          <table:table-cell office:value-type="float" office:value="-1.2878799" calcext:value-type="float">
            <text:p>-1.2878799</text:p>
          </table:table-cell>
          <table:table-cell office:value-type="float" office:value="-1.20304" calcext:value-type="float">
            <text:p>-1.20304</text:p>
          </table:table-cell>
          <table:table-cell office:value-type="float" office:value="-1.11698" calcext:value-type="float">
            <text:p>-1.11698</text:p>
          </table:table-cell>
          <table:table-cell office:value-type="float" office:value="-1.03793" calcext:value-type="float">
            <text:p>-1.03793</text:p>
          </table:table-cell>
          <table:table-cell office:value-type="float" office:value="-0.94393998" calcext:value-type="float">
            <text:p>-0.94393998</text:p>
          </table:table-cell>
        </table:table-row>
        <table:table-row table:style-name="ro1">
          <table:table-cell office:value-type="float" office:value="-1.3657" calcext:value-type="float">
            <text:p>-1.3657</text:p>
          </table:table-cell>
          <table:table-cell office:value-type="float" office:value="-1.2872699" calcext:value-type="float">
            <text:p>-1.2872699</text:p>
          </table:table-cell>
          <table:table-cell office:value-type="float" office:value="-1.20243" calcext:value-type="float">
            <text:p>-1.20243</text:p>
          </table:table-cell>
          <table:table-cell office:value-type="float" office:value="-1.11637" calcext:value-type="float">
            <text:p>-1.11637</text:p>
          </table:table-cell>
          <table:table-cell office:value-type="float" office:value="-1.03732" calcext:value-type="float">
            <text:p>-1.03732</text:p>
          </table:table-cell>
          <table:table-cell office:value-type="float" office:value="-0.94332999" calcext:value-type="float">
            <text:p>-0.94332999</text:p>
          </table:table-cell>
        </table:table-row>
        <table:table-row table:style-name="ro1">
          <table:table-cell office:value-type="float" office:value="-1.36509" calcext:value-type="float">
            <text:p>-1.36509</text:p>
          </table:table-cell>
          <table:table-cell office:value-type="float" office:value="-1.28666" calcext:value-type="float">
            <text:p>-1.28666</text:p>
          </table:table-cell>
          <table:table-cell office:value-type="float" office:value="-1.20182" calcext:value-type="float">
            <text:p>-1.20182</text:p>
          </table:table-cell>
          <table:table-cell office:value-type="float" office:value="-1.11576" calcext:value-type="float">
            <text:p>-1.11576</text:p>
          </table:table-cell>
          <table:table-cell office:value-type="float" office:value="-1.03671" calcext:value-type="float">
            <text:p>-1.03671</text:p>
          </table:table-cell>
          <table:table-cell office:value-type="float" office:value="-0.94240999" calcext:value-type="float">
            <text:p>-0.94240999</text:p>
          </table:table-cell>
        </table:table-row>
        <table:table-row table:style-name="ro1">
          <table:table-cell office:value-type="float" office:value="-1.36448" calcext:value-type="float">
            <text:p>-1.36448</text:p>
          </table:table-cell>
          <table:table-cell office:value-type="float" office:value="-1.28605" calcext:value-type="float">
            <text:p>-1.28605</text:p>
          </table:table-cell>
          <table:table-cell office:value-type="float" office:value="-1.2009" calcext:value-type="float">
            <text:p>-1.2009</text:p>
          </table:table-cell>
          <table:table-cell office:value-type="float" office:value="-1.11515" calcext:value-type="float">
            <text:p>-1.11515</text:p>
          </table:table-cell>
          <table:table-cell office:value-type="float" office:value="-1.0361" calcext:value-type="float">
            <text:p>-1.0361</text:p>
          </table:table-cell>
          <table:table-cell office:value-type="float" office:value="-0.94150001" calcext:value-type="float">
            <text:p>-0.94150001</text:p>
          </table:table-cell>
        </table:table-row>
        <table:table-row table:style-name="ro1">
          <table:table-cell office:value-type="float" office:value="-1.36387" calcext:value-type="float">
            <text:p>-1.36387</text:p>
          </table:table-cell>
          <table:table-cell office:value-type="float" office:value="-1.28544" calcext:value-type="float">
            <text:p>-1.28544</text:p>
          </table:table-cell>
          <table:table-cell office:value-type="float" office:value="-1.20029" calcext:value-type="float">
            <text:p>-1.20029</text:p>
          </table:table-cell>
          <table:table-cell office:value-type="float" office:value="-1.11454" calcext:value-type="float">
            <text:p>-1.11454</text:p>
          </table:table-cell>
          <table:table-cell office:value-type="float" office:value="-1.03549" calcext:value-type="float">
            <text:p>-1.03549</text:p>
          </table:table-cell>
          <table:table-cell office:value-type="float" office:value="-0.94058001" calcext:value-type="float">
            <text:p>-0.94058001</text:p>
          </table:table-cell>
        </table:table-row>
        <table:table-row table:style-name="ro1">
          <table:table-cell office:value-type="float" office:value="-1.36296" calcext:value-type="float">
            <text:p>-1.36296</text:p>
          </table:table-cell>
          <table:table-cell office:value-type="float" office:value="-1.28452" calcext:value-type="float">
            <text:p>-1.28452</text:p>
          </table:table-cell>
          <table:table-cell office:value-type="float" office:value="-1.19968" calcext:value-type="float">
            <text:p>-1.19968</text:p>
          </table:table-cell>
          <table:table-cell office:value-type="float" office:value="-1.11393" calcext:value-type="float">
            <text:p>-1.11393</text:p>
          </table:table-cell>
          <table:table-cell office:value-type="float" office:value="-1.03488" calcext:value-type="float">
            <text:p>-1.03488</text:p>
          </table:table-cell>
          <table:table-cell office:value-type="float" office:value="-0.93997002" calcext:value-type="float">
            <text:p>-0.93997002</text:p>
          </table:table-cell>
        </table:table-row>
        <table:table-row table:style-name="ro1">
          <table:table-cell office:value-type="float" office:value="-1.36235" calcext:value-type="float">
            <text:p>-1.36235</text:p>
          </table:table-cell>
          <table:table-cell office:value-type="float" office:value="-1.28391" calcext:value-type="float">
            <text:p>-1.28391</text:p>
          </table:table-cell>
          <table:table-cell office:value-type="float" office:value="-1.19907" calcext:value-type="float">
            <text:p>-1.19907</text:p>
          </table:table-cell>
          <table:table-cell office:value-type="float" office:value="-1.11332" calcext:value-type="float">
            <text:p>-1.11332</text:p>
          </table:table-cell>
          <table:table-cell office:value-type="float" office:value="-1.03427" calcext:value-type="float">
            <text:p>-1.03427</text:p>
          </table:table-cell>
          <table:table-cell office:value-type="float" office:value="-0.93905002" calcext:value-type="float">
            <text:p>-0.93905002</text:p>
          </table:table-cell>
        </table:table-row>
        <table:table-row table:style-name="ro1">
          <table:table-cell office:value-type="float" office:value="-1.36174" calcext:value-type="float">
            <text:p>-1.36174</text:p>
          </table:table-cell>
          <table:table-cell office:value-type="float" office:value="-1.2833" calcext:value-type="float">
            <text:p>-1.2833</text:p>
          </table:table-cell>
          <table:table-cell office:value-type="float" office:value="-1.19846" calcext:value-type="float">
            <text:p>-1.19846</text:p>
          </table:table-cell>
          <table:table-cell office:value-type="float" office:value="-1.1127" calcext:value-type="float">
            <text:p>-1.1127</text:p>
          </table:table-cell>
          <table:table-cell office:value-type="float" office:value="-1.0336601" calcext:value-type="float">
            <text:p>-1.0336601</text:p>
          </table:table-cell>
          <table:table-cell office:value-type="float" office:value="-0.93813998" calcext:value-type="float">
            <text:p>-0.93813998</text:p>
          </table:table-cell>
        </table:table-row>
        <table:table-row table:style-name="ro1">
          <table:table-cell office:value-type="float" office:value="-1.36113" calcext:value-type="float">
            <text:p>-1.36113</text:p>
          </table:table-cell>
          <table:table-cell office:value-type="float" office:value="-1.28239" calcext:value-type="float">
            <text:p>-1.28239</text:p>
          </table:table-cell>
          <table:table-cell office:value-type="float" office:value="-1.19785" calcext:value-type="float">
            <text:p>-1.19785</text:p>
          </table:table-cell>
          <table:table-cell office:value-type="float" office:value="-1.11209" calcext:value-type="float">
            <text:p>-1.11209</text:p>
          </table:table-cell>
          <table:table-cell office:value-type="float" office:value="-1.0330499" calcext:value-type="float">
            <text:p>-1.0330499</text:p>
          </table:table-cell>
          <table:table-cell office:value-type="float" office:value="-0.93721998" calcext:value-type="float">
            <text:p>-0.93721998</text:p>
          </table:table-cell>
        </table:table-row>
        <table:table-row table:style-name="ro1">
          <table:table-cell office:value-type="float" office:value="-1.36052" calcext:value-type="float">
            <text:p>-1.36052</text:p>
          </table:table-cell>
          <table:table-cell office:value-type="float" office:value="-1.28178" calcext:value-type="float">
            <text:p>-1.28178</text:p>
          </table:table-cell>
          <table:table-cell office:value-type="float" office:value="-1.19724" calcext:value-type="float">
            <text:p>-1.19724</text:p>
          </table:table-cell>
          <table:table-cell office:value-type="float" office:value="-1.1111799" calcext:value-type="float">
            <text:p>-1.1111799</text:p>
          </table:table-cell>
          <table:table-cell office:value-type="float" office:value="-1.0324399" calcext:value-type="float">
            <text:p>-1.0324399</text:p>
          </table:table-cell>
          <table:table-cell office:value-type="float" office:value="-0.93630999" calcext:value-type="float">
            <text:p>-0.93630999</text:p>
          </table:table-cell>
        </table:table-row>
        <table:table-row table:style-name="ro1">
          <table:table-cell office:value-type="float" office:value="-1.3599" calcext:value-type="float">
            <text:p>-1.3599</text:p>
          </table:table-cell>
          <table:table-cell office:value-type="float" office:value="-1.28117" calcext:value-type="float">
            <text:p>-1.28117</text:p>
          </table:table-cell>
          <table:table-cell office:value-type="float" office:value="-1.19663" calcext:value-type="float">
            <text:p>-1.19663</text:p>
          </table:table-cell>
          <table:table-cell office:value-type="float" office:value="-1.11057" calcext:value-type="float">
            <text:p>-1.11057</text:p>
          </table:table-cell>
          <table:table-cell office:value-type="float" office:value="-1.03183" calcext:value-type="float">
            <text:p>-1.03183</text:p>
          </table:table-cell>
          <table:table-cell office:value-type="float" office:value="-0.9357" calcext:value-type="float">
            <text:p>-0.9357</text:p>
          </table:table-cell>
        </table:table-row>
        <table:table-row table:style-name="ro1">
          <table:table-cell office:value-type="float" office:value="-1.35929" calcext:value-type="float">
            <text:p>-1.35929</text:p>
          </table:table-cell>
          <table:table-cell office:value-type="float" office:value="-1.28056" calcext:value-type="float">
            <text:p>-1.28056</text:p>
          </table:table-cell>
          <table:table-cell office:value-type="float" office:value="-1.19602" calcext:value-type="float">
            <text:p>-1.19602</text:p>
          </table:table-cell>
          <table:table-cell office:value-type="float" office:value="-1.10996" calcext:value-type="float">
            <text:p>-1.10996</text:p>
          </table:table-cell>
          <table:table-cell office:value-type="float" office:value="-1.03122" calcext:value-type="float">
            <text:p>-1.03122</text:p>
          </table:table-cell>
          <table:table-cell office:value-type="float" office:value="-0.93509001" calcext:value-type="float">
            <text:p>-0.93509001</text:p>
          </table:table-cell>
        </table:table-row>
        <table:table-row table:style-name="ro1">
          <table:table-cell office:value-type="float" office:value="-1.35899" calcext:value-type="float">
            <text:p>-1.35899</text:p>
          </table:table-cell>
          <table:table-cell office:value-type="float" office:value="-1.27995" calcext:value-type="float">
            <text:p>-1.27995</text:p>
          </table:table-cell>
          <table:table-cell office:value-type="float" office:value="-1.19541" calcext:value-type="float">
            <text:p>-1.19541</text:p>
          </table:table-cell>
          <table:table-cell office:value-type="float" office:value="-1.10935" calcext:value-type="float">
            <text:p>-1.10935</text:p>
          </table:table-cell>
          <table:table-cell office:value-type="float" office:value="-1.03061" calcext:value-type="float">
            <text:p>-1.03061</text:p>
          </table:table-cell>
          <table:table-cell office:value-type="float" office:value="-0.93448001" calcext:value-type="float">
            <text:p>-0.93448001</text:p>
          </table:table-cell>
        </table:table-row>
        <table:table-row table:style-name="ro1">
          <table:table-cell office:value-type="float" office:value="-1.35838" calcext:value-type="float">
            <text:p>-1.35838</text:p>
          </table:table-cell>
          <table:table-cell office:value-type="float" office:value="-1.27934" calcext:value-type="float">
            <text:p>-1.27934</text:p>
          </table:table-cell>
          <table:table-cell office:value-type="float" office:value="-1.1948" calcext:value-type="float">
            <text:p>-1.1948</text:p>
          </table:table-cell>
          <table:table-cell office:value-type="float" office:value="-1.10874" calcext:value-type="float">
            <text:p>-1.10874</text:p>
          </table:table-cell>
          <table:table-cell office:value-type="float" office:value="-1.03" calcext:value-type="float">
            <text:p>-1.03</text:p>
          </table:table-cell>
          <table:table-cell office:value-type="float" office:value="-0.93356001" calcext:value-type="float">
            <text:p>-0.93356001</text:p>
          </table:table-cell>
        </table:table-row>
        <table:table-row table:style-name="ro1">
          <table:table-cell office:value-type="float" office:value="-1.35777" calcext:value-type="float">
            <text:p>-1.35777</text:p>
          </table:table-cell>
          <table:table-cell office:value-type="float" office:value="-1.27873" calcext:value-type="float">
            <text:p>-1.27873</text:p>
          </table:table-cell>
          <table:table-cell office:value-type="float" office:value="-1.19419" calcext:value-type="float">
            <text:p>-1.19419</text:p>
          </table:table-cell>
          <table:table-cell office:value-type="float" office:value="-1.10813" calcext:value-type="float">
            <text:p>-1.10813</text:p>
          </table:table-cell>
          <table:table-cell office:value-type="float" office:value="-1.02939" calcext:value-type="float">
            <text:p>-1.02939</text:p>
          </table:table-cell>
          <table:table-cell office:value-type="float" office:value="-0.93295002" calcext:value-type="float">
            <text:p>-0.93295002</text:p>
          </table:table-cell>
        </table:table-row>
        <table:table-row table:style-name="ro1">
          <table:table-cell office:value-type="float" office:value="-1.35685" calcext:value-type="float">
            <text:p>-1.35685</text:p>
          </table:table-cell>
          <table:table-cell office:value-type="float" office:value="-1.27812" calcext:value-type="float">
            <text:p>-1.27812</text:p>
          </table:table-cell>
          <table:table-cell office:value-type="float" office:value="-1.19327" calcext:value-type="float">
            <text:p>-1.19327</text:p>
          </table:table-cell>
          <table:table-cell office:value-type="float" office:value="-1.10752" calcext:value-type="float">
            <text:p>-1.10752</text:p>
          </table:table-cell>
          <table:table-cell office:value-type="float" office:value="-1.02878" calcext:value-type="float">
            <text:p>-1.02878</text:p>
          </table:table-cell>
          <table:table-cell office:value-type="float" office:value="-0.93234003" calcext:value-type="float">
            <text:p>-0.93234003</text:p>
          </table:table-cell>
        </table:table-row>
        <table:table-row table:style-name="ro1">
          <table:table-cell office:value-type="float" office:value="-1.35594" calcext:value-type="float">
            <text:p>-1.35594</text:p>
          </table:table-cell>
          <table:table-cell office:value-type="float" office:value="-1.2775" calcext:value-type="float">
            <text:p>-1.2775</text:p>
          </table:table-cell>
          <table:table-cell office:value-type="float" office:value="-1.19236" calcext:value-type="float">
            <text:p>-1.19236</text:p>
          </table:table-cell>
          <table:table-cell office:value-type="float" office:value="-1.1066" calcext:value-type="float">
            <text:p>-1.1066</text:p>
          </table:table-cell>
          <table:table-cell office:value-type="float" office:value="-1.02817" calcext:value-type="float">
            <text:p>-1.02817</text:p>
          </table:table-cell>
          <table:table-cell office:value-type="float" office:value="-0.93172997" calcext:value-type="float">
            <text:p>-0.93172997</text:p>
          </table:table-cell>
        </table:table-row>
        <table:table-row table:style-name="ro1">
          <table:table-cell office:value-type="float" office:value="-1.35502" calcext:value-type="float">
            <text:p>-1.35502</text:p>
          </table:table-cell>
          <table:table-cell office:value-type="float" office:value="-1.27689" calcext:value-type="float">
            <text:p>-1.27689</text:p>
          </table:table-cell>
          <table:table-cell office:value-type="float" office:value="-1.19175" calcext:value-type="float">
            <text:p>-1.19175</text:p>
          </table:table-cell>
          <table:table-cell office:value-type="float" office:value="-1.1059901" calcext:value-type="float">
            <text:p>-1.1059901</text:p>
          </table:table-cell>
          <table:table-cell office:value-type="float" office:value="-1.02756" calcext:value-type="float">
            <text:p>-1.02756</text:p>
          </table:table-cell>
          <table:table-cell office:value-type="float" office:value="-0.93111998" calcext:value-type="float">
            <text:p>-0.93111998</text:p>
          </table:table-cell>
        </table:table-row>
        <table:table-row table:style-name="ro1">
          <table:table-cell office:value-type="float" office:value="-1.35472" calcext:value-type="float">
            <text:p>-1.35472</text:p>
          </table:table-cell>
          <table:table-cell office:value-type="float" office:value="-1.27628" calcext:value-type="float">
            <text:p>-1.27628</text:p>
          </table:table-cell>
          <table:table-cell office:value-type="float" office:value="-1.1911401" calcext:value-type="float">
            <text:p>-1.1911401</text:p>
          </table:table-cell>
          <table:table-cell office:value-type="float" office:value="-1.1053801" calcext:value-type="float">
            <text:p>-1.1053801</text:p>
          </table:table-cell>
          <table:table-cell office:value-type="float" office:value="-1.02695" calcext:value-type="float">
            <text:p>-1.02695</text:p>
          </table:table-cell>
          <table:table-cell office:value-type="float" office:value="-0.93019998" calcext:value-type="float">
            <text:p>-0.93019998</text:p>
          </table:table-cell>
        </table:table-row>
        <table:table-row table:style-name="ro1">
          <table:table-cell office:value-type="float" office:value="-1.35411" calcext:value-type="float">
            <text:p>-1.35411</text:p>
          </table:table-cell>
          <table:table-cell office:value-type="float" office:value="-1.2756701" calcext:value-type="float">
            <text:p>-1.2756701</text:p>
          </table:table-cell>
          <table:table-cell office:value-type="float" office:value="-1.1905299" calcext:value-type="float">
            <text:p>-1.1905299</text:p>
          </table:table-cell>
          <table:table-cell office:value-type="float" office:value="-1.1047699" calcext:value-type="float">
            <text:p>-1.1047699</text:p>
          </table:table-cell>
          <table:table-cell office:value-type="float" office:value="-1.02634" calcext:value-type="float">
            <text:p>-1.02634</text:p>
          </table:table-cell>
          <table:table-cell office:value-type="float" office:value="-0.92929" calcext:value-type="float">
            <text:p>-0.92929</text:p>
          </table:table-cell>
        </table:table-row>
        <table:table-row table:style-name="ro1">
          <table:table-cell office:value-type="float" office:value="-1.3535" calcext:value-type="float">
            <text:p>-1.3535</text:p>
          </table:table-cell>
          <table:table-cell office:value-type="float" office:value="-1.2750601" calcext:value-type="float">
            <text:p>-1.2750601</text:p>
          </table:table-cell>
          <table:table-cell office:value-type="float" office:value="-1.1899199" calcext:value-type="float">
            <text:p>-1.1899199</text:p>
          </table:table-cell>
          <table:table-cell office:value-type="float" office:value="-1.10416" calcext:value-type="float">
            <text:p>-1.10416</text:p>
          </table:table-cell>
          <table:table-cell office:value-type="float" office:value="-1.02573" calcext:value-type="float">
            <text:p>-1.02573</text:p>
          </table:table-cell>
          <table:table-cell office:value-type="float" office:value="-0.92868" calcext:value-type="float">
            <text:p>-0.92868</text:p>
          </table:table-cell>
        </table:table-row>
        <table:table-row table:style-name="ro1">
          <table:table-cell office:value-type="float" office:value="-1.35258" calcext:value-type="float">
            <text:p>-1.35258</text:p>
          </table:table-cell>
          <table:table-cell office:value-type="float" office:value="-1.2744499" calcext:value-type="float">
            <text:p>-1.2744499</text:p>
          </table:table-cell>
          <table:table-cell office:value-type="float" office:value="-1.18931" calcext:value-type="float">
            <text:p>-1.18931</text:p>
          </table:table-cell>
          <table:table-cell office:value-type="float" office:value="-1.10355" calcext:value-type="float">
            <text:p>-1.10355</text:p>
          </table:table-cell>
          <table:table-cell office:value-type="float" office:value="-1.02512" calcext:value-type="float">
            <text:p>-1.02512</text:p>
          </table:table-cell>
          <table:table-cell office:value-type="float" office:value="-0.92776" calcext:value-type="float">
            <text:p>-0.92776</text:p>
          </table:table-cell>
        </table:table-row>
        <table:table-row table:style-name="ro1">
          <table:table-cell office:value-type="float" office:value="-1.35228" calcext:value-type="float">
            <text:p>-1.35228</text:p>
          </table:table-cell>
          <table:table-cell office:value-type="float" office:value="-1.27384" calcext:value-type="float">
            <text:p>-1.27384</text:p>
          </table:table-cell>
          <table:table-cell office:value-type="float" office:value="-1.18839" calcext:value-type="float">
            <text:p>-1.18839</text:p>
          </table:table-cell>
          <table:table-cell office:value-type="float" office:value="-1.10294" calcext:value-type="float">
            <text:p>-1.10294</text:p>
          </table:table-cell>
          <table:table-cell office:value-type="float" office:value="-1.02451" calcext:value-type="float">
            <text:p>-1.02451</text:p>
          </table:table-cell>
          <table:table-cell office:value-type="float" office:value="-0.92685002" calcext:value-type="float">
            <text:p>-0.92685002</text:p>
          </table:table-cell>
        </table:table-row>
        <table:table-row table:style-name="ro1">
          <table:table-cell office:value-type="float" office:value="-1.35166" calcext:value-type="float">
            <text:p>-1.35166</text:p>
          </table:table-cell>
          <table:table-cell office:value-type="float" office:value="-1.27323" calcext:value-type="float">
            <text:p>-1.27323</text:p>
          </table:table-cell>
          <table:table-cell office:value-type="float" office:value="-1.18748" calcext:value-type="float">
            <text:p>-1.18748</text:p>
          </table:table-cell>
          <table:table-cell office:value-type="float" office:value="-1.10233" calcext:value-type="float">
            <text:p>-1.10233</text:p>
          </table:table-cell>
          <table:table-cell office:value-type="float" office:value="-1.0239" calcext:value-type="float">
            <text:p>-1.0239</text:p>
          </table:table-cell>
          <table:table-cell office:value-type="float" office:value="-0.92624003" calcext:value-type="float">
            <text:p>-0.92624003</text:p>
          </table:table-cell>
        </table:table-row>
        <table:table-row table:style-name="ro1">
          <table:table-cell office:value-type="float" office:value="-1.35105" calcext:value-type="float">
            <text:p>-1.35105</text:p>
          </table:table-cell>
          <table:table-cell office:value-type="float" office:value="-1.27262" calcext:value-type="float">
            <text:p>-1.27262</text:p>
          </table:table-cell>
          <table:table-cell office:value-type="float" office:value="-1.18686" calcext:value-type="float">
            <text:p>-1.18686</text:p>
          </table:table-cell>
          <table:table-cell office:value-type="float" office:value="-1.10172" calcext:value-type="float">
            <text:p>-1.10172</text:p>
          </table:table-cell>
          <table:table-cell office:value-type="float" office:value="-1.02329" calcext:value-type="float">
            <text:p>-1.02329</text:p>
          </table:table-cell>
          <table:table-cell office:value-type="float" office:value="-0.92562997" calcext:value-type="float">
            <text:p>-0.92562997</text:p>
          </table:table-cell>
        </table:table-row>
        <table:table-row table:style-name="ro1">
          <table:table-cell office:value-type="float" office:value="-1.35014" calcext:value-type="float">
            <text:p>-1.35014</text:p>
          </table:table-cell>
          <table:table-cell office:value-type="float" office:value="-1.27201" calcext:value-type="float">
            <text:p>-1.27201</text:p>
          </table:table-cell>
          <table:table-cell office:value-type="float" office:value="-1.18625" calcext:value-type="float">
            <text:p>-1.18625</text:p>
          </table:table-cell>
          <table:table-cell office:value-type="float" office:value="-1.10111" calcext:value-type="float">
            <text:p>-1.10111</text:p>
          </table:table-cell>
          <table:table-cell office:value-type="float" office:value="-1.02268" calcext:value-type="float">
            <text:p>-1.02268</text:p>
          </table:table-cell>
          <table:table-cell office:value-type="float" office:value="-0.92470998" calcext:value-type="float">
            <text:p>-0.92470998</text:p>
          </table:table-cell>
        </table:table-row>
        <table:table-row table:style-name="ro1">
          <table:table-cell office:value-type="float" office:value="-1.34953" calcext:value-type="float">
            <text:p>-1.34953</text:p>
          </table:table-cell>
          <table:table-cell office:value-type="float" office:value="-1.2714" calcext:value-type="float">
            <text:p>-1.2714</text:p>
          </table:table-cell>
          <table:table-cell office:value-type="float" office:value="-1.18564" calcext:value-type="float">
            <text:p>-1.18564</text:p>
          </table:table-cell>
          <table:table-cell office:value-type="float" office:value="-1.1005" calcext:value-type="float">
            <text:p>-1.1005</text:p>
          </table:table-cell>
          <table:table-cell office:value-type="float" office:value="-1.02206" calcext:value-type="float">
            <text:p>-1.02206</text:p>
          </table:table-cell>
          <table:table-cell office:value-type="float" office:value="-0.92379999" calcext:value-type="float">
            <text:p>-0.92379999</text:p>
          </table:table-cell>
        </table:table-row>
        <table:table-row table:style-name="ro1">
          <table:table-cell office:value-type="float" office:value="-1.34892" calcext:value-type="float">
            <text:p>-1.34892</text:p>
          </table:table-cell>
          <table:table-cell office:value-type="float" office:value="-1.27079" calcext:value-type="float">
            <text:p>-1.27079</text:p>
          </table:table-cell>
          <table:table-cell office:value-type="float" office:value="-1.18503" calcext:value-type="float">
            <text:p>-1.18503</text:p>
          </table:table-cell>
          <table:table-cell office:value-type="float" office:value="-1.09989" calcext:value-type="float">
            <text:p>-1.09989</text:p>
          </table:table-cell>
          <table:table-cell office:value-type="float" office:value="-1.02145" calcext:value-type="float">
            <text:p>-1.02145</text:p>
          </table:table-cell>
          <table:table-cell office:value-type="float" office:value="-0.92317998" calcext:value-type="float">
            <text:p>-0.92317998</text:p>
          </table:table-cell>
        </table:table-row>
        <table:table-row table:style-name="ro1">
          <table:table-cell office:value-type="float" office:value="-1.34831" calcext:value-type="float">
            <text:p>-1.34831</text:p>
          </table:table-cell>
          <table:table-cell office:value-type="float" office:value="-1.27018" calcext:value-type="float">
            <text:p>-1.27018</text:p>
          </table:table-cell>
          <table:table-cell office:value-type="float" office:value="-1.18442" calcext:value-type="float">
            <text:p>-1.18442</text:p>
          </table:table-cell>
          <table:table-cell office:value-type="float" office:value="-1.09928" calcext:value-type="float">
            <text:p>-1.09928</text:p>
          </table:table-cell>
          <table:table-cell office:value-type="float" office:value="-1.02084" calcext:value-type="float">
            <text:p>-1.02084</text:p>
          </table:table-cell>
          <table:table-cell office:value-type="float" office:value="-0.92256999" calcext:value-type="float">
            <text:p>-0.92256999</text:p>
          </table:table-cell>
        </table:table-row>
        <table:table-row table:style-name="ro1">
          <table:table-cell office:value-type="float" office:value="-1.3477" calcext:value-type="float">
            <text:p>-1.3477</text:p>
          </table:table-cell>
          <table:table-cell office:value-type="float" office:value="-1.26957" calcext:value-type="float">
            <text:p>-1.26957</text:p>
          </table:table-cell>
          <table:table-cell office:value-type="float" office:value="-1.18381" calcext:value-type="float">
            <text:p>-1.18381</text:p>
          </table:table-cell>
          <table:table-cell office:value-type="float" office:value="-1.09867" calcext:value-type="float">
            <text:p>-1.09867</text:p>
          </table:table-cell>
          <table:table-cell office:value-type="float" office:value="-1.0202301" calcext:value-type="float">
            <text:p>-1.0202301</text:p>
          </table:table-cell>
          <table:table-cell office:value-type="float" office:value="-0.92196" calcext:value-type="float">
            <text:p>-0.92196</text:p>
          </table:table-cell>
        </table:table-row>
        <table:table-row table:style-name="ro1">
          <table:table-cell office:value-type="float" office:value="-1.34709" calcext:value-type="float">
            <text:p>-1.34709</text:p>
          </table:table-cell>
          <table:table-cell office:value-type="float" office:value="-1.26896" calcext:value-type="float">
            <text:p>-1.26896</text:p>
          </table:table-cell>
          <table:table-cell office:value-type="float" office:value="-1.1832" calcext:value-type="float">
            <text:p>-1.1832</text:p>
          </table:table-cell>
          <table:table-cell office:value-type="float" office:value="-1.09806" calcext:value-type="float">
            <text:p>-1.09806</text:p>
          </table:table-cell>
          <table:table-cell office:value-type="float" office:value="-1.0196199" calcext:value-type="float">
            <text:p>-1.0196199</text:p>
          </table:table-cell>
          <table:table-cell office:value-type="float" office:value="-0.92135" calcext:value-type="float">
            <text:p>-0.92135</text:p>
          </table:table-cell>
        </table:table-row>
        <table:table-row table:style-name="ro1">
          <table:table-cell office:value-type="float" office:value="-1.34648" calcext:value-type="float">
            <text:p>-1.34648</text:p>
          </table:table-cell>
          <table:table-cell office:value-type="float" office:value="-1.26835" calcext:value-type="float">
            <text:p>-1.26835</text:p>
          </table:table-cell>
          <table:table-cell office:value-type="float" office:value="-1.18259" calcext:value-type="float">
            <text:p>-1.18259</text:p>
          </table:table-cell>
          <table:table-cell office:value-type="float" office:value="-1.09745" calcext:value-type="float">
            <text:p>-1.09745</text:p>
          </table:table-cell>
          <table:table-cell office:value-type="float" office:value="-1.0190099" calcext:value-type="float">
            <text:p>-1.0190099</text:p>
          </table:table-cell>
          <table:table-cell office:value-type="float" office:value="-0.92044002" calcext:value-type="float">
            <text:p>-0.92044002</text:p>
          </table:table-cell>
        </table:table-row>
        <table:table-row table:style-name="ro1">
          <table:table-cell office:value-type="float" office:value="-1.3461699" calcext:value-type="float">
            <text:p>-1.3461699</text:p>
          </table:table-cell>
          <table:table-cell office:value-type="float" office:value="-1.26774" calcext:value-type="float">
            <text:p>-1.26774</text:p>
          </table:table-cell>
          <table:table-cell office:value-type="float" office:value="-1.18198" calcext:value-type="float">
            <text:p>-1.18198</text:p>
          </table:table-cell>
          <table:table-cell office:value-type="float" office:value="-1.09684" calcext:value-type="float">
            <text:p>-1.09684</text:p>
          </table:table-cell>
          <table:table-cell office:value-type="float" office:value="-1.0184" calcext:value-type="float">
            <text:p>-1.0184</text:p>
          </table:table-cell>
          <table:table-cell office:value-type="float" office:value="-0.91983002" calcext:value-type="float">
            <text:p>-0.91983002</text:p>
          </table:table-cell>
        </table:table-row>
        <table:table-row table:style-name="ro1">
          <table:table-cell office:value-type="float" office:value="-1.34556" calcext:value-type="float">
            <text:p>-1.34556</text:p>
          </table:table-cell>
          <table:table-cell office:value-type="float" office:value="-1.26713" calcext:value-type="float">
            <text:p>-1.26713</text:p>
          </table:table-cell>
          <table:table-cell office:value-type="float" office:value="-1.18137" calcext:value-type="float">
            <text:p>-1.18137</text:p>
          </table:table-cell>
          <table:table-cell office:value-type="float" office:value="-1.09622" calcext:value-type="float">
            <text:p>-1.09622</text:p>
          </table:table-cell>
          <table:table-cell office:value-type="float" office:value="-1.01779" calcext:value-type="float">
            <text:p>-1.01779</text:p>
          </table:table-cell>
          <table:table-cell office:value-type="float" office:value="-0.91921997" calcext:value-type="float">
            <text:p>-0.91921997</text:p>
          </table:table-cell>
        </table:table-row>
        <table:table-row table:style-name="ro1">
          <table:table-cell office:value-type="float" office:value="-1.34495" calcext:value-type="float">
            <text:p>-1.34495</text:p>
          </table:table-cell>
          <table:table-cell office:value-type="float" office:value="-1.26652" calcext:value-type="float">
            <text:p>-1.26652</text:p>
          </table:table-cell>
          <table:table-cell office:value-type="float" office:value="-1.18046" calcext:value-type="float">
            <text:p>-1.18046</text:p>
          </table:table-cell>
          <table:table-cell office:value-type="float" office:value="-1.09561" calcext:value-type="float">
            <text:p>-1.09561</text:p>
          </table:table-cell>
          <table:table-cell office:value-type="float" office:value="-1.01718" calcext:value-type="float">
            <text:p>-1.01718</text:p>
          </table:table-cell>
          <table:table-cell office:value-type="float" office:value="-0.91860998" calcext:value-type="float">
            <text:p>-0.91860998</text:p>
          </table:table-cell>
        </table:table-row>
        <table:table-row table:style-name="ro1">
          <table:table-cell office:value-type="float" office:value="-1.34434" calcext:value-type="float">
            <text:p>-1.34434</text:p>
          </table:table-cell>
          <table:table-cell office:value-type="float" office:value="-1.26591" calcext:value-type="float">
            <text:p>-1.26591</text:p>
          </table:table-cell>
          <table:table-cell office:value-type="float" office:value="-1.17954" calcext:value-type="float">
            <text:p>-1.17954</text:p>
          </table:table-cell>
          <table:table-cell office:value-type="float" office:value="-1.095" calcext:value-type="float">
            <text:p>-1.095</text:p>
          </table:table-cell>
          <table:table-cell office:value-type="float" office:value="-1.01657" calcext:value-type="float">
            <text:p>-1.01657</text:p>
          </table:table-cell>
          <table:table-cell office:value-type="float" office:value="-0.91799998" calcext:value-type="float">
            <text:p>-0.91799998</text:p>
          </table:table-cell>
        </table:table-row>
        <table:table-row table:style-name="ro1">
          <table:table-cell office:value-type="float" office:value="-1.34373" calcext:value-type="float">
            <text:p>-1.34373</text:p>
          </table:table-cell>
          <table:table-cell office:value-type="float" office:value="-1.2653" calcext:value-type="float">
            <text:p>-1.2653</text:p>
          </table:table-cell>
          <table:table-cell office:value-type="float" office:value="-1.17893" calcext:value-type="float">
            <text:p>-1.17893</text:p>
          </table:table-cell>
          <table:table-cell office:value-type="float" office:value="-1.09439" calcext:value-type="float">
            <text:p>-1.09439</text:p>
          </table:table-cell>
          <table:table-cell office:value-type="float" office:value="-1.01566" calcext:value-type="float">
            <text:p>-1.01566</text:p>
          </table:table-cell>
          <table:table-cell office:value-type="float" office:value="-0.91707999" calcext:value-type="float">
            <text:p>-0.91707999</text:p>
          </table:table-cell>
        </table:table-row>
        <table:table-row table:style-name="ro1">
          <table:table-cell office:value-type="float" office:value="-1.34251" calcext:value-type="float">
            <text:p>-1.34251</text:p>
          </table:table-cell>
          <table:table-cell office:value-type="float" office:value="-1.26469" calcext:value-type="float">
            <text:p>-1.26469</text:p>
          </table:table-cell>
          <table:table-cell office:value-type="float" office:value="-1.1783201" calcext:value-type="float">
            <text:p>-1.1783201</text:p>
          </table:table-cell>
          <table:table-cell office:value-type="float" office:value="-1.09378" calcext:value-type="float">
            <text:p>-1.09378</text:p>
          </table:table-cell>
          <table:table-cell office:value-type="float" office:value="-1.01474" calcext:value-type="float">
            <text:p>-1.01474</text:p>
          </table:table-cell>
          <table:table-cell office:value-type="float" office:value="-0.91617" calcext:value-type="float">
            <text:p>-0.91617</text:p>
          </table:table-cell>
        </table:table-row>
        <table:table-row table:style-name="ro1">
          <table:table-cell office:value-type="float" office:value="-1.3419" calcext:value-type="float">
            <text:p>-1.3419</text:p>
          </table:table-cell>
          <table:table-cell office:value-type="float" office:value="-1.26408" calcext:value-type="float">
            <text:p>-1.26408</text:p>
          </table:table-cell>
          <table:table-cell office:value-type="float" office:value="-1.1777101" calcext:value-type="float">
            <text:p>-1.1777101</text:p>
          </table:table-cell>
          <table:table-cell office:value-type="float" office:value="-1.09317" calcext:value-type="float">
            <text:p>-1.09317</text:p>
          </table:table-cell>
          <table:table-cell office:value-type="float" office:value="-1.01413" calcext:value-type="float">
            <text:p>-1.01413</text:p>
          </table:table-cell>
          <table:table-cell office:value-type="float" office:value="-0.91525" calcext:value-type="float">
            <text:p>-0.91525</text:p>
          </table:table-cell>
        </table:table-row>
        <table:table-row table:style-name="ro1">
          <table:table-cell office:value-type="float" office:value="-1.34129" calcext:value-type="float">
            <text:p>-1.34129</text:p>
          </table:table-cell>
          <table:table-cell office:value-type="float" office:value="-1.2634701" calcext:value-type="float">
            <text:p>-1.2634701</text:p>
          </table:table-cell>
          <table:table-cell office:value-type="float" office:value="-1.1770999" calcext:value-type="float">
            <text:p>-1.1770999</text:p>
          </table:table-cell>
          <table:table-cell office:value-type="float" office:value="-1.0925601" calcext:value-type="float">
            <text:p>-1.0925601</text:p>
          </table:table-cell>
          <table:table-cell office:value-type="float" office:value="-1.01352" calcext:value-type="float">
            <text:p>-1.01352</text:p>
          </table:table-cell>
          <table:table-cell office:value-type="float" office:value="-0.91433001" calcext:value-type="float">
            <text:p>-0.91433001</text:p>
          </table:table-cell>
        </table:table-row>
        <table:table-row table:style-name="ro1">
          <table:table-cell office:value-type="float" office:value="-1.34068" calcext:value-type="float">
            <text:p>-1.34068</text:p>
          </table:table-cell>
          <table:table-cell office:value-type="float" office:value="-1.2628599" calcext:value-type="float">
            <text:p>-1.2628599</text:p>
          </table:table-cell>
          <table:table-cell office:value-type="float" office:value="-1.1764899" calcext:value-type="float">
            <text:p>-1.1764899</text:p>
          </table:table-cell>
          <table:table-cell office:value-type="float" office:value="-1.0919501" calcext:value-type="float">
            <text:p>-1.0919501</text:p>
          </table:table-cell>
          <table:table-cell office:value-type="float" office:value="-1.0132101" calcext:value-type="float">
            <text:p>-1.0132101</text:p>
          </table:table-cell>
          <table:table-cell office:value-type="float" office:value="-0.91372001" calcext:value-type="float">
            <text:p>-0.91372001</text:p>
          </table:table-cell>
        </table:table-row>
        <table:table-row table:style-name="ro1">
          <table:table-cell office:value-type="float" office:value="-1.34007" calcext:value-type="float">
            <text:p>-1.34007</text:p>
          </table:table-cell>
          <table:table-cell office:value-type="float" office:value="-1.2622499" calcext:value-type="float">
            <text:p>-1.2622499</text:p>
          </table:table-cell>
          <table:table-cell office:value-type="float" office:value="-1.17588" calcext:value-type="float">
            <text:p>-1.17588</text:p>
          </table:table-cell>
          <table:table-cell office:value-type="float" office:value="-1.09104" calcext:value-type="float">
            <text:p>-1.09104</text:p>
          </table:table-cell>
          <table:table-cell office:value-type="float" office:value="-1.0125999" calcext:value-type="float">
            <text:p>-1.0125999</text:p>
          </table:table-cell>
          <table:table-cell office:value-type="float" office:value="-0.91311002" calcext:value-type="float">
            <text:p>-0.91311002</text:p>
          </table:table-cell>
        </table:table-row>
        <table:table-row table:style-name="ro1">
          <table:table-cell office:value-type="float" office:value="-1.33946" calcext:value-type="float">
            <text:p>-1.33946</text:p>
          </table:table-cell>
          <table:table-cell office:value-type="float" office:value="-1.26164" calcext:value-type="float">
            <text:p>-1.26164</text:p>
          </table:table-cell>
          <table:table-cell office:value-type="float" office:value="-1.17527" calcext:value-type="float">
            <text:p>-1.17527</text:p>
          </table:table-cell>
          <table:table-cell office:value-type="float" office:value="-1.09012" calcext:value-type="float">
            <text:p>-1.09012</text:p>
          </table:table-cell>
          <table:table-cell office:value-type="float" office:value="-1.01199" calcext:value-type="float">
            <text:p>-1.01199</text:p>
          </table:table-cell>
          <table:table-cell office:value-type="float" office:value="-0.91250002" calcext:value-type="float">
            <text:p>-0.91250002</text:p>
          </table:table-cell>
        </table:table-row>
        <table:table-row table:style-name="ro1">
          <table:table-cell office:value-type="float" office:value="-1.33885" calcext:value-type="float">
            <text:p>-1.33885</text:p>
          </table:table-cell>
          <table:table-cell office:value-type="float" office:value="-1.2610199" calcext:value-type="float">
            <text:p>-1.2610199</text:p>
          </table:table-cell>
          <table:table-cell office:value-type="float" office:value="-1.17466" calcext:value-type="float">
            <text:p>-1.17466</text:p>
          </table:table-cell>
          <table:table-cell office:value-type="float" office:value="-1.08951" calcext:value-type="float">
            <text:p>-1.08951</text:p>
          </table:table-cell>
          <table:table-cell office:value-type="float" office:value="-1.01138" calcext:value-type="float">
            <text:p>-1.01138</text:p>
          </table:table-cell>
          <table:table-cell office:value-type="float" office:value="-0.91188997" calcext:value-type="float">
            <text:p>-0.91188997</text:p>
          </table:table-cell>
        </table:table-row>
        <table:table-row table:style-name="ro1">
          <table:table-cell office:value-type="float" office:value="-1.33824" calcext:value-type="float">
            <text:p>-1.33824</text:p>
          </table:table-cell>
          <table:table-cell office:value-type="float" office:value="-1.26041" calcext:value-type="float">
            <text:p>-1.26041</text:p>
          </table:table-cell>
          <table:table-cell office:value-type="float" office:value="-1.17405" calcext:value-type="float">
            <text:p>-1.17405</text:p>
          </table:table-cell>
          <table:table-cell office:value-type="float" office:value="-1.0889" calcext:value-type="float">
            <text:p>-1.0889</text:p>
          </table:table-cell>
          <table:table-cell office:value-type="float" office:value="-1.01077" calcext:value-type="float">
            <text:p>-1.01077</text:p>
          </table:table-cell>
          <table:table-cell office:value-type="float" office:value="-0.91097999" calcext:value-type="float">
            <text:p>-0.91097999</text:p>
          </table:table-cell>
        </table:table-row>
        <table:table-row table:style-name="ro1">
          <table:table-cell office:value-type="float" office:value="-1.33763" calcext:value-type="float">
            <text:p>-1.33763</text:p>
          </table:table-cell>
          <table:table-cell office:value-type="float" office:value="-1.2598" calcext:value-type="float">
            <text:p>-1.2598</text:p>
          </table:table-cell>
          <table:table-cell office:value-type="float" office:value="-1.17344" calcext:value-type="float">
            <text:p>-1.17344</text:p>
          </table:table-cell>
          <table:table-cell office:value-type="float" office:value="-1.08829" calcext:value-type="float">
            <text:p>-1.08829</text:p>
          </table:table-cell>
          <table:table-cell office:value-type="float" office:value="-1.01016" calcext:value-type="float">
            <text:p>-1.01016</text:p>
          </table:table-cell>
          <table:table-cell office:value-type="float" office:value="-0.91036999" calcext:value-type="float">
            <text:p>-0.91036999</text:p>
          </table:table-cell>
        </table:table-row>
        <table:table-row table:style-name="ro1">
          <table:table-cell office:value-type="float" office:value="-1.33702" calcext:value-type="float">
            <text:p>-1.33702</text:p>
          </table:table-cell>
          <table:table-cell office:value-type="float" office:value="-1.25919" calcext:value-type="float">
            <text:p>-1.25919</text:p>
          </table:table-cell>
          <table:table-cell office:value-type="float" office:value="-1.17283" calcext:value-type="float">
            <text:p>-1.17283</text:p>
          </table:table-cell>
          <table:table-cell office:value-type="float" office:value="-1.08768" calcext:value-type="float">
            <text:p>-1.08768</text:p>
          </table:table-cell>
          <table:table-cell office:value-type="float" office:value="-1.00955" calcext:value-type="float">
            <text:p>-1.00955</text:p>
          </table:table-cell>
          <table:table-cell office:value-type="float" office:value="-0.90976" calcext:value-type="float">
            <text:p>-0.90976</text:p>
          </table:table-cell>
        </table:table-row>
        <table:table-row table:style-name="ro1">
          <table:table-cell office:value-type="float" office:value="-1.33641" calcext:value-type="float">
            <text:p>-1.33641</text:p>
          </table:table-cell>
          <table:table-cell office:value-type="float" office:value="-1.25828" calcext:value-type="float">
            <text:p>-1.25828</text:p>
          </table:table-cell>
          <table:table-cell office:value-type="float" office:value="-1.17222" calcext:value-type="float">
            <text:p>-1.17222</text:p>
          </table:table-cell>
          <table:table-cell office:value-type="float" office:value="-1.08707" calcext:value-type="float">
            <text:p>-1.08707</text:p>
          </table:table-cell>
          <table:table-cell office:value-type="float" office:value="-1.00894" calcext:value-type="float">
            <text:p>-1.00894</text:p>
          </table:table-cell>
          <table:table-cell office:value-type="float" office:value="-0.90915" calcext:value-type="float">
            <text:p>-0.90915</text:p>
          </table:table-cell>
        </table:table-row>
        <table:table-row table:style-name="ro1">
          <table:table-cell office:value-type="float" office:value="-1.3358001" calcext:value-type="float">
            <text:p>-1.3358001</text:p>
          </table:table-cell>
          <table:table-cell office:value-type="float" office:value="-1.25736" calcext:value-type="float">
            <text:p>-1.25736</text:p>
          </table:table-cell>
          <table:table-cell office:value-type="float" office:value="-1.17161" calcext:value-type="float">
            <text:p>-1.17161</text:p>
          </table:table-cell>
          <table:table-cell office:value-type="float" office:value="-1.08646" calcext:value-type="float">
            <text:p>-1.08646</text:p>
          </table:table-cell>
          <table:table-cell office:value-type="float" office:value="-1.00833" calcext:value-type="float">
            <text:p>-1.00833</text:p>
          </table:table-cell>
          <table:table-cell office:value-type="float" office:value="-0.90854001" calcext:value-type="float">
            <text:p>-0.90854001</text:p>
          </table:table-cell>
        </table:table-row>
        <table:table-row table:style-name="ro1">
          <table:table-cell office:value-type="float" office:value="-1.33518" calcext:value-type="float">
            <text:p>-1.33518</text:p>
          </table:table-cell>
          <table:table-cell office:value-type="float" office:value="-1.25675" calcext:value-type="float">
            <text:p>-1.25675</text:p>
          </table:table-cell>
          <table:table-cell office:value-type="float" office:value="-1.1713001" calcext:value-type="float">
            <text:p>-1.1713001</text:p>
          </table:table-cell>
          <table:table-cell office:value-type="float" office:value="-1.08585" calcext:value-type="float">
            <text:p>-1.08585</text:p>
          </table:table-cell>
          <table:table-cell office:value-type="float" office:value="-1.00772" calcext:value-type="float">
            <text:p>-1.00772</text:p>
          </table:table-cell>
          <table:table-cell office:value-type="float" office:value="-0.90793002" calcext:value-type="float">
            <text:p>-0.90793002</text:p>
          </table:table-cell>
        </table:table-row>
        <table:table-row table:style-name="ro1">
          <table:table-cell office:value-type="float" office:value="-1.3345701" calcext:value-type="float">
            <text:p>-1.3345701</text:p>
          </table:table-cell>
          <table:table-cell office:value-type="float" office:value="-1.25614" calcext:value-type="float">
            <text:p>-1.25614</text:p>
          </table:table-cell>
          <table:table-cell office:value-type="float" office:value="-1.1706899" calcext:value-type="float">
            <text:p>-1.1706899</text:p>
          </table:table-cell>
          <table:table-cell office:value-type="float" office:value="-1.08524" calcext:value-type="float">
            <text:p>-1.08524</text:p>
          </table:table-cell>
          <table:table-cell office:value-type="float" office:value="-1.00711" calcext:value-type="float">
            <text:p>-1.00711</text:p>
          </table:table-cell>
          <table:table-cell office:value-type="float" office:value="-0.90732002" calcext:value-type="float">
            <text:p>-0.90732002</text:p>
          </table:table-cell>
        </table:table-row>
        <table:table-row table:style-name="ro1">
          <table:table-cell office:value-type="float" office:value="-1.3339601" calcext:value-type="float">
            <text:p>-1.3339601</text:p>
          </table:table-cell>
          <table:table-cell office:value-type="float" office:value="-1.25553" calcext:value-type="float">
            <text:p>-1.25553</text:p>
          </table:table-cell>
          <table:table-cell office:value-type="float" office:value="-1.1700799" calcext:value-type="float">
            <text:p>-1.1700799</text:p>
          </table:table-cell>
          <table:table-cell office:value-type="float" office:value="-1.08463" calcext:value-type="float">
            <text:p>-1.08463</text:p>
          </table:table-cell>
          <table:table-cell office:value-type="float" office:value="-1.0065" calcext:value-type="float">
            <text:p>-1.0065</text:p>
          </table:table-cell>
          <table:table-cell office:value-type="float" office:value="-0.90640002" calcext:value-type="float">
            <text:p>-0.90640002</text:p>
          </table:table-cell>
        </table:table-row>
        <table:table-row table:style-name="ro1">
          <table:table-cell office:value-type="float" office:value="-1.3333499" calcext:value-type="float">
            <text:p>-1.3333499</text:p>
          </table:table-cell>
          <table:table-cell office:value-type="float" office:value="-1.25492" calcext:value-type="float">
            <text:p>-1.25492</text:p>
          </table:table-cell>
          <table:table-cell office:value-type="float" office:value="-1.16947" calcext:value-type="float">
            <text:p>-1.16947</text:p>
          </table:table-cell>
          <table:table-cell office:value-type="float" office:value="-1.08402" calcext:value-type="float">
            <text:p>-1.08402</text:p>
          </table:table-cell>
          <table:table-cell office:value-type="float" office:value="-1.00589" calcext:value-type="float">
            <text:p>-1.00589</text:p>
          </table:table-cell>
          <table:table-cell office:value-type="float" office:value="-0.90578997" calcext:value-type="float">
            <text:p>-0.90578997</text:p>
          </table:table-cell>
        </table:table-row>
        <table:table-row table:style-name="ro1">
          <table:table-cell office:value-type="float" office:value="-1.3327399" calcext:value-type="float">
            <text:p>-1.3327399</text:p>
          </table:table-cell>
          <table:table-cell office:value-type="float" office:value="-1.25431" calcext:value-type="float">
            <text:p>-1.25431</text:p>
          </table:table-cell>
          <table:table-cell office:value-type="float" office:value="-1.16886" calcext:value-type="float">
            <text:p>-1.16886</text:p>
          </table:table-cell>
          <table:table-cell office:value-type="float" office:value="-1.08341" calcext:value-type="float">
            <text:p>-1.08341</text:p>
          </table:table-cell>
          <table:table-cell office:value-type="float" office:value="-1.00528" calcext:value-type="float">
            <text:p>-1.00528</text:p>
          </table:table-cell>
          <table:table-cell office:value-type="float" office:value="-0.90517998" calcext:value-type="float">
            <text:p>-0.90517998</text:p>
          </table:table-cell>
        </table:table-row>
        <table:table-row table:style-name="ro1">
          <table:table-cell office:value-type="float" office:value="-1.33213" calcext:value-type="float">
            <text:p>-1.33213</text:p>
          </table:table-cell>
          <table:table-cell office:value-type="float" office:value="-1.2537" calcext:value-type="float">
            <text:p>-1.2537</text:p>
          </table:table-cell>
          <table:table-cell office:value-type="float" office:value="-1.16764" calcext:value-type="float">
            <text:p>-1.16764</text:p>
          </table:table-cell>
          <table:table-cell office:value-type="float" office:value="-1.0828" calcext:value-type="float">
            <text:p>-1.0828</text:p>
          </table:table-cell>
          <table:table-cell office:value-type="float" office:value="-1.00467" calcext:value-type="float">
            <text:p>-1.00467</text:p>
          </table:table-cell>
          <table:table-cell office:value-type="float" office:value="-0.90456998" calcext:value-type="float">
            <text:p>-0.90456998</text:p>
          </table:table-cell>
        </table:table-row>
        <table:table-row table:style-name="ro1">
          <table:table-cell office:value-type="float" office:value="-1.33152" calcext:value-type="float">
            <text:p>-1.33152</text:p>
          </table:table-cell>
          <table:table-cell office:value-type="float" office:value="-1.25309" calcext:value-type="float">
            <text:p>-1.25309</text:p>
          </table:table-cell>
          <table:table-cell office:value-type="float" office:value="-1.16733" calcext:value-type="float">
            <text:p>-1.16733</text:p>
          </table:table-cell>
          <table:table-cell office:value-type="float" office:value="-1.08219" calcext:value-type="float">
            <text:p>-1.08219</text:p>
          </table:table-cell>
          <table:table-cell office:value-type="float" office:value="-1.00406" calcext:value-type="float">
            <text:p>-1.00406</text:p>
          </table:table-cell>
          <table:table-cell office:value-type="float" office:value="-0.90395999" calcext:value-type="float">
            <text:p>-0.90395999</text:p>
          </table:table-cell>
        </table:table-row>
        <table:table-row table:style-name="ro1">
          <table:table-cell office:value-type="float" office:value="-1.33091" calcext:value-type="float">
            <text:p>-1.33091</text:p>
          </table:table-cell>
          <table:table-cell office:value-type="float" office:value="-1.25248" calcext:value-type="float">
            <text:p>-1.25248</text:p>
          </table:table-cell>
          <table:table-cell office:value-type="float" office:value="-1.16672" calcext:value-type="float">
            <text:p>-1.16672</text:p>
          </table:table-cell>
          <table:table-cell office:value-type="float" office:value="-1.08158" calcext:value-type="float">
            <text:p>-1.08158</text:p>
          </table:table-cell>
          <table:table-cell office:value-type="float" office:value="-1.00314" calcext:value-type="float">
            <text:p>-1.00314</text:p>
          </table:table-cell>
          <table:table-cell office:value-type="float" office:value="-0.90335" calcext:value-type="float">
            <text:p>-0.90335</text:p>
          </table:table-cell>
        </table:table-row>
        <table:table-row table:style-name="ro1">
          <table:table-cell office:value-type="float" office:value="-1.3303" calcext:value-type="float">
            <text:p>-1.3303</text:p>
          </table:table-cell>
          <table:table-cell office:value-type="float" office:value="-1.25187" calcext:value-type="float">
            <text:p>-1.25187</text:p>
          </table:table-cell>
          <table:table-cell office:value-type="float" office:value="-1.16611" calcext:value-type="float">
            <text:p>-1.16611</text:p>
          </table:table-cell>
          <table:table-cell office:value-type="float" office:value="-1.08097" calcext:value-type="float">
            <text:p>-1.08097</text:p>
          </table:table-cell>
          <table:table-cell office:value-type="float" office:value="-1.00253" calcext:value-type="float">
            <text:p>-1.00253</text:p>
          </table:table-cell>
          <table:table-cell office:value-type="float" office:value="-0.90274" calcext:value-type="float">
            <text:p>-0.90274</text:p>
          </table:table-cell>
        </table:table-row>
        <table:table-row table:style-name="ro1">
          <table:table-cell office:value-type="float" office:value="-1.32969" calcext:value-type="float">
            <text:p>-1.32969</text:p>
          </table:table-cell>
          <table:table-cell office:value-type="float" office:value="-1.25126" calcext:value-type="float">
            <text:p>-1.25126</text:p>
          </table:table-cell>
          <table:table-cell office:value-type="float" office:value="-1.1655" calcext:value-type="float">
            <text:p>-1.1655</text:p>
          </table:table-cell>
          <table:table-cell office:value-type="float" office:value="-1.0803601" calcext:value-type="float">
            <text:p>-1.0803601</text:p>
          </table:table-cell>
          <table:table-cell office:value-type="float" office:value="-1.00192" calcext:value-type="float">
            <text:p>-1.00192</text:p>
          </table:table-cell>
          <table:table-cell office:value-type="float" office:value="-0.90182" calcext:value-type="float">
            <text:p>-0.90182</text:p>
          </table:table-cell>
        </table:table-row>
        <table:table-row table:style-name="ro1">
          <table:table-cell office:value-type="float" office:value="-1.3287801" calcext:value-type="float">
            <text:p>-1.3287801</text:p>
          </table:table-cell>
          <table:table-cell office:value-type="float" office:value="-1.25065" calcext:value-type="float">
            <text:p>-1.25065</text:p>
          </table:table-cell>
          <table:table-cell office:value-type="float" office:value="-1.1648901" calcext:value-type="float">
            <text:p>-1.1648901</text:p>
          </table:table-cell>
          <table:table-cell office:value-type="float" office:value="-1.07974" calcext:value-type="float">
            <text:p>-1.07974</text:p>
          </table:table-cell>
          <table:table-cell office:value-type="float" office:value="-1.00131" calcext:value-type="float">
            <text:p>-1.00131</text:p>
          </table:table-cell>
          <table:table-cell office:value-type="float" office:value="-0.90091002" calcext:value-type="float">
            <text:p>-0.90091002</text:p>
          </table:table-cell>
        </table:table-row>
        <table:table-row table:style-name="ro1">
          <table:table-cell office:value-type="float" office:value="-1.3281699" calcext:value-type="float">
            <text:p>-1.3281699</text:p>
          </table:table-cell>
          <table:table-cell office:value-type="float" office:value="-1.2500401" calcext:value-type="float">
            <text:p>-1.2500401</text:p>
          </table:table-cell>
          <table:table-cell office:value-type="float" office:value="-1.1642801" calcext:value-type="float">
            <text:p>-1.1642801</text:p>
          </table:table-cell>
          <table:table-cell office:value-type="float" office:value="-1.07944" calcext:value-type="float">
            <text:p>-1.07944</text:p>
          </table:table-cell>
          <table:table-cell office:value-type="float" office:value="-1.0007" calcext:value-type="float">
            <text:p>-1.0007</text:p>
          </table:table-cell>
          <table:table-cell office:value-type="float" office:value="-0.89999002" calcext:value-type="float">
            <text:p>-0.89999002</text:p>
          </table:table-cell>
        </table:table-row>
        <table:table-row table:style-name="ro1">
          <table:table-cell office:value-type="float" office:value="-1.3275599" calcext:value-type="float">
            <text:p>-1.3275599</text:p>
          </table:table-cell>
          <table:table-cell office:value-type="float" office:value="-1.2494299" calcext:value-type="float">
            <text:p>-1.2494299</text:p>
          </table:table-cell>
          <table:table-cell office:value-type="float" office:value="-1.1636699" calcext:value-type="float">
            <text:p>-1.1636699</text:p>
          </table:table-cell>
          <table:table-cell office:value-type="float" office:value="-1.0785201" calcext:value-type="float">
            <text:p>-1.0785201</text:p>
          </table:table-cell>
          <table:table-cell office:value-type="float" office:value="-1.00009" calcext:value-type="float">
            <text:p>-1.00009</text:p>
          </table:table-cell>
          <table:table-cell office:value-type="float" office:value="-0.89938003" calcext:value-type="float">
            <text:p>-0.89938003</text:p>
          </table:table-cell>
        </table:table-row>
        <table:table-row table:style-name="ro1">
          <table:table-cell office:value-type="float" office:value="-1.3269399" calcext:value-type="float">
            <text:p>-1.3269399</text:p>
          </table:table-cell>
          <table:table-cell office:value-type="float" office:value="-1.2488199" calcext:value-type="float">
            <text:p>-1.2488199</text:p>
          </table:table-cell>
          <table:table-cell office:value-type="float" office:value="-1.1630599" calcext:value-type="float">
            <text:p>-1.1630599</text:p>
          </table:table-cell>
          <table:table-cell office:value-type="float" office:value="-1.0779099" calcext:value-type="float">
            <text:p>-1.0779099</text:p>
          </table:table-cell>
          <table:table-cell office:value-type="float" office:value="-0.99948001" calcext:value-type="float">
            <text:p>-0.99948001</text:p>
          </table:table-cell>
          <table:table-cell office:value-type="float" office:value="-0.89876997" calcext:value-type="float">
            <text:p>-0.89876997</text:p>
          </table:table-cell>
        </table:table-row>
        <table:table-row table:style-name="ro1">
          <table:table-cell office:value-type="float" office:value="-1.3263299" calcext:value-type="float">
            <text:p>-1.3263299</text:p>
          </table:table-cell>
          <table:table-cell office:value-type="float" office:value="-1.24821" calcext:value-type="float">
            <text:p>-1.24821</text:p>
          </table:table-cell>
          <table:table-cell office:value-type="float" office:value="-1.16245" calcext:value-type="float">
            <text:p>-1.16245</text:p>
          </table:table-cell>
          <table:table-cell office:value-type="float" office:value="-1.0773" calcext:value-type="float">
            <text:p>-1.0773</text:p>
          </table:table-cell>
          <table:table-cell office:value-type="float" office:value="-0.99887002" calcext:value-type="float">
            <text:p>-0.99887002</text:p>
          </table:table-cell>
          <table:table-cell office:value-type="float" office:value="-0.89815998" calcext:value-type="float">
            <text:p>-0.89815998</text:p>
          </table:table-cell>
        </table:table-row>
        <table:table-row table:style-name="ro1">
          <table:table-cell office:value-type="float" office:value="-1.32572" calcext:value-type="float">
            <text:p>-1.32572</text:p>
          </table:table-cell>
          <table:table-cell office:value-type="float" office:value="-1.2476" calcext:value-type="float">
            <text:p>-1.2476</text:p>
          </table:table-cell>
          <table:table-cell office:value-type="float" office:value="-1.16184" calcext:value-type="float">
            <text:p>-1.16184</text:p>
          </table:table-cell>
          <table:table-cell office:value-type="float" office:value="-1.077" calcext:value-type="float">
            <text:p>-1.077</text:p>
          </table:table-cell>
          <table:table-cell office:value-type="float" office:value="-0.99795997" calcext:value-type="float">
            <text:p>-0.99795997</text:p>
          </table:table-cell>
          <table:table-cell office:value-type="float" office:value="-0.89723998" calcext:value-type="float">
            <text:p>-0.89723998</text:p>
          </table:table-cell>
        </table:table-row>
        <table:table-row table:style-name="ro1">
          <table:table-cell office:value-type="float" office:value="-1.32511" calcext:value-type="float">
            <text:p>-1.32511</text:p>
          </table:table-cell>
          <table:table-cell office:value-type="float" office:value="-1.24699" calcext:value-type="float">
            <text:p>-1.24699</text:p>
          </table:table-cell>
          <table:table-cell office:value-type="float" office:value="-1.16123" calcext:value-type="float">
            <text:p>-1.16123</text:p>
          </table:table-cell>
          <table:table-cell office:value-type="float" office:value="-1.07639" calcext:value-type="float">
            <text:p>-1.07639</text:p>
          </table:table-cell>
          <table:table-cell office:value-type="float" office:value="-0.99734002" calcext:value-type="float">
            <text:p>-0.99734002</text:p>
          </table:table-cell>
          <table:table-cell office:value-type="float" office:value="-0.89633" calcext:value-type="float">
            <text:p>-0.89633</text:p>
          </table:table-cell>
        </table:table-row>
        <table:table-row table:style-name="ro1">
          <table:table-cell office:value-type="float" office:value="-1.3245" calcext:value-type="float">
            <text:p>-1.3245</text:p>
          </table:table-cell>
          <table:table-cell office:value-type="float" office:value="-1.24638" calcext:value-type="float">
            <text:p>-1.24638</text:p>
          </table:table-cell>
          <table:table-cell office:value-type="float" office:value="-1.16062" calcext:value-type="float">
            <text:p>-1.16062</text:p>
          </table:table-cell>
          <table:table-cell office:value-type="float" office:value="-1.07578" calcext:value-type="float">
            <text:p>-1.07578</text:p>
          </table:table-cell>
          <table:table-cell office:value-type="float" office:value="-0.99673003" calcext:value-type="float">
            <text:p>-0.99673003</text:p>
          </table:table-cell>
          <table:table-cell office:value-type="float" office:value="-0.89572001" calcext:value-type="float">
            <text:p>-0.89572001</text:p>
          </table:table-cell>
        </table:table-row>
        <table:table-row table:style-name="ro1">
          <table:table-cell office:value-type="float" office:value="-1.32389" calcext:value-type="float">
            <text:p>-1.32389</text:p>
          </table:table-cell>
          <table:table-cell office:value-type="float" office:value="-1.24577" calcext:value-type="float">
            <text:p>-1.24577</text:p>
          </table:table-cell>
          <table:table-cell office:value-type="float" office:value="-1.1597" calcext:value-type="float">
            <text:p>-1.1597</text:p>
          </table:table-cell>
          <table:table-cell office:value-type="float" office:value="-1.07517" calcext:value-type="float">
            <text:p>-1.07517</text:p>
          </table:table-cell>
          <table:table-cell office:value-type="float" office:value="-0.99611998" calcext:value-type="float">
            <text:p>-0.99611998</text:p>
          </table:table-cell>
          <table:table-cell office:value-type="float" office:value="-0.89480001" calcext:value-type="float">
            <text:p>-0.89480001</text:p>
          </table:table-cell>
        </table:table-row>
        <table:table-row table:style-name="ro1">
          <table:table-cell office:value-type="float" office:value="-1.32328" calcext:value-type="float">
            <text:p>-1.32328</text:p>
          </table:table-cell>
          <table:table-cell office:value-type="float" office:value="-1.24516" calcext:value-type="float">
            <text:p>-1.24516</text:p>
          </table:table-cell>
          <table:table-cell office:value-type="float" office:value="-1.15909" calcext:value-type="float">
            <text:p>-1.15909</text:p>
          </table:table-cell>
          <table:table-cell office:value-type="float" office:value="-1.07456" calcext:value-type="float">
            <text:p>-1.07456</text:p>
          </table:table-cell>
          <table:table-cell office:value-type="float" office:value="-0.99550998" calcext:value-type="float">
            <text:p>-0.99550998</text:p>
          </table:table-cell>
          <table:table-cell office:value-type="float" office:value="-0.89389002" calcext:value-type="float">
            <text:p>-0.89389002</text:p>
          </table:table-cell>
        </table:table-row>
        <table:table-row table:style-name="ro1">
          <table:table-cell office:value-type="float" office:value="-1.32267" calcext:value-type="float">
            <text:p>-1.32267</text:p>
          </table:table-cell>
          <table:table-cell office:value-type="float" office:value="-1.24454" calcext:value-type="float">
            <text:p>-1.24454</text:p>
          </table:table-cell>
          <table:table-cell office:value-type="float" office:value="-1.15848" calcext:value-type="float">
            <text:p>-1.15848</text:p>
          </table:table-cell>
          <table:table-cell office:value-type="float" office:value="-1.0739501" calcext:value-type="float">
            <text:p>-1.0739501</text:p>
          </table:table-cell>
          <table:table-cell office:value-type="float" office:value="-0.99489999" calcext:value-type="float">
            <text:p>-0.99489999</text:p>
          </table:table-cell>
          <table:table-cell office:value-type="float" office:value="-0.89297003" calcext:value-type="float">
            <text:p>-0.89297003</text:p>
          </table:table-cell>
        </table:table-row>
        <table:table-row table:style-name="ro1">
          <table:table-cell office:value-type="float" office:value="-1.32206" calcext:value-type="float">
            <text:p>-1.32206</text:p>
          </table:table-cell>
          <table:table-cell office:value-type="float" office:value="-1.24393" calcext:value-type="float">
            <text:p>-1.24393</text:p>
          </table:table-cell>
          <table:table-cell office:value-type="float" office:value="-1.1578701" calcext:value-type="float">
            <text:p>-1.1578701</text:p>
          </table:table-cell>
          <table:table-cell office:value-type="float" office:value="-1.0733401" calcext:value-type="float">
            <text:p>-1.0733401</text:p>
          </table:table-cell>
          <table:table-cell office:value-type="float" office:value="-0.99399" calcext:value-type="float">
            <text:p>-0.99399</text:p>
          </table:table-cell>
          <table:table-cell office:value-type="float" office:value="-0.89235997" calcext:value-type="float">
            <text:p>-0.89235997</text:p>
          </table:table-cell>
        </table:table-row>
        <table:table-row table:style-name="ro1">
          <table:table-cell office:value-type="float" office:value="-1.32145" calcext:value-type="float">
            <text:p>-1.32145</text:p>
          </table:table-cell>
          <table:table-cell office:value-type="float" office:value="-1.24332" calcext:value-type="float">
            <text:p>-1.24332</text:p>
          </table:table-cell>
          <table:table-cell office:value-type="float" office:value="-1.1572599" calcext:value-type="float">
            <text:p>-1.1572599</text:p>
          </table:table-cell>
          <table:table-cell office:value-type="float" office:value="-1.0727299" calcext:value-type="float">
            <text:p>-1.0727299</text:p>
          </table:table-cell>
          <table:table-cell office:value-type="float" office:value="-0.99338001" calcext:value-type="float">
            <text:p>-0.99338001</text:p>
          </table:table-cell>
          <table:table-cell office:value-type="float" office:value="-0.89174998" calcext:value-type="float">
            <text:p>-0.89174998</text:p>
          </table:table-cell>
        </table:table-row>
        <table:table-row table:style-name="ro1">
          <table:table-cell office:value-type="float" office:value="-1.32084" calcext:value-type="float">
            <text:p>-1.32084</text:p>
          </table:table-cell>
          <table:table-cell office:value-type="float" office:value="-1.24271" calcext:value-type="float">
            <text:p>-1.24271</text:p>
          </table:table-cell>
          <table:table-cell office:value-type="float" office:value="-1.1566499" calcext:value-type="float">
            <text:p>-1.1566499</text:p>
          </table:table-cell>
          <table:table-cell office:value-type="float" office:value="-1.07212" calcext:value-type="float">
            <text:p>-1.07212</text:p>
          </table:table-cell>
          <table:table-cell office:value-type="float" office:value="-0.99246001" calcext:value-type="float">
            <text:p>-0.99246001</text:p>
          </table:table-cell>
          <table:table-cell office:value-type="float" office:value="-0.89113998" calcext:value-type="float">
            <text:p>-0.89113998</text:p>
          </table:table-cell>
        </table:table-row>
        <table:table-row table:style-name="ro1">
          <table:table-cell office:value-type="float" office:value="-1.32023" calcext:value-type="float">
            <text:p>-1.32023</text:p>
          </table:table-cell>
          <table:table-cell office:value-type="float" office:value="-1.2421" calcext:value-type="float">
            <text:p>-1.2421</text:p>
          </table:table-cell>
          <table:table-cell office:value-type="float" office:value="-1.15604" calcext:value-type="float">
            <text:p>-1.15604</text:p>
          </table:table-cell>
          <table:table-cell office:value-type="float" office:value="-1.0714999" calcext:value-type="float">
            <text:p>-1.0714999</text:p>
          </table:table-cell>
          <table:table-cell office:value-type="float" office:value="-0.99185002" calcext:value-type="float">
            <text:p>-0.99185002</text:p>
          </table:table-cell>
          <table:table-cell office:value-type="float" office:value="-0.89021999" calcext:value-type="float">
            <text:p>-0.89021999</text:p>
          </table:table-cell>
        </table:table-row>
        <table:table-row table:style-name="ro1">
          <table:table-cell office:value-type="float" office:value="-1.31962" calcext:value-type="float">
            <text:p>-1.31962</text:p>
          </table:table-cell>
          <table:table-cell office:value-type="float" office:value="-1.24149" calcext:value-type="float">
            <text:p>-1.24149</text:p>
          </table:table-cell>
          <table:table-cell office:value-type="float" office:value="-1.15543" calcext:value-type="float">
            <text:p>-1.15543</text:p>
          </table:table-cell>
          <table:table-cell office:value-type="float" office:value="-1.0708899" calcext:value-type="float">
            <text:p>-1.0708899</text:p>
          </table:table-cell>
          <table:table-cell office:value-type="float" office:value="-0.99093997" calcext:value-type="float">
            <text:p>-0.99093997</text:p>
          </table:table-cell>
          <table:table-cell office:value-type="float" office:value="-0.88960999" calcext:value-type="float">
            <text:p>-0.88960999</text:p>
          </table:table-cell>
        </table:table-row>
        <table:table-row table:style-name="ro1">
          <table:table-cell office:value-type="float" office:value="-1.31901" calcext:value-type="float">
            <text:p>-1.31901</text:p>
          </table:table-cell>
          <table:table-cell office:value-type="float" office:value="-1.24088" calcext:value-type="float">
            <text:p>-1.24088</text:p>
          </table:table-cell>
          <table:table-cell office:value-type="float" office:value="-1.15482" calcext:value-type="float">
            <text:p>-1.15482</text:p>
          </table:table-cell>
          <table:table-cell office:value-type="float" office:value="-1.07028" calcext:value-type="float">
            <text:p>-1.07028</text:p>
          </table:table-cell>
          <table:table-cell office:value-type="float" office:value="-0.99032998" calcext:value-type="float">
            <text:p>-0.99032998</text:p>
          </table:table-cell>
          <table:table-cell office:value-type="float" office:value="-0.889" calcext:value-type="float">
            <text:p>-0.889</text:p>
          </table:table-cell>
        </table:table-row>
        <table:table-row table:style-name="ro1">
          <table:table-cell office:value-type="float" office:value="-1.3184" calcext:value-type="float">
            <text:p>-1.3184</text:p>
          </table:table-cell>
          <table:table-cell office:value-type="float" office:value="-1.24027" calcext:value-type="float">
            <text:p>-1.24027</text:p>
          </table:table-cell>
          <table:table-cell office:value-type="float" office:value="-1.15421" calcext:value-type="float">
            <text:p>-1.15421</text:p>
          </table:table-cell>
          <table:table-cell office:value-type="float" office:value="-1.06967" calcext:value-type="float">
            <text:p>-1.06967</text:p>
          </table:table-cell>
          <table:table-cell office:value-type="float" office:value="-0.98971999" calcext:value-type="float">
            <text:p>-0.98971999</text:p>
          </table:table-cell>
          <table:table-cell office:value-type="float" office:value="-0.88839" calcext:value-type="float">
            <text:p>-0.88839</text:p>
          </table:table-cell>
        </table:table-row>
        <table:table-row table:style-name="ro1">
          <table:table-cell office:value-type="float" office:value="-1.31779" calcext:value-type="float">
            <text:p>-1.31779</text:p>
          </table:table-cell>
          <table:table-cell office:value-type="float" office:value="-1.23966" calcext:value-type="float">
            <text:p>-1.23966</text:p>
          </table:table-cell>
          <table:table-cell office:value-type="float" office:value="-1.1536" calcext:value-type="float">
            <text:p>-1.1536</text:p>
          </table:table-cell>
          <table:table-cell office:value-type="float" office:value="-1.06906" calcext:value-type="float">
            <text:p>-1.06906</text:p>
          </table:table-cell>
          <table:table-cell office:value-type="float" office:value="-0.98879999" calcext:value-type="float">
            <text:p>-0.98879999</text:p>
          </table:table-cell>
          <table:table-cell office:value-type="float" office:value="-0.88778001" calcext:value-type="float">
            <text:p>-0.88778001</text:p>
          </table:table-cell>
        </table:table-row>
        <table:table-row table:style-name="ro1">
          <table:table-cell office:value-type="float" office:value="-1.31718" calcext:value-type="float">
            <text:p>-1.31718</text:p>
          </table:table-cell>
          <table:table-cell office:value-type="float" office:value="-1.23905" calcext:value-type="float">
            <text:p>-1.23905</text:p>
          </table:table-cell>
          <table:table-cell office:value-type="float" office:value="-1.15299" calcext:value-type="float">
            <text:p>-1.15299</text:p>
          </table:table-cell>
          <table:table-cell office:value-type="float" office:value="-1.06845" calcext:value-type="float">
            <text:p>-1.06845</text:p>
          </table:table-cell>
          <table:table-cell office:value-type="float" office:value="-0.98787999" calcext:value-type="float">
            <text:p>-0.98787999</text:p>
          </table:table-cell>
          <table:table-cell office:value-type="float" office:value="-0.88687003" calcext:value-type="float">
            <text:p>-0.88687003</text:p>
          </table:table-cell>
        </table:table-row>
        <table:table-row table:style-name="ro1">
          <table:table-cell office:value-type="float" office:value="-1.31657" calcext:value-type="float">
            <text:p>-1.31657</text:p>
          </table:table-cell>
          <table:table-cell office:value-type="float" office:value="-1.23844" calcext:value-type="float">
            <text:p>-1.23844</text:p>
          </table:table-cell>
          <table:table-cell office:value-type="float" office:value="-1.15238" calcext:value-type="float">
            <text:p>-1.15238</text:p>
          </table:table-cell>
          <table:table-cell office:value-type="float" office:value="-1.06784" calcext:value-type="float">
            <text:p>-1.06784</text:p>
          </table:table-cell>
          <table:table-cell office:value-type="float" office:value="-0.98697001" calcext:value-type="float">
            <text:p>-0.98697001</text:p>
          </table:table-cell>
          <table:table-cell office:value-type="float" office:value="-0.88595003" calcext:value-type="float">
            <text:p>-0.88595003</text:p>
          </table:table-cell>
        </table:table-row>
        <table:table-row table:style-name="ro1">
          <table:table-cell office:value-type="float" office:value="-1.31596" calcext:value-type="float">
            <text:p>-1.31596</text:p>
          </table:table-cell>
          <table:table-cell office:value-type="float" office:value="-1.23783" calcext:value-type="float">
            <text:p>-1.23783</text:p>
          </table:table-cell>
          <table:table-cell office:value-type="float" office:value="-1.15177" calcext:value-type="float">
            <text:p>-1.15177</text:p>
          </table:table-cell>
          <table:table-cell office:value-type="float" office:value="-1.06723" calcext:value-type="float">
            <text:p>-1.06723</text:p>
          </table:table-cell>
          <table:table-cell office:value-type="float" office:value="-0.98605001" calcext:value-type="float">
            <text:p>-0.98605001</text:p>
          </table:table-cell>
          <table:table-cell office:value-type="float" office:value="-0.88503999" calcext:value-type="float">
            <text:p>-0.88503999</text:p>
          </table:table-cell>
        </table:table-row>
        <table:table-row table:style-name="ro1">
          <table:table-cell office:value-type="float" office:value="-1.3153501" calcext:value-type="float">
            <text:p>-1.3153501</text:p>
          </table:table-cell>
          <table:table-cell office:value-type="float" office:value="-1.23722" calcext:value-type="float">
            <text:p>-1.23722</text:p>
          </table:table-cell>
          <table:table-cell office:value-type="float" office:value="-1.15116" calcext:value-type="float">
            <text:p>-1.15116</text:p>
          </table:table-cell>
          <table:table-cell office:value-type="float" office:value="-1.06662" calcext:value-type="float">
            <text:p>-1.06662</text:p>
          </table:table-cell>
          <table:table-cell office:value-type="float" office:value="-0.98544002" calcext:value-type="float">
            <text:p>-0.98544002</text:p>
          </table:table-cell>
          <table:table-cell office:value-type="float" office:value="-0.88442999" calcext:value-type="float">
            <text:p>-0.88442999</text:p>
          </table:table-cell>
        </table:table-row>
        <table:table-row table:style-name="ro1">
          <table:table-cell office:value-type="float" office:value="-1.3147399" calcext:value-type="float">
            <text:p>-1.3147399</text:p>
          </table:table-cell>
          <table:table-cell office:value-type="float" office:value="-1.2366101" calcext:value-type="float">
            <text:p>-1.2366101</text:p>
          </table:table-cell>
          <table:table-cell office:value-type="float" office:value="-1.15055" calcext:value-type="float">
            <text:p>-1.15055</text:p>
          </table:table-cell>
          <table:table-cell office:value-type="float" office:value="-1.06601" calcext:value-type="float">
            <text:p>-1.06601</text:p>
          </table:table-cell>
          <table:table-cell office:value-type="float" office:value="-0.98483002" calcext:value-type="float">
            <text:p>-0.98483002</text:p>
          </table:table-cell>
          <table:table-cell office:value-type="float" office:value="-0.88382" calcext:value-type="float">
            <text:p>-0.88382</text:p>
          </table:table-cell>
        </table:table-row>
        <table:table-row table:style-name="ro1">
          <table:table-cell office:value-type="float" office:value="-1.3141299" calcext:value-type="float">
            <text:p>-1.3141299</text:p>
          </table:table-cell>
          <table:table-cell office:value-type="float" office:value="-1.2359999" calcext:value-type="float">
            <text:p>-1.2359999</text:p>
          </table:table-cell>
          <table:table-cell office:value-type="float" office:value="-1.14994" calcext:value-type="float">
            <text:p>-1.14994</text:p>
          </table:table-cell>
          <table:table-cell office:value-type="float" office:value="-1.0654" calcext:value-type="float">
            <text:p>-1.0654</text:p>
          </table:table-cell>
          <table:table-cell office:value-type="float" office:value="-0.98422003" calcext:value-type="float">
            <text:p>-0.98422003</text:p>
          </table:table-cell>
          <table:table-cell office:value-type="float" office:value="-0.8829" calcext:value-type="float">
            <text:p>-0.8829</text:p>
          </table:table-cell>
        </table:table-row>
        <table:table-row table:style-name="ro1">
          <table:table-cell office:value-type="float" office:value="-1.31352" calcext:value-type="float">
            <text:p>-1.31352</text:p>
          </table:table-cell>
          <table:table-cell office:value-type="float" office:value="-1.2353899" calcext:value-type="float">
            <text:p>-1.2353899</text:p>
          </table:table-cell>
          <table:table-cell office:value-type="float" office:value="-1.14933" calcext:value-type="float">
            <text:p>-1.14933</text:p>
          </table:table-cell>
          <table:table-cell office:value-type="float" office:value="-1.06479" calcext:value-type="float">
            <text:p>-1.06479</text:p>
          </table:table-cell>
          <table:table-cell office:value-type="float" office:value="-0.98360997" calcext:value-type="float">
            <text:p>-0.98360997</text:p>
          </table:table-cell>
          <table:table-cell office:value-type="float" office:value="-0.88198" calcext:value-type="float">
            <text:p>-0.88198</text:p>
          </table:table-cell>
        </table:table-row>
        <table:table-row table:style-name="ro1">
          <table:table-cell office:value-type="float" office:value="-1.31291" calcext:value-type="float">
            <text:p>-1.31291</text:p>
          </table:table-cell>
          <table:table-cell office:value-type="float" office:value="-1.23478" calcext:value-type="float">
            <text:p>-1.23478</text:p>
          </table:table-cell>
          <table:table-cell office:value-type="float" office:value="-1.14872" calcext:value-type="float">
            <text:p>-1.14872</text:p>
          </table:table-cell>
          <table:table-cell office:value-type="float" office:value="-1.06418" calcext:value-type="float">
            <text:p>-1.06418</text:p>
          </table:table-cell>
          <table:table-cell office:value-type="float" office:value="-0.98299998" calcext:value-type="float">
            <text:p>-0.98299998</text:p>
          </table:table-cell>
          <table:table-cell office:value-type="float" office:value="-0.88107002" calcext:value-type="float">
            <text:p>-0.88107002</text:p>
          </table:table-cell>
        </table:table-row>
        <table:table-row table:style-name="ro1">
          <table:table-cell office:value-type="float" office:value="-1.3123" calcext:value-type="float">
            <text:p>-1.3123</text:p>
          </table:table-cell>
          <table:table-cell office:value-type="float" office:value="-1.23417" calcext:value-type="float">
            <text:p>-1.23417</text:p>
          </table:table-cell>
          <table:table-cell office:value-type="float" office:value="-1.1478" calcext:value-type="float">
            <text:p>-1.1478</text:p>
          </table:table-cell>
          <table:table-cell office:value-type="float" office:value="-1.06357" calcext:value-type="float">
            <text:p>-1.06357</text:p>
          </table:table-cell>
          <table:table-cell office:value-type="float" office:value="-0.98238999" calcext:value-type="float">
            <text:p>-0.98238999</text:p>
          </table:table-cell>
          <table:table-cell office:value-type="float" office:value="-0.88046002" calcext:value-type="float">
            <text:p>-0.88046002</text:p>
          </table:table-cell>
        </table:table-row>
        <table:table-row table:style-name="ro1">
          <table:table-cell office:value-type="float" office:value="-1.31169" calcext:value-type="float">
            <text:p>-1.31169</text:p>
          </table:table-cell>
          <table:table-cell office:value-type="float" office:value="-1.23356" calcext:value-type="float">
            <text:p>-1.23356</text:p>
          </table:table-cell>
          <table:table-cell office:value-type="float" office:value="-1.14689" calcext:value-type="float">
            <text:p>-1.14689</text:p>
          </table:table-cell>
          <table:table-cell office:value-type="float" office:value="-1.06296" calcext:value-type="float">
            <text:p>-1.06296</text:p>
          </table:table-cell>
          <table:table-cell office:value-type="float" office:value="-0.98148" calcext:value-type="float">
            <text:p>-0.98148</text:p>
          </table:table-cell>
          <table:table-cell office:value-type="float" office:value="-0.87984997" calcext:value-type="float">
            <text:p>-0.87984997</text:p>
          </table:table-cell>
        </table:table-row>
        <table:table-row table:style-name="ro1">
          <table:table-cell office:value-type="float" office:value="-1.31108" calcext:value-type="float">
            <text:p>-1.31108</text:p>
          </table:table-cell>
          <table:table-cell office:value-type="float" office:value="-1.23295" calcext:value-type="float">
            <text:p>-1.23295</text:p>
          </table:table-cell>
          <table:table-cell office:value-type="float" office:value="-1.1462801" calcext:value-type="float">
            <text:p>-1.1462801</text:p>
          </table:table-cell>
          <table:table-cell office:value-type="float" office:value="-1.06235" calcext:value-type="float">
            <text:p>-1.06235</text:p>
          </table:table-cell>
          <table:table-cell office:value-type="float" office:value="-0.98085999" calcext:value-type="float">
            <text:p>-0.98085999</text:p>
          </table:table-cell>
          <table:table-cell office:value-type="float" office:value="-0.87923998" calcext:value-type="float">
            <text:p>-0.87923998</text:p>
          </table:table-cell>
        </table:table-row>
        <table:table-row table:style-name="ro1">
          <table:table-cell office:value-type="float" office:value="-1.31046" calcext:value-type="float">
            <text:p>-1.31046</text:p>
          </table:table-cell>
          <table:table-cell office:value-type="float" office:value="-1.23234" calcext:value-type="float">
            <text:p>-1.23234</text:p>
          </table:table-cell>
          <table:table-cell office:value-type="float" office:value="-1.14566" calcext:value-type="float">
            <text:p>-1.14566</text:p>
          </table:table-cell>
          <table:table-cell office:value-type="float" office:value="-1.06143" calcext:value-type="float">
            <text:p>-1.06143</text:p>
          </table:table-cell>
          <table:table-cell office:value-type="float" office:value="-0.98025" calcext:value-type="float">
            <text:p>-0.98025</text:p>
          </table:table-cell>
          <table:table-cell office:value-type="float" office:value="-0.87862998" calcext:value-type="float">
            <text:p>-0.87862998</text:p>
          </table:table-cell>
        </table:table-row>
        <table:table-row table:style-name="ro1">
          <table:table-cell office:value-type="float" office:value="-1.30985" calcext:value-type="float">
            <text:p>-1.30985</text:p>
          </table:table-cell>
          <table:table-cell office:value-type="float" office:value="-1.23173" calcext:value-type="float">
            <text:p>-1.23173</text:p>
          </table:table-cell>
          <table:table-cell office:value-type="float" office:value="-1.14505" calcext:value-type="float">
            <text:p>-1.14505</text:p>
          </table:table-cell>
          <table:table-cell office:value-type="float" office:value="-1.06082" calcext:value-type="float">
            <text:p>-1.06082</text:p>
          </table:table-cell>
          <table:table-cell office:value-type="float" office:value="-0.97964001" calcext:value-type="float">
            <text:p>-0.97964001</text:p>
          </table:table-cell>
          <table:table-cell office:value-type="float" office:value="-0.87801999" calcext:value-type="float">
            <text:p>-0.87801999</text:p>
          </table:table-cell>
        </table:table-row>
        <table:table-row table:style-name="ro1">
          <table:table-cell office:value-type="float" office:value="-1.30924" calcext:value-type="float">
            <text:p>-1.30924</text:p>
          </table:table-cell>
          <table:table-cell office:value-type="float" office:value="-1.23112" calcext:value-type="float">
            <text:p>-1.23112</text:p>
          </table:table-cell>
          <table:table-cell office:value-type="float" office:value="-1.1444401" calcext:value-type="float">
            <text:p>-1.1444401</text:p>
          </table:table-cell>
          <table:table-cell office:value-type="float" office:value="-1.06021" calcext:value-type="float">
            <text:p>-1.06021</text:p>
          </table:table-cell>
          <table:table-cell office:value-type="float" office:value="-0.97903001" calcext:value-type="float">
            <text:p>-0.97903001</text:p>
          </table:table-cell>
          <table:table-cell office:value-type="float" office:value="-0.87709999" calcext:value-type="float">
            <text:p>-0.87709999</text:p>
          </table:table-cell>
        </table:table-row>
        <table:table-row table:style-name="ro1">
          <table:table-cell office:value-type="float" office:value="-1.30863" calcext:value-type="float">
            <text:p>-1.30863</text:p>
          </table:table-cell>
          <table:table-cell office:value-type="float" office:value="-1.2302001" calcext:value-type="float">
            <text:p>-1.2302001</text:p>
          </table:table-cell>
          <table:table-cell office:value-type="float" office:value="-1.1438299" calcext:value-type="float">
            <text:p>-1.1438299</text:p>
          </table:table-cell>
          <table:table-cell office:value-type="float" office:value="-1.0596" calcext:value-type="float">
            <text:p>-1.0596</text:p>
          </table:table-cell>
          <table:table-cell office:value-type="float" office:value="-0.97812003" calcext:value-type="float">
            <text:p>-0.97812003</text:p>
          </table:table-cell>
          <table:table-cell office:value-type="float" office:value="-0.87619001" calcext:value-type="float">
            <text:p>-0.87619001</text:p>
          </table:table-cell>
        </table:table-row>
        <table:table-row table:style-name="ro1">
          <table:table-cell office:value-type="float" office:value="-1.30802" calcext:value-type="float">
            <text:p>-1.30802</text:p>
          </table:table-cell>
          <table:table-cell office:value-type="float" office:value="-1.22929" calcext:value-type="float">
            <text:p>-1.22929</text:p>
          </table:table-cell>
          <table:table-cell office:value-type="float" office:value="-1.1432199" calcext:value-type="float">
            <text:p>-1.1432199</text:p>
          </table:table-cell>
          <table:table-cell office:value-type="float" office:value="-1.05899" calcext:value-type="float">
            <text:p>-1.05899</text:p>
          </table:table-cell>
          <table:table-cell office:value-type="float" office:value="-0.97719997" calcext:value-type="float">
            <text:p>-0.97719997</text:p>
          </table:table-cell>
          <table:table-cell office:value-type="float" office:value="-0.87558001" calcext:value-type="float">
            <text:p>-0.87558001</text:p>
          </table:table-cell>
        </table:table-row>
        <table:table-row table:style-name="ro1">
          <table:table-cell office:value-type="float" office:value="-1.30741" calcext:value-type="float">
            <text:p>-1.30741</text:p>
          </table:table-cell>
          <table:table-cell office:value-type="float" office:value="-1.22868" calcext:value-type="float">
            <text:p>-1.22868</text:p>
          </table:table-cell>
          <table:table-cell office:value-type="float" office:value="-1.14261" calcext:value-type="float">
            <text:p>-1.14261</text:p>
          </table:table-cell>
          <table:table-cell office:value-type="float" office:value="-1.05838" calcext:value-type="float">
            <text:p>-1.05838</text:p>
          </table:table-cell>
          <table:table-cell office:value-type="float" office:value="-0.97628999" calcext:value-type="float">
            <text:p>-0.97628999</text:p>
          </table:table-cell>
          <table:table-cell office:value-type="float" office:value="-0.87466002" calcext:value-type="float">
            <text:p>-0.87466002</text:p>
          </table:table-cell>
        </table:table-row>
        <table:table-row table:style-name="ro1">
          <table:table-cell office:value-type="float" office:value="-1.3068" calcext:value-type="float">
            <text:p>-1.3068</text:p>
          </table:table-cell>
          <table:table-cell office:value-type="float" office:value="-1.22806" calcext:value-type="float">
            <text:p>-1.22806</text:p>
          </table:table-cell>
          <table:table-cell office:value-type="float" office:value="-1.142" calcext:value-type="float">
            <text:p>-1.142</text:p>
          </table:table-cell>
          <table:table-cell office:value-type="float" office:value="-1.05777" calcext:value-type="float">
            <text:p>-1.05777</text:p>
          </table:table-cell>
          <table:table-cell office:value-type="float" office:value="-0.97536999" calcext:value-type="float">
            <text:p>-0.97536999</text:p>
          </table:table-cell>
          <table:table-cell office:value-type="float" office:value="-0.87374002" calcext:value-type="float">
            <text:p>-0.87374002</text:p>
          </table:table-cell>
        </table:table-row>
        <table:table-row table:style-name="ro1">
          <table:table-cell office:value-type="float" office:value="-1.30619" calcext:value-type="float">
            <text:p>-1.30619</text:p>
          </table:table-cell>
          <table:table-cell office:value-type="float" office:value="-1.22745" calcext:value-type="float">
            <text:p>-1.22745</text:p>
          </table:table-cell>
          <table:table-cell office:value-type="float" office:value="-1.14139" calcext:value-type="float">
            <text:p>-1.14139</text:p>
          </table:table-cell>
          <table:table-cell office:value-type="float" office:value="-1.05716" calcext:value-type="float">
            <text:p>-1.05716</text:p>
          </table:table-cell>
          <table:table-cell office:value-type="float" office:value="-0.97446001" calcext:value-type="float">
            <text:p>-0.97446001</text:p>
          </table:table-cell>
          <table:table-cell office:value-type="float" office:value="-0.87282997" calcext:value-type="float">
            <text:p>-0.87282997</text:p>
          </table:table-cell>
        </table:table-row>
        <table:table-row table:style-name="ro1">
          <table:table-cell office:value-type="float" office:value="-1.30558" calcext:value-type="float">
            <text:p>-1.30558</text:p>
          </table:table-cell>
          <table:table-cell office:value-type="float" office:value="-1.22684" calcext:value-type="float">
            <text:p>-1.22684</text:p>
          </table:table-cell>
          <table:table-cell office:value-type="float" office:value="-1.14078" calcext:value-type="float">
            <text:p>-1.14078</text:p>
          </table:table-cell>
          <table:table-cell office:value-type="float" office:value="-1.05655" calcext:value-type="float">
            <text:p>-1.05655</text:p>
          </table:table-cell>
          <table:table-cell office:value-type="float" office:value="-0.97354001" calcext:value-type="float">
            <text:p>-0.97354001</text:p>
          </table:table-cell>
          <table:table-cell office:value-type="float" office:value="-0.87190998" calcext:value-type="float">
            <text:p>-0.87190998</text:p>
          </table:table-cell>
        </table:table-row>
        <table:table-row table:style-name="ro1">
          <table:table-cell office:value-type="float" office:value="-1.30467" calcext:value-type="float">
            <text:p>-1.30467</text:p>
          </table:table-cell>
          <table:table-cell office:value-type="float" office:value="-1.22623" calcext:value-type="float">
            <text:p>-1.22623</text:p>
          </table:table-cell>
          <table:table-cell office:value-type="float" office:value="-1.14017" calcext:value-type="float">
            <text:p>-1.14017</text:p>
          </table:table-cell>
          <table:table-cell office:value-type="float" office:value="-1.05594" calcext:value-type="float">
            <text:p>-1.05594</text:p>
          </table:table-cell>
          <table:table-cell office:value-type="float" office:value="-0.97262001" calcext:value-type="float">
            <text:p>-0.97262001</text:p>
          </table:table-cell>
          <table:table-cell office:value-type="float" office:value="-0.87129998" calcext:value-type="float">
            <text:p>-0.87129998</text:p>
          </table:table-cell>
        </table:table-row>
        <table:table-row table:style-name="ro1">
          <table:table-cell office:value-type="float" office:value="-1.30406" calcext:value-type="float">
            <text:p>-1.30406</text:p>
          </table:table-cell>
          <table:table-cell office:value-type="float" office:value="-1.22562" calcext:value-type="float">
            <text:p>-1.22562</text:p>
          </table:table-cell>
          <table:table-cell office:value-type="float" office:value="-1.13956" calcext:value-type="float">
            <text:p>-1.13956</text:p>
          </table:table-cell>
          <table:table-cell office:value-type="float" office:value="-1.05533" calcext:value-type="float">
            <text:p>-1.05533</text:p>
          </table:table-cell>
          <table:table-cell office:value-type="float" office:value="-0.97201002" calcext:value-type="float">
            <text:p>-0.97201002</text:p>
          </table:table-cell>
          <table:table-cell office:value-type="float" office:value="-0.87068999" calcext:value-type="float">
            <text:p>-0.87068999</text:p>
          </table:table-cell>
        </table:table-row>
        <table:table-row table:style-name="ro1">
          <table:table-cell office:value-type="float" office:value="-1.30345" calcext:value-type="float">
            <text:p>-1.30345</text:p>
          </table:table-cell>
          <table:table-cell office:value-type="float" office:value="-1.22501" calcext:value-type="float">
            <text:p>-1.22501</text:p>
          </table:table-cell>
          <table:table-cell office:value-type="float" office:value="-1.13895" calcext:value-type="float">
            <text:p>-1.13895</text:p>
          </table:table-cell>
          <table:table-cell office:value-type="float" office:value="-1.05472" calcext:value-type="float">
            <text:p>-1.05472</text:p>
          </table:table-cell>
          <table:table-cell office:value-type="float" office:value="-0.97140002" calcext:value-type="float">
            <text:p>-0.97140002</text:p>
          </table:table-cell>
          <table:table-cell office:value-type="float" office:value="-0.87007999" calcext:value-type="float">
            <text:p>-0.87007999</text:p>
          </table:table-cell>
        </table:table-row>
        <table:table-row table:style-name="ro1">
          <table:table-cell office:value-type="float" office:value="-1.30284" calcext:value-type="float">
            <text:p>-1.30284</text:p>
          </table:table-cell>
          <table:table-cell office:value-type="float" office:value="-1.2241" calcext:value-type="float">
            <text:p>-1.2241</text:p>
          </table:table-cell>
          <table:table-cell office:value-type="float" office:value="-1.13834" calcext:value-type="float">
            <text:p>-1.13834</text:p>
          </table:table-cell>
          <table:table-cell office:value-type="float" office:value="-1.0541101" calcext:value-type="float">
            <text:p>-1.0541101</text:p>
          </table:table-cell>
          <table:table-cell office:value-type="float" office:value="-0.97079003" calcext:value-type="float">
            <text:p>-0.97079003</text:p>
          </table:table-cell>
          <table:table-cell office:value-type="float" office:value="-0.86947" calcext:value-type="float">
            <text:p>-0.86947</text:p>
          </table:table-cell>
        </table:table-row>
        <table:table-row table:style-name="ro1">
          <table:table-cell office:value-type="float" office:value="-1.30222" calcext:value-type="float">
            <text:p>-1.30222</text:p>
          </table:table-cell>
          <table:table-cell office:value-type="float" office:value="-1.22349" calcext:value-type="float">
            <text:p>-1.22349</text:p>
          </table:table-cell>
          <table:table-cell office:value-type="float" office:value="-1.13773" calcext:value-type="float">
            <text:p>-1.13773</text:p>
          </table:table-cell>
          <table:table-cell office:value-type="float" office:value="-1.0535001" calcext:value-type="float">
            <text:p>-1.0535001</text:p>
          </table:table-cell>
          <table:table-cell office:value-type="float" office:value="-0.97017998" calcext:value-type="float">
            <text:p>-0.97017998</text:p>
          </table:table-cell>
          <table:table-cell office:value-type="float" office:value="-0.86886001" calcext:value-type="float">
            <text:p>-0.86886001</text:p>
          </table:table-cell>
        </table:table-row>
        <table:table-row table:style-name="ro1">
          <table:table-cell office:value-type="float" office:value="-1.30161" calcext:value-type="float">
            <text:p>-1.30161</text:p>
          </table:table-cell>
          <table:table-cell office:value-type="float" office:value="-1.22288" calcext:value-type="float">
            <text:p>-1.22288</text:p>
          </table:table-cell>
          <table:table-cell office:value-type="float" office:value="-1.13712" calcext:value-type="float">
            <text:p>-1.13712</text:p>
          </table:table-cell>
          <table:table-cell office:value-type="float" office:value="-1.0528899" calcext:value-type="float">
            <text:p>-1.0528899</text:p>
          </table:table-cell>
          <table:table-cell office:value-type="float" office:value="-0.96956998" calcext:value-type="float">
            <text:p>-0.96956998</text:p>
          </table:table-cell>
          <table:table-cell office:value-type="float" office:value="-0.86795002" calcext:value-type="float">
            <text:p>-0.86795002</text:p>
          </table:table-cell>
        </table:table-row>
        <table:table-row table:style-name="ro1">
          <table:table-cell office:value-type="float" office:value="-1.3006999" calcext:value-type="float">
            <text:p>-1.3006999</text:p>
          </table:table-cell>
          <table:table-cell office:value-type="float" office:value="-1.22227" calcext:value-type="float">
            <text:p>-1.22227</text:p>
          </table:table-cell>
          <table:table-cell office:value-type="float" office:value="-1.1362" calcext:value-type="float">
            <text:p>-1.1362</text:p>
          </table:table-cell>
          <table:table-cell office:value-type="float" office:value="-1.0522799" calcext:value-type="float">
            <text:p>-1.0522799</text:p>
          </table:table-cell>
          <table:table-cell office:value-type="float" office:value="-0.96895999" calcext:value-type="float">
            <text:p>-0.96895999</text:p>
          </table:table-cell>
          <table:table-cell office:value-type="float" office:value="-0.86703002" calcext:value-type="float">
            <text:p>-0.86703002</text:p>
          </table:table-cell>
        </table:table-row>
        <table:table-row table:style-name="ro1">
          <table:table-cell office:value-type="float" office:value="-1.30009" calcext:value-type="float">
            <text:p>-1.30009</text:p>
          </table:table-cell>
          <table:table-cell office:value-type="float" office:value="-1.22135" calcext:value-type="float">
            <text:p>-1.22135</text:p>
          </table:table-cell>
          <table:table-cell office:value-type="float" office:value="-1.13529" calcext:value-type="float">
            <text:p>-1.13529</text:p>
          </table:table-cell>
          <table:table-cell office:value-type="float" office:value="-1.05167" calcext:value-type="float">
            <text:p>-1.05167</text:p>
          </table:table-cell>
          <table:table-cell office:value-type="float" office:value="-0.96834999" calcext:value-type="float">
            <text:p>-0.96834999</text:p>
          </table:table-cell>
          <table:table-cell office:value-type="float" office:value="-0.86611998" calcext:value-type="float">
            <text:p>-0.86611998</text:p>
          </table:table-cell>
        </table:table-row>
        <table:table-row table:style-name="ro1">
          <table:table-cell office:value-type="float" office:value="-1.29948" calcext:value-type="float">
            <text:p>-1.29948</text:p>
          </table:table-cell>
          <table:table-cell office:value-type="float" office:value="-1.22074" calcext:value-type="float">
            <text:p>-1.22074</text:p>
          </table:table-cell>
          <table:table-cell office:value-type="float" office:value="-1.13468" calcext:value-type="float">
            <text:p>-1.13468</text:p>
          </table:table-cell>
          <table:table-cell office:value-type="float" office:value="-1.05106" calcext:value-type="float">
            <text:p>-1.05106</text:p>
          </table:table-cell>
          <table:table-cell office:value-type="float" office:value="-0.96774" calcext:value-type="float">
            <text:p>-0.96774</text:p>
          </table:table-cell>
          <table:table-cell office:value-type="float" office:value="-0.86549997" calcext:value-type="float">
            <text:p>-0.86549997</text:p>
          </table:table-cell>
        </table:table-row>
        <table:table-row table:style-name="ro1">
          <table:table-cell office:value-type="float" office:value="-1.29887" calcext:value-type="float">
            <text:p>-1.29887</text:p>
          </table:table-cell>
          <table:table-cell office:value-type="float" office:value="-1.22013" calcext:value-type="float">
            <text:p>-1.22013</text:p>
          </table:table-cell>
          <table:table-cell office:value-type="float" office:value="-1.13407" calcext:value-type="float">
            <text:p>-1.13407</text:p>
          </table:table-cell>
          <table:table-cell office:value-type="float" office:value="-1.05045" calcext:value-type="float">
            <text:p>-1.05045</text:p>
          </table:table-cell>
          <table:table-cell office:value-type="float" office:value="-0.96683002" calcext:value-type="float">
            <text:p>-0.96683002</text:p>
          </table:table-cell>
          <table:table-cell office:value-type="float" office:value="-0.86488998" calcext:value-type="float">
            <text:p>-0.86488998</text:p>
          </table:table-cell>
        </table:table-row>
        <table:table-row table:style-name="ro1">
          <table:table-cell office:value-type="float" office:value="-1.29826" calcext:value-type="float">
            <text:p>-1.29826</text:p>
          </table:table-cell>
          <table:table-cell office:value-type="float" office:value="-1.21952" calcext:value-type="float">
            <text:p>-1.21952</text:p>
          </table:table-cell>
          <table:table-cell office:value-type="float" office:value="-1.13346" calcext:value-type="float">
            <text:p>-1.13346</text:p>
          </table:table-cell>
          <table:table-cell office:value-type="float" office:value="-1.04984" calcext:value-type="float">
            <text:p>-1.04984</text:p>
          </table:table-cell>
          <table:table-cell office:value-type="float" office:value="-0.96591002" calcext:value-type="float">
            <text:p>-0.96591002</text:p>
          </table:table-cell>
          <table:table-cell office:value-type="float" office:value="-0.86427999" calcext:value-type="float">
            <text:p>-0.86427999</text:p>
          </table:table-cell>
        </table:table-row>
        <table:table-row table:style-name="ro1">
          <table:table-cell office:value-type="float" office:value="-1.29765" calcext:value-type="float">
            <text:p>-1.29765</text:p>
          </table:table-cell>
          <table:table-cell office:value-type="float" office:value="-1.21921" calcext:value-type="float">
            <text:p>-1.21921</text:p>
          </table:table-cell>
          <table:table-cell office:value-type="float" office:value="-1.1328501" calcext:value-type="float">
            <text:p>-1.1328501</text:p>
          </table:table-cell>
          <table:table-cell office:value-type="float" office:value="-1.04923" calcext:value-type="float">
            <text:p>-1.04923</text:p>
          </table:table-cell>
          <table:table-cell office:value-type="float" office:value="-0.96499997" calcext:value-type="float">
            <text:p>-0.96499997</text:p>
          </table:table-cell>
          <table:table-cell office:value-type="float" office:value="-0.86366999" calcext:value-type="float">
            <text:p>-0.86366999</text:p>
          </table:table-cell>
        </table:table-row>
        <table:table-row table:style-name="ro1">
          <table:table-cell office:value-type="float" office:value="-1.29704" calcext:value-type="float">
            <text:p>-1.29704</text:p>
          </table:table-cell>
          <table:table-cell office:value-type="float" office:value="-1.2183" calcext:value-type="float">
            <text:p>-1.2183</text:p>
          </table:table-cell>
          <table:table-cell office:value-type="float" office:value="-1.1322401" calcext:value-type="float">
            <text:p>-1.1322401</text:p>
          </table:table-cell>
          <table:table-cell office:value-type="float" office:value="-1.04862" calcext:value-type="float">
            <text:p>-1.04862</text:p>
          </table:table-cell>
          <table:table-cell office:value-type="float" office:value="-0.96407998" calcext:value-type="float">
            <text:p>-0.96407998</text:p>
          </table:table-cell>
          <table:table-cell office:value-type="float" office:value="-0.86306" calcext:value-type="float">
            <text:p>-0.86306</text:p>
          </table:table-cell>
        </table:table-row>
        <table:table-row table:style-name="ro1">
          <table:table-cell office:value-type="float" office:value="-1.29643" calcext:value-type="float">
            <text:p>-1.29643</text:p>
          </table:table-cell>
          <table:table-cell office:value-type="float" office:value="-1.21769" calcext:value-type="float">
            <text:p>-1.21769</text:p>
          </table:table-cell>
          <table:table-cell office:value-type="float" office:value="-1.1316299" calcext:value-type="float">
            <text:p>-1.1316299</text:p>
          </table:table-cell>
          <table:table-cell office:value-type="float" office:value="-1.04801" calcext:value-type="float">
            <text:p>-1.04801</text:p>
          </table:table-cell>
          <table:table-cell office:value-type="float" office:value="-0.96346998" calcext:value-type="float">
            <text:p>-0.96346998</text:p>
          </table:table-cell>
          <table:table-cell office:value-type="float" office:value="-0.86245" calcext:value-type="float">
            <text:p>-0.86245</text:p>
          </table:table-cell>
        </table:table-row>
        <table:table-row table:style-name="ro1">
          <table:table-cell office:value-type="float" office:value="-1.29582" calcext:value-type="float">
            <text:p>-1.29582</text:p>
          </table:table-cell>
          <table:table-cell office:value-type="float" office:value="-1.21708" calcext:value-type="float">
            <text:p>-1.21708</text:p>
          </table:table-cell>
          <table:table-cell office:value-type="float" office:value="-1.1310199" calcext:value-type="float">
            <text:p>-1.1310199</text:p>
          </table:table-cell>
          <table:table-cell office:value-type="float" office:value="-1.0474" calcext:value-type="float">
            <text:p>-1.0474</text:p>
          </table:table-cell>
          <table:table-cell office:value-type="float" office:value="-0.96285999" calcext:value-type="float">
            <text:p>-0.96285999</text:p>
          </table:table-cell>
          <table:table-cell office:value-type="float" office:value="-0.86154002" calcext:value-type="float">
            <text:p>-0.86154002</text:p>
          </table:table-cell>
        </table:table-row>
        <table:table-row table:style-name="ro1">
          <table:table-cell office:value-type="float" office:value="-1.2948999" calcext:value-type="float">
            <text:p>-1.2948999</text:p>
          </table:table-cell>
          <table:table-cell office:value-type="float" office:value="-1.21647" calcext:value-type="float">
            <text:p>-1.21647</text:p>
          </table:table-cell>
          <table:table-cell office:value-type="float" office:value="-1.13041" calcext:value-type="float">
            <text:p>-1.13041</text:p>
          </table:table-cell>
          <table:table-cell office:value-type="float" office:value="-1.04678" calcext:value-type="float">
            <text:p>-1.04678</text:p>
          </table:table-cell>
          <table:table-cell office:value-type="float" office:value="-0.96224999" calcext:value-type="float">
            <text:p>-0.96224999</text:p>
          </table:table-cell>
          <table:table-cell office:value-type="float" office:value="-0.86062002" calcext:value-type="float">
            <text:p>-0.86062002</text:p>
          </table:table-cell>
        </table:table-row>
        <table:table-row table:style-name="ro1">
          <table:table-cell office:value-type="float" office:value="-1.2942899" calcext:value-type="float">
            <text:p>-1.2942899</text:p>
          </table:table-cell>
          <table:table-cell office:value-type="float" office:value="-1.21586" calcext:value-type="float">
            <text:p>-1.21586</text:p>
          </table:table-cell>
          <table:table-cell office:value-type="float" office:value="-1.1298" calcext:value-type="float">
            <text:p>-1.1298</text:p>
          </table:table-cell>
          <table:table-cell office:value-type="float" office:value="-1.04617" calcext:value-type="float">
            <text:p>-1.04617</text:p>
          </table:table-cell>
          <table:table-cell office:value-type="float" office:value="-0.96133" calcext:value-type="float">
            <text:p>-0.96133</text:p>
          </table:table-cell>
          <table:table-cell office:value-type="float" office:value="-0.86001003" calcext:value-type="float">
            <text:p>-0.86001003</text:p>
          </table:table-cell>
        </table:table-row>
        <table:table-row table:style-name="ro1">
          <table:table-cell office:value-type="float" office:value="-1.29368" calcext:value-type="float">
            <text:p>-1.29368</text:p>
          </table:table-cell>
          <table:table-cell office:value-type="float" office:value="-1.21525" calcext:value-type="float">
            <text:p>-1.21525</text:p>
          </table:table-cell>
          <table:table-cell office:value-type="float" office:value="-1.12918" calcext:value-type="float">
            <text:p>-1.12918</text:p>
          </table:table-cell>
          <table:table-cell office:value-type="float" office:value="-1.04556" calcext:value-type="float">
            <text:p>-1.04556</text:p>
          </table:table-cell>
          <table:table-cell office:value-type="float" office:value="-0.96042001" calcext:value-type="float">
            <text:p>-0.96042001</text:p>
          </table:table-cell>
          <table:table-cell office:value-type="float" office:value="-0.85939997" calcext:value-type="float">
            <text:p>-0.85939997</text:p>
          </table:table-cell>
        </table:table-row>
        <table:table-row table:style-name="ro1">
          <table:table-cell office:value-type="float" office:value="-1.29307" calcext:value-type="float">
            <text:p>-1.29307</text:p>
          </table:table-cell>
          <table:table-cell office:value-type="float" office:value="-1.21464" calcext:value-type="float">
            <text:p>-1.21464</text:p>
          </table:table-cell>
          <table:table-cell office:value-type="float" office:value="-1.12857" calcext:value-type="float">
            <text:p>-1.12857</text:p>
          </table:table-cell>
          <table:table-cell office:value-type="float" office:value="-1.04495" calcext:value-type="float">
            <text:p>-1.04495</text:p>
          </table:table-cell>
          <table:table-cell office:value-type="float" office:value="-0.95981002" calcext:value-type="float">
            <text:p>-0.95981002</text:p>
          </table:table-cell>
          <table:table-cell office:value-type="float" office:value="-0.85878998" calcext:value-type="float">
            <text:p>-0.85878998</text:p>
          </table:table-cell>
        </table:table-row>
        <table:table-row table:style-name="ro1">
          <table:table-cell office:value-type="float" office:value="-1.29246" calcext:value-type="float">
            <text:p>-1.29246</text:p>
          </table:table-cell>
          <table:table-cell office:value-type="float" office:value="-1.21403" calcext:value-type="float">
            <text:p>-1.21403</text:p>
          </table:table-cell>
          <table:table-cell office:value-type="float" office:value="-1.12796" calcext:value-type="float">
            <text:p>-1.12796</text:p>
          </table:table-cell>
          <table:table-cell office:value-type="float" office:value="-1.04434" calcext:value-type="float">
            <text:p>-1.04434</text:p>
          </table:table-cell>
          <table:table-cell office:value-type="float" office:value="-0.95920002" calcext:value-type="float">
            <text:p>-0.95920002</text:p>
          </table:table-cell>
          <table:table-cell office:value-type="float" office:value="-0.85817999" calcext:value-type="float">
            <text:p>-0.85817999</text:p>
          </table:table-cell>
        </table:table-row>
        <table:table-row table:style-name="ro1">
          <table:table-cell office:value-type="float" office:value="-1.29185" calcext:value-type="float">
            <text:p>-1.29185</text:p>
          </table:table-cell>
          <table:table-cell office:value-type="float" office:value="-1.21372" calcext:value-type="float">
            <text:p>-1.21372</text:p>
          </table:table-cell>
          <table:table-cell office:value-type="float" office:value="-1.12735" calcext:value-type="float">
            <text:p>-1.12735</text:p>
          </table:table-cell>
          <table:table-cell office:value-type="float" office:value="-1.04373" calcext:value-type="float">
            <text:p>-1.04373</text:p>
          </table:table-cell>
          <table:table-cell office:value-type="float" office:value="-0.95828003" calcext:value-type="float">
            <text:p>-0.95828003</text:p>
          </table:table-cell>
          <table:table-cell office:value-type="float" office:value="-0.85756999" calcext:value-type="float">
            <text:p>-0.85756999</text:p>
          </table:table-cell>
        </table:table-row>
        <table:table-row table:style-name="ro1">
          <table:table-cell office:value-type="float" office:value="-1.29124" calcext:value-type="float">
            <text:p>-1.29124</text:p>
          </table:table-cell>
          <table:table-cell office:value-type="float" office:value="-1.21281" calcext:value-type="float">
            <text:p>-1.21281</text:p>
          </table:table-cell>
          <table:table-cell office:value-type="float" office:value="-1.12674" calcext:value-type="float">
            <text:p>-1.12674</text:p>
          </table:table-cell>
          <table:table-cell office:value-type="float" office:value="-1.04312" calcext:value-type="float">
            <text:p>-1.04312</text:p>
          </table:table-cell>
          <table:table-cell office:value-type="float" office:value="-0.95766997" calcext:value-type="float">
            <text:p>-0.95766997</text:p>
          </table:table-cell>
          <table:table-cell office:value-type="float" office:value="-0.85664999" calcext:value-type="float">
            <text:p>-0.85664999</text:p>
          </table:table-cell>
        </table:table-row>
        <table:table-row table:style-name="ro1">
          <table:table-cell office:value-type="float" office:value="-1.29063" calcext:value-type="float">
            <text:p>-1.29063</text:p>
          </table:table-cell>
          <table:table-cell office:value-type="float" office:value="-1.21189" calcext:value-type="float">
            <text:p>-1.21189</text:p>
          </table:table-cell>
          <table:table-cell office:value-type="float" office:value="-1.12613" calcext:value-type="float">
            <text:p>-1.12613</text:p>
          </table:table-cell>
          <table:table-cell office:value-type="float" office:value="-1.04251" calcext:value-type="float">
            <text:p>-1.04251</text:p>
          </table:table-cell>
          <table:table-cell office:value-type="float" office:value="-0.95705998" calcext:value-type="float">
            <text:p>-0.95705998</text:p>
          </table:table-cell>
          <table:table-cell office:value-type="float" office:value="-0.85604" calcext:value-type="float">
            <text:p>-0.85604</text:p>
          </table:table-cell>
        </table:table-row>
        <table:table-row table:style-name="ro1">
          <table:table-cell office:value-type="float" office:value="-1.29002" calcext:value-type="float">
            <text:p>-1.29002</text:p>
          </table:table-cell>
          <table:table-cell office:value-type="float" office:value="-1.21128" calcext:value-type="float">
            <text:p>-1.21128</text:p>
          </table:table-cell>
          <table:table-cell office:value-type="float" office:value="-1.12552" calcext:value-type="float">
            <text:p>-1.12552</text:p>
          </table:table-cell>
          <table:table-cell office:value-type="float" office:value="-1.0419" calcext:value-type="float">
            <text:p>-1.0419</text:p>
          </table:table-cell>
          <table:table-cell office:value-type="float" office:value="-0.95644999" calcext:value-type="float">
            <text:p>-0.95644999</text:p>
          </table:table-cell>
          <table:table-cell office:value-type="float" office:value="-0.85543001" calcext:value-type="float">
            <text:p>-0.85543001</text:p>
          </table:table-cell>
        </table:table-row>
        <table:table-row table:style-name="ro1">
          <table:table-cell office:value-type="float" office:value="-1.28941" calcext:value-type="float">
            <text:p>-1.28941</text:p>
          </table:table-cell>
          <table:table-cell office:value-type="float" office:value="-1.2103601" calcext:value-type="float">
            <text:p>-1.2103601</text:p>
          </table:table-cell>
          <table:table-cell office:value-type="float" office:value="-1.12491" calcext:value-type="float">
            <text:p>-1.12491</text:p>
          </table:table-cell>
          <table:table-cell office:value-type="float" office:value="-1.04129" calcext:value-type="float">
            <text:p>-1.04129</text:p>
          </table:table-cell>
          <table:table-cell office:value-type="float" office:value="-0.95523" calcext:value-type="float">
            <text:p>-0.95523</text:p>
          </table:table-cell>
          <table:table-cell office:value-type="float" office:value="-0.85452002" calcext:value-type="float">
            <text:p>-0.85452002</text:p>
          </table:table-cell>
        </table:table-row>
        <table:table-row table:style-name="ro1">
          <table:table-cell office:value-type="float" office:value="-1.2888" calcext:value-type="float">
            <text:p>-1.2888</text:p>
          </table:table-cell>
          <table:table-cell office:value-type="float" office:value="-1.2097501" calcext:value-type="float">
            <text:p>-1.2097501</text:p>
          </table:table-cell>
          <table:table-cell office:value-type="float" office:value="-1.1243" calcext:value-type="float">
            <text:p>-1.1243</text:p>
          </table:table-cell>
          <table:table-cell office:value-type="float" office:value="-1.0406801" calcext:value-type="float">
            <text:p>-1.0406801</text:p>
          </table:table-cell>
          <table:table-cell office:value-type="float" office:value="-0.95431" calcext:value-type="float">
            <text:p>-0.95431</text:p>
          </table:table-cell>
          <table:table-cell office:value-type="float" office:value="-0.85360003" calcext:value-type="float">
            <text:p>-0.85360003</text:p>
          </table:table-cell>
        </table:table-row>
        <table:table-row table:style-name="ro1">
          <table:table-cell office:value-type="float" office:value="-1.28819" calcext:value-type="float">
            <text:p>-1.28819</text:p>
          </table:table-cell>
          <table:table-cell office:value-type="float" office:value="-1.20945" calcext:value-type="float">
            <text:p>-1.20945</text:p>
          </table:table-cell>
          <table:table-cell office:value-type="float" office:value="-1.12369" calcext:value-type="float">
            <text:p>-1.12369</text:p>
          </table:table-cell>
          <table:table-cell office:value-type="float" office:value="-1.0400701" calcext:value-type="float">
            <text:p>-1.0400701</text:p>
          </table:table-cell>
          <table:table-cell office:value-type="float" office:value="-0.95340002" calcext:value-type="float">
            <text:p>-0.95340002</text:p>
          </table:table-cell>
          <table:table-cell office:value-type="float" office:value="-0.85298997" calcext:value-type="float">
            <text:p>-0.85298997</text:p>
          </table:table-cell>
        </table:table-row>
        <table:table-row table:style-name="ro1">
          <table:table-cell office:value-type="float" office:value="-1.28758" calcext:value-type="float">
            <text:p>-1.28758</text:p>
          </table:table-cell>
          <table:table-cell office:value-type="float" office:value="-1.20884" calcext:value-type="float">
            <text:p>-1.20884</text:p>
          </table:table-cell>
          <table:table-cell office:value-type="float" office:value="-1.12308" calcext:value-type="float">
            <text:p>-1.12308</text:p>
          </table:table-cell>
          <table:table-cell office:value-type="float" office:value="-1.0394599" calcext:value-type="float">
            <text:p>-1.0394599</text:p>
          </table:table-cell>
          <table:table-cell office:value-type="float" office:value="-0.95248002" calcext:value-type="float">
            <text:p>-0.95248002</text:p>
          </table:table-cell>
          <table:table-cell office:value-type="float" office:value="-0.85207999" calcext:value-type="float">
            <text:p>-0.85207999</text:p>
          </table:table-cell>
        </table:table-row>
        <table:table-row table:style-name="ro1">
          <table:table-cell office:value-type="float" office:value="-1.28697" calcext:value-type="float">
            <text:p>-1.28697</text:p>
          </table:table-cell>
          <table:table-cell office:value-type="float" office:value="-1.20823" calcext:value-type="float">
            <text:p>-1.20823</text:p>
          </table:table-cell>
          <table:table-cell office:value-type="float" office:value="-1.12247" calcext:value-type="float">
            <text:p>-1.12247</text:p>
          </table:table-cell>
          <table:table-cell office:value-type="float" office:value="-1.0388499" calcext:value-type="float">
            <text:p>-1.0388499</text:p>
          </table:table-cell>
          <table:table-cell office:value-type="float" office:value="-0.95187002" calcext:value-type="float">
            <text:p>-0.95187002</text:p>
          </table:table-cell>
          <table:table-cell office:value-type="float" office:value="-0.85146999" calcext:value-type="float">
            <text:p>-0.85146999</text:p>
          </table:table-cell>
        </table:table-row>
        <table:table-row table:style-name="ro1">
          <table:table-cell office:value-type="float" office:value="-1.28636" calcext:value-type="float">
            <text:p>-1.28636</text:p>
          </table:table-cell>
          <table:table-cell office:value-type="float" office:value="-1.20762" calcext:value-type="float">
            <text:p>-1.20762</text:p>
          </table:table-cell>
          <table:table-cell office:value-type="float" office:value="-1.12186" calcext:value-type="float">
            <text:p>-1.12186</text:p>
          </table:table-cell>
          <table:table-cell office:value-type="float" office:value="-1.03824" calcext:value-type="float">
            <text:p>-1.03824</text:p>
          </table:table-cell>
          <table:table-cell office:value-type="float" office:value="-0.95095998" calcext:value-type="float">
            <text:p>-0.95095998</text:p>
          </table:table-cell>
          <table:table-cell office:value-type="float" office:value="-0.85086" calcext:value-type="float">
            <text:p>-0.85086</text:p>
          </table:table-cell>
        </table:table-row>
        <table:table-row table:style-name="ro1">
          <table:table-cell office:value-type="float" office:value="-1.28574" calcext:value-type="float">
            <text:p>-1.28574</text:p>
          </table:table-cell>
          <table:table-cell office:value-type="float" office:value="-1.20701" calcext:value-type="float">
            <text:p>-1.20701</text:p>
          </table:table-cell>
          <table:table-cell office:value-type="float" office:value="-1.12125" calcext:value-type="float">
            <text:p>-1.12125</text:p>
          </table:table-cell>
          <table:table-cell office:value-type="float" office:value="-1.03763" calcext:value-type="float">
            <text:p>-1.03763</text:p>
          </table:table-cell>
          <table:table-cell office:value-type="float" office:value="-0.95003998" calcext:value-type="float">
            <text:p>-0.95003998</text:p>
          </table:table-cell>
          <table:table-cell office:value-type="float" office:value="-0.85025001" calcext:value-type="float">
            <text:p>-0.85025001</text:p>
          </table:table-cell>
        </table:table-row>
        <table:table-row table:style-name="ro1">
          <table:table-cell office:value-type="float" office:value="-1.28513" calcext:value-type="float">
            <text:p>-1.28513</text:p>
          </table:table-cell>
          <table:table-cell office:value-type="float" office:value="-1.2064" calcext:value-type="float">
            <text:p>-1.2064</text:p>
          </table:table-cell>
          <table:table-cell office:value-type="float" office:value="-1.12033" calcext:value-type="float">
            <text:p>-1.12033</text:p>
          </table:table-cell>
          <table:table-cell office:value-type="float" office:value="-1.03702" calcext:value-type="float">
            <text:p>-1.03702</text:p>
          </table:table-cell>
          <table:table-cell office:value-type="float" office:value="-0.94942999" calcext:value-type="float">
            <text:p>-0.94942999</text:p>
          </table:table-cell>
          <table:table-cell office:value-type="float" office:value="-0.84964001" calcext:value-type="float">
            <text:p>-0.84964001</text:p>
          </table:table-cell>
        </table:table-row>
        <table:table-row table:style-name="ro1">
          <table:table-cell office:value-type="float" office:value="-1.28452" calcext:value-type="float">
            <text:p>-1.28452</text:p>
          </table:table-cell>
          <table:table-cell office:value-type="float" office:value="-1.20579" calcext:value-type="float">
            <text:p>-1.20579</text:p>
          </table:table-cell>
          <table:table-cell office:value-type="float" office:value="-1.11972" calcext:value-type="float">
            <text:p>-1.11972</text:p>
          </table:table-cell>
          <table:table-cell office:value-type="float" office:value="-1.0361" calcext:value-type="float">
            <text:p>-1.0361</text:p>
          </table:table-cell>
          <table:table-cell office:value-type="float" office:value="-0.94821" calcext:value-type="float">
            <text:p>-0.94821</text:p>
          </table:table-cell>
          <table:table-cell office:value-type="float" office:value="-0.84902" calcext:value-type="float">
            <text:p>-0.84902</text:p>
          </table:table-cell>
        </table:table-row>
        <table:table-row table:style-name="ro1">
          <table:table-cell office:value-type="float" office:value="-1.28391" calcext:value-type="float">
            <text:p>-1.28391</text:p>
          </table:table-cell>
          <table:table-cell office:value-type="float" office:value="-1.20518" calcext:value-type="float">
            <text:p>-1.20518</text:p>
          </table:table-cell>
          <table:table-cell office:value-type="float" office:value="-1.11911" calcext:value-type="float">
            <text:p>-1.11911</text:p>
          </table:table-cell>
          <table:table-cell office:value-type="float" office:value="-1.03549" calcext:value-type="float">
            <text:p>-1.03549</text:p>
          </table:table-cell>
          <table:table-cell office:value-type="float" office:value="-0.94729" calcext:value-type="float">
            <text:p>-0.94729</text:p>
          </table:table-cell>
          <table:table-cell office:value-type="float" office:value="-0.84841001" calcext:value-type="float">
            <text:p>-0.84841001</text:p>
          </table:table-cell>
        </table:table-row>
        <table:table-row table:style-name="ro1">
          <table:table-cell office:value-type="float" office:value="-1.283" calcext:value-type="float">
            <text:p>-1.283</text:p>
          </table:table-cell>
          <table:table-cell office:value-type="float" office:value="-1.2045701" calcext:value-type="float">
            <text:p>-1.2045701</text:p>
          </table:table-cell>
          <table:table-cell office:value-type="float" office:value="-1.1185" calcext:value-type="float">
            <text:p>-1.1185</text:p>
          </table:table-cell>
          <table:table-cell office:value-type="float" office:value="-1.03488" calcext:value-type="float">
            <text:p>-1.03488</text:p>
          </table:table-cell>
          <table:table-cell office:value-type="float" office:value="-0.94668001" calcext:value-type="float">
            <text:p>-0.94668001</text:p>
          </table:table-cell>
          <table:table-cell office:value-type="float" office:value="-0.84750003" calcext:value-type="float">
            <text:p>-0.84750003</text:p>
          </table:table-cell>
        </table:table-row>
        <table:table-row table:style-name="ro1">
          <table:table-cell office:value-type="float" office:value="-1.28239" calcext:value-type="float">
            <text:p>-1.28239</text:p>
          </table:table-cell>
          <table:table-cell office:value-type="float" office:value="-1.20365" calcext:value-type="float">
            <text:p>-1.20365</text:p>
          </table:table-cell>
          <table:table-cell office:value-type="float" office:value="-1.11789" calcext:value-type="float">
            <text:p>-1.11789</text:p>
          </table:table-cell>
          <table:table-cell office:value-type="float" office:value="-1.03427" calcext:value-type="float">
            <text:p>-1.03427</text:p>
          </table:table-cell>
          <table:table-cell office:value-type="float" office:value="-0.94607002" calcext:value-type="float">
            <text:p>-0.94607002</text:p>
          </table:table-cell>
          <table:table-cell office:value-type="float" office:value="-0.84688997" calcext:value-type="float">
            <text:p>-0.84688997</text:p>
          </table:table-cell>
        </table:table-row>
        <table:table-row table:style-name="ro1">
          <table:table-cell office:value-type="float" office:value="-1.28178" calcext:value-type="float">
            <text:p>-1.28178</text:p>
          </table:table-cell>
          <table:table-cell office:value-type="float" office:value="-1.20304" calcext:value-type="float">
            <text:p>-1.20304</text:p>
          </table:table-cell>
          <table:table-cell office:value-type="float" office:value="-1.11728" calcext:value-type="float">
            <text:p>-1.11728</text:p>
          </table:table-cell>
          <table:table-cell office:value-type="float" office:value="-1.0336601" calcext:value-type="float">
            <text:p>-1.0336601</text:p>
          </table:table-cell>
          <table:table-cell office:value-type="float" office:value="-0.94546002" calcext:value-type="float">
            <text:p>-0.94546002</text:p>
          </table:table-cell>
          <table:table-cell office:value-type="float" office:value="-0.84627998" calcext:value-type="float">
            <text:p>-0.84627998</text:p>
          </table:table-cell>
        </table:table-row>
        <table:table-row table:style-name="ro1">
          <table:table-cell office:value-type="float" office:value="-1.28117" calcext:value-type="float">
            <text:p>-1.28117</text:p>
          </table:table-cell>
          <table:table-cell office:value-type="float" office:value="-1.20243" calcext:value-type="float">
            <text:p>-1.20243</text:p>
          </table:table-cell>
          <table:table-cell office:value-type="float" office:value="-1.11667" calcext:value-type="float">
            <text:p>-1.11667</text:p>
          </table:table-cell>
          <table:table-cell office:value-type="float" office:value="-1.0330499" calcext:value-type="float">
            <text:p>-1.0330499</text:p>
          </table:table-cell>
          <table:table-cell office:value-type="float" office:value="-0.94515997" calcext:value-type="float">
            <text:p>-0.94515997</text:p>
          </table:table-cell>
          <table:table-cell office:value-type="float" office:value="-0.84566998" calcext:value-type="float">
            <text:p>-0.84566998</text:p>
          </table:table-cell>
        </table:table-row>
        <table:table-row table:style-name="ro1">
          <table:table-cell office:value-type="float" office:value="-1.28056" calcext:value-type="float">
            <text:p>-1.28056</text:p>
          </table:table-cell>
          <table:table-cell office:value-type="float" office:value="-1.20182" calcext:value-type="float">
            <text:p>-1.20182</text:p>
          </table:table-cell>
          <table:table-cell office:value-type="float" office:value="-1.11606" calcext:value-type="float">
            <text:p>-1.11606</text:p>
          </table:table-cell>
          <table:table-cell office:value-type="float" office:value="-1.0324399" calcext:value-type="float">
            <text:p>-1.0324399</text:p>
          </table:table-cell>
          <table:table-cell office:value-type="float" office:value="-0.94423997" calcext:value-type="float">
            <text:p>-0.94423997</text:p>
          </table:table-cell>
          <table:table-cell office:value-type="float" office:value="-0.84505999" calcext:value-type="float">
            <text:p>-0.84505999</text:p>
          </table:table-cell>
        </table:table-row>
        <table:table-row table:style-name="ro1">
          <table:table-cell office:value-type="float" office:value="-1.27995" calcext:value-type="float">
            <text:p>-1.27995</text:p>
          </table:table-cell>
          <table:table-cell office:value-type="float" office:value="-1.20121" calcext:value-type="float">
            <text:p>-1.20121</text:p>
          </table:table-cell>
          <table:table-cell office:value-type="float" office:value="-1.11545" calcext:value-type="float">
            <text:p>-1.11545</text:p>
          </table:table-cell>
          <table:table-cell office:value-type="float" office:value="-1.03183" calcext:value-type="float">
            <text:p>-1.03183</text:p>
          </table:table-cell>
          <table:table-cell office:value-type="float" office:value="-0.94362998" calcext:value-type="float">
            <text:p>-0.94362998</text:p>
          </table:table-cell>
          <table:table-cell office:value-type="float" office:value="-0.84445" calcext:value-type="float">
            <text:p>-0.84445</text:p>
          </table:table-cell>
        </table:table-row>
        <table:table-row table:style-name="ro1">
          <table:table-cell office:value-type="float" office:value="-1.27934" calcext:value-type="float">
            <text:p>-1.27934</text:p>
          </table:table-cell>
          <table:table-cell office:value-type="float" office:value="-1.2006" calcext:value-type="float">
            <text:p>-1.2006</text:p>
          </table:table-cell>
          <table:table-cell office:value-type="float" office:value="-1.11484" calcext:value-type="float">
            <text:p>-1.11484</text:p>
          </table:table-cell>
          <table:table-cell office:value-type="float" office:value="-1.03122" calcext:value-type="float">
            <text:p>-1.03122</text:p>
          </table:table-cell>
          <table:table-cell office:value-type="float" office:value="-0.94301999" calcext:value-type="float">
            <text:p>-0.94301999</text:p>
          </table:table-cell>
          <table:table-cell office:value-type="float" office:value="-0.84384" calcext:value-type="float">
            <text:p>-0.84384</text:p>
          </table:table-cell>
        </table:table-row>
        <table:table-row table:style-name="ro1">
          <table:table-cell office:value-type="float" office:value="-1.27842" calcext:value-type="float">
            <text:p>-1.27842</text:p>
          </table:table-cell>
          <table:table-cell office:value-type="float" office:value="-1.19999" calcext:value-type="float">
            <text:p>-1.19999</text:p>
          </table:table-cell>
          <table:table-cell office:value-type="float" office:value="-1.11423" calcext:value-type="float">
            <text:p>-1.11423</text:p>
          </table:table-cell>
          <table:table-cell office:value-type="float" office:value="-1.03061" calcext:value-type="float">
            <text:p>-1.03061</text:p>
          </table:table-cell>
          <table:table-cell office:value-type="float" office:value="-0.94211" calcext:value-type="float">
            <text:p>-0.94211</text:p>
          </table:table-cell>
          <table:table-cell office:value-type="float" office:value="-0.84323001" calcext:value-type="float">
            <text:p>-0.84323001</text:p>
          </table:table-cell>
        </table:table-row>
        <table:table-row table:style-name="ro1">
          <table:table-cell office:value-type="float" office:value="-1.27781" calcext:value-type="float">
            <text:p>-1.27781</text:p>
          </table:table-cell>
          <table:table-cell office:value-type="float" office:value="-1.19938" calcext:value-type="float">
            <text:p>-1.19938</text:p>
          </table:table-cell>
          <table:table-cell office:value-type="float" office:value="-1.11362" calcext:value-type="float">
            <text:p>-1.11362</text:p>
          </table:table-cell>
          <table:table-cell office:value-type="float" office:value="-1.03" calcext:value-type="float">
            <text:p>-1.03</text:p>
          </table:table-cell>
          <table:table-cell office:value-type="float" office:value="-0.94150001" calcext:value-type="float">
            <text:p>-0.94150001</text:p>
          </table:table-cell>
          <table:table-cell office:value-type="float" office:value="-0.84262002" calcext:value-type="float">
            <text:p>-0.84262002</text:p>
          </table:table-cell>
        </table:table-row>
        <table:table-row table:style-name="ro1">
          <table:table-cell office:value-type="float" office:value="-1.2772" calcext:value-type="float">
            <text:p>-1.2772</text:p>
          </table:table-cell>
          <table:table-cell office:value-type="float" office:value="-1.19877" calcext:value-type="float">
            <text:p>-1.19877</text:p>
          </table:table-cell>
          <table:table-cell office:value-type="float" office:value="-1.1127" calcext:value-type="float">
            <text:p>-1.1127</text:p>
          </table:table-cell>
          <table:table-cell office:value-type="float" office:value="-1.02939" calcext:value-type="float">
            <text:p>-1.02939</text:p>
          </table:table-cell>
          <table:table-cell office:value-type="float" office:value="-0.94089001" calcext:value-type="float">
            <text:p>-0.94089001</text:p>
          </table:table-cell>
          <table:table-cell office:value-type="float" office:value="-0.84201002" calcext:value-type="float">
            <text:p>-0.84201002</text:p>
          </table:table-cell>
        </table:table-row>
        <table:table-row table:style-name="ro1">
          <table:table-cell office:value-type="float" office:value="-1.27659" calcext:value-type="float">
            <text:p>-1.27659</text:p>
          </table:table-cell>
          <table:table-cell office:value-type="float" office:value="-1.1981601" calcext:value-type="float">
            <text:p>-1.1981601</text:p>
          </table:table-cell>
          <table:table-cell office:value-type="float" office:value="-1.1117899" calcext:value-type="float">
            <text:p>-1.1117899</text:p>
          </table:table-cell>
          <table:table-cell office:value-type="float" office:value="-1.02878" calcext:value-type="float">
            <text:p>-1.02878</text:p>
          </table:table-cell>
          <table:table-cell office:value-type="float" office:value="-0.94028002" calcext:value-type="float">
            <text:p>-0.94028002</text:p>
          </table:table-cell>
          <table:table-cell office:value-type="float" office:value="-0.84140003" calcext:value-type="float">
            <text:p>-0.84140003</text:p>
          </table:table-cell>
        </table:table-row>
        <table:table-row table:style-name="ro1">
          <table:table-cell office:value-type="float" office:value="-1.27598" calcext:value-type="float">
            <text:p>-1.27598</text:p>
          </table:table-cell>
          <table:table-cell office:value-type="float" office:value="-1.19724" calcext:value-type="float">
            <text:p>-1.19724</text:p>
          </table:table-cell>
          <table:table-cell office:value-type="float" office:value="-1.1111799" calcext:value-type="float">
            <text:p>-1.1111799</text:p>
          </table:table-cell>
          <table:table-cell office:value-type="float" office:value="-1.02817" calcext:value-type="float">
            <text:p>-1.02817</text:p>
          </table:table-cell>
          <table:table-cell office:value-type="float" office:value="-0.93936002" calcext:value-type="float">
            <text:p>-0.93936002</text:p>
          </table:table-cell>
          <table:table-cell office:value-type="float" office:value="-0.84078002" calcext:value-type="float">
            <text:p>-0.84078002</text:p>
          </table:table-cell>
        </table:table-row>
        <table:table-row table:style-name="ro1">
          <table:table-cell office:value-type="float" office:value="-1.27537" calcext:value-type="float">
            <text:p>-1.27537</text:p>
          </table:table-cell>
          <table:table-cell office:value-type="float" office:value="-1.1969399" calcext:value-type="float">
            <text:p>-1.1969399</text:p>
          </table:table-cell>
          <table:table-cell office:value-type="float" office:value="-1.11057" calcext:value-type="float">
            <text:p>-1.11057</text:p>
          </table:table-cell>
          <table:table-cell office:value-type="float" office:value="-1.02756" calcext:value-type="float">
            <text:p>-1.02756</text:p>
          </table:table-cell>
          <table:table-cell office:value-type="float" office:value="-0.93875003" calcext:value-type="float">
            <text:p>-0.93875003</text:p>
          </table:table-cell>
          <table:table-cell office:value-type="float" office:value="-0.84017003" calcext:value-type="float">
            <text:p>-0.84017003</text:p>
          </table:table-cell>
        </table:table-row>
        <table:table-row table:style-name="ro1">
          <table:table-cell office:value-type="float" office:value="-1.27476" calcext:value-type="float">
            <text:p>-1.27476</text:p>
          </table:table-cell>
          <table:table-cell office:value-type="float" office:value="-1.19633" calcext:value-type="float">
            <text:p>-1.19633</text:p>
          </table:table-cell>
          <table:table-cell office:value-type="float" office:value="-1.10996" calcext:value-type="float">
            <text:p>-1.10996</text:p>
          </table:table-cell>
          <table:table-cell office:value-type="float" office:value="-1.02695" calcext:value-type="float">
            <text:p>-1.02695</text:p>
          </table:table-cell>
          <table:table-cell office:value-type="float" office:value="-0.93782997" calcext:value-type="float">
            <text:p>-0.93782997</text:p>
          </table:table-cell>
          <table:table-cell office:value-type="float" office:value="-0.83955997" calcext:value-type="float">
            <text:p>-0.83955997</text:p>
          </table:table-cell>
        </table:table-row>
        <table:table-row table:style-name="ro1">
          <table:table-cell office:value-type="float" office:value="-1.27384" calcext:value-type="float">
            <text:p>-1.27384</text:p>
          </table:table-cell>
          <table:table-cell office:value-type="float" office:value="-1.19572" calcext:value-type="float">
            <text:p>-1.19572</text:p>
          </table:table-cell>
          <table:table-cell office:value-type="float" office:value="-1.10935" calcext:value-type="float">
            <text:p>-1.10935</text:p>
          </table:table-cell>
          <table:table-cell office:value-type="float" office:value="-1.02634" calcext:value-type="float">
            <text:p>-1.02634</text:p>
          </table:table-cell>
          <table:table-cell office:value-type="float" office:value="-0.93721998" calcext:value-type="float">
            <text:p>-0.93721998</text:p>
          </table:table-cell>
          <table:table-cell office:value-type="float" office:value="-0.83864999" calcext:value-type="float">
            <text:p>-0.83864999</text:p>
          </table:table-cell>
        </table:table-row>
        <table:table-row table:style-name="ro1">
          <table:table-cell office:value-type="float" office:value="-1.27293" calcext:value-type="float">
            <text:p>-1.27293</text:p>
          </table:table-cell>
          <table:table-cell office:value-type="float" office:value="-1.1950999" calcext:value-type="float">
            <text:p>-1.1950999</text:p>
          </table:table-cell>
          <table:table-cell office:value-type="float" office:value="-1.10874" calcext:value-type="float">
            <text:p>-1.10874</text:p>
          </table:table-cell>
          <table:table-cell office:value-type="float" office:value="-1.02573" calcext:value-type="float">
            <text:p>-1.02573</text:p>
          </table:table-cell>
          <table:table-cell office:value-type="float" office:value="-0.93660998" calcext:value-type="float">
            <text:p>-0.93660998</text:p>
          </table:table-cell>
          <table:table-cell office:value-type="float" office:value="-0.83803999" calcext:value-type="float">
            <text:p>-0.83803999</text:p>
          </table:table-cell>
        </table:table-row>
        <table:table-row table:style-name="ro1">
          <table:table-cell office:value-type="float" office:value="-1.27232" calcext:value-type="float">
            <text:p>-1.27232</text:p>
          </table:table-cell>
          <table:table-cell office:value-type="float" office:value="-1.19449" calcext:value-type="float">
            <text:p>-1.19449</text:p>
          </table:table-cell>
          <table:table-cell office:value-type="float" office:value="-1.10813" calcext:value-type="float">
            <text:p>-1.10813</text:p>
          </table:table-cell>
          <table:table-cell office:value-type="float" office:value="-1.02512" calcext:value-type="float">
            <text:p>-1.02512</text:p>
          </table:table-cell>
          <table:table-cell office:value-type="float" office:value="-0.93599999" calcext:value-type="float">
            <text:p>-0.93599999</text:p>
          </table:table-cell>
          <table:table-cell office:value-type="float" office:value="-0.83743" calcext:value-type="float">
            <text:p>-0.83743</text:p>
          </table:table-cell>
        </table:table-row>
        <table:table-row table:style-name="ro1">
          <table:table-cell office:value-type="float" office:value="-1.27171" calcext:value-type="float">
            <text:p>-1.27171</text:p>
          </table:table-cell>
          <table:table-cell office:value-type="float" office:value="-1.19388" calcext:value-type="float">
            <text:p>-1.19388</text:p>
          </table:table-cell>
          <table:table-cell office:value-type="float" office:value="-1.10752" calcext:value-type="float">
            <text:p>-1.10752</text:p>
          </table:table-cell>
          <table:table-cell office:value-type="float" office:value="-1.02451" calcext:value-type="float">
            <text:p>-1.02451</text:p>
          </table:table-cell>
          <table:table-cell office:value-type="float" office:value="-0.93539" calcext:value-type="float">
            <text:p>-0.93539</text:p>
          </table:table-cell>
          <table:table-cell office:value-type="float" office:value="-0.83682001" calcext:value-type="float">
            <text:p>-0.83682001</text:p>
          </table:table-cell>
        </table:table-row>
        <table:table-row table:style-name="ro1">
          <table:table-cell office:value-type="float" office:value="-1.2711" calcext:value-type="float">
            <text:p>-1.2711</text:p>
          </table:table-cell>
          <table:table-cell office:value-type="float" office:value="-1.19327" calcext:value-type="float">
            <text:p>-1.19327</text:p>
          </table:table-cell>
          <table:table-cell office:value-type="float" office:value="-1.10691" calcext:value-type="float">
            <text:p>-1.10691</text:p>
          </table:table-cell>
          <table:table-cell office:value-type="float" office:value="-1.0239" calcext:value-type="float">
            <text:p>-1.0239</text:p>
          </table:table-cell>
          <table:table-cell office:value-type="float" office:value="-0.93448001" calcext:value-type="float">
            <text:p>-0.93448001</text:p>
          </table:table-cell>
          <table:table-cell office:value-type="float" office:value="-0.83621001" calcext:value-type="float">
            <text:p>-0.83621001</text:p>
          </table:table-cell>
        </table:table-row>
        <table:table-row table:style-name="ro1">
          <table:table-cell office:value-type="float" office:value="-1.2704901" calcext:value-type="float">
            <text:p>-1.2704901</text:p>
          </table:table-cell>
          <table:table-cell office:value-type="float" office:value="-1.19266" calcext:value-type="float">
            <text:p>-1.19266</text:p>
          </table:table-cell>
          <table:table-cell office:value-type="float" office:value="-1.1063" calcext:value-type="float">
            <text:p>-1.1063</text:p>
          </table:table-cell>
          <table:table-cell office:value-type="float" office:value="-1.02329" calcext:value-type="float">
            <text:p>-1.02329</text:p>
          </table:table-cell>
          <table:table-cell office:value-type="float" office:value="-0.93356001" calcext:value-type="float">
            <text:p>-0.93356001</text:p>
          </table:table-cell>
          <table:table-cell office:value-type="float" office:value="-0.83560002" calcext:value-type="float">
            <text:p>-0.83560002</text:p>
          </table:table-cell>
        </table:table-row>
        <table:table-row table:style-name="ro1">
          <table:table-cell office:value-type="float" office:value="-1.2698801" calcext:value-type="float">
            <text:p>-1.2698801</text:p>
          </table:table-cell>
          <table:table-cell office:value-type="float" office:value="-1.19205" calcext:value-type="float">
            <text:p>-1.19205</text:p>
          </table:table-cell>
          <table:table-cell office:value-type="float" office:value="-1.10569" calcext:value-type="float">
            <text:p>-1.10569</text:p>
          </table:table-cell>
          <table:table-cell office:value-type="float" office:value="-1.02268" calcext:value-type="float">
            <text:p>-1.02268</text:p>
          </table:table-cell>
          <table:table-cell office:value-type="float" office:value="-0.93234003" calcext:value-type="float">
            <text:p>-0.93234003</text:p>
          </table:table-cell>
          <table:table-cell office:value-type="float" office:value="-0.83499002" calcext:value-type="float">
            <text:p>-0.83499002</text:p>
          </table:table-cell>
        </table:table-row>
        <table:table-row table:style-name="ro1">
          <table:table-cell office:value-type="float" office:value="-1.26926" calcext:value-type="float">
            <text:p>-1.26926</text:p>
          </table:table-cell>
          <table:table-cell office:value-type="float" office:value="-1.19144" calcext:value-type="float">
            <text:p>-1.19144</text:p>
          </table:table-cell>
          <table:table-cell office:value-type="float" office:value="-1.10508" calcext:value-type="float">
            <text:p>-1.10508</text:p>
          </table:table-cell>
          <table:table-cell office:value-type="float" office:value="-1.02206" calcext:value-type="float">
            <text:p>-1.02206</text:p>
          </table:table-cell>
          <table:table-cell office:value-type="float" office:value="-0.93172997" calcext:value-type="float">
            <text:p>-0.93172997</text:p>
          </table:table-cell>
          <table:table-cell office:value-type="float" office:value="-0.83407003" calcext:value-type="float">
            <text:p>-0.83407003</text:p>
          </table:table-cell>
        </table:table-row>
        <table:table-row table:style-name="ro1">
          <table:table-cell office:value-type="float" office:value="-1.2686501" calcext:value-type="float">
            <text:p>-1.2686501</text:p>
          </table:table-cell>
          <table:table-cell office:value-type="float" office:value="-1.19083" calcext:value-type="float">
            <text:p>-1.19083</text:p>
          </table:table-cell>
          <table:table-cell office:value-type="float" office:value="-1.10446" calcext:value-type="float">
            <text:p>-1.10446</text:p>
          </table:table-cell>
          <table:table-cell office:value-type="float" office:value="-1.02145" calcext:value-type="float">
            <text:p>-1.02145</text:p>
          </table:table-cell>
          <table:table-cell office:value-type="float" office:value="-0.93080997" calcext:value-type="float">
            <text:p>-0.93080997</text:p>
          </table:table-cell>
          <table:table-cell office:value-type="float" office:value="-0.83315998" calcext:value-type="float">
            <text:p>-0.83315998</text:p>
          </table:table-cell>
        </table:table-row>
        <table:table-row table:style-name="ro1">
          <table:table-cell office:value-type="float" office:value="-1.2680399" calcext:value-type="float">
            <text:p>-1.2680399</text:p>
          </table:table-cell>
          <table:table-cell office:value-type="float" office:value="-1.19022" calcext:value-type="float">
            <text:p>-1.19022</text:p>
          </table:table-cell>
          <table:table-cell office:value-type="float" office:value="-1.10385" calcext:value-type="float">
            <text:p>-1.10385</text:p>
          </table:table-cell>
          <table:table-cell office:value-type="float" office:value="-1.02084" calcext:value-type="float">
            <text:p>-1.02084</text:p>
          </table:table-cell>
          <table:table-cell office:value-type="float" office:value="-0.93019998" calcext:value-type="float">
            <text:p>-0.93019998</text:p>
          </table:table-cell>
          <table:table-cell office:value-type="float" office:value="-0.83223999" calcext:value-type="float">
            <text:p>-0.83223999</text:p>
          </table:table-cell>
        </table:table-row>
        <table:table-row table:style-name="ro1">
          <table:table-cell office:value-type="float" office:value="-1.2674299" calcext:value-type="float">
            <text:p>-1.2674299</text:p>
          </table:table-cell>
          <table:table-cell office:value-type="float" office:value="-1.18961" calcext:value-type="float">
            <text:p>-1.18961</text:p>
          </table:table-cell>
          <table:table-cell office:value-type="float" office:value="-1.10324" calcext:value-type="float">
            <text:p>-1.10324</text:p>
          </table:table-cell>
          <table:table-cell office:value-type="float" office:value="-1.0202301" calcext:value-type="float">
            <text:p>-1.0202301</text:p>
          </table:table-cell>
          <table:table-cell office:value-type="float" office:value="-0.92958999" calcext:value-type="float">
            <text:p>-0.92958999</text:p>
          </table:table-cell>
          <table:table-cell office:value-type="float" office:value="-0.83162999" calcext:value-type="float">
            <text:p>-0.83162999</text:p>
          </table:table-cell>
        </table:table-row>
        <table:table-row table:style-name="ro1">
          <table:table-cell office:value-type="float" office:value="-1.26682" calcext:value-type="float">
            <text:p>-1.26682</text:p>
          </table:table-cell>
          <table:table-cell office:value-type="float" office:value="-1.1887" calcext:value-type="float">
            <text:p>-1.1887</text:p>
          </table:table-cell>
          <table:table-cell office:value-type="float" office:value="-1.10263" calcext:value-type="float">
            <text:p>-1.10263</text:p>
          </table:table-cell>
          <table:table-cell office:value-type="float" office:value="-1.0196199" calcext:value-type="float">
            <text:p>-1.0196199</text:p>
          </table:table-cell>
          <table:table-cell office:value-type="float" office:value="-0.92897999" calcext:value-type="float">
            <text:p>-0.92897999</text:p>
          </table:table-cell>
          <table:table-cell office:value-type="float" office:value="-0.83102" calcext:value-type="float">
            <text:p>-0.83102</text:p>
          </table:table-cell>
        </table:table-row>
        <table:table-row table:style-name="ro1">
          <table:table-cell office:value-type="float" office:value="-1.26621" calcext:value-type="float">
            <text:p>-1.26621</text:p>
          </table:table-cell>
          <table:table-cell office:value-type="float" office:value="-1.18778" calcext:value-type="float">
            <text:p>-1.18778</text:p>
          </table:table-cell>
          <table:table-cell office:value-type="float" office:value="-1.10202" calcext:value-type="float">
            <text:p>-1.10202</text:p>
          </table:table-cell>
          <table:table-cell office:value-type="float" office:value="-1.0190099" calcext:value-type="float">
            <text:p>-1.0190099</text:p>
          </table:table-cell>
          <table:table-cell office:value-type="float" office:value="-0.92837" calcext:value-type="float">
            <text:p>-0.92837</text:p>
          </table:table-cell>
          <table:table-cell office:value-type="float" office:value="-0.83041" calcext:value-type="float">
            <text:p>-0.83041</text:p>
          </table:table-cell>
        </table:table-row>
        <table:table-row table:style-name="ro1">
          <table:table-cell office:value-type="float" office:value="-1.2656" calcext:value-type="float">
            <text:p>-1.2656</text:p>
          </table:table-cell>
          <table:table-cell office:value-type="float" office:value="-1.18717" calcext:value-type="float">
            <text:p>-1.18717</text:p>
          </table:table-cell>
          <table:table-cell office:value-type="float" office:value="-1.10141" calcext:value-type="float">
            <text:p>-1.10141</text:p>
          </table:table-cell>
          <table:table-cell office:value-type="float" office:value="-1.0184" calcext:value-type="float">
            <text:p>-1.0184</text:p>
          </table:table-cell>
          <table:table-cell office:value-type="float" office:value="-0.92776" calcext:value-type="float">
            <text:p>-0.92776</text:p>
          </table:table-cell>
          <table:table-cell office:value-type="float" office:value="-0.82949001" calcext:value-type="float">
            <text:p>-0.82949001</text:p>
          </table:table-cell>
        </table:table-row>
        <table:table-row table:style-name="ro1">
          <table:table-cell office:value-type="float" office:value="-1.26499" calcext:value-type="float">
            <text:p>-1.26499</text:p>
          </table:table-cell>
          <table:table-cell office:value-type="float" office:value="-1.18656" calcext:value-type="float">
            <text:p>-1.18656</text:p>
          </table:table-cell>
          <table:table-cell office:value-type="float" office:value="-1.1008" calcext:value-type="float">
            <text:p>-1.1008</text:p>
          </table:table-cell>
          <table:table-cell office:value-type="float" office:value="-1.01779" calcext:value-type="float">
            <text:p>-1.01779</text:p>
          </table:table-cell>
          <table:table-cell office:value-type="float" office:value="-0.92685002" calcext:value-type="float">
            <text:p>-0.92685002</text:p>
          </table:table-cell>
          <table:table-cell office:value-type="float" office:value="-0.82888001" calcext:value-type="float">
            <text:p>-0.82888001</text:p>
          </table:table-cell>
        </table:table-row>
        <table:table-row table:style-name="ro1">
          <table:table-cell office:value-type="float" office:value="-1.26438" calcext:value-type="float">
            <text:p>-1.26438</text:p>
          </table:table-cell>
          <table:table-cell office:value-type="float" office:value="-1.18595" calcext:value-type="float">
            <text:p>-1.18595</text:p>
          </table:table-cell>
          <table:table-cell office:value-type="float" office:value="-1.10019" calcext:value-type="float">
            <text:p>-1.10019</text:p>
          </table:table-cell>
          <table:table-cell office:value-type="float" office:value="-1.01718" calcext:value-type="float">
            <text:p>-1.01718</text:p>
          </table:table-cell>
          <table:table-cell office:value-type="float" office:value="-0.92593002" calcext:value-type="float">
            <text:p>-0.92593002</text:p>
          </table:table-cell>
          <table:table-cell office:value-type="float" office:value="-0.82797003" calcext:value-type="float">
            <text:p>-0.82797003</text:p>
          </table:table-cell>
        </table:table-row>
        <table:table-row table:style-name="ro1">
          <table:table-cell office:value-type="float" office:value="-1.26377" calcext:value-type="float">
            <text:p>-1.26377</text:p>
          </table:table-cell>
          <table:table-cell office:value-type="float" office:value="-1.18534" calcext:value-type="float">
            <text:p>-1.18534</text:p>
          </table:table-cell>
          <table:table-cell office:value-type="float" office:value="-1.09958" calcext:value-type="float">
            <text:p>-1.09958</text:p>
          </table:table-cell>
          <table:table-cell office:value-type="float" office:value="-1.01657" calcext:value-type="float">
            <text:p>-1.01657</text:p>
          </table:table-cell>
          <table:table-cell office:value-type="float" office:value="-0.92501998" calcext:value-type="float">
            <text:p>-0.92501998</text:p>
          </table:table-cell>
          <table:table-cell office:value-type="float" office:value="-0.82704997" calcext:value-type="float">
            <text:p>-0.82704997</text:p>
          </table:table-cell>
        </table:table-row>
        <table:table-row table:style-name="ro1">
          <table:table-cell office:value-type="float" office:value="-1.26316" calcext:value-type="float">
            <text:p>-1.26316</text:p>
          </table:table-cell>
          <table:table-cell office:value-type="float" office:value="-1.1847301" calcext:value-type="float">
            <text:p>-1.1847301</text:p>
          </table:table-cell>
          <table:table-cell office:value-type="float" office:value="-1.0989701" calcext:value-type="float">
            <text:p>-1.0989701</text:p>
          </table:table-cell>
          <table:table-cell office:value-type="float" office:value="-1.01596" calcext:value-type="float">
            <text:p>-1.01596</text:p>
          </table:table-cell>
          <table:table-cell office:value-type="float" office:value="-0.92409998" calcext:value-type="float">
            <text:p>-0.92409998</text:p>
          </table:table-cell>
          <table:table-cell office:value-type="float" office:value="-0.82613999" calcext:value-type="float">
            <text:p>-0.82613999</text:p>
          </table:table-cell>
        </table:table-row>
        <table:table-row table:style-name="ro1">
          <table:table-cell office:value-type="float" office:value="-1.2622499" calcext:value-type="float">
            <text:p>-1.2622499</text:p>
          </table:table-cell>
          <table:table-cell office:value-type="float" office:value="-1.1835099" calcext:value-type="float">
            <text:p>-1.1835099</text:p>
          </table:table-cell>
          <table:table-cell office:value-type="float" office:value="-1.0983599" calcext:value-type="float">
            <text:p>-1.0983599</text:p>
          </table:table-cell>
          <table:table-cell office:value-type="float" office:value="-1.01535" calcext:value-type="float">
            <text:p>-1.01535</text:p>
          </table:table-cell>
          <table:table-cell office:value-type="float" office:value="-0.92317998" calcext:value-type="float">
            <text:p>-0.92317998</text:p>
          </table:table-cell>
          <table:table-cell office:value-type="float" office:value="-0.82552999" calcext:value-type="float">
            <text:p>-0.82552999</text:p>
          </table:table-cell>
        </table:table-row>
        <table:table-row table:style-name="ro1">
          <table:table-cell office:value-type="float" office:value="-1.26164" calcext:value-type="float">
            <text:p>-1.26164</text:p>
          </table:table-cell>
          <table:table-cell office:value-type="float" office:value="-1.1829" calcext:value-type="float">
            <text:p>-1.1829</text:p>
          </table:table-cell>
          <table:table-cell office:value-type="float" office:value="-1.0977499" calcext:value-type="float">
            <text:p>-1.0977499</text:p>
          </table:table-cell>
          <table:table-cell office:value-type="float" office:value="-1.01474" calcext:value-type="float">
            <text:p>-1.01474</text:p>
          </table:table-cell>
          <table:table-cell office:value-type="float" office:value="-0.92256999" calcext:value-type="float">
            <text:p>-0.92256999</text:p>
          </table:table-cell>
          <table:table-cell office:value-type="float" office:value="-0.82492" calcext:value-type="float">
            <text:p>-0.82492</text:p>
          </table:table-cell>
        </table:table-row>
        <table:table-row table:style-name="ro1">
          <table:table-cell office:value-type="float" office:value="-1.2610199" calcext:value-type="float">
            <text:p>-1.2610199</text:p>
          </table:table-cell>
          <table:table-cell office:value-type="float" office:value="-1.18229" calcext:value-type="float">
            <text:p>-1.18229</text:p>
          </table:table-cell>
          <table:table-cell office:value-type="float" office:value="-1.09714" calcext:value-type="float">
            <text:p>-1.09714</text:p>
          </table:table-cell>
          <table:table-cell office:value-type="float" office:value="-1.01413" calcext:value-type="float">
            <text:p>-1.01413</text:p>
          </table:table-cell>
          <table:table-cell office:value-type="float" office:value="-0.92196" calcext:value-type="float">
            <text:p>-0.92196</text:p>
          </table:table-cell>
          <table:table-cell office:value-type="float" office:value="-0.82429999" calcext:value-type="float">
            <text:p>-0.82429999</text:p>
          </table:table-cell>
        </table:table-row>
        <table:table-row table:style-name="ro1">
          <table:table-cell office:value-type="float" office:value="-1.26041" calcext:value-type="float">
            <text:p>-1.26041</text:p>
          </table:table-cell>
          <table:table-cell office:value-type="float" office:value="-1.18168" calcext:value-type="float">
            <text:p>-1.18168</text:p>
          </table:table-cell>
          <table:table-cell office:value-type="float" office:value="-1.09653" calcext:value-type="float">
            <text:p>-1.09653</text:p>
          </table:table-cell>
          <table:table-cell office:value-type="float" office:value="-1.01352" calcext:value-type="float">
            <text:p>-1.01352</text:p>
          </table:table-cell>
          <table:table-cell office:value-type="float" office:value="-0.92135" calcext:value-type="float">
            <text:p>-0.92135</text:p>
          </table:table-cell>
          <table:table-cell office:value-type="float" office:value="-0.82369" calcext:value-type="float">
            <text:p>-0.82369</text:p>
          </table:table-cell>
        </table:table-row>
        <table:table-row table:style-name="ro1">
          <table:table-cell office:value-type="float" office:value="-1.2598" calcext:value-type="float">
            <text:p>-1.2598</text:p>
          </table:table-cell>
          <table:table-cell office:value-type="float" office:value="-1.18107" calcext:value-type="float">
            <text:p>-1.18107</text:p>
          </table:table-cell>
          <table:table-cell office:value-type="float" office:value="-1.09592" calcext:value-type="float">
            <text:p>-1.09592</text:p>
          </table:table-cell>
          <table:table-cell office:value-type="float" office:value="-1.01291" calcext:value-type="float">
            <text:p>-1.01291</text:p>
          </table:table-cell>
          <table:table-cell office:value-type="float" office:value="-0.92044002" calcext:value-type="float">
            <text:p>-0.92044002</text:p>
          </table:table-cell>
          <table:table-cell office:value-type="float" office:value="-0.82278001" calcext:value-type="float">
            <text:p>-0.82278001</text:p>
          </table:table-cell>
        </table:table-row>
        <table:table-row table:style-name="ro1">
          <table:table-cell office:value-type="float" office:value="-1.25919" calcext:value-type="float">
            <text:p>-1.25919</text:p>
          </table:table-cell>
          <table:table-cell office:value-type="float" office:value="-1.18046" calcext:value-type="float">
            <text:p>-1.18046</text:p>
          </table:table-cell>
          <table:table-cell office:value-type="float" office:value="-1.09531" calcext:value-type="float">
            <text:p>-1.09531</text:p>
          </table:table-cell>
          <table:table-cell office:value-type="float" office:value="-1.0123" calcext:value-type="float">
            <text:p>-1.0123</text:p>
          </table:table-cell>
          <table:table-cell office:value-type="float" office:value="-0.91952002" calcext:value-type="float">
            <text:p>-0.91952002</text:p>
          </table:table-cell>
          <table:table-cell office:value-type="float" office:value="-0.82217002" calcext:value-type="float">
            <text:p>-0.82217002</text:p>
          </table:table-cell>
        </table:table-row>
        <table:table-row table:style-name="ro1">
          <table:table-cell office:value-type="float" office:value="-1.25858" calcext:value-type="float">
            <text:p>-1.25858</text:p>
          </table:table-cell>
          <table:table-cell office:value-type="float" office:value="-1.17985" calcext:value-type="float">
            <text:p>-1.17985</text:p>
          </table:table-cell>
          <table:table-cell office:value-type="float" office:value="-1.0947" calcext:value-type="float">
            <text:p>-1.0947</text:p>
          </table:table-cell>
          <table:table-cell office:value-type="float" office:value="-1.01169" calcext:value-type="float">
            <text:p>-1.01169</text:p>
          </table:table-cell>
          <table:table-cell office:value-type="float" office:value="-0.91860998" calcext:value-type="float">
            <text:p>-0.91860998</text:p>
          </table:table-cell>
          <table:table-cell office:value-type="float" office:value="-0.82125002" calcext:value-type="float">
            <text:p>-0.82125002</text:p>
          </table:table-cell>
        </table:table-row>
        <table:table-row table:style-name="ro1">
          <table:table-cell office:value-type="float" office:value="-1.25797" calcext:value-type="float">
            <text:p>-1.25797</text:p>
          </table:table-cell>
          <table:table-cell office:value-type="float" office:value="-1.17924" calcext:value-type="float">
            <text:p>-1.17924</text:p>
          </table:table-cell>
          <table:table-cell office:value-type="float" office:value="-1.09409" calcext:value-type="float">
            <text:p>-1.09409</text:p>
          </table:table-cell>
          <table:table-cell office:value-type="float" office:value="-1.01108" calcext:value-type="float">
            <text:p>-1.01108</text:p>
          </table:table-cell>
          <table:table-cell office:value-type="float" office:value="-0.91768998" calcext:value-type="float">
            <text:p>-0.91768998</text:p>
          </table:table-cell>
          <table:table-cell office:value-type="float" office:value="-0.82033998" calcext:value-type="float">
            <text:p>-0.82033998</text:p>
          </table:table-cell>
        </table:table-row>
        <table:table-row table:style-name="ro1">
          <table:table-cell office:value-type="float" office:value="-1.25736" calcext:value-type="float">
            <text:p>-1.25736</text:p>
          </table:table-cell>
          <table:table-cell office:value-type="float" office:value="-1.17862" calcext:value-type="float">
            <text:p>-1.17862</text:p>
          </table:table-cell>
          <table:table-cell office:value-type="float" office:value="-1.09348" calcext:value-type="float">
            <text:p>-1.09348</text:p>
          </table:table-cell>
          <table:table-cell office:value-type="float" office:value="-1.01047" calcext:value-type="float">
            <text:p>-1.01047</text:p>
          </table:table-cell>
          <table:table-cell office:value-type="float" office:value="-0.91677999" calcext:value-type="float">
            <text:p>-0.91677999</text:p>
          </table:table-cell>
          <table:table-cell office:value-type="float" office:value="-0.81972998" calcext:value-type="float">
            <text:p>-0.81972998</text:p>
          </table:table-cell>
        </table:table-row>
        <table:table-row table:style-name="ro1">
          <table:table-cell office:value-type="float" office:value="-1.25675" calcext:value-type="float">
            <text:p>-1.25675</text:p>
          </table:table-cell>
          <table:table-cell office:value-type="float" office:value="-1.17801" calcext:value-type="float">
            <text:p>-1.17801</text:p>
          </table:table-cell>
          <table:table-cell office:value-type="float" office:value="-1.09287" calcext:value-type="float">
            <text:p>-1.09287</text:p>
          </table:table-cell>
          <table:table-cell office:value-type="float" office:value="-1.00986" calcext:value-type="float">
            <text:p>-1.00986</text:p>
          </table:table-cell>
          <table:table-cell office:value-type="float" office:value="-0.91617" calcext:value-type="float">
            <text:p>-0.91617</text:p>
          </table:table-cell>
          <table:table-cell office:value-type="float" office:value="-0.81941998" calcext:value-type="float">
            <text:p>-0.81941998</text:p>
          </table:table-cell>
        </table:table-row>
        <table:table-row table:style-name="ro1">
          <table:table-cell office:value-type="float" office:value="-1.25614" calcext:value-type="float">
            <text:p>-1.25614</text:p>
          </table:table-cell>
          <table:table-cell office:value-type="float" office:value="-1.1774" calcext:value-type="float">
            <text:p>-1.1774</text:p>
          </table:table-cell>
          <table:table-cell office:value-type="float" office:value="-1.09226" calcext:value-type="float">
            <text:p>-1.09226</text:p>
          </table:table-cell>
          <table:table-cell office:value-type="float" office:value="-1.00925" calcext:value-type="float">
            <text:p>-1.00925</text:p>
          </table:table-cell>
          <table:table-cell office:value-type="float" office:value="-0.91556001" calcext:value-type="float">
            <text:p>-0.91556001</text:p>
          </table:table-cell>
          <table:table-cell office:value-type="float" office:value="-0.81851" calcext:value-type="float">
            <text:p>-0.81851</text:p>
          </table:table-cell>
        </table:table-row>
        <table:table-row table:style-name="ro1">
          <table:table-cell office:value-type="float" office:value="-1.25553" calcext:value-type="float">
            <text:p>-1.25553</text:p>
          </table:table-cell>
          <table:table-cell office:value-type="float" office:value="-1.17679" calcext:value-type="float">
            <text:p>-1.17679</text:p>
          </table:table-cell>
          <table:table-cell office:value-type="float" office:value="-1.09165" calcext:value-type="float">
            <text:p>-1.09165</text:p>
          </table:table-cell>
          <table:table-cell office:value-type="float" office:value="-1.0086401" calcext:value-type="float">
            <text:p>-1.0086401</text:p>
          </table:table-cell>
          <table:table-cell office:value-type="float" office:value="-0.91494" calcext:value-type="float">
            <text:p>-0.91494</text:p>
          </table:table-cell>
          <table:table-cell office:value-type="float" office:value="-0.81759" calcext:value-type="float">
            <text:p>-0.81759</text:p>
          </table:table-cell>
        </table:table-row>
        <table:table-row table:style-name="ro1">
          <table:table-cell office:value-type="float" office:value="-1.25492" calcext:value-type="float">
            <text:p>-1.25492</text:p>
          </table:table-cell>
          <table:table-cell office:value-type="float" office:value="-1.17618" calcext:value-type="float">
            <text:p>-1.17618</text:p>
          </table:table-cell>
          <table:table-cell office:value-type="float" office:value="-1.09104" calcext:value-type="float">
            <text:p>-1.09104</text:p>
          </table:table-cell>
          <table:table-cell office:value-type="float" office:value="-1.0080301" calcext:value-type="float">
            <text:p>-1.0080301</text:p>
          </table:table-cell>
          <table:table-cell office:value-type="float" office:value="-0.91433001" calcext:value-type="float">
            <text:p>-0.91433001</text:p>
          </table:table-cell>
          <table:table-cell office:value-type="float" office:value="-0.81698" calcext:value-type="float">
            <text:p>-0.81698</text:p>
          </table:table-cell>
        </table:table-row>
        <table:table-row table:style-name="ro1">
          <table:table-cell office:value-type="float" office:value="-1.25431" calcext:value-type="float">
            <text:p>-1.25431</text:p>
          </table:table-cell>
          <table:table-cell office:value-type="float" office:value="-1.17527" calcext:value-type="float">
            <text:p>-1.17527</text:p>
          </table:table-cell>
          <table:table-cell office:value-type="float" office:value="-1.09043" calcext:value-type="float">
            <text:p>-1.09043</text:p>
          </table:table-cell>
          <table:table-cell office:value-type="float" office:value="-1.0074199" calcext:value-type="float">
            <text:p>-1.0074199</text:p>
          </table:table-cell>
          <table:table-cell office:value-type="float" office:value="-0.91342002" calcext:value-type="float">
            <text:p>-0.91342002</text:p>
          </table:table-cell>
          <table:table-cell office:value-type="float" office:value="-0.81637001" calcext:value-type="float">
            <text:p>-0.81637001</text:p>
          </table:table-cell>
        </table:table-row>
        <table:table-row table:style-name="ro1">
          <table:table-cell office:value-type="float" office:value="-1.2537" calcext:value-type="float">
            <text:p>-1.2537</text:p>
          </table:table-cell>
          <table:table-cell office:value-type="float" office:value="-1.17466" calcext:value-type="float">
            <text:p>-1.17466</text:p>
          </table:table-cell>
          <table:table-cell office:value-type="float" office:value="-1.08982" calcext:value-type="float">
            <text:p>-1.08982</text:p>
          </table:table-cell>
          <table:table-cell office:value-type="float" office:value="-1.0068099" calcext:value-type="float">
            <text:p>-1.0068099</text:p>
          </table:table-cell>
          <table:table-cell office:value-type="float" office:value="-0.91281003" calcext:value-type="float">
            <text:p>-0.91281003</text:p>
          </table:table-cell>
          <table:table-cell office:value-type="float" office:value="-0.81576002" calcext:value-type="float">
            <text:p>-0.81576002</text:p>
          </table:table-cell>
        </table:table-row>
        <table:table-row table:style-name="ro1">
          <table:table-cell office:value-type="float" office:value="-1.25309" calcext:value-type="float">
            <text:p>-1.25309</text:p>
          </table:table-cell>
          <table:table-cell office:value-type="float" office:value="-1.17405" calcext:value-type="float">
            <text:p>-1.17405</text:p>
          </table:table-cell>
          <table:table-cell office:value-type="float" office:value="-1.08921" calcext:value-type="float">
            <text:p>-1.08921</text:p>
          </table:table-cell>
          <table:table-cell office:value-type="float" office:value="-1.0062" calcext:value-type="float">
            <text:p>-1.0062</text:p>
          </table:table-cell>
          <table:table-cell office:value-type="float" office:value="-0.91219997" calcext:value-type="float">
            <text:p>-0.91219997</text:p>
          </table:table-cell>
          <table:table-cell office:value-type="float" office:value="-0.81545001" calcext:value-type="float">
            <text:p>-0.81545001</text:p>
          </table:table-cell>
        </table:table-row>
        <table:table-row table:style-name="ro1">
          <table:table-cell office:value-type="float" office:value="-1.25248" calcext:value-type="float">
            <text:p>-1.25248</text:p>
          </table:table-cell>
          <table:table-cell office:value-type="float" office:value="-1.17344" calcext:value-type="float">
            <text:p>-1.17344</text:p>
          </table:table-cell>
          <table:table-cell office:value-type="float" office:value="-1.0886" calcext:value-type="float">
            <text:p>-1.0886</text:p>
          </table:table-cell>
          <table:table-cell office:value-type="float" office:value="-1.0055799" calcext:value-type="float">
            <text:p>-1.0055799</text:p>
          </table:table-cell>
          <table:table-cell office:value-type="float" office:value="-0.91158998" calcext:value-type="float">
            <text:p>-0.91158998</text:p>
          </table:table-cell>
          <table:table-cell office:value-type="float" office:value="-0.81484002" calcext:value-type="float">
            <text:p>-0.81484002</text:p>
          </table:table-cell>
        </table:table-row>
        <table:table-row table:style-name="ro1">
          <table:table-cell office:value-type="float" office:value="-1.25187" calcext:value-type="float">
            <text:p>-1.25187</text:p>
          </table:table-cell>
          <table:table-cell office:value-type="float" office:value="-1.17283" calcext:value-type="float">
            <text:p>-1.17283</text:p>
          </table:table-cell>
          <table:table-cell office:value-type="float" office:value="-1.08798" calcext:value-type="float">
            <text:p>-1.08798</text:p>
          </table:table-cell>
          <table:table-cell office:value-type="float" office:value="-1.00497" calcext:value-type="float">
            <text:p>-1.00497</text:p>
          </table:table-cell>
          <table:table-cell office:value-type="float" office:value="-0.91066998" calcext:value-type="float">
            <text:p>-0.91066998</text:p>
          </table:table-cell>
          <table:table-cell office:value-type="float" office:value="-0.81392998" calcext:value-type="float">
            <text:p>-0.81392998</text:p>
          </table:table-cell>
        </table:table-row>
        <table:table-row table:style-name="ro1">
          <table:table-cell office:value-type="float" office:value="-1.25126" calcext:value-type="float">
            <text:p>-1.25126</text:p>
          </table:table-cell>
          <table:table-cell office:value-type="float" office:value="-1.17222" calcext:value-type="float">
            <text:p>-1.17222</text:p>
          </table:table-cell>
          <table:table-cell office:value-type="float" office:value="-1.08737" calcext:value-type="float">
            <text:p>-1.08737</text:p>
          </table:table-cell>
          <table:table-cell office:value-type="float" office:value="-1.00436" calcext:value-type="float">
            <text:p>-1.00436</text:p>
          </table:table-cell>
          <table:table-cell office:value-type="float" office:value="-0.91005999" calcext:value-type="float">
            <text:p>-0.91005999</text:p>
          </table:table-cell>
          <table:table-cell office:value-type="float" office:value="-0.81270999" calcext:value-type="float">
            <text:p>-0.81270999</text:p>
          </table:table-cell>
        </table:table-row>
        <table:table-row table:style-name="ro1">
          <table:table-cell office:value-type="float" office:value="-1.25065" calcext:value-type="float">
            <text:p>-1.25065</text:p>
          </table:table-cell>
          <table:table-cell office:value-type="float" office:value="-1.17161" calcext:value-type="float">
            <text:p>-1.17161</text:p>
          </table:table-cell>
          <table:table-cell office:value-type="float" office:value="-1.08646" calcext:value-type="float">
            <text:p>-1.08646</text:p>
          </table:table-cell>
          <table:table-cell office:value-type="float" office:value="-1.00375" calcext:value-type="float">
            <text:p>-1.00375</text:p>
          </table:table-cell>
          <table:table-cell office:value-type="float" office:value="-0.90944999" calcext:value-type="float">
            <text:p>-0.90944999</text:p>
          </table:table-cell>
          <table:table-cell office:value-type="float" office:value="-0.81209999" calcext:value-type="float">
            <text:p>-0.81209999</text:p>
          </table:table-cell>
        </table:table-row>
        <table:table-row table:style-name="ro1">
          <table:table-cell office:value-type="float" office:value="-1.2500401" calcext:value-type="float">
            <text:p>-1.2500401</text:p>
          </table:table-cell>
          <table:table-cell office:value-type="float" office:value="-1.171" calcext:value-type="float">
            <text:p>-1.171</text:p>
          </table:table-cell>
          <table:table-cell office:value-type="float" office:value="-1.08585" calcext:value-type="float">
            <text:p>-1.08585</text:p>
          </table:table-cell>
          <table:table-cell office:value-type="float" office:value="-1.00284" calcext:value-type="float">
            <text:p>-1.00284</text:p>
          </table:table-cell>
          <table:table-cell office:value-type="float" office:value="-0.90854001" calcext:value-type="float">
            <text:p>-0.90854001</text:p>
          </table:table-cell>
          <table:table-cell office:value-type="float" office:value="-0.81149" calcext:value-type="float">
            <text:p>-0.81149</text:p>
          </table:table-cell>
        </table:table-row>
        <table:table-row table:style-name="ro1">
          <table:table-cell office:value-type="float" office:value="-1.24912" calcext:value-type="float">
            <text:p>-1.24912</text:p>
          </table:table-cell>
          <table:table-cell office:value-type="float" office:value="-1.17038" calcext:value-type="float">
            <text:p>-1.17038</text:p>
          </table:table-cell>
          <table:table-cell office:value-type="float" office:value="-1.08524" calcext:value-type="float">
            <text:p>-1.08524</text:p>
          </table:table-cell>
          <table:table-cell office:value-type="float" office:value="-1.00192" calcext:value-type="float">
            <text:p>-1.00192</text:p>
          </table:table-cell>
          <table:table-cell office:value-type="float" office:value="-0.90793002" calcext:value-type="float">
            <text:p>-0.90793002</text:p>
          </table:table-cell>
          <table:table-cell office:value-type="float" office:value="-0.81088001" calcext:value-type="float">
            <text:p>-0.81088001</text:p>
          </table:table-cell>
        </table:table-row>
        <table:table-row table:style-name="ro1">
          <table:table-cell office:value-type="float" office:value="-1.24851" calcext:value-type="float">
            <text:p>-1.24851</text:p>
          </table:table-cell>
          <table:table-cell office:value-type="float" office:value="-1.16977" calcext:value-type="float">
            <text:p>-1.16977</text:p>
          </table:table-cell>
          <table:table-cell office:value-type="float" office:value="-1.08463" calcext:value-type="float">
            <text:p>-1.08463</text:p>
          </table:table-cell>
          <table:table-cell office:value-type="float" office:value="-1.00131" calcext:value-type="float">
            <text:p>-1.00131</text:p>
          </table:table-cell>
          <table:table-cell office:value-type="float" office:value="-0.90732002" calcext:value-type="float">
            <text:p>-0.90732002</text:p>
          </table:table-cell>
          <table:table-cell office:value-type="float" office:value="-0.81027001" calcext:value-type="float">
            <text:p>-0.81027001</text:p>
          </table:table-cell>
        </table:table-row>
        <table:table-row table:style-name="ro1">
          <table:table-cell office:value-type="float" office:value="-1.2476" calcext:value-type="float">
            <text:p>-1.2476</text:p>
          </table:table-cell>
          <table:table-cell office:value-type="float" office:value="-1.16916" calcext:value-type="float">
            <text:p>-1.16916</text:p>
          </table:table-cell>
          <table:table-cell office:value-type="float" office:value="-1.08402" calcext:value-type="float">
            <text:p>-1.08402</text:p>
          </table:table-cell>
          <table:table-cell office:value-type="float" office:value="-1.0007" calcext:value-type="float">
            <text:p>-1.0007</text:p>
          </table:table-cell>
          <table:table-cell office:value-type="float" office:value="-0.90640002" calcext:value-type="float">
            <text:p>-0.90640002</text:p>
          </table:table-cell>
          <table:table-cell office:value-type="float" office:value="-0.80966002" calcext:value-type="float">
            <text:p>-0.80966002</text:p>
          </table:table-cell>
        </table:table-row>
        <table:table-row table:style-name="ro1">
          <table:table-cell office:value-type="float" office:value="-1.24668" calcext:value-type="float">
            <text:p>-1.24668</text:p>
          </table:table-cell>
          <table:table-cell office:value-type="float" office:value="-1.16855" calcext:value-type="float">
            <text:p>-1.16855</text:p>
          </table:table-cell>
          <table:table-cell office:value-type="float" office:value="-1.0831" calcext:value-type="float">
            <text:p>-1.0831</text:p>
          </table:table-cell>
          <table:table-cell office:value-type="float" office:value="-1.00009" calcext:value-type="float">
            <text:p>-1.00009</text:p>
          </table:table-cell>
          <table:table-cell office:value-type="float" office:value="-0.90548003" calcext:value-type="float">
            <text:p>-0.90548003</text:p>
          </table:table-cell>
          <table:table-cell office:value-type="float" office:value="-0.80905002" calcext:value-type="float">
            <text:p>-0.80905002</text:p>
          </table:table-cell>
        </table:table-row>
        <table:table-row table:style-name="ro1">
          <table:table-cell office:value-type="float" office:value="-1.24607" calcext:value-type="float">
            <text:p>-1.24607</text:p>
          </table:table-cell>
          <table:table-cell office:value-type="float" office:value="-1.16794" calcext:value-type="float">
            <text:p>-1.16794</text:p>
          </table:table-cell>
          <table:table-cell office:value-type="float" office:value="-1.08249" calcext:value-type="float">
            <text:p>-1.08249</text:p>
          </table:table-cell>
          <table:table-cell office:value-type="float" office:value="-0.99948001" calcext:value-type="float">
            <text:p>-0.99948001</text:p>
          </table:table-cell>
          <table:table-cell office:value-type="float" office:value="-0.90456998" calcext:value-type="float">
            <text:p>-0.90456998</text:p>
          </table:table-cell>
          <table:table-cell office:value-type="float" office:value="-0.80844003" calcext:value-type="float">
            <text:p>-0.80844003</text:p>
          </table:table-cell>
        </table:table-row>
        <table:table-row table:style-name="ro1">
          <table:table-cell office:value-type="float" office:value="-1.24546" calcext:value-type="float">
            <text:p>-1.24546</text:p>
          </table:table-cell>
          <table:table-cell office:value-type="float" office:value="-1.16733" calcext:value-type="float">
            <text:p>-1.16733</text:p>
          </table:table-cell>
          <table:table-cell office:value-type="float" office:value="-1.08188" calcext:value-type="float">
            <text:p>-1.08188</text:p>
          </table:table-cell>
          <table:table-cell office:value-type="float" office:value="-0.99887002" calcext:value-type="float">
            <text:p>-0.99887002</text:p>
          </table:table-cell>
          <table:table-cell office:value-type="float" office:value="-0.90395999" calcext:value-type="float">
            <text:p>-0.90395999</text:p>
          </table:table-cell>
          <table:table-cell office:value-type="float" office:value="-0.80782002" calcext:value-type="float">
            <text:p>-0.80782002</text:p>
          </table:table-cell>
        </table:table-row>
        <table:table-row table:style-name="ro1">
          <table:table-cell office:value-type="float" office:value="-1.24454" calcext:value-type="float">
            <text:p>-1.24454</text:p>
          </table:table-cell>
          <table:table-cell office:value-type="float" office:value="-1.16672" calcext:value-type="float">
            <text:p>-1.16672</text:p>
          </table:table-cell>
          <table:table-cell office:value-type="float" office:value="-1.08158" calcext:value-type="float">
            <text:p>-1.08158</text:p>
          </table:table-cell>
          <table:table-cell office:value-type="float" office:value="-0.99826002" calcext:value-type="float">
            <text:p>-0.99826002</text:p>
          </table:table-cell>
          <table:table-cell office:value-type="float" office:value="-0.90303999" calcext:value-type="float">
            <text:p>-0.90303999</text:p>
          </table:table-cell>
          <table:table-cell office:value-type="float" office:value="-0.80721003" calcext:value-type="float">
            <text:p>-0.80721003</text:p>
          </table:table-cell>
        </table:table-row>
        <table:table-row table:style-name="ro1">
          <table:table-cell office:value-type="float" office:value="-1.2436301" calcext:value-type="float">
            <text:p>-1.2436301</text:p>
          </table:table-cell>
          <table:table-cell office:value-type="float" office:value="-1.16611" calcext:value-type="float">
            <text:p>-1.16611</text:p>
          </table:table-cell>
          <table:table-cell office:value-type="float" office:value="-1.08066" calcext:value-type="float">
            <text:p>-1.08066</text:p>
          </table:table-cell>
          <table:table-cell office:value-type="float" office:value="-0.99765003" calcext:value-type="float">
            <text:p>-0.99765003</text:p>
          </table:table-cell>
          <table:table-cell office:value-type="float" office:value="-0.90243" calcext:value-type="float">
            <text:p>-0.90243</text:p>
          </table:table-cell>
          <table:table-cell office:value-type="float" office:value="-0.80659997" calcext:value-type="float">
            <text:p>-0.80659997</text:p>
          </table:table-cell>
        </table:table-row>
        <table:table-row table:style-name="ro1">
          <table:table-cell office:value-type="float" office:value="-1.2430201" calcext:value-type="float">
            <text:p>-1.2430201</text:p>
          </table:table-cell>
          <table:table-cell office:value-type="float" office:value="-1.1655" calcext:value-type="float">
            <text:p>-1.1655</text:p>
          </table:table-cell>
          <table:table-cell office:value-type="float" office:value="-1.08005" calcext:value-type="float">
            <text:p>-1.08005</text:p>
          </table:table-cell>
          <table:table-cell office:value-type="float" office:value="-0.99703997" calcext:value-type="float">
            <text:p>-0.99703997</text:p>
          </table:table-cell>
          <table:table-cell office:value-type="float" office:value="-0.90182" calcext:value-type="float">
            <text:p>-0.90182</text:p>
          </table:table-cell>
          <table:table-cell office:value-type="float" office:value="-0.80598998" calcext:value-type="float">
            <text:p>-0.80598998</text:p>
          </table:table-cell>
        </table:table-row>
        <table:table-row table:style-name="ro1">
          <table:table-cell office:value-type="float" office:value="-1.2424099" calcext:value-type="float">
            <text:p>-1.2424099</text:p>
          </table:table-cell>
          <table:table-cell office:value-type="float" office:value="-1.1648901" calcext:value-type="float">
            <text:p>-1.1648901</text:p>
          </table:table-cell>
          <table:table-cell office:value-type="float" office:value="-1.07944" calcext:value-type="float">
            <text:p>-1.07944</text:p>
          </table:table-cell>
          <table:table-cell office:value-type="float" office:value="-0.99642998" calcext:value-type="float">
            <text:p>-0.99642998</text:p>
          </table:table-cell>
          <table:table-cell office:value-type="float" office:value="-0.90121001" calcext:value-type="float">
            <text:p>-0.90121001</text:p>
          </table:table-cell>
          <table:table-cell office:value-type="float" office:value="-0.80537999" calcext:value-type="float">
            <text:p>-0.80537999</text:p>
          </table:table-cell>
        </table:table-row>
        <table:table-row table:style-name="ro1">
          <table:table-cell office:value-type="float" office:value="-1.2418" calcext:value-type="float">
            <text:p>-1.2418</text:p>
          </table:table-cell>
          <table:table-cell office:value-type="float" office:value="-1.1642801" calcext:value-type="float">
            <text:p>-1.1642801</text:p>
          </table:table-cell>
          <table:table-cell office:value-type="float" office:value="-1.07883" calcext:value-type="float">
            <text:p>-1.07883</text:p>
          </table:table-cell>
          <table:table-cell office:value-type="float" office:value="-0.99550998" calcext:value-type="float">
            <text:p>-0.99550998</text:p>
          </table:table-cell>
          <table:table-cell office:value-type="float" office:value="-0.90060002" calcext:value-type="float">
            <text:p>-0.90060002</text:p>
          </table:table-cell>
          <table:table-cell office:value-type="float" office:value="-0.80476999" calcext:value-type="float">
            <text:p>-0.80476999</text:p>
          </table:table-cell>
        </table:table-row>
        <table:table-row table:style-name="ro1">
          <table:table-cell office:value-type="float" office:value="-1.24119" calcext:value-type="float">
            <text:p>-1.24119</text:p>
          </table:table-cell>
          <table:table-cell office:value-type="float" office:value="-1.1636699" calcext:value-type="float">
            <text:p>-1.1636699</text:p>
          </table:table-cell>
          <table:table-cell office:value-type="float" office:value="-1.07822" calcext:value-type="float">
            <text:p>-1.07822</text:p>
          </table:table-cell>
          <table:table-cell office:value-type="float" office:value="-0.9946" calcext:value-type="float">
            <text:p>-0.9946</text:p>
          </table:table-cell>
          <table:table-cell office:value-type="float" office:value="-0.89999002" calcext:value-type="float">
            <text:p>-0.89999002</text:p>
          </table:table-cell>
          <table:table-cell office:value-type="float" office:value="-0.80355" calcext:value-type="float">
            <text:p>-0.80355</text:p>
          </table:table-cell>
        </table:table-row>
        <table:table-row table:style-name="ro1">
          <table:table-cell office:value-type="float" office:value="-1.24058" calcext:value-type="float">
            <text:p>-1.24058</text:p>
          </table:table-cell>
          <table:table-cell office:value-type="float" office:value="-1.16276" calcext:value-type="float">
            <text:p>-1.16276</text:p>
          </table:table-cell>
          <table:table-cell office:value-type="float" office:value="-1.07761" calcext:value-type="float">
            <text:p>-1.07761</text:p>
          </table:table-cell>
          <table:table-cell office:value-type="float" office:value="-0.99368" calcext:value-type="float">
            <text:p>-0.99368</text:p>
          </table:table-cell>
          <table:table-cell office:value-type="float" office:value="-0.89938003" calcext:value-type="float">
            <text:p>-0.89938003</text:p>
          </table:table-cell>
          <table:table-cell office:value-type="float" office:value="-0.80294001" calcext:value-type="float">
            <text:p>-0.80294001</text:p>
          </table:table-cell>
        </table:table-row>
        <table:table-row table:style-name="ro1">
          <table:table-cell office:value-type="float" office:value="-1.23997" calcext:value-type="float">
            <text:p>-1.23997</text:p>
          </table:table-cell>
          <table:table-cell office:value-type="float" office:value="-1.16214" calcext:value-type="float">
            <text:p>-1.16214</text:p>
          </table:table-cell>
          <table:table-cell office:value-type="float" office:value="-1.077" calcext:value-type="float">
            <text:p>-1.077</text:p>
          </table:table-cell>
          <table:table-cell office:value-type="float" office:value="-0.99277002" calcext:value-type="float">
            <text:p>-0.99277002</text:p>
          </table:table-cell>
          <table:table-cell office:value-type="float" office:value="-0.89845997" calcext:value-type="float">
            <text:p>-0.89845997</text:p>
          </table:table-cell>
          <table:table-cell office:value-type="float" office:value="-0.80233002" calcext:value-type="float">
            <text:p>-0.80233002</text:p>
          </table:table-cell>
        </table:table-row>
        <table:table-row table:style-name="ro1">
          <table:table-cell office:value-type="float" office:value="-1.23936" calcext:value-type="float">
            <text:p>-1.23936</text:p>
          </table:table-cell>
          <table:table-cell office:value-type="float" office:value="-1.16153" calcext:value-type="float">
            <text:p>-1.16153</text:p>
          </table:table-cell>
          <table:table-cell office:value-type="float" office:value="-1.07669" calcext:value-type="float">
            <text:p>-1.07669</text:p>
          </table:table-cell>
          <table:table-cell office:value-type="float" office:value="-0.99185002" calcext:value-type="float">
            <text:p>-0.99185002</text:p>
          </table:table-cell>
          <table:table-cell office:value-type="float" office:value="-0.89754999" calcext:value-type="float">
            <text:p>-0.89754999</text:p>
          </table:table-cell>
          <table:table-cell office:value-type="float" office:value="-0.80172002" calcext:value-type="float">
            <text:p>-0.80172002</text:p>
          </table:table-cell>
        </table:table-row>
        <table:table-row table:style-name="ro1">
          <table:table-cell office:value-type="float" office:value="-1.23875" calcext:value-type="float">
            <text:p>-1.23875</text:p>
          </table:table-cell>
          <table:table-cell office:value-type="float" office:value="-1.16092" calcext:value-type="float">
            <text:p>-1.16092</text:p>
          </table:table-cell>
          <table:table-cell office:value-type="float" office:value="-1.07608" calcext:value-type="float">
            <text:p>-1.07608</text:p>
          </table:table-cell>
          <table:table-cell office:value-type="float" office:value="-0.99093997" calcext:value-type="float">
            <text:p>-0.99093997</text:p>
          </table:table-cell>
          <table:table-cell office:value-type="float" office:value="-0.89693999" calcext:value-type="float">
            <text:p>-0.89693999</text:p>
          </table:table-cell>
          <table:table-cell office:value-type="float" office:value="-0.80111003" calcext:value-type="float">
            <text:p>-0.80111003</text:p>
          </table:table-cell>
        </table:table-row>
        <table:table-row table:style-name="ro1">
          <table:table-cell office:value-type="float" office:value="-1.23814" calcext:value-type="float">
            <text:p>-1.23814</text:p>
          </table:table-cell>
          <table:table-cell office:value-type="float" office:value="-1.16031" calcext:value-type="float">
            <text:p>-1.16031</text:p>
          </table:table-cell>
          <table:table-cell office:value-type="float" office:value="-1.07547" calcext:value-type="float">
            <text:p>-1.07547</text:p>
          </table:table-cell>
          <table:table-cell office:value-type="float" office:value="-0.99032998" calcext:value-type="float">
            <text:p>-0.99032998</text:p>
          </table:table-cell>
          <table:table-cell office:value-type="float" office:value="-0.89633" calcext:value-type="float">
            <text:p>-0.89633</text:p>
          </table:table-cell>
          <table:table-cell office:value-type="float" office:value="-0.80080998" calcext:value-type="float">
            <text:p>-0.80080998</text:p>
          </table:table-cell>
        </table:table-row>
        <table:table-row table:style-name="ro1">
          <table:table-cell office:value-type="float" office:value="-1.23753" calcext:value-type="float">
            <text:p>-1.23753</text:p>
          </table:table-cell>
          <table:table-cell office:value-type="float" office:value="-1.1597" calcext:value-type="float">
            <text:p>-1.1597</text:p>
          </table:table-cell>
          <table:table-cell office:value-type="float" office:value="-1.07486" calcext:value-type="float">
            <text:p>-1.07486</text:p>
          </table:table-cell>
          <table:table-cell office:value-type="float" office:value="-0.98971999" calcext:value-type="float">
            <text:p>-0.98971999</text:p>
          </table:table-cell>
          <table:table-cell office:value-type="float" office:value="-0.89572001" calcext:value-type="float">
            <text:p>-0.89572001</text:p>
          </table:table-cell>
          <table:table-cell office:value-type="float" office:value="-0.80019999" calcext:value-type="float">
            <text:p>-0.80019999</text:p>
          </table:table-cell>
        </table:table-row>
        <table:table-row table:style-name="ro1">
          <table:table-cell office:value-type="float" office:value="-1.23692" calcext:value-type="float">
            <text:p>-1.23692</text:p>
          </table:table-cell>
          <table:table-cell office:value-type="float" office:value="-1.15879" calcext:value-type="float">
            <text:p>-1.15879</text:p>
          </table:table-cell>
          <table:table-cell office:value-type="float" office:value="-1.07425" calcext:value-type="float">
            <text:p>-1.07425</text:p>
          </table:table-cell>
          <table:table-cell office:value-type="float" office:value="-0.98909998" calcext:value-type="float">
            <text:p>-0.98909998</text:p>
          </table:table-cell>
          <table:table-cell office:value-type="float" office:value="-0.89511001" calcext:value-type="float">
            <text:p>-0.89511001</text:p>
          </table:table-cell>
          <table:table-cell office:value-type="float" office:value="-0.79927999" calcext:value-type="float">
            <text:p>-0.79927999</text:p>
          </table:table-cell>
        </table:table-row>
        <table:table-row table:style-name="ro1">
          <table:table-cell office:value-type="float" office:value="-1.2363" calcext:value-type="float">
            <text:p>-1.2363</text:p>
          </table:table-cell>
          <table:table-cell office:value-type="float" office:value="-1.15818" calcext:value-type="float">
            <text:p>-1.15818</text:p>
          </table:table-cell>
          <table:table-cell office:value-type="float" office:value="-1.0733401" calcext:value-type="float">
            <text:p>-1.0733401</text:p>
          </table:table-cell>
          <table:table-cell office:value-type="float" office:value="-0.98848999" calcext:value-type="float">
            <text:p>-0.98848999</text:p>
          </table:table-cell>
          <table:table-cell office:value-type="float" office:value="-0.89450002" calcext:value-type="float">
            <text:p>-0.89450002</text:p>
          </table:table-cell>
          <table:table-cell office:value-type="float" office:value="-0.79896998" calcext:value-type="float">
            <text:p>-0.79896998</text:p>
          </table:table-cell>
        </table:table-row>
        <table:table-row table:style-name="ro1">
          <table:table-cell office:value-type="float" office:value="-1.23569" calcext:value-type="float">
            <text:p>-1.23569</text:p>
          </table:table-cell>
          <table:table-cell office:value-type="float" office:value="-1.15757" calcext:value-type="float">
            <text:p>-1.15757</text:p>
          </table:table-cell>
          <table:table-cell office:value-type="float" office:value="-1.07212" calcext:value-type="float">
            <text:p>-1.07212</text:p>
          </table:table-cell>
          <table:table-cell office:value-type="float" office:value="-0.98787999" calcext:value-type="float">
            <text:p>-0.98787999</text:p>
          </table:table-cell>
          <table:table-cell office:value-type="float" office:value="-0.89389002" calcext:value-type="float">
            <text:p>-0.89389002</text:p>
          </table:table-cell>
          <table:table-cell office:value-type="float" office:value="-0.79835999" calcext:value-type="float">
            <text:p>-0.79835999</text:p>
          </table:table-cell>
        </table:table-row>
        <table:table-row table:style-name="ro1">
          <table:table-cell office:value-type="float" office:value="-1.23508" calcext:value-type="float">
            <text:p>-1.23508</text:p>
          </table:table-cell>
          <table:table-cell office:value-type="float" office:value="-1.15696" calcext:value-type="float">
            <text:p>-1.15696</text:p>
          </table:table-cell>
          <table:table-cell office:value-type="float" office:value="-1.07181" calcext:value-type="float">
            <text:p>-1.07181</text:p>
          </table:table-cell>
          <table:table-cell office:value-type="float" office:value="-0.98727" calcext:value-type="float">
            <text:p>-0.98727</text:p>
          </table:table-cell>
          <table:table-cell office:value-type="float" office:value="-0.89297003" calcext:value-type="float">
            <text:p>-0.89297003</text:p>
          </table:table-cell>
          <table:table-cell office:value-type="float" office:value="-0.79745001" calcext:value-type="float">
            <text:p>-0.79745001</text:p>
          </table:table-cell>
        </table:table-row>
        <table:table-row table:style-name="ro1">
          <table:table-cell office:value-type="float" office:value="-1.23447" calcext:value-type="float">
            <text:p>-1.23447</text:p>
          </table:table-cell>
          <table:table-cell office:value-type="float" office:value="-1.15635" calcext:value-type="float">
            <text:p>-1.15635</text:p>
          </table:table-cell>
          <table:table-cell office:value-type="float" office:value="-1.0712" calcext:value-type="float">
            <text:p>-1.0712</text:p>
          </table:table-cell>
          <table:table-cell office:value-type="float" office:value="-0.98666" calcext:value-type="float">
            <text:p>-0.98666</text:p>
          </table:table-cell>
          <table:table-cell office:value-type="float" office:value="-0.89205998" calcext:value-type="float">
            <text:p>-0.89205998</text:p>
          </table:table-cell>
          <table:table-cell office:value-type="float" office:value="-0.79684001" calcext:value-type="float">
            <text:p>-0.79684001</text:p>
          </table:table-cell>
        </table:table-row>
        <table:table-row table:style-name="ro1">
          <table:table-cell office:value-type="float" office:value="-1.23386" calcext:value-type="float">
            <text:p>-1.23386</text:p>
          </table:table-cell>
          <table:table-cell office:value-type="float" office:value="-1.15574" calcext:value-type="float">
            <text:p>-1.15574</text:p>
          </table:table-cell>
          <table:table-cell office:value-type="float" office:value="-1.07059" calcext:value-type="float">
            <text:p>-1.07059</text:p>
          </table:table-cell>
          <table:table-cell office:value-type="float" office:value="-0.98605001" calcext:value-type="float">
            <text:p>-0.98605001</text:p>
          </table:table-cell>
          <table:table-cell office:value-type="float" office:value="-0.89113998" calcext:value-type="float">
            <text:p>-0.89113998</text:p>
          </table:table-cell>
          <table:table-cell office:value-type="float" office:value="-0.79623002" calcext:value-type="float">
            <text:p>-0.79623002</text:p>
          </table:table-cell>
        </table:table-row>
        <table:table-row table:style-name="ro1">
          <table:table-cell office:value-type="float" office:value="-1.23325" calcext:value-type="float">
            <text:p>-1.23325</text:p>
          </table:table-cell>
          <table:table-cell office:value-type="float" office:value="-1.15513" calcext:value-type="float">
            <text:p>-1.15513</text:p>
          </table:table-cell>
          <table:table-cell office:value-type="float" office:value="-1.06998" calcext:value-type="float">
            <text:p>-1.06998</text:p>
          </table:table-cell>
          <table:table-cell office:value-type="float" office:value="-0.98544002" calcext:value-type="float">
            <text:p>-0.98544002</text:p>
          </table:table-cell>
          <table:table-cell office:value-type="float" office:value="-0.89052999" calcext:value-type="float">
            <text:p>-0.89052999</text:p>
          </table:table-cell>
          <table:table-cell office:value-type="float" office:value="-0.79531002" calcext:value-type="float">
            <text:p>-0.79531002</text:p>
          </table:table-cell>
        </table:table-row>
        <table:table-row table:style-name="ro1">
          <table:table-cell office:value-type="float" office:value="-1.23234" calcext:value-type="float">
            <text:p>-1.23234</text:p>
          </table:table-cell>
          <table:table-cell office:value-type="float" office:value="-1.15421" calcext:value-type="float">
            <text:p>-1.15421</text:p>
          </table:table-cell>
          <table:table-cell office:value-type="float" office:value="-1.06937" calcext:value-type="float">
            <text:p>-1.06937</text:p>
          </table:table-cell>
          <table:table-cell office:value-type="float" office:value="-0.98483002" calcext:value-type="float">
            <text:p>-0.98483002</text:p>
          </table:table-cell>
          <table:table-cell office:value-type="float" office:value="-0.88992" calcext:value-type="float">
            <text:p>-0.88992</text:p>
          </table:table-cell>
          <table:table-cell office:value-type="float" office:value="-0.79439998" calcext:value-type="float">
            <text:p>-0.79439998</text:p>
          </table:table-cell>
        </table:table-row>
        <table:table-row table:style-name="ro1">
          <table:table-cell office:value-type="float" office:value="-1.23173" calcext:value-type="float">
            <text:p>-1.23173</text:p>
          </table:table-cell>
          <table:table-cell office:value-type="float" office:value="-1.15329" calcext:value-type="float">
            <text:p>-1.15329</text:p>
          </table:table-cell>
          <table:table-cell office:value-type="float" office:value="-1.06876" calcext:value-type="float">
            <text:p>-1.06876</text:p>
          </table:table-cell>
          <table:table-cell office:value-type="float" office:value="-0.98422003" calcext:value-type="float">
            <text:p>-0.98422003</text:p>
          </table:table-cell>
          <table:table-cell office:value-type="float" office:value="-0.88931" calcext:value-type="float">
            <text:p>-0.88931</text:p>
          </table:table-cell>
          <table:table-cell office:value-type="float" office:value="-0.79408997" calcext:value-type="float">
            <text:p>-0.79408997</text:p>
          </table:table-cell>
        </table:table-row>
        <table:table-row table:style-name="ro1">
          <table:table-cell office:value-type="float" office:value="-1.23112" calcext:value-type="float">
            <text:p>-1.23112</text:p>
          </table:table-cell>
          <table:table-cell office:value-type="float" office:value="-1.15268" calcext:value-type="float">
            <text:p>-1.15268</text:p>
          </table:table-cell>
          <table:table-cell office:value-type="float" office:value="-1.06815" calcext:value-type="float">
            <text:p>-1.06815</text:p>
          </table:table-cell>
          <table:table-cell office:value-type="float" office:value="-0.98360997" calcext:value-type="float">
            <text:p>-0.98360997</text:p>
          </table:table-cell>
          <table:table-cell office:value-type="float" office:value="-0.88870001" calcext:value-type="float">
            <text:p>-0.88870001</text:p>
          </table:table-cell>
          <table:table-cell office:value-type="float" office:value="-0.79317999" calcext:value-type="float">
            <text:p>-0.79317999</text:p>
          </table:table-cell>
        </table:table-row>
        <table:table-row table:style-name="ro1">
          <table:table-cell office:value-type="float" office:value="-1.23051" calcext:value-type="float">
            <text:p>-1.23051</text:p>
          </table:table-cell>
          <table:table-cell office:value-type="float" office:value="-1.15207" calcext:value-type="float">
            <text:p>-1.15207</text:p>
          </table:table-cell>
          <table:table-cell office:value-type="float" office:value="-1.06754" calcext:value-type="float">
            <text:p>-1.06754</text:p>
          </table:table-cell>
          <table:table-cell office:value-type="float" office:value="-0.98299998" calcext:value-type="float">
            <text:p>-0.98299998</text:p>
          </table:table-cell>
          <table:table-cell office:value-type="float" office:value="-0.88809001" calcext:value-type="float">
            <text:p>-0.88809001</text:p>
          </table:table-cell>
          <table:table-cell office:value-type="float" office:value="-0.79225999" calcext:value-type="float">
            <text:p>-0.79225999</text:p>
          </table:table-cell>
        </table:table-row>
        <table:table-row table:style-name="ro1">
          <table:table-cell office:value-type="float" office:value="-1.2299" calcext:value-type="float">
            <text:p>-1.2299</text:p>
          </table:table-cell>
          <table:table-cell office:value-type="float" office:value="-1.1514601" calcext:value-type="float">
            <text:p>-1.1514601</text:p>
          </table:table-cell>
          <table:table-cell office:value-type="float" office:value="-1.0669301" calcext:value-type="float">
            <text:p>-1.0669301</text:p>
          </table:table-cell>
          <table:table-cell office:value-type="float" office:value="-0.98238999" calcext:value-type="float">
            <text:p>-0.98238999</text:p>
          </table:table-cell>
          <table:table-cell office:value-type="float" office:value="-0.88717002" calcext:value-type="float">
            <text:p>-0.88717002</text:p>
          </table:table-cell>
          <table:table-cell office:value-type="float" office:value="-0.79133999" calcext:value-type="float">
            <text:p>-0.79133999</text:p>
          </table:table-cell>
        </table:table-row>
        <table:table-row table:style-name="ro1">
          <table:table-cell office:value-type="float" office:value="-1.2295901" calcext:value-type="float">
            <text:p>-1.2295901</text:p>
          </table:table-cell>
          <table:table-cell office:value-type="float" office:value="-1.1508501" calcext:value-type="float">
            <text:p>-1.1508501</text:p>
          </table:table-cell>
          <table:table-cell office:value-type="float" office:value="-1.0663199" calcext:value-type="float">
            <text:p>-1.0663199</text:p>
          </table:table-cell>
          <table:table-cell office:value-type="float" office:value="-0.98177999" calcext:value-type="float">
            <text:p>-0.98177999</text:p>
          </table:table-cell>
          <table:table-cell office:value-type="float" office:value="-0.88625997" calcext:value-type="float">
            <text:p>-0.88625997</text:p>
          </table:table-cell>
          <table:table-cell office:value-type="float" office:value="-0.79073" calcext:value-type="float">
            <text:p>-0.79073</text:p>
          </table:table-cell>
        </table:table-row>
        <table:table-row table:style-name="ro1">
          <table:table-cell office:value-type="float" office:value="-1.2289799" calcext:value-type="float">
            <text:p>-1.2289799</text:p>
          </table:table-cell>
          <table:table-cell office:value-type="float" office:value="-1.14994" calcext:value-type="float">
            <text:p>-1.14994</text:p>
          </table:table-cell>
          <table:table-cell office:value-type="float" office:value="-1.0657099" calcext:value-type="float">
            <text:p>-1.0657099</text:p>
          </table:table-cell>
          <table:table-cell office:value-type="float" office:value="-0.98085999" calcext:value-type="float">
            <text:p>-0.98085999</text:p>
          </table:table-cell>
          <table:table-cell office:value-type="float" office:value="-0.88533998" calcext:value-type="float">
            <text:p>-0.88533998</text:p>
          </table:table-cell>
          <table:table-cell office:value-type="float" office:value="-0.79012001" calcext:value-type="float">
            <text:p>-0.79012001</text:p>
          </table:table-cell>
        </table:table-row>
        <table:table-row table:style-name="ro1">
          <table:table-cell office:value-type="float" office:value="-1.22837" calcext:value-type="float">
            <text:p>-1.22837</text:p>
          </table:table-cell>
          <table:table-cell office:value-type="float" office:value="-1.14933" calcext:value-type="float">
            <text:p>-1.14933</text:p>
          </table:table-cell>
          <table:table-cell office:value-type="float" office:value="-1.0651" calcext:value-type="float">
            <text:p>-1.0651</text:p>
          </table:table-cell>
          <table:table-cell office:value-type="float" office:value="-0.97995001" calcext:value-type="float">
            <text:p>-0.97995001</text:p>
          </table:table-cell>
          <table:table-cell office:value-type="float" office:value="-0.88472998" calcext:value-type="float">
            <text:p>-0.88472998</text:p>
          </table:table-cell>
          <table:table-cell office:value-type="float" office:value="-0.78921002" calcext:value-type="float">
            <text:p>-0.78921002</text:p>
          </table:table-cell>
        </table:table-row>
        <table:table-row table:style-name="ro1">
          <table:table-cell office:value-type="float" office:value="-1.22776" calcext:value-type="float">
            <text:p>-1.22776</text:p>
          </table:table-cell>
          <table:table-cell office:value-type="float" office:value="-1.14872" calcext:value-type="float">
            <text:p>-1.14872</text:p>
          </table:table-cell>
          <table:table-cell office:value-type="float" office:value="-1.06449" calcext:value-type="float">
            <text:p>-1.06449</text:p>
          </table:table-cell>
          <table:table-cell office:value-type="float" office:value="-0.97934002" calcext:value-type="float">
            <text:p>-0.97934002</text:p>
          </table:table-cell>
          <table:table-cell office:value-type="float" office:value="-0.88382" calcext:value-type="float">
            <text:p>-0.88382</text:p>
          </table:table-cell>
          <table:table-cell office:value-type="float" office:value="-0.78829002" calcext:value-type="float">
            <text:p>-0.78829002</text:p>
          </table:table-cell>
        </table:table-row>
        <table:table-row table:style-name="ro1">
          <table:table-cell office:value-type="float" office:value="-1.22684" calcext:value-type="float">
            <text:p>-1.22684</text:p>
          </table:table-cell>
          <table:table-cell office:value-type="float" office:value="-1.14811" calcext:value-type="float">
            <text:p>-1.14811</text:p>
          </table:table-cell>
          <table:table-cell office:value-type="float" office:value="-1.06388" calcext:value-type="float">
            <text:p>-1.06388</text:p>
          </table:table-cell>
          <table:table-cell office:value-type="float" office:value="-0.97873002" calcext:value-type="float">
            <text:p>-0.97873002</text:p>
          </table:table-cell>
          <table:table-cell office:value-type="float" office:value="-0.88321" calcext:value-type="float">
            <text:p>-0.88321</text:p>
          </table:table-cell>
          <table:table-cell office:value-type="float" office:value="-0.78767997" calcext:value-type="float">
            <text:p>-0.78767997</text:p>
          </table:table-cell>
        </table:table-row>
        <table:table-row table:style-name="ro1">
          <table:table-cell office:value-type="float" office:value="-1.22623" calcext:value-type="float">
            <text:p>-1.22623</text:p>
          </table:table-cell>
          <table:table-cell office:value-type="float" office:value="-1.1475" calcext:value-type="float">
            <text:p>-1.1475</text:p>
          </table:table-cell>
          <table:table-cell office:value-type="float" office:value="-1.06326" calcext:value-type="float">
            <text:p>-1.06326</text:p>
          </table:table-cell>
          <table:table-cell office:value-type="float" office:value="-0.97812003" calcext:value-type="float">
            <text:p>-0.97812003</text:p>
          </table:table-cell>
          <table:table-cell office:value-type="float" office:value="-0.88260001" calcext:value-type="float">
            <text:p>-0.88260001</text:p>
          </table:table-cell>
          <table:table-cell office:value-type="float" office:value="-0.78706998" calcext:value-type="float">
            <text:p>-0.78706998</text:p>
          </table:table-cell>
        </table:table-row>
        <table:table-row table:style-name="ro1">
          <table:table-cell office:value-type="float" office:value="-1.22562" calcext:value-type="float">
            <text:p>-1.22562</text:p>
          </table:table-cell>
          <table:table-cell office:value-type="float" office:value="-1.14689" calcext:value-type="float">
            <text:p>-1.14689</text:p>
          </table:table-cell>
          <table:table-cell office:value-type="float" office:value="-1.06265" calcext:value-type="float">
            <text:p>-1.06265</text:p>
          </table:table-cell>
          <table:table-cell office:value-type="float" office:value="-0.97750998" calcext:value-type="float">
            <text:p>-0.97750998</text:p>
          </table:table-cell>
          <table:table-cell office:value-type="float" office:value="-0.88168001" calcext:value-type="float">
            <text:p>-0.88168001</text:p>
          </table:table-cell>
          <table:table-cell office:value-type="float" office:value="-0.78645998" calcext:value-type="float">
            <text:p>-0.78645998</text:p>
          </table:table-cell>
        </table:table-row>
        <table:table-row table:style-name="ro1">
          <table:table-cell office:value-type="float" office:value="-1.22501" calcext:value-type="float">
            <text:p>-1.22501</text:p>
          </table:table-cell>
          <table:table-cell office:value-type="float" office:value="-1.1462801" calcext:value-type="float">
            <text:p>-1.1462801</text:p>
          </table:table-cell>
          <table:table-cell office:value-type="float" office:value="-1.06204" calcext:value-type="float">
            <text:p>-1.06204</text:p>
          </table:table-cell>
          <table:table-cell office:value-type="float" office:value="-0.97689998" calcext:value-type="float">
            <text:p>-0.97689998</text:p>
          </table:table-cell>
          <table:table-cell office:value-type="float" office:value="-0.88107002" calcext:value-type="float">
            <text:p>-0.88107002</text:p>
          </table:table-cell>
          <table:table-cell office:value-type="float" office:value="-0.78584999" calcext:value-type="float">
            <text:p>-0.78584999</text:p>
          </table:table-cell>
        </table:table-row>
        <table:table-row table:style-name="ro1">
          <table:table-cell office:value-type="float" office:value="-1.2244" calcext:value-type="float">
            <text:p>-1.2244</text:p>
          </table:table-cell>
          <table:table-cell office:value-type="float" office:value="-1.14536" calcext:value-type="float">
            <text:p>-1.14536</text:p>
          </table:table-cell>
          <table:table-cell office:value-type="float" office:value="-1.06143" calcext:value-type="float">
            <text:p>-1.06143</text:p>
          </table:table-cell>
          <table:table-cell office:value-type="float" office:value="-0.97628999" calcext:value-type="float">
            <text:p>-0.97628999</text:p>
          </table:table-cell>
          <table:table-cell office:value-type="float" office:value="-0.88046002" calcext:value-type="float">
            <text:p>-0.88046002</text:p>
          </table:table-cell>
          <table:table-cell office:value-type="float" office:value="-0.78523999" calcext:value-type="float">
            <text:p>-0.78523999</text:p>
          </table:table-cell>
        </table:table-row>
        <table:table-row table:style-name="ro1">
          <table:table-cell office:value-type="float" office:value="-1.22379" calcext:value-type="float">
            <text:p>-1.22379</text:p>
          </table:table-cell>
          <table:table-cell office:value-type="float" office:value="-1.14475" calcext:value-type="float">
            <text:p>-1.14475</text:p>
          </table:table-cell>
          <table:table-cell office:value-type="float" office:value="-1.06082" calcext:value-type="float">
            <text:p>-1.06082</text:p>
          </table:table-cell>
          <table:table-cell office:value-type="float" office:value="-0.97567999" calcext:value-type="float">
            <text:p>-0.97567999</text:p>
          </table:table-cell>
          <table:table-cell office:value-type="float" office:value="-0.87984997" calcext:value-type="float">
            <text:p>-0.87984997</text:p>
          </table:table-cell>
          <table:table-cell office:value-type="float" office:value="-0.78463" calcext:value-type="float">
            <text:p>-0.78463</text:p>
          </table:table-cell>
        </table:table-row>
        <table:table-row table:style-name="ro1">
          <table:table-cell office:value-type="float" office:value="-1.2231801" calcext:value-type="float">
            <text:p>-1.2231801</text:p>
          </table:table-cell>
          <table:table-cell office:value-type="float" office:value="-1.14414" calcext:value-type="float">
            <text:p>-1.14414</text:p>
          </table:table-cell>
          <table:table-cell office:value-type="float" office:value="-1.06021" calcext:value-type="float">
            <text:p>-1.06021</text:p>
          </table:table-cell>
          <table:table-cell office:value-type="float" office:value="-0.97507" calcext:value-type="float">
            <text:p>-0.97507</text:p>
          </table:table-cell>
          <table:table-cell office:value-type="float" office:value="-0.87892997" calcext:value-type="float">
            <text:p>-0.87892997</text:p>
          </table:table-cell>
          <table:table-cell office:value-type="float" office:value="-0.78402001" calcext:value-type="float">
            <text:p>-0.78402001</text:p>
          </table:table-cell>
        </table:table-row>
        <table:table-row table:style-name="ro1">
          <table:table-cell office:value-type="float" office:value="-1.2225699" calcext:value-type="float">
            <text:p>-1.2225699</text:p>
          </table:table-cell>
          <table:table-cell office:value-type="float" office:value="-1.14353" calcext:value-type="float">
            <text:p>-1.14353</text:p>
          </table:table-cell>
          <table:table-cell office:value-type="float" office:value="-1.0596" calcext:value-type="float">
            <text:p>-1.0596</text:p>
          </table:table-cell>
          <table:table-cell office:value-type="float" office:value="-0.97415" calcext:value-type="float">
            <text:p>-0.97415</text:p>
          </table:table-cell>
          <table:table-cell office:value-type="float" office:value="-0.87831998" calcext:value-type="float">
            <text:p>-0.87831998</text:p>
          </table:table-cell>
          <table:table-cell office:value-type="float" office:value="-0.78310001" calcext:value-type="float">
            <text:p>-0.78310001</text:p>
          </table:table-cell>
        </table:table-row>
        <table:table-row table:style-name="ro1">
          <table:table-cell office:value-type="float" office:value="-1.2219599" calcext:value-type="float">
            <text:p>-1.2219599</text:p>
          </table:table-cell>
          <table:table-cell office:value-type="float" office:value="-1.14292" calcext:value-type="float">
            <text:p>-1.14292</text:p>
          </table:table-cell>
          <table:table-cell office:value-type="float" office:value="-1.05899" calcext:value-type="float">
            <text:p>-1.05899</text:p>
          </table:table-cell>
          <table:table-cell office:value-type="float" office:value="-0.97324002" calcext:value-type="float">
            <text:p>-0.97324002</text:p>
          </table:table-cell>
          <table:table-cell office:value-type="float" office:value="-0.87740999" calcext:value-type="float">
            <text:p>-0.87740999</text:p>
          </table:table-cell>
          <table:table-cell office:value-type="float" office:value="-0.78249002" calcext:value-type="float">
            <text:p>-0.78249002</text:p>
          </table:table-cell>
        </table:table-row>
        <table:table-row table:style-name="ro1">
          <table:table-cell office:value-type="float" office:value="-1.22135" calcext:value-type="float">
            <text:p>-1.22135</text:p>
          </table:table-cell>
          <table:table-cell office:value-type="float" office:value="-1.14231" calcext:value-type="float">
            <text:p>-1.14231</text:p>
          </table:table-cell>
          <table:table-cell office:value-type="float" office:value="-1.05838" calcext:value-type="float">
            <text:p>-1.05838</text:p>
          </table:table-cell>
          <table:table-cell office:value-type="float" office:value="-0.97232002" calcext:value-type="float">
            <text:p>-0.97232002</text:p>
          </table:table-cell>
          <table:table-cell office:value-type="float" office:value="-0.87649" calcext:value-type="float">
            <text:p>-0.87649</text:p>
          </table:table-cell>
          <table:table-cell office:value-type="float" office:value="-0.78188002" calcext:value-type="float">
            <text:p>-0.78188002</text:p>
          </table:table-cell>
        </table:table-row>
        <table:table-row table:style-name="ro1">
          <table:table-cell office:value-type="float" office:value="-1.22074" calcext:value-type="float">
            <text:p>-1.22074</text:p>
          </table:table-cell>
          <table:table-cell office:value-type="float" office:value="-1.1417" calcext:value-type="float">
            <text:p>-1.1417</text:p>
          </table:table-cell>
          <table:table-cell office:value-type="float" office:value="-1.05777" calcext:value-type="float">
            <text:p>-1.05777</text:p>
          </table:table-cell>
          <table:table-cell office:value-type="float" office:value="-0.97171003" calcext:value-type="float">
            <text:p>-0.97171003</text:p>
          </table:table-cell>
          <table:table-cell office:value-type="float" office:value="-0.87588" calcext:value-type="float">
            <text:p>-0.87588</text:p>
          </table:table-cell>
          <table:table-cell office:value-type="float" office:value="-0.78096998" calcext:value-type="float">
            <text:p>-0.78096998</text:p>
          </table:table-cell>
        </table:table-row>
        <table:table-row table:style-name="ro1">
          <table:table-cell office:value-type="float" office:value="-1.21982" calcext:value-type="float">
            <text:p>-1.21982</text:p>
          </table:table-cell>
          <table:table-cell office:value-type="float" office:value="-1.14109" calcext:value-type="float">
            <text:p>-1.14109</text:p>
          </table:table-cell>
          <table:table-cell office:value-type="float" office:value="-1.05716" calcext:value-type="float">
            <text:p>-1.05716</text:p>
          </table:table-cell>
          <table:table-cell office:value-type="float" office:value="-0.97109997" calcext:value-type="float">
            <text:p>-0.97109997</text:p>
          </table:table-cell>
          <table:table-cell office:value-type="float" office:value="-0.87527001" calcext:value-type="float">
            <text:p>-0.87527001</text:p>
          </table:table-cell>
          <table:table-cell office:value-type="float" office:value="-0.78004998" calcext:value-type="float">
            <text:p>-0.78004998</text:p>
          </table:table-cell>
        </table:table-row>
        <table:table-row table:style-name="ro1">
          <table:table-cell office:value-type="float" office:value="-1.21891" calcext:value-type="float">
            <text:p>-1.21891</text:p>
          </table:table-cell>
          <table:table-cell office:value-type="float" office:value="-1.14048" calcext:value-type="float">
            <text:p>-1.14048</text:p>
          </table:table-cell>
          <table:table-cell office:value-type="float" office:value="-1.05655" calcext:value-type="float">
            <text:p>-1.05655</text:p>
          </table:table-cell>
          <table:table-cell office:value-type="float" office:value="-0.97048998" calcext:value-type="float">
            <text:p>-0.97048998</text:p>
          </table:table-cell>
          <table:table-cell office:value-type="float" office:value="-0.87466002" calcext:value-type="float">
            <text:p>-0.87466002</text:p>
          </table:table-cell>
          <table:table-cell office:value-type="float" office:value="-0.77943999" calcext:value-type="float">
            <text:p>-0.77943999</text:p>
          </table:table-cell>
        </table:table-row>
        <table:table-row table:style-name="ro1">
          <table:table-cell office:value-type="float" office:value="-1.2183" calcext:value-type="float">
            <text:p>-1.2183</text:p>
          </table:table-cell>
          <table:table-cell office:value-type="float" office:value="-1.13987" calcext:value-type="float">
            <text:p>-1.13987</text:p>
          </table:table-cell>
          <table:table-cell office:value-type="float" office:value="-1.05594" calcext:value-type="float">
            <text:p>-1.05594</text:p>
          </table:table-cell>
          <table:table-cell office:value-type="float" office:value="-0.96987998" calcext:value-type="float">
            <text:p>-0.96987998</text:p>
          </table:table-cell>
          <table:table-cell office:value-type="float" office:value="-0.87405002" calcext:value-type="float">
            <text:p>-0.87405002</text:p>
          </table:table-cell>
          <table:table-cell office:value-type="float" office:value="-0.77882999" calcext:value-type="float">
            <text:p>-0.77882999</text:p>
          </table:table-cell>
        </table:table-row>
        <table:table-row table:style-name="ro1">
          <table:table-cell office:value-type="float" office:value="-1.21769" calcext:value-type="float">
            <text:p>-1.21769</text:p>
          </table:table-cell>
          <table:table-cell office:value-type="float" office:value="-1.1392601" calcext:value-type="float">
            <text:p>-1.1392601</text:p>
          </table:table-cell>
          <table:table-cell office:value-type="float" office:value="-1.05533" calcext:value-type="float">
            <text:p>-1.05533</text:p>
          </table:table-cell>
          <table:table-cell office:value-type="float" office:value="-0.96895999" calcext:value-type="float">
            <text:p>-0.96895999</text:p>
          </table:table-cell>
          <table:table-cell office:value-type="float" office:value="-0.87344003" calcext:value-type="float">
            <text:p>-0.87344003</text:p>
          </table:table-cell>
          <table:table-cell office:value-type="float" office:value="-0.77822" calcext:value-type="float">
            <text:p>-0.77822</text:p>
          </table:table-cell>
        </table:table-row>
        <table:table-row table:style-name="ro1">
          <table:table-cell office:value-type="float" office:value="-1.21708" calcext:value-type="float">
            <text:p>-1.21708</text:p>
          </table:table-cell>
          <table:table-cell office:value-type="float" office:value="-1.1386499" calcext:value-type="float">
            <text:p>-1.1386499</text:p>
          </table:table-cell>
          <table:table-cell office:value-type="float" office:value="-1.05472" calcext:value-type="float">
            <text:p>-1.05472</text:p>
          </table:table-cell>
          <table:table-cell office:value-type="float" office:value="-0.96805" calcext:value-type="float">
            <text:p>-0.96805</text:p>
          </table:table-cell>
          <table:table-cell office:value-type="float" office:value="-0.87282997" calcext:value-type="float">
            <text:p>-0.87282997</text:p>
          </table:table-cell>
          <table:table-cell office:value-type="float" office:value="-0.77761" calcext:value-type="float">
            <text:p>-0.77761</text:p>
          </table:table-cell>
        </table:table-row>
        <table:table-row table:style-name="ro1">
          <table:table-cell office:value-type="float" office:value="-1.21647" calcext:value-type="float">
            <text:p>-1.21647</text:p>
          </table:table-cell>
          <table:table-cell office:value-type="float" office:value="-1.1380399" calcext:value-type="float">
            <text:p>-1.1380399</text:p>
          </table:table-cell>
          <table:table-cell office:value-type="float" office:value="-1.0541101" calcext:value-type="float">
            <text:p>-1.0541101</text:p>
          </table:table-cell>
          <table:table-cell office:value-type="float" office:value="-0.96713001" calcext:value-type="float">
            <text:p>-0.96713001</text:p>
          </table:table-cell>
          <table:table-cell office:value-type="float" office:value="-0.87190998" calcext:value-type="float">
            <text:p>-0.87190998</text:p>
          </table:table-cell>
          <table:table-cell office:value-type="float" office:value="-0.77670002" calcext:value-type="float">
            <text:p>-0.77670002</text:p>
          </table:table-cell>
        </table:table-row>
        <table:table-row table:style-name="ro1">
          <table:table-cell office:value-type="float" office:value="-1.2155499" calcext:value-type="float">
            <text:p>-1.2155499</text:p>
          </table:table-cell>
          <table:table-cell office:value-type="float" office:value="-1.1374201" calcext:value-type="float">
            <text:p>-1.1374201</text:p>
          </table:table-cell>
          <table:table-cell office:value-type="float" office:value="-1.0535001" calcext:value-type="float">
            <text:p>-1.0535001</text:p>
          </table:table-cell>
          <table:table-cell office:value-type="float" office:value="-0.96622002" calcext:value-type="float">
            <text:p>-0.96622002</text:p>
          </table:table-cell>
          <table:table-cell office:value-type="float" office:value="-0.87129998" calcext:value-type="float">
            <text:p>-0.87129998</text:p>
          </table:table-cell>
          <table:table-cell office:value-type="float" office:value="-0.77609003" calcext:value-type="float">
            <text:p>-0.77609003</text:p>
          </table:table-cell>
        </table:table-row>
        <table:table-row table:style-name="ro1">
          <table:table-cell office:value-type="float" office:value="-1.21464" calcext:value-type="float">
            <text:p>-1.21464</text:p>
          </table:table-cell>
          <table:table-cell office:value-type="float" office:value="-1.1368099" calcext:value-type="float">
            <text:p>-1.1368099</text:p>
          </table:table-cell>
          <table:table-cell office:value-type="float" office:value="-1.0528899" calcext:value-type="float">
            <text:p>-1.0528899</text:p>
          </table:table-cell>
          <table:table-cell office:value-type="float" office:value="-0.96561003" calcext:value-type="float">
            <text:p>-0.96561003</text:p>
          </table:table-cell>
          <table:table-cell office:value-type="float" office:value="-0.87039" calcext:value-type="float">
            <text:p>-0.87039</text:p>
          </table:table-cell>
          <table:table-cell office:value-type="float" office:value="-0.77547997" calcext:value-type="float">
            <text:p>-0.77547997</text:p>
          </table:table-cell>
        </table:table-row>
        <table:table-row table:style-name="ro1">
          <table:table-cell office:value-type="float" office:value="-1.21403" calcext:value-type="float">
            <text:p>-1.21403</text:p>
          </table:table-cell>
          <table:table-cell office:value-type="float" office:value="-1.1359" calcext:value-type="float">
            <text:p>-1.1359</text:p>
          </table:table-cell>
          <table:table-cell office:value-type="float" office:value="-1.0522799" calcext:value-type="float">
            <text:p>-1.0522799</text:p>
          </table:table-cell>
          <table:table-cell office:value-type="float" office:value="-0.96499997" calcext:value-type="float">
            <text:p>-0.96499997</text:p>
          </table:table-cell>
          <table:table-cell office:value-type="float" office:value="-0.86978" calcext:value-type="float">
            <text:p>-0.86978</text:p>
          </table:table-cell>
          <table:table-cell office:value-type="float" office:value="-0.77486002" calcext:value-type="float">
            <text:p>-0.77486002</text:p>
          </table:table-cell>
        </table:table-row>
        <table:table-row table:style-name="ro1">
          <table:table-cell office:value-type="float" office:value="-1.21311" calcext:value-type="float">
            <text:p>-1.21311</text:p>
          </table:table-cell>
          <table:table-cell office:value-type="float" office:value="-1.13529" calcext:value-type="float">
            <text:p>-1.13529</text:p>
          </table:table-cell>
          <table:table-cell office:value-type="float" office:value="-1.05167" calcext:value-type="float">
            <text:p>-1.05167</text:p>
          </table:table-cell>
          <table:table-cell office:value-type="float" office:value="-0.96407998" calcext:value-type="float">
            <text:p>-0.96407998</text:p>
          </table:table-cell>
          <table:table-cell office:value-type="float" office:value="-0.86917001" calcext:value-type="float">
            <text:p>-0.86917001</text:p>
          </table:table-cell>
          <table:table-cell office:value-type="float" office:value="-0.77394998" calcext:value-type="float">
            <text:p>-0.77394998</text:p>
          </table:table-cell>
        </table:table-row>
        <table:table-row table:style-name="ro1">
          <table:table-cell office:value-type="float" office:value="-1.2125" calcext:value-type="float">
            <text:p>-1.2125</text:p>
          </table:table-cell>
          <table:table-cell office:value-type="float" office:value="-1.13468" calcext:value-type="float">
            <text:p>-1.13468</text:p>
          </table:table-cell>
          <table:table-cell office:value-type="float" office:value="-1.05106" calcext:value-type="float">
            <text:p>-1.05106</text:p>
          </table:table-cell>
          <table:table-cell office:value-type="float" office:value="-0.96346998" calcext:value-type="float">
            <text:p>-0.96346998</text:p>
          </table:table-cell>
          <table:table-cell office:value-type="float" office:value="-0.86856002" calcext:value-type="float">
            <text:p>-0.86856002</text:p>
          </table:table-cell>
          <table:table-cell office:value-type="float" office:value="-0.77302998" calcext:value-type="float">
            <text:p>-0.77302998</text:p>
          </table:table-cell>
        </table:table-row>
        <table:table-row table:style-name="ro1">
          <table:table-cell office:value-type="float" office:value="-1.21189" calcext:value-type="float">
            <text:p>-1.21189</text:p>
          </table:table-cell>
          <table:table-cell office:value-type="float" office:value="-1.13407" calcext:value-type="float">
            <text:p>-1.13407</text:p>
          </table:table-cell>
          <table:table-cell office:value-type="float" office:value="-1.05045" calcext:value-type="float">
            <text:p>-1.05045</text:p>
          </table:table-cell>
          <table:table-cell office:value-type="float" office:value="-0.96285999" calcext:value-type="float">
            <text:p>-0.96285999</text:p>
          </table:table-cell>
          <table:table-cell office:value-type="float" office:value="-0.86795002" calcext:value-type="float">
            <text:p>-0.86795002</text:p>
          </table:table-cell>
          <table:table-cell office:value-type="float" office:value="-0.77241999" calcext:value-type="float">
            <text:p>-0.77241999</text:p>
          </table:table-cell>
        </table:table-row>
        <table:table-row table:style-name="ro1">
          <table:table-cell office:value-type="float" office:value="-1.21128" calcext:value-type="float">
            <text:p>-1.21128</text:p>
          </table:table-cell>
          <table:table-cell office:value-type="float" office:value="-1.13346" calcext:value-type="float">
            <text:p>-1.13346</text:p>
          </table:table-cell>
          <table:table-cell office:value-type="float" office:value="-1.04984" calcext:value-type="float">
            <text:p>-1.04984</text:p>
          </table:table-cell>
          <table:table-cell office:value-type="float" office:value="-0.96224999" calcext:value-type="float">
            <text:p>-0.96224999</text:p>
          </table:table-cell>
          <table:table-cell office:value-type="float" office:value="-0.86703002" calcext:value-type="float">
            <text:p>-0.86703002</text:p>
          </table:table-cell>
          <table:table-cell office:value-type="float" office:value="-0.77151" calcext:value-type="float">
            <text:p>-0.77151</text:p>
          </table:table-cell>
        </table:table-row>
        <table:table-row table:style-name="ro1">
          <table:table-cell office:value-type="float" office:value="-1.21067" calcext:value-type="float">
            <text:p>-1.21067</text:p>
          </table:table-cell>
          <table:table-cell office:value-type="float" office:value="-1.1328501" calcext:value-type="float">
            <text:p>-1.1328501</text:p>
          </table:table-cell>
          <table:table-cell office:value-type="float" office:value="-1.04923" calcext:value-type="float">
            <text:p>-1.04923</text:p>
          </table:table-cell>
          <table:table-cell office:value-type="float" office:value="-0.96164" calcext:value-type="float">
            <text:p>-0.96164</text:p>
          </table:table-cell>
          <table:table-cell office:value-type="float" office:value="-0.86641997" calcext:value-type="float">
            <text:p>-0.86641997</text:p>
          </table:table-cell>
          <table:table-cell office:value-type="float" office:value="-0.77090001" calcext:value-type="float">
            <text:p>-0.77090001</text:p>
          </table:table-cell>
        </table:table-row>
        <table:table-row table:style-name="ro1">
          <table:table-cell office:value-type="float" office:value="-1.21006" calcext:value-type="float">
            <text:p>-1.21006</text:p>
          </table:table-cell>
          <table:table-cell office:value-type="float" office:value="-1.1322401" calcext:value-type="float">
            <text:p>-1.1322401</text:p>
          </table:table-cell>
          <table:table-cell office:value-type="float" office:value="-1.04862" calcext:value-type="float">
            <text:p>-1.04862</text:p>
          </table:table-cell>
          <table:table-cell office:value-type="float" office:value="-0.96072" calcext:value-type="float">
            <text:p>-0.96072</text:p>
          </table:table-cell>
          <table:table-cell office:value-type="float" office:value="-0.86580998" calcext:value-type="float">
            <text:p>-0.86580998</text:p>
          </table:table-cell>
          <table:table-cell office:value-type="float" office:value="-0.77029002" calcext:value-type="float">
            <text:p>-0.77029002</text:p>
          </table:table-cell>
        </table:table-row>
        <table:table-row table:style-name="ro1">
          <table:table-cell office:value-type="float" office:value="-1.20945" calcext:value-type="float">
            <text:p>-1.20945</text:p>
          </table:table-cell>
          <table:table-cell office:value-type="float" office:value="-1.1316299" calcext:value-type="float">
            <text:p>-1.1316299</text:p>
          </table:table-cell>
          <table:table-cell office:value-type="float" office:value="-1.04801" calcext:value-type="float">
            <text:p>-1.04801</text:p>
          </table:table-cell>
          <table:table-cell office:value-type="float" office:value="-0.95981002" calcext:value-type="float">
            <text:p>-0.95981002</text:p>
          </table:table-cell>
          <table:table-cell office:value-type="float" office:value="-0.86519998" calcext:value-type="float">
            <text:p>-0.86519998</text:p>
          </table:table-cell>
          <table:table-cell office:value-type="float" office:value="-0.76937002" calcext:value-type="float">
            <text:p>-0.76937002</text:p>
          </table:table-cell>
        </table:table-row>
        <table:table-row table:style-name="ro1">
          <table:table-cell office:value-type="float" office:value="-1.20884" calcext:value-type="float">
            <text:p>-1.20884</text:p>
          </table:table-cell>
          <table:table-cell office:value-type="float" office:value="-1.1310199" calcext:value-type="float">
            <text:p>-1.1310199</text:p>
          </table:table-cell>
          <table:table-cell office:value-type="float" office:value="-1.0474" calcext:value-type="float">
            <text:p>-1.0474</text:p>
          </table:table-cell>
          <table:table-cell office:value-type="float" office:value="-0.95920002" calcext:value-type="float">
            <text:p>-0.95920002</text:p>
          </table:table-cell>
          <table:table-cell office:value-type="float" office:value="-0.86458999" calcext:value-type="float">
            <text:p>-0.86458999</text:p>
          </table:table-cell>
          <table:table-cell office:value-type="float" office:value="-0.76845998" calcext:value-type="float">
            <text:p>-0.76845998</text:p>
          </table:table-cell>
        </table:table-row>
        <table:table-row table:style-name="ro1">
          <table:table-cell office:value-type="float" office:value="-1.20823" calcext:value-type="float">
            <text:p>-1.20823</text:p>
          </table:table-cell>
          <table:table-cell office:value-type="float" office:value="-1.13041" calcext:value-type="float">
            <text:p>-1.13041</text:p>
          </table:table-cell>
          <table:table-cell office:value-type="float" office:value="-1.04678" calcext:value-type="float">
            <text:p>-1.04678</text:p>
          </table:table-cell>
          <table:table-cell office:value-type="float" office:value="-0.95858997" calcext:value-type="float">
            <text:p>-0.95858997</text:p>
          </table:table-cell>
          <table:table-cell office:value-type="float" office:value="-0.86366999" calcext:value-type="float">
            <text:p>-0.86366999</text:p>
          </table:table-cell>
          <table:table-cell office:value-type="float" office:value="-0.76753998" calcext:value-type="float">
            <text:p>-0.76753998</text:p>
          </table:table-cell>
        </table:table-row>
        <table:table-row table:style-name="ro1">
          <table:table-cell office:value-type="float" office:value="-1.20762" calcext:value-type="float">
            <text:p>-1.20762</text:p>
          </table:table-cell>
          <table:table-cell office:value-type="float" office:value="-1.1298" calcext:value-type="float">
            <text:p>-1.1298</text:p>
          </table:table-cell>
          <table:table-cell office:value-type="float" office:value="-1.04617" calcext:value-type="float">
            <text:p>-1.04617</text:p>
          </table:table-cell>
          <table:table-cell office:value-type="float" office:value="-0.95797998" calcext:value-type="float">
            <text:p>-0.95797998</text:p>
          </table:table-cell>
          <table:table-cell office:value-type="float" office:value="-0.86306" calcext:value-type="float">
            <text:p>-0.86306</text:p>
          </table:table-cell>
          <table:table-cell office:value-type="float" office:value="-0.76692998" calcext:value-type="float">
            <text:p>-0.76692998</text:p>
          </table:table-cell>
        </table:table-row>
        <table:table-row table:style-name="ro1">
          <table:table-cell office:value-type="float" office:value="-1.2067" calcext:value-type="float">
            <text:p>-1.2067</text:p>
          </table:table-cell>
          <table:table-cell office:value-type="float" office:value="-1.12918" calcext:value-type="float">
            <text:p>-1.12918</text:p>
          </table:table-cell>
          <table:table-cell office:value-type="float" office:value="-1.04556" calcext:value-type="float">
            <text:p>-1.04556</text:p>
          </table:table-cell>
          <table:table-cell office:value-type="float" office:value="-0.95736998" calcext:value-type="float">
            <text:p>-0.95736998</text:p>
          </table:table-cell>
          <table:table-cell office:value-type="float" office:value="-0.86245" calcext:value-type="float">
            <text:p>-0.86245</text:p>
          </table:table-cell>
          <table:table-cell office:value-type="float" office:value="-0.76631999" calcext:value-type="float">
            <text:p>-0.76631999</text:p>
          </table:table-cell>
        </table:table-row>
        <table:table-row table:style-name="ro1">
          <table:table-cell office:value-type="float" office:value="-1.20579" calcext:value-type="float">
            <text:p>-1.20579</text:p>
          </table:table-cell>
          <table:table-cell office:value-type="float" office:value="-1.12857" calcext:value-type="float">
            <text:p>-1.12857</text:p>
          </table:table-cell>
          <table:table-cell office:value-type="float" office:value="-1.04495" calcext:value-type="float">
            <text:p>-1.04495</text:p>
          </table:table-cell>
          <table:table-cell office:value-type="float" office:value="-0.95675999" calcext:value-type="float">
            <text:p>-0.95675999</text:p>
          </table:table-cell>
          <table:table-cell office:value-type="float" office:value="-0.86184001" calcext:value-type="float">
            <text:p>-0.86184001</text:p>
          </table:table-cell>
          <table:table-cell office:value-type="float" office:value="-0.76571" calcext:value-type="float">
            <text:p>-0.76571</text:p>
          </table:table-cell>
        </table:table-row>
        <table:table-row table:style-name="ro1">
          <table:table-cell office:value-type="float" office:value="-1.20518" calcext:value-type="float">
            <text:p>-1.20518</text:p>
          </table:table-cell>
          <table:table-cell office:value-type="float" office:value="-1.12796" calcext:value-type="float">
            <text:p>-1.12796</text:p>
          </table:table-cell>
          <table:table-cell office:value-type="float" office:value="-1.04434" calcext:value-type="float">
            <text:p>-1.04434</text:p>
          </table:table-cell>
          <table:table-cell office:value-type="float" office:value="-0.95613998" calcext:value-type="float">
            <text:p>-0.95613998</text:p>
          </table:table-cell>
          <table:table-cell office:value-type="float" office:value="-0.86123002" calcext:value-type="float">
            <text:p>-0.86123002</text:p>
          </table:table-cell>
          <table:table-cell office:value-type="float" office:value="-0.7651" calcext:value-type="float">
            <text:p>-0.7651</text:p>
          </table:table-cell>
        </table:table-row>
        <table:table-row table:style-name="ro1">
          <table:table-cell office:value-type="float" office:value="-1.2045701" calcext:value-type="float">
            <text:p>-1.2045701</text:p>
          </table:table-cell>
          <table:table-cell office:value-type="float" office:value="-1.12735" calcext:value-type="float">
            <text:p>-1.12735</text:p>
          </table:table-cell>
          <table:table-cell office:value-type="float" office:value="-1.04373" calcext:value-type="float">
            <text:p>-1.04373</text:p>
          </table:table-cell>
          <table:table-cell office:value-type="float" office:value="-0.95523" calcext:value-type="float">
            <text:p>-0.95523</text:p>
          </table:table-cell>
          <table:table-cell office:value-type="float" office:value="-0.86062002" calcext:value-type="float">
            <text:p>-0.86062002</text:p>
          </table:table-cell>
          <table:table-cell office:value-type="float" office:value="-0.76449001" calcext:value-type="float">
            <text:p>-0.76449001</text:p>
          </table:table-cell>
        </table:table-row>
        <table:table-row table:style-name="ro1">
          <table:table-cell office:value-type="float" office:value="-1.2039599" calcext:value-type="float">
            <text:p>-1.2039599</text:p>
          </table:table-cell>
          <table:table-cell office:value-type="float" office:value="-1.12674" calcext:value-type="float">
            <text:p>-1.12674</text:p>
          </table:table-cell>
          <table:table-cell office:value-type="float" office:value="-1.04312" calcext:value-type="float">
            <text:p>-1.04312</text:p>
          </table:table-cell>
          <table:table-cell office:value-type="float" office:value="-0.95431" calcext:value-type="float">
            <text:p>-0.95431</text:p>
          </table:table-cell>
          <table:table-cell office:value-type="float" office:value="-0.86001003" calcext:value-type="float">
            <text:p>-0.86001003</text:p>
          </table:table-cell>
          <table:table-cell office:value-type="float" office:value="-0.76388001" calcext:value-type="float">
            <text:p>-0.76388001</text:p>
          </table:table-cell>
        </table:table-row>
        <table:table-row table:style-name="ro1">
          <table:table-cell office:value-type="float" office:value="-1.2033401" calcext:value-type="float">
            <text:p>-1.2033401</text:p>
          </table:table-cell>
          <table:table-cell office:value-type="float" office:value="-1.12613" calcext:value-type="float">
            <text:p>-1.12613</text:p>
          </table:table-cell>
          <table:table-cell office:value-type="float" office:value="-1.04251" calcext:value-type="float">
            <text:p>-1.04251</text:p>
          </table:table-cell>
          <table:table-cell office:value-type="float" office:value="-0.95370001" calcext:value-type="float">
            <text:p>-0.95370001</text:p>
          </table:table-cell>
          <table:table-cell office:value-type="float" office:value="-0.85939997" calcext:value-type="float">
            <text:p>-0.85939997</text:p>
          </table:table-cell>
          <table:table-cell office:value-type="float" office:value="-0.76327002" calcext:value-type="float">
            <text:p>-0.76327002</text:p>
          </table:table-cell>
        </table:table-row>
        <table:table-row table:style-name="ro1">
          <table:table-cell office:value-type="float" office:value="-1.20243" calcext:value-type="float">
            <text:p>-1.20243</text:p>
          </table:table-cell>
          <table:table-cell office:value-type="float" office:value="-1.12552" calcext:value-type="float">
            <text:p>-1.12552</text:p>
          </table:table-cell>
          <table:table-cell office:value-type="float" office:value="-1.0419" calcext:value-type="float">
            <text:p>-1.0419</text:p>
          </table:table-cell>
          <table:table-cell office:value-type="float" office:value="-0.95309001" calcext:value-type="float">
            <text:p>-0.95309001</text:p>
          </table:table-cell>
          <table:table-cell office:value-type="float" office:value="-0.85848999" calcext:value-type="float">
            <text:p>-0.85848999</text:p>
          </table:table-cell>
          <table:table-cell office:value-type="float" office:value="-0.76266003" calcext:value-type="float">
            <text:p>-0.76266003</text:p>
          </table:table-cell>
        </table:table-row>
        <table:table-row table:style-name="ro1">
          <table:table-cell office:value-type="float" office:value="-1.20151" calcext:value-type="float">
            <text:p>-1.20151</text:p>
          </table:table-cell>
          <table:table-cell office:value-type="float" office:value="-1.12491" calcext:value-type="float">
            <text:p>-1.12491</text:p>
          </table:table-cell>
          <table:table-cell office:value-type="float" office:value="-1.04129" calcext:value-type="float">
            <text:p>-1.04129</text:p>
          </table:table-cell>
          <table:table-cell office:value-type="float" office:value="-0.95248002" calcext:value-type="float">
            <text:p>-0.95248002</text:p>
          </table:table-cell>
          <table:table-cell office:value-type="float" office:value="-0.85756999" calcext:value-type="float">
            <text:p>-0.85756999</text:p>
          </table:table-cell>
          <table:table-cell office:value-type="float" office:value="-0.76174003" calcext:value-type="float">
            <text:p>-0.76174003</text:p>
          </table:table-cell>
        </table:table-row>
        <table:table-row table:style-name="ro1">
          <table:table-cell office:value-type="float" office:value="-1.2009" calcext:value-type="float">
            <text:p>-1.2009</text:p>
          </table:table-cell>
          <table:table-cell office:value-type="float" office:value="-1.1243" calcext:value-type="float">
            <text:p>-1.1243</text:p>
          </table:table-cell>
          <table:table-cell office:value-type="float" office:value="-1.0406801" calcext:value-type="float">
            <text:p>-1.0406801</text:p>
          </table:table-cell>
          <table:table-cell office:value-type="float" office:value="-0.95187002" calcext:value-type="float">
            <text:p>-0.95187002</text:p>
          </table:table-cell>
          <table:table-cell office:value-type="float" office:value="-0.85664999" calcext:value-type="float">
            <text:p>-0.85664999</text:p>
          </table:table-cell>
          <table:table-cell office:value-type="float" office:value="-0.76082999" calcext:value-type="float">
            <text:p>-0.76082999</text:p>
          </table:table-cell>
        </table:table-row>
        <table:table-row table:style-name="ro1">
          <table:table-cell office:value-type="float" office:value="-1.20029" calcext:value-type="float">
            <text:p>-1.20029</text:p>
          </table:table-cell>
          <table:table-cell office:value-type="float" office:value="-1.12369" calcext:value-type="float">
            <text:p>-1.12369</text:p>
          </table:table-cell>
          <table:table-cell office:value-type="float" office:value="-1.0400701" calcext:value-type="float">
            <text:p>-1.0400701</text:p>
          </table:table-cell>
          <table:table-cell office:value-type="float" office:value="-0.95125997" calcext:value-type="float">
            <text:p>-0.95125997</text:p>
          </table:table-cell>
          <table:table-cell office:value-type="float" office:value="-0.85604" calcext:value-type="float">
            <text:p>-0.85604</text:p>
          </table:table-cell>
          <table:table-cell office:value-type="float" office:value="-0.76021999" calcext:value-type="float">
            <text:p>-0.76021999</text:p>
          </table:table-cell>
        </table:table-row>
        <table:table-row table:style-name="ro1">
          <table:table-cell office:value-type="float" office:value="-1.19938" calcext:value-type="float">
            <text:p>-1.19938</text:p>
          </table:table-cell>
          <table:table-cell office:value-type="float" office:value="-1.12308" calcext:value-type="float">
            <text:p>-1.12308</text:p>
          </table:table-cell>
          <table:table-cell office:value-type="float" office:value="-1.0394599" calcext:value-type="float">
            <text:p>-1.0394599</text:p>
          </table:table-cell>
          <table:table-cell office:value-type="float" office:value="-0.95064998" calcext:value-type="float">
            <text:p>-0.95064998</text:p>
          </table:table-cell>
          <table:table-cell office:value-type="float" office:value="-0.85543001" calcext:value-type="float">
            <text:p>-0.85543001</text:p>
          </table:table-cell>
          <table:table-cell office:value-type="float" office:value="-0.75929999" calcext:value-type="float">
            <text:p>-0.75929999</text:p>
          </table:table-cell>
        </table:table-row>
        <table:table-row table:style-name="ro1">
          <table:table-cell office:value-type="float" office:value="-1.19846" calcext:value-type="float">
            <text:p>-1.19846</text:p>
          </table:table-cell>
          <table:table-cell office:value-type="float" office:value="-1.12247" calcext:value-type="float">
            <text:p>-1.12247</text:p>
          </table:table-cell>
          <table:table-cell office:value-type="float" office:value="-1.0388499" calcext:value-type="float">
            <text:p>-1.0388499</text:p>
          </table:table-cell>
          <table:table-cell office:value-type="float" office:value="-0.95003998" calcext:value-type="float">
            <text:p>-0.95003998</text:p>
          </table:table-cell>
          <table:table-cell office:value-type="float" office:value="-0.85482001" calcext:value-type="float">
            <text:p>-0.85482001</text:p>
          </table:table-cell>
          <table:table-cell office:value-type="float" office:value="-0.75838" calcext:value-type="float">
            <text:p>-0.75838</text:p>
          </table:table-cell>
        </table:table-row>
        <table:table-row table:style-name="ro1">
          <table:table-cell office:value-type="float" office:value="-1.1975501" calcext:value-type="float">
            <text:p>-1.1975501</text:p>
          </table:table-cell>
          <table:table-cell office:value-type="float" office:value="-1.12186" calcext:value-type="float">
            <text:p>-1.12186</text:p>
          </table:table-cell>
          <table:table-cell office:value-type="float" office:value="-1.03824" calcext:value-type="float">
            <text:p>-1.03824</text:p>
          </table:table-cell>
          <table:table-cell office:value-type="float" office:value="-0.94942999" calcext:value-type="float">
            <text:p>-0.94942999</text:p>
          </table:table-cell>
          <table:table-cell office:value-type="float" office:value="-0.85421002" calcext:value-type="float">
            <text:p>-0.85421002</text:p>
          </table:table-cell>
          <table:table-cell office:value-type="float" office:value="-0.75747001" calcext:value-type="float">
            <text:p>-0.75747001</text:p>
          </table:table-cell>
        </table:table-row>
        <table:table-row table:style-name="ro1">
          <table:table-cell office:value-type="float" office:value="-1.1969399" calcext:value-type="float">
            <text:p>-1.1969399</text:p>
          </table:table-cell>
          <table:table-cell office:value-type="float" office:value="-1.12125" calcext:value-type="float">
            <text:p>-1.12125</text:p>
          </table:table-cell>
          <table:table-cell office:value-type="float" office:value="-1.03763" calcext:value-type="float">
            <text:p>-1.03763</text:p>
          </table:table-cell>
          <table:table-cell office:value-type="float" office:value="-0.94852" calcext:value-type="float">
            <text:p>-0.94852</text:p>
          </table:table-cell>
          <table:table-cell office:value-type="float" office:value="-0.85329998" calcext:value-type="float">
            <text:p>-0.85329998</text:p>
          </table:table-cell>
          <table:table-cell office:value-type="float" office:value="-0.75686002" calcext:value-type="float">
            <text:p>-0.75686002</text:p>
          </table:table-cell>
        </table:table-row>
        <table:table-row table:style-name="ro1">
          <table:table-cell office:value-type="float" office:value="-1.19633" calcext:value-type="float">
            <text:p>-1.19633</text:p>
          </table:table-cell>
          <table:table-cell office:value-type="float" office:value="-1.12064" calcext:value-type="float">
            <text:p>-1.12064</text:p>
          </table:table-cell>
          <table:table-cell office:value-type="float" office:value="-1.03702" calcext:value-type="float">
            <text:p>-1.03702</text:p>
          </table:table-cell>
          <table:table-cell office:value-type="float" office:value="-0.94760001" calcext:value-type="float">
            <text:p>-0.94760001</text:p>
          </table:table-cell>
          <table:table-cell office:value-type="float" office:value="-0.85237998" calcext:value-type="float">
            <text:p>-0.85237998</text:p>
          </table:table-cell>
          <table:table-cell office:value-type="float" office:value="-0.75625002" calcext:value-type="float">
            <text:p>-0.75625002</text:p>
          </table:table-cell>
        </table:table-row>
        <table:table-row table:style-name="ro1">
          <table:table-cell office:value-type="float" office:value="-1.19572" calcext:value-type="float">
            <text:p>-1.19572</text:p>
          </table:table-cell>
          <table:table-cell office:value-type="float" office:value="-1.12003" calcext:value-type="float">
            <text:p>-1.12003</text:p>
          </table:table-cell>
          <table:table-cell office:value-type="float" office:value="-1.03641" calcext:value-type="float">
            <text:p>-1.03641</text:p>
          </table:table-cell>
          <table:table-cell office:value-type="float" office:value="-0.94668001" calcext:value-type="float">
            <text:p>-0.94668001</text:p>
          </table:table-cell>
          <table:table-cell office:value-type="float" office:value="-0.85176998" calcext:value-type="float">
            <text:p>-0.85176998</text:p>
          </table:table-cell>
          <table:table-cell office:value-type="float" office:value="-0.75533003" calcext:value-type="float">
            <text:p>-0.75533003</text:p>
          </table:table-cell>
        </table:table-row>
        <table:table-row table:style-name="ro1">
          <table:table-cell office:value-type="float" office:value="-1.1950999" calcext:value-type="float">
            <text:p>-1.1950999</text:p>
          </table:table-cell>
          <table:table-cell office:value-type="float" office:value="-1.1194201" calcext:value-type="float">
            <text:p>-1.1194201</text:p>
          </table:table-cell>
          <table:table-cell office:value-type="float" office:value="-1.0358" calcext:value-type="float">
            <text:p>-1.0358</text:p>
          </table:table-cell>
          <table:table-cell office:value-type="float" office:value="-0.94577003" calcext:value-type="float">
            <text:p>-0.94577003</text:p>
          </table:table-cell>
          <table:table-cell office:value-type="float" office:value="-0.85086" calcext:value-type="float">
            <text:p>-0.85086</text:p>
          </table:table-cell>
          <table:table-cell office:value-type="float" office:value="-0.75441998" calcext:value-type="float">
            <text:p>-0.75441998</text:p>
          </table:table-cell>
        </table:table-row>
        <table:table-row table:style-name="ro1">
          <table:table-cell office:value-type="float" office:value="-1.19449" calcext:value-type="float">
            <text:p>-1.19449</text:p>
          </table:table-cell>
          <table:table-cell office:value-type="float" office:value="-1.1188101" calcext:value-type="float">
            <text:p>-1.1188101</text:p>
          </table:table-cell>
          <table:table-cell office:value-type="float" office:value="-1.03519" calcext:value-type="float">
            <text:p>-1.03519</text:p>
          </table:table-cell>
          <table:table-cell office:value-type="float" office:value="-0.94485003" calcext:value-type="float">
            <text:p>-0.94485003</text:p>
          </table:table-cell>
          <table:table-cell office:value-type="float" office:value="-0.85025001" calcext:value-type="float">
            <text:p>-0.85025001</text:p>
          </table:table-cell>
          <table:table-cell office:value-type="float" office:value="-0.75380999" calcext:value-type="float">
            <text:p>-0.75380999</text:p>
          </table:table-cell>
        </table:table-row>
        <table:table-row table:style-name="ro1">
          <table:table-cell office:value-type="float" office:value="-1.19388" calcext:value-type="float">
            <text:p>-1.19388</text:p>
          </table:table-cell>
          <table:table-cell office:value-type="float" office:value="-1.1181999" calcext:value-type="float">
            <text:p>-1.1181999</text:p>
          </table:table-cell>
          <table:table-cell office:value-type="float" office:value="-1.03458" calcext:value-type="float">
            <text:p>-1.03458</text:p>
          </table:table-cell>
          <table:table-cell office:value-type="float" office:value="-0.94393998" calcext:value-type="float">
            <text:p>-0.94393998</text:p>
          </table:table-cell>
          <table:table-cell office:value-type="float" office:value="-0.84964001" calcext:value-type="float">
            <text:p>-0.84964001</text:p>
          </table:table-cell>
          <table:table-cell office:value-type="float" office:value="-0.75319999" calcext:value-type="float">
            <text:p>-0.75319999</text:p>
          </table:table-cell>
        </table:table-row>
        <table:table-row table:style-name="ro1">
          <table:table-cell office:value-type="float" office:value="-1.19327" calcext:value-type="float">
            <text:p>-1.19327</text:p>
          </table:table-cell>
          <table:table-cell office:value-type="float" office:value="-1.11759" calcext:value-type="float">
            <text:p>-1.11759</text:p>
          </table:table-cell>
          <table:table-cell office:value-type="float" office:value="-1.03397" calcext:value-type="float">
            <text:p>-1.03397</text:p>
          </table:table-cell>
          <table:table-cell office:value-type="float" office:value="-0.94332999" calcext:value-type="float">
            <text:p>-0.94332999</text:p>
          </table:table-cell>
          <table:table-cell office:value-type="float" office:value="-0.84872001" calcext:value-type="float">
            <text:p>-0.84872001</text:p>
          </table:table-cell>
          <table:table-cell office:value-type="float" office:value="-0.75228" calcext:value-type="float">
            <text:p>-0.75228</text:p>
          </table:table-cell>
        </table:table-row>
        <table:table-row table:style-name="ro1">
          <table:table-cell office:value-type="float" office:value="-1.19266" calcext:value-type="float">
            <text:p>-1.19266</text:p>
          </table:table-cell>
          <table:table-cell office:value-type="float" office:value="-1.11698" calcext:value-type="float">
            <text:p>-1.11698</text:p>
          </table:table-cell>
          <table:table-cell office:value-type="float" office:value="-1.03336" calcext:value-type="float">
            <text:p>-1.03336</text:p>
          </table:table-cell>
          <table:table-cell office:value-type="float" office:value="-0.94272" calcext:value-type="float">
            <text:p>-0.94272</text:p>
          </table:table-cell>
          <table:table-cell office:value-type="float" office:value="-0.84811002" calcext:value-type="float">
            <text:p>-0.84811002</text:p>
          </table:table-cell>
          <table:table-cell office:value-type="float" office:value="-0.75137001" calcext:value-type="float">
            <text:p>-0.75137001</text:p>
          </table:table-cell>
        </table:table-row>
        <table:table-row table:style-name="ro1">
          <table:table-cell office:value-type="float" office:value="-1.19175" calcext:value-type="float">
            <text:p>-1.19175</text:p>
          </table:table-cell>
          <table:table-cell office:value-type="float" office:value="-1.11606" calcext:value-type="float">
            <text:p>-1.11606</text:p>
          </table:table-cell>
          <table:table-cell office:value-type="float" office:value="-1.0324399" calcext:value-type="float">
            <text:p>-1.0324399</text:p>
          </table:table-cell>
          <table:table-cell office:value-type="float" office:value="-0.94211" calcext:value-type="float">
            <text:p>-0.94211</text:p>
          </table:table-cell>
          <table:table-cell office:value-type="float" office:value="-0.84719002" calcext:value-type="float">
            <text:p>-0.84719002</text:p>
          </table:table-cell>
          <table:table-cell office:value-type="float" office:value="-0.75076002" calcext:value-type="float">
            <text:p>-0.75076002</text:p>
          </table:table-cell>
        </table:table-row>
        <table:table-row table:style-name="ro1">
          <table:table-cell office:value-type="float" office:value="-1.19083" calcext:value-type="float">
            <text:p>-1.19083</text:p>
          </table:table-cell>
          <table:table-cell office:value-type="float" office:value="-1.11545" calcext:value-type="float">
            <text:p>-1.11545</text:p>
          </table:table-cell>
          <table:table-cell office:value-type="float" office:value="-1.03183" calcext:value-type="float">
            <text:p>-1.03183</text:p>
          </table:table-cell>
          <table:table-cell office:value-type="float" office:value="-0.94150001" calcext:value-type="float">
            <text:p>-0.94150001</text:p>
          </table:table-cell>
          <table:table-cell office:value-type="float" office:value="-0.84658003" calcext:value-type="float">
            <text:p>-0.84658003</text:p>
          </table:table-cell>
          <table:table-cell office:value-type="float" office:value="-0.75014001" calcext:value-type="float">
            <text:p>-0.75014001</text:p>
          </table:table-cell>
        </table:table-row>
        <table:table-row table:style-name="ro1">
          <table:table-cell office:value-type="float" office:value="-1.19022" calcext:value-type="float">
            <text:p>-1.19022</text:p>
          </table:table-cell>
          <table:table-cell office:value-type="float" office:value="-1.11484" calcext:value-type="float">
            <text:p>-1.11484</text:p>
          </table:table-cell>
          <table:table-cell office:value-type="float" office:value="-1.03122" calcext:value-type="float">
            <text:p>-1.03122</text:p>
          </table:table-cell>
          <table:table-cell office:value-type="float" office:value="-0.94089001" calcext:value-type="float">
            <text:p>-0.94089001</text:p>
          </table:table-cell>
          <table:table-cell office:value-type="float" office:value="-0.84566998" calcext:value-type="float">
            <text:p>-0.84566998</text:p>
          </table:table-cell>
          <table:table-cell office:value-type="float" office:value="-0.74953002" calcext:value-type="float">
            <text:p>-0.74953002</text:p>
          </table:table-cell>
        </table:table-row>
        <table:table-row table:style-name="ro1">
          <table:table-cell office:value-type="float" office:value="-1.18961" calcext:value-type="float">
            <text:p>-1.18961</text:p>
          </table:table-cell>
          <table:table-cell office:value-type="float" office:value="-1.11423" calcext:value-type="float">
            <text:p>-1.11423</text:p>
          </table:table-cell>
          <table:table-cell office:value-type="float" office:value="-1.03061" calcext:value-type="float">
            <text:p>-1.03061</text:p>
          </table:table-cell>
          <table:table-cell office:value-type="float" office:value="-0.94028002" calcext:value-type="float">
            <text:p>-0.94028002</text:p>
          </table:table-cell>
          <table:table-cell office:value-type="float" office:value="-0.84505999" calcext:value-type="float">
            <text:p>-0.84505999</text:p>
          </table:table-cell>
          <table:table-cell office:value-type="float" office:value="-0.74892002" calcext:value-type="float">
            <text:p>-0.74892002</text:p>
          </table:table-cell>
        </table:table-row>
        <table:table-row table:style-name="ro1">
          <table:table-cell office:value-type="float" office:value="-1.189" calcext:value-type="float">
            <text:p>-1.189</text:p>
          </table:table-cell>
          <table:table-cell office:value-type="float" office:value="-1.11362" calcext:value-type="float">
            <text:p>-1.11362</text:p>
          </table:table-cell>
          <table:table-cell office:value-type="float" office:value="-1.03" calcext:value-type="float">
            <text:p>-1.03</text:p>
          </table:table-cell>
          <table:table-cell office:value-type="float" office:value="-0.93966001" calcext:value-type="float">
            <text:p>-0.93966001</text:p>
          </table:table-cell>
          <table:table-cell office:value-type="float" office:value="-0.84445" calcext:value-type="float">
            <text:p>-0.84445</text:p>
          </table:table-cell>
          <table:table-cell office:value-type="float" office:value="-0.74831003" calcext:value-type="float">
            <text:p>-0.74831003</text:p>
          </table:table-cell>
        </table:table-row>
        <table:table-row table:style-name="ro1">
          <table:table-cell office:value-type="float" office:value="-1.18839" calcext:value-type="float">
            <text:p>-1.18839</text:p>
          </table:table-cell>
          <table:table-cell office:value-type="float" office:value="-1.11301" calcext:value-type="float">
            <text:p>-1.11301</text:p>
          </table:table-cell>
          <table:table-cell office:value-type="float" office:value="-1.02939" calcext:value-type="float">
            <text:p>-1.02939</text:p>
          </table:table-cell>
          <table:table-cell office:value-type="float" office:value="-0.93905002" calcext:value-type="float">
            <text:p>-0.93905002</text:p>
          </table:table-cell>
          <table:table-cell office:value-type="float" office:value="-0.84384" calcext:value-type="float">
            <text:p>-0.84384</text:p>
          </table:table-cell>
          <table:table-cell office:value-type="float" office:value="-0.74739999" calcext:value-type="float">
            <text:p>-0.74739999</text:p>
          </table:table-cell>
        </table:table-row>
        <table:table-row table:style-name="ro1">
          <table:table-cell office:value-type="float" office:value="-1.18778" calcext:value-type="float">
            <text:p>-1.18778</text:p>
          </table:table-cell>
          <table:table-cell office:value-type="float" office:value="-1.1124001" calcext:value-type="float">
            <text:p>-1.1124001</text:p>
          </table:table-cell>
          <table:table-cell office:value-type="float" office:value="-1.02878" calcext:value-type="float">
            <text:p>-1.02878</text:p>
          </table:table-cell>
          <table:table-cell office:value-type="float" office:value="-0.93844002" calcext:value-type="float">
            <text:p>-0.93844002</text:p>
          </table:table-cell>
          <table:table-cell office:value-type="float" office:value="-0.84292001" calcext:value-type="float">
            <text:p>-0.84292001</text:p>
          </table:table-cell>
          <table:table-cell office:value-type="float" office:value="-0.74647999" calcext:value-type="float">
            <text:p>-0.74647999</text:p>
          </table:table-cell>
        </table:table-row>
        <table:table-row table:style-name="ro1">
          <table:table-cell office:value-type="float" office:value="-1.18717" calcext:value-type="float">
            <text:p>-1.18717</text:p>
          </table:table-cell>
          <table:table-cell office:value-type="float" office:value="-1.1117899" calcext:value-type="float">
            <text:p>-1.1117899</text:p>
          </table:table-cell>
          <table:table-cell office:value-type="float" office:value="-1.02817" calcext:value-type="float">
            <text:p>-1.02817</text:p>
          </table:table-cell>
          <table:table-cell office:value-type="float" office:value="-0.93782997" calcext:value-type="float">
            <text:p>-0.93782997</text:p>
          </table:table-cell>
          <table:table-cell office:value-type="float" office:value="-0.84201002" calcext:value-type="float">
            <text:p>-0.84201002</text:p>
          </table:table-cell>
          <table:table-cell office:value-type="float" office:value="-0.74557" calcext:value-type="float">
            <text:p>-0.74557</text:p>
          </table:table-cell>
        </table:table-row>
        <table:table-row table:style-name="ro1">
          <table:table-cell office:value-type="float" office:value="-1.18625" calcext:value-type="float">
            <text:p>-1.18625</text:p>
          </table:table-cell>
          <table:table-cell office:value-type="float" office:value="-1.1111799" calcext:value-type="float">
            <text:p>-1.1111799</text:p>
          </table:table-cell>
          <table:table-cell office:value-type="float" office:value="-1.02756" calcext:value-type="float">
            <text:p>-1.02756</text:p>
          </table:table-cell>
          <table:table-cell office:value-type="float" office:value="-0.93721998" calcext:value-type="float">
            <text:p>-0.93721998</text:p>
          </table:table-cell>
          <table:table-cell office:value-type="float" office:value="-0.84140003" calcext:value-type="float">
            <text:p>-0.84140003</text:p>
          </table:table-cell>
          <table:table-cell office:value-type="float" office:value="-0.74465001" calcext:value-type="float">
            <text:p>-0.74465001</text:p>
          </table:table-cell>
        </table:table-row>
        <table:table-row table:style-name="ro1">
          <table:table-cell office:value-type="float" office:value="-1.18534" calcext:value-type="float">
            <text:p>-1.18534</text:p>
          </table:table-cell>
          <table:table-cell office:value-type="float" office:value="-1.11057" calcext:value-type="float">
            <text:p>-1.11057</text:p>
          </table:table-cell>
          <table:table-cell office:value-type="float" office:value="-1.02695" calcext:value-type="float">
            <text:p>-1.02695</text:p>
          </table:table-cell>
          <table:table-cell office:value-type="float" office:value="-0.93660998" calcext:value-type="float">
            <text:p>-0.93660998</text:p>
          </table:table-cell>
          <table:table-cell office:value-type="float" office:value="-0.84078002" calcext:value-type="float">
            <text:p>-0.84078002</text:p>
          </table:table-cell>
          <table:table-cell office:value-type="float" office:value="-0.74404001" calcext:value-type="float">
            <text:p>-0.74404001</text:p>
          </table:table-cell>
        </table:table-row>
        <table:table-row table:style-name="ro1">
          <table:table-cell office:value-type="float" office:value="-1.1847301" calcext:value-type="float">
            <text:p>-1.1847301</text:p>
          </table:table-cell>
          <table:table-cell office:value-type="float" office:value="-1.10996" calcext:value-type="float">
            <text:p>-1.10996</text:p>
          </table:table-cell>
          <table:table-cell office:value-type="float" office:value="-1.02634" calcext:value-type="float">
            <text:p>-1.02634</text:p>
          </table:table-cell>
          <table:table-cell office:value-type="float" office:value="-0.93599999" calcext:value-type="float">
            <text:p>-0.93599999</text:p>
          </table:table-cell>
          <table:table-cell office:value-type="float" office:value="-0.84017003" calcext:value-type="float">
            <text:p>-0.84017003</text:p>
          </table:table-cell>
          <table:table-cell office:value-type="float" office:value="-0.74343002" calcext:value-type="float">
            <text:p>-0.74343002</text:p>
          </table:table-cell>
        </table:table-row>
        <table:table-row table:style-name="ro1">
          <table:table-cell office:value-type="float" office:value="-1.1841201" calcext:value-type="float">
            <text:p>-1.1841201</text:p>
          </table:table-cell>
          <table:table-cell office:value-type="float" office:value="-1.10935" calcext:value-type="float">
            <text:p>-1.10935</text:p>
          </table:table-cell>
          <table:table-cell office:value-type="float" office:value="-1.02573" calcext:value-type="float">
            <text:p>-1.02573</text:p>
          </table:table-cell>
          <table:table-cell office:value-type="float" office:value="-0.93539" calcext:value-type="float">
            <text:p>-0.93539</text:p>
          </table:table-cell>
          <table:table-cell office:value-type="float" office:value="-0.83955997" calcext:value-type="float">
            <text:p>-0.83955997</text:p>
          </table:table-cell>
          <table:table-cell office:value-type="float" office:value="-0.74282002" calcext:value-type="float">
            <text:p>-0.74282002</text:p>
          </table:table-cell>
        </table:table-row>
        <table:table-row table:style-name="ro1">
          <table:table-cell office:value-type="float" office:value="-1.1835099" calcext:value-type="float">
            <text:p>-1.1835099</text:p>
          </table:table-cell>
          <table:table-cell office:value-type="float" office:value="-1.10874" calcext:value-type="float">
            <text:p>-1.10874</text:p>
          </table:table-cell>
          <table:table-cell office:value-type="float" office:value="-1.02481" calcext:value-type="float">
            <text:p>-1.02481</text:p>
          </table:table-cell>
          <table:table-cell office:value-type="float" office:value="-0.93448001" calcext:value-type="float">
            <text:p>-0.93448001</text:p>
          </table:table-cell>
          <table:table-cell office:value-type="float" office:value="-0.83894998" calcext:value-type="float">
            <text:p>-0.83894998</text:p>
          </table:table-cell>
          <table:table-cell office:value-type="float" office:value="-0.74220997" calcext:value-type="float">
            <text:p>-0.74220997</text:p>
          </table:table-cell>
        </table:table-row>
        <table:table-row table:style-name="ro1">
          <table:table-cell office:value-type="float" office:value="-1.1829" calcext:value-type="float">
            <text:p>-1.1829</text:p>
          </table:table-cell>
          <table:table-cell office:value-type="float" office:value="-1.10813" calcext:value-type="float">
            <text:p>-1.10813</text:p>
          </table:table-cell>
          <table:table-cell office:value-type="float" office:value="-1.0239" calcext:value-type="float">
            <text:p>-1.0239</text:p>
          </table:table-cell>
          <table:table-cell office:value-type="float" office:value="-0.93356001" calcext:value-type="float">
            <text:p>-0.93356001</text:p>
          </table:table-cell>
          <table:table-cell office:value-type="float" office:value="-0.83803999" calcext:value-type="float">
            <text:p>-0.83803999</text:p>
          </table:table-cell>
          <table:table-cell office:value-type="float" office:value="-0.74159998" calcext:value-type="float">
            <text:p>-0.74159998</text:p>
          </table:table-cell>
        </table:table-row>
        <table:table-row table:style-name="ro1">
          <table:table-cell office:value-type="float" office:value="-1.18229" calcext:value-type="float">
            <text:p>-1.18229</text:p>
          </table:table-cell>
          <table:table-cell office:value-type="float" office:value="-1.10752" calcext:value-type="float">
            <text:p>-1.10752</text:p>
          </table:table-cell>
          <table:table-cell office:value-type="float" office:value="-1.02329" calcext:value-type="float">
            <text:p>-1.02329</text:p>
          </table:table-cell>
          <table:table-cell office:value-type="float" office:value="-0.93265003" calcext:value-type="float">
            <text:p>-0.93265003</text:p>
          </table:table-cell>
          <table:table-cell office:value-type="float" office:value="-0.83743" calcext:value-type="float">
            <text:p>-0.83743</text:p>
          </table:table-cell>
          <table:table-cell office:value-type="float" office:value="-0.74098998" calcext:value-type="float">
            <text:p>-0.74098998</text:p>
          </table:table-cell>
        </table:table-row>
        <table:table-row table:style-name="ro1">
          <table:table-cell office:value-type="float" office:value="-1.18168" calcext:value-type="float">
            <text:p>-1.18168</text:p>
          </table:table-cell>
          <table:table-cell office:value-type="float" office:value="-1.10691" calcext:value-type="float">
            <text:p>-1.10691</text:p>
          </table:table-cell>
          <table:table-cell office:value-type="float" office:value="-1.02268" calcext:value-type="float">
            <text:p>-1.02268</text:p>
          </table:table-cell>
          <table:table-cell office:value-type="float" office:value="-0.93203998" calcext:value-type="float">
            <text:p>-0.93203998</text:p>
          </table:table-cell>
          <table:table-cell office:value-type="float" office:value="-0.83682001" calcext:value-type="float">
            <text:p>-0.83682001</text:p>
          </table:table-cell>
          <table:table-cell office:value-type="float" office:value="-0.74037999" calcext:value-type="float">
            <text:p>-0.74037999</text:p>
          </table:table-cell>
        </table:table-row>
        <table:table-row table:style-name="ro1">
          <table:table-cell office:value-type="float" office:value="-1.18107" calcext:value-type="float">
            <text:p>-1.18107</text:p>
          </table:table-cell>
          <table:table-cell office:value-type="float" office:value="-1.1063" calcext:value-type="float">
            <text:p>-1.1063</text:p>
          </table:table-cell>
          <table:table-cell office:value-type="float" office:value="-1.02206" calcext:value-type="float">
            <text:p>-1.02206</text:p>
          </table:table-cell>
          <table:table-cell office:value-type="float" office:value="-0.93142003" calcext:value-type="float">
            <text:p>-0.93142003</text:p>
          </table:table-cell>
          <table:table-cell office:value-type="float" office:value="-0.83590001" calcext:value-type="float">
            <text:p>-0.83590001</text:p>
          </table:table-cell>
          <table:table-cell office:value-type="float" office:value="-0.73977" calcext:value-type="float">
            <text:p>-0.73977</text:p>
          </table:table-cell>
        </table:table-row>
        <table:table-row table:style-name="ro1">
          <table:table-cell office:value-type="float" office:value="-1.18046" calcext:value-type="float">
            <text:p>-1.18046</text:p>
          </table:table-cell>
          <table:table-cell office:value-type="float" office:value="-1.10569" calcext:value-type="float">
            <text:p>-1.10569</text:p>
          </table:table-cell>
          <table:table-cell office:value-type="float" office:value="-1.02145" calcext:value-type="float">
            <text:p>-1.02145</text:p>
          </table:table-cell>
          <table:table-cell office:value-type="float" office:value="-0.93050998" calcext:value-type="float">
            <text:p>-0.93050998</text:p>
          </table:table-cell>
          <table:table-cell office:value-type="float" office:value="-0.83529001" calcext:value-type="float">
            <text:p>-0.83529001</text:p>
          </table:table-cell>
          <table:table-cell office:value-type="float" office:value="-0.73885" calcext:value-type="float">
            <text:p>-0.73885</text:p>
          </table:table-cell>
        </table:table-row>
        <table:table-row table:style-name="ro1">
          <table:table-cell office:value-type="float" office:value="-1.17954" calcext:value-type="float">
            <text:p>-1.17954</text:p>
          </table:table-cell>
          <table:table-cell office:value-type="float" office:value="-1.10508" calcext:value-type="float">
            <text:p>-1.10508</text:p>
          </table:table-cell>
          <table:table-cell office:value-type="float" office:value="-1.02084" calcext:value-type="float">
            <text:p>-1.02084</text:p>
          </table:table-cell>
          <table:table-cell office:value-type="float" office:value="-0.92958999" calcext:value-type="float">
            <text:p>-0.92958999</text:p>
          </table:table-cell>
          <table:table-cell office:value-type="float" office:value="-0.83437997" calcext:value-type="float">
            <text:p>-0.83437997</text:p>
          </table:table-cell>
          <table:table-cell office:value-type="float" office:value="-0.73824" calcext:value-type="float">
            <text:p>-0.73824</text:p>
          </table:table-cell>
        </table:table-row>
        <table:table-row table:style-name="ro1">
          <table:table-cell office:value-type="float" office:value="-1.17893" calcext:value-type="float">
            <text:p>-1.17893</text:p>
          </table:table-cell>
          <table:table-cell office:value-type="float" office:value="-1.10446" calcext:value-type="float">
            <text:p>-1.10446</text:p>
          </table:table-cell>
          <table:table-cell office:value-type="float" office:value="-1.0202301" calcext:value-type="float">
            <text:p>-1.0202301</text:p>
          </table:table-cell>
          <table:table-cell office:value-type="float" office:value="-0.92868" calcext:value-type="float">
            <text:p>-0.92868</text:p>
          </table:table-cell>
          <table:table-cell office:value-type="float" office:value="-0.83376998" calcext:value-type="float">
            <text:p>-0.83376998</text:p>
          </table:table-cell>
          <table:table-cell office:value-type="float" office:value="-0.73733002" calcext:value-type="float">
            <text:p>-0.73733002</text:p>
          </table:table-cell>
        </table:table-row>
        <table:table-row table:style-name="ro1">
          <table:table-cell office:value-type="float" office:value="-1.1783201" calcext:value-type="float">
            <text:p>-1.1783201</text:p>
          </table:table-cell>
          <table:table-cell office:value-type="float" office:value="-1.10385" calcext:value-type="float">
            <text:p>-1.10385</text:p>
          </table:table-cell>
          <table:table-cell office:value-type="float" office:value="-1.0196199" calcext:value-type="float">
            <text:p>-1.0196199</text:p>
          </table:table-cell>
          <table:table-cell office:value-type="float" office:value="-0.92776" calcext:value-type="float">
            <text:p>-0.92776</text:p>
          </table:table-cell>
          <table:table-cell office:value-type="float" office:value="-0.83315998" calcext:value-type="float">
            <text:p>-0.83315998</text:p>
          </table:table-cell>
          <table:table-cell office:value-type="float" office:value="-0.73672003" calcext:value-type="float">
            <text:p>-0.73672003</text:p>
          </table:table-cell>
        </table:table-row>
        <table:table-row table:style-name="ro1">
          <table:table-cell office:value-type="float" office:value="-1.1774" calcext:value-type="float">
            <text:p>-1.1774</text:p>
          </table:table-cell>
          <table:table-cell office:value-type="float" office:value="-1.10324" calcext:value-type="float">
            <text:p>-1.10324</text:p>
          </table:table-cell>
          <table:table-cell office:value-type="float" office:value="-1.0190099" calcext:value-type="float">
            <text:p>-1.0190099</text:p>
          </table:table-cell>
          <table:table-cell office:value-type="float" office:value="-0.92685002" calcext:value-type="float">
            <text:p>-0.92685002</text:p>
          </table:table-cell>
          <table:table-cell office:value-type="float" office:value="-0.83253998" calcext:value-type="float">
            <text:p>-0.83253998</text:p>
          </table:table-cell>
          <table:table-cell office:value-type="float" office:value="-0.73610997" calcext:value-type="float">
            <text:p>-0.73610997</text:p>
          </table:table-cell>
        </table:table-row>
        <table:table-row table:style-name="ro1">
          <table:table-cell office:value-type="float" office:value="-1.17679" calcext:value-type="float">
            <text:p>-1.17679</text:p>
          </table:table-cell>
          <table:table-cell office:value-type="float" office:value="-1.10263" calcext:value-type="float">
            <text:p>-1.10263</text:p>
          </table:table-cell>
          <table:table-cell office:value-type="float" office:value="-1.0184" calcext:value-type="float">
            <text:p>-1.0184</text:p>
          </table:table-cell>
          <table:table-cell office:value-type="float" office:value="-0.92593002" calcext:value-type="float">
            <text:p>-0.92593002</text:p>
          </table:table-cell>
          <table:table-cell office:value-type="float" office:value="-0.83192998" calcext:value-type="float">
            <text:p>-0.83192998</text:p>
          </table:table-cell>
          <table:table-cell office:value-type="float" office:value="-0.73549998" calcext:value-type="float">
            <text:p>-0.73549998</text:p>
          </table:table-cell>
        </table:table-row>
        <table:table-row table:style-name="ro1">
          <table:table-cell office:value-type="float" office:value="-1.17618" calcext:value-type="float">
            <text:p>-1.17618</text:p>
          </table:table-cell>
          <table:table-cell office:value-type="float" office:value="-1.10202" calcext:value-type="float">
            <text:p>-1.10202</text:p>
          </table:table-cell>
          <table:table-cell office:value-type="float" office:value="-1.01779" calcext:value-type="float">
            <text:p>-1.01779</text:p>
          </table:table-cell>
          <table:table-cell office:value-type="float" office:value="-0.92501998" calcext:value-type="float">
            <text:p>-0.92501998</text:p>
          </table:table-cell>
          <table:table-cell office:value-type="float" office:value="-0.83102" calcext:value-type="float">
            <text:p>-0.83102</text:p>
          </table:table-cell>
          <table:table-cell office:value-type="float" office:value="-0.73488998" calcext:value-type="float">
            <text:p>-0.73488998</text:p>
          </table:table-cell>
        </table:table-row>
        <table:table-row table:style-name="ro1">
          <table:table-cell office:value-type="float" office:value="-1.17557" calcext:value-type="float">
            <text:p>-1.17557</text:p>
          </table:table-cell>
          <table:table-cell office:value-type="float" office:value="-1.10141" calcext:value-type="float">
            <text:p>-1.10141</text:p>
          </table:table-cell>
          <table:table-cell office:value-type="float" office:value="-1.01718" calcext:value-type="float">
            <text:p>-1.01718</text:p>
          </table:table-cell>
          <table:table-cell office:value-type="float" office:value="-0.92440999" calcext:value-type="float">
            <text:p>-0.92440999</text:p>
          </table:table-cell>
          <table:table-cell office:value-type="float" office:value="-0.8301" calcext:value-type="float">
            <text:p>-0.8301</text:p>
          </table:table-cell>
          <table:table-cell office:value-type="float" office:value="-0.73396999" calcext:value-type="float">
            <text:p>-0.73396999</text:p>
          </table:table-cell>
        </table:table-row>
        <table:table-row table:style-name="ro1">
          <table:table-cell office:value-type="float" office:value="-1.17496" calcext:value-type="float">
            <text:p>-1.17496</text:p>
          </table:table-cell>
          <table:table-cell office:value-type="float" office:value="-1.1008" calcext:value-type="float">
            <text:p>-1.1008</text:p>
          </table:table-cell>
          <table:table-cell office:value-type="float" office:value="-1.01657" calcext:value-type="float">
            <text:p>-1.01657</text:p>
          </table:table-cell>
          <table:table-cell office:value-type="float" office:value="-0.92379999" calcext:value-type="float">
            <text:p>-0.92379999</text:p>
          </table:table-cell>
          <table:table-cell office:value-type="float" office:value="-0.82949001" calcext:value-type="float">
            <text:p>-0.82949001</text:p>
          </table:table-cell>
          <table:table-cell office:value-type="float" office:value="-0.73304999" calcext:value-type="float">
            <text:p>-0.73304999</text:p>
          </table:table-cell>
        </table:table-row>
        <table:table-row table:style-name="ro1">
          <table:table-cell office:value-type="float" office:value="-1.17435" calcext:value-type="float">
            <text:p>-1.17435</text:p>
          </table:table-cell>
          <table:table-cell office:value-type="float" office:value="-1.10019" calcext:value-type="float">
            <text:p>-1.10019</text:p>
          </table:table-cell>
          <table:table-cell office:value-type="float" office:value="-1.01596" calcext:value-type="float">
            <text:p>-1.01596</text:p>
          </table:table-cell>
          <table:table-cell office:value-type="float" office:value="-0.92287999" calcext:value-type="float">
            <text:p>-0.92287999</text:p>
          </table:table-cell>
          <table:table-cell office:value-type="float" office:value="-0.82888001" calcext:value-type="float">
            <text:p>-0.82888001</text:p>
          </table:table-cell>
          <table:table-cell office:value-type="float" office:value="-0.73243999" calcext:value-type="float">
            <text:p>-0.73243999</text:p>
          </table:table-cell>
        </table:table-row>
        <table:table-row table:style-name="ro1">
          <table:table-cell office:value-type="float" office:value="-1.17374" calcext:value-type="float">
            <text:p>-1.17374</text:p>
          </table:table-cell>
          <table:table-cell office:value-type="float" office:value="-1.09958" calcext:value-type="float">
            <text:p>-1.09958</text:p>
          </table:table-cell>
          <table:table-cell office:value-type="float" office:value="-1.01535" calcext:value-type="float">
            <text:p>-1.01535</text:p>
          </table:table-cell>
          <table:table-cell office:value-type="float" office:value="-0.92227" calcext:value-type="float">
            <text:p>-0.92227</text:p>
          </table:table-cell>
          <table:table-cell office:value-type="float" office:value="-0.82827002" calcext:value-type="float">
            <text:p>-0.82827002</text:p>
          </table:table-cell>
          <table:table-cell office:value-type="float" office:value="-0.73183" calcext:value-type="float">
            <text:p>-0.73183</text:p>
          </table:table-cell>
        </table:table-row>
        <table:table-row table:style-name="ro1">
          <table:table-cell office:value-type="float" office:value="-1.17313" calcext:value-type="float">
            <text:p>-1.17313</text:p>
          </table:table-cell>
          <table:table-cell office:value-type="float" office:value="-1.0989701" calcext:value-type="float">
            <text:p>-1.0989701</text:p>
          </table:table-cell>
          <table:table-cell office:value-type="float" office:value="-1.01474" calcext:value-type="float">
            <text:p>-1.01474</text:p>
          </table:table-cell>
          <table:table-cell office:value-type="float" office:value="-0.92135" calcext:value-type="float">
            <text:p>-0.92135</text:p>
          </table:table-cell>
          <table:table-cell office:value-type="float" office:value="-0.82766002" calcext:value-type="float">
            <text:p>-0.82766002</text:p>
          </table:table-cell>
          <table:table-cell office:value-type="float" office:value="-0.73122001" calcext:value-type="float">
            <text:p>-0.73122001</text:p>
          </table:table-cell>
        </table:table-row>
        <table:table-row table:style-name="ro1">
          <table:table-cell office:value-type="float" office:value="-1.17252" calcext:value-type="float">
            <text:p>-1.17252</text:p>
          </table:table-cell>
          <table:table-cell office:value-type="float" office:value="-1.0983599" calcext:value-type="float">
            <text:p>-1.0983599</text:p>
          </table:table-cell>
          <table:table-cell office:value-type="float" office:value="-1.01413" calcext:value-type="float">
            <text:p>-1.01413</text:p>
          </table:table-cell>
          <table:table-cell office:value-type="float" office:value="-0.92105001" calcext:value-type="float">
            <text:p>-0.92105001</text:p>
          </table:table-cell>
          <table:table-cell office:value-type="float" office:value="-0.82674998" calcext:value-type="float">
            <text:p>-0.82674998</text:p>
          </table:table-cell>
          <table:table-cell office:value-type="float" office:value="-0.73061001" calcext:value-type="float">
            <text:p>-0.73061001</text:p>
          </table:table-cell>
        </table:table-row>
        <table:table-row table:style-name="ro1">
          <table:table-cell office:value-type="float" office:value="-1.17191" calcext:value-type="float">
            <text:p>-1.17191</text:p>
          </table:table-cell>
          <table:table-cell office:value-type="float" office:value="-1.0977499" calcext:value-type="float">
            <text:p>-1.0977499</text:p>
          </table:table-cell>
          <table:table-cell office:value-type="float" office:value="-1.01352" calcext:value-type="float">
            <text:p>-1.01352</text:p>
          </table:table-cell>
          <table:table-cell office:value-type="float" office:value="-0.92044002" calcext:value-type="float">
            <text:p>-0.92044002</text:p>
          </table:table-cell>
          <table:table-cell office:value-type="float" office:value="-0.82613999" calcext:value-type="float">
            <text:p>-0.82613999</text:p>
          </table:table-cell>
          <table:table-cell office:value-type="float" office:value="-0.73000002" calcext:value-type="float">
            <text:p>-0.73000002</text:p>
          </table:table-cell>
        </table:table-row>
        <table:table-row table:style-name="ro1">
          <table:table-cell office:value-type="float" office:value="-1.1713001" calcext:value-type="float">
            <text:p>-1.1713001</text:p>
          </table:table-cell>
          <table:table-cell office:value-type="float" office:value="-1.09714" calcext:value-type="float">
            <text:p>-1.09714</text:p>
          </table:table-cell>
          <table:table-cell office:value-type="float" office:value="-1.01291" calcext:value-type="float">
            <text:p>-1.01291</text:p>
          </table:table-cell>
          <table:table-cell office:value-type="float" office:value="-0.91983002" calcext:value-type="float">
            <text:p>-0.91983002</text:p>
          </table:table-cell>
          <table:table-cell office:value-type="float" office:value="-0.82521999" calcext:value-type="float">
            <text:p>-0.82521999</text:p>
          </table:table-cell>
          <table:table-cell office:value-type="float" office:value="-0.72939003" calcext:value-type="float">
            <text:p>-0.72939003</text:p>
          </table:table-cell>
        </table:table-row>
        <table:table-row table:style-name="ro1">
          <table:table-cell office:value-type="float" office:value="-1.1706899" calcext:value-type="float">
            <text:p>-1.1706899</text:p>
          </table:table-cell>
          <table:table-cell office:value-type="float" office:value="-1.09653" calcext:value-type="float">
            <text:p>-1.09653</text:p>
          </table:table-cell>
          <table:table-cell office:value-type="float" office:value="-1.0123" calcext:value-type="float">
            <text:p>-1.0123</text:p>
          </table:table-cell>
          <table:table-cell office:value-type="float" office:value="-0.91921997" calcext:value-type="float">
            <text:p>-0.91921997</text:p>
          </table:table-cell>
          <table:table-cell office:value-type="float" office:value="-0.82429999" calcext:value-type="float">
            <text:p>-0.82429999</text:p>
          </table:table-cell>
          <table:table-cell office:value-type="float" office:value="-0.72877997" calcext:value-type="float">
            <text:p>-0.72877997</text:p>
          </table:table-cell>
        </table:table-row>
        <table:table-row table:style-name="ro1">
          <table:table-cell office:value-type="float" office:value="-1.1700799" calcext:value-type="float">
            <text:p>-1.1700799</text:p>
          </table:table-cell>
          <table:table-cell office:value-type="float" office:value="-1.09592" calcext:value-type="float">
            <text:p>-1.09592</text:p>
          </table:table-cell>
          <table:table-cell office:value-type="float" office:value="-1.01169" calcext:value-type="float">
            <text:p>-1.01169</text:p>
          </table:table-cell>
          <table:table-cell office:value-type="float" office:value="-0.91829997" calcext:value-type="float">
            <text:p>-0.91829997</text:p>
          </table:table-cell>
          <table:table-cell office:value-type="float" office:value="-0.82369" calcext:value-type="float">
            <text:p>-0.82369</text:p>
          </table:table-cell>
          <table:table-cell office:value-type="float" office:value="-0.72816998" calcext:value-type="float">
            <text:p>-0.72816998</text:p>
          </table:table-cell>
        </table:table-row>
        <table:table-row table:style-name="ro1">
          <table:table-cell office:value-type="float" office:value="-1.16947" calcext:value-type="float">
            <text:p>-1.16947</text:p>
          </table:table-cell>
          <table:table-cell office:value-type="float" office:value="-1.09531" calcext:value-type="float">
            <text:p>-1.09531</text:p>
          </table:table-cell>
          <table:table-cell office:value-type="float" office:value="-1.01108" calcext:value-type="float">
            <text:p>-1.01108</text:p>
          </table:table-cell>
          <table:table-cell office:value-type="float" office:value="-0.91738999" calcext:value-type="float">
            <text:p>-0.91738999</text:p>
          </table:table-cell>
          <table:table-cell office:value-type="float" office:value="-0.82308" calcext:value-type="float">
            <text:p>-0.82308</text:p>
          </table:table-cell>
          <table:table-cell office:value-type="float" office:value="-0.72755998" calcext:value-type="float">
            <text:p>-0.72755998</text:p>
          </table:table-cell>
        </table:table-row>
        <table:table-row table:style-name="ro1">
          <table:table-cell office:value-type="float" office:value="-1.16855" calcext:value-type="float">
            <text:p>-1.16855</text:p>
          </table:table-cell>
          <table:table-cell office:value-type="float" office:value="-1.0947" calcext:value-type="float">
            <text:p>-1.0947</text:p>
          </table:table-cell>
          <table:table-cell office:value-type="float" office:value="-1.01047" calcext:value-type="float">
            <text:p>-1.01047</text:p>
          </table:table-cell>
          <table:table-cell office:value-type="float" office:value="-0.91646999" calcext:value-type="float">
            <text:p>-0.91646999</text:p>
          </table:table-cell>
          <table:table-cell office:value-type="float" office:value="-0.82217002" calcext:value-type="float">
            <text:p>-0.82217002</text:p>
          </table:table-cell>
          <table:table-cell office:value-type="float" office:value="-0.72694999" calcext:value-type="float">
            <text:p>-0.72694999</text:p>
          </table:table-cell>
        </table:table-row>
        <table:table-row table:style-name="ro1">
          <table:table-cell office:value-type="float" office:value="-1.16764" calcext:value-type="float">
            <text:p>-1.16764</text:p>
          </table:table-cell>
          <table:table-cell office:value-type="float" office:value="-1.09378" calcext:value-type="float">
            <text:p>-1.09378</text:p>
          </table:table-cell>
          <table:table-cell office:value-type="float" office:value="-1.00986" calcext:value-type="float">
            <text:p>-1.00986</text:p>
          </table:table-cell>
          <table:table-cell office:value-type="float" office:value="-0.91586" calcext:value-type="float">
            <text:p>-0.91586</text:p>
          </table:table-cell>
          <table:table-cell office:value-type="float" office:value="-0.82156003" calcext:value-type="float">
            <text:p>-0.82156003</text:p>
          </table:table-cell>
          <table:table-cell office:value-type="float" office:value="-0.72634" calcext:value-type="float">
            <text:p>-0.72634</text:p>
          </table:table-cell>
        </table:table-row>
        <table:table-row table:style-name="ro1">
          <table:table-cell office:value-type="float" office:value="-1.16703" calcext:value-type="float">
            <text:p>-1.16703</text:p>
          </table:table-cell>
          <table:table-cell office:value-type="float" office:value="-1.09317" calcext:value-type="float">
            <text:p>-1.09317</text:p>
          </table:table-cell>
          <table:table-cell office:value-type="float" office:value="-1.00925" calcext:value-type="float">
            <text:p>-1.00925</text:p>
          </table:table-cell>
          <table:table-cell office:value-type="float" office:value="-0.91525" calcext:value-type="float">
            <text:p>-0.91525</text:p>
          </table:table-cell>
          <table:table-cell office:value-type="float" office:value="-0.82094997" calcext:value-type="float">
            <text:p>-0.82094997</text:p>
          </table:table-cell>
          <table:table-cell office:value-type="float" office:value="-0.72573" calcext:value-type="float">
            <text:p>-0.72573</text:p>
          </table:table-cell>
        </table:table-row>
        <table:table-row table:style-name="ro1">
          <table:table-cell office:value-type="float" office:value="-1.16642" calcext:value-type="float">
            <text:p>-1.16642</text:p>
          </table:table-cell>
          <table:table-cell office:value-type="float" office:value="-1.0925601" calcext:value-type="float">
            <text:p>-1.0925601</text:p>
          </table:table-cell>
          <table:table-cell office:value-type="float" office:value="-1.0086401" calcext:value-type="float">
            <text:p>-1.0086401</text:p>
          </table:table-cell>
          <table:table-cell office:value-type="float" office:value="-0.91464001" calcext:value-type="float">
            <text:p>-0.91464001</text:p>
          </table:table-cell>
          <table:table-cell office:value-type="float" office:value="-0.82033998" calcext:value-type="float">
            <text:p>-0.82033998</text:p>
          </table:table-cell>
          <table:table-cell office:value-type="float" office:value="-0.72481" calcext:value-type="float">
            <text:p>-0.72481</text:p>
          </table:table-cell>
        </table:table-row>
        <table:table-row table:style-name="ro1">
          <table:table-cell office:value-type="float" office:value="-1.16581" calcext:value-type="float">
            <text:p>-1.16581</text:p>
          </table:table-cell>
          <table:table-cell office:value-type="float" office:value="-1.0919501" calcext:value-type="float">
            <text:p>-1.0919501</text:p>
          </table:table-cell>
          <table:table-cell office:value-type="float" office:value="-1.0080301" calcext:value-type="float">
            <text:p>-1.0080301</text:p>
          </table:table-cell>
          <table:table-cell office:value-type="float" office:value="-0.91403002" calcext:value-type="float">
            <text:p>-0.91403002</text:p>
          </table:table-cell>
          <table:table-cell office:value-type="float" office:value="-0.81972998" calcext:value-type="float">
            <text:p>-0.81972998</text:p>
          </table:table-cell>
          <table:table-cell office:value-type="float" office:value="-0.72390002" calcext:value-type="float">
            <text:p>-0.72390002</text:p>
          </table:table-cell>
        </table:table-row>
        <table:table-row table:style-name="ro1">
          <table:table-cell office:value-type="float" office:value="-1.1652" calcext:value-type="float">
            <text:p>-1.1652</text:p>
          </table:table-cell>
          <table:table-cell office:value-type="float" office:value="-1.09165" calcext:value-type="float">
            <text:p>-1.09165</text:p>
          </table:table-cell>
          <table:table-cell office:value-type="float" office:value="-1.0074199" calcext:value-type="float">
            <text:p>-1.0074199</text:p>
          </table:table-cell>
          <table:table-cell office:value-type="float" office:value="-0.91311002" calcext:value-type="float">
            <text:p>-0.91311002</text:p>
          </table:table-cell>
          <table:table-cell office:value-type="float" office:value="-0.81880999" calcext:value-type="float">
            <text:p>-0.81880999</text:p>
          </table:table-cell>
          <table:table-cell office:value-type="float" office:value="-0.72329003" calcext:value-type="float">
            <text:p>-0.72329003</text:p>
          </table:table-cell>
        </table:table-row>
        <table:table-row table:style-name="ro1">
          <table:table-cell office:value-type="float" office:value="-1.16459" calcext:value-type="float">
            <text:p>-1.16459</text:p>
          </table:table-cell>
          <table:table-cell office:value-type="float" office:value="-1.09104" calcext:value-type="float">
            <text:p>-1.09104</text:p>
          </table:table-cell>
          <table:table-cell office:value-type="float" office:value="-1.0068099" calcext:value-type="float">
            <text:p>-1.0068099</text:p>
          </table:table-cell>
          <table:table-cell office:value-type="float" office:value="-0.91219997" calcext:value-type="float">
            <text:p>-0.91219997</text:p>
          </table:table-cell>
          <table:table-cell office:value-type="float" office:value="-0.8179" calcext:value-type="float">
            <text:p>-0.8179</text:p>
          </table:table-cell>
          <table:table-cell office:value-type="float" office:value="-0.72267997" calcext:value-type="float">
            <text:p>-0.72267997</text:p>
          </table:table-cell>
        </table:table-row>
        <table:table-row table:style-name="ro1">
          <table:table-cell office:value-type="float" office:value="-1.16398" calcext:value-type="float">
            <text:p>-1.16398</text:p>
          </table:table-cell>
          <table:table-cell office:value-type="float" office:value="-1.09043" calcext:value-type="float">
            <text:p>-1.09043</text:p>
          </table:table-cell>
          <table:table-cell office:value-type="float" office:value="-1.0062" calcext:value-type="float">
            <text:p>-1.0062</text:p>
          </table:table-cell>
          <table:table-cell office:value-type="float" office:value="-0.91158998" calcext:value-type="float">
            <text:p>-0.91158998</text:p>
          </table:table-cell>
          <table:table-cell office:value-type="float" office:value="-0.81729001" calcext:value-type="float">
            <text:p>-0.81729001</text:p>
          </table:table-cell>
          <table:table-cell office:value-type="float" office:value="-0.72206998" calcext:value-type="float">
            <text:p>-0.72206998</text:p>
          </table:table-cell>
        </table:table-row>
        <table:table-row table:style-name="ro1">
          <table:table-cell office:value-type="float" office:value="-1.16337" calcext:value-type="float">
            <text:p>-1.16337</text:p>
          </table:table-cell>
          <table:table-cell office:value-type="float" office:value="-1.08951" calcext:value-type="float">
            <text:p>-1.08951</text:p>
          </table:table-cell>
          <table:table-cell office:value-type="float" office:value="-1.0055799" calcext:value-type="float">
            <text:p>-1.0055799</text:p>
          </table:table-cell>
          <table:table-cell office:value-type="float" office:value="-0.91097999" calcext:value-type="float">
            <text:p>-0.91097999</text:p>
          </table:table-cell>
          <table:table-cell office:value-type="float" office:value="-0.81637001" calcext:value-type="float">
            <text:p>-0.81637001</text:p>
          </table:table-cell>
          <table:table-cell office:value-type="float" office:value="-0.72145998" calcext:value-type="float">
            <text:p>-0.72145998</text:p>
          </table:table-cell>
        </table:table-row>
        <table:table-row table:style-name="ro1">
          <table:table-cell office:value-type="float" office:value="-1.16276" calcext:value-type="float">
            <text:p>-1.16276</text:p>
          </table:table-cell>
          <table:table-cell office:value-type="float" office:value="-1.0889" calcext:value-type="float">
            <text:p>-1.0889</text:p>
          </table:table-cell>
          <table:table-cell office:value-type="float" office:value="-1.00497" calcext:value-type="float">
            <text:p>-1.00497</text:p>
          </table:table-cell>
          <table:table-cell office:value-type="float" office:value="-0.91005999" calcext:value-type="float">
            <text:p>-0.91005999</text:p>
          </table:table-cell>
          <table:table-cell office:value-type="float" office:value="-0.81576002" calcext:value-type="float">
            <text:p>-0.81576002</text:p>
          </table:table-cell>
          <table:table-cell office:value-type="float" office:value="-0.72084999" calcext:value-type="float">
            <text:p>-0.72084999</text:p>
          </table:table-cell>
        </table:table-row>
        <table:table-row table:style-name="ro1">
          <table:table-cell office:value-type="float" office:value="-1.16214" calcext:value-type="float">
            <text:p>-1.16214</text:p>
          </table:table-cell>
          <table:table-cell office:value-type="float" office:value="-1.08829" calcext:value-type="float">
            <text:p>-1.08829</text:p>
          </table:table-cell>
          <table:table-cell office:value-type="float" office:value="-1.00436" calcext:value-type="float">
            <text:p>-1.00436</text:p>
          </table:table-cell>
          <table:table-cell office:value-type="float" office:value="-0.90915" calcext:value-type="float">
            <text:p>-0.90915</text:p>
          </table:table-cell>
          <table:table-cell office:value-type="float" office:value="-0.81515002" calcext:value-type="float">
            <text:p>-0.81515002</text:p>
          </table:table-cell>
          <table:table-cell office:value-type="float" office:value="-0.72024" calcext:value-type="float">
            <text:p>-0.72024</text:p>
          </table:table-cell>
        </table:table-row>
        <table:table-row table:style-name="ro1">
          <table:table-cell office:value-type="float" office:value="-1.16153" calcext:value-type="float">
            <text:p>-1.16153</text:p>
          </table:table-cell>
          <table:table-cell office:value-type="float" office:value="-1.08768" calcext:value-type="float">
            <text:p>-1.08768</text:p>
          </table:table-cell>
          <table:table-cell office:value-type="float" office:value="-1.00375" calcext:value-type="float">
            <text:p>-1.00375</text:p>
          </table:table-cell>
          <table:table-cell office:value-type="float" office:value="-0.90854001" calcext:value-type="float">
            <text:p>-0.90854001</text:p>
          </table:table-cell>
          <table:table-cell office:value-type="float" office:value="-0.81454003" calcext:value-type="float">
            <text:p>-0.81454003</text:p>
          </table:table-cell>
          <table:table-cell office:value-type="float" office:value="-0.71963" calcext:value-type="float">
            <text:p>-0.71963</text:p>
          </table:table-cell>
        </table:table-row>
        <table:table-row table:style-name="ro1">
          <table:table-cell office:value-type="float" office:value="-1.16092" calcext:value-type="float">
            <text:p>-1.16092</text:p>
          </table:table-cell>
          <table:table-cell office:value-type="float" office:value="-1.08707" calcext:value-type="float">
            <text:p>-1.08707</text:p>
          </table:table-cell>
          <table:table-cell office:value-type="float" office:value="-1.00314" calcext:value-type="float">
            <text:p>-1.00314</text:p>
          </table:table-cell>
          <table:table-cell office:value-type="float" office:value="-0.90793002" calcext:value-type="float">
            <text:p>-0.90793002</text:p>
          </table:table-cell>
          <table:table-cell office:value-type="float" office:value="-0.81392998" calcext:value-type="float">
            <text:p>-0.81392998</text:p>
          </table:table-cell>
          <table:table-cell office:value-type="float" office:value="-0.71871001" calcext:value-type="float">
            <text:p>-0.71871001</text:p>
          </table:table-cell>
        </table:table-row>
        <table:table-row table:style-name="ro1">
          <table:table-cell office:value-type="float" office:value="-1.16031" calcext:value-type="float">
            <text:p>-1.16031</text:p>
          </table:table-cell>
          <table:table-cell office:value-type="float" office:value="-1.08676" calcext:value-type="float">
            <text:p>-1.08676</text:p>
          </table:table-cell>
          <table:table-cell office:value-type="float" office:value="-1.00253" calcext:value-type="float">
            <text:p>-1.00253</text:p>
          </table:table-cell>
          <table:table-cell office:value-type="float" office:value="-0.90732002" calcext:value-type="float">
            <text:p>-0.90732002</text:p>
          </table:table-cell>
          <table:table-cell office:value-type="float" office:value="-0.81331998" calcext:value-type="float">
            <text:p>-0.81331998</text:p>
          </table:table-cell>
          <table:table-cell office:value-type="float" office:value="-0.71780002" calcext:value-type="float">
            <text:p>-0.71780002</text:p>
          </table:table-cell>
        </table:table-row>
        <table:table-row table:style-name="ro1">
          <table:table-cell office:value-type="float" office:value="-1.1594" calcext:value-type="float">
            <text:p>-1.1594</text:p>
          </table:table-cell>
          <table:table-cell office:value-type="float" office:value="-1.0861501" calcext:value-type="float">
            <text:p>-1.0861501</text:p>
          </table:table-cell>
          <table:table-cell office:value-type="float" office:value="-1.00192" calcext:value-type="float">
            <text:p>-1.00192</text:p>
          </table:table-cell>
          <table:table-cell office:value-type="float" office:value="-0.90670002" calcext:value-type="float">
            <text:p>-0.90670002</text:p>
          </table:table-cell>
          <table:table-cell office:value-type="float" office:value="-0.81270999" calcext:value-type="float">
            <text:p>-0.81270999</text:p>
          </table:table-cell>
          <table:table-cell office:value-type="float" office:value="-0.71718001" calcext:value-type="float">
            <text:p>-0.71718001</text:p>
          </table:table-cell>
        </table:table-row>
        <table:table-row table:style-name="ro1">
          <table:table-cell office:value-type="float" office:value="-1.15879" calcext:value-type="float">
            <text:p>-1.15879</text:p>
          </table:table-cell>
          <table:table-cell office:value-type="float" office:value="-1.0855401" calcext:value-type="float">
            <text:p>-1.0855401</text:p>
          </table:table-cell>
          <table:table-cell office:value-type="float" office:value="-1.00131" calcext:value-type="float">
            <text:p>-1.00131</text:p>
          </table:table-cell>
          <table:table-cell office:value-type="float" office:value="-0.90609002" calcext:value-type="float">
            <text:p>-0.90609002</text:p>
          </table:table-cell>
          <table:table-cell office:value-type="float" office:value="-0.81178999" calcext:value-type="float">
            <text:p>-0.81178999</text:p>
          </table:table-cell>
          <table:table-cell office:value-type="float" office:value="-0.71657002" calcext:value-type="float">
            <text:p>-0.71657002</text:p>
          </table:table-cell>
        </table:table-row>
        <table:table-row table:style-name="ro1">
          <table:table-cell office:value-type="float" office:value="-1.15818" calcext:value-type="float">
            <text:p>-1.15818</text:p>
          </table:table-cell>
          <table:table-cell office:value-type="float" office:value="-1.0849299" calcext:value-type="float">
            <text:p>-1.0849299</text:p>
          </table:table-cell>
          <table:table-cell office:value-type="float" office:value="-1.0007" calcext:value-type="float">
            <text:p>-1.0007</text:p>
          </table:table-cell>
          <table:table-cell office:value-type="float" office:value="-0.90548003" calcext:value-type="float">
            <text:p>-0.90548003</text:p>
          </table:table-cell>
          <table:table-cell office:value-type="float" office:value="-0.81118" calcext:value-type="float">
            <text:p>-0.81118</text:p>
          </table:table-cell>
          <table:table-cell office:value-type="float" office:value="-0.71596003" calcext:value-type="float">
            <text:p>-0.71596003</text:p>
          </table:table-cell>
        </table:table-row>
        <table:table-row table:style-name="ro1">
          <table:table-cell office:value-type="float" office:value="-1.15757" calcext:value-type="float">
            <text:p>-1.15757</text:p>
          </table:table-cell>
          <table:table-cell office:value-type="float" office:value="-1.0843199" calcext:value-type="float">
            <text:p>-1.0843199</text:p>
          </table:table-cell>
          <table:table-cell office:value-type="float" office:value="-1.00009" calcext:value-type="float">
            <text:p>-1.00009</text:p>
          </table:table-cell>
          <table:table-cell office:value-type="float" office:value="-0.90486997" calcext:value-type="float">
            <text:p>-0.90486997</text:p>
          </table:table-cell>
          <table:table-cell office:value-type="float" office:value="-0.81057" calcext:value-type="float">
            <text:p>-0.81057</text:p>
          </table:table-cell>
          <table:table-cell office:value-type="float" office:value="-0.71534997" calcext:value-type="float">
            <text:p>-0.71534997</text:p>
          </table:table-cell>
        </table:table-row>
        <table:table-row table:style-name="ro1">
          <table:table-cell office:value-type="float" office:value="-1.15696" calcext:value-type="float">
            <text:p>-1.15696</text:p>
          </table:table-cell>
          <table:table-cell office:value-type="float" office:value="-1.08371" calcext:value-type="float">
            <text:p>-1.08371</text:p>
          </table:table-cell>
          <table:table-cell office:value-type="float" office:value="-0.99948001" calcext:value-type="float">
            <text:p>-0.99948001</text:p>
          </table:table-cell>
          <table:table-cell office:value-type="float" office:value="-0.90425998" calcext:value-type="float">
            <text:p>-0.90425998</text:p>
          </table:table-cell>
          <table:table-cell office:value-type="float" office:value="-0.80996001" calcext:value-type="float">
            <text:p>-0.80996001</text:p>
          </table:table-cell>
          <table:table-cell office:value-type="float" office:value="-0.71473998" calcext:value-type="float">
            <text:p>-0.71473998</text:p>
          </table:table-cell>
        </table:table-row>
        <table:table-row table:style-name="ro1">
          <table:table-cell office:value-type="float" office:value="-1.15635" calcext:value-type="float">
            <text:p>-1.15635</text:p>
          </table:table-cell>
          <table:table-cell office:value-type="float" office:value="-1.0831" calcext:value-type="float">
            <text:p>-1.0831</text:p>
          </table:table-cell>
          <table:table-cell office:value-type="float" office:value="-0.99887002" calcext:value-type="float">
            <text:p>-0.99887002</text:p>
          </table:table-cell>
          <table:table-cell office:value-type="float" office:value="-0.90364999" calcext:value-type="float">
            <text:p>-0.90364999</text:p>
          </table:table-cell>
          <table:table-cell office:value-type="float" office:value="-0.80935001" calcext:value-type="float">
            <text:p>-0.80935001</text:p>
          </table:table-cell>
          <table:table-cell office:value-type="float" office:value="-0.71412998" calcext:value-type="float">
            <text:p>-0.71412998</text:p>
          </table:table-cell>
        </table:table-row>
        <table:table-row table:style-name="ro1">
          <table:table-cell office:value-type="float" office:value="-1.15574" calcext:value-type="float">
            <text:p>-1.15574</text:p>
          </table:table-cell>
          <table:table-cell office:value-type="float" office:value="-1.08249" calcext:value-type="float">
            <text:p>-1.08249</text:p>
          </table:table-cell>
          <table:table-cell office:value-type="float" office:value="-0.99826002" calcext:value-type="float">
            <text:p>-0.99826002</text:p>
          </table:table-cell>
          <table:table-cell office:value-type="float" office:value="-0.90303999" calcext:value-type="float">
            <text:p>-0.90303999</text:p>
          </table:table-cell>
          <table:table-cell office:value-type="float" office:value="-0.80844003" calcext:value-type="float">
            <text:p>-0.80844003</text:p>
          </table:table-cell>
          <table:table-cell office:value-type="float" office:value="-0.71351999" calcext:value-type="float">
            <text:p>-0.71351999</text:p>
          </table:table-cell>
        </table:table-row>
        <table:table-row table:style-name="ro1">
          <table:table-cell office:value-type="float" office:value="-1.15513" calcext:value-type="float">
            <text:p>-1.15513</text:p>
          </table:table-cell>
          <table:table-cell office:value-type="float" office:value="-1.08188" calcext:value-type="float">
            <text:p>-1.08188</text:p>
          </table:table-cell>
          <table:table-cell office:value-type="float" office:value="-0.99765003" calcext:value-type="float">
            <text:p>-0.99765003</text:p>
          </table:table-cell>
          <table:table-cell office:value-type="float" office:value="-0.90243" calcext:value-type="float">
            <text:p>-0.90243</text:p>
          </table:table-cell>
          <table:table-cell office:value-type="float" office:value="-0.80813003" calcext:value-type="float">
            <text:p>-0.80813003</text:p>
          </table:table-cell>
          <table:table-cell office:value-type="float" office:value="-0.71261001" calcext:value-type="float">
            <text:p>-0.71261001</text:p>
          </table:table-cell>
        </table:table-row>
        <table:table-row table:style-name="ro1">
          <table:table-cell office:value-type="float" office:value="-1.15452" calcext:value-type="float">
            <text:p>-1.15452</text:p>
          </table:table-cell>
          <table:table-cell office:value-type="float" office:value="-1.08097" calcext:value-type="float">
            <text:p>-1.08097</text:p>
          </table:table-cell>
          <table:table-cell office:value-type="float" office:value="-0.99703997" calcext:value-type="float">
            <text:p>-0.99703997</text:p>
          </table:table-cell>
          <table:table-cell office:value-type="float" office:value="-0.90182" calcext:value-type="float">
            <text:p>-0.90182</text:p>
          </table:table-cell>
          <table:table-cell office:value-type="float" office:value="-0.80721003" calcext:value-type="float">
            <text:p>-0.80721003</text:p>
          </table:table-cell>
          <table:table-cell office:value-type="float" office:value="-0.71200001" calcext:value-type="float">
            <text:p>-0.71200001</text:p>
          </table:table-cell>
        </table:table-row>
        <table:table-row table:style-name="ro1">
          <table:table-cell office:value-type="float" office:value="-1.1539" calcext:value-type="float">
            <text:p>-1.1539</text:p>
          </table:table-cell>
          <table:table-cell office:value-type="float" office:value="-1.0803601" calcext:value-type="float">
            <text:p>-1.0803601</text:p>
          </table:table-cell>
          <table:table-cell office:value-type="float" office:value="-0.99642998" calcext:value-type="float">
            <text:p>-0.99642998</text:p>
          </table:table-cell>
          <table:table-cell office:value-type="float" office:value="-0.90091002" calcext:value-type="float">
            <text:p>-0.90091002</text:p>
          </table:table-cell>
          <table:table-cell office:value-type="float" office:value="-0.80629998" calcext:value-type="float">
            <text:p>-0.80629998</text:p>
          </table:table-cell>
          <table:table-cell office:value-type="float" office:value="-0.71139002" calcext:value-type="float">
            <text:p>-0.71139002</text:p>
          </table:table-cell>
        </table:table-row>
        <table:table-row table:style-name="ro1">
          <table:table-cell office:value-type="float" office:value="-1.15329" calcext:value-type="float">
            <text:p>-1.15329</text:p>
          </table:table-cell>
          <table:table-cell office:value-type="float" office:value="-1.07974" calcext:value-type="float">
            <text:p>-1.07974</text:p>
          </table:table-cell>
          <table:table-cell office:value-type="float" office:value="-0.99581999" calcext:value-type="float">
            <text:p>-0.99581999</text:p>
          </table:table-cell>
          <table:table-cell office:value-type="float" office:value="-0.90030003" calcext:value-type="float">
            <text:p>-0.90030003</text:p>
          </table:table-cell>
          <table:table-cell office:value-type="float" office:value="-0.80568999" calcext:value-type="float">
            <text:p>-0.80568999</text:p>
          </table:table-cell>
          <table:table-cell office:value-type="float" office:value="-0.71078002" calcext:value-type="float">
            <text:p>-0.71078002</text:p>
          </table:table-cell>
        </table:table-row>
        <table:table-row table:style-name="ro1">
          <table:table-cell office:value-type="float" office:value="-1.15268" calcext:value-type="float">
            <text:p>-1.15268</text:p>
          </table:table-cell>
          <table:table-cell office:value-type="float" office:value="-1.0791301" calcext:value-type="float">
            <text:p>-1.0791301</text:p>
          </table:table-cell>
          <table:table-cell office:value-type="float" office:value="-0.99489999" calcext:value-type="float">
            <text:p>-0.99489999</text:p>
          </table:table-cell>
          <table:table-cell office:value-type="float" office:value="-0.89968997" calcext:value-type="float">
            <text:p>-0.89968997</text:p>
          </table:table-cell>
          <table:table-cell office:value-type="float" office:value="-0.80476999" calcext:value-type="float">
            <text:p>-0.80476999</text:p>
          </table:table-cell>
          <table:table-cell office:value-type="float" office:value="-0.71016997" calcext:value-type="float">
            <text:p>-0.71016997</text:p>
          </table:table-cell>
        </table:table-row>
        <table:table-row table:style-name="ro1">
          <table:table-cell office:value-type="float" office:value="-1.15207" calcext:value-type="float">
            <text:p>-1.15207</text:p>
          </table:table-cell>
          <table:table-cell office:value-type="float" office:value="-1.0785201" calcext:value-type="float">
            <text:p>-1.0785201</text:p>
          </table:table-cell>
          <table:table-cell office:value-type="float" office:value="-0.99399" calcext:value-type="float">
            <text:p>-0.99399</text:p>
          </table:table-cell>
          <table:table-cell office:value-type="float" office:value="-0.89907998" calcext:value-type="float">
            <text:p>-0.89907998</text:p>
          </table:table-cell>
          <table:table-cell office:value-type="float" office:value="-0.80416" calcext:value-type="float">
            <text:p>-0.80416</text:p>
          </table:table-cell>
          <table:table-cell office:value-type="float" office:value="-0.70955998" calcext:value-type="float">
            <text:p>-0.70955998</text:p>
          </table:table-cell>
        </table:table-row>
        <table:table-row table:style-name="ro1">
          <table:table-cell office:value-type="float" office:value="-1.1514601" calcext:value-type="float">
            <text:p>-1.1514601</text:p>
          </table:table-cell>
          <table:table-cell office:value-type="float" office:value="-1.07761" calcext:value-type="float">
            <text:p>-1.07761</text:p>
          </table:table-cell>
          <table:table-cell office:value-type="float" office:value="-0.99338001" calcext:value-type="float">
            <text:p>-0.99338001</text:p>
          </table:table-cell>
          <table:table-cell office:value-type="float" office:value="-0.89845997" calcext:value-type="float">
            <text:p>-0.89845997</text:p>
          </table:table-cell>
          <table:table-cell office:value-type="float" office:value="-0.80325001" calcext:value-type="float">
            <text:p>-0.80325001</text:p>
          </table:table-cell>
          <table:table-cell office:value-type="float" office:value="-0.70894003" calcext:value-type="float">
            <text:p>-0.70894003</text:p>
          </table:table-cell>
        </table:table-row>
        <table:table-row table:style-name="ro1">
          <table:table-cell office:value-type="float" office:value="-1.1508501" calcext:value-type="float">
            <text:p>-1.1508501</text:p>
          </table:table-cell>
          <table:table-cell office:value-type="float" office:value="-1.077" calcext:value-type="float">
            <text:p>-1.077</text:p>
          </table:table-cell>
          <table:table-cell office:value-type="float" office:value="-0.99277002" calcext:value-type="float">
            <text:p>-0.99277002</text:p>
          </table:table-cell>
          <table:table-cell office:value-type="float" office:value="-0.89754999" calcext:value-type="float">
            <text:p>-0.89754999</text:p>
          </table:table-cell>
          <table:table-cell office:value-type="float" office:value="-0.80233002" calcext:value-type="float">
            <text:p>-0.80233002</text:p>
          </table:table-cell>
          <table:table-cell office:value-type="float" office:value="-0.70832998" calcext:value-type="float">
            <text:p>-0.70832998</text:p>
          </table:table-cell>
        </table:table-row>
        <table:table-row table:style-name="ro1">
          <table:table-cell office:value-type="float" office:value="-1.1502399" calcext:value-type="float">
            <text:p>-1.1502399</text:p>
          </table:table-cell>
          <table:table-cell office:value-type="float" office:value="-1.07639" calcext:value-type="float">
            <text:p>-1.07639</text:p>
          </table:table-cell>
          <table:table-cell office:value-type="float" office:value="-0.99216002" calcext:value-type="float">
            <text:p>-0.99216002</text:p>
          </table:table-cell>
          <table:table-cell office:value-type="float" office:value="-0.89662999" calcext:value-type="float">
            <text:p>-0.89662999</text:p>
          </table:table-cell>
          <table:table-cell office:value-type="float" office:value="-0.80172002" calcext:value-type="float">
            <text:p>-0.80172002</text:p>
          </table:table-cell>
          <table:table-cell office:value-type="float" office:value="-0.70771998" calcext:value-type="float">
            <text:p>-0.70771998</text:p>
          </table:table-cell>
        </table:table-row>
        <table:table-row table:style-name="ro1">
          <table:table-cell office:value-type="float" office:value="-1.14963" calcext:value-type="float">
            <text:p>-1.14963</text:p>
          </table:table-cell>
          <table:table-cell office:value-type="float" office:value="-1.07578" calcext:value-type="float">
            <text:p>-1.07578</text:p>
          </table:table-cell>
          <table:table-cell office:value-type="float" office:value="-0.99155003" calcext:value-type="float">
            <text:p>-0.99155003</text:p>
          </table:table-cell>
          <table:table-cell office:value-type="float" office:value="-0.89602" calcext:value-type="float">
            <text:p>-0.89602</text:p>
          </table:table-cell>
          <table:table-cell office:value-type="float" office:value="-0.80111003" calcext:value-type="float">
            <text:p>-0.80111003</text:p>
          </table:table-cell>
          <table:table-cell office:value-type="float" office:value="-0.70710999" calcext:value-type="float">
            <text:p>-0.70710999</text:p>
          </table:table-cell>
        </table:table-row>
        <table:table-row table:style-name="ro1">
          <table:table-cell office:value-type="float" office:value="-1.14902" calcext:value-type="float">
            <text:p>-1.14902</text:p>
          </table:table-cell>
          <table:table-cell office:value-type="float" office:value="-1.07517" calcext:value-type="float">
            <text:p>-1.07517</text:p>
          </table:table-cell>
          <table:table-cell office:value-type="float" office:value="-0.99062997" calcext:value-type="float">
            <text:p>-0.99062997</text:p>
          </table:table-cell>
          <table:table-cell office:value-type="float" office:value="-0.89541" calcext:value-type="float">
            <text:p>-0.89541</text:p>
          </table:table-cell>
          <table:table-cell office:value-type="float" office:value="-0.80049998" calcext:value-type="float">
            <text:p>-0.80049998</text:p>
          </table:table-cell>
          <table:table-cell office:value-type="float" office:value="-0.70649999" calcext:value-type="float">
            <text:p>-0.70649999</text:p>
          </table:table-cell>
        </table:table-row>
        <table:table-row table:style-name="ro1">
          <table:table-cell office:value-type="float" office:value="-1.14841" calcext:value-type="float">
            <text:p>-1.14841</text:p>
          </table:table-cell>
          <table:table-cell office:value-type="float" office:value="-1.07456" calcext:value-type="float">
            <text:p>-1.07456</text:p>
          </table:table-cell>
          <table:table-cell office:value-type="float" office:value="-0.98971999" calcext:value-type="float">
            <text:p>-0.98971999</text:p>
          </table:table-cell>
          <table:table-cell office:value-type="float" office:value="-0.89480001" calcext:value-type="float">
            <text:p>-0.89480001</text:p>
          </table:table-cell>
          <table:table-cell office:value-type="float" office:value="-0.79988998" calcext:value-type="float">
            <text:p>-0.79988998</text:p>
          </table:table-cell>
          <table:table-cell office:value-type="float" office:value="-0.70589" calcext:value-type="float">
            <text:p>-0.70589</text:p>
          </table:table-cell>
        </table:table-row>
        <table:table-row table:style-name="ro1">
          <table:table-cell office:value-type="float" office:value="-1.1478" calcext:value-type="float">
            <text:p>-1.1478</text:p>
          </table:table-cell>
          <table:table-cell office:value-type="float" office:value="-1.0739501" calcext:value-type="float">
            <text:p>-1.0739501</text:p>
          </table:table-cell>
          <table:table-cell office:value-type="float" office:value="-0.98909998" calcext:value-type="float">
            <text:p>-0.98909998</text:p>
          </table:table-cell>
          <table:table-cell office:value-type="float" office:value="-0.89419001" calcext:value-type="float">
            <text:p>-0.89419001</text:p>
          </table:table-cell>
          <table:table-cell office:value-type="float" office:value="-0.79927999" calcext:value-type="float">
            <text:p>-0.79927999</text:p>
          </table:table-cell>
          <table:table-cell office:value-type="float" office:value="-0.70528001" calcext:value-type="float">
            <text:p>-0.70528001</text:p>
          </table:table-cell>
        </table:table-row>
        <table:table-row table:style-name="ro1">
          <table:table-cell office:value-type="float" office:value="-1.14719" calcext:value-type="float">
            <text:p>-1.14719</text:p>
          </table:table-cell>
          <table:table-cell office:value-type="float" office:value="-1.0733401" calcext:value-type="float">
            <text:p>-1.0733401</text:p>
          </table:table-cell>
          <table:table-cell office:value-type="float" office:value="-0.98848999" calcext:value-type="float">
            <text:p>-0.98848999</text:p>
          </table:table-cell>
          <table:table-cell office:value-type="float" office:value="-0.89358002" calcext:value-type="float">
            <text:p>-0.89358002</text:p>
          </table:table-cell>
          <table:table-cell office:value-type="float" office:value="-0.79866999" calcext:value-type="float">
            <text:p>-0.79866999</text:p>
          </table:table-cell>
          <table:table-cell office:value-type="float" office:value="-0.70467001" calcext:value-type="float">
            <text:p>-0.70467001</text:p>
          </table:table-cell>
        </table:table-row>
        <table:table-row table:style-name="ro1">
          <table:table-cell office:value-type="float" office:value="-1.14658" calcext:value-type="float">
            <text:p>-1.14658</text:p>
          </table:table-cell>
          <table:table-cell office:value-type="float" office:value="-1.0727299" calcext:value-type="float">
            <text:p>-1.0727299</text:p>
          </table:table-cell>
          <table:table-cell office:value-type="float" office:value="-0.98787999" calcext:value-type="float">
            <text:p>-0.98787999</text:p>
          </table:table-cell>
          <table:table-cell office:value-type="float" office:value="-0.89297003" calcext:value-type="float">
            <text:p>-0.89297003</text:p>
          </table:table-cell>
          <table:table-cell office:value-type="float" office:value="-0.79806" calcext:value-type="float">
            <text:p>-0.79806</text:p>
          </table:table-cell>
          <table:table-cell office:value-type="float" office:value="-0.70406002" calcext:value-type="float">
            <text:p>-0.70406002</text:p>
          </table:table-cell>
        </table:table-row>
        <table:table-row table:style-name="ro1">
          <table:table-cell office:value-type="float" office:value="-1.14597" calcext:value-type="float">
            <text:p>-1.14597</text:p>
          </table:table-cell>
          <table:table-cell office:value-type="float" office:value="-1.07212" calcext:value-type="float">
            <text:p>-1.07212</text:p>
          </table:table-cell>
          <table:table-cell office:value-type="float" office:value="-0.98727" calcext:value-type="float">
            <text:p>-0.98727</text:p>
          </table:table-cell>
          <table:table-cell office:value-type="float" office:value="-0.89205998" calcext:value-type="float">
            <text:p>-0.89205998</text:p>
          </table:table-cell>
          <table:table-cell office:value-type="float" office:value="-0.79745001" calcext:value-type="float">
            <text:p>-0.79745001</text:p>
          </table:table-cell>
          <table:table-cell office:value-type="float" office:value="-0.70345002" calcext:value-type="float">
            <text:p>-0.70345002</text:p>
          </table:table-cell>
        </table:table-row>
        <table:table-row table:style-name="ro1">
          <table:table-cell office:value-type="float" office:value="-1.14536" calcext:value-type="float">
            <text:p>-1.14536</text:p>
          </table:table-cell>
          <table:table-cell office:value-type="float" office:value="-1.0714999" calcext:value-type="float">
            <text:p>-1.0714999</text:p>
          </table:table-cell>
          <table:table-cell office:value-type="float" office:value="-0.98636001" calcext:value-type="float">
            <text:p>-0.98636001</text:p>
          </table:table-cell>
          <table:table-cell office:value-type="float" office:value="-0.89113998" calcext:value-type="float">
            <text:p>-0.89113998</text:p>
          </table:table-cell>
          <table:table-cell office:value-type="float" office:value="-0.79684001" calcext:value-type="float">
            <text:p>-0.79684001</text:p>
          </table:table-cell>
          <table:table-cell office:value-type="float" office:value="-0.70283997" calcext:value-type="float">
            <text:p>-0.70283997</text:p>
          </table:table-cell>
        </table:table-row>
        <table:table-row table:style-name="ro1">
          <table:table-cell office:value-type="float" office:value="-1.14475" calcext:value-type="float">
            <text:p>-1.14475</text:p>
          </table:table-cell>
          <table:table-cell office:value-type="float" office:value="-1.0708899" calcext:value-type="float">
            <text:p>-1.0708899</text:p>
          </table:table-cell>
          <table:table-cell office:value-type="float" office:value="-0.98575002" calcext:value-type="float">
            <text:p>-0.98575002</text:p>
          </table:table-cell>
          <table:table-cell office:value-type="float" office:value="-0.89052999" calcext:value-type="float">
            <text:p>-0.89052999</text:p>
          </table:table-cell>
          <table:table-cell office:value-type="float" office:value="-0.79592001" calcext:value-type="float">
            <text:p>-0.79592001</text:p>
          </table:table-cell>
          <table:table-cell office:value-type="float" office:value="-0.70222998" calcext:value-type="float">
            <text:p>-0.70222998</text:p>
          </table:table-cell>
        </table:table-row>
        <table:table-row table:style-name="ro1">
          <table:table-cell office:value-type="float" office:value="-1.14414" calcext:value-type="float">
            <text:p>-1.14414</text:p>
          </table:table-cell>
          <table:table-cell office:value-type="float" office:value="-1.07028" calcext:value-type="float">
            <text:p>-1.07028</text:p>
          </table:table-cell>
          <table:table-cell office:value-type="float" office:value="-0.98483002" calcext:value-type="float">
            <text:p>-0.98483002</text:p>
          </table:table-cell>
          <table:table-cell office:value-type="float" office:value="-0.88992" calcext:value-type="float">
            <text:p>-0.88992</text:p>
          </table:table-cell>
          <table:table-cell office:value-type="float" office:value="-0.79531002" calcext:value-type="float">
            <text:p>-0.79531002</text:p>
          </table:table-cell>
          <table:table-cell office:value-type="float" office:value="-0.70161998" calcext:value-type="float">
            <text:p>-0.70161998</text:p>
          </table:table-cell>
        </table:table-row>
        <table:table-row table:style-name="ro1">
          <table:table-cell office:value-type="float" office:value="-1.14353" calcext:value-type="float">
            <text:p>-1.14353</text:p>
          </table:table-cell>
          <table:table-cell office:value-type="float" office:value="-1.06967" calcext:value-type="float">
            <text:p>-1.06967</text:p>
          </table:table-cell>
          <table:table-cell office:value-type="float" office:value="-0.98391998" calcext:value-type="float">
            <text:p>-0.98391998</text:p>
          </table:table-cell>
          <table:table-cell office:value-type="float" office:value="-0.88931" calcext:value-type="float">
            <text:p>-0.88931</text:p>
          </table:table-cell>
          <table:table-cell office:value-type="float" office:value="-0.79470003" calcext:value-type="float">
            <text:p>-0.79470003</text:p>
          </table:table-cell>
          <table:table-cell office:value-type="float" office:value="-0.70100999" calcext:value-type="float">
            <text:p>-0.70100999</text:p>
          </table:table-cell>
        </table:table-row>
        <table:table-row table:style-name="ro1">
          <table:table-cell office:value-type="float" office:value="-1.14292" calcext:value-type="float">
            <text:p>-1.14292</text:p>
          </table:table-cell>
          <table:table-cell office:value-type="float" office:value="-1.06906" calcext:value-type="float">
            <text:p>-1.06906</text:p>
          </table:table-cell>
          <table:table-cell office:value-type="float" office:value="-0.98299998" calcext:value-type="float">
            <text:p>-0.98299998</text:p>
          </table:table-cell>
          <table:table-cell office:value-type="float" office:value="-0.88870001" calcext:value-type="float">
            <text:p>-0.88870001</text:p>
          </table:table-cell>
          <table:table-cell office:value-type="float" office:value="-0.79408997" calcext:value-type="float">
            <text:p>-0.79408997</text:p>
          </table:table-cell>
          <table:table-cell office:value-type="float" office:value="-0.70039999" calcext:value-type="float">
            <text:p>-0.70039999</text:p>
          </table:table-cell>
        </table:table-row>
        <table:table-row table:style-name="ro1">
          <table:table-cell office:value-type="float" office:value="-1.14231" calcext:value-type="float">
            <text:p>-1.14231</text:p>
          </table:table-cell>
          <table:table-cell office:value-type="float" office:value="-1.06845" calcext:value-type="float">
            <text:p>-1.06845</text:p>
          </table:table-cell>
          <table:table-cell office:value-type="float" office:value="-0.98209" calcext:value-type="float">
            <text:p>-0.98209</text:p>
          </table:table-cell>
          <table:table-cell office:value-type="float" office:value="-0.88809001" calcext:value-type="float">
            <text:p>-0.88809001</text:p>
          </table:table-cell>
          <table:table-cell office:value-type="float" office:value="-0.79347998" calcext:value-type="float">
            <text:p>-0.79347998</text:p>
          </table:table-cell>
          <table:table-cell office:value-type="float" office:value="-0.69979" calcext:value-type="float">
            <text:p>-0.69979</text:p>
          </table:table-cell>
        </table:table-row>
        <table:table-row table:style-name="ro1">
          <table:table-cell office:value-type="float" office:value="-1.1417" calcext:value-type="float">
            <text:p>-1.1417</text:p>
          </table:table-cell>
          <table:table-cell office:value-type="float" office:value="-1.06754" calcext:value-type="float">
            <text:p>-1.06754</text:p>
          </table:table-cell>
          <table:table-cell office:value-type="float" office:value="-0.98117" calcext:value-type="float">
            <text:p>-0.98117</text:p>
          </table:table-cell>
          <table:table-cell office:value-type="float" office:value="-0.88748002" calcext:value-type="float">
            <text:p>-0.88748002</text:p>
          </table:table-cell>
          <table:table-cell office:value-type="float" office:value="-0.79286999" calcext:value-type="float">
            <text:p>-0.79286999</text:p>
          </table:table-cell>
          <table:table-cell office:value-type="float" office:value="-0.69918001" calcext:value-type="float">
            <text:p>-0.69918001</text:p>
          </table:table-cell>
        </table:table-row>
        <table:table-row table:style-name="ro1">
          <table:table-cell office:value-type="float" office:value="-1.14109" calcext:value-type="float">
            <text:p>-1.14109</text:p>
          </table:table-cell>
          <table:table-cell office:value-type="float" office:value="-1.0669301" calcext:value-type="float">
            <text:p>-1.0669301</text:p>
          </table:table-cell>
          <table:table-cell office:value-type="float" office:value="-0.98025" calcext:value-type="float">
            <text:p>-0.98025</text:p>
          </table:table-cell>
          <table:table-cell office:value-type="float" office:value="-0.88656002" calcext:value-type="float">
            <text:p>-0.88656002</text:p>
          </table:table-cell>
          <table:table-cell office:value-type="float" office:value="-0.79225999" calcext:value-type="float">
            <text:p>-0.79225999</text:p>
          </table:table-cell>
          <table:table-cell office:value-type="float" office:value="-0.69857001" calcext:value-type="float">
            <text:p>-0.69857001</text:p>
          </table:table-cell>
        </table:table-row>
        <table:table-row table:style-name="ro1">
          <table:table-cell office:value-type="float" office:value="-1.14048" calcext:value-type="float">
            <text:p>-1.14048</text:p>
          </table:table-cell>
          <table:table-cell office:value-type="float" office:value="-1.0663199" calcext:value-type="float">
            <text:p>-1.0663199</text:p>
          </table:table-cell>
          <table:table-cell office:value-type="float" office:value="-0.97964001" calcext:value-type="float">
            <text:p>-0.97964001</text:p>
          </table:table-cell>
          <table:table-cell office:value-type="float" office:value="-0.88564998" calcext:value-type="float">
            <text:p>-0.88564998</text:p>
          </table:table-cell>
          <table:table-cell office:value-type="float" office:value="-0.79133999" calcext:value-type="float">
            <text:p>-0.79133999</text:p>
          </table:table-cell>
          <table:table-cell office:value-type="float" office:value="-0.69796002" calcext:value-type="float">
            <text:p>-0.69796002</text:p>
          </table:table-cell>
        </table:table-row>
        <table:table-row table:style-name="ro1">
          <table:table-cell office:value-type="float" office:value="-1.13987" calcext:value-type="float">
            <text:p>-1.13987</text:p>
          </table:table-cell>
          <table:table-cell office:value-type="float" office:value="-1.0657099" calcext:value-type="float">
            <text:p>-1.0657099</text:p>
          </table:table-cell>
          <table:table-cell office:value-type="float" office:value="-0.97903001" calcext:value-type="float">
            <text:p>-0.97903001</text:p>
          </table:table-cell>
          <table:table-cell office:value-type="float" office:value="-0.88472998" calcext:value-type="float">
            <text:p>-0.88472998</text:p>
          </table:table-cell>
          <table:table-cell office:value-type="float" office:value="-0.79073" calcext:value-type="float">
            <text:p>-0.79073</text:p>
          </table:table-cell>
          <table:table-cell office:value-type="float" office:value="-0.69735003" calcext:value-type="float">
            <text:p>-0.69735003</text:p>
          </table:table-cell>
        </table:table-row>
        <table:table-row table:style-name="ro1">
          <table:table-cell office:value-type="float" office:value="-1.1392601" calcext:value-type="float">
            <text:p>-1.1392601</text:p>
          </table:table-cell>
          <table:table-cell office:value-type="float" office:value="-1.0651" calcext:value-type="float">
            <text:p>-1.0651</text:p>
          </table:table-cell>
          <table:table-cell office:value-type="float" office:value="-0.97842002" calcext:value-type="float">
            <text:p>-0.97842002</text:p>
          </table:table-cell>
          <table:table-cell office:value-type="float" office:value="-0.88382" calcext:value-type="float">
            <text:p>-0.88382</text:p>
          </table:table-cell>
          <table:table-cell office:value-type="float" office:value="-0.79012001" calcext:value-type="float">
            <text:p>-0.79012001</text:p>
          </table:table-cell>
          <table:table-cell office:value-type="float" office:value="-0.69643003" calcext:value-type="float">
            <text:p>-0.69643003</text:p>
          </table:table-cell>
        </table:table-row>
        <table:table-row table:style-name="ro1">
          <table:table-cell office:value-type="float" office:value="-1.1386499" calcext:value-type="float">
            <text:p>-1.1386499</text:p>
          </table:table-cell>
          <table:table-cell office:value-type="float" office:value="-1.06449" calcext:value-type="float">
            <text:p>-1.06449</text:p>
          </table:table-cell>
          <table:table-cell office:value-type="float" office:value="-0.97781003" calcext:value-type="float">
            <text:p>-0.97781003</text:p>
          </table:table-cell>
          <table:table-cell office:value-type="float" office:value="-0.88321" calcext:value-type="float">
            <text:p>-0.88321</text:p>
          </table:table-cell>
          <table:table-cell office:value-type="float" office:value="-0.78951001" calcext:value-type="float">
            <text:p>-0.78951001</text:p>
          </table:table-cell>
          <table:table-cell office:value-type="float" office:value="-0.69581997" calcext:value-type="float">
            <text:p>-0.69581997</text:p>
          </table:table-cell>
        </table:table-row>
        <table:table-row table:style-name="ro1">
          <table:table-cell office:value-type="float" office:value="-1.1380399" calcext:value-type="float">
            <text:p>-1.1380399</text:p>
          </table:table-cell>
          <table:table-cell office:value-type="float" office:value="-1.06388" calcext:value-type="float">
            <text:p>-1.06388</text:p>
          </table:table-cell>
          <table:table-cell office:value-type="float" office:value="-0.97689998" calcext:value-type="float">
            <text:p>-0.97689998</text:p>
          </table:table-cell>
          <table:table-cell office:value-type="float" office:value="-0.88260001" calcext:value-type="float">
            <text:p>-0.88260001</text:p>
          </table:table-cell>
          <table:table-cell office:value-type="float" office:value="-0.78860003" calcext:value-type="float">
            <text:p>-0.78860003</text:p>
          </table:table-cell>
          <table:table-cell office:value-type="float" office:value="-0.69520998" calcext:value-type="float">
            <text:p>-0.69520998</text:p>
          </table:table-cell>
        </table:table-row>
        <table:table-row table:style-name="ro1">
          <table:table-cell office:value-type="float" office:value="-1.1374201" calcext:value-type="float">
            <text:p>-1.1374201</text:p>
          </table:table-cell>
          <table:table-cell office:value-type="float" office:value="-1.06326" calcext:value-type="float">
            <text:p>-1.06326</text:p>
          </table:table-cell>
          <table:table-cell office:value-type="float" office:value="-0.97628999" calcext:value-type="float">
            <text:p>-0.97628999</text:p>
          </table:table-cell>
          <table:table-cell office:value-type="float" office:value="-0.88198" calcext:value-type="float">
            <text:p>-0.88198</text:p>
          </table:table-cell>
          <table:table-cell office:value-type="float" office:value="-0.78767997" calcext:value-type="float">
            <text:p>-0.78767997</text:p>
          </table:table-cell>
          <table:table-cell office:value-type="float" office:value="-0.69459999" calcext:value-type="float">
            <text:p>-0.69459999</text:p>
          </table:table-cell>
        </table:table-row>
        <table:table-row table:style-name="ro1">
          <table:table-cell office:value-type="float" office:value="-1.1368099" calcext:value-type="float">
            <text:p>-1.1368099</text:p>
          </table:table-cell>
          <table:table-cell office:value-type="float" office:value="-1.06265" calcext:value-type="float">
            <text:p>-1.06265</text:p>
          </table:table-cell>
          <table:table-cell office:value-type="float" office:value="-0.97567999" calcext:value-type="float">
            <text:p>-0.97567999</text:p>
          </table:table-cell>
          <table:table-cell office:value-type="float" office:value="-0.88137001" calcext:value-type="float">
            <text:p>-0.88137001</text:p>
          </table:table-cell>
          <table:table-cell office:value-type="float" office:value="-0.78676999" calcext:value-type="float">
            <text:p>-0.78676999</text:p>
          </table:table-cell>
          <table:table-cell office:value-type="float" office:value="-0.69398999" calcext:value-type="float">
            <text:p>-0.69398999</text:p>
          </table:table-cell>
        </table:table-row>
        <table:table-row table:style-name="ro1">
          <table:table-cell office:value-type="float" office:value="-1.1362" calcext:value-type="float">
            <text:p>-1.1362</text:p>
          </table:table-cell>
          <table:table-cell office:value-type="float" office:value="-1.06174" calcext:value-type="float">
            <text:p>-1.06174</text:p>
          </table:table-cell>
          <table:table-cell office:value-type="float" office:value="-0.97476" calcext:value-type="float">
            <text:p>-0.97476</text:p>
          </table:table-cell>
          <table:table-cell office:value-type="float" office:value="-0.88076001" calcext:value-type="float">
            <text:p>-0.88076001</text:p>
          </table:table-cell>
          <table:table-cell office:value-type="float" office:value="-0.78615999" calcext:value-type="float">
            <text:p>-0.78615999</text:p>
          </table:table-cell>
          <table:table-cell office:value-type="float" office:value="-0.69338" calcext:value-type="float">
            <text:p>-0.69338</text:p>
          </table:table-cell>
        </table:table-row>
        <table:table-row table:style-name="ro1">
          <table:table-cell office:value-type="float" office:value="-1.1359" calcext:value-type="float">
            <text:p>-1.1359</text:p>
          </table:table-cell>
          <table:table-cell office:value-type="float" office:value="-1.06082" calcext:value-type="float">
            <text:p>-1.06082</text:p>
          </table:table-cell>
          <table:table-cell office:value-type="float" office:value="-0.97385001" calcext:value-type="float">
            <text:p>-0.97385001</text:p>
          </table:table-cell>
          <table:table-cell office:value-type="float" office:value="-0.88015002" calcext:value-type="float">
            <text:p>-0.88015002</text:p>
          </table:table-cell>
          <table:table-cell office:value-type="float" office:value="-0.78555" calcext:value-type="float">
            <text:p>-0.78555</text:p>
          </table:table-cell>
          <table:table-cell office:value-type="float" office:value="-0.69277" calcext:value-type="float">
            <text:p>-0.69277</text:p>
          </table:table-cell>
        </table:table-row>
        <table:table-row table:style-name="ro1">
          <table:table-cell office:value-type="float" office:value="-1.13529" calcext:value-type="float">
            <text:p>-1.13529</text:p>
          </table:table-cell>
          <table:table-cell office:value-type="float" office:value="-1.06021" calcext:value-type="float">
            <text:p>-1.06021</text:p>
          </table:table-cell>
          <table:table-cell office:value-type="float" office:value="-0.97324002" calcext:value-type="float">
            <text:p>-0.97324002</text:p>
          </table:table-cell>
          <table:table-cell office:value-type="float" office:value="-0.87923998" calcext:value-type="float">
            <text:p>-0.87923998</text:p>
          </table:table-cell>
          <table:table-cell office:value-type="float" office:value="-0.78463" calcext:value-type="float">
            <text:p>-0.78463</text:p>
          </table:table-cell>
          <table:table-cell office:value-type="float" office:value="-0.69185001" calcext:value-type="float">
            <text:p>-0.69185001</text:p>
          </table:table-cell>
        </table:table-row>
        <table:table-row table:style-name="ro1">
          <table:table-cell office:value-type="float" office:value="-1.13468" calcext:value-type="float">
            <text:p>-1.13468</text:p>
          </table:table-cell>
          <table:table-cell office:value-type="float" office:value="-1.0596" calcext:value-type="float">
            <text:p>-1.0596</text:p>
          </table:table-cell>
          <table:table-cell office:value-type="float" office:value="-0.97262001" calcext:value-type="float">
            <text:p>-0.97262001</text:p>
          </table:table-cell>
          <table:table-cell office:value-type="float" office:value="-0.87831998" calcext:value-type="float">
            <text:p>-0.87831998</text:p>
          </table:table-cell>
          <table:table-cell office:value-type="float" office:value="-0.78372002" calcext:value-type="float">
            <text:p>-0.78372002</text:p>
          </table:table-cell>
          <table:table-cell office:value-type="float" office:value="-0.69124001" calcext:value-type="float">
            <text:p>-0.69124001</text:p>
          </table:table-cell>
        </table:table-row>
        <table:table-row table:style-name="ro1">
          <table:table-cell office:value-type="float" office:value="-1.13407" calcext:value-type="float">
            <text:p>-1.13407</text:p>
          </table:table-cell>
          <table:table-cell office:value-type="float" office:value="-1.05869" calcext:value-type="float">
            <text:p>-1.05869</text:p>
          </table:table-cell>
          <table:table-cell office:value-type="float" office:value="-0.97201002" calcext:value-type="float">
            <text:p>-0.97201002</text:p>
          </table:table-cell>
          <table:table-cell office:value-type="float" office:value="-0.87740999" calcext:value-type="float">
            <text:p>-0.87740999</text:p>
          </table:table-cell>
          <table:table-cell office:value-type="float" office:value="-0.78280002" calcext:value-type="float">
            <text:p>-0.78280002</text:p>
          </table:table-cell>
          <table:table-cell office:value-type="float" office:value="-0.69033003" calcext:value-type="float">
            <text:p>-0.69033003</text:p>
          </table:table-cell>
        </table:table-row>
        <table:table-row table:style-name="ro1">
          <table:table-cell office:value-type="float" office:value="-1.13346" calcext:value-type="float">
            <text:p>-1.13346</text:p>
          </table:table-cell>
          <table:table-cell office:value-type="float" office:value="-1.05808" calcext:value-type="float">
            <text:p>-1.05808</text:p>
          </table:table-cell>
          <table:table-cell office:value-type="float" office:value="-0.97140002" calcext:value-type="float">
            <text:p>-0.97140002</text:p>
          </table:table-cell>
          <table:table-cell office:value-type="float" office:value="-0.87649" calcext:value-type="float">
            <text:p>-0.87649</text:p>
          </table:table-cell>
          <table:table-cell office:value-type="float" office:value="-0.78219002" calcext:value-type="float">
            <text:p>-0.78219002</text:p>
          </table:table-cell>
          <table:table-cell office:value-type="float" office:value="-0.68971997" calcext:value-type="float">
            <text:p>-0.68971997</text:p>
          </table:table-cell>
        </table:table-row>
        <table:table-row table:style-name="ro1">
          <table:table-cell office:value-type="float" office:value="-1.1328501" calcext:value-type="float">
            <text:p>-1.1328501</text:p>
          </table:table-cell>
          <table:table-cell office:value-type="float" office:value="-1.05747" calcext:value-type="float">
            <text:p>-1.05747</text:p>
          </table:table-cell>
          <table:table-cell office:value-type="float" office:value="-0.97048998" calcext:value-type="float">
            <text:p>-0.97048998</text:p>
          </table:table-cell>
          <table:table-cell office:value-type="float" office:value="-0.87588" calcext:value-type="float">
            <text:p>-0.87588</text:p>
          </table:table-cell>
          <table:table-cell office:value-type="float" office:value="-0.78127003" calcext:value-type="float">
            <text:p>-0.78127003</text:p>
          </table:table-cell>
          <table:table-cell office:value-type="float" office:value="-0.68910998" calcext:value-type="float">
            <text:p>-0.68910998</text:p>
          </table:table-cell>
        </table:table-row>
        <table:table-row table:style-name="ro1">
          <table:table-cell office:value-type="float" office:value="-1.1316299" calcext:value-type="float">
            <text:p>-1.1316299</text:p>
          </table:table-cell>
          <table:table-cell office:value-type="float" office:value="-1.05686" calcext:value-type="float">
            <text:p>-1.05686</text:p>
          </table:table-cell>
          <table:table-cell office:value-type="float" office:value="-0.96987998" calcext:value-type="float">
            <text:p>-0.96987998</text:p>
          </table:table-cell>
          <table:table-cell office:value-type="float" office:value="-0.87527001" calcext:value-type="float">
            <text:p>-0.87527001</text:p>
          </table:table-cell>
          <table:table-cell office:value-type="float" office:value="-0.78065997" calcext:value-type="float">
            <text:p>-0.78065997</text:p>
          </table:table-cell>
          <table:table-cell office:value-type="float" office:value="-0.68849999" calcext:value-type="float">
            <text:p>-0.68849999</text:p>
          </table:table-cell>
        </table:table-row>
        <table:table-row table:style-name="ro1">
          <table:table-cell office:value-type="float" office:value="-1.13132" calcext:value-type="float">
            <text:p>-1.13132</text:p>
          </table:table-cell>
          <table:table-cell office:value-type="float" office:value="-1.05625" calcext:value-type="float">
            <text:p>-1.05625</text:p>
          </table:table-cell>
          <table:table-cell office:value-type="float" office:value="-0.96926999" calcext:value-type="float">
            <text:p>-0.96926999</text:p>
          </table:table-cell>
          <table:table-cell office:value-type="float" office:value="-0.87466002" calcext:value-type="float">
            <text:p>-0.87466002</text:p>
          </table:table-cell>
          <table:table-cell office:value-type="float" office:value="-0.78004998" calcext:value-type="float">
            <text:p>-0.78004998</text:p>
          </table:table-cell>
          <table:table-cell office:value-type="float" office:value="-0.68757999" calcext:value-type="float">
            <text:p>-0.68757999</text:p>
          </table:table-cell>
        </table:table-row>
        <table:table-row table:style-name="ro1">
          <table:table-cell office:value-type="float" office:value="-1.13071" calcext:value-type="float">
            <text:p>-1.13071</text:p>
          </table:table-cell>
          <table:table-cell office:value-type="float" office:value="-1.05564" calcext:value-type="float">
            <text:p>-1.05564</text:p>
          </table:table-cell>
          <table:table-cell office:value-type="float" office:value="-0.96866" calcext:value-type="float">
            <text:p>-0.96866</text:p>
          </table:table-cell>
          <table:table-cell office:value-type="float" office:value="-0.87405002" calcext:value-type="float">
            <text:p>-0.87405002</text:p>
          </table:table-cell>
          <table:table-cell office:value-type="float" office:value="-0.77943999" calcext:value-type="float">
            <text:p>-0.77943999</text:p>
          </table:table-cell>
          <table:table-cell office:value-type="float" office:value="-0.68667001" calcext:value-type="float">
            <text:p>-0.68667001</text:p>
          </table:table-cell>
        </table:table-row>
        <table:table-row table:style-name="ro1">
          <table:table-cell office:value-type="float" office:value="-1.1301" calcext:value-type="float">
            <text:p>-1.1301</text:p>
          </table:table-cell>
          <table:table-cell office:value-type="float" office:value="-1.05502" calcext:value-type="float">
            <text:p>-1.05502</text:p>
          </table:table-cell>
          <table:table-cell office:value-type="float" office:value="-0.96774" calcext:value-type="float">
            <text:p>-0.96774</text:p>
          </table:table-cell>
          <table:table-cell office:value-type="float" office:value="-0.87344003" calcext:value-type="float">
            <text:p>-0.87344003</text:p>
          </table:table-cell>
          <table:table-cell office:value-type="float" office:value="-0.77853" calcext:value-type="float">
            <text:p>-0.77853</text:p>
          </table:table-cell>
          <table:table-cell office:value-type="float" office:value="-0.68575001" calcext:value-type="float">
            <text:p>-0.68575001</text:p>
          </table:table-cell>
        </table:table-row>
        <table:table-row table:style-name="ro1">
          <table:table-cell office:value-type="float" office:value="-1.12949" calcext:value-type="float">
            <text:p>-1.12949</text:p>
          </table:table-cell>
          <table:table-cell office:value-type="float" office:value="-1.0541101" calcext:value-type="float">
            <text:p>-1.0541101</text:p>
          </table:table-cell>
          <table:table-cell office:value-type="float" office:value="-0.96683002" calcext:value-type="float">
            <text:p>-0.96683002</text:p>
          </table:table-cell>
          <table:table-cell office:value-type="float" office:value="-0.87282997" calcext:value-type="float">
            <text:p>-0.87282997</text:p>
          </table:table-cell>
          <table:table-cell office:value-type="float" office:value="-0.77761" calcext:value-type="float">
            <text:p>-0.77761</text:p>
          </table:table-cell>
          <table:table-cell office:value-type="float" office:value="-0.68484002" calcext:value-type="float">
            <text:p>-0.68484002</text:p>
          </table:table-cell>
        </table:table-row>
        <table:table-row table:style-name="ro1">
          <table:table-cell office:value-type="float" office:value="-1.12888" calcext:value-type="float">
            <text:p>-1.12888</text:p>
          </table:table-cell>
          <table:table-cell office:value-type="float" office:value="-1.0535001" calcext:value-type="float">
            <text:p>-1.0535001</text:p>
          </table:table-cell>
          <table:table-cell office:value-type="float" office:value="-0.96591002" calcext:value-type="float">
            <text:p>-0.96591002</text:p>
          </table:table-cell>
          <table:table-cell office:value-type="float" office:value="-0.87190998" calcext:value-type="float">
            <text:p>-0.87190998</text:p>
          </table:table-cell>
          <table:table-cell office:value-type="float" office:value="-0.77670002" calcext:value-type="float">
            <text:p>-0.77670002</text:p>
          </table:table-cell>
          <table:table-cell office:value-type="float" office:value="-0.68422002" calcext:value-type="float">
            <text:p>-0.68422002</text:p>
          </table:table-cell>
        </table:table-row>
        <table:table-row table:style-name="ro1">
          <table:table-cell office:value-type="float" office:value="-1.12827" calcext:value-type="float">
            <text:p>-1.12827</text:p>
          </table:table-cell>
          <table:table-cell office:value-type="float" office:value="-1.0528899" calcext:value-type="float">
            <text:p>-1.0528899</text:p>
          </table:table-cell>
          <table:table-cell office:value-type="float" office:value="-0.96530002" calcext:value-type="float">
            <text:p>-0.96530002</text:p>
          </table:table-cell>
          <table:table-cell office:value-type="float" office:value="-0.87129998" calcext:value-type="float">
            <text:p>-0.87129998</text:p>
          </table:table-cell>
          <table:table-cell office:value-type="float" office:value="-0.77609003" calcext:value-type="float">
            <text:p>-0.77609003</text:p>
          </table:table-cell>
          <table:table-cell office:value-type="float" office:value="-0.68330997" calcext:value-type="float">
            <text:p>-0.68330997</text:p>
          </table:table-cell>
        </table:table-row>
        <table:table-row table:style-name="ro1">
          <table:table-cell office:value-type="float" office:value="-1.12766" calcext:value-type="float">
            <text:p>-1.12766</text:p>
          </table:table-cell>
          <table:table-cell office:value-type="float" office:value="-1.0522799" calcext:value-type="float">
            <text:p>-1.0522799</text:p>
          </table:table-cell>
          <table:table-cell office:value-type="float" office:value="-0.96438003" calcext:value-type="float">
            <text:p>-0.96438003</text:p>
          </table:table-cell>
          <table:table-cell office:value-type="float" office:value="-0.87068999" calcext:value-type="float">
            <text:p>-0.87068999</text:p>
          </table:table-cell>
          <table:table-cell office:value-type="float" office:value="-0.77547997" calcext:value-type="float">
            <text:p>-0.77547997</text:p>
          </table:table-cell>
          <table:table-cell office:value-type="float" office:value="-0.68238997" calcext:value-type="float">
            <text:p>-0.68238997</text:p>
          </table:table-cell>
        </table:table-row>
        <table:table-row table:style-name="ro1">
          <table:table-cell office:value-type="float" office:value="-1.12705" calcext:value-type="float">
            <text:p>-1.12705</text:p>
          </table:table-cell>
          <table:table-cell office:value-type="float" office:value="-1.05167" calcext:value-type="float">
            <text:p>-1.05167</text:p>
          </table:table-cell>
          <table:table-cell office:value-type="float" office:value="-0.96346998" calcext:value-type="float">
            <text:p>-0.96346998</text:p>
          </table:table-cell>
          <table:table-cell office:value-type="float" office:value="-0.87007999" calcext:value-type="float">
            <text:p>-0.87007999</text:p>
          </table:table-cell>
          <table:table-cell office:value-type="float" office:value="-0.77486002" calcext:value-type="float">
            <text:p>-0.77486002</text:p>
          </table:table-cell>
          <table:table-cell office:value-type="float" office:value="-0.68177998" calcext:value-type="float">
            <text:p>-0.68177998</text:p>
          </table:table-cell>
        </table:table-row>
        <table:table-row table:style-name="ro1">
          <table:table-cell office:value-type="float" office:value="-1.12644" calcext:value-type="float">
            <text:p>-1.12644</text:p>
          </table:table-cell>
          <table:table-cell office:value-type="float" office:value="-1.05106" calcext:value-type="float">
            <text:p>-1.05106</text:p>
          </table:table-cell>
          <table:table-cell office:value-type="float" office:value="-0.96285999" calcext:value-type="float">
            <text:p>-0.96285999</text:p>
          </table:table-cell>
          <table:table-cell office:value-type="float" office:value="-0.86947" calcext:value-type="float">
            <text:p>-0.86947</text:p>
          </table:table-cell>
          <table:table-cell office:value-type="float" office:value="-0.77394998" calcext:value-type="float">
            <text:p>-0.77394998</text:p>
          </table:table-cell>
          <table:table-cell office:value-type="float" office:value="-0.68116999" calcext:value-type="float">
            <text:p>-0.68116999</text:p>
          </table:table-cell>
        </table:table-row>
        <table:table-row table:style-name="ro1">
          <table:table-cell office:value-type="float" office:value="-1.1258301" calcext:value-type="float">
            <text:p>-1.1258301</text:p>
          </table:table-cell>
          <table:table-cell office:value-type="float" office:value="-1.05045" calcext:value-type="float">
            <text:p>-1.05045</text:p>
          </table:table-cell>
          <table:table-cell office:value-type="float" office:value="-0.96193999" calcext:value-type="float">
            <text:p>-0.96193999</text:p>
          </table:table-cell>
          <table:table-cell office:value-type="float" office:value="-0.86886001" calcext:value-type="float">
            <text:p>-0.86886001</text:p>
          </table:table-cell>
          <table:table-cell office:value-type="float" office:value="-0.77333999" calcext:value-type="float">
            <text:p>-0.77333999</text:p>
          </table:table-cell>
          <table:table-cell office:value-type="float" office:value="-0.68026" calcext:value-type="float">
            <text:p>-0.68026</text:p>
          </table:table-cell>
        </table:table-row>
        <table:table-row table:style-name="ro1">
          <table:table-cell office:value-type="float" office:value="-1.1252199" calcext:value-type="float">
            <text:p>-1.1252199</text:p>
          </table:table-cell>
          <table:table-cell office:value-type="float" office:value="-1.04984" calcext:value-type="float">
            <text:p>-1.04984</text:p>
          </table:table-cell>
          <table:table-cell office:value-type="float" office:value="-0.96103001" calcext:value-type="float">
            <text:p>-0.96103001</text:p>
          </table:table-cell>
          <table:table-cell office:value-type="float" office:value="-0.86825001" calcext:value-type="float">
            <text:p>-0.86825001</text:p>
          </table:table-cell>
          <table:table-cell office:value-type="float" office:value="-0.77272999" calcext:value-type="float">
            <text:p>-0.77272999</text:p>
          </table:table-cell>
          <table:table-cell office:value-type="float" office:value="-0.67934" calcext:value-type="float">
            <text:p>-0.67934</text:p>
          </table:table-cell>
        </table:table-row>
        <table:table-row table:style-name="ro1">
          <table:table-cell office:value-type="float" office:value="-1.1246099" calcext:value-type="float">
            <text:p>-1.1246099</text:p>
          </table:table-cell>
          <table:table-cell office:value-type="float" office:value="-1.04923" calcext:value-type="float">
            <text:p>-1.04923</text:p>
          </table:table-cell>
          <table:table-cell office:value-type="float" office:value="-0.96011001" calcext:value-type="float">
            <text:p>-0.96011001</text:p>
          </table:table-cell>
          <table:table-cell office:value-type="float" office:value="-0.86734003" calcext:value-type="float">
            <text:p>-0.86734003</text:p>
          </table:table-cell>
          <table:table-cell office:value-type="float" office:value="-0.77181" calcext:value-type="float">
            <text:p>-0.77181</text:p>
          </table:table-cell>
          <table:table-cell office:value-type="float" office:value="-0.67843002" calcext:value-type="float">
            <text:p>-0.67843002</text:p>
          </table:table-cell>
        </table:table-row>
        <table:table-row table:style-name="ro1">
          <table:table-cell office:value-type="float" office:value="-1.124" calcext:value-type="float">
            <text:p>-1.124</text:p>
          </table:table-cell>
          <table:table-cell office:value-type="float" office:value="-1.04862" calcext:value-type="float">
            <text:p>-1.04862</text:p>
          </table:table-cell>
          <table:table-cell office:value-type="float" office:value="-0.95920002" calcext:value-type="float">
            <text:p>-0.95920002</text:p>
          </table:table-cell>
          <table:table-cell office:value-type="float" office:value="-0.86641997" calcext:value-type="float">
            <text:p>-0.86641997</text:p>
          </table:table-cell>
          <table:table-cell office:value-type="float" office:value="-0.77059001" calcext:value-type="float">
            <text:p>-0.77059001</text:p>
          </table:table-cell>
          <table:table-cell office:value-type="float" office:value="-0.67751002" calcext:value-type="float">
            <text:p>-0.67751002</text:p>
          </table:table-cell>
        </table:table-row>
        <table:table-row table:style-name="ro1">
          <table:table-cell office:value-type="float" office:value="-1.12339" calcext:value-type="float">
            <text:p>-1.12339</text:p>
          </table:table-cell>
          <table:table-cell office:value-type="float" office:value="-1.0474" calcext:value-type="float">
            <text:p>-1.0474</text:p>
          </table:table-cell>
          <table:table-cell office:value-type="float" office:value="-0.95828003" calcext:value-type="float">
            <text:p>-0.95828003</text:p>
          </table:table-cell>
          <table:table-cell office:value-type="float" office:value="-0.86580998" calcext:value-type="float">
            <text:p>-0.86580998</text:p>
          </table:table-cell>
          <table:table-cell office:value-type="float" office:value="-0.76968002" calcext:value-type="float">
            <text:p>-0.76968002</text:p>
          </table:table-cell>
          <table:table-cell office:value-type="float" office:value="-0.67690003" calcext:value-type="float">
            <text:p>-0.67690003</text:p>
          </table:table-cell>
        </table:table-row>
        <table:table-row table:style-name="ro1">
          <table:table-cell office:value-type="float" office:value="-1.12278" calcext:value-type="float">
            <text:p>-1.12278</text:p>
          </table:table-cell>
          <table:table-cell office:value-type="float" office:value="-1.04678" calcext:value-type="float">
            <text:p>-1.04678</text:p>
          </table:table-cell>
          <table:table-cell office:value-type="float" office:value="-0.95766997" calcext:value-type="float">
            <text:p>-0.95766997</text:p>
          </table:table-cell>
          <table:table-cell office:value-type="float" office:value="-0.86519998" calcext:value-type="float">
            <text:p>-0.86519998</text:p>
          </table:table-cell>
          <table:table-cell office:value-type="float" office:value="-0.76907003" calcext:value-type="float">
            <text:p>-0.76907003</text:p>
          </table:table-cell>
          <table:table-cell office:value-type="float" office:value="-0.67628998" calcext:value-type="float">
            <text:p>-0.67628998</text:p>
          </table:table-cell>
        </table:table-row>
        <table:table-row table:style-name="ro1">
          <table:table-cell office:value-type="float" office:value="-1.12217" calcext:value-type="float">
            <text:p>-1.12217</text:p>
          </table:table-cell>
          <table:table-cell office:value-type="float" office:value="-1.04617" calcext:value-type="float">
            <text:p>-1.04617</text:p>
          </table:table-cell>
          <table:table-cell office:value-type="float" office:value="-0.95705998" calcext:value-type="float">
            <text:p>-0.95705998</text:p>
          </table:table-cell>
          <table:table-cell office:value-type="float" office:value="-0.86458999" calcext:value-type="float">
            <text:p>-0.86458999</text:p>
          </table:table-cell>
          <table:table-cell office:value-type="float" office:value="-0.76845998" calcext:value-type="float">
            <text:p>-0.76845998</text:p>
          </table:table-cell>
          <table:table-cell office:value-type="float" office:value="-0.67567998" calcext:value-type="float">
            <text:p>-0.67567998</text:p>
          </table:table-cell>
        </table:table-row>
        <table:table-row table:style-name="ro1">
          <table:table-cell office:value-type="float" office:value="-1.12156" calcext:value-type="float">
            <text:p>-1.12156</text:p>
          </table:table-cell>
          <table:table-cell office:value-type="float" office:value="-1.04556" calcext:value-type="float">
            <text:p>-1.04556</text:p>
          </table:table-cell>
          <table:table-cell office:value-type="float" office:value="-0.95644999" calcext:value-type="float">
            <text:p>-0.95644999</text:p>
          </table:table-cell>
          <table:table-cell office:value-type="float" office:value="-0.86398" calcext:value-type="float">
            <text:p>-0.86398</text:p>
          </table:table-cell>
          <table:table-cell office:value-type="float" office:value="-0.76784998" calcext:value-type="float">
            <text:p>-0.76784998</text:p>
          </table:table-cell>
          <table:table-cell office:value-type="float" office:value="-0.67506999" calcext:value-type="float">
            <text:p>-0.67506999</text:p>
          </table:table-cell>
        </table:table-row>
        <table:table-row table:style-name="ro1">
          <table:table-cell office:value-type="float" office:value="-1.12094" calcext:value-type="float">
            <text:p>-1.12094</text:p>
          </table:table-cell>
          <table:table-cell office:value-type="float" office:value="-1.04495" calcext:value-type="float">
            <text:p>-1.04495</text:p>
          </table:table-cell>
          <table:table-cell office:value-type="float" office:value="-0.95583999" calcext:value-type="float">
            <text:p>-0.95583999</text:p>
          </table:table-cell>
          <table:table-cell office:value-type="float" office:value="-0.86306" calcext:value-type="float">
            <text:p>-0.86306</text:p>
          </table:table-cell>
          <table:table-cell office:value-type="float" office:value="-0.76723999" calcext:value-type="float">
            <text:p>-0.76723999</text:p>
          </table:table-cell>
          <table:table-cell office:value-type="float" office:value="-0.67445999" calcext:value-type="float">
            <text:p>-0.67445999</text:p>
          </table:table-cell>
        </table:table-row>
        <table:table-row table:style-name="ro1">
          <table:table-cell office:value-type="float" office:value="-1.12033" calcext:value-type="float">
            <text:p>-1.12033</text:p>
          </table:table-cell>
          <table:table-cell office:value-type="float" office:value="-1.04404" calcext:value-type="float">
            <text:p>-1.04404</text:p>
          </table:table-cell>
          <table:table-cell office:value-type="float" office:value="-0.95491999" calcext:value-type="float">
            <text:p>-0.95491999</text:p>
          </table:table-cell>
          <table:table-cell office:value-type="float" office:value="-0.86245" calcext:value-type="float">
            <text:p>-0.86245</text:p>
          </table:table-cell>
          <table:table-cell office:value-type="float" office:value="-0.76661998" calcext:value-type="float">
            <text:p>-0.76661998</text:p>
          </table:table-cell>
          <table:table-cell office:value-type="float" office:value="-0.67354" calcext:value-type="float">
            <text:p>-0.67354</text:p>
          </table:table-cell>
        </table:table-row>
        <table:table-row table:style-name="ro1">
          <table:table-cell office:value-type="float" office:value="-1.11972" calcext:value-type="float">
            <text:p>-1.11972</text:p>
          </table:table-cell>
          <table:table-cell office:value-type="float" office:value="-1.04312" calcext:value-type="float">
            <text:p>-1.04312</text:p>
          </table:table-cell>
          <table:table-cell office:value-type="float" office:value="-0.95401001" calcext:value-type="float">
            <text:p>-0.95401001</text:p>
          </table:table-cell>
          <table:table-cell office:value-type="float" office:value="-0.86184001" calcext:value-type="float">
            <text:p>-0.86184001</text:p>
          </table:table-cell>
          <table:table-cell office:value-type="float" office:value="-0.76600999" calcext:value-type="float">
            <text:p>-0.76600999</text:p>
          </table:table-cell>
          <table:table-cell office:value-type="float" office:value="-0.67263001" calcext:value-type="float">
            <text:p>-0.67263001</text:p>
          </table:table-cell>
        </table:table-row>
        <table:table-row table:style-name="ro1">
          <table:table-cell office:value-type="float" office:value="-1.11911" calcext:value-type="float">
            <text:p>-1.11911</text:p>
          </table:table-cell>
          <table:table-cell office:value-type="float" office:value="-1.04251" calcext:value-type="float">
            <text:p>-1.04251</text:p>
          </table:table-cell>
          <table:table-cell office:value-type="float" office:value="-0.95309001" calcext:value-type="float">
            <text:p>-0.95309001</text:p>
          </table:table-cell>
          <table:table-cell office:value-type="float" office:value="-0.86123002" calcext:value-type="float">
            <text:p>-0.86123002</text:p>
          </table:table-cell>
          <table:table-cell office:value-type="float" office:value="-0.76539999" calcext:value-type="float">
            <text:p>-0.76539999</text:p>
          </table:table-cell>
          <table:table-cell office:value-type="float" office:value="-0.67202002" calcext:value-type="float">
            <text:p>-0.67202002</text:p>
          </table:table-cell>
        </table:table-row>
        <table:table-row table:style-name="ro1">
          <table:table-cell office:value-type="float" office:value="-1.1185" calcext:value-type="float">
            <text:p>-1.1185</text:p>
          </table:table-cell>
          <table:table-cell office:value-type="float" office:value="-1.0416" calcext:value-type="float">
            <text:p>-1.0416</text:p>
          </table:table-cell>
          <table:table-cell office:value-type="float" office:value="-0.95218003" calcext:value-type="float">
            <text:p>-0.95218003</text:p>
          </table:table-cell>
          <table:table-cell office:value-type="float" office:value="-0.86062002" calcext:value-type="float">
            <text:p>-0.86062002</text:p>
          </table:table-cell>
          <table:table-cell office:value-type="float" office:value="-0.76479" calcext:value-type="float">
            <text:p>-0.76479</text:p>
          </table:table-cell>
          <table:table-cell office:value-type="float" office:value="-0.67141002" calcext:value-type="float">
            <text:p>-0.67141002</text:p>
          </table:table-cell>
        </table:table-row>
        <table:table-row table:style-name="ro1">
          <table:table-cell office:value-type="float" office:value="-1.11789" calcext:value-type="float">
            <text:p>-1.11789</text:p>
          </table:table-cell>
          <table:table-cell office:value-type="float" office:value="-1.04099" calcext:value-type="float">
            <text:p>-1.04099</text:p>
          </table:table-cell>
          <table:table-cell office:value-type="float" office:value="-0.95156997" calcext:value-type="float">
            <text:p>-0.95156997</text:p>
          </table:table-cell>
          <table:table-cell office:value-type="float" office:value="-0.86001003" calcext:value-type="float">
            <text:p>-0.86001003</text:p>
          </table:table-cell>
          <table:table-cell office:value-type="float" office:value="-0.76418" calcext:value-type="float">
            <text:p>-0.76418</text:p>
          </table:table-cell>
          <table:table-cell office:value-type="float" office:value="-0.67079997" calcext:value-type="float">
            <text:p>-0.67079997</text:p>
          </table:table-cell>
        </table:table-row>
        <table:table-row table:style-name="ro1">
          <table:table-cell office:value-type="float" office:value="-1.11728" calcext:value-type="float">
            <text:p>-1.11728</text:p>
          </table:table-cell>
          <table:table-cell office:value-type="float" office:value="-1.04038" calcext:value-type="float">
            <text:p>-1.04038</text:p>
          </table:table-cell>
          <table:table-cell office:value-type="float" office:value="-0.95095998" calcext:value-type="float">
            <text:p>-0.95095998</text:p>
          </table:table-cell>
          <table:table-cell office:value-type="float" office:value="-0.85939997" calcext:value-type="float">
            <text:p>-0.85939997</text:p>
          </table:table-cell>
          <table:table-cell office:value-type="float" office:value="-0.76357001" calcext:value-type="float">
            <text:p>-0.76357001</text:p>
          </table:table-cell>
          <table:table-cell office:value-type="float" office:value="-0.67018998" calcext:value-type="float">
            <text:p>-0.67018998</text:p>
          </table:table-cell>
        </table:table-row>
        <table:table-row table:style-name="ro1">
          <table:table-cell office:value-type="float" office:value="-1.11667" calcext:value-type="float">
            <text:p>-1.11667</text:p>
          </table:table-cell>
          <table:table-cell office:value-type="float" office:value="-1.03977" calcext:value-type="float">
            <text:p>-1.03977</text:p>
          </table:table-cell>
          <table:table-cell office:value-type="float" office:value="-0.95034999" calcext:value-type="float">
            <text:p>-0.95034999</text:p>
          </table:table-cell>
          <table:table-cell office:value-type="float" office:value="-0.85848999" calcext:value-type="float">
            <text:p>-0.85848999</text:p>
          </table:table-cell>
          <table:table-cell office:value-type="float" office:value="-0.76266003" calcext:value-type="float">
            <text:p>-0.76266003</text:p>
          </table:table-cell>
          <table:table-cell office:value-type="float" office:value="-0.66957998" calcext:value-type="float">
            <text:p>-0.66957998</text:p>
          </table:table-cell>
        </table:table-row>
        <table:table-row table:style-name="ro1">
          <table:table-cell office:value-type="float" office:value="-1.11606" calcext:value-type="float">
            <text:p>-1.11606</text:p>
          </table:table-cell>
          <table:table-cell office:value-type="float" office:value="-1.03916" calcext:value-type="float">
            <text:p>-1.03916</text:p>
          </table:table-cell>
          <table:table-cell office:value-type="float" office:value="-0.94973999" calcext:value-type="float">
            <text:p>-0.94973999</text:p>
          </table:table-cell>
          <table:table-cell office:value-type="float" office:value="-0.85756999" calcext:value-type="float">
            <text:p>-0.85756999</text:p>
          </table:table-cell>
          <table:table-cell office:value-type="float" office:value="-0.76204997" calcext:value-type="float">
            <text:p>-0.76204997</text:p>
          </table:table-cell>
          <table:table-cell office:value-type="float" office:value="-0.66865999" calcext:value-type="float">
            <text:p>-0.66865999</text:p>
          </table:table-cell>
        </table:table-row>
        <table:table-row table:style-name="ro1">
          <table:table-cell office:value-type="float" office:value="-1.11545" calcext:value-type="float">
            <text:p>-1.11545</text:p>
          </table:table-cell>
          <table:table-cell office:value-type="float" office:value="-1.03854" calcext:value-type="float">
            <text:p>-1.03854</text:p>
          </table:table-cell>
          <table:table-cell office:value-type="float" office:value="-0.94913" calcext:value-type="float">
            <text:p>-0.94913</text:p>
          </table:table-cell>
          <table:table-cell office:value-type="float" office:value="-0.85664999" calcext:value-type="float">
            <text:p>-0.85664999</text:p>
          </table:table-cell>
          <table:table-cell office:value-type="float" office:value="-0.76143998" calcext:value-type="float">
            <text:p>-0.76143998</text:p>
          </table:table-cell>
          <table:table-cell office:value-type="float" office:value="-0.66804999" calcext:value-type="float">
            <text:p>-0.66804999</text:p>
          </table:table-cell>
        </table:table-row>
        <table:table-row table:style-name="ro1">
          <table:table-cell office:value-type="float" office:value="-1.11484" calcext:value-type="float">
            <text:p>-1.11484</text:p>
          </table:table-cell>
          <table:table-cell office:value-type="float" office:value="-1.03793" calcext:value-type="float">
            <text:p>-1.03793</text:p>
          </table:table-cell>
          <table:table-cell office:value-type="float" office:value="-0.94821" calcext:value-type="float">
            <text:p>-0.94821</text:p>
          </table:table-cell>
          <table:table-cell office:value-type="float" office:value="-0.85604" calcext:value-type="float">
            <text:p>-0.85604</text:p>
          </table:table-cell>
          <table:table-cell office:value-type="float" office:value="-0.76082999" calcext:value-type="float">
            <text:p>-0.76082999</text:p>
          </table:table-cell>
          <table:table-cell office:value-type="float" office:value="-0.66744" calcext:value-type="float">
            <text:p>-0.66744</text:p>
          </table:table-cell>
        </table:table-row>
        <table:table-row table:style-name="ro1">
          <table:table-cell office:value-type="float" office:value="-1.11423" calcext:value-type="float">
            <text:p>-1.11423</text:p>
          </table:table-cell>
          <table:table-cell office:value-type="float" office:value="-1.03732" calcext:value-type="float">
            <text:p>-1.03732</text:p>
          </table:table-cell>
          <table:table-cell office:value-type="float" office:value="-0.94760001" calcext:value-type="float">
            <text:p>-0.94760001</text:p>
          </table:table-cell>
          <table:table-cell office:value-type="float" office:value="-0.85543001" calcext:value-type="float">
            <text:p>-0.85543001</text:p>
          </table:table-cell>
          <table:table-cell office:value-type="float" office:value="-0.76021999" calcext:value-type="float">
            <text:p>-0.76021999</text:p>
          </table:table-cell>
          <table:table-cell office:value-type="float" office:value="-0.66683" calcext:value-type="float">
            <text:p>-0.66683</text:p>
          </table:table-cell>
        </table:table-row>
        <table:table-row table:style-name="ro1">
          <table:table-cell office:value-type="float" office:value="-1.11362" calcext:value-type="float">
            <text:p>-1.11362</text:p>
          </table:table-cell>
          <table:table-cell office:value-type="float" office:value="-1.03671" calcext:value-type="float">
            <text:p>-1.03671</text:p>
          </table:table-cell>
          <table:table-cell office:value-type="float" office:value="-0.94699001" calcext:value-type="float">
            <text:p>-0.94699001</text:p>
          </table:table-cell>
          <table:table-cell office:value-type="float" office:value="-0.85482001" calcext:value-type="float">
            <text:p>-0.85482001</text:p>
          </table:table-cell>
          <table:table-cell office:value-type="float" office:value="-0.75961" calcext:value-type="float">
            <text:p>-0.75961</text:p>
          </table:table-cell>
          <table:table-cell office:value-type="float" office:value="-0.66591001" calcext:value-type="float">
            <text:p>-0.66591001</text:p>
          </table:table-cell>
        </table:table-row>
        <table:table-row table:style-name="ro1">
          <table:table-cell office:value-type="float" office:value="-1.11301" calcext:value-type="float">
            <text:p>-1.11301</text:p>
          </table:table-cell>
          <table:table-cell office:value-type="float" office:value="-1.0361" calcext:value-type="float">
            <text:p>-1.0361</text:p>
          </table:table-cell>
          <table:table-cell office:value-type="float" office:value="-0.94607002" calcext:value-type="float">
            <text:p>-0.94607002</text:p>
          </table:table-cell>
          <table:table-cell office:value-type="float" office:value="-0.85421002" calcext:value-type="float">
            <text:p>-0.85421002</text:p>
          </table:table-cell>
          <table:table-cell office:value-type="float" office:value="-0.759" calcext:value-type="float">
            <text:p>-0.759</text:p>
          </table:table-cell>
          <table:table-cell office:value-type="float" office:value="-0.66530001" calcext:value-type="float">
            <text:p>-0.66530001</text:p>
          </table:table-cell>
        </table:table-row>
        <table:table-row table:style-name="ro1">
          <table:table-cell office:value-type="float" office:value="-1.1124001" calcext:value-type="float">
            <text:p>-1.1124001</text:p>
          </table:table-cell>
          <table:table-cell office:value-type="float" office:value="-1.03549" calcext:value-type="float">
            <text:p>-1.03549</text:p>
          </table:table-cell>
          <table:table-cell office:value-type="float" office:value="-0.94515997" calcext:value-type="float">
            <text:p>-0.94515997</text:p>
          </table:table-cell>
          <table:table-cell office:value-type="float" office:value="-0.85360003" calcext:value-type="float">
            <text:p>-0.85360003</text:p>
          </table:table-cell>
          <table:table-cell office:value-type="float" office:value="-0.75838" calcext:value-type="float">
            <text:p>-0.75838</text:p>
          </table:table-cell>
          <table:table-cell office:value-type="float" office:value="-0.66439003" calcext:value-type="float">
            <text:p>-0.66439003</text:p>
          </table:table-cell>
        </table:table-row>
        <table:table-row table:style-name="ro1">
          <table:table-cell office:value-type="float" office:value="-1.1117899" calcext:value-type="float">
            <text:p>-1.1117899</text:p>
          </table:table-cell>
          <table:table-cell office:value-type="float" office:value="-1.03488" calcext:value-type="float">
            <text:p>-1.03488</text:p>
          </table:table-cell>
          <table:table-cell office:value-type="float" office:value="-0.94454998" calcext:value-type="float">
            <text:p>-0.94454998</text:p>
          </table:table-cell>
          <table:table-cell office:value-type="float" office:value="-0.85298997" calcext:value-type="float">
            <text:p>-0.85298997</text:p>
          </table:table-cell>
          <table:table-cell office:value-type="float" office:value="-0.75747001" calcext:value-type="float">
            <text:p>-0.75747001</text:p>
          </table:table-cell>
          <table:table-cell office:value-type="float" office:value="-0.66346997" calcext:value-type="float">
            <text:p>-0.66346997</text:p>
          </table:table-cell>
        </table:table-row>
        <table:table-row table:style-name="ro1">
          <table:table-cell office:value-type="float" office:value="-1.1111799" calcext:value-type="float">
            <text:p>-1.1111799</text:p>
          </table:table-cell>
          <table:table-cell office:value-type="float" office:value="-1.03427" calcext:value-type="float">
            <text:p>-1.03427</text:p>
          </table:table-cell>
          <table:table-cell office:value-type="float" office:value="-0.94393998" calcext:value-type="float">
            <text:p>-0.94393998</text:p>
          </table:table-cell>
          <table:table-cell office:value-type="float" office:value="-0.85237998" calcext:value-type="float">
            <text:p>-0.85237998</text:p>
          </table:table-cell>
          <table:table-cell office:value-type="float" office:value="-0.75686002" calcext:value-type="float">
            <text:p>-0.75686002</text:p>
          </table:table-cell>
          <table:table-cell office:value-type="float" office:value="-0.66255999" calcext:value-type="float">
            <text:p>-0.66255999</text:p>
          </table:table-cell>
        </table:table-row>
        <table:table-row table:style-name="ro1">
          <table:table-cell office:value-type="float" office:value="-1.11057" calcext:value-type="float">
            <text:p>-1.11057</text:p>
          </table:table-cell>
          <table:table-cell office:value-type="float" office:value="-1.0336601" calcext:value-type="float">
            <text:p>-1.0336601</text:p>
          </table:table-cell>
          <table:table-cell office:value-type="float" office:value="-0.94301999" calcext:value-type="float">
            <text:p>-0.94301999</text:p>
          </table:table-cell>
          <table:table-cell office:value-type="float" office:value="-0.85176998" calcext:value-type="float">
            <text:p>-0.85176998</text:p>
          </table:table-cell>
          <table:table-cell office:value-type="float" office:value="-0.75594002" calcext:value-type="float">
            <text:p>-0.75594002</text:p>
          </table:table-cell>
          <table:table-cell office:value-type="float" office:value="-0.66194999" calcext:value-type="float">
            <text:p>-0.66194999</text:p>
          </table:table-cell>
        </table:table-row>
        <table:table-row table:style-name="ro1">
          <table:table-cell office:value-type="float" office:value="-1.10996" calcext:value-type="float">
            <text:p>-1.10996</text:p>
          </table:table-cell>
          <table:table-cell office:value-type="float" office:value="-1.0330499" calcext:value-type="float">
            <text:p>-1.0330499</text:p>
          </table:table-cell>
          <table:table-cell office:value-type="float" office:value="-0.94240999" calcext:value-type="float">
            <text:p>-0.94240999</text:p>
          </table:table-cell>
          <table:table-cell office:value-type="float" office:value="-0.85115999" calcext:value-type="float">
            <text:p>-0.85115999</text:p>
          </table:table-cell>
          <table:table-cell office:value-type="float" office:value="-0.75502998" calcext:value-type="float">
            <text:p>-0.75502998</text:p>
          </table:table-cell>
          <table:table-cell office:value-type="float" office:value="-0.66102999" calcext:value-type="float">
            <text:p>-0.66102999</text:p>
          </table:table-cell>
        </table:table-row>
        <table:table-row table:style-name="ro1">
          <table:table-cell office:value-type="float" office:value="-1.10935" calcext:value-type="float">
            <text:p>-1.10935</text:p>
          </table:table-cell>
          <table:table-cell office:value-type="float" office:value="-1.0324399" calcext:value-type="float">
            <text:p>-1.0324399</text:p>
          </table:table-cell>
          <table:table-cell office:value-type="float" office:value="-0.9418" calcext:value-type="float">
            <text:p>-0.9418</text:p>
          </table:table-cell>
          <table:table-cell office:value-type="float" office:value="-0.85025001" calcext:value-type="float">
            <text:p>-0.85025001</text:p>
          </table:table-cell>
          <table:table-cell office:value-type="float" office:value="-0.75441998" calcext:value-type="float">
            <text:p>-0.75441998</text:p>
          </table:table-cell>
          <table:table-cell office:value-type="float" office:value="-0.66042" calcext:value-type="float">
            <text:p>-0.66042</text:p>
          </table:table-cell>
        </table:table-row>
        <table:table-row table:style-name="ro1">
          <table:table-cell office:value-type="float" office:value="-1.10874" calcext:value-type="float">
            <text:p>-1.10874</text:p>
          </table:table-cell>
          <table:table-cell office:value-type="float" office:value="-1.03183" calcext:value-type="float">
            <text:p>-1.03183</text:p>
          </table:table-cell>
          <table:table-cell office:value-type="float" office:value="-0.94119" calcext:value-type="float">
            <text:p>-0.94119</text:p>
          </table:table-cell>
          <table:table-cell office:value-type="float" office:value="-0.84964001" calcext:value-type="float">
            <text:p>-0.84964001</text:p>
          </table:table-cell>
          <table:table-cell office:value-type="float" office:value="-0.75380999" calcext:value-type="float">
            <text:p>-0.75380999</text:p>
          </table:table-cell>
          <table:table-cell office:value-type="float" office:value="-0.65981001" calcext:value-type="float">
            <text:p>-0.65981001</text:p>
          </table:table-cell>
        </table:table-row>
        <table:table-row table:style-name="ro1">
          <table:table-cell office:value-type="float" office:value="-1.10813" calcext:value-type="float">
            <text:p>-1.10813</text:p>
          </table:table-cell>
          <table:table-cell office:value-type="float" office:value="-1.03122" calcext:value-type="float">
            <text:p>-1.03122</text:p>
          </table:table-cell>
          <table:table-cell office:value-type="float" office:value="-0.94058001" calcext:value-type="float">
            <text:p>-0.94058001</text:p>
          </table:table-cell>
          <table:table-cell office:value-type="float" office:value="-0.84872001" calcext:value-type="float">
            <text:p>-0.84872001</text:p>
          </table:table-cell>
          <table:table-cell office:value-type="float" office:value="-0.75319999" calcext:value-type="float">
            <text:p>-0.75319999</text:p>
          </table:table-cell>
          <table:table-cell office:value-type="float" office:value="-0.65920001" calcext:value-type="float">
            <text:p>-0.65920001</text:p>
          </table:table-cell>
        </table:table-row>
        <table:table-row table:style-name="ro1">
          <table:table-cell office:value-type="float" office:value="-1.10752" calcext:value-type="float">
            <text:p>-1.10752</text:p>
          </table:table-cell>
          <table:table-cell office:value-type="float" office:value="-1.03061" calcext:value-type="float">
            <text:p>-1.03061</text:p>
          </table:table-cell>
          <table:table-cell office:value-type="float" office:value="-0.93997002" calcext:value-type="float">
            <text:p>-0.93997002</text:p>
          </table:table-cell>
          <table:table-cell office:value-type="float" office:value="-0.84811002" calcext:value-type="float">
            <text:p>-0.84811002</text:p>
          </table:table-cell>
          <table:table-cell office:value-type="float" office:value="-0.75228" calcext:value-type="float">
            <text:p>-0.75228</text:p>
          </table:table-cell>
          <table:table-cell office:value-type="float" office:value="-0.65859002" calcext:value-type="float">
            <text:p>-0.65859002</text:p>
          </table:table-cell>
        </table:table-row>
        <table:table-row table:style-name="ro1">
          <table:table-cell office:value-type="float" office:value="-1.10691" calcext:value-type="float">
            <text:p>-1.10691</text:p>
          </table:table-cell>
          <table:table-cell office:value-type="float" office:value="-1.03" calcext:value-type="float">
            <text:p>-1.03</text:p>
          </table:table-cell>
          <table:table-cell office:value-type="float" office:value="-0.93966001" calcext:value-type="float">
            <text:p>-0.93966001</text:p>
          </table:table-cell>
          <table:table-cell office:value-type="float" office:value="-0.84750003" calcext:value-type="float">
            <text:p>-0.84750003</text:p>
          </table:table-cell>
          <table:table-cell office:value-type="float" office:value="-0.75167" calcext:value-type="float">
            <text:p>-0.75167</text:p>
          </table:table-cell>
          <table:table-cell office:value-type="float" office:value="-0.65767002" calcext:value-type="float">
            <text:p>-0.65767002</text:p>
          </table:table-cell>
        </table:table-row>
        <table:table-row table:style-name="ro1">
          <table:table-cell office:value-type="float" office:value="-1.1063" calcext:value-type="float">
            <text:p>-1.1063</text:p>
          </table:table-cell>
          <table:table-cell office:value-type="float" office:value="-1.02939" calcext:value-type="float">
            <text:p>-1.02939</text:p>
          </table:table-cell>
          <table:table-cell office:value-type="float" office:value="-0.93905002" calcext:value-type="float">
            <text:p>-0.93905002</text:p>
          </table:table-cell>
          <table:table-cell office:value-type="float" office:value="-0.84658003" calcext:value-type="float">
            <text:p>-0.84658003</text:p>
          </table:table-cell>
          <table:table-cell office:value-type="float" office:value="-0.75106001" calcext:value-type="float">
            <text:p>-0.75106001</text:p>
          </table:table-cell>
          <table:table-cell office:value-type="float" office:value="-0.65706003" calcext:value-type="float">
            <text:p>-0.65706003</text:p>
          </table:table-cell>
        </table:table-row>
        <table:table-row table:style-name="ro1">
          <table:table-cell office:value-type="float" office:value="-1.1053801" calcext:value-type="float">
            <text:p>-1.1053801</text:p>
          </table:table-cell>
          <table:table-cell office:value-type="float" office:value="-1.02878" calcext:value-type="float">
            <text:p>-1.02878</text:p>
          </table:table-cell>
          <table:table-cell office:value-type="float" office:value="-0.93813998" calcext:value-type="float">
            <text:p>-0.93813998</text:p>
          </table:table-cell>
          <table:table-cell office:value-type="float" office:value="-0.84566998" calcext:value-type="float">
            <text:p>-0.84566998</text:p>
          </table:table-cell>
          <table:table-cell office:value-type="float" office:value="-0.75045002" calcext:value-type="float">
            <text:p>-0.75045002</text:p>
          </table:table-cell>
          <table:table-cell office:value-type="float" office:value="-0.65644997" calcext:value-type="float">
            <text:p>-0.65644997</text:p>
          </table:table-cell>
        </table:table-row>
        <table:table-row table:style-name="ro1">
          <table:table-cell office:value-type="float" office:value="-1.10446" calcext:value-type="float">
            <text:p>-1.10446</text:p>
          </table:table-cell>
          <table:table-cell office:value-type="float" office:value="-1.02817" calcext:value-type="float">
            <text:p>-1.02817</text:p>
          </table:table-cell>
          <table:table-cell office:value-type="float" office:value="-0.93752998" calcext:value-type="float">
            <text:p>-0.93752998</text:p>
          </table:table-cell>
          <table:table-cell office:value-type="float" office:value="-0.84505999" calcext:value-type="float">
            <text:p>-0.84505999</text:p>
          </table:table-cell>
          <table:table-cell office:value-type="float" office:value="-0.74953002" calcext:value-type="float">
            <text:p>-0.74953002</text:p>
          </table:table-cell>
          <table:table-cell office:value-type="float" office:value="-0.65583998" calcext:value-type="float">
            <text:p>-0.65583998</text:p>
          </table:table-cell>
        </table:table-row>
        <table:table-row table:style-name="ro1">
          <table:table-cell office:value-type="float" office:value="-1.10385" calcext:value-type="float">
            <text:p>-1.10385</text:p>
          </table:table-cell>
          <table:table-cell office:value-type="float" office:value="-1.02756" calcext:value-type="float">
            <text:p>-1.02756</text:p>
          </table:table-cell>
          <table:table-cell office:value-type="float" office:value="-0.93691999" calcext:value-type="float">
            <text:p>-0.93691999</text:p>
          </table:table-cell>
          <table:table-cell office:value-type="float" office:value="-0.84445" calcext:value-type="float">
            <text:p>-0.84445</text:p>
          </table:table-cell>
          <table:table-cell office:value-type="float" office:value="-0.74861997" calcext:value-type="float">
            <text:p>-0.74861997</text:p>
          </table:table-cell>
          <table:table-cell office:value-type="float" office:value="-0.65522999" calcext:value-type="float">
            <text:p>-0.65522999</text:p>
          </table:table-cell>
        </table:table-row>
        <table:table-row table:style-name="ro1">
          <table:table-cell office:value-type="float" office:value="-1.10324" calcext:value-type="float">
            <text:p>-1.10324</text:p>
          </table:table-cell>
          <table:table-cell office:value-type="float" office:value="-1.02695" calcext:value-type="float">
            <text:p>-1.02695</text:p>
          </table:table-cell>
          <table:table-cell office:value-type="float" office:value="-0.93630999" calcext:value-type="float">
            <text:p>-0.93630999</text:p>
          </table:table-cell>
          <table:table-cell office:value-type="float" office:value="-0.84353" calcext:value-type="float">
            <text:p>-0.84353</text:p>
          </table:table-cell>
          <table:table-cell office:value-type="float" office:value="-0.74769998" calcext:value-type="float">
            <text:p>-0.74769998</text:p>
          </table:table-cell>
          <table:table-cell office:value-type="float" office:value="-0.65432" calcext:value-type="float">
            <text:p>-0.65432</text:p>
          </table:table-cell>
        </table:table-row>
        <table:table-row table:style-name="ro1">
          <table:table-cell office:value-type="float" office:value="-1.10263" calcext:value-type="float">
            <text:p>-1.10263</text:p>
          </table:table-cell>
          <table:table-cell office:value-type="float" office:value="-1.02634" calcext:value-type="float">
            <text:p>-1.02634</text:p>
          </table:table-cell>
          <table:table-cell office:value-type="float" office:value="-0.9357" calcext:value-type="float">
            <text:p>-0.9357</text:p>
          </table:table-cell>
          <table:table-cell office:value-type="float" office:value="-0.84262002" calcext:value-type="float">
            <text:p>-0.84262002</text:p>
          </table:table-cell>
          <table:table-cell office:value-type="float" office:value="-0.74678999" calcext:value-type="float">
            <text:p>-0.74678999</text:p>
          </table:table-cell>
          <table:table-cell office:value-type="float" office:value="-0.6534" calcext:value-type="float">
            <text:p>-0.6534</text:p>
          </table:table-cell>
        </table:table-row>
        <table:table-row table:style-name="ro1">
          <table:table-cell office:value-type="float" office:value="-1.10202" calcext:value-type="float">
            <text:p>-1.10202</text:p>
          </table:table-cell>
          <table:table-cell office:value-type="float" office:value="-1.02573" calcext:value-type="float">
            <text:p>-1.02573</text:p>
          </table:table-cell>
          <table:table-cell office:value-type="float" office:value="-0.93478" calcext:value-type="float">
            <text:p>-0.93478</text:p>
          </table:table-cell>
          <table:table-cell office:value-type="float" office:value="-0.84170002" calcext:value-type="float">
            <text:p>-0.84170002</text:p>
          </table:table-cell>
          <table:table-cell office:value-type="float" office:value="-0.74618" calcext:value-type="float">
            <text:p>-0.74618</text:p>
          </table:table-cell>
          <table:table-cell office:value-type="float" office:value="-0.65249002" calcext:value-type="float">
            <text:p>-0.65249002</text:p>
          </table:table-cell>
        </table:table-row>
        <table:table-row table:style-name="ro1">
          <table:table-cell office:value-type="float" office:value="-1.10141" calcext:value-type="float">
            <text:p>-1.10141</text:p>
          </table:table-cell>
          <table:table-cell office:value-type="float" office:value="-1.02512" calcext:value-type="float">
            <text:p>-1.02512</text:p>
          </table:table-cell>
          <table:table-cell office:value-type="float" office:value="-0.93387002" calcext:value-type="float">
            <text:p>-0.93387002</text:p>
          </table:table-cell>
          <table:table-cell office:value-type="float" office:value="-0.84109002" calcext:value-type="float">
            <text:p>-0.84109002</text:p>
          </table:table-cell>
          <table:table-cell office:value-type="float" office:value="-0.74557" calcext:value-type="float">
            <text:p>-0.74557</text:p>
          </table:table-cell>
          <table:table-cell office:value-type="float" office:value="-0.65188003" calcext:value-type="float">
            <text:p>-0.65188003</text:p>
          </table:table-cell>
        </table:table-row>
        <table:table-row table:style-name="ro1">
          <table:table-cell office:value-type="float" office:value="-1.1008" calcext:value-type="float">
            <text:p>-1.1008</text:p>
          </table:table-cell>
          <table:table-cell office:value-type="float" office:value="-1.0242" calcext:value-type="float">
            <text:p>-1.0242</text:p>
          </table:table-cell>
          <table:table-cell office:value-type="float" office:value="-0.93326002" calcext:value-type="float">
            <text:p>-0.93326002</text:p>
          </table:table-cell>
          <table:table-cell office:value-type="float" office:value="-0.84048003" calcext:value-type="float">
            <text:p>-0.84048003</text:p>
          </table:table-cell>
          <table:table-cell office:value-type="float" office:value="-0.74496001" calcext:value-type="float">
            <text:p>-0.74496001</text:p>
          </table:table-cell>
          <table:table-cell office:value-type="float" office:value="-0.65126002" calcext:value-type="float">
            <text:p>-0.65126002</text:p>
          </table:table-cell>
        </table:table-row>
        <table:table-row table:style-name="ro1">
          <table:table-cell office:value-type="float" office:value="-1.10019" calcext:value-type="float">
            <text:p>-1.10019</text:p>
          </table:table-cell>
          <table:table-cell office:value-type="float" office:value="-1.02359" calcext:value-type="float">
            <text:p>-1.02359</text:p>
          </table:table-cell>
          <table:table-cell office:value-type="float" office:value="-0.93234003" calcext:value-type="float">
            <text:p>-0.93234003</text:p>
          </table:table-cell>
          <table:table-cell office:value-type="float" office:value="-0.83955997" calcext:value-type="float">
            <text:p>-0.83955997</text:p>
          </table:table-cell>
          <table:table-cell office:value-type="float" office:value="-0.74404001" calcext:value-type="float">
            <text:p>-0.74404001</text:p>
          </table:table-cell>
          <table:table-cell office:value-type="float" office:value="-0.65065002" calcext:value-type="float">
            <text:p>-0.65065002</text:p>
          </table:table-cell>
        </table:table-row>
        <table:table-row table:style-name="ro1">
          <table:table-cell office:value-type="float" office:value="-1.09958" calcext:value-type="float">
            <text:p>-1.09958</text:p>
          </table:table-cell>
          <table:table-cell office:value-type="float" office:value="-1.02298" calcext:value-type="float">
            <text:p>-1.02298</text:p>
          </table:table-cell>
          <table:table-cell office:value-type="float" office:value="-0.93142003" calcext:value-type="float">
            <text:p>-0.93142003</text:p>
          </table:table-cell>
          <table:table-cell office:value-type="float" office:value="-0.83894998" calcext:value-type="float">
            <text:p>-0.83894998</text:p>
          </table:table-cell>
          <table:table-cell office:value-type="float" office:value="-0.74343002" calcext:value-type="float">
            <text:p>-0.74343002</text:p>
          </table:table-cell>
          <table:table-cell office:value-type="float" office:value="-0.64973998" calcext:value-type="float">
            <text:p>-0.64973998</text:p>
          </table:table-cell>
        </table:table-row>
        <table:table-row table:style-name="ro1">
          <table:table-cell office:value-type="float" office:value="-1.0989701" calcext:value-type="float">
            <text:p>-1.0989701</text:p>
          </table:table-cell>
          <table:table-cell office:value-type="float" office:value="-1.02237" calcext:value-type="float">
            <text:p>-1.02237</text:p>
          </table:table-cell>
          <table:table-cell office:value-type="float" office:value="-0.93050998" calcext:value-type="float">
            <text:p>-0.93050998</text:p>
          </table:table-cell>
          <table:table-cell office:value-type="float" office:value="-0.83833998" calcext:value-type="float">
            <text:p>-0.83833998</text:p>
          </table:table-cell>
          <table:table-cell office:value-type="float" office:value="-0.74251997" calcext:value-type="float">
            <text:p>-0.74251997</text:p>
          </table:table-cell>
          <table:table-cell office:value-type="float" office:value="-0.64881998" calcext:value-type="float">
            <text:p>-0.64881998</text:p>
          </table:table-cell>
        </table:table-row>
        <table:table-row table:style-name="ro1">
          <table:table-cell office:value-type="float" office:value="-1.0983599" calcext:value-type="float">
            <text:p>-1.0983599</text:p>
          </table:table-cell>
          <table:table-cell office:value-type="float" office:value="-1.02176" calcext:value-type="float">
            <text:p>-1.02176</text:p>
          </table:table-cell>
          <table:table-cell office:value-type="float" office:value="-0.93019998" calcext:value-type="float">
            <text:p>-0.93019998</text:p>
          </table:table-cell>
          <table:table-cell office:value-type="float" office:value="-0.83743" calcext:value-type="float">
            <text:p>-0.83743</text:p>
          </table:table-cell>
          <table:table-cell office:value-type="float" office:value="-0.74159998" calcext:value-type="float">
            <text:p>-0.74159998</text:p>
          </table:table-cell>
          <table:table-cell office:value-type="float" office:value="-0.64820999" calcext:value-type="float">
            <text:p>-0.64820999</text:p>
          </table:table-cell>
        </table:table-row>
        <table:table-row table:style-name="ro1">
          <table:table-cell office:value-type="float" office:value="-1.0977499" calcext:value-type="float">
            <text:p>-1.0977499</text:p>
          </table:table-cell>
          <table:table-cell office:value-type="float" office:value="-1.02115" calcext:value-type="float">
            <text:p>-1.02115</text:p>
          </table:table-cell>
          <table:table-cell office:value-type="float" office:value="-0.92958999" calcext:value-type="float">
            <text:p>-0.92958999</text:p>
          </table:table-cell>
          <table:table-cell office:value-type="float" office:value="-0.83651" calcext:value-type="float">
            <text:p>-0.83651</text:p>
          </table:table-cell>
          <table:table-cell office:value-type="float" office:value="-0.74067998" calcext:value-type="float">
            <text:p>-0.74067998</text:p>
          </table:table-cell>
          <table:table-cell office:value-type="float" office:value="-0.6476" calcext:value-type="float">
            <text:p>-0.6476</text:p>
          </table:table-cell>
        </table:table-row>
        <table:table-row table:style-name="ro1">
          <table:table-cell office:value-type="float" office:value="-1.09714" calcext:value-type="float">
            <text:p>-1.09714</text:p>
          </table:table-cell>
          <table:table-cell office:value-type="float" office:value="-1.0202301" calcext:value-type="float">
            <text:p>-1.0202301</text:p>
          </table:table-cell>
          <table:table-cell office:value-type="float" office:value="-0.92897999" calcext:value-type="float">
            <text:p>-0.92897999</text:p>
          </table:table-cell>
          <table:table-cell office:value-type="float" office:value="-0.83560002" calcext:value-type="float">
            <text:p>-0.83560002</text:p>
          </table:table-cell>
          <table:table-cell office:value-type="float" office:value="-0.73977" calcext:value-type="float">
            <text:p>-0.73977</text:p>
          </table:table-cell>
          <table:table-cell office:value-type="float" office:value="-0.64699" calcext:value-type="float">
            <text:p>-0.64699</text:p>
          </table:table-cell>
        </table:table-row>
        <table:table-row table:style-name="ro1">
          <table:table-cell office:value-type="float" office:value="-1.09622" calcext:value-type="float">
            <text:p>-1.09622</text:p>
          </table:table-cell>
          <table:table-cell office:value-type="float" office:value="-1.0196199" calcext:value-type="float">
            <text:p>-1.0196199</text:p>
          </table:table-cell>
          <table:table-cell office:value-type="float" office:value="-0.92837" calcext:value-type="float">
            <text:p>-0.92837</text:p>
          </table:table-cell>
          <table:table-cell office:value-type="float" office:value="-0.83468002" calcext:value-type="float">
            <text:p>-0.83468002</text:p>
          </table:table-cell>
          <table:table-cell office:value-type="float" office:value="-0.73885" calcext:value-type="float">
            <text:p>-0.73885</text:p>
          </table:table-cell>
          <table:table-cell office:value-type="float" office:value="-0.64638001" calcext:value-type="float">
            <text:p>-0.64638001</text:p>
          </table:table-cell>
        </table:table-row>
        <table:table-row table:style-name="ro1">
          <table:table-cell office:value-type="float" office:value="-1.09561" calcext:value-type="float">
            <text:p>-1.09561</text:p>
          </table:table-cell>
          <table:table-cell office:value-type="float" office:value="-1.0190099" calcext:value-type="float">
            <text:p>-1.0190099</text:p>
          </table:table-cell>
          <table:table-cell office:value-type="float" office:value="-0.92746001" calcext:value-type="float">
            <text:p>-0.92746001</text:p>
          </table:table-cell>
          <table:table-cell office:value-type="float" office:value="-0.83407003" calcext:value-type="float">
            <text:p>-0.83407003</text:p>
          </table:table-cell>
          <table:table-cell office:value-type="float" office:value="-0.73824" calcext:value-type="float">
            <text:p>-0.73824</text:p>
          </table:table-cell>
          <table:table-cell office:value-type="float" office:value="-0.64577001" calcext:value-type="float">
            <text:p>-0.64577001</text:p>
          </table:table-cell>
        </table:table-row>
        <table:table-row table:style-name="ro1">
          <table:table-cell office:value-type="float" office:value="-1.095" calcext:value-type="float">
            <text:p>-1.095</text:p>
          </table:table-cell>
          <table:table-cell office:value-type="float" office:value="-1.0184" calcext:value-type="float">
            <text:p>-1.0184</text:p>
          </table:table-cell>
          <table:table-cell office:value-type="float" office:value="-0.92654002" calcext:value-type="float">
            <text:p>-0.92654002</text:p>
          </table:table-cell>
          <table:table-cell office:value-type="float" office:value="-0.83345997" calcext:value-type="float">
            <text:p>-0.83345997</text:p>
          </table:table-cell>
          <table:table-cell office:value-type="float" office:value="-0.73733002" calcext:value-type="float">
            <text:p>-0.73733002</text:p>
          </table:table-cell>
          <table:table-cell office:value-type="float" office:value="-0.64486003" calcext:value-type="float">
            <text:p>-0.64486003</text:p>
          </table:table-cell>
        </table:table-row>
        <table:table-row table:style-name="ro1">
          <table:table-cell office:value-type="float" office:value="-1.09439" calcext:value-type="float">
            <text:p>-1.09439</text:p>
          </table:table-cell>
          <table:table-cell office:value-type="float" office:value="-1.01779" calcext:value-type="float">
            <text:p>-1.01779</text:p>
          </table:table-cell>
          <table:table-cell office:value-type="float" office:value="-0.92562997" calcext:value-type="float">
            <text:p>-0.92562997</text:p>
          </table:table-cell>
          <table:table-cell office:value-type="float" office:value="-0.83253998" calcext:value-type="float">
            <text:p>-0.83253998</text:p>
          </table:table-cell>
          <table:table-cell office:value-type="float" office:value="-0.73641002" calcext:value-type="float">
            <text:p>-0.73641002</text:p>
          </table:table-cell>
          <table:table-cell office:value-type="float" office:value="-0.64393997" calcext:value-type="float">
            <text:p>-0.64393997</text:p>
          </table:table-cell>
        </table:table-row>
        <table:table-row table:style-name="ro1">
          <table:table-cell office:value-type="float" office:value="-1.09348" calcext:value-type="float">
            <text:p>-1.09348</text:p>
          </table:table-cell>
          <table:table-cell office:value-type="float" office:value="-1.01718" calcext:value-type="float">
            <text:p>-1.01718</text:p>
          </table:table-cell>
          <table:table-cell office:value-type="float" office:value="-0.92501998" calcext:value-type="float">
            <text:p>-0.92501998</text:p>
          </table:table-cell>
          <table:table-cell office:value-type="float" office:value="-0.83192998" calcext:value-type="float">
            <text:p>-0.83192998</text:p>
          </table:table-cell>
          <table:table-cell office:value-type="float" office:value="-0.73580003" calcext:value-type="float">
            <text:p>-0.73580003</text:p>
          </table:table-cell>
          <table:table-cell office:value-type="float" office:value="-0.64332998" calcext:value-type="float">
            <text:p>-0.64332998</text:p>
          </table:table-cell>
        </table:table-row>
        <table:table-row table:style-name="ro1">
          <table:table-cell office:value-type="float" office:value="-1.09287" calcext:value-type="float">
            <text:p>-1.09287</text:p>
          </table:table-cell>
          <table:table-cell office:value-type="float" office:value="-1.01657" calcext:value-type="float">
            <text:p>-1.01657</text:p>
          </table:table-cell>
          <table:table-cell office:value-type="float" office:value="-0.92440999" calcext:value-type="float">
            <text:p>-0.92440999</text:p>
          </table:table-cell>
          <table:table-cell office:value-type="float" office:value="-0.83131999" calcext:value-type="float">
            <text:p>-0.83131999</text:p>
          </table:table-cell>
          <table:table-cell office:value-type="float" office:value="-0.73488998" calcext:value-type="float">
            <text:p>-0.73488998</text:p>
          </table:table-cell>
          <table:table-cell office:value-type="float" office:value="-0.64271998" calcext:value-type="float">
            <text:p>-0.64271998</text:p>
          </table:table-cell>
        </table:table-row>
        <table:table-row table:style-name="ro1">
          <table:table-cell office:value-type="float" office:value="-1.09226" calcext:value-type="float">
            <text:p>-1.09226</text:p>
          </table:table-cell>
          <table:table-cell office:value-type="float" office:value="-1.01596" calcext:value-type="float">
            <text:p>-1.01596</text:p>
          </table:table-cell>
          <table:table-cell office:value-type="float" office:value="-0.92379999" calcext:value-type="float">
            <text:p>-0.92379999</text:p>
          </table:table-cell>
          <table:table-cell office:value-type="float" office:value="-0.83041" calcext:value-type="float">
            <text:p>-0.83041</text:p>
          </table:table-cell>
          <table:table-cell office:value-type="float" office:value="-0.73427999" calcext:value-type="float">
            <text:p>-0.73427999</text:p>
          </table:table-cell>
          <table:table-cell office:value-type="float" office:value="-0.64210999" calcext:value-type="float">
            <text:p>-0.64210999</text:p>
          </table:table-cell>
        </table:table-row>
        <table:table-row table:style-name="ro1">
          <table:table-cell office:value-type="float" office:value="-1.0913399" calcext:value-type="float">
            <text:p>-1.0913399</text:p>
          </table:table-cell>
          <table:table-cell office:value-type="float" office:value="-1.01535" calcext:value-type="float">
            <text:p>-1.01535</text:p>
          </table:table-cell>
          <table:table-cell office:value-type="float" office:value="-0.92317998" calcext:value-type="float">
            <text:p>-0.92317998</text:p>
          </table:table-cell>
          <table:table-cell office:value-type="float" office:value="-0.82949001" calcext:value-type="float">
            <text:p>-0.82949001</text:p>
          </table:table-cell>
          <table:table-cell office:value-type="float" office:value="-0.73365998" calcext:value-type="float">
            <text:p>-0.73365998</text:p>
          </table:table-cell>
          <table:table-cell office:value-type="float" office:value="-0.6415" calcext:value-type="float">
            <text:p>-0.6415</text:p>
          </table:table-cell>
        </table:table-row>
        <table:table-row table:style-name="ro1">
          <table:table-cell office:value-type="float" office:value="-1.09043" calcext:value-type="float">
            <text:p>-1.09043</text:p>
          </table:table-cell>
          <table:table-cell office:value-type="float" office:value="-1.01474" calcext:value-type="float">
            <text:p>-1.01474</text:p>
          </table:table-cell>
          <table:table-cell office:value-type="float" office:value="-0.92227" calcext:value-type="float">
            <text:p>-0.92227</text:p>
          </table:table-cell>
          <table:table-cell office:value-type="float" office:value="-0.82888001" calcext:value-type="float">
            <text:p>-0.82888001</text:p>
          </table:table-cell>
          <table:table-cell office:value-type="float" office:value="-0.73304999" calcext:value-type="float">
            <text:p>-0.73304999</text:p>
          </table:table-cell>
          <table:table-cell office:value-type="float" office:value="-0.64058" calcext:value-type="float">
            <text:p>-0.64058</text:p>
          </table:table-cell>
        </table:table-row>
        <table:table-row table:style-name="ro1">
          <table:table-cell office:value-type="float" office:value="-1.08982" calcext:value-type="float">
            <text:p>-1.08982</text:p>
          </table:table-cell>
          <table:table-cell office:value-type="float" office:value="-1.01413" calcext:value-type="float">
            <text:p>-1.01413</text:p>
          </table:table-cell>
          <table:table-cell office:value-type="float" office:value="-0.92166001" calcext:value-type="float">
            <text:p>-0.92166001</text:p>
          </table:table-cell>
          <table:table-cell office:value-type="float" office:value="-0.82827002" calcext:value-type="float">
            <text:p>-0.82827002</text:p>
          </table:table-cell>
          <table:table-cell office:value-type="float" office:value="-0.73243999" calcext:value-type="float">
            <text:p>-0.73243999</text:p>
          </table:table-cell>
          <table:table-cell office:value-type="float" office:value="-0.63997" calcext:value-type="float">
            <text:p>-0.63997</text:p>
          </table:table-cell>
        </table:table-row>
        <table:table-row table:style-name="ro1">
          <table:table-cell office:value-type="float" office:value="-1.08921" calcext:value-type="float">
            <text:p>-1.08921</text:p>
          </table:table-cell>
          <table:table-cell office:value-type="float" office:value="-1.01352" calcext:value-type="float">
            <text:p>-1.01352</text:p>
          </table:table-cell>
          <table:table-cell office:value-type="float" office:value="-0.92105001" calcext:value-type="float">
            <text:p>-0.92105001</text:p>
          </table:table-cell>
          <table:table-cell office:value-type="float" office:value="-0.82766002" calcext:value-type="float">
            <text:p>-0.82766002</text:p>
          </table:table-cell>
          <table:table-cell office:value-type="float" office:value="-0.73183" calcext:value-type="float">
            <text:p>-0.73183</text:p>
          </table:table-cell>
          <table:table-cell office:value-type="float" office:value="-0.63936001" calcext:value-type="float">
            <text:p>-0.63936001</text:p>
          </table:table-cell>
        </table:table-row>
        <table:table-row table:style-name="ro1">
          <table:table-cell office:value-type="float" office:value="-1.0886" calcext:value-type="float">
            <text:p>-1.0886</text:p>
          </table:table-cell>
          <table:table-cell office:value-type="float" office:value="-1.01291" calcext:value-type="float">
            <text:p>-1.01291</text:p>
          </table:table-cell>
          <table:table-cell office:value-type="float" office:value="-0.92044002" calcext:value-type="float">
            <text:p>-0.92044002</text:p>
          </table:table-cell>
          <table:table-cell office:value-type="float" office:value="-0.82704997" calcext:value-type="float">
            <text:p>-0.82704997</text:p>
          </table:table-cell>
          <table:table-cell office:value-type="float" office:value="-0.73122001" calcext:value-type="float">
            <text:p>-0.73122001</text:p>
          </table:table-cell>
          <table:table-cell office:value-type="float" office:value="-0.63845003" calcext:value-type="float">
            <text:p>-0.63845003</text:p>
          </table:table-cell>
        </table:table-row>
        <table:table-row table:style-name="ro1">
          <table:table-cell office:value-type="float" office:value="-1.08798" calcext:value-type="float">
            <text:p>-1.08798</text:p>
          </table:table-cell>
          <table:table-cell office:value-type="float" office:value="-1.0123" calcext:value-type="float">
            <text:p>-1.0123</text:p>
          </table:table-cell>
          <table:table-cell office:value-type="float" office:value="-0.91983002" calcext:value-type="float">
            <text:p>-0.91983002</text:p>
          </table:table-cell>
          <table:table-cell office:value-type="float" office:value="-0.82643998" calcext:value-type="float">
            <text:p>-0.82643998</text:p>
          </table:table-cell>
          <table:table-cell office:value-type="float" office:value="-0.73061001" calcext:value-type="float">
            <text:p>-0.73061001</text:p>
          </table:table-cell>
          <table:table-cell office:value-type="float" office:value="-0.63753003" calcext:value-type="float">
            <text:p>-0.63753003</text:p>
          </table:table-cell>
        </table:table-row>
        <table:table-row table:style-name="ro1">
          <table:table-cell office:value-type="float" office:value="-1.08737" calcext:value-type="float">
            <text:p>-1.08737</text:p>
          </table:table-cell>
          <table:table-cell office:value-type="float" office:value="-1.01169" calcext:value-type="float">
            <text:p>-1.01169</text:p>
          </table:table-cell>
          <table:table-cell office:value-type="float" office:value="-0.91891003" calcext:value-type="float">
            <text:p>-0.91891003</text:p>
          </table:table-cell>
          <table:table-cell office:value-type="float" office:value="-0.82552999" calcext:value-type="float">
            <text:p>-0.82552999</text:p>
          </table:table-cell>
          <table:table-cell office:value-type="float" office:value="-0.73000002" calcext:value-type="float">
            <text:p>-0.73000002</text:p>
          </table:table-cell>
          <table:table-cell office:value-type="float" office:value="-0.63691998" calcext:value-type="float">
            <text:p>-0.63691998</text:p>
          </table:table-cell>
        </table:table-row>
        <table:table-row table:style-name="ro1">
          <table:table-cell office:value-type="float" office:value="-1.08676" calcext:value-type="float">
            <text:p>-1.08676</text:p>
          </table:table-cell>
          <table:table-cell office:value-type="float" office:value="-1.01108" calcext:value-type="float">
            <text:p>-1.01108</text:p>
          </table:table-cell>
          <table:table-cell office:value-type="float" office:value="-0.91829997" calcext:value-type="float">
            <text:p>-0.91829997</text:p>
          </table:table-cell>
          <table:table-cell office:value-type="float" office:value="-0.82492" calcext:value-type="float">
            <text:p>-0.82492</text:p>
          </table:table-cell>
          <table:table-cell office:value-type="float" office:value="-0.72939003" calcext:value-type="float">
            <text:p>-0.72939003</text:p>
          </table:table-cell>
          <table:table-cell office:value-type="float" office:value="-0.63600999" calcext:value-type="float">
            <text:p>-0.63600999</text:p>
          </table:table-cell>
        </table:table-row>
        <table:table-row table:style-name="ro1">
          <table:table-cell office:value-type="float" office:value="-1.0861501" calcext:value-type="float">
            <text:p>-1.0861501</text:p>
          </table:table-cell>
          <table:table-cell office:value-type="float" office:value="-1.01047" calcext:value-type="float">
            <text:p>-1.01047</text:p>
          </table:table-cell>
          <table:table-cell office:value-type="float" office:value="-0.91768998" calcext:value-type="float">
            <text:p>-0.91768998</text:p>
          </table:table-cell>
          <table:table-cell office:value-type="float" office:value="-0.82429999" calcext:value-type="float">
            <text:p>-0.82429999</text:p>
          </table:table-cell>
          <table:table-cell office:value-type="float" office:value="-0.72847998" calcext:value-type="float">
            <text:p>-0.72847998</text:p>
          </table:table-cell>
          <table:table-cell office:value-type="float" office:value="-0.6354" calcext:value-type="float">
            <text:p>-0.6354</text:p>
          </table:table-cell>
        </table:table-row>
        <table:table-row table:style-name="ro1">
          <table:table-cell office:value-type="float" office:value="-1.08524" calcext:value-type="float">
            <text:p>-1.08524</text:p>
          </table:table-cell>
          <table:table-cell office:value-type="float" office:value="-1.00986" calcext:value-type="float">
            <text:p>-1.00986</text:p>
          </table:table-cell>
          <table:table-cell office:value-type="float" office:value="-0.91707999" calcext:value-type="float">
            <text:p>-0.91707999</text:p>
          </table:table-cell>
          <table:table-cell office:value-type="float" office:value="-0.82369" calcext:value-type="float">
            <text:p>-0.82369</text:p>
          </table:table-cell>
          <table:table-cell office:value-type="float" office:value="-0.72755998" calcext:value-type="float">
            <text:p>-0.72755998</text:p>
          </table:table-cell>
          <table:table-cell office:value-type="float" office:value="-0.63477999" calcext:value-type="float">
            <text:p>-0.63477999</text:p>
          </table:table-cell>
        </table:table-row>
        <table:table-row table:style-name="ro1">
          <table:table-cell office:value-type="float" office:value="-1.0843199" calcext:value-type="float">
            <text:p>-1.0843199</text:p>
          </table:table-cell>
          <table:table-cell office:value-type="float" office:value="-1.00925" calcext:value-type="float">
            <text:p>-1.00925</text:p>
          </table:table-cell>
          <table:table-cell office:value-type="float" office:value="-0.91646999" calcext:value-type="float">
            <text:p>-0.91646999</text:p>
          </table:table-cell>
          <table:table-cell office:value-type="float" office:value="-0.82308" calcext:value-type="float">
            <text:p>-0.82308</text:p>
          </table:table-cell>
          <table:table-cell office:value-type="float" office:value="-0.72694999" calcext:value-type="float">
            <text:p>-0.72694999</text:p>
          </table:table-cell>
          <table:table-cell office:value-type="float" office:value="-0.63387001" calcext:value-type="float">
            <text:p>-0.63387001</text:p>
          </table:table-cell>
        </table:table-row>
        <table:table-row table:style-name="ro1">
          <table:table-cell office:value-type="float" office:value="-1.08341" calcext:value-type="float">
            <text:p>-1.08341</text:p>
          </table:table-cell>
          <table:table-cell office:value-type="float" office:value="-1.0086401" calcext:value-type="float">
            <text:p>-1.0086401</text:p>
          </table:table-cell>
          <table:table-cell office:value-type="float" office:value="-0.91556001" calcext:value-type="float">
            <text:p>-0.91556001</text:p>
          </table:table-cell>
          <table:table-cell office:value-type="float" office:value="-0.82278001" calcext:value-type="float">
            <text:p>-0.82278001</text:p>
          </table:table-cell>
          <table:table-cell office:value-type="float" office:value="-0.72634" calcext:value-type="float">
            <text:p>-0.72634</text:p>
          </table:table-cell>
          <table:table-cell office:value-type="float" office:value="-0.63295001" calcext:value-type="float">
            <text:p>-0.63295001</text:p>
          </table:table-cell>
        </table:table-row>
        <table:table-row table:style-name="ro1">
          <table:table-cell office:value-type="float" office:value="-1.08249" calcext:value-type="float">
            <text:p>-1.08249</text:p>
          </table:table-cell>
          <table:table-cell office:value-type="float" office:value="-1.0080301" calcext:value-type="float">
            <text:p>-1.0080301</text:p>
          </table:table-cell>
          <table:table-cell office:value-type="float" office:value="-0.91494" calcext:value-type="float">
            <text:p>-0.91494</text:p>
          </table:table-cell>
          <table:table-cell office:value-type="float" office:value="-0.82186002" calcext:value-type="float">
            <text:p>-0.82186002</text:p>
          </table:table-cell>
          <table:table-cell office:value-type="float" office:value="-0.72542" calcext:value-type="float">
            <text:p>-0.72542</text:p>
          </table:table-cell>
          <table:table-cell office:value-type="float" office:value="-0.63204002" calcext:value-type="float">
            <text:p>-0.63204002</text:p>
          </table:table-cell>
        </table:table-row>
        <table:table-row table:style-name="ro1">
          <table:table-cell office:value-type="float" office:value="-1.08158" calcext:value-type="float">
            <text:p>-1.08158</text:p>
          </table:table-cell>
          <table:table-cell office:value-type="float" office:value="-1.0074199" calcext:value-type="float">
            <text:p>-1.0074199</text:p>
          </table:table-cell>
          <table:table-cell office:value-type="float" office:value="-0.91403002" calcext:value-type="float">
            <text:p>-0.91403002</text:p>
          </table:table-cell>
          <table:table-cell office:value-type="float" office:value="-0.82094997" calcext:value-type="float">
            <text:p>-0.82094997</text:p>
          </table:table-cell>
          <table:table-cell office:value-type="float" office:value="-0.72481" calcext:value-type="float">
            <text:p>-0.72481</text:p>
          </table:table-cell>
          <table:table-cell office:value-type="float" office:value="-0.63142997" calcext:value-type="float">
            <text:p>-0.63142997</text:p>
          </table:table-cell>
        </table:table-row>
        <table:table-row table:style-name="ro1">
          <table:table-cell office:value-type="float" office:value="-1.08066" calcext:value-type="float">
            <text:p>-1.08066</text:p>
          </table:table-cell>
          <table:table-cell office:value-type="float" office:value="-1.0068099" calcext:value-type="float">
            <text:p>-1.0068099</text:p>
          </table:table-cell>
          <table:table-cell office:value-type="float" office:value="-0.91342002" calcext:value-type="float">
            <text:p>-0.91342002</text:p>
          </table:table-cell>
          <table:table-cell office:value-type="float" office:value="-0.82002997" calcext:value-type="float">
            <text:p>-0.82002997</text:p>
          </table:table-cell>
          <table:table-cell office:value-type="float" office:value="-0.72390002" calcext:value-type="float">
            <text:p>-0.72390002</text:p>
          </table:table-cell>
          <table:table-cell office:value-type="float" office:value="-0.63050997" calcext:value-type="float">
            <text:p>-0.63050997</text:p>
          </table:table-cell>
        </table:table-row>
        <table:table-row table:style-name="ro1">
          <table:table-cell office:value-type="float" office:value="-1.08005" calcext:value-type="float">
            <text:p>-1.08005</text:p>
          </table:table-cell>
          <table:table-cell office:value-type="float" office:value="-1.00589" calcext:value-type="float">
            <text:p>-1.00589</text:p>
          </table:table-cell>
          <table:table-cell office:value-type="float" office:value="-0.91281003" calcext:value-type="float">
            <text:p>-0.91281003</text:p>
          </table:table-cell>
          <table:table-cell office:value-type="float" office:value="-0.81972998" calcext:value-type="float">
            <text:p>-0.81972998</text:p>
          </table:table-cell>
          <table:table-cell office:value-type="float" office:value="-0.72298002" calcext:value-type="float">
            <text:p>-0.72298002</text:p>
          </table:table-cell>
          <table:table-cell office:value-type="float" office:value="-0.62959999" calcext:value-type="float">
            <text:p>-0.62959999</text:p>
          </table:table-cell>
        </table:table-row>
        <table:table-row table:style-name="ro1">
          <table:table-cell office:value-type="float" office:value="-1.07944" calcext:value-type="float">
            <text:p>-1.07944</text:p>
          </table:table-cell>
          <table:table-cell office:value-type="float" office:value="-1.00528" calcext:value-type="float">
            <text:p>-1.00528</text:p>
          </table:table-cell>
          <table:table-cell office:value-type="float" office:value="-0.91188997" calcext:value-type="float">
            <text:p>-0.91188997</text:p>
          </table:table-cell>
          <table:table-cell office:value-type="float" office:value="-0.81911999" calcext:value-type="float">
            <text:p>-0.81911999</text:p>
          </table:table-cell>
          <table:table-cell office:value-type="float" office:value="-0.72206998" calcext:value-type="float">
            <text:p>-0.72206998</text:p>
          </table:table-cell>
          <table:table-cell office:value-type="float" office:value="-0.62867999" calcext:value-type="float">
            <text:p>-0.62867999</text:p>
          </table:table-cell>
        </table:table-row>
        <table:table-row table:style-name="ro1">
          <table:table-cell office:value-type="float" office:value="-1.07883" calcext:value-type="float">
            <text:p>-1.07883</text:p>
          </table:table-cell>
          <table:table-cell office:value-type="float" office:value="-1.00467" calcext:value-type="float">
            <text:p>-1.00467</text:p>
          </table:table-cell>
          <table:table-cell office:value-type="float" office:value="-0.91127998" calcext:value-type="float">
            <text:p>-0.91127998</text:p>
          </table:table-cell>
          <table:table-cell office:value-type="float" office:value="-0.81819999" calcext:value-type="float">
            <text:p>-0.81819999</text:p>
          </table:table-cell>
          <table:table-cell office:value-type="float" office:value="-0.72145998" calcext:value-type="float">
            <text:p>-0.72145998</text:p>
          </table:table-cell>
          <table:table-cell office:value-type="float" office:value="-0.62777001" calcext:value-type="float">
            <text:p>-0.62777001</text:p>
          </table:table-cell>
        </table:table-row>
        <table:table-row table:style-name="ro1">
          <table:table-cell office:value-type="float" office:value="-1.07822" calcext:value-type="float">
            <text:p>-1.07822</text:p>
          </table:table-cell>
          <table:table-cell office:value-type="float" office:value="-1.00406" calcext:value-type="float">
            <text:p>-1.00406</text:p>
          </table:table-cell>
          <table:table-cell office:value-type="float" office:value="-0.91066998" calcext:value-type="float">
            <text:p>-0.91066998</text:p>
          </table:table-cell>
          <table:table-cell office:value-type="float" office:value="-0.81729001" calcext:value-type="float">
            <text:p>-0.81729001</text:p>
          </table:table-cell>
          <table:table-cell office:value-type="float" office:value="-0.72084999" calcext:value-type="float">
            <text:p>-0.72084999</text:p>
          </table:table-cell>
          <table:table-cell office:value-type="float" office:value="-0.62685001" calcext:value-type="float">
            <text:p>-0.62685001</text:p>
          </table:table-cell>
        </table:table-row>
        <table:table-row table:style-name="ro1">
          <table:table-cell office:value-type="float" office:value="-1.07761" calcext:value-type="float">
            <text:p>-1.07761</text:p>
          </table:table-cell>
          <table:table-cell office:value-type="float" office:value="-1.00345" calcext:value-type="float">
            <text:p>-1.00345</text:p>
          </table:table-cell>
          <table:table-cell office:value-type="float" office:value="-0.91005999" calcext:value-type="float">
            <text:p>-0.91005999</text:p>
          </table:table-cell>
          <table:table-cell office:value-type="float" office:value="-0.81637001" calcext:value-type="float">
            <text:p>-0.81637001</text:p>
          </table:table-cell>
          <table:table-cell office:value-type="float" office:value="-0.72024" calcext:value-type="float">
            <text:p>-0.72024</text:p>
          </table:table-cell>
          <table:table-cell office:value-type="float" office:value="-0.62624002" calcext:value-type="float">
            <text:p>-0.62624002</text:p>
          </table:table-cell>
        </table:table-row>
        <table:table-row table:style-name="ro1">
          <table:table-cell office:value-type="float" office:value="-1.077" calcext:value-type="float">
            <text:p>-1.077</text:p>
          </table:table-cell>
          <table:table-cell office:value-type="float" office:value="-1.00253" calcext:value-type="float">
            <text:p>-1.00253</text:p>
          </table:table-cell>
          <table:table-cell office:value-type="float" office:value="-0.90944999" calcext:value-type="float">
            <text:p>-0.90944999</text:p>
          </table:table-cell>
          <table:table-cell office:value-type="float" office:value="-0.81545001" calcext:value-type="float">
            <text:p>-0.81545001</text:p>
          </table:table-cell>
          <table:table-cell office:value-type="float" office:value="-0.71963" calcext:value-type="float">
            <text:p>-0.71963</text:p>
          </table:table-cell>
          <table:table-cell office:value-type="float" office:value="-0.62563002" calcext:value-type="float">
            <text:p>-0.62563002</text:p>
          </table:table-cell>
        </table:table-row>
        <table:table-row table:style-name="ro1">
          <table:table-cell office:value-type="float" office:value="-1.07639" calcext:value-type="float">
            <text:p>-1.07639</text:p>
          </table:table-cell>
          <table:table-cell office:value-type="float" office:value="-1.00192" calcext:value-type="float">
            <text:p>-1.00192</text:p>
          </table:table-cell>
          <table:table-cell office:value-type="float" office:value="-0.90884" calcext:value-type="float">
            <text:p>-0.90884</text:p>
          </table:table-cell>
          <table:table-cell office:value-type="float" office:value="-0.81484002" calcext:value-type="float">
            <text:p>-0.81484002</text:p>
          </table:table-cell>
          <table:table-cell office:value-type="float" office:value="-0.71902001" calcext:value-type="float">
            <text:p>-0.71902001</text:p>
          </table:table-cell>
          <table:table-cell office:value-type="float" office:value="-0.62502003" calcext:value-type="float">
            <text:p>-0.62502003</text:p>
          </table:table-cell>
        </table:table-row>
        <table:table-row table:style-name="ro1">
          <table:table-cell office:value-type="float" office:value="-1.07578" calcext:value-type="float">
            <text:p>-1.07578</text:p>
          </table:table-cell>
          <table:table-cell office:value-type="float" office:value="-1.0010099" calcext:value-type="float">
            <text:p>-1.0010099</text:p>
          </table:table-cell>
          <table:table-cell office:value-type="float" office:value="-0.90823001" calcext:value-type="float">
            <text:p>-0.90823001</text:p>
          </table:table-cell>
          <table:table-cell office:value-type="float" office:value="-0.81423002" calcext:value-type="float">
            <text:p>-0.81423002</text:p>
          </table:table-cell>
          <table:table-cell office:value-type="float" office:value="-0.71841002" calcext:value-type="float">
            <text:p>-0.71841002</text:p>
          </table:table-cell>
          <table:table-cell office:value-type="float" office:value="-0.62410003" calcext:value-type="float">
            <text:p>-0.62410003</text:p>
          </table:table-cell>
        </table:table-row>
        <table:table-row table:style-name="ro1">
          <table:table-cell office:value-type="float" office:value="-1.07517" calcext:value-type="float">
            <text:p>-1.07517</text:p>
          </table:table-cell>
          <table:table-cell office:value-type="float" office:value="-1.0003999" calcext:value-type="float">
            <text:p>-1.0003999</text:p>
          </table:table-cell>
          <table:table-cell office:value-type="float" office:value="-0.90762001" calcext:value-type="float">
            <text:p>-0.90762001</text:p>
          </table:table-cell>
          <table:table-cell office:value-type="float" office:value="-0.81361997" calcext:value-type="float">
            <text:p>-0.81361997</text:p>
          </table:table-cell>
          <table:table-cell office:value-type="float" office:value="-0.71780002" calcext:value-type="float">
            <text:p>-0.71780002</text:p>
          </table:table-cell>
          <table:table-cell office:value-type="float" office:value="-0.62348998" calcext:value-type="float">
            <text:p>-0.62348998</text:p>
          </table:table-cell>
        </table:table-row>
        <table:table-row table:style-name="ro1">
          <table:table-cell office:value-type="float" office:value="-1.07456" calcext:value-type="float">
            <text:p>-1.07456</text:p>
          </table:table-cell>
          <table:table-cell office:value-type="float" office:value="-0.99979001" calcext:value-type="float">
            <text:p>-0.99979001</text:p>
          </table:table-cell>
          <table:table-cell office:value-type="float" office:value="-0.90701002" calcext:value-type="float">
            <text:p>-0.90701002</text:p>
          </table:table-cell>
          <table:table-cell office:value-type="float" office:value="-0.81270999" calcext:value-type="float">
            <text:p>-0.81270999</text:p>
          </table:table-cell>
          <table:table-cell office:value-type="float" office:value="-0.71718001" calcext:value-type="float">
            <text:p>-0.71718001</text:p>
          </table:table-cell>
          <table:table-cell office:value-type="float" office:value="-0.62287998" calcext:value-type="float">
            <text:p>-0.62287998</text:p>
          </table:table-cell>
        </table:table-row>
        <table:table-row table:style-name="ro1">
          <table:table-cell office:value-type="float" office:value="-1.0739501" calcext:value-type="float">
            <text:p>-1.0739501</text:p>
          </table:table-cell>
          <table:table-cell office:value-type="float" office:value="-0.99918002" calcext:value-type="float">
            <text:p>-0.99918002</text:p>
          </table:table-cell>
          <table:table-cell office:value-type="float" office:value="-0.90640002" calcext:value-type="float">
            <text:p>-0.90640002</text:p>
          </table:table-cell>
          <table:table-cell office:value-type="float" office:value="-0.81178999" calcext:value-type="float">
            <text:p>-0.81178999</text:p>
          </table:table-cell>
          <table:table-cell office:value-type="float" office:value="-0.71627003" calcext:value-type="float">
            <text:p>-0.71627003</text:p>
          </table:table-cell>
          <table:table-cell office:value-type="float" office:value="-0.62226999" calcext:value-type="float">
            <text:p>-0.62226999</text:p>
          </table:table-cell>
        </table:table-row>
        <table:table-row table:style-name="ro1">
          <table:table-cell office:value-type="float" office:value="-1.0733401" calcext:value-type="float">
            <text:p>-1.0733401</text:p>
          </table:table-cell>
          <table:table-cell office:value-type="float" office:value="-0.99826002" calcext:value-type="float">
            <text:p>-0.99826002</text:p>
          </table:table-cell>
          <table:table-cell office:value-type="float" office:value="-0.90578997" calcext:value-type="float">
            <text:p>-0.90578997</text:p>
          </table:table-cell>
          <table:table-cell office:value-type="float" office:value="-0.81088001" calcext:value-type="float">
            <text:p>-0.81088001</text:p>
          </table:table-cell>
          <table:table-cell office:value-type="float" office:value="-0.71534997" calcext:value-type="float">
            <text:p>-0.71534997</text:p>
          </table:table-cell>
          <table:table-cell office:value-type="float" office:value="-0.62165999" calcext:value-type="float">
            <text:p>-0.62165999</text:p>
          </table:table-cell>
        </table:table-row>
        <table:table-row table:style-name="ro1">
          <table:table-cell office:value-type="float" office:value="-1.0727299" calcext:value-type="float">
            <text:p>-1.0727299</text:p>
          </table:table-cell>
          <table:table-cell office:value-type="float" office:value="-0.99734002" calcext:value-type="float">
            <text:p>-0.99734002</text:p>
          </table:table-cell>
          <table:table-cell office:value-type="float" office:value="-0.90517998" calcext:value-type="float">
            <text:p>-0.90517998</text:p>
          </table:table-cell>
          <table:table-cell office:value-type="float" office:value="-0.80996001" calcext:value-type="float">
            <text:p>-0.80996001</text:p>
          </table:table-cell>
          <table:table-cell office:value-type="float" office:value="-0.71443999" calcext:value-type="float">
            <text:p>-0.71443999</text:p>
          </table:table-cell>
          <table:table-cell office:value-type="float" office:value="-0.62105" calcext:value-type="float">
            <text:p>-0.62105</text:p>
          </table:table-cell>
        </table:table-row>
        <table:table-row table:style-name="ro1">
          <table:table-cell office:value-type="float" office:value="-1.07212" calcext:value-type="float">
            <text:p>-1.07212</text:p>
          </table:table-cell>
          <table:table-cell office:value-type="float" office:value="-0.99673003" calcext:value-type="float">
            <text:p>-0.99673003</text:p>
          </table:table-cell>
          <table:table-cell office:value-type="float" office:value="-0.90456998" calcext:value-type="float">
            <text:p>-0.90456998</text:p>
          </table:table-cell>
          <table:table-cell office:value-type="float" office:value="-0.80935001" calcext:value-type="float">
            <text:p>-0.80935001</text:p>
          </table:table-cell>
          <table:table-cell office:value-type="float" office:value="-0.71351999" calcext:value-type="float">
            <text:p>-0.71351999</text:p>
          </table:table-cell>
          <table:table-cell office:value-type="float" office:value="-0.62044001" calcext:value-type="float">
            <text:p>-0.62044001</text:p>
          </table:table-cell>
        </table:table-row>
        <table:table-row table:style-name="ro1">
          <table:table-cell office:value-type="float" office:value="-1.0714999" calcext:value-type="float">
            <text:p>-1.0714999</text:p>
          </table:table-cell>
          <table:table-cell office:value-type="float" office:value="-0.99581999" calcext:value-type="float">
            <text:p>-0.99581999</text:p>
          </table:table-cell>
          <table:table-cell office:value-type="float" office:value="-0.90395999" calcext:value-type="float">
            <text:p>-0.90395999</text:p>
          </table:table-cell>
          <table:table-cell office:value-type="float" office:value="-0.80874002" calcext:value-type="float">
            <text:p>-0.80874002</text:p>
          </table:table-cell>
          <table:table-cell office:value-type="float" office:value="-0.71291" calcext:value-type="float">
            <text:p>-0.71291</text:p>
          </table:table-cell>
          <table:table-cell office:value-type="float" office:value="-0.61983001" calcext:value-type="float">
            <text:p>-0.61983001</text:p>
          </table:table-cell>
        </table:table-row>
        <table:table-row table:style-name="ro1">
          <table:table-cell office:value-type="float" office:value="-1.0708899" calcext:value-type="float">
            <text:p>-1.0708899</text:p>
          </table:table-cell>
          <table:table-cell office:value-type="float" office:value="-0.99520999" calcext:value-type="float">
            <text:p>-0.99520999</text:p>
          </table:table-cell>
          <table:table-cell office:value-type="float" office:value="-0.90303999" calcext:value-type="float">
            <text:p>-0.90303999</text:p>
          </table:table-cell>
          <table:table-cell office:value-type="float" office:value="-0.80813003" calcext:value-type="float">
            <text:p>-0.80813003</text:p>
          </table:table-cell>
          <table:table-cell office:value-type="float" office:value="-0.7123" calcext:value-type="float">
            <text:p>-0.7123</text:p>
          </table:table-cell>
          <table:table-cell office:value-type="float" office:value="-0.61922002" calcext:value-type="float">
            <text:p>-0.61922002</text:p>
          </table:table-cell>
        </table:table-row>
        <table:table-row table:style-name="ro1">
          <table:table-cell office:value-type="float" office:value="-1.07028" calcext:value-type="float">
            <text:p>-1.07028</text:p>
          </table:table-cell>
          <table:table-cell office:value-type="float" office:value="-0.9946" calcext:value-type="float">
            <text:p>-0.9946</text:p>
          </table:table-cell>
          <table:table-cell office:value-type="float" office:value="-0.90243" calcext:value-type="float">
            <text:p>-0.90243</text:p>
          </table:table-cell>
          <table:table-cell office:value-type="float" office:value="-0.80721003" calcext:value-type="float">
            <text:p>-0.80721003</text:p>
          </table:table-cell>
          <table:table-cell office:value-type="float" office:value="-0.71169001" calcext:value-type="float">
            <text:p>-0.71169001</text:p>
          </table:table-cell>
          <table:table-cell office:value-type="float" office:value="-0.61861002" calcext:value-type="float">
            <text:p>-0.61861002</text:p>
          </table:table-cell>
        </table:table-row>
        <table:table-row table:style-name="ro1">
          <table:table-cell office:value-type="float" office:value="-1.06967" calcext:value-type="float">
            <text:p>-1.06967</text:p>
          </table:table-cell>
          <table:table-cell office:value-type="float" office:value="-0.99399" calcext:value-type="float">
            <text:p>-0.99399</text:p>
          </table:table-cell>
          <table:table-cell office:value-type="float" office:value="-0.90182" calcext:value-type="float">
            <text:p>-0.90182</text:p>
          </table:table-cell>
          <table:table-cell office:value-type="float" office:value="-0.80659997" calcext:value-type="float">
            <text:p>-0.80659997</text:p>
          </table:table-cell>
          <table:table-cell office:value-type="float" office:value="-0.71078002" calcext:value-type="float">
            <text:p>-0.71078002</text:p>
          </table:table-cell>
          <table:table-cell office:value-type="float" office:value="-0.61799997" calcext:value-type="float">
            <text:p>-0.61799997</text:p>
          </table:table-cell>
        </table:table-row>
        <table:table-row table:style-name="ro1">
          <table:table-cell office:value-type="float" office:value="-1.06906" calcext:value-type="float">
            <text:p>-1.06906</text:p>
          </table:table-cell>
          <table:table-cell office:value-type="float" office:value="-0.99307001" calcext:value-type="float">
            <text:p>-0.99307001</text:p>
          </table:table-cell>
          <table:table-cell office:value-type="float" office:value="-0.90121001" calcext:value-type="float">
            <text:p>-0.90121001</text:p>
          </table:table-cell>
          <table:table-cell office:value-type="float" office:value="-0.80598998" calcext:value-type="float">
            <text:p>-0.80598998</text:p>
          </table:table-cell>
          <table:table-cell office:value-type="float" office:value="-0.71016997" calcext:value-type="float">
            <text:p>-0.71016997</text:p>
          </table:table-cell>
          <table:table-cell office:value-type="float" office:value="-0.61738998" calcext:value-type="float">
            <text:p>-0.61738998</text:p>
          </table:table-cell>
        </table:table-row>
        <table:table-row table:style-name="ro1">
          <table:table-cell office:value-type="float" office:value="-1.06845" calcext:value-type="float">
            <text:p>-1.06845</text:p>
          </table:table-cell>
          <table:table-cell office:value-type="float" office:value="-0.99246001" calcext:value-type="float">
            <text:p>-0.99246001</text:p>
          </table:table-cell>
          <table:table-cell office:value-type="float" office:value="-0.90060002" calcext:value-type="float">
            <text:p>-0.90060002</text:p>
          </table:table-cell>
          <table:table-cell office:value-type="float" office:value="-0.80508" calcext:value-type="float">
            <text:p>-0.80508</text:p>
          </table:table-cell>
          <table:table-cell office:value-type="float" office:value="-0.70955998" calcext:value-type="float">
            <text:p>-0.70955998</text:p>
          </table:table-cell>
          <table:table-cell office:value-type="float" office:value="-0.61646998" calcext:value-type="float">
            <text:p>-0.61646998</text:p>
          </table:table-cell>
        </table:table-row>
        <table:table-row table:style-name="ro1">
          <table:table-cell office:value-type="float" office:value="-1.06784" calcext:value-type="float">
            <text:p>-1.06784</text:p>
          </table:table-cell>
          <table:table-cell office:value-type="float" office:value="-0.99185002" calcext:value-type="float">
            <text:p>-0.99185002</text:p>
          </table:table-cell>
          <table:table-cell office:value-type="float" office:value="-0.89999002" calcext:value-type="float">
            <text:p>-0.89999002</text:p>
          </table:table-cell>
          <table:table-cell office:value-type="float" office:value="-0.80416" calcext:value-type="float">
            <text:p>-0.80416</text:p>
          </table:table-cell>
          <table:table-cell office:value-type="float" office:value="-0.70924997" calcext:value-type="float">
            <text:p>-0.70924997</text:p>
          </table:table-cell>
          <table:table-cell office:value-type="float" office:value="-0.61556" calcext:value-type="float">
            <text:p>-0.61556</text:p>
          </table:table-cell>
        </table:table-row>
        <table:table-row table:style-name="ro1">
          <table:table-cell office:value-type="float" office:value="-1.06723" calcext:value-type="float">
            <text:p>-1.06723</text:p>
          </table:table-cell>
          <table:table-cell office:value-type="float" office:value="-0.99124002" calcext:value-type="float">
            <text:p>-0.99124002</text:p>
          </table:table-cell>
          <table:table-cell office:value-type="float" office:value="-0.89938003" calcext:value-type="float">
            <text:p>-0.89938003</text:p>
          </table:table-cell>
          <table:table-cell office:value-type="float" office:value="-0.80355" calcext:value-type="float">
            <text:p>-0.80355</text:p>
          </table:table-cell>
          <table:table-cell office:value-type="float" office:value="-0.70863998" calcext:value-type="float">
            <text:p>-0.70863998</text:p>
          </table:table-cell>
          <table:table-cell office:value-type="float" office:value="-0.61495" calcext:value-type="float">
            <text:p>-0.61495</text:p>
          </table:table-cell>
        </table:table-row>
        <table:table-row table:style-name="ro1">
          <table:table-cell office:value-type="float" office:value="-1.06662" calcext:value-type="float">
            <text:p>-1.06662</text:p>
          </table:table-cell>
          <table:table-cell office:value-type="float" office:value="-0.99062997" calcext:value-type="float">
            <text:p>-0.99062997</text:p>
          </table:table-cell>
          <table:table-cell office:value-type="float" office:value="-0.89876997" calcext:value-type="float">
            <text:p>-0.89876997</text:p>
          </table:table-cell>
          <table:table-cell office:value-type="float" office:value="-0.80294001" calcext:value-type="float">
            <text:p>-0.80294001</text:p>
          </table:table-cell>
          <table:table-cell office:value-type="float" office:value="-0.70802999" calcext:value-type="float">
            <text:p>-0.70802999</text:p>
          </table:table-cell>
          <table:table-cell office:value-type="float" office:value="-0.61434001" calcext:value-type="float">
            <text:p>-0.61434001</text:p>
          </table:table-cell>
        </table:table-row>
        <table:table-row table:style-name="ro1">
          <table:table-cell office:value-type="float" office:value="-1.06601" calcext:value-type="float">
            <text:p>-1.06601</text:p>
          </table:table-cell>
          <table:table-cell office:value-type="float" office:value="-0.99001998" calcext:value-type="float">
            <text:p>-0.99001998</text:p>
          </table:table-cell>
          <table:table-cell office:value-type="float" office:value="-0.89784998" calcext:value-type="float">
            <text:p>-0.89784998</text:p>
          </table:table-cell>
          <table:table-cell office:value-type="float" office:value="-0.80233002" calcext:value-type="float">
            <text:p>-0.80233002</text:p>
          </table:table-cell>
          <table:table-cell office:value-type="float" office:value="-0.70741999" calcext:value-type="float">
            <text:p>-0.70741999</text:p>
          </table:table-cell>
          <table:table-cell office:value-type="float" office:value="-0.61342001" calcext:value-type="float">
            <text:p>-0.61342001</text:p>
          </table:table-cell>
        </table:table-row>
        <table:table-row table:style-name="ro1">
          <table:table-cell office:value-type="float" office:value="-1.0654" calcext:value-type="float">
            <text:p>-1.0654</text:p>
          </table:table-cell>
          <table:table-cell office:value-type="float" office:value="-0.98940998" calcext:value-type="float">
            <text:p>-0.98940998</text:p>
          </table:table-cell>
          <table:table-cell office:value-type="float" office:value="-0.89723998" calcext:value-type="float">
            <text:p>-0.89723998</text:p>
          </table:table-cell>
          <table:table-cell office:value-type="float" office:value="-0.80172002" calcext:value-type="float">
            <text:p>-0.80172002</text:p>
          </table:table-cell>
          <table:table-cell office:value-type="float" office:value="-0.70681" calcext:value-type="float">
            <text:p>-0.70681</text:p>
          </table:table-cell>
          <table:table-cell office:value-type="float" office:value="-0.61281002" calcext:value-type="float">
            <text:p>-0.61281002</text:p>
          </table:table-cell>
        </table:table-row>
        <table:table-row table:style-name="ro1">
          <table:table-cell office:value-type="float" office:value="-1.06479" calcext:value-type="float">
            <text:p>-1.06479</text:p>
          </table:table-cell>
          <table:table-cell office:value-type="float" office:value="-0.98879999" calcext:value-type="float">
            <text:p>-0.98879999</text:p>
          </table:table-cell>
          <table:table-cell office:value-type="float" office:value="-0.89633" calcext:value-type="float">
            <text:p>-0.89633</text:p>
          </table:table-cell>
          <table:table-cell office:value-type="float" office:value="-0.80111003" calcext:value-type="float">
            <text:p>-0.80111003</text:p>
          </table:table-cell>
          <table:table-cell office:value-type="float" office:value="-0.70589" calcext:value-type="float">
            <text:p>-0.70589</text:p>
          </table:table-cell>
          <table:table-cell office:value-type="float" office:value="-0.61220002" calcext:value-type="float">
            <text:p>-0.61220002</text:p>
          </table:table-cell>
        </table:table-row>
        <table:table-row table:style-name="ro1">
          <table:table-cell office:value-type="float" office:value="-1.06388" calcext:value-type="float">
            <text:p>-1.06388</text:p>
          </table:table-cell>
          <table:table-cell office:value-type="float" office:value="-0.98819" calcext:value-type="float">
            <text:p>-0.98819</text:p>
          </table:table-cell>
          <table:table-cell office:value-type="float" office:value="-0.89541" calcext:value-type="float">
            <text:p>-0.89541</text:p>
          </table:table-cell>
          <table:table-cell office:value-type="float" office:value="-0.80019999" calcext:value-type="float">
            <text:p>-0.80019999</text:p>
          </table:table-cell>
          <table:table-cell office:value-type="float" office:value="-0.70498002" calcext:value-type="float">
            <text:p>-0.70498002</text:p>
          </table:table-cell>
          <table:table-cell office:value-type="float" office:value="-0.61128998" calcext:value-type="float">
            <text:p>-0.61128998</text:p>
          </table:table-cell>
        </table:table-row>
        <table:table-row table:style-name="ro1">
          <table:table-cell office:value-type="float" office:value="-1.06326" calcext:value-type="float">
            <text:p>-1.06326</text:p>
          </table:table-cell>
          <table:table-cell office:value-type="float" office:value="-0.98758" calcext:value-type="float">
            <text:p>-0.98758</text:p>
          </table:table-cell>
          <table:table-cell office:value-type="float" office:value="-0.89450002" calcext:value-type="float">
            <text:p>-0.89450002</text:p>
          </table:table-cell>
          <table:table-cell office:value-type="float" office:value="-0.79957998" calcext:value-type="float">
            <text:p>-0.79957998</text:p>
          </table:table-cell>
          <table:table-cell office:value-type="float" office:value="-0.70437002" calcext:value-type="float">
            <text:p>-0.70437002</text:p>
          </table:table-cell>
          <table:table-cell office:value-type="float" office:value="-0.61036998" calcext:value-type="float">
            <text:p>-0.61036998</text:p>
          </table:table-cell>
        </table:table-row>
        <table:table-row table:style-name="ro1">
          <table:table-cell office:value-type="float" office:value="-1.06265" calcext:value-type="float">
            <text:p>-1.06265</text:p>
          </table:table-cell>
          <table:table-cell office:value-type="float" office:value="-0.98697001" calcext:value-type="float">
            <text:p>-0.98697001</text:p>
          </table:table-cell>
          <table:table-cell office:value-type="float" office:value="-0.89358002" calcext:value-type="float">
            <text:p>-0.89358002</text:p>
          </table:table-cell>
          <table:table-cell office:value-type="float" office:value="-0.79896998" calcext:value-type="float">
            <text:p>-0.79896998</text:p>
          </table:table-cell>
          <table:table-cell office:value-type="float" office:value="-0.70406002" calcext:value-type="float">
            <text:p>-0.70406002</text:p>
          </table:table-cell>
          <table:table-cell office:value-type="float" office:value="-0.60975999" calcext:value-type="float">
            <text:p>-0.60975999</text:p>
          </table:table-cell>
        </table:table-row>
        <table:table-row table:style-name="ro1">
          <table:table-cell office:value-type="float" office:value="-1.06204" calcext:value-type="float">
            <text:p>-1.06204</text:p>
          </table:table-cell>
          <table:table-cell office:value-type="float" office:value="-0.98636001" calcext:value-type="float">
            <text:p>-0.98636001</text:p>
          </table:table-cell>
          <table:table-cell office:value-type="float" office:value="-0.89266998" calcext:value-type="float">
            <text:p>-0.89266998</text:p>
          </table:table-cell>
          <table:table-cell office:value-type="float" office:value="-0.79835999" calcext:value-type="float">
            <text:p>-0.79835999</text:p>
          </table:table-cell>
          <table:table-cell office:value-type="float" office:value="-0.70345002" calcext:value-type="float">
            <text:p>-0.70345002</text:p>
          </table:table-cell>
          <table:table-cell office:value-type="float" office:value="-0.60914999" calcext:value-type="float">
            <text:p>-0.60914999</text:p>
          </table:table-cell>
        </table:table-row>
        <table:table-row table:style-name="ro1">
          <table:table-cell office:value-type="float" office:value="-1.06143" calcext:value-type="float">
            <text:p>-1.06143</text:p>
          </table:table-cell>
          <table:table-cell office:value-type="float" office:value="-0.98544002" calcext:value-type="float">
            <text:p>-0.98544002</text:p>
          </table:table-cell>
          <table:table-cell office:value-type="float" office:value="-0.89174998" calcext:value-type="float">
            <text:p>-0.89174998</text:p>
          </table:table-cell>
          <table:table-cell office:value-type="float" office:value="-0.79775" calcext:value-type="float">
            <text:p>-0.79775</text:p>
          </table:table-cell>
          <table:table-cell office:value-type="float" office:value="-0.70253998" calcext:value-type="float">
            <text:p>-0.70253998</text:p>
          </table:table-cell>
          <table:table-cell office:value-type="float" office:value="-0.60854" calcext:value-type="float">
            <text:p>-0.60854</text:p>
          </table:table-cell>
        </table:table-row>
        <table:table-row table:style-name="ro1">
          <table:table-cell office:value-type="float" office:value="-1.06082" calcext:value-type="float">
            <text:p>-1.06082</text:p>
          </table:table-cell>
          <table:table-cell office:value-type="float" office:value="-0.98452997" calcext:value-type="float">
            <text:p>-0.98452997</text:p>
          </table:table-cell>
          <table:table-cell office:value-type="float" office:value="-0.89113998" calcext:value-type="float">
            <text:p>-0.89113998</text:p>
          </table:table-cell>
          <table:table-cell office:value-type="float" office:value="-0.79684001" calcext:value-type="float">
            <text:p>-0.79684001</text:p>
          </table:table-cell>
          <table:table-cell office:value-type="float" office:value="-0.70161998" calcext:value-type="float">
            <text:p>-0.70161998</text:p>
          </table:table-cell>
          <table:table-cell office:value-type="float" office:value="-0.60793" calcext:value-type="float">
            <text:p>-0.60793</text:p>
          </table:table-cell>
        </table:table-row>
        <table:table-row table:style-name="ro1">
          <table:table-cell office:value-type="float" office:value="-1.06021" calcext:value-type="float">
            <text:p>-1.06021</text:p>
          </table:table-cell>
          <table:table-cell office:value-type="float" office:value="-0.98391998" calcext:value-type="float">
            <text:p>-0.98391998</text:p>
          </table:table-cell>
          <table:table-cell office:value-type="float" office:value="-0.89052999" calcext:value-type="float">
            <text:p>-0.89052999</text:p>
          </table:table-cell>
          <table:table-cell office:value-type="float" office:value="-0.79562002" calcext:value-type="float">
            <text:p>-0.79562002</text:p>
          </table:table-cell>
          <table:table-cell office:value-type="float" office:value="-0.70100999" calcext:value-type="float">
            <text:p>-0.70100999</text:p>
          </table:table-cell>
          <table:table-cell office:value-type="float" office:value="-0.60732001" calcext:value-type="float">
            <text:p>-0.60732001</text:p>
          </table:table-cell>
        </table:table-row>
        <table:table-row table:style-name="ro1">
          <table:table-cell office:value-type="float" office:value="-1.0596" calcext:value-type="float">
            <text:p>-1.0596</text:p>
          </table:table-cell>
          <table:table-cell office:value-type="float" office:value="-0.98330998" calcext:value-type="float">
            <text:p>-0.98330998</text:p>
          </table:table-cell>
          <table:table-cell office:value-type="float" office:value="-0.88992" calcext:value-type="float">
            <text:p>-0.88992</text:p>
          </table:table-cell>
          <table:table-cell office:value-type="float" office:value="-0.79470003" calcext:value-type="float">
            <text:p>-0.79470003</text:p>
          </table:table-cell>
          <table:table-cell office:value-type="float" office:value="-0.70039999" calcext:value-type="float">
            <text:p>-0.70039999</text:p>
          </table:table-cell>
          <table:table-cell office:value-type="float" office:value="-0.60640001" calcext:value-type="float">
            <text:p>-0.60640001</text:p>
          </table:table-cell>
        </table:table-row>
        <table:table-row table:style-name="ro1">
          <table:table-cell office:value-type="float" office:value="-1.05899" calcext:value-type="float">
            <text:p>-1.05899</text:p>
          </table:table-cell>
          <table:table-cell office:value-type="float" office:value="-0.98269999" calcext:value-type="float">
            <text:p>-0.98269999</text:p>
          </table:table-cell>
          <table:table-cell office:value-type="float" office:value="-0.889" calcext:value-type="float">
            <text:p>-0.889</text:p>
          </table:table-cell>
          <table:table-cell office:value-type="float" office:value="-0.79408997" calcext:value-type="float">
            <text:p>-0.79408997</text:p>
          </table:table-cell>
          <table:table-cell office:value-type="float" office:value="-0.69979" calcext:value-type="float">
            <text:p>-0.69979</text:p>
          </table:table-cell>
          <table:table-cell office:value-type="float" office:value="-0.60579002" calcext:value-type="float">
            <text:p>-0.60579002</text:p>
          </table:table-cell>
        </table:table-row>
        <table:table-row table:style-name="ro1">
          <table:table-cell office:value-type="float" office:value="-1.05838" calcext:value-type="float">
            <text:p>-1.05838</text:p>
          </table:table-cell>
          <table:table-cell office:value-type="float" office:value="-0.98209" calcext:value-type="float">
            <text:p>-0.98209</text:p>
          </table:table-cell>
          <table:table-cell office:value-type="float" office:value="-0.88839" calcext:value-type="float">
            <text:p>-0.88839</text:p>
          </table:table-cell>
          <table:table-cell office:value-type="float" office:value="-0.79347998" calcext:value-type="float">
            <text:p>-0.79347998</text:p>
          </table:table-cell>
          <table:table-cell office:value-type="float" office:value="-0.69887" calcext:value-type="float">
            <text:p>-0.69887</text:p>
          </table:table-cell>
          <table:table-cell office:value-type="float" office:value="-0.60518003" calcext:value-type="float">
            <text:p>-0.60518003</text:p>
          </table:table-cell>
        </table:table-row>
        <table:table-row table:style-name="ro1">
          <table:table-cell office:value-type="float" office:value="-1.05777" calcext:value-type="float">
            <text:p>-1.05777</text:p>
          </table:table-cell>
          <table:table-cell office:value-type="float" office:value="-0.98148" calcext:value-type="float">
            <text:p>-0.98148</text:p>
          </table:table-cell>
          <table:table-cell office:value-type="float" office:value="-0.88778001" calcext:value-type="float">
            <text:p>-0.88778001</text:p>
          </table:table-cell>
          <table:table-cell office:value-type="float" office:value="-0.79286999" calcext:value-type="float">
            <text:p>-0.79286999</text:p>
          </table:table-cell>
          <table:table-cell office:value-type="float" office:value="-0.69826001" calcext:value-type="float">
            <text:p>-0.69826001</text:p>
          </table:table-cell>
          <table:table-cell office:value-type="float" office:value="-0.60456997" calcext:value-type="float">
            <text:p>-0.60456997</text:p>
          </table:table-cell>
        </table:table-row>
        <table:table-row table:style-name="ro1">
          <table:table-cell office:value-type="float" office:value="-1.05716" calcext:value-type="float">
            <text:p>-1.05716</text:p>
          </table:table-cell>
          <table:table-cell office:value-type="float" office:value="-0.98085999" calcext:value-type="float">
            <text:p>-0.98085999</text:p>
          </table:table-cell>
          <table:table-cell office:value-type="float" office:value="-0.88717002" calcext:value-type="float">
            <text:p>-0.88717002</text:p>
          </table:table-cell>
          <table:table-cell office:value-type="float" office:value="-0.79196" calcext:value-type="float">
            <text:p>-0.79196</text:p>
          </table:table-cell>
          <table:table-cell office:value-type="float" office:value="-0.69765002" calcext:value-type="float">
            <text:p>-0.69765002</text:p>
          </table:table-cell>
          <table:table-cell office:value-type="float" office:value="-0.60395998" calcext:value-type="float">
            <text:p>-0.60395998</text:p>
          </table:table-cell>
        </table:table-row>
        <table:table-row table:style-name="ro1">
          <table:table-cell office:value-type="float" office:value="-1.05655" calcext:value-type="float">
            <text:p>-1.05655</text:p>
          </table:table-cell>
          <table:table-cell office:value-type="float" office:value="-0.98025" calcext:value-type="float">
            <text:p>-0.98025</text:p>
          </table:table-cell>
          <table:table-cell office:value-type="float" office:value="-0.88656002" calcext:value-type="float">
            <text:p>-0.88656002</text:p>
          </table:table-cell>
          <table:table-cell office:value-type="float" office:value="-0.79104" calcext:value-type="float">
            <text:p>-0.79104</text:p>
          </table:table-cell>
          <table:table-cell office:value-type="float" office:value="-0.69704002" calcext:value-type="float">
            <text:p>-0.69704002</text:p>
          </table:table-cell>
          <table:table-cell office:value-type="float" office:value="-0.60334998" calcext:value-type="float">
            <text:p>-0.60334998</text:p>
          </table:table-cell>
        </table:table-row>
        <table:table-row table:style-name="ro1">
          <table:table-cell office:value-type="float" office:value="-1.05594" calcext:value-type="float">
            <text:p>-1.05594</text:p>
          </table:table-cell>
          <table:table-cell office:value-type="float" office:value="-0.97964001" calcext:value-type="float">
            <text:p>-0.97964001</text:p>
          </table:table-cell>
          <table:table-cell office:value-type="float" office:value="-0.88595003" calcext:value-type="float">
            <text:p>-0.88595003</text:p>
          </table:table-cell>
          <table:table-cell office:value-type="float" office:value="-0.79043001" calcext:value-type="float">
            <text:p>-0.79043001</text:p>
          </table:table-cell>
          <table:table-cell office:value-type="float" office:value="-0.69643003" calcext:value-type="float">
            <text:p>-0.69643003</text:p>
          </table:table-cell>
          <table:table-cell office:value-type="float" office:value="-0.60273999" calcext:value-type="float">
            <text:p>-0.60273999</text:p>
          </table:table-cell>
        </table:table-row>
        <table:table-row table:style-name="ro1">
          <table:table-cell office:value-type="float" office:value="-1.05533" calcext:value-type="float">
            <text:p>-1.05533</text:p>
          </table:table-cell>
          <table:table-cell office:value-type="float" office:value="-0.97903001" calcext:value-type="float">
            <text:p>-0.97903001</text:p>
          </table:table-cell>
          <table:table-cell office:value-type="float" office:value="-0.88503999" calcext:value-type="float">
            <text:p>-0.88503999</text:p>
          </table:table-cell>
          <table:table-cell office:value-type="float" office:value="-0.78951001" calcext:value-type="float">
            <text:p>-0.78951001</text:p>
          </table:table-cell>
          <table:table-cell office:value-type="float" office:value="-0.69581997" calcext:value-type="float">
            <text:p>-0.69581997</text:p>
          </table:table-cell>
          <table:table-cell office:value-type="float" office:value="-0.60213" calcext:value-type="float">
            <text:p>-0.60213</text:p>
          </table:table-cell>
        </table:table-row>
        <table:table-row table:style-name="ro1">
          <table:table-cell office:value-type="float" office:value="-1.05472" calcext:value-type="float">
            <text:p>-1.05472</text:p>
          </table:table-cell>
          <table:table-cell office:value-type="float" office:value="-0.97842002" calcext:value-type="float">
            <text:p>-0.97842002</text:p>
          </table:table-cell>
          <table:table-cell office:value-type="float" office:value="-0.88442999" calcext:value-type="float">
            <text:p>-0.88442999</text:p>
          </table:table-cell>
          <table:table-cell office:value-type="float" office:value="-0.78860003" calcext:value-type="float">
            <text:p>-0.78860003</text:p>
          </table:table-cell>
          <table:table-cell office:value-type="float" office:value="-0.69490999" calcext:value-type="float">
            <text:p>-0.69490999</text:p>
          </table:table-cell>
          <table:table-cell office:value-type="float" office:value="-0.60152" calcext:value-type="float">
            <text:p>-0.60152</text:p>
          </table:table-cell>
        </table:table-row>
        <table:table-row table:style-name="ro1">
          <table:table-cell office:value-type="float" office:value="-1.0541101" calcext:value-type="float">
            <text:p>-1.0541101</text:p>
          </table:table-cell>
          <table:table-cell office:value-type="float" office:value="-0.97781003" calcext:value-type="float">
            <text:p>-0.97781003</text:p>
          </table:table-cell>
          <table:table-cell office:value-type="float" office:value="-0.88382" calcext:value-type="float">
            <text:p>-0.88382</text:p>
          </table:table-cell>
          <table:table-cell office:value-type="float" office:value="-0.78798997" calcext:value-type="float">
            <text:p>-0.78798997</text:p>
          </table:table-cell>
          <table:table-cell office:value-type="float" office:value="-0.6943" calcext:value-type="float">
            <text:p>-0.6943</text:p>
          </table:table-cell>
          <table:table-cell office:value-type="float" office:value="-0.60091001" calcext:value-type="float">
            <text:p>-0.60091001</text:p>
          </table:table-cell>
        </table:table-row>
        <table:table-row table:style-name="ro1">
          <table:table-cell office:value-type="float" office:value="-1.0535001" calcext:value-type="float">
            <text:p>-1.0535001</text:p>
          </table:table-cell>
          <table:table-cell office:value-type="float" office:value="-0.97719997" calcext:value-type="float">
            <text:p>-0.97719997</text:p>
          </table:table-cell>
          <table:table-cell office:value-type="float" office:value="-0.88321" calcext:value-type="float">
            <text:p>-0.88321</text:p>
          </table:table-cell>
          <table:table-cell office:value-type="float" office:value="-0.78737998" calcext:value-type="float">
            <text:p>-0.78737998</text:p>
          </table:table-cell>
          <table:table-cell office:value-type="float" office:value="-0.69338" calcext:value-type="float">
            <text:p>-0.69338</text:p>
          </table:table-cell>
          <table:table-cell office:value-type="float" office:value="-0.60030001" calcext:value-type="float">
            <text:p>-0.60030001</text:p>
          </table:table-cell>
        </table:table-row>
        <table:table-row table:style-name="ro1">
          <table:table-cell office:value-type="float" office:value="-1.0528899" calcext:value-type="float">
            <text:p>-1.0528899</text:p>
          </table:table-cell>
          <table:table-cell office:value-type="float" office:value="-0.97628999" calcext:value-type="float">
            <text:p>-0.97628999</text:p>
          </table:table-cell>
          <table:table-cell office:value-type="float" office:value="-0.88260001" calcext:value-type="float">
            <text:p>-0.88260001</text:p>
          </table:table-cell>
          <table:table-cell office:value-type="float" office:value="-0.78676999" calcext:value-type="float">
            <text:p>-0.78676999</text:p>
          </table:table-cell>
          <table:table-cell office:value-type="float" office:value="-0.69247001" calcext:value-type="float">
            <text:p>-0.69247001</text:p>
          </table:table-cell>
          <table:table-cell office:value-type="float" office:value="-0.59969002" calcext:value-type="float">
            <text:p>-0.59969002</text:p>
          </table:table-cell>
        </table:table-row>
        <table:table-row table:style-name="ro1">
          <table:table-cell office:value-type="float" office:value="-1.0522799" calcext:value-type="float">
            <text:p>-1.0522799</text:p>
          </table:table-cell>
          <table:table-cell office:value-type="float" office:value="-0.97567999" calcext:value-type="float">
            <text:p>-0.97567999</text:p>
          </table:table-cell>
          <table:table-cell office:value-type="float" office:value="-0.88168001" calcext:value-type="float">
            <text:p>-0.88168001</text:p>
          </table:table-cell>
          <table:table-cell office:value-type="float" office:value="-0.78615999" calcext:value-type="float">
            <text:p>-0.78615999</text:p>
          </table:table-cell>
          <table:table-cell office:value-type="float" office:value="-0.69185001" calcext:value-type="float">
            <text:p>-0.69185001</text:p>
          </table:table-cell>
          <table:table-cell office:value-type="float" office:value="-0.59877002" calcext:value-type="float">
            <text:p>-0.59877002</text:p>
          </table:table-cell>
        </table:table-row>
        <table:table-row table:style-name="ro1">
          <table:table-cell office:value-type="float" office:value="-1.05167" calcext:value-type="float">
            <text:p>-1.05167</text:p>
          </table:table-cell>
          <table:table-cell office:value-type="float" office:value="-0.97507" calcext:value-type="float">
            <text:p>-0.97507</text:p>
          </table:table-cell>
          <table:table-cell office:value-type="float" office:value="-0.88076001" calcext:value-type="float">
            <text:p>-0.88076001</text:p>
          </table:table-cell>
          <table:table-cell office:value-type="float" office:value="-0.78555" calcext:value-type="float">
            <text:p>-0.78555</text:p>
          </table:table-cell>
          <table:table-cell office:value-type="float" office:value="-0.69094002" calcext:value-type="float">
            <text:p>-0.69094002</text:p>
          </table:table-cell>
          <table:table-cell office:value-type="float" office:value="-0.59785998" calcext:value-type="float">
            <text:p>-0.59785998</text:p>
          </table:table-cell>
        </table:table-row>
        <table:table-row table:style-name="ro1">
          <table:table-cell office:value-type="float" office:value="-1.05075" calcext:value-type="float">
            <text:p>-1.05075</text:p>
          </table:table-cell>
          <table:table-cell office:value-type="float" office:value="-0.97446001" calcext:value-type="float">
            <text:p>-0.97446001</text:p>
          </table:table-cell>
          <table:table-cell office:value-type="float" office:value="-0.87984997" calcext:value-type="float">
            <text:p>-0.87984997</text:p>
          </table:table-cell>
          <table:table-cell office:value-type="float" office:value="-0.78494" calcext:value-type="float">
            <text:p>-0.78494</text:p>
          </table:table-cell>
          <table:table-cell office:value-type="float" office:value="-0.69002002" calcext:value-type="float">
            <text:p>-0.69002002</text:p>
          </table:table-cell>
          <table:table-cell office:value-type="float" office:value="-0.59693998" calcext:value-type="float">
            <text:p>-0.59693998</text:p>
          </table:table-cell>
        </table:table-row>
        <table:table-row table:style-name="ro1">
          <table:table-cell office:value-type="float" office:value="-1.05014" calcext:value-type="float">
            <text:p>-1.05014</text:p>
          </table:table-cell>
          <table:table-cell office:value-type="float" office:value="-0.97324002" calcext:value-type="float">
            <text:p>-0.97324002</text:p>
          </table:table-cell>
          <table:table-cell office:value-type="float" office:value="-0.87892997" calcext:value-type="float">
            <text:p>-0.87892997</text:p>
          </table:table-cell>
          <table:table-cell office:value-type="float" office:value="-0.78402001" calcext:value-type="float">
            <text:p>-0.78402001</text:p>
          </table:table-cell>
          <table:table-cell office:value-type="float" office:value="-0.68940997" calcext:value-type="float">
            <text:p>-0.68940997</text:p>
          </table:table-cell>
          <table:table-cell office:value-type="float" office:value="-0.59632999" calcext:value-type="float">
            <text:p>-0.59632999</text:p>
          </table:table-cell>
        </table:table-row>
        <table:table-row table:style-name="ro1">
          <table:table-cell office:value-type="float" office:value="-1.04953" calcext:value-type="float">
            <text:p>-1.04953</text:p>
          </table:table-cell>
          <table:table-cell office:value-type="float" office:value="-0.97262001" calcext:value-type="float">
            <text:p>-0.97262001</text:p>
          </table:table-cell>
          <table:table-cell office:value-type="float" office:value="-0.87831998" calcext:value-type="float">
            <text:p>-0.87831998</text:p>
          </table:table-cell>
          <table:table-cell office:value-type="float" office:value="-0.78310001" calcext:value-type="float">
            <text:p>-0.78310001</text:p>
          </table:table-cell>
          <table:table-cell office:value-type="float" office:value="-0.68879998" calcext:value-type="float">
            <text:p>-0.68879998</text:p>
          </table:table-cell>
          <table:table-cell office:value-type="float" office:value="-0.59603" calcext:value-type="float">
            <text:p>-0.59603</text:p>
          </table:table-cell>
        </table:table-row>
        <table:table-row table:style-name="ro1">
          <table:table-cell office:value-type="float" office:value="-1.04892" calcext:value-type="float">
            <text:p>-1.04892</text:p>
          </table:table-cell>
          <table:table-cell office:value-type="float" office:value="-0.97171003" calcext:value-type="float">
            <text:p>-0.97171003</text:p>
          </table:table-cell>
          <table:table-cell office:value-type="float" office:value="-0.87770998" calcext:value-type="float">
            <text:p>-0.87770998</text:p>
          </table:table-cell>
          <table:table-cell office:value-type="float" office:value="-0.78219002" calcext:value-type="float">
            <text:p>-0.78219002</text:p>
          </table:table-cell>
          <table:table-cell office:value-type="float" office:value="-0.68818998" calcext:value-type="float">
            <text:p>-0.68818998</text:p>
          </table:table-cell>
          <table:table-cell office:value-type="float" office:value="-0.59542" calcext:value-type="float">
            <text:p>-0.59542</text:p>
          </table:table-cell>
        </table:table-row>
        <table:table-row table:style-name="ro1">
          <table:table-cell office:value-type="float" office:value="-1.04831" calcext:value-type="float">
            <text:p>-1.04831</text:p>
          </table:table-cell>
          <table:table-cell office:value-type="float" office:value="-0.97109997" calcext:value-type="float">
            <text:p>-0.97109997</text:p>
          </table:table-cell>
          <table:table-cell office:value-type="float" office:value="-0.87709999" calcext:value-type="float">
            <text:p>-0.87709999</text:p>
          </table:table-cell>
          <table:table-cell office:value-type="float" office:value="-0.78127003" calcext:value-type="float">
            <text:p>-0.78127003</text:p>
          </table:table-cell>
          <table:table-cell office:value-type="float" office:value="-0.68728" calcext:value-type="float">
            <text:p>-0.68728</text:p>
          </table:table-cell>
          <table:table-cell office:value-type="float" office:value="-0.59450001" calcext:value-type="float">
            <text:p>-0.59450001</text:p>
          </table:table-cell>
        </table:table-row>
        <table:table-row table:style-name="ro1">
          <table:table-cell office:value-type="float" office:value="-1.0477" calcext:value-type="float">
            <text:p>-1.0477</text:p>
          </table:table-cell>
          <table:table-cell office:value-type="float" office:value="-0.97048998" calcext:value-type="float">
            <text:p>-0.97048998</text:p>
          </table:table-cell>
          <table:table-cell office:value-type="float" office:value="-0.87649" calcext:value-type="float">
            <text:p>-0.87649</text:p>
          </table:table-cell>
          <table:table-cell office:value-type="float" office:value="-0.78065997" calcext:value-type="float">
            <text:p>-0.78065997</text:p>
          </table:table-cell>
          <table:table-cell office:value-type="float" office:value="-0.68636" calcext:value-type="float">
            <text:p>-0.68636</text:p>
          </table:table-cell>
          <table:table-cell office:value-type="float" office:value="-0.59389001" calcext:value-type="float">
            <text:p>-0.59389001</text:p>
          </table:table-cell>
        </table:table-row>
        <table:table-row table:style-name="ro1">
          <table:table-cell office:value-type="float" office:value="-1.0470901" calcext:value-type="float">
            <text:p>-1.0470901</text:p>
          </table:table-cell>
          <table:table-cell office:value-type="float" office:value="-0.96956998" calcext:value-type="float">
            <text:p>-0.96956998</text:p>
          </table:table-cell>
          <table:table-cell office:value-type="float" office:value="-0.87588" calcext:value-type="float">
            <text:p>-0.87588</text:p>
          </table:table-cell>
          <table:table-cell office:value-type="float" office:value="-0.78004998" calcext:value-type="float">
            <text:p>-0.78004998</text:p>
          </table:table-cell>
          <table:table-cell office:value-type="float" office:value="-0.68575001" calcext:value-type="float">
            <text:p>-0.68575001</text:p>
          </table:table-cell>
          <table:table-cell office:value-type="float" office:value="-0.59328002" calcext:value-type="float">
            <text:p>-0.59328002</text:p>
          </table:table-cell>
        </table:table-row>
        <table:table-row table:style-name="ro1">
          <table:table-cell office:value-type="float" office:value="-1.0464799" calcext:value-type="float">
            <text:p>-1.0464799</text:p>
          </table:table-cell>
          <table:table-cell office:value-type="float" office:value="-0.96895999" calcext:value-type="float">
            <text:p>-0.96895999</text:p>
          </table:table-cell>
          <table:table-cell office:value-type="float" office:value="-0.87527001" calcext:value-type="float">
            <text:p>-0.87527001</text:p>
          </table:table-cell>
          <table:table-cell office:value-type="float" office:value="-0.77943999" calcext:value-type="float">
            <text:p>-0.77943999</text:p>
          </table:table-cell>
          <table:table-cell office:value-type="float" office:value="-0.68484002" calcext:value-type="float">
            <text:p>-0.68484002</text:p>
          </table:table-cell>
          <table:table-cell office:value-type="float" office:value="-0.59267002" calcext:value-type="float">
            <text:p>-0.59267002</text:p>
          </table:table-cell>
        </table:table-row>
        <table:table-row table:style-name="ro1">
          <table:table-cell office:value-type="float" office:value="-1.0458699" calcext:value-type="float">
            <text:p>-1.0458699</text:p>
          </table:table-cell>
          <table:table-cell office:value-type="float" office:value="-0.96834999" calcext:value-type="float">
            <text:p>-0.96834999</text:p>
          </table:table-cell>
          <table:table-cell office:value-type="float" office:value="-0.87436002" calcext:value-type="float">
            <text:p>-0.87436002</text:p>
          </table:table-cell>
          <table:table-cell office:value-type="float" office:value="-0.77882999" calcext:value-type="float">
            <text:p>-0.77882999</text:p>
          </table:table-cell>
          <table:table-cell office:value-type="float" office:value="-0.68392003" calcext:value-type="float">
            <text:p>-0.68392003</text:p>
          </table:table-cell>
          <table:table-cell office:value-type="float" office:value="-0.59206003" calcext:value-type="float">
            <text:p>-0.59206003</text:p>
          </table:table-cell>
        </table:table-row>
        <table:table-row table:style-name="ro1">
          <table:table-cell office:value-type="float" office:value="-1.04526" calcext:value-type="float">
            <text:p>-1.04526</text:p>
          </table:table-cell>
          <table:table-cell office:value-type="float" office:value="-0.96774" calcext:value-type="float">
            <text:p>-0.96774</text:p>
          </table:table-cell>
          <table:table-cell office:value-type="float" office:value="-0.87344003" calcext:value-type="float">
            <text:p>-0.87344003</text:p>
          </table:table-cell>
          <table:table-cell office:value-type="float" office:value="-0.77792001" calcext:value-type="float">
            <text:p>-0.77792001</text:p>
          </table:table-cell>
          <table:table-cell office:value-type="float" office:value="-0.68300003" calcext:value-type="float">
            <text:p>-0.68300003</text:p>
          </table:table-cell>
          <table:table-cell office:value-type="float" office:value="-0.59144998" calcext:value-type="float">
            <text:p>-0.59144998</text:p>
          </table:table-cell>
        </table:table-row>
        <table:table-row table:style-name="ro1">
          <table:table-cell office:value-type="float" office:value="-1.04465" calcext:value-type="float">
            <text:p>-1.04465</text:p>
          </table:table-cell>
          <table:table-cell office:value-type="float" office:value="-0.96713001" calcext:value-type="float">
            <text:p>-0.96713001</text:p>
          </table:table-cell>
          <table:table-cell office:value-type="float" office:value="-0.87252003" calcext:value-type="float">
            <text:p>-0.87252003</text:p>
          </table:table-cell>
          <table:table-cell office:value-type="float" office:value="-0.77700001" calcext:value-type="float">
            <text:p>-0.77700001</text:p>
          </table:table-cell>
          <table:table-cell office:value-type="float" office:value="-0.68238997" calcext:value-type="float">
            <text:p>-0.68238997</text:p>
          </table:table-cell>
          <table:table-cell office:value-type="float" office:value="-0.59083998" calcext:value-type="float">
            <text:p>-0.59083998</text:p>
          </table:table-cell>
        </table:table-row>
        <table:table-row table:style-name="ro1">
          <table:table-cell office:value-type="float" office:value="-1.04404" calcext:value-type="float">
            <text:p>-1.04404</text:p>
          </table:table-cell>
          <table:table-cell office:value-type="float" office:value="-0.96652001" calcext:value-type="float">
            <text:p>-0.96652001</text:p>
          </table:table-cell>
          <table:table-cell office:value-type="float" office:value="-0.87160999" calcext:value-type="float">
            <text:p>-0.87160999</text:p>
          </table:table-cell>
          <table:table-cell office:value-type="float" office:value="-0.77639002" calcext:value-type="float">
            <text:p>-0.77639002</text:p>
          </table:table-cell>
          <table:table-cell office:value-type="float" office:value="-0.68177998" calcext:value-type="float">
            <text:p>-0.68177998</text:p>
          </table:table-cell>
          <table:table-cell office:value-type="float" office:value="-0.59022999" calcext:value-type="float">
            <text:p>-0.59022999</text:p>
          </table:table-cell>
        </table:table-row>
        <table:table-row table:style-name="ro1">
          <table:table-cell office:value-type="float" office:value="-1.04343" calcext:value-type="float">
            <text:p>-1.04343</text:p>
          </table:table-cell>
          <table:table-cell office:value-type="float" office:value="-0.96591002" calcext:value-type="float">
            <text:p>-0.96591002</text:p>
          </table:table-cell>
          <table:table-cell office:value-type="float" office:value="-0.87099999" calcext:value-type="float">
            <text:p>-0.87099999</text:p>
          </table:table-cell>
          <table:table-cell office:value-type="float" office:value="-0.77547997" calcext:value-type="float">
            <text:p>-0.77547997</text:p>
          </table:table-cell>
          <table:table-cell office:value-type="float" office:value="-0.68087" calcext:value-type="float">
            <text:p>-0.68087</text:p>
          </table:table-cell>
          <table:table-cell office:value-type="float" office:value="-0.58930999" calcext:value-type="float">
            <text:p>-0.58930999</text:p>
          </table:table-cell>
        </table:table-row>
        <table:table-row table:style-name="ro1">
          <table:table-cell office:value-type="float" office:value="-1.04282" calcext:value-type="float">
            <text:p>-1.04282</text:p>
          </table:table-cell>
          <table:table-cell office:value-type="float" office:value="-0.96530002" calcext:value-type="float">
            <text:p>-0.96530002</text:p>
          </table:table-cell>
          <table:table-cell office:value-type="float" office:value="-0.87039" calcext:value-type="float">
            <text:p>-0.87039</text:p>
          </table:table-cell>
          <table:table-cell office:value-type="float" office:value="-0.77486002" calcext:value-type="float">
            <text:p>-0.77486002</text:p>
          </table:table-cell>
          <table:table-cell office:value-type="float" office:value="-0.67995" calcext:value-type="float">
            <text:p>-0.67995</text:p>
          </table:table-cell>
          <table:table-cell office:value-type="float" office:value="-0.5887" calcext:value-type="float">
            <text:p>-0.5887</text:p>
          </table:table-cell>
        </table:table-row>
        <table:table-row table:style-name="ro1">
          <table:table-cell office:value-type="float" office:value="-1.04221" calcext:value-type="float">
            <text:p>-1.04221</text:p>
          </table:table-cell>
          <table:table-cell office:value-type="float" office:value="-0.96469003" calcext:value-type="float">
            <text:p>-0.96469003</text:p>
          </table:table-cell>
          <table:table-cell office:value-type="float" office:value="-0.86947" calcext:value-type="float">
            <text:p>-0.86947</text:p>
          </table:table-cell>
          <table:table-cell office:value-type="float" office:value="-0.77424997" calcext:value-type="float">
            <text:p>-0.77424997</text:p>
          </table:table-cell>
          <table:table-cell office:value-type="float" office:value="-0.67934" calcext:value-type="float">
            <text:p>-0.67934</text:p>
          </table:table-cell>
          <table:table-cell office:value-type="float" office:value="-0.58809" calcext:value-type="float">
            <text:p>-0.58809</text:p>
          </table:table-cell>
        </table:table-row>
        <table:table-row table:style-name="ro1">
          <table:table-cell office:value-type="float" office:value="-1.0416" calcext:value-type="float">
            <text:p>-1.0416</text:p>
          </table:table-cell>
          <table:table-cell office:value-type="float" office:value="-0.96376997" calcext:value-type="float">
            <text:p>-0.96376997</text:p>
          </table:table-cell>
          <table:table-cell office:value-type="float" office:value="-0.86886001" calcext:value-type="float">
            <text:p>-0.86886001</text:p>
          </table:table-cell>
          <table:table-cell office:value-type="float" office:value="-0.77363998" calcext:value-type="float">
            <text:p>-0.77363998</text:p>
          </table:table-cell>
          <table:table-cell office:value-type="float" office:value="-0.67873001" calcext:value-type="float">
            <text:p>-0.67873001</text:p>
          </table:table-cell>
          <table:table-cell office:value-type="float" office:value="-0.58687001" calcext:value-type="float">
            <text:p>-0.58687001</text:p>
          </table:table-cell>
        </table:table-row>
        <table:table-row table:style-name="ro1">
          <table:table-cell office:value-type="float" office:value="-1.04099" calcext:value-type="float">
            <text:p>-1.04099</text:p>
          </table:table-cell>
          <table:table-cell office:value-type="float" office:value="-0.96285999" calcext:value-type="float">
            <text:p>-0.96285999</text:p>
          </table:table-cell>
          <table:table-cell office:value-type="float" office:value="-0.86825001" calcext:value-type="float">
            <text:p>-0.86825001</text:p>
          </table:table-cell>
          <table:table-cell office:value-type="float" office:value="-0.77302998" calcext:value-type="float">
            <text:p>-0.77302998</text:p>
          </table:table-cell>
          <table:table-cell office:value-type="float" office:value="-0.67812002" calcext:value-type="float">
            <text:p>-0.67812002</text:p>
          </table:table-cell>
          <table:table-cell office:value-type="float" office:value="-0.58595997" calcext:value-type="float">
            <text:p>-0.58595997</text:p>
          </table:table-cell>
        </table:table-row>
        <table:table-row table:style-name="ro1">
          <table:table-cell office:value-type="float" office:value="-1.04038" calcext:value-type="float">
            <text:p>-1.04038</text:p>
          </table:table-cell>
          <table:table-cell office:value-type="float" office:value="-0.96193999" calcext:value-type="float">
            <text:p>-0.96193999</text:p>
          </table:table-cell>
          <table:table-cell office:value-type="float" office:value="-0.86764002" calcext:value-type="float">
            <text:p>-0.86764002</text:p>
          </table:table-cell>
          <table:table-cell office:value-type="float" office:value="-0.77241999" calcext:value-type="float">
            <text:p>-0.77241999</text:p>
          </table:table-cell>
          <table:table-cell office:value-type="float" office:value="-0.67720997" calcext:value-type="float">
            <text:p>-0.67720997</text:p>
          </table:table-cell>
          <table:table-cell office:value-type="float" office:value="-0.58534998" calcext:value-type="float">
            <text:p>-0.58534998</text:p>
          </table:table-cell>
        </table:table-row>
        <table:table-row table:style-name="ro1">
          <table:table-cell office:value-type="float" office:value="-1.03977" calcext:value-type="float">
            <text:p>-1.03977</text:p>
          </table:table-cell>
          <table:table-cell office:value-type="float" office:value="-0.96103001" calcext:value-type="float">
            <text:p>-0.96103001</text:p>
          </table:table-cell>
          <table:table-cell office:value-type="float" office:value="-0.86672997" calcext:value-type="float">
            <text:p>-0.86672997</text:p>
          </table:table-cell>
          <table:table-cell office:value-type="float" office:value="-0.77181" calcext:value-type="float">
            <text:p>-0.77181</text:p>
          </table:table-cell>
          <table:table-cell office:value-type="float" office:value="-0.67659998" calcext:value-type="float">
            <text:p>-0.67659998</text:p>
          </table:table-cell>
          <table:table-cell office:value-type="float" office:value="-0.58442998" calcext:value-type="float">
            <text:p>-0.58442998</text:p>
          </table:table-cell>
        </table:table-row>
        <table:table-row table:style-name="ro1">
          <table:table-cell office:value-type="float" office:value="-1.03916" calcext:value-type="float">
            <text:p>-1.03916</text:p>
          </table:table-cell>
          <table:table-cell office:value-type="float" office:value="-0.96042001" calcext:value-type="float">
            <text:p>-0.96042001</text:p>
          </table:table-cell>
          <table:table-cell office:value-type="float" office:value="-0.86580998" calcext:value-type="float">
            <text:p>-0.86580998</text:p>
          </table:table-cell>
          <table:table-cell office:value-type="float" office:value="-0.77090001" calcext:value-type="float">
            <text:p>-0.77090001</text:p>
          </table:table-cell>
          <table:table-cell office:value-type="float" office:value="-0.67597997" calcext:value-type="float">
            <text:p>-0.67597997</text:p>
          </table:table-cell>
          <table:table-cell office:value-type="float" office:value="-0.58350998" calcext:value-type="float">
            <text:p>-0.58350998</text:p>
          </table:table-cell>
        </table:table-row>
        <table:table-row table:style-name="ro1">
          <table:table-cell office:value-type="float" office:value="-1.03854" calcext:value-type="float">
            <text:p>-1.03854</text:p>
          </table:table-cell>
          <table:table-cell office:value-type="float" office:value="-0.95981002" calcext:value-type="float">
            <text:p>-0.95981002</text:p>
          </table:table-cell>
          <table:table-cell office:value-type="float" office:value="-0.86519998" calcext:value-type="float">
            <text:p>-0.86519998</text:p>
          </table:table-cell>
          <table:table-cell office:value-type="float" office:value="-0.76998001" calcext:value-type="float">
            <text:p>-0.76998001</text:p>
          </table:table-cell>
          <table:table-cell office:value-type="float" office:value="-0.67536998" calcext:value-type="float">
            <text:p>-0.67536998</text:p>
          </table:table-cell>
          <table:table-cell office:value-type="float" office:value="-0.5826" calcext:value-type="float">
            <text:p>-0.5826</text:p>
          </table:table-cell>
        </table:table-row>
        <table:table-row table:style-name="ro1">
          <table:table-cell office:value-type="float" office:value="-1.03793" calcext:value-type="float">
            <text:p>-1.03793</text:p>
          </table:table-cell>
          <table:table-cell office:value-type="float" office:value="-0.95889002" calcext:value-type="float">
            <text:p>-0.95889002</text:p>
          </table:table-cell>
          <table:table-cell office:value-type="float" office:value="-0.86427999" calcext:value-type="float">
            <text:p>-0.86427999</text:p>
          </table:table-cell>
          <table:table-cell office:value-type="float" office:value="-0.76937002" calcext:value-type="float">
            <text:p>-0.76937002</text:p>
          </table:table-cell>
          <table:table-cell office:value-type="float" office:value="-0.67475998" calcext:value-type="float">
            <text:p>-0.67475998</text:p>
          </table:table-cell>
          <table:table-cell office:value-type="float" office:value="-0.58168" calcext:value-type="float">
            <text:p>-0.58168</text:p>
          </table:table-cell>
        </table:table-row>
        <table:table-row table:style-name="ro1">
          <table:table-cell office:value-type="float" office:value="-1.03732" calcext:value-type="float">
            <text:p>-1.03732</text:p>
          </table:table-cell>
          <table:table-cell office:value-type="float" office:value="-0.95797998" calcext:value-type="float">
            <text:p>-0.95797998</text:p>
          </table:table-cell>
          <table:table-cell office:value-type="float" office:value="-0.86366999" calcext:value-type="float">
            <text:p>-0.86366999</text:p>
          </table:table-cell>
          <table:table-cell office:value-type="float" office:value="-0.76845998" calcext:value-type="float">
            <text:p>-0.76845998</text:p>
          </table:table-cell>
          <table:table-cell office:value-type="float" office:value="-0.67414999" calcext:value-type="float">
            <text:p>-0.67414999</text:p>
          </table:table-cell>
          <table:table-cell office:value-type="float" office:value="-0.58107001" calcext:value-type="float">
            <text:p>-0.58107001</text:p>
          </table:table-cell>
        </table:table-row>
        <table:table-row table:style-name="ro1">
          <table:table-cell office:value-type="float" office:value="-1.03671" calcext:value-type="float">
            <text:p>-1.03671</text:p>
          </table:table-cell>
          <table:table-cell office:value-type="float" office:value="-0.95736998" calcext:value-type="float">
            <text:p>-0.95736998</text:p>
          </table:table-cell>
          <table:table-cell office:value-type="float" office:value="-0.86306" calcext:value-type="float">
            <text:p>-0.86306</text:p>
          </table:table-cell>
          <table:table-cell office:value-type="float" office:value="-0.76753998" calcext:value-type="float">
            <text:p>-0.76753998</text:p>
          </table:table-cell>
          <table:table-cell office:value-type="float" office:value="-0.67324001" calcext:value-type="float">
            <text:p>-0.67324001</text:p>
          </table:table-cell>
          <table:table-cell office:value-type="float" office:value="-0.58046001" calcext:value-type="float">
            <text:p>-0.58046001</text:p>
          </table:table-cell>
        </table:table-row>
        <table:table-row table:style-name="ro1">
          <table:table-cell office:value-type="float" office:value="-1.0361" calcext:value-type="float">
            <text:p>-1.0361</text:p>
          </table:table-cell>
          <table:table-cell office:value-type="float" office:value="-0.95644999" calcext:value-type="float">
            <text:p>-0.95644999</text:p>
          </table:table-cell>
          <table:table-cell office:value-type="float" office:value="-0.86245" calcext:value-type="float">
            <text:p>-0.86245</text:p>
          </table:table-cell>
          <table:table-cell office:value-type="float" office:value="-0.76692998" calcext:value-type="float">
            <text:p>-0.76692998</text:p>
          </table:table-cell>
          <table:table-cell office:value-type="float" office:value="-0.67263001" calcext:value-type="float">
            <text:p>-0.67263001</text:p>
          </table:table-cell>
          <table:table-cell office:value-type="float" office:value="-0.57985002" calcext:value-type="float">
            <text:p>-0.57985002</text:p>
          </table:table-cell>
        </table:table-row>
        <table:table-row table:style-name="ro1">
          <table:table-cell office:value-type="float" office:value="-1.03549" calcext:value-type="float">
            <text:p>-1.03549</text:p>
          </table:table-cell>
          <table:table-cell office:value-type="float" office:value="-0.95552999" calcext:value-type="float">
            <text:p>-0.95552999</text:p>
          </table:table-cell>
          <table:table-cell office:value-type="float" office:value="-0.86154002" calcext:value-type="float">
            <text:p>-0.86154002</text:p>
          </table:table-cell>
          <table:table-cell office:value-type="float" office:value="-0.76600999" calcext:value-type="float">
            <text:p>-0.76600999</text:p>
          </table:table-cell>
          <table:table-cell office:value-type="float" office:value="-0.67202002" calcext:value-type="float">
            <text:p>-0.67202002</text:p>
          </table:table-cell>
          <table:table-cell office:value-type="float" office:value="-0.57924002" calcext:value-type="float">
            <text:p>-0.57924002</text:p>
          </table:table-cell>
        </table:table-row>
        <table:table-row table:style-name="ro1">
          <table:table-cell office:value-type="float" office:value="-1.03488" calcext:value-type="float">
            <text:p>-1.03488</text:p>
          </table:table-cell>
          <table:table-cell office:value-type="float" office:value="-0.95491999" calcext:value-type="float">
            <text:p>-0.95491999</text:p>
          </table:table-cell>
          <table:table-cell office:value-type="float" office:value="-0.86062002" calcext:value-type="float">
            <text:p>-0.86062002</text:p>
          </table:table-cell>
          <table:table-cell office:value-type="float" office:value="-0.7651" calcext:value-type="float">
            <text:p>-0.7651</text:p>
          </table:table-cell>
          <table:table-cell office:value-type="float" office:value="-0.67141002" calcext:value-type="float">
            <text:p>-0.67141002</text:p>
          </table:table-cell>
          <table:table-cell office:value-type="float" office:value="-0.57862997" calcext:value-type="float">
            <text:p>-0.57862997</text:p>
          </table:table-cell>
        </table:table-row>
        <table:table-row table:style-name="ro1">
          <table:table-cell office:value-type="float" office:value="-1.03427" calcext:value-type="float">
            <text:p>-1.03427</text:p>
          </table:table-cell>
          <table:table-cell office:value-type="float" office:value="-0.95431" calcext:value-type="float">
            <text:p>-0.95431</text:p>
          </table:table-cell>
          <table:table-cell office:value-type="float" office:value="-0.85970998" calcext:value-type="float">
            <text:p>-0.85970998</text:p>
          </table:table-cell>
          <table:table-cell office:value-type="float" office:value="-0.76449001" calcext:value-type="float">
            <text:p>-0.76449001</text:p>
          </table:table-cell>
          <table:table-cell office:value-type="float" office:value="-0.67079997" calcext:value-type="float">
            <text:p>-0.67079997</text:p>
          </table:table-cell>
          <table:table-cell office:value-type="float" office:value="-0.57771999" calcext:value-type="float">
            <text:p>-0.57771999</text:p>
          </table:table-cell>
        </table:table-row>
        <table:table-row table:style-name="ro1">
          <table:table-cell office:value-type="float" office:value="-1.0336601" calcext:value-type="float">
            <text:p>-1.0336601</text:p>
          </table:table-cell>
          <table:table-cell office:value-type="float" office:value="-0.95370001" calcext:value-type="float">
            <text:p>-0.95370001</text:p>
          </table:table-cell>
          <table:table-cell office:value-type="float" office:value="-0.85878998" calcext:value-type="float">
            <text:p>-0.85878998</text:p>
          </table:table-cell>
          <table:table-cell office:value-type="float" office:value="-0.76388001" calcext:value-type="float">
            <text:p>-0.76388001</text:p>
          </table:table-cell>
          <table:table-cell office:value-type="float" office:value="-0.67018998" calcext:value-type="float">
            <text:p>-0.67018998</text:p>
          </table:table-cell>
          <table:table-cell office:value-type="float" office:value="-0.57679999" calcext:value-type="float">
            <text:p>-0.57679999</text:p>
          </table:table-cell>
        </table:table-row>
        <table:table-row table:style-name="ro1">
          <table:table-cell office:value-type="float" office:value="-1.0330499" calcext:value-type="float">
            <text:p>-1.0330499</text:p>
          </table:table-cell>
          <table:table-cell office:value-type="float" office:value="-0.95309001" calcext:value-type="float">
            <text:p>-0.95309001</text:p>
          </table:table-cell>
          <table:table-cell office:value-type="float" office:value="-0.85817999" calcext:value-type="float">
            <text:p>-0.85817999</text:p>
          </table:table-cell>
          <table:table-cell office:value-type="float" office:value="-0.76327002" calcext:value-type="float">
            <text:p>-0.76327002</text:p>
          </table:table-cell>
          <table:table-cell office:value-type="float" office:value="-0.66957998" calcext:value-type="float">
            <text:p>-0.66957998</text:p>
          </table:table-cell>
          <table:table-cell office:value-type="float" office:value="-0.57587999" calcext:value-type="float">
            <text:p>-0.57587999</text:p>
          </table:table-cell>
        </table:table-row>
        <table:table-row table:style-name="ro1">
          <table:table-cell office:value-type="float" office:value="-1.0324399" calcext:value-type="float">
            <text:p>-1.0324399</text:p>
          </table:table-cell>
          <table:table-cell office:value-type="float" office:value="-0.95248002" calcext:value-type="float">
            <text:p>-0.95248002</text:p>
          </table:table-cell>
          <table:table-cell office:value-type="float" office:value="-0.85756999" calcext:value-type="float">
            <text:p>-0.85756999</text:p>
          </table:table-cell>
          <table:table-cell office:value-type="float" office:value="-0.76235002" calcext:value-type="float">
            <text:p>-0.76235002</text:p>
          </table:table-cell>
          <table:table-cell office:value-type="float" office:value="-0.66865999" calcext:value-type="float">
            <text:p>-0.66865999</text:p>
          </table:table-cell>
          <table:table-cell office:value-type="float" office:value="-0.57527" calcext:value-type="float">
            <text:p>-0.57527</text:p>
          </table:table-cell>
        </table:table-row>
        <table:table-row table:style-name="ro1">
          <table:table-cell office:value-type="float" office:value="-1.03183" calcext:value-type="float">
            <text:p>-1.03183</text:p>
          </table:table-cell>
          <table:table-cell office:value-type="float" office:value="-0.95187002" calcext:value-type="float">
            <text:p>-0.95187002</text:p>
          </table:table-cell>
          <table:table-cell office:value-type="float" office:value="-0.85664999" calcext:value-type="float">
            <text:p>-0.85664999</text:p>
          </table:table-cell>
          <table:table-cell office:value-type="float" office:value="-0.76143998" calcext:value-type="float">
            <text:p>-0.76143998</text:p>
          </table:table-cell>
          <table:table-cell office:value-type="float" office:value="-0.66804999" calcext:value-type="float">
            <text:p>-0.66804999</text:p>
          </table:table-cell>
          <table:table-cell office:value-type="float" office:value="-0.57466" calcext:value-type="float">
            <text:p>-0.57466</text:p>
          </table:table-cell>
        </table:table-row>
        <table:table-row table:style-name="ro1">
          <table:table-cell office:value-type="float" office:value="-1.03122" calcext:value-type="float">
            <text:p>-1.03122</text:p>
          </table:table-cell>
          <table:table-cell office:value-type="float" office:value="-0.95125997" calcext:value-type="float">
            <text:p>-0.95125997</text:p>
          </table:table-cell>
          <table:table-cell office:value-type="float" office:value="-0.85604" calcext:value-type="float">
            <text:p>-0.85604</text:p>
          </table:table-cell>
          <table:table-cell office:value-type="float" office:value="-0.76051998" calcext:value-type="float">
            <text:p>-0.76051998</text:p>
          </table:table-cell>
          <table:table-cell office:value-type="float" office:value="-0.66744" calcext:value-type="float">
            <text:p>-0.66744</text:p>
          </table:table-cell>
          <table:table-cell office:value-type="float" office:value="-0.57405001" calcext:value-type="float">
            <text:p>-0.57405001</text:p>
          </table:table-cell>
        </table:table-row>
        <table:table-row table:style-name="ro1">
          <table:table-cell office:value-type="float" office:value="-1.03061" calcext:value-type="float">
            <text:p>-1.03061</text:p>
          </table:table-cell>
          <table:table-cell office:value-type="float" office:value="-0.95034999" calcext:value-type="float">
            <text:p>-0.95034999</text:p>
          </table:table-cell>
          <table:table-cell office:value-type="float" office:value="-0.85543001" calcext:value-type="float">
            <text:p>-0.85543001</text:p>
          </table:table-cell>
          <table:table-cell office:value-type="float" office:value="-0.75990999" calcext:value-type="float">
            <text:p>-0.75990999</text:p>
          </table:table-cell>
          <table:table-cell office:value-type="float" office:value="-0.66652" calcext:value-type="float">
            <text:p>-0.66652</text:p>
          </table:table-cell>
          <table:table-cell office:value-type="float" office:value="-0.57314003" calcext:value-type="float">
            <text:p>-0.57314003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-0.94973999" calcext:value-type="float">
            <text:p>-0.94973999</text:p>
          </table:table-cell>
          <table:table-cell office:value-type="float" office:value="-0.85452002" calcext:value-type="float">
            <text:p>-0.85452002</text:p>
          </table:table-cell>
          <table:table-cell office:value-type="float" office:value="-0.75929999" calcext:value-type="float">
            <text:p>-0.75929999</text:p>
          </table:table-cell>
          <table:table-cell office:value-type="float" office:value="-0.66561002" calcext:value-type="float">
            <text:p>-0.66561002</text:p>
          </table:table-cell>
          <table:table-cell office:value-type="float" office:value="-0.57252997" calcext:value-type="float">
            <text:p>-0.57252997</text:p>
          </table:table-cell>
        </table:table-row>
        <table:table-row table:style-name="ro1">
          <table:table-cell office:value-type="float" office:value="-1.02939" calcext:value-type="float">
            <text:p>-1.02939</text:p>
          </table:table-cell>
          <table:table-cell office:value-type="float" office:value="-0.94913" calcext:value-type="float">
            <text:p>-0.94913</text:p>
          </table:table-cell>
          <table:table-cell office:value-type="float" office:value="-0.85391003" calcext:value-type="float">
            <text:p>-0.85391003</text:p>
          </table:table-cell>
          <table:table-cell office:value-type="float" office:value="-0.75869" calcext:value-type="float">
            <text:p>-0.75869</text:p>
          </table:table-cell>
          <table:table-cell office:value-type="float" office:value="-0.66500002" calcext:value-type="float">
            <text:p>-0.66500002</text:p>
          </table:table-cell>
          <table:table-cell office:value-type="float" office:value="-0.57160997" calcext:value-type="float">
            <text:p>-0.57160997</text:p>
          </table:table-cell>
        </table:table-row>
        <table:table-row table:style-name="ro1">
          <table:table-cell office:value-type="float" office:value="-1.02878" calcext:value-type="float">
            <text:p>-1.02878</text:p>
          </table:table-cell>
          <table:table-cell office:value-type="float" office:value="-0.94821" calcext:value-type="float">
            <text:p>-0.94821</text:p>
          </table:table-cell>
          <table:table-cell office:value-type="float" office:value="-0.85298997" calcext:value-type="float">
            <text:p>-0.85298997</text:p>
          </table:table-cell>
          <table:table-cell office:value-type="float" office:value="-0.75777" calcext:value-type="float">
            <text:p>-0.75777</text:p>
          </table:table-cell>
          <table:table-cell office:value-type="float" office:value="-0.66439003" calcext:value-type="float">
            <text:p>-0.66439003</text:p>
          </table:table-cell>
          <table:table-cell office:value-type="float" office:value="-0.57069999" calcext:value-type="float">
            <text:p>-0.57069999</text:p>
          </table:table-cell>
        </table:table-row>
        <table:table-row table:style-name="ro1">
          <table:table-cell office:value-type="float" office:value="-1.02817" calcext:value-type="float">
            <text:p>-1.02817</text:p>
          </table:table-cell>
          <table:table-cell office:value-type="float" office:value="-0.94729" calcext:value-type="float">
            <text:p>-0.94729</text:p>
          </table:table-cell>
          <table:table-cell office:value-type="float" office:value="-0.85237998" calcext:value-type="float">
            <text:p>-0.85237998</text:p>
          </table:table-cell>
          <table:table-cell office:value-type="float" office:value="-0.75686002" calcext:value-type="float">
            <text:p>-0.75686002</text:p>
          </table:table-cell>
          <table:table-cell office:value-type="float" office:value="-0.66377997" calcext:value-type="float">
            <text:p>-0.66377997</text:p>
          </table:table-cell>
          <table:table-cell office:value-type="float" office:value="-0.57009" calcext:value-type="float">
            <text:p>-0.57009</text:p>
          </table:table-cell>
        </table:table-row>
        <table:table-row table:style-name="ro1">
          <table:table-cell office:value-type="float" office:value="-1.02756" calcext:value-type="float">
            <text:p>-1.02756</text:p>
          </table:table-cell>
          <table:table-cell office:value-type="float" office:value="-0.94638002" calcext:value-type="float">
            <text:p>-0.94638002</text:p>
          </table:table-cell>
          <table:table-cell office:value-type="float" office:value="-0.85146999" calcext:value-type="float">
            <text:p>-0.85146999</text:p>
          </table:table-cell>
          <table:table-cell office:value-type="float" office:value="-0.75594002" calcext:value-type="float">
            <text:p>-0.75594002</text:p>
          </table:table-cell>
          <table:table-cell office:value-type="float" office:value="-0.66316998" calcext:value-type="float">
            <text:p>-0.66316998</text:p>
          </table:table-cell>
          <table:table-cell office:value-type="float" office:value="-0.56948" calcext:value-type="float">
            <text:p>-0.56948</text:p>
          </table:table-cell>
        </table:table-row>
        <table:table-row table:style-name="ro1">
          <table:table-cell office:value-type="float" office:value="-1.02695" calcext:value-type="float">
            <text:p>-1.02695</text:p>
          </table:table-cell>
          <table:table-cell office:value-type="float" office:value="-0.94546002" calcext:value-type="float">
            <text:p>-0.94546002</text:p>
          </table:table-cell>
          <table:table-cell office:value-type="float" office:value="-0.85086" calcext:value-type="float">
            <text:p>-0.85086</text:p>
          </table:table-cell>
          <table:table-cell office:value-type="float" office:value="-0.75533003" calcext:value-type="float">
            <text:p>-0.75533003</text:p>
          </table:table-cell>
          <table:table-cell office:value-type="float" office:value="-0.66224998" calcext:value-type="float">
            <text:p>-0.66224998</text:p>
          </table:table-cell>
          <table:table-cell office:value-type="float" office:value="-0.56856" calcext:value-type="float">
            <text:p>-0.56856</text:p>
          </table:table-cell>
        </table:table-row>
        <table:table-row table:style-name="ro1">
          <table:table-cell office:value-type="float" office:value="-1.02634" calcext:value-type="float">
            <text:p>-1.02634</text:p>
          </table:table-cell>
          <table:table-cell office:value-type="float" office:value="-0.94454998" calcext:value-type="float">
            <text:p>-0.94454998</text:p>
          </table:table-cell>
          <table:table-cell office:value-type="float" office:value="-0.85025001" calcext:value-type="float">
            <text:p>-0.85025001</text:p>
          </table:table-cell>
          <table:table-cell office:value-type="float" office:value="-0.75471997" calcext:value-type="float">
            <text:p>-0.75471997</text:p>
          </table:table-cell>
          <table:table-cell office:value-type="float" office:value="-0.66134" calcext:value-type="float">
            <text:p>-0.66134</text:p>
          </table:table-cell>
          <table:table-cell office:value-type="float" office:value="-0.56795001" calcext:value-type="float">
            <text:p>-0.56795001</text:p>
          </table:table-cell>
        </table:table-row>
        <table:table-row table:style-name="ro1">
          <table:table-cell office:value-type="float" office:value="-1.02573" calcext:value-type="float">
            <text:p>-1.02573</text:p>
          </table:table-cell>
          <table:table-cell office:value-type="float" office:value="-0.94362998" calcext:value-type="float">
            <text:p>-0.94362998</text:p>
          </table:table-cell>
          <table:table-cell office:value-type="float" office:value="-0.84964001" calcext:value-type="float">
            <text:p>-0.84964001</text:p>
          </table:table-cell>
          <table:table-cell office:value-type="float" office:value="-0.75410998" calcext:value-type="float">
            <text:p>-0.75410998</text:p>
          </table:table-cell>
          <table:table-cell office:value-type="float" office:value="-0.66073" calcext:value-type="float">
            <text:p>-0.66073</text:p>
          </table:table-cell>
          <table:table-cell office:value-type="float" office:value="-0.56734002" calcext:value-type="float">
            <text:p>-0.56734002</text:p>
          </table:table-cell>
        </table:table-row>
        <table:table-row table:style-name="ro1">
          <table:table-cell office:value-type="float" office:value="-1.02512" calcext:value-type="float">
            <text:p>-1.02512</text:p>
          </table:table-cell>
          <table:table-cell office:value-type="float" office:value="-0.94301999" calcext:value-type="float">
            <text:p>-0.94301999</text:p>
          </table:table-cell>
          <table:table-cell office:value-type="float" office:value="-0.84902" calcext:value-type="float">
            <text:p>-0.84902</text:p>
          </table:table-cell>
          <table:table-cell office:value-type="float" office:value="-0.75349998" calcext:value-type="float">
            <text:p>-0.75349998</text:p>
          </table:table-cell>
          <table:table-cell office:value-type="float" office:value="-0.66012001" calcext:value-type="float">
            <text:p>-0.66012001</text:p>
          </table:table-cell>
          <table:table-cell office:value-type="float" office:value="-0.56612003" calcext:value-type="float">
            <text:p>-0.56612003</text:p>
          </table:table-cell>
        </table:table-row>
        <table:table-row table:style-name="ro1">
          <table:table-cell office:value-type="float" office:value="-1.02451" calcext:value-type="float">
            <text:p>-1.02451</text:p>
          </table:table-cell>
          <table:table-cell office:value-type="float" office:value="-0.94211" calcext:value-type="float">
            <text:p>-0.94211</text:p>
          </table:table-cell>
          <table:table-cell office:value-type="float" office:value="-0.84841001" calcext:value-type="float">
            <text:p>-0.84841001</text:p>
          </table:table-cell>
          <table:table-cell office:value-type="float" office:value="-0.75288999" calcext:value-type="float">
            <text:p>-0.75288999</text:p>
          </table:table-cell>
          <table:table-cell office:value-type="float" office:value="-0.6595" calcext:value-type="float">
            <text:p>-0.6595</text:p>
          </table:table-cell>
          <table:table-cell office:value-type="float" office:value="-0.56550997" calcext:value-type="float">
            <text:p>-0.56550997</text:p>
          </table:table-cell>
        </table:table-row>
        <table:table-row table:style-name="ro1">
          <table:table-cell office:value-type="float" office:value="-1.02359" calcext:value-type="float">
            <text:p>-1.02359</text:p>
          </table:table-cell>
          <table:table-cell office:value-type="float" office:value="-0.94150001" calcext:value-type="float">
            <text:p>-0.94150001</text:p>
          </table:table-cell>
          <table:table-cell office:value-type="float" office:value="-0.84750003" calcext:value-type="float">
            <text:p>-0.84750003</text:p>
          </table:table-cell>
          <table:table-cell office:value-type="float" office:value="-0.75228" calcext:value-type="float">
            <text:p>-0.75228</text:p>
          </table:table-cell>
          <table:table-cell office:value-type="float" office:value="-0.65889001" calcext:value-type="float">
            <text:p>-0.65889001</text:p>
          </table:table-cell>
          <table:table-cell office:value-type="float" office:value="-0.56489998" calcext:value-type="float">
            <text:p>-0.56489998</text:p>
          </table:table-cell>
        </table:table-row>
        <table:table-row table:style-name="ro1">
          <table:table-cell office:value-type="float" office:value="-1.02298" calcext:value-type="float">
            <text:p>-1.02298</text:p>
          </table:table-cell>
          <table:table-cell office:value-type="float" office:value="-0.94089001" calcext:value-type="float">
            <text:p>-0.94089001</text:p>
          </table:table-cell>
          <table:table-cell office:value-type="float" office:value="-0.84658003" calcext:value-type="float">
            <text:p>-0.84658003</text:p>
          </table:table-cell>
          <table:table-cell office:value-type="float" office:value="-0.75167" calcext:value-type="float">
            <text:p>-0.75167</text:p>
          </table:table-cell>
          <table:table-cell office:value-type="float" office:value="-0.65828001" calcext:value-type="float">
            <text:p>-0.65828001</text:p>
          </table:table-cell>
          <table:table-cell office:value-type="float" office:value="-0.56428999" calcext:value-type="float">
            <text:p>-0.56428999</text:p>
          </table:table-cell>
        </table:table-row>
        <table:table-row table:style-name="ro1">
          <table:table-cell office:value-type="float" office:value="-1.02237" calcext:value-type="float">
            <text:p>-1.02237</text:p>
          </table:table-cell>
          <table:table-cell office:value-type="float" office:value="-0.94028002" calcext:value-type="float">
            <text:p>-0.94028002</text:p>
          </table:table-cell>
          <table:table-cell office:value-type="float" office:value="-0.84566998" calcext:value-type="float">
            <text:p>-0.84566998</text:p>
          </table:table-cell>
          <table:table-cell office:value-type="float" office:value="-0.75106001" calcext:value-type="float">
            <text:p>-0.75106001</text:p>
          </table:table-cell>
          <table:table-cell office:value-type="float" office:value="-0.65736997" calcext:value-type="float">
            <text:p>-0.65736997</text:p>
          </table:table-cell>
          <table:table-cell office:value-type="float" office:value="-0.56367999" calcext:value-type="float">
            <text:p>-0.56367999</text:p>
          </table:table-cell>
        </table:table-row>
        <table:table-row table:style-name="ro1">
          <table:table-cell office:value-type="float" office:value="-1.02176" calcext:value-type="float">
            <text:p>-1.02176</text:p>
          </table:table-cell>
          <table:table-cell office:value-type="float" office:value="-0.93966001" calcext:value-type="float">
            <text:p>-0.93966001</text:p>
          </table:table-cell>
          <table:table-cell office:value-type="float" office:value="-0.84474999" calcext:value-type="float">
            <text:p>-0.84474999</text:p>
          </table:table-cell>
          <table:table-cell office:value-type="float" office:value="-0.75014001" calcext:value-type="float">
            <text:p>-0.75014001</text:p>
          </table:table-cell>
          <table:table-cell office:value-type="float" office:value="-0.65644997" calcext:value-type="float">
            <text:p>-0.65644997</text:p>
          </table:table-cell>
          <table:table-cell office:value-type="float" office:value="-0.56307" calcext:value-type="float">
            <text:p>-0.56307</text:p>
          </table:table-cell>
        </table:table-row>
        <table:table-row table:style-name="ro1">
          <table:table-cell office:value-type="float" office:value="-1.02115" calcext:value-type="float">
            <text:p>-1.02115</text:p>
          </table:table-cell>
          <table:table-cell office:value-type="float" office:value="-0.93875003" calcext:value-type="float">
            <text:p>-0.93875003</text:p>
          </table:table-cell>
          <table:table-cell office:value-type="float" office:value="-0.84413999" calcext:value-type="float">
            <text:p>-0.84413999</text:p>
          </table:table-cell>
          <table:table-cell office:value-type="float" office:value="-0.74953002" calcext:value-type="float">
            <text:p>-0.74953002</text:p>
          </table:table-cell>
          <table:table-cell office:value-type="float" office:value="-0.65553999" calcext:value-type="float">
            <text:p>-0.65553999</text:p>
          </table:table-cell>
          <table:table-cell office:value-type="float" office:value="-0.56246001" calcext:value-type="float">
            <text:p>-0.56246001</text:p>
          </table:table-cell>
        </table:table-row>
        <table:table-row table:style-name="ro1">
          <table:table-cell office:value-type="float" office:value="-1.02054" calcext:value-type="float">
            <text:p>-1.02054</text:p>
          </table:table-cell>
          <table:table-cell office:value-type="float" office:value="-0.93782997" calcext:value-type="float">
            <text:p>-0.93782997</text:p>
          </table:table-cell>
          <table:table-cell office:value-type="float" office:value="-0.84353" calcext:value-type="float">
            <text:p>-0.84353</text:p>
          </table:table-cell>
          <table:table-cell office:value-type="float" office:value="-0.74861997" calcext:value-type="float">
            <text:p>-0.74861997</text:p>
          </table:table-cell>
          <table:table-cell office:value-type="float" office:value="-0.65461999" calcext:value-type="float">
            <text:p>-0.65461999</text:p>
          </table:table-cell>
          <table:table-cell office:value-type="float" office:value="-0.56185001" calcext:value-type="float">
            <text:p>-0.56185001</text:p>
          </table:table-cell>
        </table:table-row>
        <table:table-row table:style-name="ro1">
          <table:table-cell office:value-type="float" office:value="-1.01993" calcext:value-type="float">
            <text:p>-1.01993</text:p>
          </table:table-cell>
          <table:table-cell office:value-type="float" office:value="-0.93691999" calcext:value-type="float">
            <text:p>-0.93691999</text:p>
          </table:table-cell>
          <table:table-cell office:value-type="float" office:value="-0.84292001" calcext:value-type="float">
            <text:p>-0.84292001</text:p>
          </table:table-cell>
          <table:table-cell office:value-type="float" office:value="-0.74769998" calcext:value-type="float">
            <text:p>-0.74769998</text:p>
          </table:table-cell>
          <table:table-cell office:value-type="float" office:value="-0.65371001" calcext:value-type="float">
            <text:p>-0.65371001</text:p>
          </table:table-cell>
          <table:table-cell office:value-type="float" office:value="-0.56124002" calcext:value-type="float">
            <text:p>-0.56124002</text:p>
          </table:table-cell>
        </table:table-row>
        <table:table-row table:style-name="ro1">
          <table:table-cell office:value-type="float" office:value="-1.01932" calcext:value-type="float">
            <text:p>-1.01932</text:p>
          </table:table-cell>
          <table:table-cell office:value-type="float" office:value="-0.93630999" calcext:value-type="float">
            <text:p>-0.93630999</text:p>
          </table:table-cell>
          <table:table-cell office:value-type="float" office:value="-0.84231001" calcext:value-type="float">
            <text:p>-0.84231001</text:p>
          </table:table-cell>
          <table:table-cell office:value-type="float" office:value="-0.74708998" calcext:value-type="float">
            <text:p>-0.74708998</text:p>
          </table:table-cell>
          <table:table-cell office:value-type="float" office:value="-0.65310001" calcext:value-type="float">
            <text:p>-0.65310001</text:p>
          </table:table-cell>
          <table:table-cell office:value-type="float" office:value="-0.56063002" calcext:value-type="float">
            <text:p>-0.56063002</text:p>
          </table:table-cell>
        </table:table-row>
        <table:table-row table:style-name="ro1">
          <table:table-cell office:value-type="float" office:value="-1.01871" calcext:value-type="float">
            <text:p>-1.01871</text:p>
          </table:table-cell>
          <table:table-cell office:value-type="float" office:value="-0.9357" calcext:value-type="float">
            <text:p>-0.9357</text:p>
          </table:table-cell>
          <table:table-cell office:value-type="float" office:value="-0.84170002" calcext:value-type="float">
            <text:p>-0.84170002</text:p>
          </table:table-cell>
          <table:table-cell office:value-type="float" office:value="-0.74647999" calcext:value-type="float">
            <text:p>-0.74647999</text:p>
          </table:table-cell>
          <table:table-cell office:value-type="float" office:value="-0.65249002" calcext:value-type="float">
            <text:p>-0.65249002</text:p>
          </table:table-cell>
          <table:table-cell office:value-type="float" office:value="-0.55971003" calcext:value-type="float">
            <text:p>-0.55971003</text:p>
          </table:table-cell>
        </table:table-row>
        <table:table-row table:style-name="ro1">
          <table:table-cell office:value-type="float" office:value="-1.0181" calcext:value-type="float">
            <text:p>-1.0181</text:p>
          </table:table-cell>
          <table:table-cell office:value-type="float" office:value="-0.93509001" calcext:value-type="float">
            <text:p>-0.93509001</text:p>
          </table:table-cell>
          <table:table-cell office:value-type="float" office:value="-0.84109002" calcext:value-type="float">
            <text:p>-0.84109002</text:p>
          </table:table-cell>
          <table:table-cell office:value-type="float" office:value="-0.74557" calcext:value-type="float">
            <text:p>-0.74557</text:p>
          </table:table-cell>
          <table:table-cell office:value-type="float" office:value="-0.65188003" calcext:value-type="float">
            <text:p>-0.65188003</text:p>
          </table:table-cell>
          <table:table-cell office:value-type="float" office:value="-0.55909997" calcext:value-type="float">
            <text:p>-0.55909997</text:p>
          </table:table-cell>
        </table:table-row>
        <table:table-row table:style-name="ro1">
          <table:table-cell office:value-type="float" office:value="-1.01749" calcext:value-type="float">
            <text:p>-1.01749</text:p>
          </table:table-cell>
          <table:table-cell office:value-type="float" office:value="-0.93448001" calcext:value-type="float">
            <text:p>-0.93448001</text:p>
          </table:table-cell>
          <table:table-cell office:value-type="float" office:value="-0.84048003" calcext:value-type="float">
            <text:p>-0.84048003</text:p>
          </table:table-cell>
          <table:table-cell office:value-type="float" office:value="-0.74465001" calcext:value-type="float">
            <text:p>-0.74465001</text:p>
          </table:table-cell>
          <table:table-cell office:value-type="float" office:value="-0.65096003" calcext:value-type="float">
            <text:p>-0.65096003</text:p>
          </table:table-cell>
          <table:table-cell office:value-type="float" office:value="-0.55848998" calcext:value-type="float">
            <text:p>-0.55848998</text:p>
          </table:table-cell>
        </table:table-row>
        <table:table-row table:style-name="ro1">
          <table:table-cell office:value-type="float" office:value="-1.01627" calcext:value-type="float">
            <text:p>-1.01627</text:p>
          </table:table-cell>
          <table:table-cell office:value-type="float" office:value="-0.93387002" calcext:value-type="float">
            <text:p>-0.93387002</text:p>
          </table:table-cell>
          <table:table-cell office:value-type="float" office:value="-0.83986998" calcext:value-type="float">
            <text:p>-0.83986998</text:p>
          </table:table-cell>
          <table:table-cell office:value-type="float" office:value="-0.74374002" calcext:value-type="float">
            <text:p>-0.74374002</text:p>
          </table:table-cell>
          <table:table-cell office:value-type="float" office:value="-0.65034997" calcext:value-type="float">
            <text:p>-0.65034997</text:p>
          </table:table-cell>
          <table:table-cell office:value-type="float" office:value="-0.55756998" calcext:value-type="float">
            <text:p>-0.55756998</text:p>
          </table:table-cell>
        </table:table-row>
        <table:table-row table:style-name="ro1">
          <table:table-cell office:value-type="float" office:value="-1.01566" calcext:value-type="float">
            <text:p>-1.01566</text:p>
          </table:table-cell>
          <table:table-cell office:value-type="float" office:value="-0.93326002" calcext:value-type="float">
            <text:p>-0.93326002</text:p>
          </table:table-cell>
          <table:table-cell office:value-type="float" office:value="-0.83894998" calcext:value-type="float">
            <text:p>-0.83894998</text:p>
          </table:table-cell>
          <table:table-cell office:value-type="float" office:value="-0.74282002" calcext:value-type="float">
            <text:p>-0.74282002</text:p>
          </table:table-cell>
          <table:table-cell office:value-type="float" office:value="-0.64973998" calcext:value-type="float">
            <text:p>-0.64973998</text:p>
          </table:table-cell>
          <table:table-cell office:value-type="float" office:value="-0.55666" calcext:value-type="float">
            <text:p>-0.55666</text:p>
          </table:table-cell>
        </table:table-row>
        <table:table-row table:style-name="ro1">
          <table:table-cell office:value-type="float" office:value="-1.0150501" calcext:value-type="float">
            <text:p>-1.0150501</text:p>
          </table:table-cell>
          <table:table-cell office:value-type="float" office:value="-0.93265003" calcext:value-type="float">
            <text:p>-0.93265003</text:p>
          </table:table-cell>
          <table:table-cell office:value-type="float" office:value="-0.83833998" calcext:value-type="float">
            <text:p>-0.83833998</text:p>
          </table:table-cell>
          <table:table-cell office:value-type="float" office:value="-0.74190003" calcext:value-type="float">
            <text:p>-0.74190003</text:p>
          </table:table-cell>
          <table:table-cell office:value-type="float" office:value="-0.64912999" calcext:value-type="float">
            <text:p>-0.64912999</text:p>
          </table:table-cell>
          <table:table-cell office:value-type="float" office:value="-0.55574" calcext:value-type="float">
            <text:p>-0.55574</text:p>
          </table:table-cell>
        </table:table-row>
        <table:table-row table:style-name="ro1">
          <table:table-cell office:value-type="float" office:value="-1.0144399" calcext:value-type="float">
            <text:p>-1.0144399</text:p>
          </table:table-cell>
          <table:table-cell office:value-type="float" office:value="-0.93203998" calcext:value-type="float">
            <text:p>-0.93203998</text:p>
          </table:table-cell>
          <table:table-cell office:value-type="float" office:value="-0.83772999" calcext:value-type="float">
            <text:p>-0.83772999</text:p>
          </table:table-cell>
          <table:table-cell office:value-type="float" office:value="-0.74098998" calcext:value-type="float">
            <text:p>-0.74098998</text:p>
          </table:table-cell>
          <table:table-cell office:value-type="float" office:value="-0.64820999" calcext:value-type="float">
            <text:p>-0.64820999</text:p>
          </table:table-cell>
          <table:table-cell office:value-type="float" office:value="-0.55513" calcext:value-type="float">
            <text:p>-0.55513</text:p>
          </table:table-cell>
        </table:table-row>
        <table:table-row table:style-name="ro1">
          <table:table-cell office:value-type="float" office:value="-1.0138201" calcext:value-type="float">
            <text:p>-1.0138201</text:p>
          </table:table-cell>
          <table:table-cell office:value-type="float" office:value="-0.93142003" calcext:value-type="float">
            <text:p>-0.93142003</text:p>
          </table:table-cell>
          <table:table-cell office:value-type="float" office:value="-0.83712" calcext:value-type="float">
            <text:p>-0.83712</text:p>
          </table:table-cell>
          <table:table-cell office:value-type="float" office:value="-0.74037999" calcext:value-type="float">
            <text:p>-0.74037999</text:p>
          </table:table-cell>
          <table:table-cell office:value-type="float" office:value="-0.6473" calcext:value-type="float">
            <text:p>-0.6473</text:p>
          </table:table-cell>
          <table:table-cell office:value-type="float" office:value="-0.55452001" calcext:value-type="float">
            <text:p>-0.55452001</text:p>
          </table:table-cell>
        </table:table-row>
        <table:table-row table:style-name="ro1">
          <table:table-cell office:value-type="float" office:value="-1.0132101" calcext:value-type="float">
            <text:p>-1.0132101</text:p>
          </table:table-cell>
          <table:table-cell office:value-type="float" office:value="-0.93080997" calcext:value-type="float">
            <text:p>-0.93080997</text:p>
          </table:table-cell>
          <table:table-cell office:value-type="float" office:value="-0.83621001" calcext:value-type="float">
            <text:p>-0.83621001</text:p>
          </table:table-cell>
          <table:table-cell office:value-type="float" office:value="-0.73977" calcext:value-type="float">
            <text:p>-0.73977</text:p>
          </table:table-cell>
          <table:table-cell office:value-type="float" office:value="-0.64669001" calcext:value-type="float">
            <text:p>-0.64669001</text:p>
          </table:table-cell>
          <table:table-cell office:value-type="float" office:value="-0.55391002" calcext:value-type="float">
            <text:p>-0.55391002</text:p>
          </table:table-cell>
        </table:table-row>
        <table:table-row table:style-name="ro1">
          <table:table-cell office:value-type="float" office:value="-1.0125999" calcext:value-type="float">
            <text:p>-1.0125999</text:p>
          </table:table-cell>
          <table:table-cell office:value-type="float" office:value="-0.93019998" calcext:value-type="float">
            <text:p>-0.93019998</text:p>
          </table:table-cell>
          <table:table-cell office:value-type="float" office:value="-0.83560002" calcext:value-type="float">
            <text:p>-0.83560002</text:p>
          </table:table-cell>
          <table:table-cell office:value-type="float" office:value="-0.73916" calcext:value-type="float">
            <text:p>-0.73916</text:p>
          </table:table-cell>
          <table:table-cell office:value-type="float" office:value="-0.64608002" calcext:value-type="float">
            <text:p>-0.64608002</text:p>
          </table:table-cell>
          <table:table-cell office:value-type="float" office:value="-0.55299997" calcext:value-type="float">
            <text:p>-0.55299997</text:p>
          </table:table-cell>
        </table:table-row>
        <table:table-row table:style-name="ro1">
          <table:table-cell office:value-type="float" office:value="-1.01199" calcext:value-type="float">
            <text:p>-1.01199</text:p>
          </table:table-cell>
          <table:table-cell office:value-type="float" office:value="-0.92958999" calcext:value-type="float">
            <text:p>-0.92958999</text:p>
          </table:table-cell>
          <table:table-cell office:value-type="float" office:value="-0.83499002" calcext:value-type="float">
            <text:p>-0.83499002</text:p>
          </table:table-cell>
          <table:table-cell office:value-type="float" office:value="-0.73855001" calcext:value-type="float">
            <text:p>-0.73855001</text:p>
          </table:table-cell>
          <table:table-cell office:value-type="float" office:value="-0.64547002" calcext:value-type="float">
            <text:p>-0.64547002</text:p>
          </table:table-cell>
          <table:table-cell office:value-type="float" office:value="-0.55207998" calcext:value-type="float">
            <text:p>-0.55207998</text:p>
          </table:table-cell>
        </table:table-row>
        <table:table-row table:style-name="ro1">
          <table:table-cell office:value-type="float" office:value="-1.01138" calcext:value-type="float">
            <text:p>-1.01138</text:p>
          </table:table-cell>
          <table:table-cell office:value-type="float" office:value="-0.92868" calcext:value-type="float">
            <text:p>-0.92868</text:p>
          </table:table-cell>
          <table:table-cell office:value-type="float" office:value="-0.83407003" calcext:value-type="float">
            <text:p>-0.83407003</text:p>
          </table:table-cell>
          <table:table-cell office:value-type="float" office:value="-0.73763001" calcext:value-type="float">
            <text:p>-0.73763001</text:p>
          </table:table-cell>
          <table:table-cell office:value-type="float" office:value="-0.64486003" calcext:value-type="float">
            <text:p>-0.64486003</text:p>
          </table:table-cell>
          <table:table-cell office:value-type="float" office:value="-0.55146998" calcext:value-type="float">
            <text:p>-0.55146998</text:p>
          </table:table-cell>
        </table:table-row>
        <table:table-row table:style-name="ro1">
          <table:table-cell office:value-type="float" office:value="-1.01047" calcext:value-type="float">
            <text:p>-1.01047</text:p>
          </table:table-cell>
          <table:table-cell office:value-type="float" office:value="-0.92776" calcext:value-type="float">
            <text:p>-0.92776</text:p>
          </table:table-cell>
          <table:table-cell office:value-type="float" office:value="-0.83345997" calcext:value-type="float">
            <text:p>-0.83345997</text:p>
          </table:table-cell>
          <table:table-cell office:value-type="float" office:value="-0.73672003" calcext:value-type="float">
            <text:p>-0.73672003</text:p>
          </table:table-cell>
          <table:table-cell office:value-type="float" office:value="-0.64424998" calcext:value-type="float">
            <text:p>-0.64424998</text:p>
          </table:table-cell>
          <table:table-cell office:value-type="float" office:value="-0.55085999" calcext:value-type="float">
            <text:p>-0.55085999</text:p>
          </table:table-cell>
        </table:table-row>
        <table:table-row table:style-name="ro1">
          <table:table-cell office:value-type="float" office:value="-1.00986" calcext:value-type="float">
            <text:p>-1.00986</text:p>
          </table:table-cell>
          <table:table-cell office:value-type="float" office:value="-0.92715001" calcext:value-type="float">
            <text:p>-0.92715001</text:p>
          </table:table-cell>
          <table:table-cell office:value-type="float" office:value="-0.83253998" calcext:value-type="float">
            <text:p>-0.83253998</text:p>
          </table:table-cell>
          <table:table-cell office:value-type="float" office:value="-0.73580003" calcext:value-type="float">
            <text:p>-0.73580003</text:p>
          </table:table-cell>
          <table:table-cell office:value-type="float" office:value="-0.64332998" calcext:value-type="float">
            <text:p>-0.64332998</text:p>
          </table:table-cell>
          <table:table-cell office:value-type="float" office:value="-0.55024999" calcext:value-type="float">
            <text:p>-0.55024999</text:p>
          </table:table-cell>
        </table:table-row>
        <table:table-row table:style-name="ro1">
          <table:table-cell office:value-type="float" office:value="-1.00925" calcext:value-type="float">
            <text:p>-1.00925</text:p>
          </table:table-cell>
          <table:table-cell office:value-type="float" office:value="-0.92624003" calcext:value-type="float">
            <text:p>-0.92624003</text:p>
          </table:table-cell>
          <table:table-cell office:value-type="float" office:value="-0.83192998" calcext:value-type="float">
            <text:p>-0.83192998</text:p>
          </table:table-cell>
          <table:table-cell office:value-type="float" office:value="-0.73518997" calcext:value-type="float">
            <text:p>-0.73518997</text:p>
          </table:table-cell>
          <table:table-cell office:value-type="float" office:value="-0.64271998" calcext:value-type="float">
            <text:p>-0.64271998</text:p>
          </table:table-cell>
          <table:table-cell office:value-type="float" office:value="-0.54964" calcext:value-type="float">
            <text:p>-0.54964</text:p>
          </table:table-cell>
        </table:table-row>
        <table:table-row table:style-name="ro1">
          <table:table-cell office:value-type="float" office:value="-1.0086401" calcext:value-type="float">
            <text:p>-1.0086401</text:p>
          </table:table-cell>
          <table:table-cell office:value-type="float" office:value="-0.92532003" calcext:value-type="float">
            <text:p>-0.92532003</text:p>
          </table:table-cell>
          <table:table-cell office:value-type="float" office:value="-0.83102" calcext:value-type="float">
            <text:p>-0.83102</text:p>
          </table:table-cell>
          <table:table-cell office:value-type="float" office:value="-0.73457998" calcext:value-type="float">
            <text:p>-0.73457998</text:p>
          </table:table-cell>
          <table:table-cell office:value-type="float" office:value="-0.64179999" calcext:value-type="float">
            <text:p>-0.64179999</text:p>
          </table:table-cell>
          <table:table-cell office:value-type="float" office:value="-0.54872" calcext:value-type="float">
            <text:p>-0.54872</text:p>
          </table:table-cell>
        </table:table-row>
        <table:table-row table:style-name="ro1">
          <table:table-cell office:value-type="float" office:value="-1.0080301" calcext:value-type="float">
            <text:p>-1.0080301</text:p>
          </table:table-cell>
          <table:table-cell office:value-type="float" office:value="-0.92470998" calcext:value-type="float">
            <text:p>-0.92470998</text:p>
          </table:table-cell>
          <table:table-cell office:value-type="float" office:value="-0.8301" calcext:value-type="float">
            <text:p>-0.8301</text:p>
          </table:table-cell>
          <table:table-cell office:value-type="float" office:value="-0.73396999" calcext:value-type="float">
            <text:p>-0.73396999</text:p>
          </table:table-cell>
          <table:table-cell office:value-type="float" office:value="-0.64089" calcext:value-type="float">
            <text:p>-0.64089</text:p>
          </table:table-cell>
          <table:table-cell office:value-type="float" office:value="-0.54811001" calcext:value-type="float">
            <text:p>-0.54811001</text:p>
          </table:table-cell>
        </table:table-row>
        <table:table-row table:style-name="ro1">
          <table:table-cell office:value-type="float" office:value="-1.0074199" calcext:value-type="float">
            <text:p>-1.0074199</text:p>
          </table:table-cell>
          <table:table-cell office:value-type="float" office:value="-0.92409998" calcext:value-type="float">
            <text:p>-0.92409998</text:p>
          </table:table-cell>
          <table:table-cell office:value-type="float" office:value="-0.82949001" calcext:value-type="float">
            <text:p>-0.82949001</text:p>
          </table:table-cell>
          <table:table-cell office:value-type="float" office:value="-0.73335999" calcext:value-type="float">
            <text:p>-0.73335999</text:p>
          </table:table-cell>
          <table:table-cell office:value-type="float" office:value="-0.64028001" calcext:value-type="float">
            <text:p>-0.64028001</text:p>
          </table:table-cell>
          <table:table-cell office:value-type="float" office:value="-0.54750001" calcext:value-type="float">
            <text:p>-0.54750001</text:p>
          </table:table-cell>
        </table:table-row>
        <table:table-row table:style-name="ro1">
          <table:table-cell office:value-type="float" office:value="-1.0068099" calcext:value-type="float">
            <text:p>-1.0068099</text:p>
          </table:table-cell>
          <table:table-cell office:value-type="float" office:value="-0.92348999" calcext:value-type="float">
            <text:p>-0.92348999</text:p>
          </table:table-cell>
          <table:table-cell office:value-type="float" office:value="-0.82888001" calcext:value-type="float">
            <text:p>-0.82888001</text:p>
          </table:table-cell>
          <table:table-cell office:value-type="float" office:value="-0.73275" calcext:value-type="float">
            <text:p>-0.73275</text:p>
          </table:table-cell>
          <table:table-cell office:value-type="float" office:value="-0.63967001" calcext:value-type="float">
            <text:p>-0.63967001</text:p>
          </table:table-cell>
          <table:table-cell office:value-type="float" office:value="-0.54689002" calcext:value-type="float">
            <text:p>-0.54689002</text:p>
          </table:table-cell>
        </table:table-row>
        <table:table-row table:style-name="ro1">
          <table:table-cell office:value-type="float" office:value="-1.0062" calcext:value-type="float">
            <text:p>-1.0062</text:p>
          </table:table-cell>
          <table:table-cell office:value-type="float" office:value="-0.92287999" calcext:value-type="float">
            <text:p>-0.92287999</text:p>
          </table:table-cell>
          <table:table-cell office:value-type="float" office:value="-0.82827002" calcext:value-type="float">
            <text:p>-0.82827002</text:p>
          </table:table-cell>
          <table:table-cell office:value-type="float" office:value="-0.73214" calcext:value-type="float">
            <text:p>-0.73214</text:p>
          </table:table-cell>
          <table:table-cell office:value-type="float" office:value="-0.63875002" calcext:value-type="float">
            <text:p>-0.63875002</text:p>
          </table:table-cell>
          <table:table-cell office:value-type="float" office:value="-0.54628003" calcext:value-type="float">
            <text:p>-0.54628003</text:p>
          </table:table-cell>
        </table:table-row>
        <table:table-row table:style-name="ro1">
          <table:table-cell office:value-type="float" office:value="-1.0055799" calcext:value-type="float">
            <text:p>-1.0055799</text:p>
          </table:table-cell>
          <table:table-cell office:value-type="float" office:value="-0.92196" calcext:value-type="float">
            <text:p>-0.92196</text:p>
          </table:table-cell>
          <table:table-cell office:value-type="float" office:value="-0.82735997" calcext:value-type="float">
            <text:p>-0.82735997</text:p>
          </table:table-cell>
          <table:table-cell office:value-type="float" office:value="-0.73122001" calcext:value-type="float">
            <text:p>-0.73122001</text:p>
          </table:table-cell>
          <table:table-cell office:value-type="float" office:value="-0.63814002" calcext:value-type="float">
            <text:p>-0.63814002</text:p>
          </table:table-cell>
          <table:table-cell office:value-type="float" office:value="-0.54536998" calcext:value-type="float">
            <text:p>-0.54536998</text:p>
          </table:table-cell>
        </table:table-row>
        <table:table-row table:style-name="ro1">
          <table:table-cell office:value-type="float" office:value="-1.00497" calcext:value-type="float">
            <text:p>-1.00497</text:p>
          </table:table-cell>
          <table:table-cell office:value-type="float" office:value="-0.92105001" calcext:value-type="float">
            <text:p>-0.92105001</text:p>
          </table:table-cell>
          <table:table-cell office:value-type="float" office:value="-0.82643998" calcext:value-type="float">
            <text:p>-0.82643998</text:p>
          </table:table-cell>
          <table:table-cell office:value-type="float" office:value="-0.73061001" calcext:value-type="float">
            <text:p>-0.73061001</text:p>
          </table:table-cell>
          <table:table-cell office:value-type="float" office:value="-0.63753003" calcext:value-type="float">
            <text:p>-0.63753003</text:p>
          </table:table-cell>
          <table:table-cell office:value-type="float" office:value="-0.54444999" calcext:value-type="float">
            <text:p>-0.54444999</text:p>
          </table:table-cell>
        </table:table-row>
        <table:table-row table:style-name="ro1">
          <table:table-cell office:value-type="float" office:value="-1.00436" calcext:value-type="float">
            <text:p>-1.00436</text:p>
          </table:table-cell>
          <table:table-cell office:value-type="float" office:value="-0.92044002" calcext:value-type="float">
            <text:p>-0.92044002</text:p>
          </table:table-cell>
          <table:table-cell office:value-type="float" office:value="-0.82552999" calcext:value-type="float">
            <text:p>-0.82552999</text:p>
          </table:table-cell>
          <table:table-cell office:value-type="float" office:value="-0.73000002" calcext:value-type="float">
            <text:p>-0.73000002</text:p>
          </table:table-cell>
          <table:table-cell office:value-type="float" office:value="-0.63691998" calcext:value-type="float">
            <text:p>-0.63691998</text:p>
          </table:table-cell>
          <table:table-cell office:value-type="float" office:value="-0.54352999" calcext:value-type="float">
            <text:p>-0.54352999</text:p>
          </table:table-cell>
        </table:table-row>
        <table:table-row table:style-name="ro1">
          <table:table-cell office:value-type="float" office:value="-1.00375" calcext:value-type="float">
            <text:p>-1.00375</text:p>
          </table:table-cell>
          <table:table-cell office:value-type="float" office:value="-0.91983002" calcext:value-type="float">
            <text:p>-0.91983002</text:p>
          </table:table-cell>
          <table:table-cell office:value-type="float" office:value="-0.82460999" calcext:value-type="float">
            <text:p>-0.82460999</text:p>
          </table:table-cell>
          <table:table-cell office:value-type="float" office:value="-0.72939003" calcext:value-type="float">
            <text:p>-0.72939003</text:p>
          </table:table-cell>
          <table:table-cell office:value-type="float" office:value="-0.63630998" calcext:value-type="float">
            <text:p>-0.63630998</text:p>
          </table:table-cell>
          <table:table-cell office:value-type="float" office:value="-0.54262" calcext:value-type="float">
            <text:p>-0.54262</text:p>
          </table:table-cell>
        </table:table-row>
        <table:table-row table:style-name="ro1">
          <table:table-cell office:value-type="float" office:value="-1.00314" calcext:value-type="float">
            <text:p>-1.00314</text:p>
          </table:table-cell>
          <table:table-cell office:value-type="float" office:value="-0.91921997" calcext:value-type="float">
            <text:p>-0.91921997</text:p>
          </table:table-cell>
          <table:table-cell office:value-type="float" office:value="-0.82369" calcext:value-type="float">
            <text:p>-0.82369</text:p>
          </table:table-cell>
          <table:table-cell office:value-type="float" office:value="-0.72877997" calcext:value-type="float">
            <text:p>-0.72877997</text:p>
          </table:table-cell>
          <table:table-cell office:value-type="float" office:value="-0.6354" calcext:value-type="float">
            <text:p>-0.6354</text:p>
          </table:table-cell>
          <table:table-cell office:value-type="float" office:value="-0.54170001" calcext:value-type="float">
            <text:p>-0.54170001</text:p>
          </table:table-cell>
        </table:table-row>
        <table:table-row table:style-name="ro1">
          <table:table-cell office:value-type="float" office:value="-1.00253" calcext:value-type="float">
            <text:p>-1.00253</text:p>
          </table:table-cell>
          <table:table-cell office:value-type="float" office:value="-0.91860998" calcext:value-type="float">
            <text:p>-0.91860998</text:p>
          </table:table-cell>
          <table:table-cell office:value-type="float" office:value="-0.82278001" calcext:value-type="float">
            <text:p>-0.82278001</text:p>
          </table:table-cell>
          <table:table-cell office:value-type="float" office:value="-0.72786999" calcext:value-type="float">
            <text:p>-0.72786999</text:p>
          </table:table-cell>
          <table:table-cell office:value-type="float" office:value="-0.63448" calcext:value-type="float">
            <text:p>-0.63448</text:p>
          </table:table-cell>
          <table:table-cell office:value-type="float" office:value="-0.54079002" calcext:value-type="float">
            <text:p>-0.54079002</text:p>
          </table:table-cell>
        </table:table-row>
        <table:table-row table:style-name="ro1">
          <table:table-cell office:value-type="float" office:value="-1.00192" calcext:value-type="float">
            <text:p>-1.00192</text:p>
          </table:table-cell>
          <table:table-cell office:value-type="float" office:value="-0.91799998" calcext:value-type="float">
            <text:p>-0.91799998</text:p>
          </table:table-cell>
          <table:table-cell office:value-type="float" office:value="-0.82217002" calcext:value-type="float">
            <text:p>-0.82217002</text:p>
          </table:table-cell>
          <table:table-cell office:value-type="float" office:value="-0.72694999" calcext:value-type="float">
            <text:p>-0.72694999</text:p>
          </table:table-cell>
          <table:table-cell office:value-type="float" office:value="-0.63356" calcext:value-type="float">
            <text:p>-0.63356</text:p>
          </table:table-cell>
          <table:table-cell office:value-type="float" office:value="-0.54018003" calcext:value-type="float">
            <text:p>-0.54018003</text:p>
          </table:table-cell>
        </table:table-row>
        <table:table-row table:style-name="ro1">
          <table:table-cell office:value-type="float" office:value="-1.00131" calcext:value-type="float">
            <text:p>-1.00131</text:p>
          </table:table-cell>
          <table:table-cell office:value-type="float" office:value="-0.91707999" calcext:value-type="float">
            <text:p>-0.91707999</text:p>
          </table:table-cell>
          <table:table-cell office:value-type="float" office:value="-0.82156003" calcext:value-type="float">
            <text:p>-0.82156003</text:p>
          </table:table-cell>
          <table:table-cell office:value-type="float" office:value="-0.72604001" calcext:value-type="float">
            <text:p>-0.72604001</text:p>
          </table:table-cell>
          <table:table-cell office:value-type="float" office:value="-0.63295001" calcext:value-type="float">
            <text:p>-0.63295001</text:p>
          </table:table-cell>
          <table:table-cell office:value-type="float" office:value="-0.53956997" calcext:value-type="float">
            <text:p>-0.53956997</text:p>
          </table:table-cell>
        </table:table-row>
        <table:table-row table:style-name="ro1">
          <table:table-cell office:value-type="float" office:value="-1.0007" calcext:value-type="float">
            <text:p>-1.0007</text:p>
          </table:table-cell>
          <table:table-cell office:value-type="float" office:value="-0.91646999" calcext:value-type="float">
            <text:p>-0.91646999</text:p>
          </table:table-cell>
          <table:table-cell office:value-type="float" office:value="-0.82064003" calcext:value-type="float">
            <text:p>-0.82064003</text:p>
          </table:table-cell>
          <table:table-cell office:value-type="float" office:value="-0.72542" calcext:value-type="float">
            <text:p>-0.72542</text:p>
          </table:table-cell>
          <table:table-cell office:value-type="float" office:value="-0.63234001" calcext:value-type="float">
            <text:p>-0.63234001</text:p>
          </table:table-cell>
          <table:table-cell office:value-type="float" office:value="-0.53895998" calcext:value-type="float">
            <text:p>-0.53895998</text:p>
          </table:table-cell>
        </table:table-row>
        <table:table-row table:style-name="ro1">
          <table:table-cell office:value-type="float" office:value="-1.00009" calcext:value-type="float">
            <text:p>-1.00009</text:p>
          </table:table-cell>
          <table:table-cell office:value-type="float" office:value="-0.91586" calcext:value-type="float">
            <text:p>-0.91586</text:p>
          </table:table-cell>
          <table:table-cell office:value-type="float" office:value="-0.81972998" calcext:value-type="float">
            <text:p>-0.81972998</text:p>
          </table:table-cell>
          <table:table-cell office:value-type="float" office:value="-0.72481" calcext:value-type="float">
            <text:p>-0.72481</text:p>
          </table:table-cell>
          <table:table-cell office:value-type="float" office:value="-0.63173002" calcext:value-type="float">
            <text:p>-0.63173002</text:p>
          </table:table-cell>
          <table:table-cell office:value-type="float" office:value="-0.53834999" calcext:value-type="float">
            <text:p>-0.53834999</text:p>
          </table:table-cell>
        </table:table-row>
        <table:table-row table:style-name="ro1">
          <table:table-cell office:value-type="float" office:value="-0.99948001" calcext:value-type="float">
            <text:p>-0.99948001</text:p>
          </table:table-cell>
          <table:table-cell office:value-type="float" office:value="-0.91525" calcext:value-type="float">
            <text:p>-0.91525</text:p>
          </table:table-cell>
          <table:table-cell office:value-type="float" office:value="-0.81911999" calcext:value-type="float">
            <text:p>-0.81911999</text:p>
          </table:table-cell>
          <table:table-cell office:value-type="float" office:value="-0.72420001" calcext:value-type="float">
            <text:p>-0.72420001</text:p>
          </table:table-cell>
          <table:table-cell office:value-type="float" office:value="-0.63112003" calcext:value-type="float">
            <text:p>-0.63112003</text:p>
          </table:table-cell>
          <table:table-cell office:value-type="float" office:value="-0.53742999" calcext:value-type="float">
            <text:p>-0.53742999</text:p>
          </table:table-cell>
        </table:table-row>
        <table:table-row table:style-name="ro1">
          <table:table-cell office:value-type="float" office:value="-0.99887002" calcext:value-type="float">
            <text:p>-0.99887002</text:p>
          </table:table-cell>
          <table:table-cell office:value-type="float" office:value="-0.91464001" calcext:value-type="float">
            <text:p>-0.91464001</text:p>
          </table:table-cell>
          <table:table-cell office:value-type="float" office:value="-0.81851" calcext:value-type="float">
            <text:p>-0.81851</text:p>
          </table:table-cell>
          <table:table-cell office:value-type="float" office:value="-0.72329003" calcext:value-type="float">
            <text:p>-0.72329003</text:p>
          </table:table-cell>
          <table:table-cell office:value-type="float" office:value="-0.63050997" calcext:value-type="float">
            <text:p>-0.63050997</text:p>
          </table:table-cell>
          <table:table-cell office:value-type="float" office:value="-0.53652" calcext:value-type="float">
            <text:p>-0.53652</text:p>
          </table:table-cell>
        </table:table-row>
        <table:table-row table:style-name="ro1">
          <table:table-cell office:value-type="float" office:value="-0.99826002" calcext:value-type="float">
            <text:p>-0.99826002</text:p>
          </table:table-cell>
          <table:table-cell office:value-type="float" office:value="-0.91403002" calcext:value-type="float">
            <text:p>-0.91403002</text:p>
          </table:table-cell>
          <table:table-cell office:value-type="float" office:value="-0.8179" calcext:value-type="float">
            <text:p>-0.8179</text:p>
          </table:table-cell>
          <table:table-cell office:value-type="float" office:value="-0.72237003" calcext:value-type="float">
            <text:p>-0.72237003</text:p>
          </table:table-cell>
          <table:table-cell office:value-type="float" office:value="-0.62989998" calcext:value-type="float">
            <text:p>-0.62989998</text:p>
          </table:table-cell>
          <table:table-cell office:value-type="float" office:value="-0.53560001" calcext:value-type="float">
            <text:p>-0.53560001</text:p>
          </table:table-cell>
        </table:table-row>
        <table:table-row table:style-name="ro1">
          <table:table-cell office:value-type="float" office:value="-0.99765003" calcext:value-type="float">
            <text:p>-0.99765003</text:p>
          </table:table-cell>
          <table:table-cell office:value-type="float" office:value="-0.91342002" calcext:value-type="float">
            <text:p>-0.91342002</text:p>
          </table:table-cell>
          <table:table-cell office:value-type="float" office:value="-0.81729001" calcext:value-type="float">
            <text:p>-0.81729001</text:p>
          </table:table-cell>
          <table:table-cell office:value-type="float" office:value="-0.72145998" calcext:value-type="float">
            <text:p>-0.72145998</text:p>
          </table:table-cell>
          <table:table-cell office:value-type="float" office:value="-0.62928998" calcext:value-type="float">
            <text:p>-0.62928998</text:p>
          </table:table-cell>
          <table:table-cell office:value-type="float" office:value="-0.53468001" calcext:value-type="float">
            <text:p>-0.53468001</text:p>
          </table:table-cell>
        </table:table-row>
        <table:table-row table:style-name="ro1">
          <table:table-cell office:value-type="float" office:value="-0.99703997" calcext:value-type="float">
            <text:p>-0.99703997</text:p>
          </table:table-cell>
          <table:table-cell office:value-type="float" office:value="-0.91281003" calcext:value-type="float">
            <text:p>-0.91281003</text:p>
          </table:table-cell>
          <table:table-cell office:value-type="float" office:value="-0.81668001" calcext:value-type="float">
            <text:p>-0.81668001</text:p>
          </table:table-cell>
          <table:table-cell office:value-type="float" office:value="-0.72084999" calcext:value-type="float">
            <text:p>-0.72084999</text:p>
          </table:table-cell>
          <table:table-cell office:value-type="float" office:value="-0.62838" calcext:value-type="float">
            <text:p>-0.62838</text:p>
          </table:table-cell>
          <table:table-cell office:value-type="float" office:value="-0.53377002" calcext:value-type="float">
            <text:p>-0.53377002</text:p>
          </table:table-cell>
        </table:table-row>
        <table:table-row table:style-name="ro1">
          <table:table-cell office:value-type="float" office:value="-0.99642998" calcext:value-type="float">
            <text:p>-0.99642998</text:p>
          </table:table-cell>
          <table:table-cell office:value-type="float" office:value="-0.91219997" calcext:value-type="float">
            <text:p>-0.91219997</text:p>
          </table:table-cell>
          <table:table-cell office:value-type="float" office:value="-0.81576002" calcext:value-type="float">
            <text:p>-0.81576002</text:p>
          </table:table-cell>
          <table:table-cell office:value-type="float" office:value="-0.72024" calcext:value-type="float">
            <text:p>-0.72024</text:p>
          </table:table-cell>
          <table:table-cell office:value-type="float" office:value="-0.62746" calcext:value-type="float">
            <text:p>-0.62746</text:p>
          </table:table-cell>
          <table:table-cell office:value-type="float" office:value="-0.53315997" calcext:value-type="float">
            <text:p>-0.53315997</text:p>
          </table:table-cell>
        </table:table-row>
        <table:table-row table:style-name="ro1">
          <table:table-cell office:value-type="float" office:value="-0.99550998" calcext:value-type="float">
            <text:p>-0.99550998</text:p>
          </table:table-cell>
          <table:table-cell office:value-type="float" office:value="-0.91127998" calcext:value-type="float">
            <text:p>-0.91127998</text:p>
          </table:table-cell>
          <table:table-cell office:value-type="float" office:value="-0.81515002" calcext:value-type="float">
            <text:p>-0.81515002</text:p>
          </table:table-cell>
          <table:table-cell office:value-type="float" office:value="-0.71963" calcext:value-type="float">
            <text:p>-0.71963</text:p>
          </table:table-cell>
          <table:table-cell office:value-type="float" office:value="-0.62685001" calcext:value-type="float">
            <text:p>-0.62685001</text:p>
          </table:table-cell>
          <table:table-cell office:value-type="float" office:value="-0.53254998" calcext:value-type="float">
            <text:p>-0.53254998</text:p>
          </table:table-cell>
        </table:table-row>
        <table:table-row table:style-name="ro1">
          <table:table-cell office:value-type="float" office:value="-0.99489999" calcext:value-type="float">
            <text:p>-0.99489999</text:p>
          </table:table-cell>
          <table:table-cell office:value-type="float" office:value="-0.91036999" calcext:value-type="float">
            <text:p>-0.91036999</text:p>
          </table:table-cell>
          <table:table-cell office:value-type="float" office:value="-0.81423002" calcext:value-type="float">
            <text:p>-0.81423002</text:p>
          </table:table-cell>
          <table:table-cell office:value-type="float" office:value="-0.71871001" calcext:value-type="float">
            <text:p>-0.71871001</text:p>
          </table:table-cell>
          <table:table-cell office:value-type="float" office:value="-0.62624002" calcext:value-type="float">
            <text:p>-0.62624002</text:p>
          </table:table-cell>
          <table:table-cell office:value-type="float" office:value="-0.53162998" calcext:value-type="float">
            <text:p>-0.53162998</text:p>
          </table:table-cell>
        </table:table-row>
        <table:table-row table:style-name="ro1">
          <table:table-cell office:value-type="float" office:value="-0.99428999" calcext:value-type="float">
            <text:p>-0.99428999</text:p>
          </table:table-cell>
          <table:table-cell office:value-type="float" office:value="-0.90976" calcext:value-type="float">
            <text:p>-0.90976</text:p>
          </table:table-cell>
          <table:table-cell office:value-type="float" office:value="-0.81331998" calcext:value-type="float">
            <text:p>-0.81331998</text:p>
          </table:table-cell>
          <table:table-cell office:value-type="float" office:value="-0.71810001" calcext:value-type="float">
            <text:p>-0.71810001</text:p>
          </table:table-cell>
          <table:table-cell office:value-type="float" office:value="-0.62532002" calcext:value-type="float">
            <text:p>-0.62532002</text:p>
          </table:table-cell>
          <table:table-cell office:value-type="float" office:value="-0.53072" calcext:value-type="float">
            <text:p>-0.53072</text:p>
          </table:table-cell>
        </table:table-row>
        <table:table-row table:style-name="ro1">
          <table:table-cell office:value-type="float" office:value="-0.99368" calcext:value-type="float">
            <text:p>-0.99368</text:p>
          </table:table-cell>
          <table:table-cell office:value-type="float" office:value="-0.90915" calcext:value-type="float">
            <text:p>-0.90915</text:p>
          </table:table-cell>
          <table:table-cell office:value-type="float" office:value="-0.81239998" calcext:value-type="float">
            <text:p>-0.81239998</text:p>
          </table:table-cell>
          <table:table-cell office:value-type="float" office:value="-0.71749002" calcext:value-type="float">
            <text:p>-0.71749002</text:p>
          </table:table-cell>
          <table:table-cell office:value-type="float" office:value="-0.62471002" calcext:value-type="float">
            <text:p>-0.62471002</text:p>
          </table:table-cell>
          <table:table-cell office:value-type="float" office:value="-0.53011" calcext:value-type="float">
            <text:p>-0.53011</text:p>
          </table:table-cell>
        </table:table-row>
        <table:table-row table:style-name="ro1">
          <table:table-cell office:value-type="float" office:value="-0.99307001" calcext:value-type="float">
            <text:p>-0.99307001</text:p>
          </table:table-cell>
          <table:table-cell office:value-type="float" office:value="-0.90854001" calcext:value-type="float">
            <text:p>-0.90854001</text:p>
          </table:table-cell>
          <table:table-cell office:value-type="float" office:value="-0.81149" calcext:value-type="float">
            <text:p>-0.81149</text:p>
          </table:table-cell>
          <table:table-cell office:value-type="float" office:value="-0.71657002" calcext:value-type="float">
            <text:p>-0.71657002</text:p>
          </table:table-cell>
          <table:table-cell office:value-type="float" office:value="-0.62410003" calcext:value-type="float">
            <text:p>-0.62410003</text:p>
          </table:table-cell>
          <table:table-cell office:value-type="float" office:value="-0.52950001" calcext:value-type="float">
            <text:p>-0.52950001</text:p>
          </table:table-cell>
        </table:table-row>
        <table:table-row table:style-name="ro1">
          <table:table-cell office:value-type="float" office:value="-0.99216002" calcext:value-type="float">
            <text:p>-0.99216002</text:p>
          </table:table-cell>
          <table:table-cell office:value-type="float" office:value="-0.90793002" calcext:value-type="float">
            <text:p>-0.90793002</text:p>
          </table:table-cell>
          <table:table-cell office:value-type="float" office:value="-0.81057" calcext:value-type="float">
            <text:p>-0.81057</text:p>
          </table:table-cell>
          <table:table-cell office:value-type="float" office:value="-0.71565998" calcext:value-type="float">
            <text:p>-0.71565998</text:p>
          </table:table-cell>
          <table:table-cell office:value-type="float" office:value="-0.62348998" calcext:value-type="float">
            <text:p>-0.62348998</text:p>
          </table:table-cell>
          <table:table-cell office:value-type="float" office:value="-0.52889001" calcext:value-type="float">
            <text:p>-0.52889001</text:p>
          </table:table-cell>
        </table:table-row>
        <table:table-row table:style-name="ro1">
          <table:table-cell office:value-type="float" office:value="-0.99124002" calcext:value-type="float">
            <text:p>-0.99124002</text:p>
          </table:table-cell>
          <table:table-cell office:value-type="float" office:value="-0.90732002" calcext:value-type="float">
            <text:p>-0.90732002</text:p>
          </table:table-cell>
          <table:table-cell office:value-type="float" office:value="-0.80996001" calcext:value-type="float">
            <text:p>-0.80996001</text:p>
          </table:table-cell>
          <table:table-cell office:value-type="float" office:value="-0.71473998" calcext:value-type="float">
            <text:p>-0.71473998</text:p>
          </table:table-cell>
          <table:table-cell office:value-type="float" office:value="-0.62287998" calcext:value-type="float">
            <text:p>-0.62287998</text:p>
          </table:table-cell>
          <table:table-cell office:value-type="float" office:value="-0.52828002" calcext:value-type="float">
            <text:p>-0.52828002</text:p>
          </table:table-cell>
        </table:table-row>
        <table:table-row table:style-name="ro1">
          <table:table-cell office:value-type="float" office:value="-0.99062997" calcext:value-type="float">
            <text:p>-0.99062997</text:p>
          </table:table-cell>
          <table:table-cell office:value-type="float" office:value="-0.90670002" calcext:value-type="float">
            <text:p>-0.90670002</text:p>
          </table:table-cell>
          <table:table-cell office:value-type="float" office:value="-0.80935001" calcext:value-type="float">
            <text:p>-0.80935001</text:p>
          </table:table-cell>
          <table:table-cell office:value-type="float" office:value="-0.71382999" calcext:value-type="float">
            <text:p>-0.71382999</text:p>
          </table:table-cell>
          <table:table-cell office:value-type="float" office:value="-0.62197" calcext:value-type="float">
            <text:p>-0.62197</text:p>
          </table:table-cell>
          <table:table-cell office:value-type="float" office:value="-0.52736002" calcext:value-type="float">
            <text:p>-0.52736002</text:p>
          </table:table-cell>
        </table:table-row>
        <table:table-row table:style-name="ro1">
          <table:table-cell office:value-type="float" office:value="-0.99001998" calcext:value-type="float">
            <text:p>-0.99001998</text:p>
          </table:table-cell>
          <table:table-cell office:value-type="float" office:value="-0.90609002" calcext:value-type="float">
            <text:p>-0.90609002</text:p>
          </table:table-cell>
          <table:table-cell office:value-type="float" office:value="-0.80874002" calcext:value-type="float">
            <text:p>-0.80874002</text:p>
          </table:table-cell>
          <table:table-cell office:value-type="float" office:value="-0.71322" calcext:value-type="float">
            <text:p>-0.71322</text:p>
          </table:table-cell>
          <table:table-cell office:value-type="float" office:value="-0.62105" calcext:value-type="float">
            <text:p>-0.62105</text:p>
          </table:table-cell>
          <table:table-cell office:value-type="float" office:value="-0.52675003" calcext:value-type="float">
            <text:p>-0.52675003</text:p>
          </table:table-cell>
        </table:table-row>
        <table:table-row table:style-name="ro1">
          <table:table-cell office:value-type="float" office:value="-0.98940998" calcext:value-type="float">
            <text:p>-0.98940998</text:p>
          </table:table-cell>
          <table:table-cell office:value-type="float" office:value="-0.90548003" calcext:value-type="float">
            <text:p>-0.90548003</text:p>
          </table:table-cell>
          <table:table-cell office:value-type="float" office:value="-0.80813003" calcext:value-type="float">
            <text:p>-0.80813003</text:p>
          </table:table-cell>
          <table:table-cell office:value-type="float" office:value="-0.71261001" calcext:value-type="float">
            <text:p>-0.71261001</text:p>
          </table:table-cell>
          <table:table-cell office:value-type="float" office:value="-0.62014002" calcext:value-type="float">
            <text:p>-0.62014002</text:p>
          </table:table-cell>
          <table:table-cell office:value-type="float" office:value="-0.52613997" calcext:value-type="float">
            <text:p>-0.52613997</text:p>
          </table:table-cell>
        </table:table-row>
        <table:table-row table:style-name="ro1">
          <table:table-cell office:value-type="float" office:value="-0.98879999" calcext:value-type="float">
            <text:p>-0.98879999</text:p>
          </table:table-cell>
          <table:table-cell office:value-type="float" office:value="-0.90486997" calcext:value-type="float">
            <text:p>-0.90486997</text:p>
          </table:table-cell>
          <table:table-cell office:value-type="float" office:value="-0.80751997" calcext:value-type="float">
            <text:p>-0.80751997</text:p>
          </table:table-cell>
          <table:table-cell office:value-type="float" office:value="-0.71200001" calcext:value-type="float">
            <text:p>-0.71200001</text:p>
          </table:table-cell>
          <table:table-cell office:value-type="float" office:value="-0.61953002" calcext:value-type="float">
            <text:p>-0.61953002</text:p>
          </table:table-cell>
          <table:table-cell office:value-type="float" office:value="-0.52552998" calcext:value-type="float">
            <text:p>-0.52552998</text:p>
          </table:table-cell>
        </table:table-row>
        <table:table-row table:style-name="ro1">
          <table:table-cell office:value-type="float" office:value="-0.98819" calcext:value-type="float">
            <text:p>-0.98819</text:p>
          </table:table-cell>
          <table:table-cell office:value-type="float" office:value="-0.90425998" calcext:value-type="float">
            <text:p>-0.90425998</text:p>
          </table:table-cell>
          <table:table-cell office:value-type="float" office:value="-0.80690998" calcext:value-type="float">
            <text:p>-0.80690998</text:p>
          </table:table-cell>
          <table:table-cell office:value-type="float" office:value="-0.71139002" calcext:value-type="float">
            <text:p>-0.71139002</text:p>
          </table:table-cell>
          <table:table-cell office:value-type="float" office:value="-0.61861002" calcext:value-type="float">
            <text:p>-0.61861002</text:p>
          </table:table-cell>
          <table:table-cell office:value-type="float" office:value="-0.52491999" calcext:value-type="float">
            <text:p>-0.52491999</text:p>
          </table:table-cell>
        </table:table-row>
        <table:table-row table:style-name="ro1">
          <table:table-cell office:value-type="float" office:value="-0.98758" calcext:value-type="float">
            <text:p>-0.98758</text:p>
          </table:table-cell>
          <table:table-cell office:value-type="float" office:value="-0.90364999" calcext:value-type="float">
            <text:p>-0.90364999</text:p>
          </table:table-cell>
          <table:table-cell office:value-type="float" office:value="-0.80629998" calcext:value-type="float">
            <text:p>-0.80629998</text:p>
          </table:table-cell>
          <table:table-cell office:value-type="float" office:value="-0.71047002" calcext:value-type="float">
            <text:p>-0.71047002</text:p>
          </table:table-cell>
          <table:table-cell office:value-type="float" office:value="-0.61769003" calcext:value-type="float">
            <text:p>-0.61769003</text:p>
          </table:table-cell>
          <table:table-cell office:value-type="float" office:value="-0.52430999" calcext:value-type="float">
            <text:p>-0.52430999</text:p>
          </table:table-cell>
        </table:table-row>
        <table:table-row table:style-name="ro1">
          <table:table-cell office:value-type="float" office:value="-0.98666" calcext:value-type="float">
            <text:p>-0.98666</text:p>
          </table:table-cell>
          <table:table-cell office:value-type="float" office:value="-0.90303999" calcext:value-type="float">
            <text:p>-0.90303999</text:p>
          </table:table-cell>
          <table:table-cell office:value-type="float" office:value="-0.80568999" calcext:value-type="float">
            <text:p>-0.80568999</text:p>
          </table:table-cell>
          <table:table-cell office:value-type="float" office:value="-0.70986003" calcext:value-type="float">
            <text:p>-0.70986003</text:p>
          </table:table-cell>
          <table:table-cell office:value-type="float" office:value="-0.61707997" calcext:value-type="float">
            <text:p>-0.61707997</text:p>
          </table:table-cell>
          <table:table-cell office:value-type="float" office:value="-0.5237" calcext:value-type="float">
            <text:p>-0.5237</text:p>
          </table:table-cell>
        </table:table-row>
        <table:table-row table:style-name="ro1">
          <table:table-cell office:value-type="float" office:value="-0.98605001" calcext:value-type="float">
            <text:p>-0.98605001</text:p>
          </table:table-cell>
          <table:table-cell office:value-type="float" office:value="-0.90243" calcext:value-type="float">
            <text:p>-0.90243</text:p>
          </table:table-cell>
          <table:table-cell office:value-type="float" office:value="-0.80476999" calcext:value-type="float">
            <text:p>-0.80476999</text:p>
          </table:table-cell>
          <table:table-cell office:value-type="float" office:value="-0.70924997" calcext:value-type="float">
            <text:p>-0.70924997</text:p>
          </table:table-cell>
          <table:table-cell office:value-type="float" office:value="-0.61616999" calcext:value-type="float">
            <text:p>-0.61616999</text:p>
          </table:table-cell>
          <table:table-cell office:value-type="float" office:value="-0.52278" calcext:value-type="float">
            <text:p>-0.52278</text:p>
          </table:table-cell>
        </table:table-row>
        <table:table-row table:style-name="ro1">
          <table:table-cell office:value-type="float" office:value="-0.98544002" calcext:value-type="float">
            <text:p>-0.98544002</text:p>
          </table:table-cell>
          <table:table-cell office:value-type="float" office:value="-0.90182" calcext:value-type="float">
            <text:p>-0.90182</text:p>
          </table:table-cell>
          <table:table-cell office:value-type="float" office:value="-0.80416" calcext:value-type="float">
            <text:p>-0.80416</text:p>
          </table:table-cell>
          <table:table-cell office:value-type="float" office:value="-0.70863998" calcext:value-type="float">
            <text:p>-0.70863998</text:p>
          </table:table-cell>
          <table:table-cell office:value-type="float" office:value="-0.61524999" calcext:value-type="float">
            <text:p>-0.61524999</text:p>
          </table:table-cell>
          <table:table-cell office:value-type="float" office:value="-0.52217001" calcext:value-type="float">
            <text:p>-0.52217001</text:p>
          </table:table-cell>
        </table:table-row>
        <table:table-row table:style-name="ro1">
          <table:table-cell office:value-type="float" office:value="-0.98483002" calcext:value-type="float">
            <text:p>-0.98483002</text:p>
          </table:table-cell>
          <table:table-cell office:value-type="float" office:value="-0.90121001" calcext:value-type="float">
            <text:p>-0.90121001</text:p>
          </table:table-cell>
          <table:table-cell office:value-type="float" office:value="-0.80355" calcext:value-type="float">
            <text:p>-0.80355</text:p>
          </table:table-cell>
          <table:table-cell office:value-type="float" office:value="-0.70802999" calcext:value-type="float">
            <text:p>-0.70802999</text:p>
          </table:table-cell>
          <table:table-cell office:value-type="float" office:value="-0.61434001" calcext:value-type="float">
            <text:p>-0.61434001</text:p>
          </table:table-cell>
          <table:table-cell office:value-type="float" office:value="-0.52126002" calcext:value-type="float">
            <text:p>-0.52126002</text:p>
          </table:table-cell>
        </table:table-row>
        <table:table-row table:style-name="ro1">
          <table:table-cell office:value-type="float" office:value="-0.98422003" calcext:value-type="float">
            <text:p>-0.98422003</text:p>
          </table:table-cell>
          <table:table-cell office:value-type="float" office:value="-0.90060002" calcext:value-type="float">
            <text:p>-0.90060002</text:p>
          </table:table-cell>
          <table:table-cell office:value-type="float" office:value="-0.80294001" calcext:value-type="float">
            <text:p>-0.80294001</text:p>
          </table:table-cell>
          <table:table-cell office:value-type="float" office:value="-0.70741999" calcext:value-type="float">
            <text:p>-0.70741999</text:p>
          </table:table-cell>
          <table:table-cell office:value-type="float" office:value="-0.61342001" calcext:value-type="float">
            <text:p>-0.61342001</text:p>
          </table:table-cell>
          <table:table-cell office:value-type="float" office:value="-0.52065003" calcext:value-type="float">
            <text:p>-0.52065003</text:p>
          </table:table-cell>
        </table:table-row>
        <table:table-row table:style-name="ro1">
          <table:table-cell office:value-type="float" office:value="-0.98360997" calcext:value-type="float">
            <text:p>-0.98360997</text:p>
          </table:table-cell>
          <table:table-cell office:value-type="float" office:value="-0.89999002" calcext:value-type="float">
            <text:p>-0.89999002</text:p>
          </table:table-cell>
          <table:table-cell office:value-type="float" office:value="-0.80233002" calcext:value-type="float">
            <text:p>-0.80233002</text:p>
          </table:table-cell>
          <table:table-cell office:value-type="float" office:value="-0.70681" calcext:value-type="float">
            <text:p>-0.70681</text:p>
          </table:table-cell>
          <table:table-cell office:value-type="float" office:value="-0.61281002" calcext:value-type="float">
            <text:p>-0.61281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8299998" calcext:value-type="float">
            <text:p>-0.98299998</text:p>
          </table:table-cell>
          <table:table-cell office:value-type="float" office:value="-0.89907998" calcext:value-type="float">
            <text:p>-0.89907998</text:p>
          </table:table-cell>
          <table:table-cell office:value-type="float" office:value="-0.80172002" calcext:value-type="float">
            <text:p>-0.80172002</text:p>
          </table:table-cell>
          <table:table-cell office:value-type="float" office:value="-0.7062" calcext:value-type="float">
            <text:p>-0.7062</text:p>
          </table:table-cell>
          <table:table-cell office:value-type="float" office:value="-0.61220002" calcext:value-type="float">
            <text:p>-0.61220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8238999" calcext:value-type="float">
            <text:p>-0.98238999</text:p>
          </table:table-cell>
          <table:table-cell office:value-type="float" office:value="-0.89845997" calcext:value-type="float">
            <text:p>-0.89845997</text:p>
          </table:table-cell>
          <table:table-cell office:value-type="float" office:value="-0.80111003" calcext:value-type="float">
            <text:p>-0.80111003</text:p>
          </table:table-cell>
          <table:table-cell office:value-type="float" office:value="-0.70559001" calcext:value-type="float">
            <text:p>-0.70559001</text:p>
          </table:table-cell>
          <table:table-cell office:value-type="float" office:value="-0.61159003" calcext:value-type="float">
            <text:p>-0.6115900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8177999" calcext:value-type="float">
            <text:p>-0.98177999</text:p>
          </table:table-cell>
          <table:table-cell office:value-type="float" office:value="-0.89754999" calcext:value-type="float">
            <text:p>-0.89754999</text:p>
          </table:table-cell>
          <table:table-cell office:value-type="float" office:value="-0.80049998" calcext:value-type="float">
            <text:p>-0.80049998</text:p>
          </table:table-cell>
          <table:table-cell office:value-type="float" office:value="-0.70498002" calcext:value-type="float">
            <text:p>-0.70498002</text:p>
          </table:table-cell>
          <table:table-cell office:value-type="float" office:value="-0.61097997" calcext:value-type="float">
            <text:p>-0.610979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8117" calcext:value-type="float">
            <text:p>-0.98117</text:p>
          </table:table-cell>
          <table:table-cell office:value-type="float" office:value="-0.89662999" calcext:value-type="float">
            <text:p>-0.89662999</text:p>
          </table:table-cell>
          <table:table-cell office:value-type="float" office:value="-0.79988998" calcext:value-type="float">
            <text:p>-0.79988998</text:p>
          </table:table-cell>
          <table:table-cell office:value-type="float" office:value="-0.70437002" calcext:value-type="float">
            <text:p>-0.70437002</text:p>
          </table:table-cell>
          <table:table-cell office:value-type="float" office:value="-0.61036998" calcext:value-type="float">
            <text:p>-0.61036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8025" calcext:value-type="float">
            <text:p>-0.98025</text:p>
          </table:table-cell>
          <table:table-cell office:value-type="float" office:value="-0.89602" calcext:value-type="float">
            <text:p>-0.89602</text:p>
          </table:table-cell>
          <table:table-cell office:value-type="float" office:value="-0.79927999" calcext:value-type="float">
            <text:p>-0.79927999</text:p>
          </table:table-cell>
          <table:table-cell office:value-type="float" office:value="-0.70376003" calcext:value-type="float">
            <text:p>-0.70376003</text:p>
          </table:table-cell>
          <table:table-cell office:value-type="float" office:value="-0.60944998" calcext:value-type="float">
            <text:p>-0.60944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934002" calcext:value-type="float">
            <text:p>-0.97934002</text:p>
          </table:table-cell>
          <table:table-cell office:value-type="float" office:value="-0.89572001" calcext:value-type="float">
            <text:p>-0.89572001</text:p>
          </table:table-cell>
          <table:table-cell office:value-type="float" office:value="-0.79835999" calcext:value-type="float">
            <text:p>-0.79835999</text:p>
          </table:table-cell>
          <table:table-cell office:value-type="float" office:value="-0.70283997" calcext:value-type="float">
            <text:p>-0.70283997</text:p>
          </table:table-cell>
          <table:table-cell office:value-type="float" office:value="-0.60854" calcext:value-type="float">
            <text:p>-0.6085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842002" calcext:value-type="float">
            <text:p>-0.97842002</text:p>
          </table:table-cell>
          <table:table-cell office:value-type="float" office:value="-0.89480001" calcext:value-type="float">
            <text:p>-0.89480001</text:p>
          </table:table-cell>
          <table:table-cell office:value-type="float" office:value="-0.79775" calcext:value-type="float">
            <text:p>-0.79775</text:p>
          </table:table-cell>
          <table:table-cell office:value-type="float" office:value="-0.70192999" calcext:value-type="float">
            <text:p>-0.70192999</text:p>
          </table:table-cell>
          <table:table-cell office:value-type="float" office:value="-0.60793" calcext:value-type="float">
            <text:p>-0.6079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781003" calcext:value-type="float">
            <text:p>-0.97781003</text:p>
          </table:table-cell>
          <table:table-cell office:value-type="float" office:value="-0.89358002" calcext:value-type="float">
            <text:p>-0.89358002</text:p>
          </table:table-cell>
          <table:table-cell office:value-type="float" office:value="-0.79714" calcext:value-type="float">
            <text:p>-0.79714</text:p>
          </table:table-cell>
          <table:table-cell office:value-type="float" office:value="-0.70100999" calcext:value-type="float">
            <text:p>-0.70100999</text:p>
          </table:table-cell>
          <table:table-cell office:value-type="float" office:value="-0.60732001" calcext:value-type="float">
            <text:p>-0.60732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719997" calcext:value-type="float">
            <text:p>-0.97719997</text:p>
          </table:table-cell>
          <table:table-cell office:value-type="float" office:value="-0.89297003" calcext:value-type="float">
            <text:p>-0.89297003</text:p>
          </table:table-cell>
          <table:table-cell office:value-type="float" office:value="-0.79623002" calcext:value-type="float">
            <text:p>-0.79623002</text:p>
          </table:table-cell>
          <table:table-cell office:value-type="float" office:value="-0.70008999" calcext:value-type="float">
            <text:p>-0.70008999</text:p>
          </table:table-cell>
          <table:table-cell office:value-type="float" office:value="-0.60671002" calcext:value-type="float">
            <text:p>-0.60671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658998" calcext:value-type="float">
            <text:p>-0.97658998</text:p>
          </table:table-cell>
          <table:table-cell office:value-type="float" office:value="-0.89235997" calcext:value-type="float">
            <text:p>-0.89235997</text:p>
          </table:table-cell>
          <table:table-cell office:value-type="float" office:value="-0.79562002" calcext:value-type="float">
            <text:p>-0.79562002</text:p>
          </table:table-cell>
          <table:table-cell office:value-type="float" office:value="-0.69948" calcext:value-type="float">
            <text:p>-0.69948</text:p>
          </table:table-cell>
          <table:table-cell office:value-type="float" office:value="-0.60610002" calcext:value-type="float">
            <text:p>-0.60610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597998" calcext:value-type="float">
            <text:p>-0.97597998</text:p>
          </table:table-cell>
          <table:table-cell office:value-type="float" office:value="-0.89144999" calcext:value-type="float">
            <text:p>-0.89144999</text:p>
          </table:table-cell>
          <table:table-cell office:value-type="float" office:value="-0.79500997" calcext:value-type="float">
            <text:p>-0.79500997</text:p>
          </table:table-cell>
          <table:table-cell office:value-type="float" office:value="-0.69887" calcext:value-type="float">
            <text:p>-0.69887</text:p>
          </table:table-cell>
          <table:table-cell office:value-type="float" office:value="-0.60549003" calcext:value-type="float">
            <text:p>-0.6054900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507" calcext:value-type="float">
            <text:p>-0.97507</text:p>
          </table:table-cell>
          <table:table-cell office:value-type="float" office:value="-0.89052999" calcext:value-type="float">
            <text:p>-0.89052999</text:p>
          </table:table-cell>
          <table:table-cell office:value-type="float" office:value="-0.79439998" calcext:value-type="float">
            <text:p>-0.79439998</text:p>
          </table:table-cell>
          <table:table-cell office:value-type="float" office:value="-0.69826001" calcext:value-type="float">
            <text:p>-0.69826001</text:p>
          </table:table-cell>
          <table:table-cell office:value-type="float" office:value="-0.60487998" calcext:value-type="float">
            <text:p>-0.60487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446001" calcext:value-type="float">
            <text:p>-0.97446001</text:p>
          </table:table-cell>
          <table:table-cell office:value-type="float" office:value="-0.89021999" calcext:value-type="float">
            <text:p>-0.89021999</text:p>
          </table:table-cell>
          <table:table-cell office:value-type="float" office:value="-0.79378998" calcext:value-type="float">
            <text:p>-0.79378998</text:p>
          </table:table-cell>
          <table:table-cell office:value-type="float" office:value="-0.69735003" calcext:value-type="float">
            <text:p>-0.69735003</text:p>
          </table:table-cell>
          <table:table-cell office:value-type="float" office:value="-0.60426998" calcext:value-type="float">
            <text:p>-0.60426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354001" calcext:value-type="float">
            <text:p>-0.97354001</text:p>
          </table:table-cell>
          <table:table-cell office:value-type="float" office:value="-0.88960999" calcext:value-type="float">
            <text:p>-0.88960999</text:p>
          </table:table-cell>
          <table:table-cell office:value-type="float" office:value="-0.79317999" calcext:value-type="float">
            <text:p>-0.79317999</text:p>
          </table:table-cell>
          <table:table-cell office:value-type="float" office:value="-0.69643003" calcext:value-type="float">
            <text:p>-0.69643003</text:p>
          </table:table-cell>
          <table:table-cell office:value-type="float" office:value="-0.60365999" calcext:value-type="float">
            <text:p>-0.60365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293001" calcext:value-type="float">
            <text:p>-0.97293001</text:p>
          </table:table-cell>
          <table:table-cell office:value-type="float" office:value="-0.88870001" calcext:value-type="float">
            <text:p>-0.88870001</text:p>
          </table:table-cell>
          <table:table-cell office:value-type="float" office:value="-0.79225999" calcext:value-type="float">
            <text:p>-0.79225999</text:p>
          </table:table-cell>
          <table:table-cell office:value-type="float" office:value="-0.69551998" calcext:value-type="float">
            <text:p>-0.69551998</text:p>
          </table:table-cell>
          <table:table-cell office:value-type="float" office:value="-0.60304999" calcext:value-type="float">
            <text:p>-0.60304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232002" calcext:value-type="float">
            <text:p>-0.97232002</text:p>
          </table:table-cell>
          <table:table-cell office:value-type="float" office:value="-0.88839" calcext:value-type="float">
            <text:p>-0.88839</text:p>
          </table:table-cell>
          <table:table-cell office:value-type="float" office:value="-0.79133999" calcext:value-type="float">
            <text:p>-0.79133999</text:p>
          </table:table-cell>
          <table:table-cell office:value-type="float" office:value="-0.69490999" calcext:value-type="float">
            <text:p>-0.69490999</text:p>
          </table:table-cell>
          <table:table-cell office:value-type="float" office:value="-0.60244" calcext:value-type="float">
            <text:p>-0.6024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171003" calcext:value-type="float">
            <text:p>-0.97171003</text:p>
          </table:table-cell>
          <table:table-cell office:value-type="float" office:value="-0.88778001" calcext:value-type="float">
            <text:p>-0.88778001</text:p>
          </table:table-cell>
          <table:table-cell office:value-type="float" office:value="-0.79043001" calcext:value-type="float">
            <text:p>-0.79043001</text:p>
          </table:table-cell>
          <table:table-cell office:value-type="float" office:value="-0.69398999" calcext:value-type="float">
            <text:p>-0.69398999</text:p>
          </table:table-cell>
          <table:table-cell office:value-type="float" office:value="-0.60152" calcext:value-type="float">
            <text:p>-0.601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079003" calcext:value-type="float">
            <text:p>-0.97079003</text:p>
          </table:table-cell>
          <table:table-cell office:value-type="float" office:value="-0.88717002" calcext:value-type="float">
            <text:p>-0.88717002</text:p>
          </table:table-cell>
          <table:table-cell office:value-type="float" office:value="-0.78982002" calcext:value-type="float">
            <text:p>-0.78982002</text:p>
          </table:table-cell>
          <table:table-cell office:value-type="float" office:value="-0.69308001" calcext:value-type="float">
            <text:p>-0.69308001</text:p>
          </table:table-cell>
          <table:table-cell office:value-type="float" office:value="-0.6006" calcext:value-type="float">
            <text:p>-0.600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7017998" calcext:value-type="float">
            <text:p>-0.97017998</text:p>
          </table:table-cell>
          <table:table-cell office:value-type="float" office:value="-0.88625997" calcext:value-type="float">
            <text:p>-0.88625997</text:p>
          </table:table-cell>
          <table:table-cell office:value-type="float" office:value="-0.78921002" calcext:value-type="float">
            <text:p>-0.78921002</text:p>
          </table:table-cell>
          <table:table-cell office:value-type="float" office:value="-0.69247001" calcext:value-type="float">
            <text:p>-0.69247001</text:p>
          </table:table-cell>
          <table:table-cell office:value-type="float" office:value="-0.59969002" calcext:value-type="float">
            <text:p>-0.59969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956998" calcext:value-type="float">
            <text:p>-0.96956998</text:p>
          </table:table-cell>
          <table:table-cell office:value-type="float" office:value="-0.88564998" calcext:value-type="float">
            <text:p>-0.88564998</text:p>
          </table:table-cell>
          <table:table-cell office:value-type="float" office:value="-0.78860003" calcext:value-type="float">
            <text:p>-0.78860003</text:p>
          </table:table-cell>
          <table:table-cell office:value-type="float" office:value="-0.69185001" calcext:value-type="float">
            <text:p>-0.69185001</text:p>
          </table:table-cell>
          <table:table-cell office:value-type="float" office:value="-0.59877002" calcext:value-type="float">
            <text:p>-0.59877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895999" calcext:value-type="float">
            <text:p>-0.96895999</text:p>
          </table:table-cell>
          <table:table-cell office:value-type="float" office:value="-0.88503999" calcext:value-type="float">
            <text:p>-0.88503999</text:p>
          </table:table-cell>
          <table:table-cell office:value-type="float" office:value="-0.78767997" calcext:value-type="float">
            <text:p>-0.78767997</text:p>
          </table:table-cell>
          <table:table-cell office:value-type="float" office:value="-0.69124001" calcext:value-type="float">
            <text:p>-0.69124001</text:p>
          </table:table-cell>
          <table:table-cell office:value-type="float" office:value="-0.59785998" calcext:value-type="float">
            <text:p>-0.59785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834999" calcext:value-type="float">
            <text:p>-0.96834999</text:p>
          </table:table-cell>
          <table:table-cell office:value-type="float" office:value="-0.88442999" calcext:value-type="float">
            <text:p>-0.88442999</text:p>
          </table:table-cell>
          <table:table-cell office:value-type="float" office:value="-0.78676999" calcext:value-type="float">
            <text:p>-0.78676999</text:p>
          </table:table-cell>
          <table:table-cell office:value-type="float" office:value="-0.69033003" calcext:value-type="float">
            <text:p>-0.69033003</text:p>
          </table:table-cell>
          <table:table-cell office:value-type="float" office:value="-0.59724998" calcext:value-type="float">
            <text:p>-0.59724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774" calcext:value-type="float">
            <text:p>-0.96774</text:p>
          </table:table-cell>
          <table:table-cell office:value-type="float" office:value="-0.88382" calcext:value-type="float">
            <text:p>-0.88382</text:p>
          </table:table-cell>
          <table:table-cell office:value-type="float" office:value="-0.78584999" calcext:value-type="float">
            <text:p>-0.78584999</text:p>
          </table:table-cell>
          <table:table-cell office:value-type="float" office:value="-0.68940997" calcext:value-type="float">
            <text:p>-0.68940997</text:p>
          </table:table-cell>
          <table:table-cell office:value-type="float" office:value="-0.59663999" calcext:value-type="float">
            <text:p>-0.59663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683002" calcext:value-type="float">
            <text:p>-0.96683002</text:p>
          </table:table-cell>
          <table:table-cell office:value-type="float" office:value="-0.8829" calcext:value-type="float">
            <text:p>-0.8829</text:p>
          </table:table-cell>
          <table:table-cell office:value-type="float" office:value="-0.78523999" calcext:value-type="float">
            <text:p>-0.78523999</text:p>
          </table:table-cell>
          <table:table-cell office:value-type="float" office:value="-0.68849999" calcext:value-type="float">
            <text:p>-0.68849999</text:p>
          </table:table-cell>
          <table:table-cell office:value-type="float" office:value="-0.59571999" calcext:value-type="float">
            <text:p>-0.59571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622002" calcext:value-type="float">
            <text:p>-0.96622002</text:p>
          </table:table-cell>
          <table:table-cell office:value-type="float" office:value="-0.88198" calcext:value-type="float">
            <text:p>-0.88198</text:p>
          </table:table-cell>
          <table:table-cell office:value-type="float" office:value="-0.78463" calcext:value-type="float">
            <text:p>-0.78463</text:p>
          </table:table-cell>
          <table:table-cell office:value-type="float" office:value="-0.68788999" calcext:value-type="float">
            <text:p>-0.68788999</text:p>
          </table:table-cell>
          <table:table-cell office:value-type="float" office:value="-0.59481001" calcext:value-type="float">
            <text:p>-0.59481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530002" calcext:value-type="float">
            <text:p>-0.96530002</text:p>
          </table:table-cell>
          <table:table-cell office:value-type="float" office:value="-0.88107002" calcext:value-type="float">
            <text:p>-0.88107002</text:p>
          </table:table-cell>
          <table:table-cell office:value-type="float" office:value="-0.78372002" calcext:value-type="float">
            <text:p>-0.78372002</text:p>
          </table:table-cell>
          <table:table-cell office:value-type="float" office:value="-0.68728" calcext:value-type="float">
            <text:p>-0.68728</text:p>
          </table:table-cell>
          <table:table-cell office:value-type="float" office:value="-0.59420002" calcext:value-type="float">
            <text:p>-0.59420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438003" calcext:value-type="float">
            <text:p>-0.96438003</text:p>
          </table:table-cell>
          <table:table-cell office:value-type="float" office:value="-0.88046002" calcext:value-type="float">
            <text:p>-0.88046002</text:p>
          </table:table-cell>
          <table:table-cell office:value-type="float" office:value="-0.78280002" calcext:value-type="float">
            <text:p>-0.78280002</text:p>
          </table:table-cell>
          <table:table-cell office:value-type="float" office:value="-0.68636" calcext:value-type="float">
            <text:p>-0.68636</text:p>
          </table:table-cell>
          <table:table-cell office:value-type="float" office:value="-0.59328002" calcext:value-type="float">
            <text:p>-0.59328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376997" calcext:value-type="float">
            <text:p>-0.96376997</text:p>
          </table:table-cell>
          <table:table-cell office:value-type="float" office:value="-0.87984997" calcext:value-type="float">
            <text:p>-0.87984997</text:p>
          </table:table-cell>
          <table:table-cell office:value-type="float" office:value="-0.78219002" calcext:value-type="float">
            <text:p>-0.78219002</text:p>
          </table:table-cell>
          <table:table-cell office:value-type="float" office:value="-0.68545002" calcext:value-type="float">
            <text:p>-0.68545002</text:p>
          </table:table-cell>
          <table:table-cell office:value-type="float" office:value="-0.59236002" calcext:value-type="float">
            <text:p>-0.59236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315998" calcext:value-type="float">
            <text:p>-0.96315998</text:p>
          </table:table-cell>
          <table:table-cell office:value-type="float" office:value="-0.87892997" calcext:value-type="float">
            <text:p>-0.87892997</text:p>
          </table:table-cell>
          <table:table-cell office:value-type="float" office:value="-0.78157997" calcext:value-type="float">
            <text:p>-0.78157997</text:p>
          </table:table-cell>
          <table:table-cell office:value-type="float" office:value="-0.68484002" calcext:value-type="float">
            <text:p>-0.68484002</text:p>
          </table:table-cell>
          <table:table-cell office:value-type="float" office:value="-0.59144998" calcext:value-type="float">
            <text:p>-0.59144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254998" calcext:value-type="float">
            <text:p>-0.96254998</text:p>
          </table:table-cell>
          <table:table-cell office:value-type="float" office:value="-0.87831998" calcext:value-type="float">
            <text:p>-0.87831998</text:p>
          </table:table-cell>
          <table:table-cell office:value-type="float" office:value="-0.78096998" calcext:value-type="float">
            <text:p>-0.78096998</text:p>
          </table:table-cell>
          <table:table-cell office:value-type="float" office:value="-0.68422002" calcext:value-type="float">
            <text:p>-0.68422002</text:p>
          </table:table-cell>
          <table:table-cell office:value-type="float" office:value="-0.59083998" calcext:value-type="float">
            <text:p>-0.59083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164" calcext:value-type="float">
            <text:p>-0.96164</text:p>
          </table:table-cell>
          <table:table-cell office:value-type="float" office:value="-0.87801999" calcext:value-type="float">
            <text:p>-0.87801999</text:p>
          </table:table-cell>
          <table:table-cell office:value-type="float" office:value="-0.78035998" calcext:value-type="float">
            <text:p>-0.78035998</text:p>
          </table:table-cell>
          <table:table-cell office:value-type="float" office:value="-0.68361002" calcext:value-type="float">
            <text:p>-0.68361002</text:p>
          </table:table-cell>
          <table:table-cell office:value-type="float" office:value="-0.59022999" calcext:value-type="float">
            <text:p>-0.59022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072" calcext:value-type="float">
            <text:p>-0.96072</text:p>
          </table:table-cell>
          <table:table-cell office:value-type="float" office:value="-0.87740999" calcext:value-type="float">
            <text:p>-0.87740999</text:p>
          </table:table-cell>
          <table:table-cell office:value-type="float" office:value="-0.77974999" calcext:value-type="float">
            <text:p>-0.77974999</text:p>
          </table:table-cell>
          <table:table-cell office:value-type="float" office:value="-0.68300003" calcext:value-type="float">
            <text:p>-0.68300003</text:p>
          </table:table-cell>
          <table:table-cell office:value-type="float" office:value="-0.58961999" calcext:value-type="float">
            <text:p>-0.58961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6011001" calcext:value-type="float">
            <text:p>-0.96011001</text:p>
          </table:table-cell>
          <table:table-cell office:value-type="float" office:value="-0.8768" calcext:value-type="float">
            <text:p>-0.8768</text:p>
          </table:table-cell>
          <table:table-cell office:value-type="float" office:value="-0.77882999" calcext:value-type="float">
            <text:p>-0.77882999</text:p>
          </table:table-cell>
          <table:table-cell office:value-type="float" office:value="-0.68238997" calcext:value-type="float">
            <text:p>-0.68238997</text:p>
          </table:table-cell>
          <table:table-cell office:value-type="float" office:value="-0.5887" calcext:value-type="float">
            <text:p>-0.588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5950001" calcext:value-type="float">
            <text:p>-0.95950001</text:p>
          </table:table-cell>
          <table:table-cell office:value-type="float" office:value="-0.87619001" calcext:value-type="float">
            <text:p>-0.87619001</text:p>
          </table:table-cell>
          <table:table-cell office:value-type="float" office:value="-0.77822" calcext:value-type="float">
            <text:p>-0.77822</text:p>
          </table:table-cell>
          <table:table-cell office:value-type="float" office:value="-0.68147999" calcext:value-type="float">
            <text:p>-0.68147999</text:p>
          </table:table-cell>
          <table:table-cell office:value-type="float" office:value="-0.58809" calcext:value-type="float">
            <text:p>-0.5880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5889002" calcext:value-type="float">
            <text:p>-0.95889002</text:p>
          </table:table-cell>
          <table:table-cell office:value-type="float" office:value="-0.87527001" calcext:value-type="float">
            <text:p>-0.87527001</text:p>
          </table:table-cell>
          <table:table-cell office:value-type="float" office:value="-0.77761" calcext:value-type="float">
            <text:p>-0.77761</text:p>
          </table:table-cell>
          <table:table-cell office:value-type="float" office:value="-0.68055999" calcext:value-type="float">
            <text:p>-0.68055999</text:p>
          </table:table-cell>
          <table:table-cell office:value-type="float" office:value="-0.58748001" calcext:value-type="float">
            <text:p>-0.58748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5797998" calcext:value-type="float">
            <text:p>-0.95797998</text:p>
          </table:table-cell>
          <table:table-cell office:value-type="float" office:value="-0.87436002" calcext:value-type="float">
            <text:p>-0.87436002</text:p>
          </table:table-cell>
          <table:table-cell office:value-type="float" office:value="-0.77670002" calcext:value-type="float">
            <text:p>-0.77670002</text:p>
          </table:table-cell>
          <table:table-cell office:value-type="float" office:value="-0.67965001" calcext:value-type="float">
            <text:p>-0.67965001</text:p>
          </table:table-cell>
          <table:table-cell office:value-type="float" office:value="-0.58657002" calcext:value-type="float">
            <text:p>-0.58657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5705998" calcext:value-type="float">
            <text:p>-0.95705998</text:p>
          </table:table-cell>
          <table:table-cell office:value-type="float" office:value="-0.87344003" calcext:value-type="float">
            <text:p>-0.87344003</text:p>
          </table:table-cell>
          <table:table-cell office:value-type="float" office:value="-0.77578002" calcext:value-type="float">
            <text:p>-0.77578002</text:p>
          </table:table-cell>
          <table:table-cell office:value-type="float" office:value="-0.67904001" calcext:value-type="float">
            <text:p>-0.67904001</text:p>
          </table:table-cell>
          <table:table-cell office:value-type="float" office:value="-0.58565003" calcext:value-type="float">
            <text:p>-0.5856500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5644999" calcext:value-type="float">
            <text:p>-0.95644999</text:p>
          </table:table-cell>
          <table:table-cell office:value-type="float" office:value="-0.87282997" calcext:value-type="float">
            <text:p>-0.87282997</text:p>
          </table:table-cell>
          <table:table-cell office:value-type="float" office:value="-0.77517003" calcext:value-type="float">
            <text:p>-0.77517003</text:p>
          </table:table-cell>
          <table:table-cell office:value-type="float" office:value="-0.67812002" calcext:value-type="float">
            <text:p>-0.67812002</text:p>
          </table:table-cell>
          <table:table-cell office:value-type="float" office:value="-0.58473003" calcext:value-type="float">
            <text:p>-0.5847300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5583999" calcext:value-type="float">
            <text:p>-0.95583999</text:p>
          </table:table-cell>
          <table:table-cell office:value-type="float" office:value="-0.87221998" calcext:value-type="float">
            <text:p>-0.87221998</text:p>
          </table:table-cell>
          <table:table-cell office:value-type="float" office:value="-0.77455997" calcext:value-type="float">
            <text:p>-0.77455997</text:p>
          </table:table-cell>
          <table:table-cell office:value-type="float" office:value="-0.67751002" calcext:value-type="float">
            <text:p>-0.67751002</text:p>
          </table:table-cell>
          <table:table-cell office:value-type="float" office:value="-0.58411998" calcext:value-type="float">
            <text:p>-0.58411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5491999" calcext:value-type="float">
            <text:p>-0.95491999</text:p>
          </table:table-cell>
          <table:table-cell office:value-type="float" office:value="-0.87129998" calcext:value-type="float">
            <text:p>-0.87129998</text:p>
          </table:table-cell>
          <table:table-cell office:value-type="float" office:value="-0.77394998" calcext:value-type="float">
            <text:p>-0.77394998</text:p>
          </table:table-cell>
          <table:table-cell office:value-type="float" office:value="-0.67659998" calcext:value-type="float">
            <text:p>-0.67659998</text:p>
          </table:table-cell>
          <table:table-cell office:value-type="float" office:value="-0.58320999" calcext:value-type="float">
            <text:p>-0.58320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5401001" calcext:value-type="float">
            <text:p>-0.95401001</text:p>
          </table:table-cell>
          <table:table-cell office:value-type="float" office:value="-0.87068999" calcext:value-type="float">
            <text:p>-0.87068999</text:p>
          </table:table-cell>
          <table:table-cell office:value-type="float" office:value="-0.77302998" calcext:value-type="float">
            <text:p>-0.77302998</text:p>
          </table:table-cell>
          <table:table-cell office:value-type="float" office:value="-0.67597997" calcext:value-type="float">
            <text:p>-0.67597997</text:p>
          </table:table-cell>
          <table:table-cell office:value-type="float" office:value="-0.5826" calcext:value-type="float">
            <text:p>-0.58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5340002" calcext:value-type="float">
            <text:p>-0.95340002</text:p>
          </table:table-cell>
          <table:table-cell office:value-type="float" office:value="-0.87007999" calcext:value-type="float">
            <text:p>-0.87007999</text:p>
          </table:table-cell>
          <table:table-cell office:value-type="float" office:value="-0.77212" calcext:value-type="float">
            <text:p>-0.77212</text:p>
          </table:table-cell>
          <table:table-cell office:value-type="float" office:value="-0.67536998" calcext:value-type="float">
            <text:p>-0.67536998</text:p>
          </table:table-cell>
          <table:table-cell office:value-type="float" office:value="-0.58199" calcext:value-type="float">
            <text:p>-0.581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5248002" calcext:value-type="float">
            <text:p>-0.95248002</text:p>
          </table:table-cell>
          <table:table-cell office:value-type="float" office:value="-0.86947" calcext:value-type="float">
            <text:p>-0.86947</text:p>
          </table:table-cell>
          <table:table-cell office:value-type="float" office:value="-0.77151" calcext:value-type="float">
            <text:p>-0.77151</text:p>
          </table:table-cell>
          <table:table-cell office:value-type="float" office:value="-0.67475998" calcext:value-type="float">
            <text:p>-0.67475998</text:p>
          </table:table-cell>
          <table:table-cell office:value-type="float" office:value="-0.58107001" calcext:value-type="float">
            <text:p>-0.58107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5187002" calcext:value-type="float">
            <text:p>-0.95187002</text:p>
          </table:table-cell>
          <table:table-cell office:value-type="float" office:value="-0.86886001" calcext:value-type="float">
            <text:p>-0.86886001</text:p>
          </table:table-cell>
          <table:table-cell office:value-type="float" office:value="-0.77059001" calcext:value-type="float">
            <text:p>-0.77059001</text:p>
          </table:table-cell>
          <table:table-cell office:value-type="float" office:value="-0.67385" calcext:value-type="float">
            <text:p>-0.67385</text:p>
          </table:table-cell>
          <table:table-cell office:value-type="float" office:value="-0.58016002" calcext:value-type="float">
            <text:p>-0.58016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5125997" calcext:value-type="float">
            <text:p>-0.95125997</text:p>
          </table:table-cell>
          <table:table-cell office:value-type="float" office:value="-0.86825001" calcext:value-type="float">
            <text:p>-0.86825001</text:p>
          </table:table-cell>
          <table:table-cell office:value-type="float" office:value="-0.76998001" calcext:value-type="float">
            <text:p>-0.76998001</text:p>
          </table:table-cell>
          <table:table-cell office:value-type="float" office:value="-0.67293" calcext:value-type="float">
            <text:p>-0.67293</text:p>
          </table:table-cell>
          <table:table-cell office:value-type="float" office:value="-0.57955003" calcext:value-type="float">
            <text:p>-0.5795500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0.95003998" calcext:value-type="float">
            <text:p>-0.95003998</text:p>
          </table:table-cell>
          <table:table-cell office:value-type="float" office:value="-0.86734003" calcext:value-type="float">
            <text:p>-0.86734003</text:p>
          </table:table-cell>
          <table:table-cell office:value-type="float" office:value="-0.76937002" calcext:value-type="float">
            <text:p>-0.76937002</text:p>
          </table:table-cell>
          <table:table-cell office:value-type="float" office:value="-0.67232001" calcext:value-type="float">
            <text:p>-0.67232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4942999" calcext:value-type="float">
            <text:p>-0.94942999</text:p>
          </table:table-cell>
          <table:table-cell office:value-type="float" office:value="-0.86672997" calcext:value-type="float">
            <text:p>-0.86672997</text:p>
          </table:table-cell>
          <table:table-cell office:value-type="float" office:value="-0.76876003" calcext:value-type="float">
            <text:p>-0.76876003</text:p>
          </table:table-cell>
          <table:table-cell office:value-type="float" office:value="-0.67171001" calcext:value-type="float">
            <text:p>-0.67171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4852" calcext:value-type="float">
            <text:p>-0.94852</text:p>
          </table:table-cell>
          <table:table-cell office:value-type="float" office:value="-0.86611998" calcext:value-type="float">
            <text:p>-0.86611998</text:p>
          </table:table-cell>
          <table:table-cell office:value-type="float" office:value="-0.76814997" calcext:value-type="float">
            <text:p>-0.76814997</text:p>
          </table:table-cell>
          <table:table-cell office:value-type="float" office:value="-0.67110002" calcext:value-type="float">
            <text:p>-0.6711000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479" calcext:value-type="float">
            <text:p>-0.9479</text:p>
          </table:table-cell>
          <table:table-cell office:value-type="float" office:value="-0.86549997" calcext:value-type="float">
            <text:p>-0.86549997</text:p>
          </table:table-cell>
          <table:table-cell office:value-type="float" office:value="-0.76723999" calcext:value-type="float">
            <text:p>-0.76723999</text:p>
          </table:table-cell>
          <table:table-cell office:value-type="float" office:value="-0.67049003" calcext:value-type="float">
            <text:p>-0.6704900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4729" calcext:value-type="float">
            <text:p>-0.94729</text:p>
          </table:table-cell>
          <table:table-cell office:value-type="float" office:value="-0.86488998" calcext:value-type="float">
            <text:p>-0.86488998</text:p>
          </table:table-cell>
          <table:table-cell office:value-type="float" office:value="-0.76631999" calcext:value-type="float">
            <text:p>-0.76631999</text:p>
          </table:table-cell>
          <table:table-cell office:value-type="float" office:value="-0.66987997" calcext:value-type="float">
            <text:p>-0.66987997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4638002" calcext:value-type="float">
            <text:p>-0.94638002</text:p>
          </table:table-cell>
          <table:table-cell office:value-type="float" office:value="-0.86427999" calcext:value-type="float">
            <text:p>-0.86427999</text:p>
          </table:table-cell>
          <table:table-cell office:value-type="float" office:value="-0.76539999" calcext:value-type="float">
            <text:p>-0.76539999</text:p>
          </table:table-cell>
          <table:table-cell office:value-type="float" office:value="-0.66896999" calcext:value-type="float">
            <text:p>-0.66896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4546002" calcext:value-type="float">
            <text:p>-0.94546002</text:p>
          </table:table-cell>
          <table:table-cell office:value-type="float" office:value="-0.86366999" calcext:value-type="float">
            <text:p>-0.86366999</text:p>
          </table:table-cell>
          <table:table-cell office:value-type="float" office:value="-0.76449001" calcext:value-type="float">
            <text:p>-0.76449001</text:p>
          </table:table-cell>
          <table:table-cell office:value-type="float" office:value="-0.66804999" calcext:value-type="float">
            <text:p>-0.66804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4454998" calcext:value-type="float">
            <text:p>-0.94454998</text:p>
          </table:table-cell>
          <table:table-cell office:value-type="float" office:value="-0.86276001" calcext:value-type="float">
            <text:p>-0.86276001</text:p>
          </table:table-cell>
          <table:table-cell office:value-type="float" office:value="-0.76357001" calcext:value-type="float">
            <text:p>-0.76357001</text:p>
          </table:table-cell>
          <table:table-cell office:value-type="float" office:value="-0.66744" calcext:value-type="float">
            <text:p>-0.6674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4393998" calcext:value-type="float">
            <text:p>-0.94393998</text:p>
          </table:table-cell>
          <table:table-cell office:value-type="float" office:value="-0.86184001" calcext:value-type="float">
            <text:p>-0.86184001</text:p>
          </table:table-cell>
          <table:table-cell office:value-type="float" office:value="-0.76296002" calcext:value-type="float">
            <text:p>-0.76296002</text:p>
          </table:table-cell>
          <table:table-cell office:value-type="float" office:value="-0.66683" calcext:value-type="float">
            <text:p>-0.6668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4332999" calcext:value-type="float">
            <text:p>-0.94332999</text:p>
          </table:table-cell>
          <table:table-cell office:value-type="float" office:value="-0.86123002" calcext:value-type="float">
            <text:p>-0.86123002</text:p>
          </table:table-cell>
          <table:table-cell office:value-type="float" office:value="-0.76235002" calcext:value-type="float">
            <text:p>-0.76235002</text:p>
          </table:table-cell>
          <table:table-cell office:value-type="float" office:value="-0.66591001" calcext:value-type="float">
            <text:p>-0.66591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4272" calcext:value-type="float">
            <text:p>-0.94272</text:p>
          </table:table-cell>
          <table:table-cell office:value-type="float" office:value="-0.86062002" calcext:value-type="float">
            <text:p>-0.86062002</text:p>
          </table:table-cell>
          <table:table-cell office:value-type="float" office:value="-0.76174003" calcext:value-type="float">
            <text:p>-0.76174003</text:p>
          </table:table-cell>
          <table:table-cell office:value-type="float" office:value="-0.66530001" calcext:value-type="float">
            <text:p>-0.6653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418" calcext:value-type="float">
            <text:p>-0.9418</text:p>
          </table:table-cell>
          <table:table-cell office:value-type="float" office:value="-0.86001003" calcext:value-type="float">
            <text:p>-0.86001003</text:p>
          </table:table-cell>
          <table:table-cell office:value-type="float" office:value="-0.76112998" calcext:value-type="float">
            <text:p>-0.76112998</text:p>
          </table:table-cell>
          <table:table-cell office:value-type="float" office:value="-0.66469002" calcext:value-type="float">
            <text:p>-0.6646900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4089001" calcext:value-type="float">
            <text:p>-0.94089001</text:p>
          </table:table-cell>
          <table:table-cell office:value-type="float" office:value="-0.85939997" calcext:value-type="float">
            <text:p>-0.85939997</text:p>
          </table:table-cell>
          <table:table-cell office:value-type="float" office:value="-0.76051998" calcext:value-type="float">
            <text:p>-0.76051998</text:p>
          </table:table-cell>
          <table:table-cell office:value-type="float" office:value="-0.66408002" calcext:value-type="float">
            <text:p>-0.6640800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997002" calcext:value-type="float">
            <text:p>-0.93997002</text:p>
          </table:table-cell>
          <table:table-cell office:value-type="float" office:value="-0.85878998" calcext:value-type="float">
            <text:p>-0.85878998</text:p>
          </table:table-cell>
          <table:table-cell office:value-type="float" office:value="-0.75990999" calcext:value-type="float">
            <text:p>-0.75990999</text:p>
          </table:table-cell>
          <table:table-cell office:value-type="float" office:value="-0.66346997" calcext:value-type="float">
            <text:p>-0.66346997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936002" calcext:value-type="float">
            <text:p>-0.93936002</text:p>
          </table:table-cell>
          <table:table-cell office:value-type="float" office:value="-0.85817999" calcext:value-type="float">
            <text:p>-0.85817999</text:p>
          </table:table-cell>
          <table:table-cell office:value-type="float" office:value="-0.75929999" calcext:value-type="float">
            <text:p>-0.75929999</text:p>
          </table:table-cell>
          <table:table-cell office:value-type="float" office:value="-0.66285998" calcext:value-type="float">
            <text:p>-0.6628599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875003" calcext:value-type="float">
            <text:p>-0.93875003</text:p>
          </table:table-cell>
          <table:table-cell office:value-type="float" office:value="-0.85725999" calcext:value-type="float">
            <text:p>-0.85725999</text:p>
          </table:table-cell>
          <table:table-cell office:value-type="float" office:value="-0.75869" calcext:value-type="float">
            <text:p>-0.75869</text:p>
          </table:table-cell>
          <table:table-cell office:value-type="float" office:value="-0.66194999" calcext:value-type="float">
            <text:p>-0.66194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782997" calcext:value-type="float">
            <text:p>-0.93782997</text:p>
          </table:table-cell>
          <table:table-cell office:value-type="float" office:value="-0.85635" calcext:value-type="float">
            <text:p>-0.85635</text:p>
          </table:table-cell>
          <table:table-cell office:value-type="float" office:value="-0.75808001" calcext:value-type="float">
            <text:p>-0.75808001</text:p>
          </table:table-cell>
          <table:table-cell office:value-type="float" office:value="-0.66134" calcext:value-type="float">
            <text:p>-0.6613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691999" calcext:value-type="float">
            <text:p>-0.93691999</text:p>
          </table:table-cell>
          <table:table-cell office:value-type="float" office:value="-0.85574001" calcext:value-type="float">
            <text:p>-0.85574001</text:p>
          </table:table-cell>
          <table:table-cell office:value-type="float" office:value="-0.75716001" calcext:value-type="float">
            <text:p>-0.75716001</text:p>
          </table:table-cell>
          <table:table-cell office:value-type="float" office:value="-0.66042" calcext:value-type="float">
            <text:p>-0.6604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630999" calcext:value-type="float">
            <text:p>-0.93630999</text:p>
          </table:table-cell>
          <table:table-cell office:value-type="float" office:value="-0.85482001" calcext:value-type="float">
            <text:p>-0.85482001</text:p>
          </table:table-cell>
          <table:table-cell office:value-type="float" office:value="-0.75625002" calcext:value-type="float">
            <text:p>-0.75625002</text:p>
          </table:table-cell>
          <table:table-cell office:value-type="float" office:value="-0.65981001" calcext:value-type="float">
            <text:p>-0.65981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57" calcext:value-type="float">
            <text:p>-0.9357</text:p>
          </table:table-cell>
          <table:table-cell office:value-type="float" office:value="-0.85391003" calcext:value-type="float">
            <text:p>-0.85391003</text:p>
          </table:table-cell>
          <table:table-cell office:value-type="float" office:value="-0.75533003" calcext:value-type="float">
            <text:p>-0.75533003</text:p>
          </table:table-cell>
          <table:table-cell office:value-type="float" office:value="-0.65920001" calcext:value-type="float">
            <text:p>-0.6592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509001" calcext:value-type="float">
            <text:p>-0.93509001</text:p>
          </table:table-cell>
          <table:table-cell office:value-type="float" office:value="-0.85329998" calcext:value-type="float">
            <text:p>-0.85329998</text:p>
          </table:table-cell>
          <table:table-cell office:value-type="float" office:value="-0.75471997" calcext:value-type="float">
            <text:p>-0.75471997</text:p>
          </table:table-cell>
          <table:table-cell office:value-type="float" office:value="-0.65859002" calcext:value-type="float">
            <text:p>-0.6585900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448001" calcext:value-type="float">
            <text:p>-0.93448001</text:p>
          </table:table-cell>
          <table:table-cell office:value-type="float" office:value="-0.85268998" calcext:value-type="float">
            <text:p>-0.85268998</text:p>
          </table:table-cell>
          <table:table-cell office:value-type="float" office:value="-0.75410998" calcext:value-type="float">
            <text:p>-0.75410998</text:p>
          </table:table-cell>
          <table:table-cell office:value-type="float" office:value="-0.65798002" calcext:value-type="float">
            <text:p>-0.6579800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387002" calcext:value-type="float">
            <text:p>-0.93387002</text:p>
          </table:table-cell>
          <table:table-cell office:value-type="float" office:value="-0.85176998" calcext:value-type="float">
            <text:p>-0.85176998</text:p>
          </table:table-cell>
          <table:table-cell office:value-type="float" office:value="-0.75319999" calcext:value-type="float">
            <text:p>-0.75319999</text:p>
          </table:table-cell>
          <table:table-cell office:value-type="float" office:value="-0.65736997" calcext:value-type="float">
            <text:p>-0.65736997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295002" calcext:value-type="float">
            <text:p>-0.93295002</text:p>
          </table:table-cell>
          <table:table-cell office:value-type="float" office:value="-0.85055" calcext:value-type="float">
            <text:p>-0.85055</text:p>
          </table:table-cell>
          <table:table-cell office:value-type="float" office:value="-0.75259" calcext:value-type="float">
            <text:p>-0.75259</text:p>
          </table:table-cell>
          <table:table-cell office:value-type="float" office:value="-0.65644997" calcext:value-type="float">
            <text:p>-0.65644997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234003" calcext:value-type="float">
            <text:p>-0.93234003</text:p>
          </table:table-cell>
          <table:table-cell office:value-type="float" office:value="-0.84994" calcext:value-type="float">
            <text:p>-0.84994</text:p>
          </table:table-cell>
          <table:table-cell office:value-type="float" office:value="-0.75167" calcext:value-type="float">
            <text:p>-0.75167</text:p>
          </table:table-cell>
          <table:table-cell office:value-type="float" office:value="-0.65553999" calcext:value-type="float">
            <text:p>-0.65553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172997" calcext:value-type="float">
            <text:p>-0.93172997</text:p>
          </table:table-cell>
          <table:table-cell office:value-type="float" office:value="-0.84933001" calcext:value-type="float">
            <text:p>-0.84933001</text:p>
          </table:table-cell>
          <table:table-cell office:value-type="float" office:value="-0.75076002" calcext:value-type="float">
            <text:p>-0.75076002</text:p>
          </table:table-cell>
          <table:table-cell office:value-type="float" office:value="-0.65461999" calcext:value-type="float">
            <text:p>-0.65461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111998" calcext:value-type="float">
            <text:p>-0.93111998</text:p>
          </table:table-cell>
          <table:table-cell office:value-type="float" office:value="-0.84872001" calcext:value-type="float">
            <text:p>-0.84872001</text:p>
          </table:table-cell>
          <table:table-cell office:value-type="float" office:value="-0.74984002" calcext:value-type="float">
            <text:p>-0.74984002</text:p>
          </table:table-cell>
          <table:table-cell office:value-type="float" office:value="-0.65401" calcext:value-type="float">
            <text:p>-0.654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3050998" calcext:value-type="float">
            <text:p>-0.93050998</text:p>
          </table:table-cell>
          <table:table-cell office:value-type="float" office:value="-0.84811002" calcext:value-type="float">
            <text:p>-0.84811002</text:p>
          </table:table-cell>
          <table:table-cell office:value-type="float" office:value="-0.74923003" calcext:value-type="float">
            <text:p>-0.74923003</text:p>
          </table:table-cell>
          <table:table-cell office:value-type="float" office:value="-0.6534" calcext:value-type="float">
            <text:p>-0.653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989999" calcext:value-type="float">
            <text:p>-0.92989999</text:p>
          </table:table-cell>
          <table:table-cell office:value-type="float" office:value="-0.84719002" calcext:value-type="float">
            <text:p>-0.84719002</text:p>
          </table:table-cell>
          <table:table-cell office:value-type="float" office:value="-0.74831003" calcext:value-type="float">
            <text:p>-0.74831003</text:p>
          </table:table-cell>
          <table:table-cell office:value-type="float" office:value="-0.65279001" calcext:value-type="float">
            <text:p>-0.65279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929" calcext:value-type="float">
            <text:p>-0.92929</text:p>
          </table:table-cell>
          <table:table-cell office:value-type="float" office:value="-0.84627998" calcext:value-type="float">
            <text:p>-0.84627998</text:p>
          </table:table-cell>
          <table:table-cell office:value-type="float" office:value="-0.74769998" calcext:value-type="float">
            <text:p>-0.74769998</text:p>
          </table:table-cell>
          <table:table-cell office:value-type="float" office:value="-0.65218002" calcext:value-type="float">
            <text:p>-0.6521800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868" calcext:value-type="float">
            <text:p>-0.92868</text:p>
          </table:table-cell>
          <table:table-cell office:value-type="float" office:value="-0.84535998" calcext:value-type="float">
            <text:p>-0.84535998</text:p>
          </table:table-cell>
          <table:table-cell office:value-type="float" office:value="-0.74708998" calcext:value-type="float">
            <text:p>-0.74708998</text:p>
          </table:table-cell>
          <table:table-cell office:value-type="float" office:value="-0.65157002" calcext:value-type="float">
            <text:p>-0.6515700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776" calcext:value-type="float">
            <text:p>-0.92776</text:p>
          </table:table-cell>
          <table:table-cell office:value-type="float" office:value="-0.84474999" calcext:value-type="float">
            <text:p>-0.84474999</text:p>
          </table:table-cell>
          <table:table-cell office:value-type="float" office:value="-0.74618" calcext:value-type="float">
            <text:p>-0.74618</text:p>
          </table:table-cell>
          <table:table-cell office:value-type="float" office:value="-0.65096003" calcext:value-type="float">
            <text:p>-0.6509600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685002" calcext:value-type="float">
            <text:p>-0.92685002</text:p>
          </table:table-cell>
          <table:table-cell office:value-type="float" office:value="-0.84413999" calcext:value-type="float">
            <text:p>-0.84413999</text:p>
          </table:table-cell>
          <table:table-cell office:value-type="float" office:value="-0.74526" calcext:value-type="float">
            <text:p>-0.74526</text:p>
          </table:table-cell>
          <table:table-cell office:value-type="float" office:value="-0.65034997" calcext:value-type="float">
            <text:p>-0.65034997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624003" calcext:value-type="float">
            <text:p>-0.92624003</text:p>
          </table:table-cell>
          <table:table-cell office:value-type="float" office:value="-0.84353" calcext:value-type="float">
            <text:p>-0.84353</text:p>
          </table:table-cell>
          <table:table-cell office:value-type="float" office:value="-0.74465001" calcext:value-type="float">
            <text:p>-0.74465001</text:p>
          </table:table-cell>
          <table:table-cell office:value-type="float" office:value="-0.64973998" calcext:value-type="float">
            <text:p>-0.6497399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532003" calcext:value-type="float">
            <text:p>-0.92532003</text:p>
          </table:table-cell>
          <table:table-cell office:value-type="float" office:value="-0.84292001" calcext:value-type="float">
            <text:p>-0.84292001</text:p>
          </table:table-cell>
          <table:table-cell office:value-type="float" office:value="-0.74404001" calcext:value-type="float">
            <text:p>-0.74404001</text:p>
          </table:table-cell>
          <table:table-cell office:value-type="float" office:value="-0.64912999" calcext:value-type="float">
            <text:p>-0.64912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470998" calcext:value-type="float">
            <text:p>-0.92470998</text:p>
          </table:table-cell>
          <table:table-cell office:value-type="float" office:value="-0.84231001" calcext:value-type="float">
            <text:p>-0.84231001</text:p>
          </table:table-cell>
          <table:table-cell office:value-type="float" office:value="-0.74374002" calcext:value-type="float">
            <text:p>-0.74374002</text:p>
          </table:table-cell>
          <table:table-cell office:value-type="float" office:value="-0.64820999" calcext:value-type="float">
            <text:p>-0.64820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409998" calcext:value-type="float">
            <text:p>-0.92409998</text:p>
          </table:table-cell>
          <table:table-cell office:value-type="float" office:value="-0.84140003" calcext:value-type="float">
            <text:p>-0.84140003</text:p>
          </table:table-cell>
          <table:table-cell office:value-type="float" office:value="-0.74313003" calcext:value-type="float">
            <text:p>-0.74313003</text:p>
          </table:table-cell>
          <table:table-cell office:value-type="float" office:value="-0.6476" calcext:value-type="float">
            <text:p>-0.6476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317998" calcext:value-type="float">
            <text:p>-0.92317998</text:p>
          </table:table-cell>
          <table:table-cell office:value-type="float" office:value="-0.84048003" calcext:value-type="float">
            <text:p>-0.84048003</text:p>
          </table:table-cell>
          <table:table-cell office:value-type="float" office:value="-0.74251997" calcext:value-type="float">
            <text:p>-0.74251997</text:p>
          </table:table-cell>
          <table:table-cell office:value-type="float" office:value="-0.64699" calcext:value-type="float">
            <text:p>-0.646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256999" calcext:value-type="float">
            <text:p>-0.92256999</text:p>
          </table:table-cell>
          <table:table-cell office:value-type="float" office:value="-0.83986998" calcext:value-type="float">
            <text:p>-0.83986998</text:p>
          </table:table-cell>
          <table:table-cell office:value-type="float" office:value="-0.74159998" calcext:value-type="float">
            <text:p>-0.74159998</text:p>
          </table:table-cell>
          <table:table-cell office:value-type="float" office:value="-0.64638001" calcext:value-type="float">
            <text:p>-0.64638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196" calcext:value-type="float">
            <text:p>-0.92196</text:p>
          </table:table-cell>
          <table:table-cell office:value-type="float" office:value="-0.83925998" calcext:value-type="float">
            <text:p>-0.83925998</text:p>
          </table:table-cell>
          <table:table-cell office:value-type="float" office:value="-0.74098998" calcext:value-type="float">
            <text:p>-0.74098998</text:p>
          </table:table-cell>
          <table:table-cell office:value-type="float" office:value="-0.64577001" calcext:value-type="float">
            <text:p>-0.64577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135" calcext:value-type="float">
            <text:p>-0.92135</text:p>
          </table:table-cell>
          <table:table-cell office:value-type="float" office:value="-0.83864999" calcext:value-type="float">
            <text:p>-0.83864999</text:p>
          </table:table-cell>
          <table:table-cell office:value-type="float" office:value="-0.74037999" calcext:value-type="float">
            <text:p>-0.74037999</text:p>
          </table:table-cell>
          <table:table-cell office:value-type="float" office:value="-0.64516002" calcext:value-type="float">
            <text:p>-0.6451600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2044002" calcext:value-type="float">
            <text:p>-0.92044002</text:p>
          </table:table-cell>
          <table:table-cell office:value-type="float" office:value="-0.83803999" calcext:value-type="float">
            <text:p>-0.83803999</text:p>
          </table:table-cell>
          <table:table-cell office:value-type="float" office:value="-0.73977" calcext:value-type="float">
            <text:p>-0.73977</text:p>
          </table:table-cell>
          <table:table-cell office:value-type="float" office:value="-0.64455003" calcext:value-type="float">
            <text:p>-0.6445500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1952002" calcext:value-type="float">
            <text:p>-0.91952002</text:p>
          </table:table-cell>
          <table:table-cell office:value-type="float" office:value="-0.83743" calcext:value-type="float">
            <text:p>-0.83743</text:p>
          </table:table-cell>
          <table:table-cell office:value-type="float" office:value="-0.73916" calcext:value-type="float">
            <text:p>-0.73916</text:p>
          </table:table-cell>
          <table:table-cell office:value-type="float" office:value="-0.64393997" calcext:value-type="float">
            <text:p>-0.64393997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1891003" calcext:value-type="float">
            <text:p>-0.91891003</text:p>
          </table:table-cell>
          <table:table-cell office:value-type="float" office:value="-0.83682001" calcext:value-type="float">
            <text:p>-0.83682001</text:p>
          </table:table-cell>
          <table:table-cell office:value-type="float" office:value="-0.73855001" calcext:value-type="float">
            <text:p>-0.73855001</text:p>
          </table:table-cell>
          <table:table-cell office:value-type="float" office:value="-0.64332998" calcext:value-type="float">
            <text:p>-0.6433299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1799998" calcext:value-type="float">
            <text:p>-0.91799998</text:p>
          </table:table-cell>
          <table:table-cell office:value-type="float" office:value="-0.83621001" calcext:value-type="float">
            <text:p>-0.83621001</text:p>
          </table:table-cell>
          <table:table-cell office:value-type="float" office:value="-0.73763001" calcext:value-type="float">
            <text:p>-0.73763001</text:p>
          </table:table-cell>
          <table:table-cell office:value-type="float" office:value="-0.64240998" calcext:value-type="float">
            <text:p>-0.6424099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1707999" calcext:value-type="float">
            <text:p>-0.91707999</text:p>
          </table:table-cell>
          <table:table-cell office:value-type="float" office:value="-0.83560002" calcext:value-type="float">
            <text:p>-0.83560002</text:p>
          </table:table-cell>
          <table:table-cell office:value-type="float" office:value="-0.73672003" calcext:value-type="float">
            <text:p>-0.73672003</text:p>
          </table:table-cell>
          <table:table-cell office:value-type="float" office:value="-0.6415" calcext:value-type="float">
            <text:p>-0.6415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1646999" calcext:value-type="float">
            <text:p>-0.91646999</text:p>
          </table:table-cell>
          <table:table-cell office:value-type="float" office:value="-0.83499002" calcext:value-type="float">
            <text:p>-0.83499002</text:p>
          </table:table-cell>
          <table:table-cell office:value-type="float" office:value="-0.73580003" calcext:value-type="float">
            <text:p>-0.73580003</text:p>
          </table:table-cell>
          <table:table-cell office:value-type="float" office:value="-0.64089" calcext:value-type="float">
            <text:p>-0.6408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1586" calcext:value-type="float">
            <text:p>-0.91586</text:p>
          </table:table-cell>
          <table:table-cell office:value-type="float" office:value="-0.83437997" calcext:value-type="float">
            <text:p>-0.83437997</text:p>
          </table:table-cell>
          <table:table-cell office:value-type="float" office:value="-0.73518997" calcext:value-type="float">
            <text:p>-0.73518997</text:p>
          </table:table-cell>
          <table:table-cell office:value-type="float" office:value="-0.64028001" calcext:value-type="float">
            <text:p>-0.64028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1525" calcext:value-type="float">
            <text:p>-0.91525</text:p>
          </table:table-cell>
          <table:table-cell office:value-type="float" office:value="-0.83345997" calcext:value-type="float">
            <text:p>-0.83345997</text:p>
          </table:table-cell>
          <table:table-cell office:value-type="float" office:value="-0.73457998" calcext:value-type="float">
            <text:p>-0.73457998</text:p>
          </table:table-cell>
          <table:table-cell office:value-type="float" office:value="-0.63967001" calcext:value-type="float">
            <text:p>-0.63967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1464001" calcext:value-type="float">
            <text:p>-0.91464001</text:p>
          </table:table-cell>
          <table:table-cell office:value-type="float" office:value="-0.83253998" calcext:value-type="float">
            <text:p>-0.83253998</text:p>
          </table:table-cell>
          <table:table-cell office:value-type="float" office:value="-0.73335999" calcext:value-type="float">
            <text:p>-0.73335999</text:p>
          </table:table-cell>
          <table:table-cell office:value-type="float" office:value="-0.63875002" calcext:value-type="float">
            <text:p>-0.6387500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1372001" calcext:value-type="float">
            <text:p>-0.91372001</text:p>
          </table:table-cell>
          <table:table-cell office:value-type="float" office:value="-0.83192998" calcext:value-type="float">
            <text:p>-0.83192998</text:p>
          </table:table-cell>
          <table:table-cell office:value-type="float" office:value="-0.73304999" calcext:value-type="float">
            <text:p>-0.73304999</text:p>
          </table:table-cell>
          <table:table-cell office:value-type="float" office:value="-0.63814002" calcext:value-type="float">
            <text:p>-0.6381400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1281003" calcext:value-type="float">
            <text:p>-0.91281003</text:p>
          </table:table-cell>
          <table:table-cell office:value-type="float" office:value="-0.83131999" calcext:value-type="float">
            <text:p>-0.83131999</text:p>
          </table:table-cell>
          <table:table-cell office:value-type="float" office:value="-0.73243999" calcext:value-type="float">
            <text:p>-0.73243999</text:p>
          </table:table-cell>
          <table:table-cell office:value-type="float" office:value="-0.63753003" calcext:value-type="float">
            <text:p>-0.6375300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1219997" calcext:value-type="float">
            <text:p>-0.91219997</text:p>
          </table:table-cell>
          <table:table-cell office:value-type="float" office:value="-0.83070999" calcext:value-type="float">
            <text:p>-0.83070999</text:p>
          </table:table-cell>
          <table:table-cell office:value-type="float" office:value="-0.73183" calcext:value-type="float">
            <text:p>-0.73183</text:p>
          </table:table-cell>
          <table:table-cell office:value-type="float" office:value="-0.63691998" calcext:value-type="float">
            <text:p>-0.6369199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0.91127998" calcext:value-type="float">
            <text:p>-0.91127998</text:p>
          </table:table-cell>
          <table:table-cell office:value-type="float" office:value="-0.8301" calcext:value-type="float">
            <text:p>-0.8301</text:p>
          </table:table-cell>
          <table:table-cell office:value-type="float" office:value="-0.73092002" calcext:value-type="float">
            <text:p>-0.7309200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1066998" calcext:value-type="float">
            <text:p>-0.91066998</text:p>
          </table:table-cell>
          <table:table-cell office:value-type="float" office:value="-0.82949001" calcext:value-type="float">
            <text:p>-0.82949001</text:p>
          </table:table-cell>
          <table:table-cell office:value-type="float" office:value="-0.73031002" calcext:value-type="float">
            <text:p>-0.7303100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1005999" calcext:value-type="float">
            <text:p>-0.91005999</text:p>
          </table:table-cell>
          <table:table-cell office:value-type="float" office:value="-0.82888001" calcext:value-type="float">
            <text:p>-0.82888001</text:p>
          </table:table-cell>
          <table:table-cell office:value-type="float" office:value="-0.72970003" calcext:value-type="float">
            <text:p>-0.7297000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944999" calcext:value-type="float">
            <text:p>-0.90944999</text:p>
          </table:table-cell>
          <table:table-cell office:value-type="float" office:value="-0.82797003" calcext:value-type="float">
            <text:p>-0.82797003</text:p>
          </table:table-cell>
          <table:table-cell office:value-type="float" office:value="-0.72877997" calcext:value-type="float">
            <text:p>-0.7287799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884" calcext:value-type="float">
            <text:p>-0.90884</text:p>
          </table:table-cell>
          <table:table-cell office:value-type="float" office:value="-0.82704997" calcext:value-type="float">
            <text:p>-0.82704997</text:p>
          </table:table-cell>
          <table:table-cell office:value-type="float" office:value="-0.72816998" calcext:value-type="float">
            <text:p>-0.728169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823001" calcext:value-type="float">
            <text:p>-0.90823001</text:p>
          </table:table-cell>
          <table:table-cell office:value-type="float" office:value="-0.82643998" calcext:value-type="float">
            <text:p>-0.82643998</text:p>
          </table:table-cell>
          <table:table-cell office:value-type="float" office:value="-0.72755998" calcext:value-type="float">
            <text:p>-0.727559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762001" calcext:value-type="float">
            <text:p>-0.90762001</text:p>
          </table:table-cell>
          <table:table-cell office:value-type="float" office:value="-0.82582998" calcext:value-type="float">
            <text:p>-0.82582998</text:p>
          </table:table-cell>
          <table:table-cell office:value-type="float" office:value="-0.72694999" calcext:value-type="float">
            <text:p>-0.72694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670002" calcext:value-type="float">
            <text:p>-0.90670002</text:p>
          </table:table-cell>
          <table:table-cell office:value-type="float" office:value="-0.82521999" calcext:value-type="float">
            <text:p>-0.82521999</text:p>
          </table:table-cell>
          <table:table-cell office:value-type="float" office:value="-0.72634" calcext:value-type="float">
            <text:p>-0.7263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609002" calcext:value-type="float">
            <text:p>-0.90609002</text:p>
          </table:table-cell>
          <table:table-cell office:value-type="float" office:value="-0.82460999" calcext:value-type="float">
            <text:p>-0.82460999</text:p>
          </table:table-cell>
          <table:table-cell office:value-type="float" office:value="-0.72573" calcext:value-type="float">
            <text:p>-0.7257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548003" calcext:value-type="float">
            <text:p>-0.90548003</text:p>
          </table:table-cell>
          <table:table-cell office:value-type="float" office:value="-0.824" calcext:value-type="float">
            <text:p>-0.824</text:p>
          </table:table-cell>
          <table:table-cell office:value-type="float" office:value="-0.72512001" calcext:value-type="float">
            <text:p>-0.72512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517998" calcext:value-type="float">
            <text:p>-0.90517998</text:p>
          </table:table-cell>
          <table:table-cell office:value-type="float" office:value="-0.82339001" calcext:value-type="float">
            <text:p>-0.82339001</text:p>
          </table:table-cell>
          <table:table-cell office:value-type="float" office:value="-0.72451001" calcext:value-type="float">
            <text:p>-0.72451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456998" calcext:value-type="float">
            <text:p>-0.90456998</text:p>
          </table:table-cell>
          <table:table-cell office:value-type="float" office:value="-0.82278001" calcext:value-type="float">
            <text:p>-0.82278001</text:p>
          </table:table-cell>
          <table:table-cell office:value-type="float" office:value="-0.72390002" calcext:value-type="float">
            <text:p>-0.7239000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395999" calcext:value-type="float">
            <text:p>-0.90395999</text:p>
          </table:table-cell>
          <table:table-cell office:value-type="float" office:value="-0.82186002" calcext:value-type="float">
            <text:p>-0.82186002</text:p>
          </table:table-cell>
          <table:table-cell office:value-type="float" office:value="-0.72329003" calcext:value-type="float">
            <text:p>-0.7232900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303999" calcext:value-type="float">
            <text:p>-0.90303999</text:p>
          </table:table-cell>
          <table:table-cell office:value-type="float" office:value="-0.82094997" calcext:value-type="float">
            <text:p>-0.82094997</text:p>
          </table:table-cell>
          <table:table-cell office:value-type="float" office:value="-0.72267997" calcext:value-type="float">
            <text:p>-0.7226799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243" calcext:value-type="float">
            <text:p>-0.90243</text:p>
          </table:table-cell>
          <table:table-cell office:value-type="float" office:value="-0.82033998" calcext:value-type="float">
            <text:p>-0.82033998</text:p>
          </table:table-cell>
          <table:table-cell office:value-type="float" office:value="-0.72175997" calcext:value-type="float">
            <text:p>-0.7217599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182" calcext:value-type="float">
            <text:p>-0.90182</text:p>
          </table:table-cell>
          <table:table-cell office:value-type="float" office:value="-0.81941998" calcext:value-type="float">
            <text:p>-0.81941998</text:p>
          </table:table-cell>
          <table:table-cell office:value-type="float" office:value="-0.72084999" calcext:value-type="float">
            <text:p>-0.72084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121001" calcext:value-type="float">
            <text:p>-0.90121001</text:p>
          </table:table-cell>
          <table:table-cell office:value-type="float" office:value="-0.81880999" calcext:value-type="float">
            <text:p>-0.81880999</text:p>
          </table:table-cell>
          <table:table-cell office:value-type="float" office:value="-0.71992999" calcext:value-type="float">
            <text:p>-0.71992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90060002" calcext:value-type="float">
            <text:p>-0.90060002</text:p>
          </table:table-cell>
          <table:table-cell office:value-type="float" office:value="-0.81819999" calcext:value-type="float">
            <text:p>-0.81819999</text:p>
          </table:table-cell>
          <table:table-cell office:value-type="float" office:value="-0.71932" calcext:value-type="float">
            <text:p>-0.7193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999002" calcext:value-type="float">
            <text:p>-0.89999002</text:p>
          </table:table-cell>
          <table:table-cell office:value-type="float" office:value="-0.81759" calcext:value-type="float">
            <text:p>-0.81759</text:p>
          </table:table-cell>
          <table:table-cell office:value-type="float" office:value="-0.71871001" calcext:value-type="float">
            <text:p>-0.71871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938003" calcext:value-type="float">
            <text:p>-0.89938003</text:p>
          </table:table-cell>
          <table:table-cell office:value-type="float" office:value="-0.81668001" calcext:value-type="float">
            <text:p>-0.81668001</text:p>
          </table:table-cell>
          <table:table-cell office:value-type="float" office:value="-0.71810001" calcext:value-type="float">
            <text:p>-0.7181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876997" calcext:value-type="float">
            <text:p>-0.89876997</text:p>
          </table:table-cell>
          <table:table-cell office:value-type="float" office:value="-0.81576002" calcext:value-type="float">
            <text:p>-0.81576002</text:p>
          </table:table-cell>
          <table:table-cell office:value-type="float" office:value="-0.71749002" calcext:value-type="float">
            <text:p>-0.7174900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784998" calcext:value-type="float">
            <text:p>-0.89784998</text:p>
          </table:table-cell>
          <table:table-cell office:value-type="float" office:value="-0.81515002" calcext:value-type="float">
            <text:p>-0.81515002</text:p>
          </table:table-cell>
          <table:table-cell office:value-type="float" office:value="-0.71718001" calcext:value-type="float">
            <text:p>-0.71718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693999" calcext:value-type="float">
            <text:p>-0.89693999</text:p>
          </table:table-cell>
          <table:table-cell office:value-type="float" office:value="-0.81423002" calcext:value-type="float">
            <text:p>-0.81423002</text:p>
          </table:table-cell>
          <table:table-cell office:value-type="float" office:value="-0.71627003" calcext:value-type="float">
            <text:p>-0.7162700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602" calcext:value-type="float">
            <text:p>-0.89602</text:p>
          </table:table-cell>
          <table:table-cell office:value-type="float" office:value="-0.81331998" calcext:value-type="float">
            <text:p>-0.81331998</text:p>
          </table:table-cell>
          <table:table-cell office:value-type="float" office:value="-0.71565998" calcext:value-type="float">
            <text:p>-0.715659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541" calcext:value-type="float">
            <text:p>-0.89541</text:p>
          </table:table-cell>
          <table:table-cell office:value-type="float" office:value="-0.81239998" calcext:value-type="float">
            <text:p>-0.81239998</text:p>
          </table:table-cell>
          <table:table-cell office:value-type="float" office:value="-0.71473998" calcext:value-type="float">
            <text:p>-0.714739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480001" calcext:value-type="float">
            <text:p>-0.89480001</text:p>
          </table:table-cell>
          <table:table-cell office:value-type="float" office:value="-0.81178999" calcext:value-type="float">
            <text:p>-0.81178999</text:p>
          </table:table-cell>
          <table:table-cell office:value-type="float" office:value="-0.71412998" calcext:value-type="float">
            <text:p>-0.714129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419001" calcext:value-type="float">
            <text:p>-0.89419001</text:p>
          </table:table-cell>
          <table:table-cell office:value-type="float" office:value="-0.81118" calcext:value-type="float">
            <text:p>-0.81118</text:p>
          </table:table-cell>
          <table:table-cell office:value-type="float" office:value="-0.71351999" calcext:value-type="float">
            <text:p>-0.71351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358002" calcext:value-type="float">
            <text:p>-0.89358002</text:p>
          </table:table-cell>
          <table:table-cell office:value-type="float" office:value="-0.81057" calcext:value-type="float">
            <text:p>-0.81057</text:p>
          </table:table-cell>
          <table:table-cell office:value-type="float" office:value="-0.71291" calcext:value-type="float">
            <text:p>-0.7129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297003" calcext:value-type="float">
            <text:p>-0.89297003</text:p>
          </table:table-cell>
          <table:table-cell office:value-type="float" office:value="-0.80996001" calcext:value-type="float">
            <text:p>-0.80996001</text:p>
          </table:table-cell>
          <table:table-cell office:value-type="float" office:value="-0.71200001" calcext:value-type="float">
            <text:p>-0.7120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235997" calcext:value-type="float">
            <text:p>-0.89235997</text:p>
          </table:table-cell>
          <table:table-cell office:value-type="float" office:value="-0.80935001" calcext:value-type="float">
            <text:p>-0.80935001</text:p>
          </table:table-cell>
          <table:table-cell office:value-type="float" office:value="-0.71108001" calcext:value-type="float">
            <text:p>-0.71108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174998" calcext:value-type="float">
            <text:p>-0.89174998</text:p>
          </table:table-cell>
          <table:table-cell office:value-type="float" office:value="-0.80874002" calcext:value-type="float">
            <text:p>-0.80874002</text:p>
          </table:table-cell>
          <table:table-cell office:value-type="float" office:value="-0.71016997" calcext:value-type="float">
            <text:p>-0.7101699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113998" calcext:value-type="float">
            <text:p>-0.89113998</text:p>
          </table:table-cell>
          <table:table-cell office:value-type="float" office:value="-0.80813003" calcext:value-type="float">
            <text:p>-0.80813003</text:p>
          </table:table-cell>
          <table:table-cell office:value-type="float" office:value="-0.70955998" calcext:value-type="float">
            <text:p>-0.709559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9021999" calcext:value-type="float">
            <text:p>-0.89021999</text:p>
          </table:table-cell>
          <table:table-cell office:value-type="float" office:value="-0.80721003" calcext:value-type="float">
            <text:p>-0.80721003</text:p>
          </table:table-cell>
          <table:table-cell office:value-type="float" office:value="-0.70894003" calcext:value-type="float">
            <text:p>-0.7089400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931" calcext:value-type="float">
            <text:p>-0.88931</text:p>
          </table:table-cell>
          <table:table-cell office:value-type="float" office:value="-0.80659997" calcext:value-type="float">
            <text:p>-0.80659997</text:p>
          </table:table-cell>
          <table:table-cell office:value-type="float" office:value="-0.70832998" calcext:value-type="float">
            <text:p>-0.708329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839" calcext:value-type="float">
            <text:p>-0.88839</text:p>
          </table:table-cell>
          <table:table-cell office:value-type="float" office:value="-0.80598998" calcext:value-type="float">
            <text:p>-0.80598998</text:p>
          </table:table-cell>
          <table:table-cell office:value-type="float" office:value="-0.70771998" calcext:value-type="float">
            <text:p>-0.707719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778001" calcext:value-type="float">
            <text:p>-0.88778001</text:p>
          </table:table-cell>
          <table:table-cell office:value-type="float" office:value="-0.80537999" calcext:value-type="float">
            <text:p>-0.80537999</text:p>
          </table:table-cell>
          <table:table-cell office:value-type="float" office:value="-0.70681" calcext:value-type="float">
            <text:p>-0.7068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717002" calcext:value-type="float">
            <text:p>-0.88717002</text:p>
          </table:table-cell>
          <table:table-cell office:value-type="float" office:value="-0.80447" calcext:value-type="float">
            <text:p>-0.80447</text:p>
          </table:table-cell>
          <table:table-cell office:value-type="float" office:value="-0.7062" calcext:value-type="float">
            <text:p>-0.706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656002" calcext:value-type="float">
            <text:p>-0.88656002</text:p>
          </table:table-cell>
          <table:table-cell office:value-type="float" office:value="-0.80386001" calcext:value-type="float">
            <text:p>-0.80386001</text:p>
          </table:table-cell>
          <table:table-cell office:value-type="float" office:value="-0.70559001" calcext:value-type="float">
            <text:p>-0.70559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564998" calcext:value-type="float">
            <text:p>-0.88564998</text:p>
          </table:table-cell>
          <table:table-cell office:value-type="float" office:value="-0.80294001" calcext:value-type="float">
            <text:p>-0.80294001</text:p>
          </table:table-cell>
          <table:table-cell office:value-type="float" office:value="-0.70498002" calcext:value-type="float">
            <text:p>-0.7049800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472998" calcext:value-type="float">
            <text:p>-0.88472998</text:p>
          </table:table-cell>
          <table:table-cell office:value-type="float" office:value="-0.80203003" calcext:value-type="float">
            <text:p>-0.80203003</text:p>
          </table:table-cell>
          <table:table-cell office:value-type="float" office:value="-0.70437002" calcext:value-type="float">
            <text:p>-0.7043700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411999" calcext:value-type="float">
            <text:p>-0.88411999</text:p>
          </table:table-cell>
          <table:table-cell office:value-type="float" office:value="-0.80141997" calcext:value-type="float">
            <text:p>-0.80141997</text:p>
          </table:table-cell>
          <table:table-cell office:value-type="float" office:value="-0.70345002" calcext:value-type="float">
            <text:p>-0.7034500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350999" calcext:value-type="float">
            <text:p>-0.88350999</text:p>
          </table:table-cell>
          <table:table-cell office:value-type="float" office:value="-0.80080998" calcext:value-type="float">
            <text:p>-0.80080998</text:p>
          </table:table-cell>
          <table:table-cell office:value-type="float" office:value="-0.70283997" calcext:value-type="float">
            <text:p>-0.7028399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29" calcext:value-type="float">
            <text:p>-0.8829</text:p>
          </table:table-cell>
          <table:table-cell office:value-type="float" office:value="-0.80019999" calcext:value-type="float">
            <text:p>-0.80019999</text:p>
          </table:table-cell>
          <table:table-cell office:value-type="float" office:value="-0.70222998" calcext:value-type="float">
            <text:p>-0.702229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229001" calcext:value-type="float">
            <text:p>-0.88229001</text:p>
          </table:table-cell>
          <table:table-cell office:value-type="float" office:value="-0.79927999" calcext:value-type="float">
            <text:p>-0.79927999</text:p>
          </table:table-cell>
          <table:table-cell office:value-type="float" office:value="-0.70161998" calcext:value-type="float">
            <text:p>-0.701619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168001" calcext:value-type="float">
            <text:p>-0.88168001</text:p>
          </table:table-cell>
          <table:table-cell office:value-type="float" office:value="-0.79866999" calcext:value-type="float">
            <text:p>-0.79866999</text:p>
          </table:table-cell>
          <table:table-cell office:value-type="float" office:value="-0.70100999" calcext:value-type="float">
            <text:p>-0.70100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107002" calcext:value-type="float">
            <text:p>-0.88107002</text:p>
          </table:table-cell>
          <table:table-cell office:value-type="float" office:value="-0.79806" calcext:value-type="float">
            <text:p>-0.79806</text:p>
          </table:table-cell>
          <table:table-cell office:value-type="float" office:value="-0.70039999" calcext:value-type="float">
            <text:p>-0.700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8046002" calcext:value-type="float">
            <text:p>-0.88046002</text:p>
          </table:table-cell>
          <table:table-cell office:value-type="float" office:value="-0.79745001" calcext:value-type="float">
            <text:p>-0.79745001</text:p>
          </table:table-cell>
          <table:table-cell office:value-type="float" office:value="-0.69979" calcext:value-type="float">
            <text:p>-0.6997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7984997" calcext:value-type="float">
            <text:p>-0.87984997</text:p>
          </table:table-cell>
          <table:table-cell office:value-type="float" office:value="-0.79684001" calcext:value-type="float">
            <text:p>-0.79684001</text:p>
          </table:table-cell>
          <table:table-cell office:value-type="float" office:value="-0.69887" calcext:value-type="float">
            <text:p>-0.6988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7892997" calcext:value-type="float">
            <text:p>-0.87892997</text:p>
          </table:table-cell>
          <table:table-cell office:value-type="float" office:value="-0.79592001" calcext:value-type="float">
            <text:p>-0.79592001</text:p>
          </table:table-cell>
          <table:table-cell office:value-type="float" office:value="-0.69796002" calcext:value-type="float">
            <text:p>-0.6979600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7801999" calcext:value-type="float">
            <text:p>-0.87801999</text:p>
          </table:table-cell>
          <table:table-cell office:value-type="float" office:value="-0.79500997" calcext:value-type="float">
            <text:p>-0.79500997</text:p>
          </table:table-cell>
          <table:table-cell office:value-type="float" office:value="-0.69704002" calcext:value-type="float">
            <text:p>-0.6970400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7740999" calcext:value-type="float">
            <text:p>-0.87740999</text:p>
          </table:table-cell>
          <table:table-cell office:value-type="float" office:value="-0.79439998" calcext:value-type="float">
            <text:p>-0.79439998</text:p>
          </table:table-cell>
          <table:table-cell office:value-type="float" office:value="-0.69612998" calcext:value-type="float">
            <text:p>-0.696129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7649" calcext:value-type="float">
            <text:p>-0.87649</text:p>
          </table:table-cell>
          <table:table-cell office:value-type="float" office:value="-0.79378998" calcext:value-type="float">
            <text:p>-0.79378998</text:p>
          </table:table-cell>
          <table:table-cell office:value-type="float" office:value="-0.69520998" calcext:value-type="float">
            <text:p>-0.695209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7558001" calcext:value-type="float">
            <text:p>-0.87558001</text:p>
          </table:table-cell>
          <table:table-cell office:value-type="float" office:value="-0.79256999" calcext:value-type="float">
            <text:p>-0.79256999</text:p>
          </table:table-cell>
          <table:table-cell office:value-type="float" office:value="-0.6943" calcext:value-type="float">
            <text:p>-0.694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7497002" calcext:value-type="float">
            <text:p>-0.87497002</text:p>
          </table:table-cell>
          <table:table-cell office:value-type="float" office:value="-0.79196" calcext:value-type="float">
            <text:p>-0.79196</text:p>
          </table:table-cell>
          <table:table-cell office:value-type="float" office:value="-0.69369" calcext:value-type="float">
            <text:p>-0.6936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7436002" calcext:value-type="float">
            <text:p>-0.87436002</text:p>
          </table:table-cell>
          <table:table-cell office:value-type="float" office:value="-0.79133999" calcext:value-type="float">
            <text:p>-0.79133999</text:p>
          </table:table-cell>
          <table:table-cell office:value-type="float" office:value="-0.69277" calcext:value-type="float">
            <text:p>-0.6927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7344003" calcext:value-type="float">
            <text:p>-0.87344003</text:p>
          </table:table-cell>
          <table:table-cell office:value-type="float" office:value="-0.79073" calcext:value-type="float">
            <text:p>-0.79073</text:p>
          </table:table-cell>
          <table:table-cell office:value-type="float" office:value="-0.69216001" calcext:value-type="float">
            <text:p>-0.69216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7282997" calcext:value-type="float">
            <text:p>-0.87282997</text:p>
          </table:table-cell>
          <table:table-cell office:value-type="float" office:value="-0.79012001" calcext:value-type="float">
            <text:p>-0.79012001</text:p>
          </table:table-cell>
          <table:table-cell office:value-type="float" office:value="-0.69124001" calcext:value-type="float">
            <text:p>-0.69124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7221998" calcext:value-type="float">
            <text:p>-0.87221998</text:p>
          </table:table-cell>
          <table:table-cell office:value-type="float" office:value="-0.78951001" calcext:value-type="float">
            <text:p>-0.78951001</text:p>
          </table:table-cell>
          <table:table-cell office:value-type="float" office:value="-0.69033003" calcext:value-type="float">
            <text:p>-0.6903300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7160999" calcext:value-type="float">
            <text:p>-0.87160999</text:p>
          </table:table-cell>
          <table:table-cell office:value-type="float" office:value="-0.78890002" calcext:value-type="float">
            <text:p>-0.78890002</text:p>
          </table:table-cell>
          <table:table-cell office:value-type="float" office:value="-0.68971997" calcext:value-type="float">
            <text:p>-0.6897199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0.87099999" calcext:value-type="float">
            <text:p>-0.87099999</text:p>
          </table:table-cell>
          <table:table-cell office:value-type="float" office:value="-0.78829002" calcext:value-type="float">
            <text:p>-0.788290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7039" calcext:value-type="float">
            <text:p>-0.87039</text:p>
          </table:table-cell>
          <table:table-cell office:value-type="float" office:value="-0.78737998" calcext:value-type="float">
            <text:p>-0.7873799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978" calcext:value-type="float">
            <text:p>-0.86978</text:p>
          </table:table-cell>
          <table:table-cell office:value-type="float" office:value="-0.78645998" calcext:value-type="float">
            <text:p>-0.7864599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886001" calcext:value-type="float">
            <text:p>-0.86886001</text:p>
          </table:table-cell>
          <table:table-cell office:value-type="float" office:value="-0.78555" calcext:value-type="float">
            <text:p>-0.78555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825001" calcext:value-type="float">
            <text:p>-0.86825001</text:p>
          </table:table-cell>
          <table:table-cell office:value-type="float" office:value="-0.78463" calcext:value-type="float">
            <text:p>-0.78463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764002" calcext:value-type="float">
            <text:p>-0.86764002</text:p>
          </table:table-cell>
          <table:table-cell office:value-type="float" office:value="-0.78402001" calcext:value-type="float">
            <text:p>-0.78402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703002" calcext:value-type="float">
            <text:p>-0.86703002</text:p>
          </table:table-cell>
          <table:table-cell office:value-type="float" office:value="-0.78341001" calcext:value-type="float">
            <text:p>-0.78341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641997" calcext:value-type="float">
            <text:p>-0.86641997</text:p>
          </table:table-cell>
          <table:table-cell office:value-type="float" office:value="-0.78280002" calcext:value-type="float">
            <text:p>-0.782800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580998" calcext:value-type="float">
            <text:p>-0.86580998</text:p>
          </table:table-cell>
          <table:table-cell office:value-type="float" office:value="-0.78188002" calcext:value-type="float">
            <text:p>-0.781880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488998" calcext:value-type="float">
            <text:p>-0.86488998</text:p>
          </table:table-cell>
          <table:table-cell office:value-type="float" office:value="-0.78127003" calcext:value-type="float">
            <text:p>-0.78127003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427999" calcext:value-type="float">
            <text:p>-0.86427999</text:p>
          </table:table-cell>
          <table:table-cell office:value-type="float" office:value="-0.78065997" calcext:value-type="float">
            <text:p>-0.78065997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337" calcext:value-type="float">
            <text:p>-0.86337</text:p>
          </table:table-cell>
          <table:table-cell office:value-type="float" office:value="-0.78004998" calcext:value-type="float">
            <text:p>-0.7800499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245" calcext:value-type="float">
            <text:p>-0.86245</text:p>
          </table:table-cell>
          <table:table-cell office:value-type="float" office:value="-0.77943999" calcext:value-type="float">
            <text:p>-0.77943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184001" calcext:value-type="float">
            <text:p>-0.86184001</text:p>
          </table:table-cell>
          <table:table-cell office:value-type="float" office:value="-0.77882999" calcext:value-type="float">
            <text:p>-0.77882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123002" calcext:value-type="float">
            <text:p>-0.86123002</text:p>
          </table:table-cell>
          <table:table-cell office:value-type="float" office:value="-0.77822" calcext:value-type="float">
            <text:p>-0.7782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062002" calcext:value-type="float">
            <text:p>-0.86062002</text:p>
          </table:table-cell>
          <table:table-cell office:value-type="float" office:value="-0.77761" calcext:value-type="float">
            <text:p>-0.7776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6001003" calcext:value-type="float">
            <text:p>-0.86001003</text:p>
          </table:table-cell>
          <table:table-cell office:value-type="float" office:value="-0.77700001" calcext:value-type="float">
            <text:p>-0.7770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909998" calcext:value-type="float">
            <text:p>-0.85909998</text:p>
          </table:table-cell>
          <table:table-cell office:value-type="float" office:value="-0.77639002" calcext:value-type="float">
            <text:p>-0.776390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848999" calcext:value-type="float">
            <text:p>-0.85848999</text:p>
          </table:table-cell>
          <table:table-cell office:value-type="float" office:value="-0.77578002" calcext:value-type="float">
            <text:p>-0.775780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788" calcext:value-type="float">
            <text:p>-0.85788</text:p>
          </table:table-cell>
          <table:table-cell office:value-type="float" office:value="-0.77517003" calcext:value-type="float">
            <text:p>-0.77517003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725999" calcext:value-type="float">
            <text:p>-0.85725999</text:p>
          </table:table-cell>
          <table:table-cell office:value-type="float" office:value="-0.77424997" calcext:value-type="float">
            <text:p>-0.77424997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635" calcext:value-type="float">
            <text:p>-0.85635</text:p>
          </table:table-cell>
          <table:table-cell office:value-type="float" office:value="-0.77363998" calcext:value-type="float">
            <text:p>-0.7736399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574001" calcext:value-type="float">
            <text:p>-0.85574001</text:p>
          </table:table-cell>
          <table:table-cell office:value-type="float" office:value="-0.77272999" calcext:value-type="float">
            <text:p>-0.77272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513002" calcext:value-type="float">
            <text:p>-0.85513002</text:p>
          </table:table-cell>
          <table:table-cell office:value-type="float" office:value="-0.77181" calcext:value-type="float">
            <text:p>-0.7718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452002" calcext:value-type="float">
            <text:p>-0.85452002</text:p>
          </table:table-cell>
          <table:table-cell office:value-type="float" office:value="-0.7712" calcext:value-type="float">
            <text:p>-0.771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391003" calcext:value-type="float">
            <text:p>-0.85391003</text:p>
          </table:table-cell>
          <table:table-cell office:value-type="float" office:value="-0.77059001" calcext:value-type="float">
            <text:p>-0.77059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329998" calcext:value-type="float">
            <text:p>-0.85329998</text:p>
          </table:table-cell>
          <table:table-cell office:value-type="float" office:value="-0.76998001" calcext:value-type="float">
            <text:p>-0.76998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268998" calcext:value-type="float">
            <text:p>-0.85268998</text:p>
          </table:table-cell>
          <table:table-cell office:value-type="float" office:value="-0.76907003" calcext:value-type="float">
            <text:p>-0.76907003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176998" calcext:value-type="float">
            <text:p>-0.85176998</text:p>
          </table:table-cell>
          <table:table-cell office:value-type="float" office:value="-0.76845998" calcext:value-type="float">
            <text:p>-0.7684599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115999" calcext:value-type="float">
            <text:p>-0.85115999</text:p>
          </table:table-cell>
          <table:table-cell office:value-type="float" office:value="-0.76784998" calcext:value-type="float">
            <text:p>-0.7678499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5055" calcext:value-type="float">
            <text:p>-0.85055</text:p>
          </table:table-cell>
          <table:table-cell office:value-type="float" office:value="-0.76723999" calcext:value-type="float">
            <text:p>-0.76723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994" calcext:value-type="float">
            <text:p>-0.84994</text:p>
          </table:table-cell>
          <table:table-cell office:value-type="float" office:value="-0.76661998" calcext:value-type="float">
            <text:p>-0.7666199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933001" calcext:value-type="float">
            <text:p>-0.84933001</text:p>
          </table:table-cell>
          <table:table-cell office:value-type="float" office:value="-0.76571" calcext:value-type="float">
            <text:p>-0.7657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841001" calcext:value-type="float">
            <text:p>-0.84841001</text:p>
          </table:table-cell>
          <table:table-cell office:value-type="float" office:value="-0.76479" calcext:value-type="float">
            <text:p>-0.7647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780002" calcext:value-type="float">
            <text:p>-0.84780002</text:p>
          </table:table-cell>
          <table:table-cell office:value-type="float" office:value="-0.76418" calcext:value-type="float">
            <text:p>-0.7641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719002" calcext:value-type="float">
            <text:p>-0.84719002</text:p>
          </table:table-cell>
          <table:table-cell office:value-type="float" office:value="-0.76357001" calcext:value-type="float">
            <text:p>-0.76357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658003" calcext:value-type="float">
            <text:p>-0.84658003</text:p>
          </table:table-cell>
          <table:table-cell office:value-type="float" office:value="-0.76296002" calcext:value-type="float">
            <text:p>-0.762960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596997" calcext:value-type="float">
            <text:p>-0.84596997</text:p>
          </table:table-cell>
          <table:table-cell office:value-type="float" office:value="-0.76235002" calcext:value-type="float">
            <text:p>-0.762350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535998" calcext:value-type="float">
            <text:p>-0.84535998</text:p>
          </table:table-cell>
          <table:table-cell office:value-type="float" office:value="-0.76174003" calcext:value-type="float">
            <text:p>-0.76174003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474999" calcext:value-type="float">
            <text:p>-0.84474999</text:p>
          </table:table-cell>
          <table:table-cell office:value-type="float" office:value="-0.76082999" calcext:value-type="float">
            <text:p>-0.76082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413999" calcext:value-type="float">
            <text:p>-0.84413999</text:p>
          </table:table-cell>
          <table:table-cell office:value-type="float" office:value="-0.76021999" calcext:value-type="float">
            <text:p>-0.76021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323001" calcext:value-type="float">
            <text:p>-0.84323001</text:p>
          </table:table-cell>
          <table:table-cell office:value-type="float" office:value="-0.75961" calcext:value-type="float">
            <text:p>-0.7596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262002" calcext:value-type="float">
            <text:p>-0.84262002</text:p>
          </table:table-cell>
          <table:table-cell office:value-type="float" office:value="-0.759" calcext:value-type="float">
            <text:p>-0.75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201002" calcext:value-type="float">
            <text:p>-0.84201002</text:p>
          </table:table-cell>
          <table:table-cell office:value-type="float" office:value="-0.75838" calcext:value-type="float">
            <text:p>-0.7583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140003" calcext:value-type="float">
            <text:p>-0.84140003</text:p>
          </table:table-cell>
          <table:table-cell office:value-type="float" office:value="-0.75777" calcext:value-type="float">
            <text:p>-0.75777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4048003" calcext:value-type="float">
            <text:p>-0.84048003</text:p>
          </table:table-cell>
          <table:table-cell office:value-type="float" office:value="-0.75716001" calcext:value-type="float">
            <text:p>-0.75716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986998" calcext:value-type="float">
            <text:p>-0.83986998</text:p>
          </table:table-cell>
          <table:table-cell office:value-type="float" office:value="-0.75655001" calcext:value-type="float">
            <text:p>-0.75655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925998" calcext:value-type="float">
            <text:p>-0.83925998</text:p>
          </table:table-cell>
          <table:table-cell office:value-type="float" office:value="-0.75594002" calcext:value-type="float">
            <text:p>-0.755940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833998" calcext:value-type="float">
            <text:p>-0.83833998</text:p>
          </table:table-cell>
          <table:table-cell office:value-type="float" office:value="-0.75533003" calcext:value-type="float">
            <text:p>-0.75533003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772999" calcext:value-type="float">
            <text:p>-0.83772999</text:p>
          </table:table-cell>
          <table:table-cell office:value-type="float" office:value="-0.75441998" calcext:value-type="float">
            <text:p>-0.7544199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712" calcext:value-type="float">
            <text:p>-0.83712</text:p>
          </table:table-cell>
          <table:table-cell office:value-type="float" office:value="-0.75349998" calcext:value-type="float">
            <text:p>-0.7534999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651" calcext:value-type="float">
            <text:p>-0.83651</text:p>
          </table:table-cell>
          <table:table-cell office:value-type="float" office:value="-0.75288999" calcext:value-type="float">
            <text:p>-0.75288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560002" calcext:value-type="float">
            <text:p>-0.83560002</text:p>
          </table:table-cell>
          <table:table-cell office:value-type="float" office:value="-0.75228" calcext:value-type="float">
            <text:p>-0.7522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468002" calcext:value-type="float">
            <text:p>-0.83468002</text:p>
          </table:table-cell>
          <table:table-cell office:value-type="float" office:value="-0.75167" calcext:value-type="float">
            <text:p>-0.75167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407003" calcext:value-type="float">
            <text:p>-0.83407003</text:p>
          </table:table-cell>
          <table:table-cell office:value-type="float" office:value="-0.75106001" calcext:value-type="float">
            <text:p>-0.75106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345997" calcext:value-type="float">
            <text:p>-0.83345997</text:p>
          </table:table-cell>
          <table:table-cell office:value-type="float" office:value="-0.75045002" calcext:value-type="float">
            <text:p>-0.750450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284998" calcext:value-type="float">
            <text:p>-0.83284998</text:p>
          </table:table-cell>
          <table:table-cell office:value-type="float" office:value="-0.74984002" calcext:value-type="float">
            <text:p>-0.749840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223999" calcext:value-type="float">
            <text:p>-0.83223999</text:p>
          </table:table-cell>
          <table:table-cell office:value-type="float" office:value="-0.74861997" calcext:value-type="float">
            <text:p>-0.74861997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131999" calcext:value-type="float">
            <text:p>-0.83131999</text:p>
          </table:table-cell>
          <table:table-cell office:value-type="float" office:value="-0.74800998" calcext:value-type="float">
            <text:p>-0.7480099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070999" calcext:value-type="float">
            <text:p>-0.83070999</text:p>
          </table:table-cell>
          <table:table-cell office:value-type="float" office:value="-0.74739999" calcext:value-type="float">
            <text:p>-0.747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301" calcext:value-type="float">
            <text:p>-0.8301</text:p>
          </table:table-cell>
          <table:table-cell office:value-type="float" office:value="-0.74647999" calcext:value-type="float">
            <text:p>-0.74647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2949001" calcext:value-type="float">
            <text:p>-0.82949001</text:p>
          </table:table-cell>
          <table:table-cell office:value-type="float" office:value="-0.74557" calcext:value-type="float">
            <text:p>-0.74557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2888001" calcext:value-type="float">
            <text:p>-0.82888001</text:p>
          </table:table-cell>
          <table:table-cell office:value-type="float" office:value="-0.74496001" calcext:value-type="float">
            <text:p>-0.74496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2827002" calcext:value-type="float">
            <text:p>-0.82827002</text:p>
          </table:table-cell>
          <table:table-cell office:value-type="float" office:value="-0.74435002" calcext:value-type="float">
            <text:p>-0.744350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2735997" calcext:value-type="float">
            <text:p>-0.82735997</text:p>
          </table:table-cell>
          <table:table-cell office:value-type="float" office:value="-0.74374002" calcext:value-type="float">
            <text:p>-0.743740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2674998" calcext:value-type="float">
            <text:p>-0.82674998</text:p>
          </table:table-cell>
          <table:table-cell office:value-type="float" office:value="-0.74313003" calcext:value-type="float">
            <text:p>-0.74313003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0.82613999" calcext:value-type="float">
            <text:p>-0.82613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2521999" calcext:value-type="float">
            <text:p>-0.82521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2460999" calcext:value-type="float">
            <text:p>-0.82460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2369" calcext:value-type="float">
            <text:p>-0.8236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2278001" calcext:value-type="float">
            <text:p>-0.82278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2186002" calcext:value-type="float">
            <text:p>-0.82186002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2094997" calcext:value-type="float">
            <text:p>-0.8209499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2033998" calcext:value-type="float">
            <text:p>-0.8203399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1972998" calcext:value-type="float">
            <text:p>-0.8197299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1911999" calcext:value-type="float">
            <text:p>-0.81911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1819999" calcext:value-type="float">
            <text:p>-0.8181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1729001" calcext:value-type="float">
            <text:p>-0.81729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1668001" calcext:value-type="float">
            <text:p>-0.81668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1576002" calcext:value-type="float">
            <text:p>-0.81576002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1484002" calcext:value-type="float">
            <text:p>-0.81484002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1423002" calcext:value-type="float">
            <text:p>-0.81423002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1300998" calcext:value-type="float">
            <text:p>-0.8130099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1239998" calcext:value-type="float">
            <text:p>-0.8123999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1178999" calcext:value-type="float">
            <text:p>-0.81178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1118" calcext:value-type="float">
            <text:p>-0.8111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1027001" calcext:value-type="float">
            <text:p>-0.81027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0935001" calcext:value-type="float">
            <text:p>-0.80935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0874002" calcext:value-type="float">
            <text:p>-0.80874002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0813003" calcext:value-type="float">
            <text:p>-0.80813003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0751997" calcext:value-type="float">
            <text:p>-0.8075199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0659997" calcext:value-type="float">
            <text:p>-0.8065999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0568999" calcext:value-type="float">
            <text:p>-0.80568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0508" calcext:value-type="float">
            <text:p>-0.8050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0416" calcext:value-type="float">
            <text:p>-0.80416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0325001" calcext:value-type="float">
            <text:p>-0.80325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0233002" calcext:value-type="float">
            <text:p>-0.80233002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0172002" calcext:value-type="float">
            <text:p>-0.80172002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0111003" calcext:value-type="float">
            <text:p>-0.80111003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80049998" calcext:value-type="float">
            <text:p>-0.8004999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988998" calcext:value-type="float">
            <text:p>-0.7998899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927999" calcext:value-type="float">
            <text:p>-0.79927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866999" calcext:value-type="float">
            <text:p>-0.79866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775" calcext:value-type="float">
            <text:p>-0.7977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714" calcext:value-type="float">
            <text:p>-0.79714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623002" calcext:value-type="float">
            <text:p>-0.79623002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531002" calcext:value-type="float">
            <text:p>-0.79531002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439998" calcext:value-type="float">
            <text:p>-0.7943999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347998" calcext:value-type="float">
            <text:p>-0.7934799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286999" calcext:value-type="float">
            <text:p>-0.79286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225999" calcext:value-type="float">
            <text:p>-0.79225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133999" calcext:value-type="float">
            <text:p>-0.79133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073" calcext:value-type="float">
            <text:p>-0.79073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9012001" calcext:value-type="float">
            <text:p>-0.79012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0.78951001" calcext:value-type="float">
            <text:p>-0.78951001</text:p>
          </table:table-cell>
          <table:table-cell table:number-columns-repeated="5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6:33:18.872037906</meta:creation-date>
    <dc:date>2021-03-05T16:34:54.989269075</dc:date>
    <meta:editing-duration>PT1M36S</meta:editing-duration>
    <meta:editing-cycles>1</meta:editing-cycles>
    <meta:document-statistic meta:table-count="1" meta:cell-count="6636" meta:object-count="0"/>
    <meta:generator>LibreOffice/7.1.0.3$Linux_X86_64 LibreOffice_project/10$Build-3</meta:generator>
  </office:meta>
</office:document-meta>
</file>